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mm"/>
    </style:style>
    <style:style style:name="co2" style:family="table-column">
      <style:table-column-properties fo:break-before="auto" style:column-width="24.45mm"/>
    </style:style>
    <style:style style:name="co3" style:family="table-column">
      <style:table-column-properties fo:break-before="auto" style:column-width="23.4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61mm"/>
    </style:style>
    <style:style style:name="co6" style:family="table-column">
      <style:table-column-properties fo:break-before="auto" style:column-width="20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and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number-columns-repeated="2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Lake1</text:p>
          </table:table-cell>
          <table:table-cell office:value-type="string" calcext:value-type="string">
            <text:p>Lake2</text:p>
          </table:table-cell>
          <table:table-cell office:value-type="string" calcext:value-type="string">
            <text:p>Lake3</text:p>
          </table:table-cell>
          <table:table-cell office:value-type="string" calcext:value-type="string">
            <text:p>Lake4</text:p>
          </table:table-cell>
          <table:table-cell office:value-type="string" calcext:value-type="string">
            <text:p>Lake5</text:p>
          </table:table-cell>
          <table:table-cell office:value-type="string" calcext:value-type="string">
            <text:p>Lake6</text:p>
          </table:table-cell>
          <table:table-cell office:value-type="string" calcext:value-type="string">
            <text:p>Lake7</text:p>
          </table:table-cell>
          <table:table-cell office:value-type="string" calcext:value-type="string">
            <text:p>Lake8</text:p>
          </table:table-cell>
          <table:table-cell office:value-type="string" calcext:value-type="string">
            <text:p>Lake9</text:p>
          </table:table-cell>
          <table:table-cell office:value-type="string" calcext:value-type="string">
            <text:p>Lake10</text:p>
          </table:table-cell>
          <table:table-cell office:value-type="string" calcext:value-type="string">
            <text:p>Lake11</text:p>
          </table:table-cell>
          <table:table-cell office:value-type="string" calcext:value-type="string">
            <text:p>Lake12</text:p>
          </table:table-cell>
          <table:table-cell office:value-type="string" calcext:value-type="string">
            <text:p>Lake13</text:p>
          </table:table-cell>
          <table:table-cell office:value-type="string" calcext:value-type="string">
            <text:p>Lake14</text:p>
          </table:table-cell>
          <table:table-cell office:value-type="string" calcext:value-type="string">
            <text:p>Lake15</text:p>
          </table:table-cell>
          <table:table-cell office:value-type="string" calcext:value-type="string">
            <text:p>Lake16</text:p>
          </table:table-cell>
          <table:table-cell office:value-type="string" calcext:value-type="string">
            <text:p>Lake17</text:p>
          </table:table-cell>
          <table:table-cell office:value-type="string" calcext:value-type="string">
            <text:p>Lake18</text:p>
          </table:table-cell>
          <table:table-cell office:value-type="string" calcext:value-type="string">
            <text:p>Lake19</text:p>
          </table:table-cell>
          <table:table-cell office:value-type="string" calcext:value-type="string">
            <text:p>Lake20</text:p>
          </table:table-cell>
          <table:table-cell office:value-type="string" calcext:value-type="string">
            <text:p>Lake21</text:p>
          </table:table-cell>
          <table:table-cell office:value-type="string" calcext:value-type="string">
            <text:p>Lake22</text:p>
          </table:table-cell>
          <table:table-cell office:value-type="string" calcext:value-type="string">
            <text:p>Lake23</text:p>
          </table:table-cell>
          <table:table-cell office:value-type="string" calcext:value-type="string">
            <text:p>Lake24</text:p>
          </table:table-cell>
          <table:table-cell office:value-type="string" calcext:value-type="string">
            <text:p>Lake25</text:p>
          </table:table-cell>
          <table:table-cell office:value-type="string" calcext:value-type="string">
            <text:p>Lake26</text:p>
          </table:table-cell>
          <table:table-cell office:value-type="string" calcext:value-type="string">
            <text:p>Lake27</text:p>
          </table:table-cell>
          <table:table-cell office:value-type="string" calcext:value-type="string">
            <text:p>Lake28</text:p>
          </table:table-cell>
          <table:table-cell office:value-type="string" calcext:value-type="string">
            <text:p>Lake29</text:p>
          </table:table-cell>
          <table:table-cell office:value-type="string" calcext:value-type="string">
            <text:p>Lake30</text:p>
          </table:table-cell>
          <table:table-cell office:value-type="string" calcext:value-type="string">
            <text:p>Lake31</text:p>
          </table:table-cell>
          <table:table-cell office:value-type="string" calcext:value-type="string">
            <text:p>Lake32</text:p>
          </table:table-cell>
          <table:table-cell office:value-type="string" calcext:value-type="string">
            <text:p>Lake33</text:p>
          </table:table-cell>
          <table:table-cell office:value-type="string" calcext:value-type="string">
            <text:p>Lake34</text:p>
          </table:table-cell>
          <table:table-cell office:value-type="string" calcext:value-type="string">
            <text:p>Lake35</text:p>
          </table:table-cell>
          <table:table-cell office:value-type="string" calcext:value-type="string">
            <text:p>Lake36</text:p>
          </table:table-cell>
          <table:table-cell office:value-type="string" calcext:value-type="string">
            <text:p>Lake37</text:p>
          </table:table-cell>
          <table:table-cell office:value-type="string" calcext:value-type="string">
            <text:p>Lake38</text:p>
          </table:table-cell>
          <table:table-cell office:value-type="string" calcext:value-type="string">
            <text:p>Lake39</text:p>
          </table:table-cell>
          <table:table-cell office:value-type="string" calcext:value-type="string">
            <text:p>Lake40</text:p>
          </table:table-cell>
          <table:table-cell office:value-type="string" calcext:value-type="string">
            <text:p>Lake41</text:p>
          </table:table-cell>
          <table:table-cell office:value-type="string" calcext:value-type="string">
            <text:p>Lake42</text:p>
          </table:table-cell>
          <table:table-cell office:value-type="string" calcext:value-type="string">
            <text:p>Lake43</text:p>
          </table:table-cell>
          <table:table-cell office:value-type="string" calcext:value-type="string">
            <text:p>Lake44</text:p>
          </table:table-cell>
          <table:table-cell office:value-type="string" calcext:value-type="string">
            <text:p>Lake45</text:p>
          </table:table-cell>
          <table:table-cell office:value-type="string" calcext:value-type="string">
            <text:p>Lake46</text:p>
          </table:table-cell>
          <table:table-cell office:value-type="string" calcext:value-type="string">
            <text:p>Lake47</text:p>
          </table:table-cell>
          <table:table-cell office:value-type="string" calcext:value-type="string">
            <text:p>Lake48</text:p>
          </table:table-cell>
          <table:table-cell office:value-type="string" calcext:value-type="string">
            <text:p>Lake49</text:p>
          </table:table-cell>
          <table:table-cell office:value-type="string" calcext:value-type="string">
            <text:p>Lake50</text:p>
          </table:table-cell>
          <table:table-cell office:value-type="string" calcext:value-type="string">
            <text:p>Lake51</text:p>
          </table:table-cell>
          <table:table-cell office:value-type="string" calcext:value-type="string">
            <text:p>Lake52</text:p>
          </table:table-cell>
          <table:table-cell office:value-type="string" calcext:value-type="string">
            <text:p>Lake53</text:p>
          </table:table-cell>
          <table:table-cell office:value-type="string" calcext:value-type="string">
            <text:p>Lake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9911.4858" calcext:value-type="float">
            <text:p>219911,4858</text:p>
          </table:table-cell>
          <table:table-cell office:value-type="float" office:value="190171.8415" calcext:value-type="float">
            <text:p>190171,8415</text:p>
          </table:table-cell>
          <table:table-cell table:number-columns-repeated="2" office:value-type="float" office:value="219911.4858" calcext:value-type="float">
            <text:p>219911,4858</text:p>
          </table:table-cell>
          <table:table-cell office:value-type="float" office:value="54295.9726" calcext:value-type="float">
            <text:p>54295,9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811.55272" calcext:value-type="float">
            <text:p>97811,55272</text:p>
          </table:table-cell>
          <table:table-cell office:value-type="float" office:value="23862.05072" calcext:value-type="float">
            <text:p>23862,05072</text:p>
          </table:table-cell>
          <table:table-cell office:value-type="float" office:value="219911.4858" calcext:value-type="float">
            <text:p>219911,4858</text:p>
          </table:table-cell>
          <table:table-cell office:value-type="float" office:value="0" calcext:value-type="float">
            <text:p>0</text:p>
          </table:table-cell>
          <table:table-cell office:value-type="float" office:value="155895.53" calcext:value-type="float">
            <text:p>155895,53</text:p>
          </table:table-cell>
          <table:table-cell office:value-type="float" office:value="175596.3357" calcext:value-type="float">
            <text:p>175596,3357</text:p>
          </table:table-cell>
          <table:table-cell office:value-type="float" office:value="84120.33835" calcext:value-type="float">
            <text:p>84120,33835</text:p>
          </table:table-cell>
          <table:table-cell office:value-type="float" office:value="50412.75372" calcext:value-type="float">
            <text:p>50412,75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938.04" calcext:value-type="float">
            <text:p>153938,04</text:p>
          </table:table-cell>
          <table:table-cell office:value-type="float" office:value="0" calcext:value-type="float">
            <text:p>0</text:p>
          </table:table-cell>
          <table:table-cell office:value-type="float" office:value="219911.4858" calcext:value-type="float">
            <text:p>219911,4858</text:p>
          </table:table-cell>
          <table:table-cell office:value-type="float" office:value="0" calcext:value-type="float">
            <text:p>0</text:p>
          </table:table-cell>
          <table:table-cell office:value-type="float" office:value="86863.67713" calcext:value-type="float">
            <text:p>86863,67713</text:p>
          </table:table-cell>
          <table:table-cell office:value-type="float" office:value="119439.1871" calcext:value-type="float">
            <text:p>119439,1871</text:p>
          </table:table-cell>
          <table:table-cell office:value-type="float" office:value="0" calcext:value-type="float">
            <text:p>0</text:p>
          </table:table-cell>
          <table:table-cell office:value-type="float" office:value="219911.4858" calcext:value-type="float">
            <text:p>219911,4858</text:p>
          </table:table-cell>
          <table:table-cell office:value-type="float" office:value="26528.31281" calcext:value-type="float">
            <text:p>26528,31281</text:p>
          </table:table-cell>
          <table:table-cell office:value-type="float" office:value="185112.4101" calcext:value-type="float">
            <text:p>185112,4101</text:p>
          </table:table-cell>
          <table:table-cell office:value-type="float" office:value="219911.4858" calcext:value-type="float">
            <text:p>219911,4858</text:p>
          </table:table-cell>
          <table:table-cell office:value-type="float" office:value="148938.0637" calcext:value-type="float">
            <text:p>148938,0637</text:p>
          </table:table-cell>
          <table:table-cell office:value-type="float" office:value="219911.4858" calcext:value-type="float">
            <text:p>219911,4858</text:p>
          </table:table-cell>
          <table:table-cell office:value-type="float" office:value="181624.309" calcext:value-type="float">
            <text:p>181624,309</text:p>
          </table:table-cell>
          <table:table-cell office:value-type="float" office:value="189387.7076" calcext:value-type="float">
            <text:p>189387,7076</text:p>
          </table:table-cell>
          <table:table-cell office:value-type="float" office:value="8507.542243" calcext:value-type="float">
            <text:p>8507,542243</text:p>
          </table:table-cell>
          <table:table-cell office:value-type="float" office:value="138359.1071" calcext:value-type="float">
            <text:p>138359,1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911.4858" calcext:value-type="float">
            <text:p>219911,4858</text:p>
          </table:table-cell>
          <table:table-cell office:value-type="float" office:value="0" calcext:value-type="float">
            <text:p>0</text:p>
          </table:table-cell>
          <table:table-cell office:value-type="float" office:value="166470.0965" calcext:value-type="float">
            <text:p>166470,0965</text:p>
          </table:table-cell>
          <table:table-cell office:value-type="float" office:value="0" calcext:value-type="float">
            <text:p>0</text:p>
          </table:table-cell>
          <table:table-cell office:value-type="float" office:value="219911.4858" calcext:value-type="float">
            <text:p>219911,4858</text:p>
          </table:table-cell>
          <table:table-cell office:value-type="float" office:value="208915.9115" calcext:value-type="float">
            <text:p>208915,9115</text:p>
          </table:table-cell>
          <table:table-cell office:value-type="float" office:value="142942.4657" calcext:value-type="float">
            <text:p>142942,4657</text:p>
          </table:table-cell>
          <table:table-cell office:value-type="float" office:value="0" calcext:value-type="float">
            <text:p>0</text:p>
          </table:table-cell>
          <table:table-cell office:value-type="float" office:value="54249.92586" calcext:value-type="float">
            <text:p>54249,92586</text:p>
          </table:table-cell>
          <table:table-cell office:value-type="float" office:value="44759.07853" calcext:value-type="float">
            <text:p>44759,07853</text:p>
          </table:table-cell>
          <table:table-cell office:value-type="float" office:value="138566.8341" calcext:value-type="float">
            <text:p>138566,8341</text:p>
          </table:table-cell>
          <table:table-cell office:value-type="float" office:value="37384.95258" calcext:value-type="float">
            <text:p>37384,95258</text:p>
          </table:table-cell>
          <table:table-cell office:value-type="float" office:value="219911.4858" calcext:value-type="float">
            <text:p>219911,4858</text:p>
          </table:table-cell>
          <table:table-cell office:value-type="float" office:value="27196.00125" calcext:value-type="float">
            <text:p>27196,00125</text:p>
          </table:table-cell>
          <table:table-cell office:value-type="float" office:value="219911.4858" calcext:value-type="float">
            <text:p>219911,4858</text:p>
          </table:table-cell>
          <table:table-cell office:value-type="float" office:value="0" calcext:value-type="float">
            <text:p>0</text:p>
          </table:table-cell>
          <table:table-cell office:value-type="float" office:value="211560.5708" calcext:value-type="float">
            <text:p>211560,57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2743.3388" calcext:value-type="float">
            <text:p>282743,3388</text:p>
          </table:table-cell>
          <table:table-cell office:value-type="float" office:value="242882.2218" calcext:value-type="float">
            <text:p>242882,2218</text:p>
          </table:table-cell>
          <table:table-cell table:number-columns-repeated="2" office:value-type="float" office:value="282743.3388" calcext:value-type="float">
            <text:p>282743,3388</text:p>
          </table:table-cell>
          <table:table-cell office:value-type="float" office:value="90468.7563" calcext:value-type="float">
            <text:p>90468,7563</text:p>
          </table:table-cell>
          <table:table-cell office:value-type="float" office:value="282743.3388" calcext:value-type="float">
            <text:p>282743,3388</text:p>
          </table:table-cell>
          <table:table-cell office:value-type="float" office:value="0" calcext:value-type="float">
            <text:p>0</text:p>
          </table:table-cell>
          <table:table-cell office:value-type="float" office:value="136934.5654" calcext:value-type="float">
            <text:p>136934,5654</text:p>
          </table:table-cell>
          <table:table-cell office:value-type="float" office:value="76183.57845" calcext:value-type="float">
            <text:p>76183,57845</text:p>
          </table:table-cell>
          <table:table-cell office:value-type="float" office:value="282743.3388" calcext:value-type="float">
            <text:p>282743,3388</text:p>
          </table:table-cell>
          <table:table-cell office:value-type="float" office:value="0" calcext:value-type="float">
            <text:p>0</text:p>
          </table:table-cell>
          <table:table-cell office:value-type="float" office:value="184327.1192" calcext:value-type="float">
            <text:p>184327,1192</text:p>
          </table:table-cell>
          <table:table-cell office:value-type="float" office:value="225319.495" calcext:value-type="float">
            <text:p>225319,495</text:p>
          </table:table-cell>
          <table:table-cell office:value-type="float" office:value="112446.6052" calcext:value-type="float">
            <text:p>112446,6052</text:p>
          </table:table-cell>
          <table:table-cell office:value-type="float" office:value="129395.9978" calcext:value-type="float">
            <text:p>129395,9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095.6136" calcext:value-type="float">
            <text:p>174095,6136</text:p>
          </table:table-cell>
          <table:table-cell office:value-type="float" office:value="0" calcext:value-type="float">
            <text:p>0</text:p>
          </table:table-cell>
          <table:table-cell office:value-type="float" office:value="282743.3388" calcext:value-type="float">
            <text:p>282743,3388</text:p>
          </table:table-cell>
          <table:table-cell office:value-type="float" office:value="0" calcext:value-type="float">
            <text:p>0</text:p>
          </table:table-cell>
          <table:table-cell office:value-type="float" office:value="147772.4427" calcext:value-type="float">
            <text:p>147772,4427</text:p>
          </table:table-cell>
          <table:table-cell office:value-type="float" office:value="192437.7491" calcext:value-type="float">
            <text:p>192437,7491</text:p>
          </table:table-cell>
          <table:table-cell office:value-type="float" office:value="56750.9997" calcext:value-type="float">
            <text:p>56750,9997</text:p>
          </table:table-cell>
          <table:table-cell office:value-type="float" office:value="282743.3388" calcext:value-type="float">
            <text:p>282743,3388</text:p>
          </table:table-cell>
          <table:table-cell office:value-type="float" office:value="32802.3637" calcext:value-type="float">
            <text:p>32802,3637</text:p>
          </table:table-cell>
          <table:table-cell office:value-type="float" office:value="244129.4448" calcext:value-type="float">
            <text:p>244129,4448</text:p>
          </table:table-cell>
          <table:table-cell office:value-type="float" office:value="282743.3388" calcext:value-type="float">
            <text:p>282743,3388</text:p>
          </table:table-cell>
          <table:table-cell office:value-type="float" office:value="181145.6649" calcext:value-type="float">
            <text:p>181145,6649</text:p>
          </table:table-cell>
          <table:table-cell office:value-type="float" office:value="282743.3388" calcext:value-type="float">
            <text:p>282743,3388</text:p>
          </table:table-cell>
          <table:table-cell office:value-type="float" office:value="239295.7159" calcext:value-type="float">
            <text:p>239295,7159</text:p>
          </table:table-cell>
          <table:table-cell office:value-type="float" office:value="251572.4084" calcext:value-type="float">
            <text:p>251572,4084</text:p>
          </table:table-cell>
          <table:table-cell office:value-type="float" office:value="53380.84136" calcext:value-type="float">
            <text:p>53380,84136</text:p>
          </table:table-cell>
          <table:table-cell office:value-type="float" office:value="194588.7012" calcext:value-type="float">
            <text:p>194588,7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.0531565" calcext:value-type="float">
            <text:p>460,0531565</text:p>
          </table:table-cell>
          <table:table-cell office:value-type="float" office:value="282743.3388" calcext:value-type="float">
            <text:p>282743,3388</text:p>
          </table:table-cell>
          <table:table-cell office:value-type="float" office:value="0" calcext:value-type="float">
            <text:p>0</text:p>
          </table:table-cell>
          <table:table-cell office:value-type="float" office:value="209933.3901" calcext:value-type="float">
            <text:p>209933,3901</text:p>
          </table:table-cell>
          <table:table-cell office:value-type="float" office:value="0" calcext:value-type="float">
            <text:p>0</text:p>
          </table:table-cell>
          <table:table-cell office:value-type="float" office:value="282743.3388" calcext:value-type="float">
            <text:p>282743,3388</text:p>
          </table:table-cell>
          <table:table-cell office:value-type="float" office:value="250330.2883" calcext:value-type="float">
            <text:p>250330,2883</text:p>
          </table:table-cell>
          <table:table-cell office:value-type="float" office:value="170104.041" calcext:value-type="float">
            <text:p>170104,041</text:p>
          </table:table-cell>
          <table:table-cell office:value-type="float" office:value="0" calcext:value-type="float">
            <text:p>0</text:p>
          </table:table-cell>
          <table:table-cell office:value-type="float" office:value="79086.83868" calcext:value-type="float">
            <text:p>79086,83868</text:p>
          </table:table-cell>
          <table:table-cell office:value-type="float" office:value="93953.51772" calcext:value-type="float">
            <text:p>93953,51772</text:p>
          </table:table-cell>
          <table:table-cell office:value-type="float" office:value="152837.6317" calcext:value-type="float">
            <text:p>152837,6317</text:p>
          </table:table-cell>
          <table:table-cell office:value-type="float" office:value="48066.3676" calcext:value-type="float">
            <text:p>48066,3676</text:p>
          </table:table-cell>
          <table:table-cell office:value-type="float" office:value="282743.3388" calcext:value-type="float">
            <text:p>282743,3388</text:p>
          </table:table-cell>
          <table:table-cell office:value-type="float" office:value="55999.27366" calcext:value-type="float">
            <text:p>55999,27366</text:p>
          </table:table-cell>
          <table:table-cell office:value-type="float" office:value="282743.3388" calcext:value-type="float">
            <text:p>282743,3388</text:p>
          </table:table-cell>
          <table:table-cell office:value-type="float" office:value="0" calcext:value-type="float">
            <text:p>0</text:p>
          </table:table-cell>
          <table:table-cell office:value-type="float" office:value="261862.6683" calcext:value-type="float">
            <text:p>261862,66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45575.1919" calcext:value-type="float">
            <text:p>345575,1919</text:p>
          </table:table-cell>
          <table:table-cell office:value-type="float" office:value="293558.661" calcext:value-type="float">
            <text:p>293558,661</text:p>
          </table:table-cell>
          <table:table-cell table:number-columns-repeated="2" office:value-type="float" office:value="345575.1919" calcext:value-type="float">
            <text:p>345575,1919</text:p>
          </table:table-cell>
          <table:table-cell office:value-type="float" office:value="119798.5818" calcext:value-type="float">
            <text:p>119798,5818</text:p>
          </table:table-cell>
          <table:table-cell office:value-type="float" office:value="345575.1919" calcext:value-type="float">
            <text:p>345575,1919</text:p>
          </table:table-cell>
          <table:table-cell office:value-type="float" office:value="0" calcext:value-type="float">
            <text:p>0</text:p>
          </table:table-cell>
          <table:table-cell office:value-type="float" office:value="171079.4273" calcext:value-type="float">
            <text:p>171079,4273</text:p>
          </table:table-cell>
          <table:table-cell office:value-type="float" office:value="186148.4955" calcext:value-type="float">
            <text:p>186148,4955</text:p>
          </table:table-cell>
          <table:table-cell office:value-type="float" office:value="345575.1919" calcext:value-type="float">
            <text:p>345575,1919</text:p>
          </table:table-cell>
          <table:table-cell office:value-type="float" office:value="0" calcext:value-type="float">
            <text:p>0</text:p>
          </table:table-cell>
          <table:table-cell office:value-type="float" office:value="195225.3316" calcext:value-type="float">
            <text:p>195225,3316</text:p>
          </table:table-cell>
          <table:table-cell office:value-type="float" office:value="272720.601" calcext:value-type="float">
            <text:p>272720,601</text:p>
          </table:table-cell>
          <table:table-cell office:value-type="float" office:value="131599.0601" calcext:value-type="float">
            <text:p>131599,0601</text:p>
          </table:table-cell>
          <table:table-cell office:value-type="float" office:value="226944.6118" calcext:value-type="float">
            <text:p>226944,6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369.01" calcext:value-type="float">
            <text:p>150369,01</text:p>
          </table:table-cell>
          <table:table-cell office:value-type="float" office:value="20995.86316" calcext:value-type="float">
            <text:p>20995,86316</text:p>
          </table:table-cell>
          <table:table-cell office:value-type="float" office:value="345575.1919" calcext:value-type="float">
            <text:p>345575,1919</text:p>
          </table:table-cell>
          <table:table-cell office:value-type="float" office:value="0" calcext:value-type="float">
            <text:p>0</text:p>
          </table:table-cell>
          <table:table-cell office:value-type="float" office:value="295342.9297" calcext:value-type="float">
            <text:p>295342,9297</text:p>
          </table:table-cell>
          <table:table-cell office:value-type="float" office:value="283260.365" calcext:value-type="float">
            <text:p>283260,365</text:p>
          </table:table-cell>
          <table:table-cell office:value-type="float" office:value="119674.6794" calcext:value-type="float">
            <text:p>119674,6794</text:p>
          </table:table-cell>
          <table:table-cell office:value-type="float" office:value="345575.1919" calcext:value-type="float">
            <text:p>345575,1919</text:p>
          </table:table-cell>
          <table:table-cell office:value-type="float" office:value="27008.10933" calcext:value-type="float">
            <text:p>27008,10933</text:p>
          </table:table-cell>
          <table:table-cell office:value-type="float" office:value="292990.5149" calcext:value-type="float">
            <text:p>292990,5149</text:p>
          </table:table-cell>
          <table:table-cell office:value-type="float" office:value="345575.1919" calcext:value-type="float">
            <text:p>345575,1919</text:p>
          </table:table-cell>
          <table:table-cell office:value-type="float" office:value="211527.6572" calcext:value-type="float">
            <text:p>211527,6572</text:p>
          </table:table-cell>
          <table:table-cell office:value-type="float" office:value="345575.1919" calcext:value-type="float">
            <text:p>345575,1919</text:p>
          </table:table-cell>
          <table:table-cell office:value-type="float" office:value="296180.2029" calcext:value-type="float">
            <text:p>296180,2029</text:p>
          </table:table-cell>
          <table:table-cell office:value-type="float" office:value="311849.5097" calcext:value-type="float">
            <text:p>311849,5097</text:p>
          </table:table-cell>
          <table:table-cell office:value-type="float" office:value="84831.33203" calcext:value-type="float">
            <text:p>84831,33203</text:p>
          </table:table-cell>
          <table:table-cell office:value-type="float" office:value="249761.0978" calcext:value-type="float">
            <text:p>249761,0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3.864958" calcext:value-type="float">
            <text:p>7893,864958</text:p>
          </table:table-cell>
          <table:table-cell office:value-type="float" office:value="345575.1919" calcext:value-type="float">
            <text:p>345575,1919</text:p>
          </table:table-cell>
          <table:table-cell office:value-type="float" office:value="21506.49786" calcext:value-type="float">
            <text:p>21506,49786</text:p>
          </table:table-cell>
          <table:table-cell office:value-type="float" office:value="248430.2712" calcext:value-type="float">
            <text:p>248430,2712</text:p>
          </table:table-cell>
          <table:table-cell office:value-type="float" office:value="0" calcext:value-type="float">
            <text:p>0</text:p>
          </table:table-cell>
          <table:table-cell office:value-type="float" office:value="345575.1919" calcext:value-type="float">
            <text:p>345575,1919</text:p>
          </table:table-cell>
          <table:table-cell office:value-type="float" office:value="288285.402" calcext:value-type="float">
            <text:p>288285,402</text:p>
          </table:table-cell>
          <table:table-cell office:value-type="float" office:value="191890.9706" calcext:value-type="float">
            <text:p>191890,9706</text:p>
          </table:table-cell>
          <table:table-cell office:value-type="float" office:value="0" calcext:value-type="float">
            <text:p>0</text:p>
          </table:table-cell>
          <table:table-cell office:value-type="float" office:value="96655.24252" calcext:value-type="float">
            <text:p>96655,24252</text:p>
          </table:table-cell>
          <table:table-cell office:value-type="float" office:value="131671.0586" calcext:value-type="float">
            <text:p>131671,0586</text:p>
          </table:table-cell>
          <table:table-cell office:value-type="float" office:value="179331.1527" calcext:value-type="float">
            <text:p>179331,1527</text:p>
          </table:table-cell>
          <table:table-cell office:value-type="float" office:value="58747.78262" calcext:value-type="float">
            <text:p>58747,78262</text:p>
          </table:table-cell>
          <table:table-cell office:value-type="float" office:value="345575.1919" calcext:value-type="float">
            <text:p>345575,1919</text:p>
          </table:table-cell>
          <table:table-cell office:value-type="float" office:value="106766.3013" calcext:value-type="float">
            <text:p>106766,3013</text:p>
          </table:table-cell>
          <table:table-cell office:value-type="float" office:value="345575.1919" calcext:value-type="float">
            <text:p>345575,1919</text:p>
          </table:table-cell>
          <table:table-cell office:value-type="float" office:value="0" calcext:value-type="float">
            <text:p>0</text:p>
          </table:table-cell>
          <table:table-cell office:value-type="float" office:value="315857.1008" calcext:value-type="float">
            <text:p>315857,100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8407.045" calcext:value-type="float">
            <text:p>408407,045</text:p>
          </table:table-cell>
          <table:table-cell office:value-type="float" office:value="342048.5381" calcext:value-type="float">
            <text:p>342048,5381</text:p>
          </table:table-cell>
          <table:table-cell office:value-type="float" office:value="400577.8927" calcext:value-type="float">
            <text:p>400577,8927</text:p>
          </table:table-cell>
          <table:table-cell office:value-type="float" office:value="408407.045" calcext:value-type="float">
            <text:p>408407,045</text:p>
          </table:table-cell>
          <table:table-cell office:value-type="float" office:value="149189.2018" calcext:value-type="float">
            <text:p>149189,2018</text:p>
          </table:table-cell>
          <table:table-cell office:value-type="float" office:value="408407.045" calcext:value-type="float">
            <text:p>408407,045</text:p>
          </table:table-cell>
          <table:table-cell office:value-type="float" office:value="0" calcext:value-type="float">
            <text:p>0</text:p>
          </table:table-cell>
          <table:table-cell office:value-type="float" office:value="200661.5867" calcext:value-type="float">
            <text:p>200661,5867</text:p>
          </table:table-cell>
          <table:table-cell office:value-type="float" office:value="227942.0648" calcext:value-type="float">
            <text:p>227942,0648</text:p>
          </table:table-cell>
          <table:table-cell office:value-type="float" office:value="408407.045" calcext:value-type="float">
            <text:p>408407,045</text:p>
          </table:table-cell>
          <table:table-cell office:value-type="float" office:value="0" calcext:value-type="float">
            <text:p>0</text:p>
          </table:table-cell>
          <table:table-cell office:value-type="float" office:value="219674.0557" calcext:value-type="float">
            <text:p>219674,0557</text:p>
          </table:table-cell>
          <table:table-cell office:value-type="float" office:value="297495.234" calcext:value-type="float">
            <text:p>297495,234</text:p>
          </table:table-cell>
          <table:table-cell office:value-type="float" office:value="164803.1948" calcext:value-type="float">
            <text:p>164803,1948</text:p>
          </table:table-cell>
          <table:table-cell office:value-type="float" office:value="273270.6209" calcext:value-type="float">
            <text:p>273270,6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769.4025" calcext:value-type="float">
            <text:p>139769,4025</text:p>
          </table:table-cell>
          <table:table-cell office:value-type="float" office:value="63227.88596" calcext:value-type="float">
            <text:p>63227,88596</text:p>
          </table:table-cell>
          <table:table-cell office:value-type="float" office:value="408407.045" calcext:value-type="float">
            <text:p>408407,045</text:p>
          </table:table-cell>
          <table:table-cell office:value-type="float" office:value="0" calcext:value-type="float">
            <text:p>0</text:p>
          </table:table-cell>
          <table:table-cell office:value-type="float" office:value="375459.4571" calcext:value-type="float">
            <text:p>375459,4571</text:p>
          </table:table-cell>
          <table:table-cell office:value-type="float" office:value="320698.2387" calcext:value-type="float">
            <text:p>320698,2387</text:p>
          </table:table-cell>
          <table:table-cell office:value-type="float" office:value="185308.6112" calcext:value-type="float">
            <text:p>185308,6112</text:p>
          </table:table-cell>
          <table:table-cell office:value-type="float" office:value="408407.045" calcext:value-type="float">
            <text:p>408407,045</text:p>
          </table:table-cell>
          <table:table-cell office:value-type="float" office:value="22323.76289" calcext:value-type="float">
            <text:p>22323,76289</text:p>
          </table:table-cell>
          <table:table-cell office:value-type="float" office:value="343404.9098" calcext:value-type="float">
            <text:p>343404,9098</text:p>
          </table:table-cell>
          <table:table-cell office:value-type="float" office:value="403886.9181" calcext:value-type="float">
            <text:p>403886,9181</text:p>
          </table:table-cell>
          <table:table-cell office:value-type="float" office:value="238212.29" calcext:value-type="float">
            <text:p>238212,29</text:p>
          </table:table-cell>
          <table:table-cell office:value-type="float" office:value="408407.045" calcext:value-type="float">
            <text:p>408407,045</text:p>
          </table:table-cell>
          <table:table-cell office:value-type="float" office:value="353027.8958" calcext:value-type="float">
            <text:p>353027,8958</text:p>
          </table:table-cell>
          <table:table-cell office:value-type="float" office:value="371016.7445" calcext:value-type="float">
            <text:p>371016,7445</text:p>
          </table:table-cell>
          <table:table-cell office:value-type="float" office:value="107622.8168" calcext:value-type="float">
            <text:p>107622,8168</text:p>
          </table:table-cell>
          <table:table-cell office:value-type="float" office:value="300507.7267" calcext:value-type="float">
            <text:p>300507,7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57.788" calcext:value-type="float">
            <text:p>14657,788</text:p>
          </table:table-cell>
          <table:table-cell office:value-type="float" office:value="408407.045" calcext:value-type="float">
            <text:p>408407,045</text:p>
          </table:table-cell>
          <table:table-cell office:value-type="float" office:value="73745.20493" calcext:value-type="float">
            <text:p>73745,20493</text:p>
          </table:table-cell>
          <table:table-cell office:value-type="float" office:value="303292.0005" calcext:value-type="float">
            <text:p>303292,0005</text:p>
          </table:table-cell>
          <table:table-cell office:value-type="float" office:value="0" calcext:value-type="float">
            <text:p>0</text:p>
          </table:table-cell>
          <table:table-cell office:value-type="float" office:value="408407.045" calcext:value-type="float">
            <text:p>408407,045</text:p>
          </table:table-cell>
          <table:table-cell office:value-type="float" office:value="332770.4478" calcext:value-type="float">
            <text:p>332770,4478</text:p>
          </table:table-cell>
          <table:table-cell office:value-type="float" office:value="216760.4799" calcext:value-type="float">
            <text:p>216760,4799</text:p>
          </table:table-cell>
          <table:table-cell office:value-type="float" office:value="0" calcext:value-type="float">
            <text:p>0</text:p>
          </table:table-cell>
          <table:table-cell office:value-type="float" office:value="116445.9736" calcext:value-type="float">
            <text:p>116445,9736</text:p>
          </table:table-cell>
          <table:table-cell office:value-type="float" office:value="162713.6714" calcext:value-type="float">
            <text:p>162713,6714</text:p>
          </table:table-cell>
          <table:table-cell office:value-type="float" office:value="228585.3598" calcext:value-type="float">
            <text:p>228585,3598</text:p>
          </table:table-cell>
          <table:table-cell office:value-type="float" office:value="68703.06518" calcext:value-type="float">
            <text:p>68703,06518</text:p>
          </table:table-cell>
          <table:table-cell office:value-type="float" office:value="408407.045" calcext:value-type="float">
            <text:p>408407,045</text:p>
          </table:table-cell>
          <table:table-cell office:value-type="float" office:value="202138.8807" calcext:value-type="float">
            <text:p>202138,8807</text:p>
          </table:table-cell>
          <table:table-cell office:value-type="float" office:value="408407.045" calcext:value-type="float">
            <text:p>408407,045</text:p>
          </table:table-cell>
          <table:table-cell office:value-type="float" office:value="0" calcext:value-type="float">
            <text:p>0</text:p>
          </table:table-cell>
          <table:table-cell office:value-type="float" office:value="370085.4148" calcext:value-type="float">
            <text:p>370085,414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71238.898" calcext:value-type="float">
            <text:p>471238,898</text:p>
          </table:table-cell>
          <table:table-cell office:value-type="float" office:value="395188.9845" calcext:value-type="float">
            <text:p>395188,9845</text:p>
          </table:table-cell>
          <table:table-cell office:value-type="float" office:value="430985.186" calcext:value-type="float">
            <text:p>430985,186</text:p>
          </table:table-cell>
          <table:table-cell office:value-type="float" office:value="471238.898" calcext:value-type="float">
            <text:p>471238,898</text:p>
          </table:table-cell>
          <table:table-cell office:value-type="float" office:value="200666.6321" calcext:value-type="float">
            <text:p>200666,6321</text:p>
          </table:table-cell>
          <table:table-cell office:value-type="float" office:value="471238.898" calcext:value-type="float">
            <text:p>471238,898</text:p>
          </table:table-cell>
          <table:table-cell office:value-type="float" office:value="0" calcext:value-type="float">
            <text:p>0</text:p>
          </table:table-cell>
          <table:table-cell office:value-type="float" office:value="233234.4023" calcext:value-type="float">
            <text:p>233234,4023</text:p>
          </table:table-cell>
          <table:table-cell office:value-type="float" office:value="282980.4322" calcext:value-type="float">
            <text:p>282980,4322</text:p>
          </table:table-cell>
          <table:table-cell office:value-type="float" office:value="471238.898" calcext:value-type="float">
            <text:p>471238,898</text:p>
          </table:table-cell>
          <table:table-cell office:value-type="float" office:value="0" calcext:value-type="float">
            <text:p>0</text:p>
          </table:table-cell>
          <table:table-cell office:value-type="float" office:value="250052.1063" calcext:value-type="float">
            <text:p>250052,1063</text:p>
          </table:table-cell>
          <table:table-cell office:value-type="float" office:value="312579.9283" calcext:value-type="float">
            <text:p>312579,9283</text:p>
          </table:table-cell>
          <table:table-cell office:value-type="float" office:value="223841.2652" calcext:value-type="float">
            <text:p>223841,2652</text:p>
          </table:table-cell>
          <table:table-cell office:value-type="float" office:value="336726.9134" calcext:value-type="float">
            <text:p>336726,9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917.4779" calcext:value-type="float">
            <text:p>127917,4779</text:p>
          </table:table-cell>
          <table:table-cell office:value-type="float" office:value="88576.95497" calcext:value-type="float">
            <text:p>88576,95497</text:p>
          </table:table-cell>
          <table:table-cell office:value-type="float" office:value="471238.898" calcext:value-type="float">
            <text:p>471238,898</text:p>
          </table:table-cell>
          <table:table-cell office:value-type="float" office:value="9173.369541" calcext:value-type="float">
            <text:p>9173,369541</text:p>
          </table:table-cell>
          <table:table-cell office:value-type="float" office:value="450121.8517" calcext:value-type="float">
            <text:p>450121,8517</text:p>
          </table:table-cell>
          <table:table-cell office:value-type="float" office:value="327907.6667" calcext:value-type="float">
            <text:p>327907,6667</text:p>
          </table:table-cell>
          <table:table-cell office:value-type="float" office:value="292138.2536" calcext:value-type="float">
            <text:p>292138,2536</text:p>
          </table:table-cell>
          <table:table-cell office:value-type="float" office:value="471238.898" calcext:value-type="float">
            <text:p>471238,898</text:p>
          </table:table-cell>
          <table:table-cell office:value-type="float" office:value="21766.19551" calcext:value-type="float">
            <text:p>21766,19551</text:p>
          </table:table-cell>
          <table:table-cell office:value-type="float" office:value="399396.5608" calcext:value-type="float">
            <text:p>399396,5608</text:p>
          </table:table-cell>
          <table:table-cell office:value-type="float" office:value="450094.2705" calcext:value-type="float">
            <text:p>450094,2705</text:p>
          </table:table-cell>
          <table:table-cell office:value-type="float" office:value="248924.9471" calcext:value-type="float">
            <text:p>248924,9471</text:p>
          </table:table-cell>
          <table:table-cell office:value-type="float" office:value="471238.898" calcext:value-type="float">
            <text:p>471238,898</text:p>
          </table:table-cell>
          <table:table-cell office:value-type="float" office:value="410196.4629" calcext:value-type="float">
            <text:p>410196,4629</text:p>
          </table:table-cell>
          <table:table-cell office:value-type="float" office:value="428710.507" calcext:value-type="float">
            <text:p>428710,507</text:p>
          </table:table-cell>
          <table:table-cell office:value-type="float" office:value="123417.8585" calcext:value-type="float">
            <text:p>123417,8585</text:p>
          </table:table-cell>
          <table:table-cell office:value-type="float" office:value="348919.9557" calcext:value-type="float">
            <text:p>348919,9557</text:p>
          </table:table-cell>
          <table:table-cell office:value-type="float" office:value="0" calcext:value-type="float">
            <text:p>0</text:p>
          </table:table-cell>
          <table:table-cell office:value-type="float" office:value="25953.64339" calcext:value-type="float">
            <text:p>25953,64339</text:p>
          </table:table-cell>
          <table:table-cell office:value-type="float" office:value="20422.1534" calcext:value-type="float">
            <text:p>20422,1534</text:p>
          </table:table-cell>
          <table:table-cell office:value-type="float" office:value="460545.8726" calcext:value-type="float">
            <text:p>460545,8726</text:p>
          </table:table-cell>
          <table:table-cell office:value-type="float" office:value="123525.8433" calcext:value-type="float">
            <text:p>123525,8433</text:p>
          </table:table-cell>
          <table:table-cell office:value-type="float" office:value="368108.5133" calcext:value-type="float">
            <text:p>368108,5133</text:p>
          </table:table-cell>
          <table:table-cell office:value-type="float" office:value="0" calcext:value-type="float">
            <text:p>0</text:p>
          </table:table-cell>
          <table:table-cell office:value-type="float" office:value="471238.898" calcext:value-type="float">
            <text:p>471238,898</text:p>
          </table:table-cell>
          <table:table-cell office:value-type="float" office:value="390645.5942" calcext:value-type="float">
            <text:p>390645,5942</text:p>
          </table:table-cell>
          <table:table-cell office:value-type="float" office:value="241921.0529" calcext:value-type="float">
            <text:p>241921,0529</text:p>
          </table:table-cell>
          <table:table-cell office:value-type="float" office:value="0" calcext:value-type="float">
            <text:p>0</text:p>
          </table:table-cell>
          <table:table-cell office:value-type="float" office:value="136991.2115" calcext:value-type="float">
            <text:p>136991,2115</text:p>
          </table:table-cell>
          <table:table-cell office:value-type="float" office:value="192060.7624" calcext:value-type="float">
            <text:p>192060,7624</text:p>
          </table:table-cell>
          <table:table-cell office:value-type="float" office:value="266476.1412" calcext:value-type="float">
            <text:p>266476,1412</text:p>
          </table:table-cell>
          <table:table-cell office:value-type="float" office:value="73129.48996" calcext:value-type="float">
            <text:p>73129,48996</text:p>
          </table:table-cell>
          <table:table-cell office:value-type="float" office:value="471238.898" calcext:value-type="float">
            <text:p>471238,898</text:p>
          </table:table-cell>
          <table:table-cell office:value-type="float" office:value="269835.1713" calcext:value-type="float">
            <text:p>269835,1713</text:p>
          </table:table-cell>
          <table:table-cell office:value-type="float" office:value="471238.898" calcext:value-type="float">
            <text:p>471238,898</text:p>
          </table:table-cell>
          <table:table-cell office:value-type="float" office:value="0" calcext:value-type="float">
            <text:p>0</text:p>
          </table:table-cell>
          <table:table-cell office:value-type="float" office:value="424541.284" calcext:value-type="float">
            <text:p>424541,28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34070.7511" calcext:value-type="float">
            <text:p>534070,7511</text:p>
          </table:table-cell>
          <table:table-cell office:value-type="float" office:value="448814.7269" calcext:value-type="float">
            <text:p>448814,7269</text:p>
          </table:table-cell>
          <table:table-cell office:value-type="float" office:value="464407.2925" calcext:value-type="float">
            <text:p>464407,2925</text:p>
          </table:table-cell>
          <table:table-cell office:value-type="float" office:value="534070.7511" calcext:value-type="float">
            <text:p>534070,7511</text:p>
          </table:table-cell>
          <table:table-cell office:value-type="float" office:value="248506.9465" calcext:value-type="float">
            <text:p>248506,9465</text:p>
          </table:table-cell>
          <table:table-cell office:value-type="float" office:value="534070.7511" calcext:value-type="float">
            <text:p>534070,7511</text:p>
          </table:table-cell>
          <table:table-cell office:value-type="float" office:value="0" calcext:value-type="float">
            <text:p>0</text:p>
          </table:table-cell>
          <table:table-cell office:value-type="float" office:value="277348.0098" calcext:value-type="float">
            <text:p>277348,0098</text:p>
          </table:table-cell>
          <table:table-cell office:value-type="float" office:value="297746.1842" calcext:value-type="float">
            <text:p>297746,1842</text:p>
          </table:table-cell>
          <table:table-cell office:value-type="float" office:value="534070.7511" calcext:value-type="float">
            <text:p>534070,7511</text:p>
          </table:table-cell>
          <table:table-cell office:value-type="float" office:value="78891.63006" calcext:value-type="float">
            <text:p>78891,63006</text:p>
          </table:table-cell>
          <table:table-cell office:value-type="float" office:value="277413.7595" calcext:value-type="float">
            <text:p>277413,7595</text:p>
          </table:table-cell>
          <table:table-cell office:value-type="float" office:value="292191.2735" calcext:value-type="float">
            <text:p>292191,2735</text:p>
          </table:table-cell>
          <table:table-cell office:value-type="float" office:value="293560.1484" calcext:value-type="float">
            <text:p>293560,1484</text:p>
          </table:table-cell>
          <table:table-cell office:value-type="float" office:value="404878.3832" calcext:value-type="float">
            <text:p>404878,3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241.1877" calcext:value-type="float">
            <text:p>108241,1877</text:p>
          </table:table-cell>
          <table:table-cell office:value-type="float" office:value="106379.9495" calcext:value-type="float">
            <text:p>106379,9495</text:p>
          </table:table-cell>
          <table:table-cell office:value-type="float" office:value="534070.7511" calcext:value-type="float">
            <text:p>534070,7511</text:p>
          </table:table-cell>
          <table:table-cell office:value-type="float" office:value="68308.70868" calcext:value-type="float">
            <text:p>68308,70868</text:p>
          </table:table-cell>
          <table:table-cell office:value-type="float" office:value="520491.0057" calcext:value-type="float">
            <text:p>520491,0057</text:p>
          </table:table-cell>
          <table:table-cell office:value-type="float" office:value="359242.7873" calcext:value-type="float">
            <text:p>359242,7873</text:p>
          </table:table-cell>
          <table:table-cell office:value-type="float" office:value="380100.6636" calcext:value-type="float">
            <text:p>380100,6636</text:p>
          </table:table-cell>
          <table:table-cell office:value-type="float" office:value="534070.7511" calcext:value-type="float">
            <text:p>534070,7511</text:p>
          </table:table-cell>
          <table:table-cell office:value-type="float" office:value="22941.42108" calcext:value-type="float">
            <text:p>22941,42108</text:p>
          </table:table-cell>
          <table:table-cell office:value-type="float" office:value="459354.6394" calcext:value-type="float">
            <text:p>459354,6394</text:p>
          </table:table-cell>
          <table:table-cell office:value-type="float" office:value="508516.6214" calcext:value-type="float">
            <text:p>508516,6214</text:p>
          </table:table-cell>
          <table:table-cell office:value-type="float" office:value="202667.2737" calcext:value-type="float">
            <text:p>202667,2737</text:p>
          </table:table-cell>
          <table:table-cell office:value-type="float" office:value="534070.7511" calcext:value-type="float">
            <text:p>534070,7511</text:p>
          </table:table-cell>
          <table:table-cell office:value-type="float" office:value="464712.7876" calcext:value-type="float">
            <text:p>464712,7876</text:p>
          </table:table-cell>
          <table:table-cell office:value-type="float" office:value="491411.7967" calcext:value-type="float">
            <text:p>491411,7967</text:p>
          </table:table-cell>
          <table:table-cell office:value-type="float" office:value="123272.7916" calcext:value-type="float">
            <text:p>123272,7916</text:p>
          </table:table-cell>
          <table:table-cell office:value-type="float" office:value="392233.266" calcext:value-type="float">
            <text:p>392233,266</text:p>
          </table:table-cell>
          <table:table-cell office:value-type="float" office:value="0" calcext:value-type="float">
            <text:p>0</text:p>
          </table:table-cell>
          <table:table-cell office:value-type="float" office:value="81694.47814" calcext:value-type="float">
            <text:p>81694,47814</text:p>
          </table:table-cell>
          <table:table-cell office:value-type="float" office:value="25974.86486" calcext:value-type="float">
            <text:p>25974,86486</text:p>
          </table:table-cell>
          <table:table-cell office:value-type="float" office:value="497574.0808" calcext:value-type="float">
            <text:p>497574,0808</text:p>
          </table:table-cell>
          <table:table-cell office:value-type="float" office:value="180573.22" calcext:value-type="float">
            <text:p>180573,22</text:p>
          </table:table-cell>
          <table:table-cell office:value-type="float" office:value="418283.8341" calcext:value-type="float">
            <text:p>418283,8341</text:p>
          </table:table-cell>
          <table:table-cell office:value-type="float" office:value="0" calcext:value-type="float">
            <text:p>0</text:p>
          </table:table-cell>
          <table:table-cell office:value-type="float" office:value="533504.3082" calcext:value-type="float">
            <text:p>533504,3082</text:p>
          </table:table-cell>
          <table:table-cell office:value-type="float" office:value="452335.3117" calcext:value-type="float">
            <text:p>452335,3117</text:p>
          </table:table-cell>
          <table:table-cell office:value-type="float" office:value="276285.3391" calcext:value-type="float">
            <text:p>276285,3391</text:p>
          </table:table-cell>
          <table:table-cell office:value-type="float" office:value="0" calcext:value-type="float">
            <text:p>0</text:p>
          </table:table-cell>
          <table:table-cell office:value-type="float" office:value="155404.0286" calcext:value-type="float">
            <text:p>155404,0286</text:p>
          </table:table-cell>
          <table:table-cell office:value-type="float" office:value="222114.3793" calcext:value-type="float">
            <text:p>222114,3793</text:p>
          </table:table-cell>
          <table:table-cell office:value-type="float" office:value="290076.1791" calcext:value-type="float">
            <text:p>290076,1791</text:p>
          </table:table-cell>
          <table:table-cell office:value-type="float" office:value="72914.47398" calcext:value-type="float">
            <text:p>72914,47398</text:p>
          </table:table-cell>
          <table:table-cell office:value-type="float" office:value="534070.7511" calcext:value-type="float">
            <text:p>534070,7511</text:p>
          </table:table-cell>
          <table:table-cell office:value-type="float" office:value="322917.4539" calcext:value-type="float">
            <text:p>322917,4539</text:p>
          </table:table-cell>
          <table:table-cell office:value-type="float" office:value="534070.7511" calcext:value-type="float">
            <text:p>534070,7511</text:p>
          </table:table-cell>
          <table:table-cell office:value-type="float" office:value="26926.48773" calcext:value-type="float">
            <text:p>26926,48773</text:p>
          </table:table-cell>
          <table:table-cell office:value-type="float" office:value="479024.1163" calcext:value-type="float">
            <text:p>479024,11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96472.1394" calcext:value-type="float">
            <text:p>596472,1394</text:p>
          </table:table-cell>
          <table:table-cell office:value-type="float" office:value="503053.3674" calcext:value-type="float">
            <text:p>503053,3674</text:p>
          </table:table-cell>
          <table:table-cell office:value-type="float" office:value="504405.1711" calcext:value-type="float">
            <text:p>504405,1711</text:p>
          </table:table-cell>
          <table:table-cell office:value-type="float" office:value="596902.6042" calcext:value-type="float">
            <text:p>596902,6042</text:p>
          </table:table-cell>
          <table:table-cell office:value-type="float" office:value="291472.251" calcext:value-type="float">
            <text:p>291472,251</text:p>
          </table:table-cell>
          <table:table-cell office:value-type="float" office:value="596902.6042" calcext:value-type="float">
            <text:p>596902,6042</text:p>
          </table:table-cell>
          <table:table-cell office:value-type="float" office:value="0" calcext:value-type="float">
            <text:p>0</text:p>
          </table:table-cell>
          <table:table-cell office:value-type="float" office:value="341810.4698" calcext:value-type="float">
            <text:p>341810,4698</text:p>
          </table:table-cell>
          <table:table-cell office:value-type="float" office:value="298138.4255" calcext:value-type="float">
            <text:p>298138,4255</text:p>
          </table:table-cell>
          <table:table-cell office:value-type="float" office:value="596902.6042" calcext:value-type="float">
            <text:p>596902,6042</text:p>
          </table:table-cell>
          <table:table-cell office:value-type="float" office:value="229349.0158" calcext:value-type="float">
            <text:p>229349,0158</text:p>
          </table:table-cell>
          <table:table-cell office:value-type="float" office:value="307358.0241" calcext:value-type="float">
            <text:p>307358,0241</text:p>
          </table:table-cell>
          <table:table-cell office:value-type="float" office:value="308278.9787" calcext:value-type="float">
            <text:p>308278,9787</text:p>
          </table:table-cell>
          <table:table-cell office:value-type="float" office:value="314097.9628" calcext:value-type="float">
            <text:p>314097,9628</text:p>
          </table:table-cell>
          <table:table-cell office:value-type="float" office:value="478152.2376" calcext:value-type="float">
            <text:p>478152,2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072.221" calcext:value-type="float">
            <text:p>106072,221</text:p>
          </table:table-cell>
          <table:table-cell office:value-type="float" office:value="94809.63496" calcext:value-type="float">
            <text:p>94809,63496</text:p>
          </table:table-cell>
          <table:table-cell office:value-type="float" office:value="596902.6042" calcext:value-type="float">
            <text:p>596902,6042</text:p>
          </table:table-cell>
          <table:table-cell office:value-type="float" office:value="98134.52433" calcext:value-type="float">
            <text:p>98134,52433</text:p>
          </table:table-cell>
          <table:table-cell office:value-type="float" office:value="581798.5568" calcext:value-type="float">
            <text:p>581798,5568</text:p>
          </table:table-cell>
          <table:table-cell office:value-type="float" office:value="396101.9663" calcext:value-type="float">
            <text:p>396101,9663</text:p>
          </table:table-cell>
          <table:table-cell office:value-type="float" office:value="457058.4742" calcext:value-type="float">
            <text:p>457058,4742</text:p>
          </table:table-cell>
          <table:table-cell office:value-type="float" office:value="596902.6042" calcext:value-type="float">
            <text:p>596902,6042</text:p>
          </table:table-cell>
          <table:table-cell office:value-type="float" office:value="25422.42225" calcext:value-type="float">
            <text:p>25422,42225</text:p>
          </table:table-cell>
          <table:table-cell office:value-type="float" office:value="523744.1633" calcext:value-type="float">
            <text:p>523744,1633</text:p>
          </table:table-cell>
          <table:table-cell office:value-type="float" office:value="569672.903" calcext:value-type="float">
            <text:p>569672,903</text:p>
          </table:table-cell>
          <table:table-cell office:value-type="float" office:value="176707.1002" calcext:value-type="float">
            <text:p>176707,1002</text:p>
          </table:table-cell>
          <table:table-cell office:value-type="float" office:value="596902.6042" calcext:value-type="float">
            <text:p>596902,6042</text:p>
          </table:table-cell>
          <table:table-cell office:value-type="float" office:value="475946.8909" calcext:value-type="float">
            <text:p>475946,8909</text:p>
          </table:table-cell>
          <table:table-cell office:value-type="float" office:value="542611.3692" calcext:value-type="float">
            <text:p>542611,3692</text:p>
          </table:table-cell>
          <table:table-cell office:value-type="float" office:value="142587.9702" calcext:value-type="float">
            <text:p>142587,9702</text:p>
          </table:table-cell>
          <table:table-cell office:value-type="float" office:value="440229.0107" calcext:value-type="float">
            <text:p>440229,0107</text:p>
          </table:table-cell>
          <table:table-cell office:value-type="float" office:value="0" calcext:value-type="float">
            <text:p>0</text:p>
          </table:table-cell>
          <table:table-cell office:value-type="float" office:value="109927.6665" calcext:value-type="float">
            <text:p>109927,6665</text:p>
          </table:table-cell>
          <table:table-cell office:value-type="float" office:value="30638.40657" calcext:value-type="float">
            <text:p>30638,40657</text:p>
          </table:table-cell>
          <table:table-cell office:value-type="float" office:value="550705.9558" calcext:value-type="float">
            <text:p>550705,9558</text:p>
          </table:table-cell>
          <table:table-cell office:value-type="float" office:value="251445.2196" calcext:value-type="float">
            <text:p>251445,2196</text:p>
          </table:table-cell>
          <table:table-cell office:value-type="float" office:value="465606.0346" calcext:value-type="float">
            <text:p>465606,0346</text:p>
          </table:table-cell>
          <table:table-cell office:value-type="float" office:value="0" calcext:value-type="float">
            <text:p>0</text:p>
          </table:table-cell>
          <table:table-cell office:value-type="float" office:value="524573.4916" calcext:value-type="float">
            <text:p>524573,4916</text:p>
          </table:table-cell>
          <table:table-cell office:value-type="float" office:value="503583.0997" calcext:value-type="float">
            <text:p>503583,0997</text:p>
          </table:table-cell>
          <table:table-cell office:value-type="float" office:value="311996.5795" calcext:value-type="float">
            <text:p>311996,5795</text:p>
          </table:table-cell>
          <table:table-cell office:value-type="float" office:value="0" calcext:value-type="float">
            <text:p>0</text:p>
          </table:table-cell>
          <table:table-cell office:value-type="float" office:value="174333.8178" calcext:value-type="float">
            <text:p>174333,8178</text:p>
          </table:table-cell>
          <table:table-cell office:value-type="float" office:value="258570.1274" calcext:value-type="float">
            <text:p>258570,1274</text:p>
          </table:table-cell>
          <table:table-cell office:value-type="float" office:value="275597.1505" calcext:value-type="float">
            <text:p>275597,1505</text:p>
          </table:table-cell>
          <table:table-cell office:value-type="float" office:value="76579.12051" calcext:value-type="float">
            <text:p>76579,12051</text:p>
          </table:table-cell>
          <table:table-cell office:value-type="float" office:value="596902.6042" calcext:value-type="float">
            <text:p>596902,6042</text:p>
          </table:table-cell>
          <table:table-cell office:value-type="float" office:value="384992.009" calcext:value-type="float">
            <text:p>384992,009</text:p>
          </table:table-cell>
          <table:table-cell office:value-type="float" office:value="596902.6042" calcext:value-type="float">
            <text:p>596902,6042</text:p>
          </table:table-cell>
          <table:table-cell office:value-type="float" office:value="70727.16411" calcext:value-type="float">
            <text:p>70727,16411</text:p>
          </table:table-cell>
          <table:table-cell office:value-type="float" office:value="514359.4854" calcext:value-type="float">
            <text:p>514359,485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873397.635" calcext:value-type="float">
            <text:p>3873397,635</text:p>
          </table:table-cell>
          <table:table-cell office:value-type="float" office:value="2744845.374" calcext:value-type="float">
            <text:p>2744845,374</text:p>
          </table:table-cell>
          <table:table-cell office:value-type="float" office:value="2941950.127" calcext:value-type="float">
            <text:p>2941950,127</text:p>
          </table:table-cell>
          <table:table-cell office:value-type="float" office:value="3846272.736" calcext:value-type="float">
            <text:p>3846272,736</text:p>
          </table:table-cell>
          <table:table-cell office:value-type="float" office:value="1939720.294" calcext:value-type="float">
            <text:p>1939720,294</text:p>
          </table:table-cell>
          <table:table-cell office:value-type="float" office:value="3775238.685" calcext:value-type="float">
            <text:p>3775238,685</text:p>
          </table:table-cell>
          <table:table-cell office:value-type="float" office:value="193304.152" calcext:value-type="float">
            <text:p>193304,152</text:p>
          </table:table-cell>
          <table:table-cell office:value-type="float" office:value="2823496.065" calcext:value-type="float">
            <text:p>2823496,065</text:p>
          </table:table-cell>
          <table:table-cell office:value-type="float" office:value="1556494.154" calcext:value-type="float">
            <text:p>1556494,154</text:p>
          </table:table-cell>
          <table:table-cell office:value-type="float" office:value="3926990.817" calcext:value-type="float">
            <text:p>3926990,817</text:p>
          </table:table-cell>
          <table:table-cell office:value-type="float" office:value="1994296.072" calcext:value-type="float">
            <text:p>1994296,072</text:p>
          </table:table-cell>
          <table:table-cell office:value-type="float" office:value="1895747.931" calcext:value-type="float">
            <text:p>1895747,931</text:p>
          </table:table-cell>
          <table:table-cell office:value-type="float" office:value="2072047.356" calcext:value-type="float">
            <text:p>2072047,356</text:p>
          </table:table-cell>
          <table:table-cell office:value-type="float" office:value="1559335.707" calcext:value-type="float">
            <text:p>1559335,707</text:p>
          </table:table-cell>
          <table:table-cell office:value-type="float" office:value="3740023.71" calcext:value-type="float">
            <text:p>3740023,71</text:p>
          </table:table-cell>
          <table:table-cell office:value-type="float" office:value="316353.6942" calcext:value-type="float">
            <text:p>316353,6942</text:p>
          </table:table-cell>
          <table:table-cell office:value-type="float" office:value="0" calcext:value-type="float">
            <text:p>0</text:p>
          </table:table-cell>
          <table:table-cell office:value-type="float" office:value="703253.482" calcext:value-type="float">
            <text:p>703253,482</text:p>
          </table:table-cell>
          <table:table-cell office:value-type="float" office:value="550331.3962" calcext:value-type="float">
            <text:p>550331,3962</text:p>
          </table:table-cell>
          <table:table-cell office:value-type="float" office:value="3875857.732" calcext:value-type="float">
            <text:p>3875857,732</text:p>
          </table:table-cell>
          <table:table-cell office:value-type="float" office:value="950452.2144" calcext:value-type="float">
            <text:p>950452,2144</text:p>
          </table:table-cell>
          <table:table-cell office:value-type="float" office:value="3229012.63" calcext:value-type="float">
            <text:p>3229012,63</text:p>
          </table:table-cell>
          <table:table-cell office:value-type="float" office:value="2759820.753" calcext:value-type="float">
            <text:p>2759820,753</text:p>
          </table:table-cell>
          <table:table-cell office:value-type="float" office:value="2891600.151" calcext:value-type="float">
            <text:p>2891600,151</text:p>
          </table:table-cell>
          <table:table-cell office:value-type="float" office:value="3926990.817" calcext:value-type="float">
            <text:p>3926990,817</text:p>
          </table:table-cell>
          <table:table-cell office:value-type="float" office:value="389942.0872" calcext:value-type="float">
            <text:p>389942,0872</text:p>
          </table:table-cell>
          <table:table-cell office:value-type="float" office:value="3709994.509" calcext:value-type="float">
            <text:p>3709994,509</text:p>
          </table:table-cell>
          <table:table-cell office:value-type="float" office:value="3611343.132" calcext:value-type="float">
            <text:p>3611343,132</text:p>
          </table:table-cell>
          <table:table-cell office:value-type="float" office:value="1259261.186" calcext:value-type="float">
            <text:p>1259261,186</text:p>
          </table:table-cell>
          <table:table-cell office:value-type="float" office:value="3763544.769" calcext:value-type="float">
            <text:p>3763544,769</text:p>
          </table:table-cell>
          <table:table-cell office:value-type="float" office:value="2678720.666" calcext:value-type="float">
            <text:p>2678720,666</text:p>
          </table:table-cell>
          <table:table-cell office:value-type="float" office:value="3253634.534" calcext:value-type="float">
            <text:p>3253634,534</text:p>
          </table:table-cell>
          <table:table-cell office:value-type="float" office:value="673725.935" calcext:value-type="float">
            <text:p>673725,935</text:p>
          </table:table-cell>
          <table:table-cell office:value-type="float" office:value="3124122.189" calcext:value-type="float">
            <text:p>3124122,189</text:p>
          </table:table-cell>
          <table:table-cell office:value-type="float" office:value="195710.7046" calcext:value-type="float">
            <text:p>195710,7046</text:p>
          </table:table-cell>
          <table:table-cell office:value-type="float" office:value="847022.9743" calcext:value-type="float">
            <text:p>847022,9743</text:p>
          </table:table-cell>
          <table:table-cell office:value-type="float" office:value="180269.098" calcext:value-type="float">
            <text:p>180269,098</text:p>
          </table:table-cell>
          <table:table-cell office:value-type="float" office:value="3624718.181" calcext:value-type="float">
            <text:p>3624718,181</text:p>
          </table:table-cell>
          <table:table-cell office:value-type="float" office:value="2316736.215" calcext:value-type="float">
            <text:p>2316736,215</text:p>
          </table:table-cell>
          <table:table-cell office:value-type="float" office:value="3159632.051" calcext:value-type="float">
            <text:p>3159632,051</text:p>
          </table:table-cell>
          <table:table-cell office:value-type="float" office:value="0" calcext:value-type="float">
            <text:p>0</text:p>
          </table:table-cell>
          <table:table-cell office:value-type="float" office:value="3613576.3" calcext:value-type="float">
            <text:p>3613576,3</text:p>
          </table:table-cell>
          <table:table-cell office:value-type="float" office:value="3669858.823" calcext:value-type="float">
            <text:p>3669858,823</text:p>
          </table:table-cell>
          <table:table-cell office:value-type="float" office:value="2190196.674" calcext:value-type="float">
            <text:p>2190196,674</text:p>
          </table:table-cell>
          <table:table-cell office:value-type="float" office:value="36067.57245" calcext:value-type="float">
            <text:p>36067,57245</text:p>
          </table:table-cell>
          <table:table-cell office:value-type="float" office:value="1227811.826" calcext:value-type="float">
            <text:p>1227811,826</text:p>
          </table:table-cell>
          <table:table-cell office:value-type="float" office:value="1248139.162" calcext:value-type="float">
            <text:p>1248139,162</text:p>
          </table:table-cell>
          <table:table-cell office:value-type="float" office:value="1321857.837" calcext:value-type="float">
            <text:p>1321857,837</text:p>
          </table:table-cell>
          <table:table-cell office:value-type="float" office:value="479919.6035" calcext:value-type="float">
            <text:p>479919,6035</text:p>
          </table:table-cell>
          <table:table-cell office:value-type="float" office:value="3910000.849" calcext:value-type="float">
            <text:p>3910000,849</text:p>
          </table:table-cell>
          <table:table-cell office:value-type="float" office:value="2878043.62" calcext:value-type="float">
            <text:p>2878043,62</text:p>
          </table:table-cell>
          <table:table-cell office:value-type="float" office:value="3846532.518" calcext:value-type="float">
            <text:p>3846532,518</text:p>
          </table:table-cell>
          <table:table-cell office:value-type="float" office:value="487614.4284" calcext:value-type="float">
            <text:p>487614,4284</text:p>
          </table:table-cell>
          <table:table-cell office:value-type="float" office:value="3194818.148" calcext:value-type="float">
            <text:p>3194818,1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342602.819" calcext:value-type="float">
            <text:p>5342602,819</text:p>
          </table:table-cell>
          <table:table-cell office:value-type="float" office:value="3732725.445" calcext:value-type="float">
            <text:p>3732725,445</text:p>
          </table:table-cell>
          <table:table-cell office:value-type="float" office:value="3998674.496" calcext:value-type="float">
            <text:p>3998674,496</text:p>
          </table:table-cell>
          <table:table-cell office:value-type="float" office:value="5291935.997" calcext:value-type="float">
            <text:p>5291935,997</text:p>
          </table:table-cell>
          <table:table-cell office:value-type="float" office:value="2538820.917" calcext:value-type="float">
            <text:p>2538820,917</text:p>
          </table:table-cell>
          <table:table-cell office:value-type="float" office:value="3984757.755" calcext:value-type="float">
            <text:p>3984757,755</text:p>
          </table:table-cell>
          <table:table-cell office:value-type="float" office:value="570783.1564" calcext:value-type="float">
            <text:p>570783,1564</text:p>
          </table:table-cell>
          <table:table-cell office:value-type="float" office:value="3730338.41" calcext:value-type="float">
            <text:p>3730338,41</text:p>
          </table:table-cell>
          <table:table-cell office:value-type="float" office:value="1573902.116" calcext:value-type="float">
            <text:p>1573902,116</text:p>
          </table:table-cell>
          <table:table-cell office:value-type="float" office:value="5166804.706" calcext:value-type="float">
            <text:p>5166804,706</text:p>
          </table:table-cell>
          <table:table-cell office:value-type="float" office:value="2497276.398" calcext:value-type="float">
            <text:p>2497276,398</text:p>
          </table:table-cell>
          <table:table-cell office:value-type="float" office:value="1867903.269" calcext:value-type="float">
            <text:p>1867903,269</text:p>
          </table:table-cell>
          <table:table-cell office:value-type="float" office:value="2441551.862" calcext:value-type="float">
            <text:p>2441551,862</text:p>
          </table:table-cell>
          <table:table-cell office:value-type="float" office:value="1993119.473" calcext:value-type="float">
            <text:p>1993119,473</text:p>
          </table:table-cell>
          <table:table-cell office:value-type="float" office:value="5229436.402" calcext:value-type="float">
            <text:p>5229436,402</text:p>
          </table:table-cell>
          <table:table-cell office:value-type="float" office:value="1563214.55" calcext:value-type="float">
            <text:p>1563214,55</text:p>
          </table:table-cell>
          <table:table-cell office:value-type="float" office:value="33805.91048" calcext:value-type="float">
            <text:p>33805,91048</text:p>
          </table:table-cell>
          <table:table-cell office:value-type="float" office:value="1041131.09" calcext:value-type="float">
            <text:p>1041131,09</text:p>
          </table:table-cell>
          <table:table-cell office:value-type="float" office:value="1064235.196" calcext:value-type="float">
            <text:p>1064235,196</text:p>
          </table:table-cell>
          <table:table-cell office:value-type="float" office:value="4734387.869" calcext:value-type="float">
            <text:p>4734387,869</text:p>
          </table:table-cell>
          <table:table-cell office:value-type="float" office:value="1139901.464" calcext:value-type="float">
            <text:p>1139901,464</text:p>
          </table:table-cell>
          <table:table-cell office:value-type="float" office:value="3300894.739" calcext:value-type="float">
            <text:p>3300894,739</text:p>
          </table:table-cell>
          <table:table-cell office:value-type="float" office:value="4059966.351" calcext:value-type="float">
            <text:p>4059966,351</text:p>
          </table:table-cell>
          <table:table-cell office:value-type="float" office:value="2832635.054" calcext:value-type="float">
            <text:p>2832635,054</text:p>
          </table:table-cell>
          <table:table-cell office:value-type="float" office:value="4911208.45" calcext:value-type="float">
            <text:p>4911208,45</text:p>
          </table:table-cell>
          <table:table-cell office:value-type="float" office:value="1596437.491" calcext:value-type="float">
            <text:p>1596437,491</text:p>
          </table:table-cell>
          <table:table-cell office:value-type="float" office:value="5317053.726" calcext:value-type="float">
            <text:p>5317053,726</text:p>
          </table:table-cell>
          <table:table-cell office:value-type="float" office:value="4768004.749" calcext:value-type="float">
            <text:p>4768004,749</text:p>
          </table:table-cell>
          <table:table-cell office:value-type="float" office:value="2240077.841" calcext:value-type="float">
            <text:p>2240077,841</text:p>
          </table:table-cell>
          <table:table-cell office:value-type="float" office:value="4448214.798" calcext:value-type="float">
            <text:p>4448214,798</text:p>
          </table:table-cell>
          <table:table-cell office:value-type="float" office:value="4549722.299" calcext:value-type="float">
            <text:p>4549722,299</text:p>
          </table:table-cell>
          <table:table-cell office:value-type="float" office:value="4605542.133" calcext:value-type="float">
            <text:p>4605542,133</text:p>
          </table:table-cell>
          <table:table-cell office:value-type="float" office:value="417025.4938" calcext:value-type="float">
            <text:p>417025,4938</text:p>
          </table:table-cell>
          <table:table-cell office:value-type="float" office:value="4418816.177" calcext:value-type="float">
            <text:p>4418816,177</text:p>
          </table:table-cell>
          <table:table-cell office:value-type="float" office:value="557298.178" calcext:value-type="float">
            <text:p>557298,178</text:p>
          </table:table-cell>
          <table:table-cell office:value-type="float" office:value="1184017.272" calcext:value-type="float">
            <text:p>1184017,272</text:p>
          </table:table-cell>
          <table:table-cell office:value-type="float" office:value="221473.5525" calcext:value-type="float">
            <text:p>221473,5525</text:p>
          </table:table-cell>
          <table:table-cell office:value-type="float" office:value="5277987.57" calcext:value-type="float">
            <text:p>5277987,57</text:p>
          </table:table-cell>
          <table:table-cell office:value-type="float" office:value="4080411.714" calcext:value-type="float">
            <text:p>4080411,714</text:p>
          </table:table-cell>
          <table:table-cell office:value-type="float" office:value="4400869.936" calcext:value-type="float">
            <text:p>4400869,936</text:p>
          </table:table-cell>
          <table:table-cell office:value-type="float" office:value="226503.3297" calcext:value-type="float">
            <text:p>226503,3297</text:p>
          </table:table-cell>
          <table:table-cell office:value-type="float" office:value="5293008.956" calcext:value-type="float">
            <text:p>5293008,956</text:p>
          </table:table-cell>
          <table:table-cell office:value-type="float" office:value="5072549.869" calcext:value-type="float">
            <text:p>5072549,869</text:p>
          </table:table-cell>
          <table:table-cell office:value-type="float" office:value="3965918.562" calcext:value-type="float">
            <text:p>3965918,562</text:p>
          </table:table-cell>
          <table:table-cell office:value-type="float" office:value="338133.9966" calcext:value-type="float">
            <text:p>338133,9966</text:p>
          </table:table-cell>
          <table:table-cell office:value-type="float" office:value="2491128.035" calcext:value-type="float">
            <text:p>2491128,035</text:p>
          </table:table-cell>
          <table:table-cell office:value-type="float" office:value="1038947.137" calcext:value-type="float">
            <text:p>1038947,137</text:p>
          </table:table-cell>
          <table:table-cell office:value-type="float" office:value="1427894.735" calcext:value-type="float">
            <text:p>1427894,735</text:p>
          </table:table-cell>
          <table:table-cell office:value-type="float" office:value="619355.0594" calcext:value-type="float">
            <text:p>619355,0594</text:p>
          </table:table-cell>
          <table:table-cell office:value-type="float" office:value="5262508.796" calcext:value-type="float">
            <text:p>5262508,796</text:p>
          </table:table-cell>
          <table:table-cell office:value-type="float" office:value="3792160.119" calcext:value-type="float">
            <text:p>3792160,119</text:p>
          </table:table-cell>
          <table:table-cell office:value-type="float" office:value="4891833.115" calcext:value-type="float">
            <text:p>4891833,115</text:p>
          </table:table-cell>
          <table:table-cell office:value-type="float" office:value="833208.1905" calcext:value-type="float">
            <text:p>833208,1905</text:p>
          </table:table-cell>
          <table:table-cell office:value-type="float" office:value="4569623.649" calcext:value-type="float">
            <text:p>4569623,64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692151.741" calcext:value-type="float">
            <text:p>6692151,741</text:p>
          </table:table-cell>
          <table:table-cell office:value-type="float" office:value="5473125.18" calcext:value-type="float">
            <text:p>5473125,18</text:p>
          </table:table-cell>
          <table:table-cell office:value-type="float" office:value="4740527.909" calcext:value-type="float">
            <text:p>4740527,909</text:p>
          </table:table-cell>
          <table:table-cell office:value-type="float" office:value="6437778.171" calcext:value-type="float">
            <text:p>6437778,171</text:p>
          </table:table-cell>
          <table:table-cell office:value-type="float" office:value="3211911.529" calcext:value-type="float">
            <text:p>3211911,529</text:p>
          </table:table-cell>
          <table:table-cell office:value-type="float" office:value="5376692.874" calcext:value-type="float">
            <text:p>5376692,874</text:p>
          </table:table-cell>
          <table:table-cell office:value-type="float" office:value="822048.1863" calcext:value-type="float">
            <text:p>822048,1863</text:p>
          </table:table-cell>
          <table:table-cell office:value-type="float" office:value="4161536.346" calcext:value-type="float">
            <text:p>4161536,346</text:p>
          </table:table-cell>
          <table:table-cell office:value-type="float" office:value="1028969.167" calcext:value-type="float">
            <text:p>1028969,167</text:p>
          </table:table-cell>
          <table:table-cell office:value-type="float" office:value="5793863.558" calcext:value-type="float">
            <text:p>5793863,558</text:p>
          </table:table-cell>
          <table:table-cell office:value-type="float" office:value="2885441.615" calcext:value-type="float">
            <text:p>2885441,615</text:p>
          </table:table-cell>
          <table:table-cell office:value-type="float" office:value="2907018.879" calcext:value-type="float">
            <text:p>2907018,879</text:p>
          </table:table-cell>
          <table:table-cell office:value-type="float" office:value="2702190.777" calcext:value-type="float">
            <text:p>2702190,777</text:p>
          </table:table-cell>
          <table:table-cell office:value-type="float" office:value="2821996.331" calcext:value-type="float">
            <text:p>2821996,331</text:p>
          </table:table-cell>
          <table:table-cell office:value-type="float" office:value="6258428.32" calcext:value-type="float">
            <text:p>6258428,32</text:p>
          </table:table-cell>
          <table:table-cell office:value-type="float" office:value="1167878.766" calcext:value-type="float">
            <text:p>1167878,766</text:p>
          </table:table-cell>
          <table:table-cell office:value-type="float" office:value="366805.9542" calcext:value-type="float">
            <text:p>366805,9542</text:p>
          </table:table-cell>
          <table:table-cell office:value-type="float" office:value="1808563.625" calcext:value-type="float">
            <text:p>1808563,625</text:p>
          </table:table-cell>
          <table:table-cell office:value-type="float" office:value="2996016.61" calcext:value-type="float">
            <text:p>2996016,61</text:p>
          </table:table-cell>
          <table:table-cell office:value-type="float" office:value="5892789.585" calcext:value-type="float">
            <text:p>5892789,585</text:p>
          </table:table-cell>
          <table:table-cell office:value-type="float" office:value="1559685.697" calcext:value-type="float">
            <text:p>1559685,697</text:p>
          </table:table-cell>
          <table:table-cell office:value-type="float" office:value="4412816.766" calcext:value-type="float">
            <text:p>4412816,766</text:p>
          </table:table-cell>
          <table:table-cell office:value-type="float" office:value="5150167.598" calcext:value-type="float">
            <text:p>5150167,598</text:p>
          </table:table-cell>
          <table:table-cell office:value-type="float" office:value="4494230.619" calcext:value-type="float">
            <text:p>4494230,619</text:p>
          </table:table-cell>
          <table:table-cell office:value-type="float" office:value="5380749.023" calcext:value-type="float">
            <text:p>5380749,023</text:p>
          </table:table-cell>
          <table:table-cell office:value-type="float" office:value="2970457.756" calcext:value-type="float">
            <text:p>2970457,756</text:p>
          </table:table-cell>
          <table:table-cell office:value-type="float" office:value="6276013.75" calcext:value-type="float">
            <text:p>6276013,75</text:p>
          </table:table-cell>
          <table:table-cell office:value-type="float" office:value="5801271.479" calcext:value-type="float">
            <text:p>5801271,479</text:p>
          </table:table-cell>
          <table:table-cell office:value-type="float" office:value="2571306.598" calcext:value-type="float">
            <text:p>2571306,598</text:p>
          </table:table-cell>
          <table:table-cell office:value-type="float" office:value="5923104.355" calcext:value-type="float">
            <text:p>5923104,355</text:p>
          </table:table-cell>
          <table:table-cell office:value-type="float" office:value="5877940.382" calcext:value-type="float">
            <text:p>5877940,382</text:p>
          </table:table-cell>
          <table:table-cell office:value-type="float" office:value="5931333.171" calcext:value-type="float">
            <text:p>5931333,171</text:p>
          </table:table-cell>
          <table:table-cell office:value-type="float" office:value="10809.923" calcext:value-type="float">
            <text:p>10809,923</text:p>
          </table:table-cell>
          <table:table-cell office:value-type="float" office:value="5042724.093" calcext:value-type="float">
            <text:p>5042724,093</text:p>
          </table:table-cell>
          <table:table-cell office:value-type="float" office:value="276387.8563" calcext:value-type="float">
            <text:p>276387,8563</text:p>
          </table:table-cell>
          <table:table-cell office:value-type="float" office:value="892912.327" calcext:value-type="float">
            <text:p>892912,327</text:p>
          </table:table-cell>
          <table:table-cell office:value-type="float" office:value="469591.6492" calcext:value-type="float">
            <text:p>469591,6492</text:p>
          </table:table-cell>
          <table:table-cell office:value-type="float" office:value="6932419.768" calcext:value-type="float">
            <text:p>6932419,768</text:p>
          </table:table-cell>
          <table:table-cell office:value-type="float" office:value="6364112.049" calcext:value-type="float">
            <text:p>6364112,049</text:p>
          </table:table-cell>
          <table:table-cell office:value-type="float" office:value="6301848.365" calcext:value-type="float">
            <text:p>6301848,365</text:p>
          </table:table-cell>
          <table:table-cell office:value-type="float" office:value="4038561.148" calcext:value-type="float">
            <text:p>4038561,148</text:p>
          </table:table-cell>
          <table:table-cell office:value-type="float" office:value="6754926.883" calcext:value-type="float">
            <text:p>6754926,883</text:p>
          </table:table-cell>
          <table:table-cell office:value-type="float" office:value="6533689.421" calcext:value-type="float">
            <text:p>6533689,421</text:p>
          </table:table-cell>
          <table:table-cell office:value-type="float" office:value="5627276.319" calcext:value-type="float">
            <text:p>5627276,319</text:p>
          </table:table-cell>
          <table:table-cell office:value-type="float" office:value="879554.1995" calcext:value-type="float">
            <text:p>879554,1995</text:p>
          </table:table-cell>
          <table:table-cell office:value-type="float" office:value="3422615.323" calcext:value-type="float">
            <text:p>3422615,323</text:p>
          </table:table-cell>
          <table:table-cell office:value-type="float" office:value="1188332.721" calcext:value-type="float">
            <text:p>1188332,721</text:p>
          </table:table-cell>
          <table:table-cell office:value-type="float" office:value="1718910.287" calcext:value-type="float">
            <text:p>1718910,287</text:p>
          </table:table-cell>
          <table:table-cell office:value-type="float" office:value="741441.9213" calcext:value-type="float">
            <text:p>741441,9213</text:p>
          </table:table-cell>
          <table:table-cell office:value-type="float" office:value="5866651.059" calcext:value-type="float">
            <text:p>5866651,059</text:p>
          </table:table-cell>
          <table:table-cell office:value-type="float" office:value="4234472.775" calcext:value-type="float">
            <text:p>4234472,775</text:p>
          </table:table-cell>
          <table:table-cell office:value-type="float" office:value="5663309.065" calcext:value-type="float">
            <text:p>5663309,065</text:p>
          </table:table-cell>
          <table:table-cell office:value-type="float" office:value="1487699.14" calcext:value-type="float">
            <text:p>1487699,14</text:p>
          </table:table-cell>
          <table:table-cell office:value-type="float" office:value="6226753.317" calcext:value-type="float">
            <text:p>6226753,31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432681.325" calcext:value-type="float">
            <text:p>7432681,325</text:p>
          </table:table-cell>
          <table:table-cell office:value-type="float" office:value="6995978.087" calcext:value-type="float">
            <text:p>6995978,087</text:p>
          </table:table-cell>
          <table:table-cell office:value-type="float" office:value="5933695.969" calcext:value-type="float">
            <text:p>5933695,969</text:p>
          </table:table-cell>
          <table:table-cell office:value-type="float" office:value="7431080.351" calcext:value-type="float">
            <text:p>7431080,351</text:p>
          </table:table-cell>
          <table:table-cell office:value-type="float" office:value="3717785.411" calcext:value-type="float">
            <text:p>3717785,411</text:p>
          </table:table-cell>
          <table:table-cell office:value-type="float" office:value="8013245.131" calcext:value-type="float">
            <text:p>8013245,131</text:p>
          </table:table-cell>
          <table:table-cell office:value-type="float" office:value="932035.3715" calcext:value-type="float">
            <text:p>932035,3715</text:p>
          </table:table-cell>
          <table:table-cell office:value-type="float" office:value="6314049.525" calcext:value-type="float">
            <text:p>6314049,525</text:p>
          </table:table-cell>
          <table:table-cell office:value-type="float" office:value="1157258.205" calcext:value-type="float">
            <text:p>1157258,205</text:p>
          </table:table-cell>
          <table:table-cell office:value-type="float" office:value="6630411.895" calcext:value-type="float">
            <text:p>6630411,895</text:p>
          </table:table-cell>
          <table:table-cell office:value-type="float" office:value="3998381.956" calcext:value-type="float">
            <text:p>3998381,956</text:p>
          </table:table-cell>
          <table:table-cell office:value-type="float" office:value="3971952.474" calcext:value-type="float">
            <text:p>3971952,474</text:p>
          </table:table-cell>
          <table:table-cell office:value-type="float" office:value="2877069.064" calcext:value-type="float">
            <text:p>2877069,064</text:p>
          </table:table-cell>
          <table:table-cell office:value-type="float" office:value="4161197.815" calcext:value-type="float">
            <text:p>4161197,815</text:p>
          </table:table-cell>
          <table:table-cell office:value-type="float" office:value="7128177.018" calcext:value-type="float">
            <text:p>7128177,018</text:p>
          </table:table-cell>
          <table:table-cell office:value-type="float" office:value="1464994.064" calcext:value-type="float">
            <text:p>1464994,064</text:p>
          </table:table-cell>
          <table:table-cell office:value-type="float" office:value="1176129.44" calcext:value-type="float">
            <text:p>1176129,44</text:p>
          </table:table-cell>
          <table:table-cell office:value-type="float" office:value="1983308.956" calcext:value-type="float">
            <text:p>1983308,956</text:p>
          </table:table-cell>
          <table:table-cell office:value-type="float" office:value="3834908.315" calcext:value-type="float">
            <text:p>3834908,315</text:p>
          </table:table-cell>
          <table:table-cell office:value-type="float" office:value="8406727.229" calcext:value-type="float">
            <text:p>8406727,229</text:p>
          </table:table-cell>
          <table:table-cell office:value-type="float" office:value="2894169.277" calcext:value-type="float">
            <text:p>2894169,277</text:p>
          </table:table-cell>
          <table:table-cell office:value-type="float" office:value="6794231.734" calcext:value-type="float">
            <text:p>6794231,734</text:p>
          </table:table-cell>
          <table:table-cell office:value-type="float" office:value="6730597.655" calcext:value-type="float">
            <text:p>6730597,655</text:p>
          </table:table-cell>
          <table:table-cell office:value-type="float" office:value="6672770.205" calcext:value-type="float">
            <text:p>6672770,205</text:p>
          </table:table-cell>
          <table:table-cell office:value-type="float" office:value="7090286.971" calcext:value-type="float">
            <text:p>7090286,971</text:p>
          </table:table-cell>
          <table:table-cell office:value-type="float" office:value="4171503.768" calcext:value-type="float">
            <text:p>4171503,768</text:p>
          </table:table-cell>
          <table:table-cell office:value-type="float" office:value="8070735.096" calcext:value-type="float">
            <text:p>8070735,096</text:p>
          </table:table-cell>
          <table:table-cell office:value-type="float" office:value="6744831.955" calcext:value-type="float">
            <text:p>6744831,955</text:p>
          </table:table-cell>
          <table:table-cell office:value-type="float" office:value="2560319.31" calcext:value-type="float">
            <text:p>2560319,31</text:p>
          </table:table-cell>
          <table:table-cell office:value-type="float" office:value="7279408.011" calcext:value-type="float">
            <text:p>7279408,011</text:p>
          </table:table-cell>
          <table:table-cell office:value-type="float" office:value="6698689.952" calcext:value-type="float">
            <text:p>6698689,952</text:p>
          </table:table-cell>
          <table:table-cell office:value-type="float" office:value="6222703.549" calcext:value-type="float">
            <text:p>6222703,549</text:p>
          </table:table-cell>
          <table:table-cell office:value-type="float" office:value="7269.160461" calcext:value-type="float">
            <text:p>7269,160461</text:p>
          </table:table-cell>
          <table:table-cell office:value-type="float" office:value="6757724.843" calcext:value-type="float">
            <text:p>6757724,843</text:p>
          </table:table-cell>
          <table:table-cell office:value-type="float" office:value="193620.3408" calcext:value-type="float">
            <text:p>193620,3408</text:p>
          </table:table-cell>
          <table:table-cell office:value-type="float" office:value="68007.53164" calcext:value-type="float">
            <text:p>68007,53164</text:p>
          </table:table-cell>
          <table:table-cell office:value-type="float" office:value="506306.3664" calcext:value-type="float">
            <text:p>506306,3664</text:p>
          </table:table-cell>
          <table:table-cell office:value-type="float" office:value="8191549.517" calcext:value-type="float">
            <text:p>8191549,517</text:p>
          </table:table-cell>
          <table:table-cell office:value-type="float" office:value="7005109.966" calcext:value-type="float">
            <text:p>7005109,966</text:p>
          </table:table-cell>
          <table:table-cell office:value-type="float" office:value="7343342.902" calcext:value-type="float">
            <text:p>7343342,902</text:p>
          </table:table-cell>
          <table:table-cell office:value-type="float" office:value="5163749.591" calcext:value-type="float">
            <text:p>5163749,591</text:p>
          </table:table-cell>
          <table:table-cell office:value-type="float" office:value="8342905.017" calcext:value-type="float">
            <text:p>8342905,017</text:p>
          </table:table-cell>
          <table:table-cell office:value-type="float" office:value="7799207.189" calcext:value-type="float">
            <text:p>7799207,189</text:p>
          </table:table-cell>
          <table:table-cell office:value-type="float" office:value="6681764.544" calcext:value-type="float">
            <text:p>6681764,544</text:p>
          </table:table-cell>
          <table:table-cell office:value-type="float" office:value="1781416.121" calcext:value-type="float">
            <text:p>1781416,121</text:p>
          </table:table-cell>
          <table:table-cell office:value-type="float" office:value="4605524.195" calcext:value-type="float">
            <text:p>4605524,195</text:p>
          </table:table-cell>
          <table:table-cell office:value-type="float" office:value="2172724.129" calcext:value-type="float">
            <text:p>2172724,129</text:p>
          </table:table-cell>
          <table:table-cell office:value-type="float" office:value="3103169.745" calcext:value-type="float">
            <text:p>3103169,745</text:p>
          </table:table-cell>
          <table:table-cell office:value-type="float" office:value="1145718.279" calcext:value-type="float">
            <text:p>1145718,279</text:p>
          </table:table-cell>
          <table:table-cell office:value-type="float" office:value="7870852.514" calcext:value-type="float">
            <text:p>7870852,514</text:p>
          </table:table-cell>
          <table:table-cell office:value-type="float" office:value="6119811.445" calcext:value-type="float">
            <text:p>6119811,445</text:p>
          </table:table-cell>
          <table:table-cell office:value-type="float" office:value="7727106.004" calcext:value-type="float">
            <text:p>7727106,004</text:p>
          </table:table-cell>
          <table:table-cell office:value-type="float" office:value="1840119.457" calcext:value-type="float">
            <text:p>1840119,457</text:p>
          </table:table-cell>
          <table:table-cell office:value-type="float" office:value="7395512.614" calcext:value-type="float">
            <text:p>7395512,61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8974879.41" calcext:value-type="float">
            <text:p>8974879,41</text:p>
          </table:table-cell>
          <table:table-cell office:value-type="float" office:value="7913299.369" calcext:value-type="float">
            <text:p>7913299,369</text:p>
          </table:table-cell>
          <table:table-cell office:value-type="float" office:value="6665130.441" calcext:value-type="float">
            <text:p>6665130,441</text:p>
          </table:table-cell>
          <table:table-cell office:value-type="float" office:value="7151845.335" calcext:value-type="float">
            <text:p>7151845,335</text:p>
          </table:table-cell>
          <table:table-cell office:value-type="float" office:value="4279665.076" calcext:value-type="float">
            <text:p>4279665,076</text:p>
          </table:table-cell>
          <table:table-cell office:value-type="float" office:value="9108350.217" calcext:value-type="float">
            <text:p>9108350,217</text:p>
          </table:table-cell>
          <table:table-cell office:value-type="float" office:value="1192862.149" calcext:value-type="float">
            <text:p>1192862,149</text:p>
          </table:table-cell>
          <table:table-cell office:value-type="float" office:value="8785009.607" calcext:value-type="float">
            <text:p>8785009,607</text:p>
          </table:table-cell>
          <table:table-cell office:value-type="float" office:value="1299759.931" calcext:value-type="float">
            <text:p>1299759,931</text:p>
          </table:table-cell>
          <table:table-cell office:value-type="float" office:value="8167914.248" calcext:value-type="float">
            <text:p>8167914,248</text:p>
          </table:table-cell>
          <table:table-cell office:value-type="float" office:value="5285578.655" calcext:value-type="float">
            <text:p>5285578,655</text:p>
          </table:table-cell>
          <table:table-cell office:value-type="float" office:value="3226126.831" calcext:value-type="float">
            <text:p>3226126,831</text:p>
          </table:table-cell>
          <table:table-cell office:value-type="float" office:value="4109254.568" calcext:value-type="float">
            <text:p>4109254,568</text:p>
          </table:table-cell>
          <table:table-cell office:value-type="float" office:value="5126853.296" calcext:value-type="float">
            <text:p>5126853,296</text:p>
          </table:table-cell>
          <table:table-cell office:value-type="float" office:value="8326544.203" calcext:value-type="float">
            <text:p>8326544,203</text:p>
          </table:table-cell>
          <table:table-cell office:value-type="float" office:value="1928197.829" calcext:value-type="float">
            <text:p>1928197,829</text:p>
          </table:table-cell>
          <table:table-cell office:value-type="float" office:value="3055038.604" calcext:value-type="float">
            <text:p>3055038,604</text:p>
          </table:table-cell>
          <table:table-cell office:value-type="float" office:value="3093126.654" calcext:value-type="float">
            <text:p>3093126,654</text:p>
          </table:table-cell>
          <table:table-cell office:value-type="float" office:value="4477612.641" calcext:value-type="float">
            <text:p>4477612,641</text:p>
          </table:table-cell>
          <table:table-cell office:value-type="float" office:value="9280550.788" calcext:value-type="float">
            <text:p>9280550,788</text:p>
          </table:table-cell>
          <table:table-cell office:value-type="float" office:value="3203675.453" calcext:value-type="float">
            <text:p>3203675,453</text:p>
          </table:table-cell>
          <table:table-cell office:value-type="float" office:value="7223124.791" calcext:value-type="float">
            <text:p>7223124,791</text:p>
          </table:table-cell>
          <table:table-cell office:value-type="float" office:value="8586392.236" calcext:value-type="float">
            <text:p>8586392,236</text:p>
          </table:table-cell>
          <table:table-cell office:value-type="float" office:value="8140786.857" calcext:value-type="float">
            <text:p>8140786,857</text:p>
          </table:table-cell>
          <table:table-cell office:value-type="float" office:value="8690409.148" calcext:value-type="float">
            <text:p>8690409,148</text:p>
          </table:table-cell>
          <table:table-cell office:value-type="float" office:value="5109955.831" calcext:value-type="float">
            <text:p>5109955,831</text:p>
          </table:table-cell>
          <table:table-cell office:value-type="float" office:value="9775906.159" calcext:value-type="float">
            <text:p>9775906,159</text:p>
          </table:table-cell>
          <table:table-cell office:value-type="float" office:value="7751080.889" calcext:value-type="float">
            <text:p>7751080,889</text:p>
          </table:table-cell>
          <table:table-cell office:value-type="float" office:value="3448005.623" calcext:value-type="float">
            <text:p>3448005,623</text:p>
          </table:table-cell>
          <table:table-cell office:value-type="float" office:value="8562420.969" calcext:value-type="float">
            <text:p>8562420,969</text:p>
          </table:table-cell>
          <table:table-cell office:value-type="float" office:value="8222792.58" calcext:value-type="float">
            <text:p>8222792,58</text:p>
          </table:table-cell>
          <table:table-cell office:value-type="float" office:value="7105701.429" calcext:value-type="float">
            <text:p>7105701,429</text:p>
          </table:table-cell>
          <table:table-cell office:value-type="float" office:value="118536.7364" calcext:value-type="float">
            <text:p>118536,7364</text:p>
          </table:table-cell>
          <table:table-cell office:value-type="float" office:value="8357301.622" calcext:value-type="float">
            <text:p>8357301,622</text:p>
          </table:table-cell>
          <table:table-cell office:value-type="float" office:value="774928.5493" calcext:value-type="float">
            <text:p>774928,5493</text:p>
          </table:table-cell>
          <table:table-cell office:value-type="float" office:value="49073.11471" calcext:value-type="float">
            <text:p>49073,11471</text:p>
          </table:table-cell>
          <table:table-cell office:value-type="float" office:value="948422.7048" calcext:value-type="float">
            <text:p>948422,7048</text:p>
          </table:table-cell>
          <table:table-cell office:value-type="float" office:value="9082616.614" calcext:value-type="float">
            <text:p>9082616,614</text:p>
          </table:table-cell>
          <table:table-cell office:value-type="float" office:value="8381294.279" calcext:value-type="float">
            <text:p>8381294,279</text:p>
          </table:table-cell>
          <table:table-cell office:value-type="float" office:value="8147070.803" calcext:value-type="float">
            <text:p>8147070,803</text:p>
          </table:table-cell>
          <table:table-cell office:value-type="float" office:value="5332174.97" calcext:value-type="float">
            <text:p>5332174,97</text:p>
          </table:table-cell>
          <table:table-cell office:value-type="float" office:value="9667547.662" calcext:value-type="float">
            <text:p>9667547,662</text:p>
          </table:table-cell>
          <table:table-cell office:value-type="float" office:value="9403711.331" calcext:value-type="float">
            <text:p>9403711,331</text:p>
          </table:table-cell>
          <table:table-cell office:value-type="float" office:value="7313019.357" calcext:value-type="float">
            <text:p>7313019,357</text:p>
          </table:table-cell>
          <table:table-cell office:value-type="float" office:value="3328607.925" calcext:value-type="float">
            <text:p>3328607,925</text:p>
          </table:table-cell>
          <table:table-cell office:value-type="float" office:value="5130454.338" calcext:value-type="float">
            <text:p>5130454,338</text:p>
          </table:table-cell>
          <table:table-cell office:value-type="float" office:value="2809332.216" calcext:value-type="float">
            <text:p>2809332,216</text:p>
          </table:table-cell>
          <table:table-cell office:value-type="float" office:value="3371826.319" calcext:value-type="float">
            <text:p>3371826,319</text:p>
          </table:table-cell>
          <table:table-cell office:value-type="float" office:value="1426825.589" calcext:value-type="float">
            <text:p>1426825,589</text:p>
          </table:table-cell>
          <table:table-cell office:value-type="float" office:value="8840268.87" calcext:value-type="float">
            <text:p>8840268,87</text:p>
          </table:table-cell>
          <table:table-cell office:value-type="float" office:value="7263154.325" calcext:value-type="float">
            <text:p>7263154,325</text:p>
          </table:table-cell>
          <table:table-cell office:value-type="float" office:value="9345453.135" calcext:value-type="float">
            <text:p>9345453,135</text:p>
          </table:table-cell>
          <table:table-cell office:value-type="float" office:value="2040983.506" calcext:value-type="float">
            <text:p>2040983,506</text:p>
          </table:table-cell>
          <table:table-cell office:value-type="float" office:value="8393448.169" calcext:value-type="float">
            <text:p>8393448,16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433991.83" calcext:value-type="float">
            <text:p>10433991,83</text:p>
          </table:table-cell>
          <table:table-cell office:value-type="float" office:value="8498288.996" calcext:value-type="float">
            <text:p>8498288,996</text:p>
          </table:table-cell>
          <table:table-cell office:value-type="float" office:value="7042272.967" calcext:value-type="float">
            <text:p>7042272,967</text:p>
          </table:table-cell>
          <table:table-cell office:value-type="float" office:value="8093601.45" calcext:value-type="float">
            <text:p>8093601,45</text:p>
          </table:table-cell>
          <table:table-cell office:value-type="float" office:value="4534284.649" calcext:value-type="float">
            <text:p>4534284,649</text:p>
          </table:table-cell>
          <table:table-cell office:value-type="float" office:value="9845078.921" calcext:value-type="float">
            <text:p>9845078,921</text:p>
          </table:table-cell>
          <table:table-cell office:value-type="float" office:value="1331683.997" calcext:value-type="float">
            <text:p>1331683,997</text:p>
          </table:table-cell>
          <table:table-cell office:value-type="float" office:value="9351790.759" calcext:value-type="float">
            <text:p>9351790,759</text:p>
          </table:table-cell>
          <table:table-cell office:value-type="float" office:value="1512890.609" calcext:value-type="float">
            <text:p>1512890,609</text:p>
          </table:table-cell>
          <table:table-cell office:value-type="float" office:value="9619552.147" calcext:value-type="float">
            <text:p>9619552,147</text:p>
          </table:table-cell>
          <table:table-cell office:value-type="float" office:value="6458103.042" calcext:value-type="float">
            <text:p>6458103,042</text:p>
          </table:table-cell>
          <table:table-cell office:value-type="float" office:value="3666018.769" calcext:value-type="float">
            <text:p>3666018,769</text:p>
          </table:table-cell>
          <table:table-cell office:value-type="float" office:value="4187387.028" calcext:value-type="float">
            <text:p>4187387,028</text:p>
          </table:table-cell>
          <table:table-cell office:value-type="float" office:value="6244437.236" calcext:value-type="float">
            <text:p>6244437,236</text:p>
          </table:table-cell>
          <table:table-cell office:value-type="float" office:value="9381809.467" calcext:value-type="float">
            <text:p>9381809,467</text:p>
          </table:table-cell>
          <table:table-cell office:value-type="float" office:value="3123855.11" calcext:value-type="float">
            <text:p>3123855,11</text:p>
          </table:table-cell>
          <table:table-cell office:value-type="float" office:value="6039628.384" calcext:value-type="float">
            <text:p>6039628,384</text:p>
          </table:table-cell>
          <table:table-cell office:value-type="float" office:value="3865231.668" calcext:value-type="float">
            <text:p>3865231,668</text:p>
          </table:table-cell>
          <table:table-cell office:value-type="float" office:value="6189758.472" calcext:value-type="float">
            <text:p>6189758,472</text:p>
          </table:table-cell>
          <table:table-cell office:value-type="float" office:value="8975430.044" calcext:value-type="float">
            <text:p>8975430,044</text:p>
          </table:table-cell>
          <table:table-cell office:value-type="float" office:value="3332159.935" calcext:value-type="float">
            <text:p>3332159,935</text:p>
          </table:table-cell>
          <table:table-cell office:value-type="float" office:value="8024725.17" calcext:value-type="float">
            <text:p>8024725,17</text:p>
          </table:table-cell>
          <table:table-cell office:value-type="float" office:value="9707871.184" calcext:value-type="float">
            <text:p>9707871,184</text:p>
          </table:table-cell>
          <table:table-cell office:value-type="float" office:value="9489175.903" calcext:value-type="float">
            <text:p>9489175,903</text:p>
          </table:table-cell>
          <table:table-cell office:value-type="float" office:value="9357507.003" calcext:value-type="float">
            <text:p>9357507,003</text:p>
          </table:table-cell>
          <table:table-cell office:value-type="float" office:value="4595724.279" calcext:value-type="float">
            <text:p>4595724,279</text:p>
          </table:table-cell>
          <table:table-cell office:value-type="float" office:value="9847406.271" calcext:value-type="float">
            <text:p>9847406,271</text:p>
          </table:table-cell>
          <table:table-cell office:value-type="float" office:value="9256204.882" calcext:value-type="float">
            <text:p>9256204,882</text:p>
          </table:table-cell>
          <table:table-cell office:value-type="float" office:value="4779654.61" calcext:value-type="float">
            <text:p>4779654,61</text:p>
          </table:table-cell>
          <table:table-cell office:value-type="float" office:value="9481027.579" calcext:value-type="float">
            <text:p>9481027,579</text:p>
          </table:table-cell>
          <table:table-cell office:value-type="float" office:value="9687272.527" calcext:value-type="float">
            <text:p>9687272,527</text:p>
          </table:table-cell>
          <table:table-cell office:value-type="float" office:value="7510988.168" calcext:value-type="float">
            <text:p>7510988,168</text:p>
          </table:table-cell>
          <table:table-cell office:value-type="float" office:value="875216.5961" calcext:value-type="float">
            <text:p>875216,5961</text:p>
          </table:table-cell>
          <table:table-cell office:value-type="float" office:value="9042142.522" calcext:value-type="float">
            <text:p>9042142,522</text:p>
          </table:table-cell>
          <table:table-cell office:value-type="float" office:value="2004002.978" calcext:value-type="float">
            <text:p>2004002,978</text:p>
          </table:table-cell>
          <table:table-cell office:value-type="float" office:value="319432.1504" calcext:value-type="float">
            <text:p>319432,1504</text:p>
          </table:table-cell>
          <table:table-cell office:value-type="float" office:value="1174160.191" calcext:value-type="float">
            <text:p>1174160,191</text:p>
          </table:table-cell>
          <table:table-cell office:value-type="float" office:value="11071803.65" calcext:value-type="float">
            <text:p>11071803,65</text:p>
          </table:table-cell>
          <table:table-cell office:value-type="float" office:value="10453290.92" calcext:value-type="float">
            <text:p>10453290,92</text:p>
          </table:table-cell>
          <table:table-cell office:value-type="float" office:value="9217160.253" calcext:value-type="float">
            <text:p>9217160,253</text:p>
          </table:table-cell>
          <table:table-cell office:value-type="float" office:value="6528454.144" calcext:value-type="float">
            <text:p>6528454,144</text:p>
          </table:table-cell>
          <table:table-cell office:value-type="float" office:value="11162042.94" calcext:value-type="float">
            <text:p>11162042,94</text:p>
          </table:table-cell>
          <table:table-cell office:value-type="float" office:value="10756146.85" calcext:value-type="float">
            <text:p>10756146,85</text:p>
          </table:table-cell>
          <table:table-cell office:value-type="float" office:value="7578452.247" calcext:value-type="float">
            <text:p>7578452,247</text:p>
          </table:table-cell>
          <table:table-cell office:value-type="float" office:value="4901454.891" calcext:value-type="float">
            <text:p>4901454,891</text:p>
          </table:table-cell>
          <table:table-cell office:value-type="float" office:value="5014148.554" calcext:value-type="float">
            <text:p>5014148,554</text:p>
          </table:table-cell>
          <table:table-cell office:value-type="float" office:value="2762070.798" calcext:value-type="float">
            <text:p>2762070,798</text:p>
          </table:table-cell>
          <table:table-cell office:value-type="float" office:value="3766550.647" calcext:value-type="float">
            <text:p>3766550,647</text:p>
          </table:table-cell>
          <table:table-cell office:value-type="float" office:value="3457115.381" calcext:value-type="float">
            <text:p>3457115,381</text:p>
          </table:table-cell>
          <table:table-cell office:value-type="float" office:value="8783102.044" calcext:value-type="float">
            <text:p>8783102,044</text:p>
          </table:table-cell>
          <table:table-cell office:value-type="float" office:value="7603096.438" calcext:value-type="float">
            <text:p>7603096,438</text:p>
          </table:table-cell>
          <table:table-cell office:value-type="float" office:value="10204806.66" calcext:value-type="float">
            <text:p>10204806,66</text:p>
          </table:table-cell>
          <table:table-cell office:value-type="float" office:value="2114842.099" calcext:value-type="float">
            <text:p>2114842,099</text:p>
          </table:table-cell>
          <table:table-cell office:value-type="float" office:value="8212823.499" calcext:value-type="float">
            <text:p>8212823,49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2293021.8" calcext:value-type="float">
            <text:p>12293021,8</text:p>
          </table:table-cell>
          <table:table-cell office:value-type="float" office:value="8631115.383" calcext:value-type="float">
            <text:p>8631115,383</text:p>
          </table:table-cell>
          <table:table-cell office:value-type="float" office:value="7942548.948" calcext:value-type="float">
            <text:p>7942548,948</text:p>
          </table:table-cell>
          <table:table-cell office:value-type="float" office:value="9524856.578" calcext:value-type="float">
            <text:p>9524856,578</text:p>
          </table:table-cell>
          <table:table-cell office:value-type="float" office:value="4910259.626" calcext:value-type="float">
            <text:p>4910259,626</text:p>
          </table:table-cell>
          <table:table-cell office:value-type="float" office:value="11439409.69" calcext:value-type="float">
            <text:p>11439409,69</text:p>
          </table:table-cell>
          <table:table-cell office:value-type="float" office:value="1892924.275" calcext:value-type="float">
            <text:p>1892924,275</text:p>
          </table:table-cell>
          <table:table-cell office:value-type="float" office:value="9278543.744" calcext:value-type="float">
            <text:p>9278543,744</text:p>
          </table:table-cell>
          <table:table-cell office:value-type="float" office:value="3449970.984" calcext:value-type="float">
            <text:p>3449970,984</text:p>
          </table:table-cell>
          <table:table-cell office:value-type="float" office:value="10426074.83" calcext:value-type="float">
            <text:p>10426074,83</text:p>
          </table:table-cell>
          <table:table-cell office:value-type="float" office:value="6372666.804" calcext:value-type="float">
            <text:p>6372666,804</text:p>
          </table:table-cell>
          <table:table-cell office:value-type="float" office:value="4764451.303" calcext:value-type="float">
            <text:p>4764451,303</text:p>
          </table:table-cell>
          <table:table-cell office:value-type="float" office:value="4177458.767" calcext:value-type="float">
            <text:p>4177458,767</text:p>
          </table:table-cell>
          <table:table-cell office:value-type="float" office:value="6695113.543" calcext:value-type="float">
            <text:p>6695113,543</text:p>
          </table:table-cell>
          <table:table-cell office:value-type="float" office:value="9420294.53" calcext:value-type="float">
            <text:p>9420294,53</text:p>
          </table:table-cell>
          <table:table-cell office:value-type="float" office:value="3360165.833" calcext:value-type="float">
            <text:p>3360165,833</text:p>
          </table:table-cell>
          <table:table-cell office:value-type="float" office:value="7867190.583" calcext:value-type="float">
            <text:p>7867190,583</text:p>
          </table:table-cell>
          <table:table-cell office:value-type="float" office:value="4534375.509" calcext:value-type="float">
            <text:p>4534375,509</text:p>
          </table:table-cell>
          <table:table-cell office:value-type="float" office:value="8095565.549" calcext:value-type="float">
            <text:p>8095565,549</text:p>
          </table:table-cell>
          <table:table-cell office:value-type="float" office:value="8682545.382" calcext:value-type="float">
            <text:p>8682545,382</text:p>
          </table:table-cell>
          <table:table-cell office:value-type="float" office:value="3414184.156" calcext:value-type="float">
            <text:p>3414184,156</text:p>
          </table:table-cell>
          <table:table-cell office:value-type="float" office:value="6508427.034" calcext:value-type="float">
            <text:p>6508427,034</text:p>
          </table:table-cell>
          <table:table-cell office:value-type="float" office:value="10388771.31" calcext:value-type="float">
            <text:p>10388771,31</text:p>
          </table:table-cell>
          <table:table-cell office:value-type="float" office:value="9983968.161" calcext:value-type="float">
            <text:p>9983968,161</text:p>
          </table:table-cell>
          <table:table-cell office:value-type="float" office:value="10522038.93" calcext:value-type="float">
            <text:p>10522038,93</text:p>
          </table:table-cell>
          <table:table-cell office:value-type="float" office:value="4843340.912" calcext:value-type="float">
            <text:p>4843340,912</text:p>
          </table:table-cell>
          <table:table-cell office:value-type="float" office:value="9649637.512" calcext:value-type="float">
            <text:p>9649637,512</text:p>
          </table:table-cell>
          <table:table-cell office:value-type="float" office:value="10159397.08" calcext:value-type="float">
            <text:p>10159397,08</text:p>
          </table:table-cell>
          <table:table-cell office:value-type="float" office:value="6426427.894" calcext:value-type="float">
            <text:p>6426427,894</text:p>
          </table:table-cell>
          <table:table-cell office:value-type="float" office:value="10944859.33" calcext:value-type="float">
            <text:p>10944859,33</text:p>
          </table:table-cell>
          <table:table-cell office:value-type="float" office:value="11283239.22" calcext:value-type="float">
            <text:p>11283239,22</text:p>
          </table:table-cell>
          <table:table-cell office:value-type="float" office:value="7728853.745" calcext:value-type="float">
            <text:p>7728853,745</text:p>
          </table:table-cell>
          <table:table-cell office:value-type="float" office:value="1233531.723" calcext:value-type="float">
            <text:p>1233531,723</text:p>
          </table:table-cell>
          <table:table-cell office:value-type="float" office:value="9538634.656" calcext:value-type="float">
            <text:p>9538634,656</text:p>
          </table:table-cell>
          <table:table-cell office:value-type="float" office:value="2559780.212" calcext:value-type="float">
            <text:p>2559780,212</text:p>
          </table:table-cell>
          <table:table-cell office:value-type="float" office:value="341909.2628" calcext:value-type="float">
            <text:p>341909,2628</text:p>
          </table:table-cell>
          <table:table-cell office:value-type="float" office:value="1456784.114" calcext:value-type="float">
            <text:p>1456784,114</text:p>
          </table:table-cell>
          <table:table-cell office:value-type="float" office:value="12315447.99" calcext:value-type="float">
            <text:p>12315447,99</text:p>
          </table:table-cell>
          <table:table-cell office:value-type="float" office:value="11804066.27" calcext:value-type="float">
            <text:p>11804066,27</text:p>
          </table:table-cell>
          <table:table-cell office:value-type="float" office:value="9447866.457" calcext:value-type="float">
            <text:p>9447866,457</text:p>
          </table:table-cell>
          <table:table-cell office:value-type="float" office:value="8081491.78" calcext:value-type="float">
            <text:p>8081491,78</text:p>
          </table:table-cell>
          <table:table-cell office:value-type="float" office:value="12889652.44" calcext:value-type="float">
            <text:p>12889652,44</text:p>
          </table:table-cell>
          <table:table-cell office:value-type="float" office:value="10473340.46" calcext:value-type="float">
            <text:p>10473340,46</text:p>
          </table:table-cell>
          <table:table-cell office:value-type="float" office:value="9958005.864" calcext:value-type="float">
            <text:p>9958005,864</text:p>
          </table:table-cell>
          <table:table-cell office:value-type="float" office:value="5019612.816" calcext:value-type="float">
            <text:p>5019612,816</text:p>
          </table:table-cell>
          <table:table-cell office:value-type="float" office:value="6502533.442" calcext:value-type="float">
            <text:p>6502533,442</text:p>
          </table:table-cell>
          <table:table-cell office:value-type="float" office:value="2815908.511" calcext:value-type="float">
            <text:p>2815908,511</text:p>
          </table:table-cell>
          <table:table-cell office:value-type="float" office:value="4375532.887" calcext:value-type="float">
            <text:p>4375532,887</text:p>
          </table:table-cell>
          <table:table-cell office:value-type="float" office:value="3074780.322" calcext:value-type="float">
            <text:p>3074780,322</text:p>
          </table:table-cell>
          <table:table-cell office:value-type="float" office:value="9739836.141" calcext:value-type="float">
            <text:p>9739836,141</text:p>
          </table:table-cell>
          <table:table-cell office:value-type="float" office:value="10479840.79" calcext:value-type="float">
            <text:p>10479840,79</text:p>
          </table:table-cell>
          <table:table-cell office:value-type="float" office:value="11153245.27" calcext:value-type="float">
            <text:p>11153245,27</text:p>
          </table:table-cell>
          <table:table-cell office:value-type="float" office:value="2586275.52" calcext:value-type="float">
            <text:p>2586275,52</text:p>
          </table:table-cell>
          <table:table-cell office:value-type="float" office:value="9315668.24" calcext:value-type="float">
            <text:p>9315668,2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692186.08" calcext:value-type="float">
            <text:p>13692186,08</text:p>
          </table:table-cell>
          <table:table-cell office:value-type="float" office:value="8099108.709" calcext:value-type="float">
            <text:p>8099108,709</text:p>
          </table:table-cell>
          <table:table-cell office:value-type="float" office:value="8545678.695" calcext:value-type="float">
            <text:p>8545678,695</text:p>
          </table:table-cell>
          <table:table-cell office:value-type="float" office:value="10608215.41" calcext:value-type="float">
            <text:p>10608215,41</text:p>
          </table:table-cell>
          <table:table-cell office:value-type="float" office:value="7303805.779" calcext:value-type="float">
            <text:p>7303805,779</text:p>
          </table:table-cell>
          <table:table-cell office:value-type="float" office:value="12594372.98" calcext:value-type="float">
            <text:p>12594372,98</text:p>
          </table:table-cell>
          <table:table-cell office:value-type="float" office:value="3208852.528" calcext:value-type="float">
            <text:p>3208852,528</text:p>
          </table:table-cell>
          <table:table-cell office:value-type="float" office:value="10469437.6" calcext:value-type="float">
            <text:p>10469437,6</text:p>
          </table:table-cell>
          <table:table-cell office:value-type="float" office:value="4410882.954" calcext:value-type="float">
            <text:p>4410882,954</text:p>
          </table:table-cell>
          <table:table-cell office:value-type="float" office:value="10574705.07" calcext:value-type="float">
            <text:p>10574705,07</text:p>
          </table:table-cell>
          <table:table-cell office:value-type="float" office:value="8208635.732" calcext:value-type="float">
            <text:p>8208635,732</text:p>
          </table:table-cell>
          <table:table-cell office:value-type="float" office:value="5540983.604" calcext:value-type="float">
            <text:p>5540983,604</text:p>
          </table:table-cell>
          <table:table-cell office:value-type="float" office:value="4912821.892" calcext:value-type="float">
            <text:p>4912821,892</text:p>
          </table:table-cell>
          <table:table-cell office:value-type="float" office:value="8126073.718" calcext:value-type="float">
            <text:p>8126073,718</text:p>
          </table:table-cell>
          <table:table-cell office:value-type="float" office:value="9654933.89" calcext:value-type="float">
            <text:p>9654933,89</text:p>
          </table:table-cell>
          <table:table-cell office:value-type="float" office:value="2346337.052" calcext:value-type="float">
            <text:p>2346337,052</text:p>
          </table:table-cell>
          <table:table-cell office:value-type="float" office:value="9699535.245" calcext:value-type="float">
            <text:p>9699535,245</text:p>
          </table:table-cell>
          <table:table-cell office:value-type="float" office:value="4527943.559" calcext:value-type="float">
            <text:p>4527943,559</text:p>
          </table:table-cell>
          <table:table-cell office:value-type="float" office:value="10211703.47" calcext:value-type="float">
            <text:p>10211703,47</text:p>
          </table:table-cell>
          <table:table-cell office:value-type="float" office:value="8836450.479" calcext:value-type="float">
            <text:p>8836450,479</text:p>
          </table:table-cell>
          <table:table-cell office:value-type="float" office:value="3345279.171" calcext:value-type="float">
            <text:p>3345279,171</text:p>
          </table:table-cell>
          <table:table-cell office:value-type="float" office:value="6468731.606" calcext:value-type="float">
            <text:p>6468731,606</text:p>
          </table:table-cell>
          <table:table-cell office:value-type="float" office:value="10592035.2" calcext:value-type="float">
            <text:p>10592035,2</text:p>
          </table:table-cell>
          <table:table-cell office:value-type="float" office:value="11474684.53" calcext:value-type="float">
            <text:p>11474684,53</text:p>
          </table:table-cell>
          <table:table-cell office:value-type="float" office:value="11891284.77" calcext:value-type="float">
            <text:p>11891284,77</text:p>
          </table:table-cell>
          <table:table-cell office:value-type="float" office:value="4842825.972" calcext:value-type="float">
            <text:p>4842825,972</text:p>
          </table:table-cell>
          <table:table-cell office:value-type="float" office:value="10713390.52" calcext:value-type="float">
            <text:p>10713390,52</text:p>
          </table:table-cell>
          <table:table-cell office:value-type="float" office:value="10934386.54" calcext:value-type="float">
            <text:p>10934386,54</text:p>
          </table:table-cell>
          <table:table-cell office:value-type="float" office:value="7092287.654" calcext:value-type="float">
            <text:p>7092287,654</text:p>
          </table:table-cell>
          <table:table-cell office:value-type="float" office:value="12587349.11" calcext:value-type="float">
            <text:p>12587349,11</text:p>
          </table:table-cell>
          <table:table-cell office:value-type="float" office:value="12014670.87" calcext:value-type="float">
            <text:p>12014670,87</text:p>
          </table:table-cell>
          <table:table-cell office:value-type="float" office:value="8922518.079" calcext:value-type="float">
            <text:p>8922518,079</text:p>
          </table:table-cell>
          <table:table-cell office:value-type="float" office:value="2188861.5" calcext:value-type="float">
            <text:p>2188861,5</text:p>
          </table:table-cell>
          <table:table-cell office:value-type="float" office:value="10230860.01" calcext:value-type="float">
            <text:p>10230860,01</text:p>
          </table:table-cell>
          <table:table-cell office:value-type="float" office:value="2593384.795" calcext:value-type="float">
            <text:p>2593384,795</text:p>
          </table:table-cell>
          <table:table-cell office:value-type="float" office:value="624603.2694" calcext:value-type="float">
            <text:p>624603,2694</text:p>
          </table:table-cell>
          <table:table-cell office:value-type="float" office:value="2214765.225" calcext:value-type="float">
            <text:p>2214765,225</text:p>
          </table:table-cell>
          <table:table-cell office:value-type="float" office:value="13391244.84" calcext:value-type="float">
            <text:p>13391244,84</text:p>
          </table:table-cell>
          <table:table-cell office:value-type="float" office:value="13306220.44" calcext:value-type="float">
            <text:p>13306220,44</text:p>
          </table:table-cell>
          <table:table-cell office:value-type="float" office:value="9844802.67" calcext:value-type="float">
            <text:p>9844802,67</text:p>
          </table:table-cell>
          <table:table-cell office:value-type="float" office:value="9425582.84" calcext:value-type="float">
            <text:p>9425582,84</text:p>
          </table:table-cell>
          <table:table-cell office:value-type="float" office:value="14194745.51" calcext:value-type="float">
            <text:p>14194745,51</text:p>
          </table:table-cell>
          <table:table-cell office:value-type="float" office:value="11142731.1" calcext:value-type="float">
            <text:p>11142731,1</text:p>
          </table:table-cell>
          <table:table-cell office:value-type="float" office:value="10995223.44" calcext:value-type="float">
            <text:p>10995223,44</text:p>
          </table:table-cell>
          <table:table-cell office:value-type="float" office:value="5087088.891" calcext:value-type="float">
            <text:p>5087088,891</text:p>
          </table:table-cell>
          <table:table-cell office:value-type="float" office:value="7256150.122" calcext:value-type="float">
            <text:p>7256150,122</text:p>
          </table:table-cell>
          <table:table-cell office:value-type="float" office:value="2271410.884" calcext:value-type="float">
            <text:p>2271410,884</text:p>
          </table:table-cell>
          <table:table-cell office:value-type="float" office:value="6015441.748" calcext:value-type="float">
            <text:p>6015441,748</text:p>
          </table:table-cell>
          <table:table-cell office:value-type="float" office:value="3554529.376" calcext:value-type="float">
            <text:p>3554529,376</text:p>
          </table:table-cell>
          <table:table-cell office:value-type="float" office:value="11521985.09" calcext:value-type="float">
            <text:p>11521985,09</text:p>
          </table:table-cell>
          <table:table-cell office:value-type="float" office:value="12404418.79" calcext:value-type="float">
            <text:p>12404418,79</text:p>
          </table:table-cell>
          <table:table-cell office:value-type="float" office:value="12715745.64" calcext:value-type="float">
            <text:p>12715745,64</text:p>
          </table:table-cell>
          <table:table-cell office:value-type="float" office:value="3219680.749" calcext:value-type="float">
            <text:p>3219680,749</text:p>
          </table:table-cell>
          <table:table-cell office:value-type="float" office:value="10665907.26" calcext:value-type="float">
            <text:p>10665907,2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2199701.14" calcext:value-type="float">
            <text:p>32199701,14</text:p>
          </table:table-cell>
          <table:table-cell office:value-type="float" office:value="21899681.32" calcext:value-type="float">
            <text:p>21899681,32</text:p>
          </table:table-cell>
          <table:table-cell office:value-type="float" office:value="20670301.69" calcext:value-type="float">
            <text:p>20670301,69</text:p>
          </table:table-cell>
          <table:table-cell office:value-type="float" office:value="24873005.21" calcext:value-type="float">
            <text:p>24873005,21</text:p>
          </table:table-cell>
          <table:table-cell office:value-type="float" office:value="19098348.53" calcext:value-type="float">
            <text:p>19098348,53</text:p>
          </table:table-cell>
          <table:table-cell office:value-type="float" office:value="29250457.71" calcext:value-type="float">
            <text:p>29250457,71</text:p>
          </table:table-cell>
          <table:table-cell office:value-type="float" office:value="6181558.232" calcext:value-type="float">
            <text:p>6181558,232</text:p>
          </table:table-cell>
          <table:table-cell office:value-type="float" office:value="26702010.05" calcext:value-type="float">
            <text:p>26702010,05</text:p>
          </table:table-cell>
          <table:table-cell office:value-type="float" office:value="11377566.14" calcext:value-type="float">
            <text:p>11377566,14</text:p>
          </table:table-cell>
          <table:table-cell office:value-type="float" office:value="26619633.77" calcext:value-type="float">
            <text:p>26619633,77</text:p>
          </table:table-cell>
          <table:table-cell office:value-type="float" office:value="17668604.08" calcext:value-type="float">
            <text:p>17668604,08</text:p>
          </table:table-cell>
          <table:table-cell office:value-type="float" office:value="12579058.23" calcext:value-type="float">
            <text:p>12579058,23</text:p>
          </table:table-cell>
          <table:table-cell office:value-type="float" office:value="16678954.38" calcext:value-type="float">
            <text:p>16678954,38</text:p>
          </table:table-cell>
          <table:table-cell office:value-type="float" office:value="19104993.93" calcext:value-type="float">
            <text:p>19104993,93</text:p>
          </table:table-cell>
          <table:table-cell office:value-type="float" office:value="20595105.46" calcext:value-type="float">
            <text:p>20595105,46</text:p>
          </table:table-cell>
          <table:table-cell office:value-type="float" office:value="6043178.424" calcext:value-type="float">
            <text:p>6043178,424</text:p>
          </table:table-cell>
          <table:table-cell office:value-type="float" office:value="23711647.35" calcext:value-type="float">
            <text:p>23711647,35</text:p>
          </table:table-cell>
          <table:table-cell office:value-type="float" office:value="7608716.759" calcext:value-type="float">
            <text:p>7608716,759</text:p>
          </table:table-cell>
          <table:table-cell office:value-type="float" office:value="21152961.73" calcext:value-type="float">
            <text:p>21152961,73</text:p>
          </table:table-cell>
          <table:table-cell office:value-type="float" office:value="21312611.51" calcext:value-type="float">
            <text:p>21312611,51</text:p>
          </table:table-cell>
          <table:table-cell office:value-type="float" office:value="9656353.928" calcext:value-type="float">
            <text:p>9656353,928</text:p>
          </table:table-cell>
          <table:table-cell office:value-type="float" office:value="17488320.94" calcext:value-type="float">
            <text:p>17488320,94</text:p>
          </table:table-cell>
          <table:table-cell office:value-type="float" office:value="24563639.9" calcext:value-type="float">
            <text:p>24563639,9</text:p>
          </table:table-cell>
          <table:table-cell office:value-type="float" office:value="26146519.57" calcext:value-type="float">
            <text:p>26146519,57</text:p>
          </table:table-cell>
          <table:table-cell office:value-type="float" office:value="27279849.42" calcext:value-type="float">
            <text:p>27279849,42</text:p>
          </table:table-cell>
          <table:table-cell office:value-type="float" office:value="11404665.85" calcext:value-type="float">
            <text:p>11404665,85</text:p>
          </table:table-cell>
          <table:table-cell office:value-type="float" office:value="22434498" calcext:value-type="float">
            <text:p>22434498</text:p>
          </table:table-cell>
          <table:table-cell office:value-type="float" office:value="28513654.73" calcext:value-type="float">
            <text:p>28513654,73</text:p>
          </table:table-cell>
          <table:table-cell office:value-type="float" office:value="11649132.38" calcext:value-type="float">
            <text:p>11649132,38</text:p>
          </table:table-cell>
          <table:table-cell office:value-type="float" office:value="26912384.52" calcext:value-type="float">
            <text:p>26912384,52</text:p>
          </table:table-cell>
          <table:table-cell office:value-type="float" office:value="26457747.23" calcext:value-type="float">
            <text:p>26457747,23</text:p>
          </table:table-cell>
          <table:table-cell office:value-type="float" office:value="22108309.92" calcext:value-type="float">
            <text:p>22108309,92</text:p>
          </table:table-cell>
          <table:table-cell office:value-type="float" office:value="5812132.807" calcext:value-type="float">
            <text:p>5812132,807</text:p>
          </table:table-cell>
          <table:table-cell office:value-type="float" office:value="24832336.37" calcext:value-type="float">
            <text:p>24832336,37</text:p>
          </table:table-cell>
          <table:table-cell office:value-type="float" office:value="5434101.984" calcext:value-type="float">
            <text:p>5434101,984</text:p>
          </table:table-cell>
          <table:table-cell office:value-type="float" office:value="1619314.431" calcext:value-type="float">
            <text:p>1619314,431</text:p>
          </table:table-cell>
          <table:table-cell office:value-type="float" office:value="7275853.683" calcext:value-type="float">
            <text:p>7275853,683</text:p>
          </table:table-cell>
          <table:table-cell office:value-type="float" office:value="32562584.4" calcext:value-type="float">
            <text:p>32562584,4</text:p>
          </table:table-cell>
          <table:table-cell office:value-type="float" office:value="30432133.01" calcext:value-type="float">
            <text:p>30432133,01</text:p>
          </table:table-cell>
          <table:table-cell office:value-type="float" office:value="22430676.66" calcext:value-type="float">
            <text:p>22430676,66</text:p>
          </table:table-cell>
          <table:table-cell office:value-type="float" office:value="25038189.2" calcext:value-type="float">
            <text:p>25038189,2</text:p>
          </table:table-cell>
          <table:table-cell office:value-type="float" office:value="32386212.36" calcext:value-type="float">
            <text:p>32386212,36</text:p>
          </table:table-cell>
          <table:table-cell office:value-type="float" office:value="20704670.93" calcext:value-type="float">
            <text:p>20704670,93</text:p>
          </table:table-cell>
          <table:table-cell office:value-type="float" office:value="23678235.08" calcext:value-type="float">
            <text:p>23678235,08</text:p>
          </table:table-cell>
          <table:table-cell office:value-type="float" office:value="10957160.19" calcext:value-type="float">
            <text:p>10957160,19</text:p>
          </table:table-cell>
          <table:table-cell office:value-type="float" office:value="14808646.82" calcext:value-type="float">
            <text:p>14808646,82</text:p>
          </table:table-cell>
          <table:table-cell office:value-type="float" office:value="3539518.11" calcext:value-type="float">
            <text:p>3539518,11</text:p>
          </table:table-cell>
          <table:table-cell office:value-type="float" office:value="13612045.68" calcext:value-type="float">
            <text:p>13612045,68</text:p>
          </table:table-cell>
          <table:table-cell office:value-type="float" office:value="9790885.55" calcext:value-type="float">
            <text:p>9790885,55</text:p>
          </table:table-cell>
          <table:table-cell office:value-type="float" office:value="24203069.58" calcext:value-type="float">
            <text:p>24203069,58</text:p>
          </table:table-cell>
          <table:table-cell office:value-type="float" office:value="29807678.57" calcext:value-type="float">
            <text:p>29807678,57</text:p>
          </table:table-cell>
          <table:table-cell office:value-type="float" office:value="30634965.14" calcext:value-type="float">
            <text:p>30634965,14</text:p>
          </table:table-cell>
          <table:table-cell office:value-type="float" office:value="6730584.775" calcext:value-type="float">
            <text:p>6730584,775</text:p>
          </table:table-cell>
          <table:table-cell office:value-type="float" office:value="28534656.86" calcext:value-type="float">
            <text:p>28534656,8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6585948.76" calcext:value-type="float">
            <text:p>36585948,76</text:p>
          </table:table-cell>
          <table:table-cell office:value-type="float" office:value="28621229.58" calcext:value-type="float">
            <text:p>28621229,58</text:p>
          </table:table-cell>
          <table:table-cell office:value-type="float" office:value="26403033.97" calcext:value-type="float">
            <text:p>26403033,97</text:p>
          </table:table-cell>
          <table:table-cell office:value-type="float" office:value="31765639.84" calcext:value-type="float">
            <text:p>31765639,84</text:p>
          </table:table-cell>
          <table:table-cell office:value-type="float" office:value="23403618.06" calcext:value-type="float">
            <text:p>23403618,06</text:p>
          </table:table-cell>
          <table:table-cell office:value-type="float" office:value="32412484.18" calcext:value-type="float">
            <text:p>32412484,18</text:p>
          </table:table-cell>
          <table:table-cell office:value-type="float" office:value="7845427.113" calcext:value-type="float">
            <text:p>7845427,113</text:p>
          </table:table-cell>
          <table:table-cell office:value-type="float" office:value="29683027.21" calcext:value-type="float">
            <text:p>29683027,21</text:p>
          </table:table-cell>
          <table:table-cell office:value-type="float" office:value="14965437.41" calcext:value-type="float">
            <text:p>14965437,41</text:p>
          </table:table-cell>
          <table:table-cell office:value-type="float" office:value="34094914.85" calcext:value-type="float">
            <text:p>34094914,85</text:p>
          </table:table-cell>
          <table:table-cell office:value-type="float" office:value="20789551.72" calcext:value-type="float">
            <text:p>20789551,72</text:p>
          </table:table-cell>
          <table:table-cell office:value-type="float" office:value="11855709.54" calcext:value-type="float">
            <text:p>11855709,54</text:p>
          </table:table-cell>
          <table:table-cell office:value-type="float" office:value="24648642.35" calcext:value-type="float">
            <text:p>24648642,35</text:p>
          </table:table-cell>
          <table:table-cell office:value-type="float" office:value="24063345.93" calcext:value-type="float">
            <text:p>24063345,93</text:p>
          </table:table-cell>
          <table:table-cell office:value-type="float" office:value="25382658.32" calcext:value-type="float">
            <text:p>25382658,32</text:p>
          </table:table-cell>
          <table:table-cell office:value-type="float" office:value="5704360.264" calcext:value-type="float">
            <text:p>5704360,264</text:p>
          </table:table-cell>
          <table:table-cell office:value-type="float" office:value="21381764.41" calcext:value-type="float">
            <text:p>21381764,41</text:p>
          </table:table-cell>
          <table:table-cell office:value-type="float" office:value="11385743.74" calcext:value-type="float">
            <text:p>11385743,74</text:p>
          </table:table-cell>
          <table:table-cell office:value-type="float" office:value="26823402.15" calcext:value-type="float">
            <text:p>26823402,15</text:p>
          </table:table-cell>
          <table:table-cell office:value-type="float" office:value="26862511.95" calcext:value-type="float">
            <text:p>26862511,95</text:p>
          </table:table-cell>
          <table:table-cell office:value-type="float" office:value="12873688.95" calcext:value-type="float">
            <text:p>12873688,95</text:p>
          </table:table-cell>
          <table:table-cell office:value-type="float" office:value="20915665.23" calcext:value-type="float">
            <text:p>20915665,23</text:p>
          </table:table-cell>
          <table:table-cell office:value-type="float" office:value="26923774.29" calcext:value-type="float">
            <text:p>26923774,29</text:p>
          </table:table-cell>
          <table:table-cell office:value-type="float" office:value="30314267.33" calcext:value-type="float">
            <text:p>30314267,33</text:p>
          </table:table-cell>
          <table:table-cell office:value-type="float" office:value="31433675.57" calcext:value-type="float">
            <text:p>31433675,57</text:p>
          </table:table-cell>
          <table:table-cell office:value-type="float" office:value="10770646.88" calcext:value-type="float">
            <text:p>10770646,88</text:p>
          </table:table-cell>
          <table:table-cell office:value-type="float" office:value="26793466.11" calcext:value-type="float">
            <text:p>26793466,11</text:p>
          </table:table-cell>
          <table:table-cell office:value-type="float" office:value="36250038.76" calcext:value-type="float">
            <text:p>36250038,76</text:p>
          </table:table-cell>
          <table:table-cell office:value-type="float" office:value="9253054.536" calcext:value-type="float">
            <text:p>9253054,536</text:p>
          </table:table-cell>
          <table:table-cell office:value-type="float" office:value="31718726.19" calcext:value-type="float">
            <text:p>31718726,19</text:p>
          </table:table-cell>
          <table:table-cell office:value-type="float" office:value="29118601.53" calcext:value-type="float">
            <text:p>29118601,53</text:p>
          </table:table-cell>
          <table:table-cell office:value-type="float" office:value="24711619.32" calcext:value-type="float">
            <text:p>24711619,32</text:p>
          </table:table-cell>
          <table:table-cell office:value-type="float" office:value="5426287.326" calcext:value-type="float">
            <text:p>5426287,326</text:p>
          </table:table-cell>
          <table:table-cell office:value-type="float" office:value="27309243.64" calcext:value-type="float">
            <text:p>27309243,64</text:p>
          </table:table-cell>
          <table:table-cell office:value-type="float" office:value="7169748.442" calcext:value-type="float">
            <text:p>7169748,442</text:p>
          </table:table-cell>
          <table:table-cell office:value-type="float" office:value="3597443.541" calcext:value-type="float">
            <text:p>3597443,541</text:p>
          </table:table-cell>
          <table:table-cell office:value-type="float" office:value="14430103.21" calcext:value-type="float">
            <text:p>14430103,21</text:p>
          </table:table-cell>
          <table:table-cell office:value-type="float" office:value="37252565.15" calcext:value-type="float">
            <text:p>37252565,15</text:p>
          </table:table-cell>
          <table:table-cell office:value-type="float" office:value="33116100.47" calcext:value-type="float">
            <text:p>33116100,47</text:p>
          </table:table-cell>
          <table:table-cell office:value-type="float" office:value="25401078.18" calcext:value-type="float">
            <text:p>25401078,18</text:p>
          </table:table-cell>
          <table:table-cell office:value-type="float" office:value="30105233.51" calcext:value-type="float">
            <text:p>30105233,51</text:p>
          </table:table-cell>
          <table:table-cell office:value-type="float" office:value="38039587.16" calcext:value-type="float">
            <text:p>38039587,16</text:p>
          </table:table-cell>
          <table:table-cell office:value-type="float" office:value="20627346.29" calcext:value-type="float">
            <text:p>20627346,29</text:p>
          </table:table-cell>
          <table:table-cell office:value-type="float" office:value="28165071.52" calcext:value-type="float">
            <text:p>28165071,52</text:p>
          </table:table-cell>
          <table:table-cell office:value-type="float" office:value="14145747.92" calcext:value-type="float">
            <text:p>14145747,92</text:p>
          </table:table-cell>
          <table:table-cell office:value-type="float" office:value="18100320.29" calcext:value-type="float">
            <text:p>18100320,29</text:p>
          </table:table-cell>
          <table:table-cell office:value-type="float" office:value="5487682.472" calcext:value-type="float">
            <text:p>5487682,472</text:p>
          </table:table-cell>
          <table:table-cell office:value-type="float" office:value="10719824.96" calcext:value-type="float">
            <text:p>10719824,96</text:p>
          </table:table-cell>
          <table:table-cell office:value-type="float" office:value="13573291.16" calcext:value-type="float">
            <text:p>13573291,16</text:p>
          </table:table-cell>
          <table:table-cell office:value-type="float" office:value="27823268.22" calcext:value-type="float">
            <text:p>27823268,22</text:p>
          </table:table-cell>
          <table:table-cell office:value-type="float" office:value="35316010.63" calcext:value-type="float">
            <text:p>35316010,63</text:p>
          </table:table-cell>
          <table:table-cell office:value-type="float" office:value="34708453.95" calcext:value-type="float">
            <text:p>34708453,95</text:p>
          </table:table-cell>
          <table:table-cell office:value-type="float" office:value="11432193.58" calcext:value-type="float">
            <text:p>11432193,58</text:p>
          </table:table-cell>
          <table:table-cell office:value-type="float" office:value="36194975.32" calcext:value-type="float">
            <text:p>36194975,3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2423144.48" calcext:value-type="float">
            <text:p>42423144,48</text:p>
          </table:table-cell>
          <table:table-cell office:value-type="float" office:value="29227885.82" calcext:value-type="float">
            <text:p>29227885,82</text:p>
          </table:table-cell>
          <table:table-cell office:value-type="float" office:value="31156106.31" calcext:value-type="float">
            <text:p>31156106,31</text:p>
          </table:table-cell>
          <table:table-cell office:value-type="float" office:value="40390112.58" calcext:value-type="float">
            <text:p>40390112,58</text:p>
          </table:table-cell>
          <table:table-cell office:value-type="float" office:value="27294787.66" calcext:value-type="float">
            <text:p>27294787,66</text:p>
          </table:table-cell>
          <table:table-cell office:value-type="float" office:value="37512282.11" calcext:value-type="float">
            <text:p>37512282,11</text:p>
          </table:table-cell>
          <table:table-cell office:value-type="float" office:value="14309741.73" calcext:value-type="float">
            <text:p>14309741,73</text:p>
          </table:table-cell>
          <table:table-cell office:value-type="float" office:value="30798243.62" calcext:value-type="float">
            <text:p>30798243,62</text:p>
          </table:table-cell>
          <table:table-cell office:value-type="float" office:value="15181510.65" calcext:value-type="float">
            <text:p>15181510,65</text:p>
          </table:table-cell>
          <table:table-cell office:value-type="float" office:value="38756507.18" calcext:value-type="float">
            <text:p>38756507,18</text:p>
          </table:table-cell>
          <table:table-cell office:value-type="float" office:value="25608385.02" calcext:value-type="float">
            <text:p>25608385,02</text:p>
          </table:table-cell>
          <table:table-cell office:value-type="float" office:value="14283669.34" calcext:value-type="float">
            <text:p>14283669,34</text:p>
          </table:table-cell>
          <table:table-cell office:value-type="float" office:value="30765911.24" calcext:value-type="float">
            <text:p>30765911,24</text:p>
          </table:table-cell>
          <table:table-cell office:value-type="float" office:value="31248482.37" calcext:value-type="float">
            <text:p>31248482,37</text:p>
          </table:table-cell>
          <table:table-cell office:value-type="float" office:value="30361301.23" calcext:value-type="float">
            <text:p>30361301,23</text:p>
          </table:table-cell>
          <table:table-cell office:value-type="float" office:value="5533429.669" calcext:value-type="float">
            <text:p>5533429,669</text:p>
          </table:table-cell>
          <table:table-cell office:value-type="float" office:value="24017369.01" calcext:value-type="float">
            <text:p>24017369,01</text:p>
          </table:table-cell>
          <table:table-cell office:value-type="float" office:value="10680052.81" calcext:value-type="float">
            <text:p>10680052,81</text:p>
          </table:table-cell>
          <table:table-cell office:value-type="float" office:value="29869911.38" calcext:value-type="float">
            <text:p>29869911,38</text:p>
          </table:table-cell>
          <table:table-cell office:value-type="float" office:value="31040628.84" calcext:value-type="float">
            <text:p>31040628,84</text:p>
          </table:table-cell>
          <table:table-cell office:value-type="float" office:value="13289525.12" calcext:value-type="float">
            <text:p>13289525,12</text:p>
          </table:table-cell>
          <table:table-cell office:value-type="float" office:value="19558079.55" calcext:value-type="float">
            <text:p>19558079,55</text:p>
          </table:table-cell>
          <table:table-cell office:value-type="float" office:value="30036654.26" calcext:value-type="float">
            <text:p>30036654,26</text:p>
          </table:table-cell>
          <table:table-cell office:value-type="float" office:value="35006522.67" calcext:value-type="float">
            <text:p>35006522,67</text:p>
          </table:table-cell>
          <table:table-cell office:value-type="float" office:value="38685683.26" calcext:value-type="float">
            <text:p>38685683,26</text:p>
          </table:table-cell>
          <table:table-cell office:value-type="float" office:value="8357800.898" calcext:value-type="float">
            <text:p>8357800,898</text:p>
          </table:table-cell>
          <table:table-cell office:value-type="float" office:value="31845813.22" calcext:value-type="float">
            <text:p>31845813,22</text:p>
          </table:table-cell>
          <table:table-cell office:value-type="float" office:value="40114472.84" calcext:value-type="float">
            <text:p>40114472,84</text:p>
          </table:table-cell>
          <table:table-cell office:value-type="float" office:value="13275403.43" calcext:value-type="float">
            <text:p>13275403,43</text:p>
          </table:table-cell>
          <table:table-cell office:value-type="float" office:value="37053791.34" calcext:value-type="float">
            <text:p>37053791,34</text:p>
          </table:table-cell>
          <table:table-cell office:value-type="float" office:value="35924129.59" calcext:value-type="float">
            <text:p>35924129,59</text:p>
          </table:table-cell>
          <table:table-cell office:value-type="float" office:value="31501173.34" calcext:value-type="float">
            <text:p>31501173,34</text:p>
          </table:table-cell>
          <table:table-cell office:value-type="float" office:value="10595994.26" calcext:value-type="float">
            <text:p>10595994,26</text:p>
          </table:table-cell>
          <table:table-cell office:value-type="float" office:value="32737353.3" calcext:value-type="float">
            <text:p>32737353,3</text:p>
          </table:table-cell>
          <table:table-cell office:value-type="float" office:value="9406360.77" calcext:value-type="float">
            <text:p>9406360,77</text:p>
          </table:table-cell>
          <table:table-cell office:value-type="float" office:value="5165368.29" calcext:value-type="float">
            <text:p>5165368,29</text:p>
          </table:table-cell>
          <table:table-cell office:value-type="float" office:value="16293392.24" calcext:value-type="float">
            <text:p>16293392,24</text:p>
          </table:table-cell>
          <table:table-cell office:value-type="float" office:value="42630489.68" calcext:value-type="float">
            <text:p>42630489,68</text:p>
          </table:table-cell>
          <table:table-cell office:value-type="float" office:value="33012181.05" calcext:value-type="float">
            <text:p>33012181,05</text:p>
          </table:table-cell>
          <table:table-cell office:value-type="float" office:value="32638551.8" calcext:value-type="float">
            <text:p>32638551,8</text:p>
          </table:table-cell>
          <table:table-cell office:value-type="float" office:value="30779605.77" calcext:value-type="float">
            <text:p>30779605,77</text:p>
          </table:table-cell>
          <table:table-cell office:value-type="float" office:value="43738698.67" calcext:value-type="float">
            <text:p>43738698,67</text:p>
          </table:table-cell>
          <table:table-cell office:value-type="float" office:value="27193062" calcext:value-type="float">
            <text:p>27193062</text:p>
          </table:table-cell>
          <table:table-cell office:value-type="float" office:value="32109491.28" calcext:value-type="float">
            <text:p>32109491,28</text:p>
          </table:table-cell>
          <table:table-cell office:value-type="float" office:value="15293189.51" calcext:value-type="float">
            <text:p>15293189,51</text:p>
          </table:table-cell>
          <table:table-cell office:value-type="float" office:value="17982579.27" calcext:value-type="float">
            <text:p>17982579,27</text:p>
          </table:table-cell>
          <table:table-cell office:value-type="float" office:value="9098330.806" calcext:value-type="float">
            <text:p>9098330,806</text:p>
          </table:table-cell>
          <table:table-cell office:value-type="float" office:value="10766566.76" calcext:value-type="float">
            <text:p>10766566,76</text:p>
          </table:table-cell>
          <table:table-cell office:value-type="float" office:value="15708008.64" calcext:value-type="float">
            <text:p>15708008,64</text:p>
          </table:table-cell>
          <table:table-cell office:value-type="float" office:value="31129372.9" calcext:value-type="float">
            <text:p>31129372,9</text:p>
          </table:table-cell>
          <table:table-cell office:value-type="float" office:value="40691288.45" calcext:value-type="float">
            <text:p>40691288,45</text:p>
          </table:table-cell>
          <table:table-cell office:value-type="float" office:value="39915380.34" calcext:value-type="float">
            <text:p>39915380,34</text:p>
          </table:table-cell>
          <table:table-cell office:value-type="float" office:value="12301250.77" calcext:value-type="float">
            <text:p>12301250,77</text:p>
          </table:table-cell>
          <table:table-cell office:value-type="float" office:value="39160769.78" calcext:value-type="float">
            <text:p>39160769,7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6767518.17" calcext:value-type="float">
            <text:p>46767518,17</text:p>
          </table:table-cell>
          <table:table-cell office:value-type="float" office:value="34763998.45" calcext:value-type="float">
            <text:p>34763998,45</text:p>
          </table:table-cell>
          <table:table-cell office:value-type="float" office:value="32158273.24" calcext:value-type="float">
            <text:p>32158273,24</text:p>
          </table:table-cell>
          <table:table-cell office:value-type="float" office:value="47572779.32" calcext:value-type="float">
            <text:p>47572779,32</text:p>
          </table:table-cell>
          <table:table-cell office:value-type="float" office:value="32953209.32" calcext:value-type="float">
            <text:p>32953209,32</text:p>
          </table:table-cell>
          <table:table-cell office:value-type="float" office:value="42663407.4" calcext:value-type="float">
            <text:p>42663407,4</text:p>
          </table:table-cell>
          <table:table-cell office:value-type="float" office:value="18727858.88" calcext:value-type="float">
            <text:p>18727858,88</text:p>
          </table:table-cell>
          <table:table-cell office:value-type="float" office:value="32566409.63" calcext:value-type="float">
            <text:p>32566409,63</text:p>
          </table:table-cell>
          <table:table-cell office:value-type="float" office:value="18670646.68" calcext:value-type="float">
            <text:p>18670646,68</text:p>
          </table:table-cell>
          <table:table-cell office:value-type="float" office:value="39583388.91" calcext:value-type="float">
            <text:p>39583388,91</text:p>
          </table:table-cell>
          <table:table-cell office:value-type="float" office:value="24483604.88" calcext:value-type="float">
            <text:p>24483604,88</text:p>
          </table:table-cell>
          <table:table-cell office:value-type="float" office:value="16056206.3" calcext:value-type="float">
            <text:p>16056206,3</text:p>
          </table:table-cell>
          <table:table-cell office:value-type="float" office:value="32840772.35" calcext:value-type="float">
            <text:p>32840772,35</text:p>
          </table:table-cell>
          <table:table-cell office:value-type="float" office:value="36170114.73" calcext:value-type="float">
            <text:p>36170114,73</text:p>
          </table:table-cell>
          <table:table-cell office:value-type="float" office:value="32920520.04" calcext:value-type="float">
            <text:p>32920520,04</text:p>
          </table:table-cell>
          <table:table-cell office:value-type="float" office:value="11146475.42" calcext:value-type="float">
            <text:p>11146475,42</text:p>
          </table:table-cell>
          <table:table-cell office:value-type="float" office:value="27110984.17" calcext:value-type="float">
            <text:p>27110984,17</text:p>
          </table:table-cell>
          <table:table-cell office:value-type="float" office:value="11650602.85" calcext:value-type="float">
            <text:p>11650602,85</text:p>
          </table:table-cell>
          <table:table-cell office:value-type="float" office:value="38211778.43" calcext:value-type="float">
            <text:p>38211778,43</text:p>
          </table:table-cell>
          <table:table-cell office:value-type="float" office:value="32613960.48" calcext:value-type="float">
            <text:p>32613960,48</text:p>
          </table:table-cell>
          <table:table-cell office:value-type="float" office:value="17791824.64" calcext:value-type="float">
            <text:p>17791824,64</text:p>
          </table:table-cell>
          <table:table-cell office:value-type="float" office:value="21877839.25" calcext:value-type="float">
            <text:p>21877839,25</text:p>
          </table:table-cell>
          <table:table-cell office:value-type="float" office:value="40459511.69" calcext:value-type="float">
            <text:p>40459511,69</text:p>
          </table:table-cell>
          <table:table-cell office:value-type="float" office:value="38845907.36" calcext:value-type="float">
            <text:p>38845907,36</text:p>
          </table:table-cell>
          <table:table-cell office:value-type="float" office:value="41956465.28" calcext:value-type="float">
            <text:p>41956465,28</text:p>
          </table:table-cell>
          <table:table-cell office:value-type="float" office:value="8177888.154" calcext:value-type="float">
            <text:p>8177888,154</text:p>
          </table:table-cell>
          <table:table-cell office:value-type="float" office:value="34832187.42" calcext:value-type="float">
            <text:p>34832187,42</text:p>
          </table:table-cell>
          <table:table-cell office:value-type="float" office:value="45309460.17" calcext:value-type="float">
            <text:p>45309460,17</text:p>
          </table:table-cell>
          <table:table-cell office:value-type="float" office:value="18364230.8" calcext:value-type="float">
            <text:p>18364230,8</text:p>
          </table:table-cell>
          <table:table-cell office:value-type="float" office:value="42694012.3" calcext:value-type="float">
            <text:p>42694012,3</text:p>
          </table:table-cell>
          <table:table-cell office:value-type="float" office:value="35615894.54" calcext:value-type="float">
            <text:p>35615894,54</text:p>
          </table:table-cell>
          <table:table-cell office:value-type="float" office:value="34439847.08" calcext:value-type="float">
            <text:p>34439847,08</text:p>
          </table:table-cell>
          <table:table-cell office:value-type="float" office:value="13671151.34" calcext:value-type="float">
            <text:p>13671151,34</text:p>
          </table:table-cell>
          <table:table-cell office:value-type="float" office:value="37515219.05" calcext:value-type="float">
            <text:p>37515219,05</text:p>
          </table:table-cell>
          <table:table-cell office:value-type="float" office:value="11712391.5" calcext:value-type="float">
            <text:p>11712391,5</text:p>
          </table:table-cell>
          <table:table-cell office:value-type="float" office:value="12887588.84" calcext:value-type="float">
            <text:p>12887588,84</text:p>
          </table:table-cell>
          <table:table-cell office:value-type="float" office:value="16139743.46" calcext:value-type="float">
            <text:p>16139743,46</text:p>
          </table:table-cell>
          <table:table-cell office:value-type="float" office:value="43672613.66" calcext:value-type="float">
            <text:p>43672613,66</text:p>
          </table:table-cell>
          <table:table-cell office:value-type="float" office:value="35118626.23" calcext:value-type="float">
            <text:p>35118626,23</text:p>
          </table:table-cell>
          <table:table-cell office:value-type="float" office:value="35253030.92" calcext:value-type="float">
            <text:p>35253030,92</text:p>
          </table:table-cell>
          <table:table-cell office:value-type="float" office:value="31258345.49" calcext:value-type="float">
            <text:p>31258345,49</text:p>
          </table:table-cell>
          <table:table-cell office:value-type="float" office:value="48397753.89" calcext:value-type="float">
            <text:p>48397753,89</text:p>
          </table:table-cell>
          <table:table-cell office:value-type="float" office:value="28539618.88" calcext:value-type="float">
            <text:p>28539618,88</text:p>
          </table:table-cell>
          <table:table-cell office:value-type="float" office:value="31814415.54" calcext:value-type="float">
            <text:p>31814415,54</text:p>
          </table:table-cell>
          <table:table-cell office:value-type="float" office:value="15512433.04" calcext:value-type="float">
            <text:p>15512433,04</text:p>
          </table:table-cell>
          <table:table-cell office:value-type="float" office:value="12646331.26" calcext:value-type="float">
            <text:p>12646331,26</text:p>
          </table:table-cell>
          <table:table-cell office:value-type="float" office:value="11953359.65" calcext:value-type="float">
            <text:p>11953359,65</text:p>
          </table:table-cell>
          <table:table-cell office:value-type="float" office:value="17050839.01" calcext:value-type="float">
            <text:p>17050839,01</text:p>
          </table:table-cell>
          <table:table-cell office:value-type="float" office:value="16376536.2" calcext:value-type="float">
            <text:p>16376536,2</text:p>
          </table:table-cell>
          <table:table-cell office:value-type="float" office:value="37157503.33" calcext:value-type="float">
            <text:p>37157503,33</text:p>
          </table:table-cell>
          <table:table-cell office:value-type="float" office:value="41464260.88" calcext:value-type="float">
            <text:p>41464260,88</text:p>
          </table:table-cell>
          <table:table-cell office:value-type="float" office:value="43494383.16" calcext:value-type="float">
            <text:p>43494383,16</text:p>
          </table:table-cell>
          <table:table-cell office:value-type="float" office:value="12276800.54" calcext:value-type="float">
            <text:p>12276800,54</text:p>
          </table:table-cell>
          <table:table-cell office:value-type="float" office:value="44403724.01" calcext:value-type="float">
            <text:p>44403724,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2127655.17" calcext:value-type="float">
            <text:p>52127655,17</text:p>
          </table:table-cell>
          <table:table-cell office:value-type="float" office:value="35583888.3" calcext:value-type="float">
            <text:p>35583888,3</text:p>
          </table:table-cell>
          <table:table-cell office:value-type="float" office:value="34976886.8" calcext:value-type="float">
            <text:p>34976886,8</text:p>
          </table:table-cell>
          <table:table-cell office:value-type="float" office:value="52627223.73" calcext:value-type="float">
            <text:p>52627223,73</text:p>
          </table:table-cell>
          <table:table-cell office:value-type="float" office:value="36970650.55" calcext:value-type="float">
            <text:p>36970650,55</text:p>
          </table:table-cell>
          <table:table-cell office:value-type="float" office:value="49931976.81" calcext:value-type="float">
            <text:p>49931976,81</text:p>
          </table:table-cell>
          <table:table-cell office:value-type="float" office:value="17574265.05" calcext:value-type="float">
            <text:p>17574265,05</text:p>
          </table:table-cell>
          <table:table-cell office:value-type="float" office:value="30598574.5" calcext:value-type="float">
            <text:p>30598574,5</text:p>
          </table:table-cell>
          <table:table-cell office:value-type="float" office:value="19556997.14" calcext:value-type="float">
            <text:p>19556997,14</text:p>
          </table:table-cell>
          <table:table-cell office:value-type="float" office:value="43613890.24" calcext:value-type="float">
            <text:p>43613890,24</text:p>
          </table:table-cell>
          <table:table-cell office:value-type="float" office:value="24816577.41" calcext:value-type="float">
            <text:p>24816577,41</text:p>
          </table:table-cell>
          <table:table-cell office:value-type="float" office:value="17702421.59" calcext:value-type="float">
            <text:p>17702421,59</text:p>
          </table:table-cell>
          <table:table-cell office:value-type="float" office:value="34561679.05" calcext:value-type="float">
            <text:p>34561679,05</text:p>
          </table:table-cell>
          <table:table-cell office:value-type="float" office:value="36059864.34" calcext:value-type="float">
            <text:p>36059864,34</text:p>
          </table:table-cell>
          <table:table-cell office:value-type="float" office:value="42215185.23" calcext:value-type="float">
            <text:p>42215185,23</text:p>
          </table:table-cell>
          <table:table-cell office:value-type="float" office:value="14177933.02" calcext:value-type="float">
            <text:p>14177933,02</text:p>
          </table:table-cell>
          <table:table-cell office:value-type="float" office:value="34928454.28" calcext:value-type="float">
            <text:p>34928454,28</text:p>
          </table:table-cell>
          <table:table-cell office:value-type="float" office:value="16683052.36" calcext:value-type="float">
            <text:p>16683052,36</text:p>
          </table:table-cell>
          <table:table-cell office:value-type="float" office:value="45444583.35" calcext:value-type="float">
            <text:p>45444583,35</text:p>
          </table:table-cell>
          <table:table-cell office:value-type="float" office:value="32387560.59" calcext:value-type="float">
            <text:p>32387560,59</text:p>
          </table:table-cell>
          <table:table-cell office:value-type="float" office:value="20135830.74" calcext:value-type="float">
            <text:p>20135830,74</text:p>
          </table:table-cell>
          <table:table-cell office:value-type="float" office:value="28142813.92" calcext:value-type="float">
            <text:p>28142813,92</text:p>
          </table:table-cell>
          <table:table-cell office:value-type="float" office:value="49338327.25" calcext:value-type="float">
            <text:p>49338327,25</text:p>
          </table:table-cell>
          <table:table-cell office:value-type="float" office:value="43049514.85" calcext:value-type="float">
            <text:p>43049514,85</text:p>
          </table:table-cell>
          <table:table-cell office:value-type="float" office:value="45573589.87" calcext:value-type="float">
            <text:p>45573589,87</text:p>
          </table:table-cell>
          <table:table-cell office:value-type="float" office:value="7245027.578" calcext:value-type="float">
            <text:p>7245027,578</text:p>
          </table:table-cell>
          <table:table-cell office:value-type="float" office:value="42776613.49" calcext:value-type="float">
            <text:p>42776613,49</text:p>
          </table:table-cell>
          <table:table-cell office:value-type="float" office:value="49489344.09" calcext:value-type="float">
            <text:p>49489344,09</text:p>
          </table:table-cell>
          <table:table-cell office:value-type="float" office:value="22572149.66" calcext:value-type="float">
            <text:p>22572149,66</text:p>
          </table:table-cell>
          <table:table-cell office:value-type="float" office:value="47428923.5" calcext:value-type="float">
            <text:p>47428923,5</text:p>
          </table:table-cell>
          <table:table-cell office:value-type="float" office:value="40217816.12" calcext:value-type="float">
            <text:p>40217816,12</text:p>
          </table:table-cell>
          <table:table-cell office:value-type="float" office:value="38070118.35" calcext:value-type="float">
            <text:p>38070118,35</text:p>
          </table:table-cell>
          <table:table-cell office:value-type="float" office:value="13863148.72" calcext:value-type="float">
            <text:p>13863148,72</text:p>
          </table:table-cell>
          <table:table-cell office:value-type="float" office:value="42251020.12" calcext:value-type="float">
            <text:p>42251020,12</text:p>
          </table:table-cell>
          <table:table-cell office:value-type="float" office:value="15083132.59" calcext:value-type="float">
            <text:p>15083132,59</text:p>
          </table:table-cell>
          <table:table-cell office:value-type="float" office:value="14097271.29" calcext:value-type="float">
            <text:p>14097271,29</text:p>
          </table:table-cell>
          <table:table-cell office:value-type="float" office:value="12687754.03" calcext:value-type="float">
            <text:p>12687754,03</text:p>
          </table:table-cell>
          <table:table-cell office:value-type="float" office:value="45401280" calcext:value-type="float">
            <text:p>45401280</text:p>
          </table:table-cell>
          <table:table-cell office:value-type="float" office:value="38540375.63" calcext:value-type="float">
            <text:p>38540375,63</text:p>
          </table:table-cell>
          <table:table-cell office:value-type="float" office:value="38554180.17" calcext:value-type="float">
            <text:p>38554180,17</text:p>
          </table:table-cell>
          <table:table-cell office:value-type="float" office:value="34150587.96" calcext:value-type="float">
            <text:p>34150587,96</text:p>
          </table:table-cell>
          <table:table-cell office:value-type="float" office:value="51691302.66" calcext:value-type="float">
            <text:p>51691302,66</text:p>
          </table:table-cell>
          <table:table-cell office:value-type="float" office:value="29840881.02" calcext:value-type="float">
            <text:p>29840881,02</text:p>
          </table:table-cell>
          <table:table-cell office:value-type="float" office:value="36235107.33" calcext:value-type="float">
            <text:p>36235107,33</text:p>
          </table:table-cell>
          <table:table-cell office:value-type="float" office:value="16035004.14" calcext:value-type="float">
            <text:p>16035004,14</text:p>
          </table:table-cell>
          <table:table-cell office:value-type="float" office:value="12668863.16" calcext:value-type="float">
            <text:p>12668863,16</text:p>
          </table:table-cell>
          <table:table-cell office:value-type="float" office:value="13259457.11" calcext:value-type="float">
            <text:p>13259457,11</text:p>
          </table:table-cell>
          <table:table-cell office:value-type="float" office:value="29488436.22" calcext:value-type="float">
            <text:p>29488436,22</text:p>
          </table:table-cell>
          <table:table-cell office:value-type="float" office:value="17016917.39" calcext:value-type="float">
            <text:p>17016917,39</text:p>
          </table:table-cell>
          <table:table-cell office:value-type="float" office:value="43090950.4" calcext:value-type="float">
            <text:p>43090950,4</text:p>
          </table:table-cell>
          <table:table-cell office:value-type="float" office:value="44029532.76" calcext:value-type="float">
            <text:p>44029532,76</text:p>
          </table:table-cell>
          <table:table-cell office:value-type="float" office:value="45833704.26" calcext:value-type="float">
            <text:p>45833704,26</text:p>
          </table:table-cell>
          <table:table-cell office:value-type="float" office:value="19988976.61" calcext:value-type="float">
            <text:p>19988976,61</text:p>
          </table:table-cell>
          <table:table-cell office:value-type="float" office:value="46467209.24" calcext:value-type="float">
            <text:p>46467209,2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15920327.4" calcext:value-type="float">
            <text:p>115920327,4</text:p>
          </table:table-cell>
          <table:table-cell office:value-type="float" office:value="86176447.91" calcext:value-type="float">
            <text:p>86176447,91</text:p>
          </table:table-cell>
          <table:table-cell office:value-type="float" office:value="86789643.8" calcext:value-type="float">
            <text:p>86789643,8</text:p>
          </table:table-cell>
          <table:table-cell office:value-type="float" office:value="110309685.8" calcext:value-type="float">
            <text:p>110309685,8</text:p>
          </table:table-cell>
          <table:table-cell office:value-type="float" office:value="81770148.55" calcext:value-type="float">
            <text:p>81770148,55</text:p>
          </table:table-cell>
          <table:table-cell office:value-type="float" office:value="109798355.6" calcext:value-type="float">
            <text:p>109798355,6</text:p>
          </table:table-cell>
          <table:table-cell office:value-type="float" office:value="32979498.32" calcext:value-type="float">
            <text:p>32979498,32</text:p>
          </table:table-cell>
          <table:table-cell office:value-type="float" office:value="88847709.52" calcext:value-type="float">
            <text:p>88847709,52</text:p>
          </table:table-cell>
          <table:table-cell office:value-type="float" office:value="34518794.78" calcext:value-type="float">
            <text:p>34518794,78</text:p>
          </table:table-cell>
          <table:table-cell office:value-type="float" office:value="95651149.9" calcext:value-type="float">
            <text:p>95651149,9</text:p>
          </table:table-cell>
          <table:table-cell office:value-type="float" office:value="55922956.81" calcext:value-type="float">
            <text:p>55922956,81</text:p>
          </table:table-cell>
          <table:table-cell office:value-type="float" office:value="35950536.19" calcext:value-type="float">
            <text:p>35950536,19</text:p>
          </table:table-cell>
          <table:table-cell office:value-type="float" office:value="79276767.93" calcext:value-type="float">
            <text:p>79276767,93</text:p>
          </table:table-cell>
          <table:table-cell office:value-type="float" office:value="79652888.55" calcext:value-type="float">
            <text:p>79652888,55</text:p>
          </table:table-cell>
          <table:table-cell office:value-type="float" office:value="87149507.56" calcext:value-type="float">
            <text:p>87149507,56</text:p>
          </table:table-cell>
          <table:table-cell office:value-type="float" office:value="33517479.29" calcext:value-type="float">
            <text:p>33517479,29</text:p>
          </table:table-cell>
          <table:table-cell office:value-type="float" office:value="73881842.8" calcext:value-type="float">
            <text:p>73881842,8</text:p>
          </table:table-cell>
          <table:table-cell office:value-type="float" office:value="37766184.31" calcext:value-type="float">
            <text:p>37766184,31</text:p>
          </table:table-cell>
          <table:table-cell office:value-type="float" office:value="105618947.8" calcext:value-type="float">
            <text:p>105618947,8</text:p>
          </table:table-cell>
          <table:table-cell office:value-type="float" office:value="74841207.82" calcext:value-type="float">
            <text:p>74841207,82</text:p>
          </table:table-cell>
          <table:table-cell office:value-type="float" office:value="36205905.6" calcext:value-type="float">
            <text:p>36205905,6</text:p>
          </table:table-cell>
          <table:table-cell office:value-type="float" office:value="67876620.38" calcext:value-type="float">
            <text:p>67876620,38</text:p>
          </table:table-cell>
          <table:table-cell office:value-type="float" office:value="113874882.9" calcext:value-type="float">
            <text:p>113874882,9</text:p>
          </table:table-cell>
          <table:table-cell office:value-type="float" office:value="103800108.5" calcext:value-type="float">
            <text:p>103800108,5</text:p>
          </table:table-cell>
          <table:table-cell office:value-type="float" office:value="96825926.6" calcext:value-type="float">
            <text:p>96825926,6</text:p>
          </table:table-cell>
          <table:table-cell office:value-type="float" office:value="13612500.95" calcext:value-type="float">
            <text:p>13612500,95</text:p>
          </table:table-cell>
          <table:table-cell office:value-type="float" office:value="93954591.77" calcext:value-type="float">
            <text:p>93954591,77</text:p>
          </table:table-cell>
          <table:table-cell office:value-type="float" office:value="99598827.62" calcext:value-type="float">
            <text:p>99598827,62</text:p>
          </table:table-cell>
          <table:table-cell office:value-type="float" office:value="45489142.04" calcext:value-type="float">
            <text:p>45489142,04</text:p>
          </table:table-cell>
          <table:table-cell office:value-type="float" office:value="98164204.95" calcext:value-type="float">
            <text:p>98164204,95</text:p>
          </table:table-cell>
          <table:table-cell office:value-type="float" office:value="93130081.64" calcext:value-type="float">
            <text:p>93130081,64</text:p>
          </table:table-cell>
          <table:table-cell office:value-type="float" office:value="87199497.28" calcext:value-type="float">
            <text:p>87199497,28</text:p>
          </table:table-cell>
          <table:table-cell office:value-type="float" office:value="26660220.22" calcext:value-type="float">
            <text:p>26660220,22</text:p>
          </table:table-cell>
          <table:table-cell office:value-type="float" office:value="109822647.9" calcext:value-type="float">
            <text:p>109822647,9</text:p>
          </table:table-cell>
          <table:table-cell office:value-type="float" office:value="34956107.47" calcext:value-type="float">
            <text:p>34956107,47</text:p>
          </table:table-cell>
          <table:table-cell office:value-type="float" office:value="29178116.49" calcext:value-type="float">
            <text:p>29178116,49</text:p>
          </table:table-cell>
          <table:table-cell office:value-type="float" office:value="49990945.27" calcext:value-type="float">
            <text:p>49990945,27</text:p>
          </table:table-cell>
          <table:table-cell office:value-type="float" office:value="113394257" calcext:value-type="float">
            <text:p>113394257</text:p>
          </table:table-cell>
          <table:table-cell office:value-type="float" office:value="87478821.42" calcext:value-type="float">
            <text:p>87478821,42</text:p>
          </table:table-cell>
          <table:table-cell office:value-type="float" office:value="86796865.26" calcext:value-type="float">
            <text:p>86796865,26</text:p>
          </table:table-cell>
          <table:table-cell office:value-type="float" office:value="78715751.23" calcext:value-type="float">
            <text:p>78715751,23</text:p>
          </table:table-cell>
          <table:table-cell office:value-type="float" office:value="118450082.9" calcext:value-type="float">
            <text:p>118450082,9</text:p>
          </table:table-cell>
          <table:table-cell office:value-type="float" office:value="63177514.15" calcext:value-type="float">
            <text:p>63177514,15</text:p>
          </table:table-cell>
          <table:table-cell office:value-type="float" office:value="80774290.48" calcext:value-type="float">
            <text:p>80774290,48</text:p>
          </table:table-cell>
          <table:table-cell office:value-type="float" office:value="39289525.99" calcext:value-type="float">
            <text:p>39289525,99</text:p>
          </table:table-cell>
          <table:table-cell office:value-type="float" office:value="25203623.21" calcext:value-type="float">
            <text:p>25203623,21</text:p>
          </table:table-cell>
          <table:table-cell office:value-type="float" office:value="27290102.47" calcext:value-type="float">
            <text:p>27290102,47</text:p>
          </table:table-cell>
          <table:table-cell office:value-type="float" office:value="64991353.94" calcext:value-type="float">
            <text:p>64991353,94</text:p>
          </table:table-cell>
          <table:table-cell office:value-type="float" office:value="38467006.91" calcext:value-type="float">
            <text:p>38467006,91</text:p>
          </table:table-cell>
          <table:table-cell office:value-type="float" office:value="102345408.7" calcext:value-type="float">
            <text:p>102345408,7</text:p>
          </table:table-cell>
          <table:table-cell office:value-type="float" office:value="96276014.49" calcext:value-type="float">
            <text:p>96276014,49</text:p>
          </table:table-cell>
          <table:table-cell office:value-type="float" office:value="104228285.9" calcext:value-type="float">
            <text:p>104228285,9</text:p>
          </table:table-cell>
          <table:table-cell office:value-type="float" office:value="37763672.46" calcext:value-type="float">
            <text:p>37763672,46</text:p>
          </table:table-cell>
          <table:table-cell office:value-type="float" office:value="110593967.6" calcext:value-type="float">
            <text:p>110593967,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42343569.6" calcext:value-type="float">
            <text:p>142343569,6</text:p>
          </table:table-cell>
          <table:table-cell office:value-type="float" office:value="94236973.01" calcext:value-type="float">
            <text:p>94236973,01</text:p>
          </table:table-cell>
          <table:table-cell office:value-type="float" office:value="92880043.56" calcext:value-type="float">
            <text:p>92880043,56</text:p>
          </table:table-cell>
          <table:table-cell office:value-type="float" office:value="109066058.1" calcext:value-type="float">
            <text:p>109066058,1</text:p>
          </table:table-cell>
          <table:table-cell office:value-type="float" office:value="98376029.62" calcext:value-type="float">
            <text:p>98376029,62</text:p>
          </table:table-cell>
          <table:table-cell office:value-type="float" office:value="107803127.5" calcext:value-type="float">
            <text:p>107803127,5</text:p>
          </table:table-cell>
          <table:table-cell office:value-type="float" office:value="32428111.58" calcext:value-type="float">
            <text:p>32428111,58</text:p>
          </table:table-cell>
          <table:table-cell office:value-type="float" office:value="107972989.3" calcext:value-type="float">
            <text:p>107972989,3</text:p>
          </table:table-cell>
          <table:table-cell office:value-type="float" office:value="34351655.43" calcext:value-type="float">
            <text:p>34351655,43</text:p>
          </table:table-cell>
          <table:table-cell office:value-type="float" office:value="105646242.5" calcext:value-type="float">
            <text:p>105646242,5</text:p>
          </table:table-cell>
          <table:table-cell office:value-type="float" office:value="71653701.57" calcext:value-type="float">
            <text:p>71653701,57</text:p>
          </table:table-cell>
          <table:table-cell office:value-type="float" office:value="38157286.48" calcext:value-type="float">
            <text:p>38157286,48</text:p>
          </table:table-cell>
          <table:table-cell office:value-type="float" office:value="81010298.77" calcext:value-type="float">
            <text:p>81010298,77</text:p>
          </table:table-cell>
          <table:table-cell office:value-type="float" office:value="81834096.46" calcext:value-type="float">
            <text:p>81834096,46</text:p>
          </table:table-cell>
          <table:table-cell office:value-type="float" office:value="92434407.47" calcext:value-type="float">
            <text:p>92434407,47</text:p>
          </table:table-cell>
          <table:table-cell office:value-type="float" office:value="44879376.92" calcext:value-type="float">
            <text:p>44879376,92</text:p>
          </table:table-cell>
          <table:table-cell office:value-type="float" office:value="82589961.26" calcext:value-type="float">
            <text:p>82589961,26</text:p>
          </table:table-cell>
          <table:table-cell office:value-type="float" office:value="32244920.67" calcext:value-type="float">
            <text:p>32244920,67</text:p>
          </table:table-cell>
          <table:table-cell office:value-type="float" office:value="98087901.49" calcext:value-type="float">
            <text:p>98087901,49</text:p>
          </table:table-cell>
          <table:table-cell office:value-type="float" office:value="90886772.54" calcext:value-type="float">
            <text:p>90886772,54</text:p>
          </table:table-cell>
          <table:table-cell office:value-type="float" office:value="39059737.62" calcext:value-type="float">
            <text:p>39059737,62</text:p>
          </table:table-cell>
          <table:table-cell office:value-type="float" office:value="72028785.88" calcext:value-type="float">
            <text:p>72028785,88</text:p>
          </table:table-cell>
          <table:table-cell office:value-type="float" office:value="126476365.3" calcext:value-type="float">
            <text:p>126476365,3</text:p>
          </table:table-cell>
          <table:table-cell office:value-type="float" office:value="110153588" calcext:value-type="float">
            <text:p>110153588</text:p>
          </table:table-cell>
          <table:table-cell office:value-type="float" office:value="105787773.5" calcext:value-type="float">
            <text:p>105787773,5</text:p>
          </table:table-cell>
          <table:table-cell office:value-type="float" office:value="23913057.73" calcext:value-type="float">
            <text:p>23913057,73</text:p>
          </table:table-cell>
          <table:table-cell office:value-type="float" office:value="96606943.45" calcext:value-type="float">
            <text:p>96606943,45</text:p>
          </table:table-cell>
          <table:table-cell office:value-type="float" office:value="124561820.6" calcext:value-type="float">
            <text:p>124561820,6</text:p>
          </table:table-cell>
          <table:table-cell office:value-type="float" office:value="59066616.97" calcext:value-type="float">
            <text:p>59066616,97</text:p>
          </table:table-cell>
          <table:table-cell office:value-type="float" office:value="106051213.7" calcext:value-type="float">
            <text:p>106051213,7</text:p>
          </table:table-cell>
          <table:table-cell office:value-type="float" office:value="111203518" calcext:value-type="float">
            <text:p>111203518</text:p>
          </table:table-cell>
          <table:table-cell office:value-type="float" office:value="98723263.36" calcext:value-type="float">
            <text:p>98723263,36</text:p>
          </table:table-cell>
          <table:table-cell office:value-type="float" office:value="41909028.68" calcext:value-type="float">
            <text:p>41909028,68</text:p>
          </table:table-cell>
          <table:table-cell office:value-type="float" office:value="135711844" calcext:value-type="float">
            <text:p>135711844</text:p>
          </table:table-cell>
          <table:table-cell office:value-type="float" office:value="36935430.65" calcext:value-type="float">
            <text:p>36935430,65</text:p>
          </table:table-cell>
          <table:table-cell office:value-type="float" office:value="40462050.19" calcext:value-type="float">
            <text:p>40462050,19</text:p>
          </table:table-cell>
          <table:table-cell office:value-type="float" office:value="58143184.25" calcext:value-type="float">
            <text:p>58143184,25</text:p>
          </table:table-cell>
          <table:table-cell office:value-type="float" office:value="129035737.6" calcext:value-type="float">
            <text:p>129035737,6</text:p>
          </table:table-cell>
          <table:table-cell office:value-type="float" office:value="112197098.6" calcext:value-type="float">
            <text:p>112197098,6</text:p>
          </table:table-cell>
          <table:table-cell office:value-type="float" office:value="94036439.98" calcext:value-type="float">
            <text:p>94036439,98</text:p>
          </table:table-cell>
          <table:table-cell office:value-type="float" office:value="89386744.91" calcext:value-type="float">
            <text:p>89386744,91</text:p>
          </table:table-cell>
          <table:table-cell office:value-type="float" office:value="137548428.4" calcext:value-type="float">
            <text:p>137548428,4</text:p>
          </table:table-cell>
          <table:table-cell office:value-type="float" office:value="73679865.88" calcext:value-type="float">
            <text:p>73679865,88</text:p>
          </table:table-cell>
          <table:table-cell office:value-type="float" office:value="105248140.4" calcext:value-type="float">
            <text:p>105248140,4</text:p>
          </table:table-cell>
          <table:table-cell office:value-type="float" office:value="38499583.51" calcext:value-type="float">
            <text:p>38499583,51</text:p>
          </table:table-cell>
          <table:table-cell office:value-type="float" office:value="41278927.93" calcext:value-type="float">
            <text:p>41278927,93</text:p>
          </table:table-cell>
          <table:table-cell office:value-type="float" office:value="19556724.78" calcext:value-type="float">
            <text:p>19556724,78</text:p>
          </table:table-cell>
          <table:table-cell office:value-type="float" office:value="74573017.63" calcext:value-type="float">
            <text:p>74573017,63</text:p>
          </table:table-cell>
          <table:table-cell office:value-type="float" office:value="45184522.33" calcext:value-type="float">
            <text:p>45184522,33</text:p>
          </table:table-cell>
          <table:table-cell office:value-type="float" office:value="107938226.4" calcext:value-type="float">
            <text:p>107938226,4</text:p>
          </table:table-cell>
          <table:table-cell office:value-type="float" office:value="103713188.7" calcext:value-type="float">
            <text:p>103713188,7</text:p>
          </table:table-cell>
          <table:table-cell office:value-type="float" office:value="125493596.3" calcext:value-type="float">
            <text:p>125493596,3</text:p>
          </table:table-cell>
          <table:table-cell office:value-type="float" office:value="43867563.8" calcext:value-type="float">
            <text:p>43867563,8</text:p>
          </table:table-cell>
          <table:table-cell office:value-type="float" office:value="123398358.2" calcext:value-type="float">
            <text:p>123398358,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59018362.6" calcext:value-type="float">
            <text:p>159018362,6</text:p>
          </table:table-cell>
          <table:table-cell office:value-type="float" office:value="119574450" calcext:value-type="float">
            <text:p>119574450</text:p>
          </table:table-cell>
          <table:table-cell office:value-type="float" office:value="115432376.6" calcext:value-type="float">
            <text:p>115432376,6</text:p>
          </table:table-cell>
          <table:table-cell office:value-type="float" office:value="118580778.6" calcext:value-type="float">
            <text:p>118580778,6</text:p>
          </table:table-cell>
          <table:table-cell office:value-type="float" office:value="124986655.4" calcext:value-type="float">
            <text:p>124986655,4</text:p>
          </table:table-cell>
          <table:table-cell office:value-type="float" office:value="116996130.9" calcext:value-type="float">
            <text:p>116996130,9</text:p>
          </table:table-cell>
          <table:table-cell office:value-type="float" office:value="48036494.8" calcext:value-type="float">
            <text:p>48036494,8</text:p>
          </table:table-cell>
          <table:table-cell office:value-type="float" office:value="119003162.5" calcext:value-type="float">
            <text:p>119003162,5</text:p>
          </table:table-cell>
          <table:table-cell office:value-type="float" office:value="52617411.54" calcext:value-type="float">
            <text:p>52617411,54</text:p>
          </table:table-cell>
          <table:table-cell office:value-type="float" office:value="131621910.6" calcext:value-type="float">
            <text:p>131621910,6</text:p>
          </table:table-cell>
          <table:table-cell office:value-type="float" office:value="89331903.38" calcext:value-type="float">
            <text:p>89331903,38</text:p>
          </table:table-cell>
          <table:table-cell office:value-type="float" office:value="47444822.71" calcext:value-type="float">
            <text:p>47444822,71</text:p>
          </table:table-cell>
          <table:table-cell office:value-type="float" office:value="82580646.78" calcext:value-type="float">
            <text:p>82580646,78</text:p>
          </table:table-cell>
          <table:table-cell office:value-type="float" office:value="85198415.91" calcext:value-type="float">
            <text:p>85198415,91</text:p>
          </table:table-cell>
          <table:table-cell office:value-type="float" office:value="113436118.3" calcext:value-type="float">
            <text:p>113436118,3</text:p>
          </table:table-cell>
          <table:table-cell office:value-type="float" office:value="47537247.41" calcext:value-type="float">
            <text:p>47537247,41</text:p>
          </table:table-cell>
          <table:table-cell office:value-type="float" office:value="98517744.54" calcext:value-type="float">
            <text:p>98517744,54</text:p>
          </table:table-cell>
          <table:table-cell office:value-type="float" office:value="41046650.28" calcext:value-type="float">
            <text:p>41046650,28</text:p>
          </table:table-cell>
          <table:table-cell office:value-type="float" office:value="94976352.39" calcext:value-type="float">
            <text:p>94976352,39</text:p>
          </table:table-cell>
          <table:table-cell office:value-type="float" office:value="103885421.5" calcext:value-type="float">
            <text:p>103885421,5</text:p>
          </table:table-cell>
          <table:table-cell office:value-type="float" office:value="45866483.78" calcext:value-type="float">
            <text:p>45866483,78</text:p>
          </table:table-cell>
          <table:table-cell office:value-type="float" office:value="86466378.67" calcext:value-type="float">
            <text:p>86466378,67</text:p>
          </table:table-cell>
          <table:table-cell office:value-type="float" office:value="146557522.9" calcext:value-type="float">
            <text:p>146557522,9</text:p>
          </table:table-cell>
          <table:table-cell office:value-type="float" office:value="110229504.4" calcext:value-type="float">
            <text:p>110229504,4</text:p>
          </table:table-cell>
          <table:table-cell office:value-type="float" office:value="136592126.3" calcext:value-type="float">
            <text:p>136592126,3</text:p>
          </table:table-cell>
          <table:table-cell office:value-type="float" office:value="29800614.04" calcext:value-type="float">
            <text:p>29800614,04</text:p>
          </table:table-cell>
          <table:table-cell office:value-type="float" office:value="115591843.8" calcext:value-type="float">
            <text:p>115591843,8</text:p>
          </table:table-cell>
          <table:table-cell office:value-type="float" office:value="144114583.6" calcext:value-type="float">
            <text:p>144114583,6</text:p>
          </table:table-cell>
          <table:table-cell office:value-type="float" office:value="74259852.17" calcext:value-type="float">
            <text:p>74259852,17</text:p>
          </table:table-cell>
          <table:table-cell office:value-type="float" office:value="138941149.5" calcext:value-type="float">
            <text:p>138941149,5</text:p>
          </table:table-cell>
          <table:table-cell office:value-type="float" office:value="127544709.4" calcext:value-type="float">
            <text:p>127544709,4</text:p>
          </table:table-cell>
          <table:table-cell office:value-type="float" office:value="112856586.7" calcext:value-type="float">
            <text:p>112856586,7</text:p>
          </table:table-cell>
          <table:table-cell office:value-type="float" office:value="44865458.86" calcext:value-type="float">
            <text:p>44865458,86</text:p>
          </table:table-cell>
          <table:table-cell office:value-type="float" office:value="148294337.8" calcext:value-type="float">
            <text:p>148294337,8</text:p>
          </table:table-cell>
          <table:table-cell office:value-type="float" office:value="63337855.57" calcext:value-type="float">
            <text:p>63337855,57</text:p>
          </table:table-cell>
          <table:table-cell office:value-type="float" office:value="55990933.32" calcext:value-type="float">
            <text:p>55990933,32</text:p>
          </table:table-cell>
          <table:table-cell office:value-type="float" office:value="48535215.26" calcext:value-type="float">
            <text:p>48535215,26</text:p>
          </table:table-cell>
          <table:table-cell office:value-type="float" office:value="151473088.9" calcext:value-type="float">
            <text:p>151473088,9</text:p>
          </table:table-cell>
          <table:table-cell office:value-type="float" office:value="133053600.4" calcext:value-type="float">
            <text:p>133053600,4</text:p>
          </table:table-cell>
          <table:table-cell office:value-type="float" office:value="119521085" calcext:value-type="float">
            <text:p>119521085</text:p>
          </table:table-cell>
          <table:table-cell office:value-type="float" office:value="95445928.77" calcext:value-type="float">
            <text:p>95445928,77</text:p>
          </table:table-cell>
          <table:table-cell office:value-type="float" office:value="163681896.2" calcext:value-type="float">
            <text:p>163681896,2</text:p>
          </table:table-cell>
          <table:table-cell office:value-type="float" office:value="97941129.8" calcext:value-type="float">
            <text:p>97941129,8</text:p>
          </table:table-cell>
          <table:table-cell office:value-type="float" office:value="118872115.3" calcext:value-type="float">
            <text:p>118872115,3</text:p>
          </table:table-cell>
          <table:table-cell office:value-type="float" office:value="49716993.15" calcext:value-type="float">
            <text:p>49716993,15</text:p>
          </table:table-cell>
          <table:table-cell office:value-type="float" office:value="55852179.07" calcext:value-type="float">
            <text:p>55852179,07</text:p>
          </table:table-cell>
          <table:table-cell office:value-type="float" office:value="19165088.32" calcext:value-type="float">
            <text:p>19165088,32</text:p>
          </table:table-cell>
          <table:table-cell office:value-type="float" office:value="86856084.59" calcext:value-type="float">
            <text:p>86856084,59</text:p>
          </table:table-cell>
          <table:table-cell office:value-type="float" office:value="51149898.68" calcext:value-type="float">
            <text:p>51149898,68</text:p>
          </table:table-cell>
          <table:table-cell office:value-type="float" office:value="112641992.9" calcext:value-type="float">
            <text:p>112641992,9</text:p>
          </table:table-cell>
          <table:table-cell office:value-type="float" office:value="105148788.1" calcext:value-type="float">
            <text:p>105148788,1</text:p>
          </table:table-cell>
          <table:table-cell office:value-type="float" office:value="151411930.6" calcext:value-type="float">
            <text:p>151411930,6</text:p>
          </table:table-cell>
          <table:table-cell office:value-type="float" office:value="48225403.71" calcext:value-type="float">
            <text:p>48225403,71</text:p>
          </table:table-cell>
          <table:table-cell office:value-type="float" office:value="149321927" calcext:value-type="float">
            <text:p>14932192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79791150.1" calcext:value-type="float">
            <text:p>179791150,1</text:p>
          </table:table-cell>
          <table:table-cell office:value-type="float" office:value="130033270.3" calcext:value-type="float">
            <text:p>130033270,3</text:p>
          </table:table-cell>
          <table:table-cell office:value-type="float" office:value="125704958.3" calcext:value-type="float">
            <text:p>125704958,3</text:p>
          </table:table-cell>
          <table:table-cell office:value-type="float" office:value="114409904.9" calcext:value-type="float">
            <text:p>114409904,9</text:p>
          </table:table-cell>
          <table:table-cell office:value-type="float" office:value="162306836.5" calcext:value-type="float">
            <text:p>162306836,5</text:p>
          </table:table-cell>
          <table:table-cell office:value-type="float" office:value="107982958.2" calcext:value-type="float">
            <text:p>107982958,2</text:p>
          </table:table-cell>
          <table:table-cell office:value-type="float" office:value="50334559" calcext:value-type="float">
            <text:p>50334559</text:p>
          </table:table-cell>
          <table:table-cell office:value-type="float" office:value="127603202.1" calcext:value-type="float">
            <text:p>127603202,1</text:p>
          </table:table-cell>
          <table:table-cell office:value-type="float" office:value="72758198.84" calcext:value-type="float">
            <text:p>72758198,84</text:p>
          </table:table-cell>
          <table:table-cell office:value-type="float" office:value="159505532.3" calcext:value-type="float">
            <text:p>159505532,3</text:p>
          </table:table-cell>
          <table:table-cell office:value-type="float" office:value="113737241.6" calcext:value-type="float">
            <text:p>113737241,6</text:p>
          </table:table-cell>
          <table:table-cell office:value-type="float" office:value="64494247.24" calcext:value-type="float">
            <text:p>64494247,24</text:p>
          </table:table-cell>
          <table:table-cell office:value-type="float" office:value="99716785.88" calcext:value-type="float">
            <text:p>99716785,88</text:p>
          </table:table-cell>
          <table:table-cell office:value-type="float" office:value="95752022.53" calcext:value-type="float">
            <text:p>95752022,53</text:p>
          </table:table-cell>
          <table:table-cell office:value-type="float" office:value="135813654.5" calcext:value-type="float">
            <text:p>135813654,5</text:p>
          </table:table-cell>
          <table:table-cell office:value-type="float" office:value="43323814.69" calcext:value-type="float">
            <text:p>43323814,69</text:p>
          </table:table-cell>
          <table:table-cell office:value-type="float" office:value="108788691" calcext:value-type="float">
            <text:p>108788691</text:p>
          </table:table-cell>
          <table:table-cell office:value-type="float" office:value="53330925.59" calcext:value-type="float">
            <text:p>53330925,59</text:p>
          </table:table-cell>
          <table:table-cell office:value-type="float" office:value="107899402.9" calcext:value-type="float">
            <text:p>107899402,9</text:p>
          </table:table-cell>
          <table:table-cell office:value-type="float" office:value="119929515.9" calcext:value-type="float">
            <text:p>119929515,9</text:p>
          </table:table-cell>
          <table:table-cell office:value-type="float" office:value="52280427.58" calcext:value-type="float">
            <text:p>52280427,58</text:p>
          </table:table-cell>
          <table:table-cell office:value-type="float" office:value="104450716" calcext:value-type="float">
            <text:p>104450716</text:p>
          </table:table-cell>
          <table:table-cell office:value-type="float" office:value="156877490.4" calcext:value-type="float">
            <text:p>156877490,4</text:p>
          </table:table-cell>
          <table:table-cell office:value-type="float" office:value="123853785.3" calcext:value-type="float">
            <text:p>123853785,3</text:p>
          </table:table-cell>
          <table:table-cell office:value-type="float" office:value="164965082" calcext:value-type="float">
            <text:p>164965082</text:p>
          </table:table-cell>
          <table:table-cell office:value-type="float" office:value="29757567.61" calcext:value-type="float">
            <text:p>29757567,61</text:p>
          </table:table-cell>
          <table:table-cell office:value-type="float" office:value="135118943.8" calcext:value-type="float">
            <text:p>135118943,8</text:p>
          </table:table-cell>
          <table:table-cell office:value-type="float" office:value="137135477.6" calcext:value-type="float">
            <text:p>137135477,6</text:p>
          </table:table-cell>
          <table:table-cell office:value-type="float" office:value="96361125.53" calcext:value-type="float">
            <text:p>96361125,53</text:p>
          </table:table-cell>
          <table:table-cell office:value-type="float" office:value="169096243.8" calcext:value-type="float">
            <text:p>169096243,8</text:p>
          </table:table-cell>
          <table:table-cell office:value-type="float" office:value="143725569.7" calcext:value-type="float">
            <text:p>143725569,7</text:p>
          </table:table-cell>
          <table:table-cell office:value-type="float" office:value="123786806.5" calcext:value-type="float">
            <text:p>123786806,5</text:p>
          </table:table-cell>
          <table:table-cell office:value-type="float" office:value="56173815.93" calcext:value-type="float">
            <text:p>56173815,93</text:p>
          </table:table-cell>
          <table:table-cell office:value-type="float" office:value="142375110.9" calcext:value-type="float">
            <text:p>142375110,9</text:p>
          </table:table-cell>
          <table:table-cell office:value-type="float" office:value="63102321.23" calcext:value-type="float">
            <text:p>63102321,23</text:p>
          </table:table-cell>
          <table:table-cell office:value-type="float" office:value="95467283.81" calcext:value-type="float">
            <text:p>95467283,81</text:p>
          </table:table-cell>
          <table:table-cell office:value-type="float" office:value="65605789.84" calcext:value-type="float">
            <text:p>65605789,84</text:p>
          </table:table-cell>
          <table:table-cell office:value-type="float" office:value="174714684.3" calcext:value-type="float">
            <text:p>174714684,3</text:p>
          </table:table-cell>
          <table:table-cell office:value-type="float" office:value="137764879.8" calcext:value-type="float">
            <text:p>137764879,8</text:p>
          </table:table-cell>
          <table:table-cell office:value-type="float" office:value="137006008.5" calcext:value-type="float">
            <text:p>137006008,5</text:p>
          </table:table-cell>
          <table:table-cell office:value-type="float" office:value="95642040.39" calcext:value-type="float">
            <text:p>95642040,39</text:p>
          </table:table-cell>
          <table:table-cell office:value-type="float" office:value="176367842.1" calcext:value-type="float">
            <text:p>176367842,1</text:p>
          </table:table-cell>
          <table:table-cell office:value-type="float" office:value="130964762.8" calcext:value-type="float">
            <text:p>130964762,8</text:p>
          </table:table-cell>
          <table:table-cell office:value-type="float" office:value="130431215.6" calcext:value-type="float">
            <text:p>130431215,6</text:p>
          </table:table-cell>
          <table:table-cell office:value-type="float" office:value="62486666.22" calcext:value-type="float">
            <text:p>62486666,22</text:p>
          </table:table-cell>
          <table:table-cell office:value-type="float" office:value="86373756.42" calcext:value-type="float">
            <text:p>86373756,42</text:p>
          </table:table-cell>
          <table:table-cell office:value-type="float" office:value="33252749.91" calcext:value-type="float">
            <text:p>33252749,91</text:p>
          </table:table-cell>
          <table:table-cell office:value-type="float" office:value="93307688.88" calcext:value-type="float">
            <text:p>93307688,88</text:p>
          </table:table-cell>
          <table:table-cell office:value-type="float" office:value="71946965.3" calcext:value-type="float">
            <text:p>71946965,3</text:p>
          </table:table-cell>
          <table:table-cell office:value-type="float" office:value="126263356.2" calcext:value-type="float">
            <text:p>126263356,2</text:p>
          </table:table-cell>
          <table:table-cell office:value-type="float" office:value="110998826.5" calcext:value-type="float">
            <text:p>110998826,5</text:p>
          </table:table-cell>
          <table:table-cell office:value-type="float" office:value="173266300.5" calcext:value-type="float">
            <text:p>173266300,5</text:p>
          </table:table-cell>
          <table:table-cell office:value-type="float" office:value="45552189.79" calcext:value-type="float">
            <text:p>45552189,79</text:p>
          </table:table-cell>
          <table:table-cell office:value-type="float" office:value="177410235.8" calcext:value-type="float">
            <text:p>177410235,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85095950.2" calcext:value-type="float">
            <text:p>185095950,2</text:p>
          </table:table-cell>
          <table:table-cell office:value-type="float" office:value="136586386" calcext:value-type="float">
            <text:p>136586386</text:p>
          </table:table-cell>
          <table:table-cell office:value-type="float" office:value="134153480" calcext:value-type="float">
            <text:p>134153480</text:p>
          </table:table-cell>
          <table:table-cell office:value-type="float" office:value="132492094.2" calcext:value-type="float">
            <text:p>132492094,2</text:p>
          </table:table-cell>
          <table:table-cell office:value-type="float" office:value="177654696.2" calcext:value-type="float">
            <text:p>177654696,2</text:p>
          </table:table-cell>
          <table:table-cell office:value-type="float" office:value="123687620" calcext:value-type="float">
            <text:p>123687620</text:p>
          </table:table-cell>
          <table:table-cell office:value-type="float" office:value="62360545.64" calcext:value-type="float">
            <text:p>62360545,64</text:p>
          </table:table-cell>
          <table:table-cell office:value-type="float" office:value="133293888.7" calcext:value-type="float">
            <text:p>133293888,7</text:p>
          </table:table-cell>
          <table:table-cell office:value-type="float" office:value="87184911.3" calcext:value-type="float">
            <text:p>87184911,3</text:p>
          </table:table-cell>
          <table:table-cell office:value-type="float" office:value="169462593.5" calcext:value-type="float">
            <text:p>169462593,5</text:p>
          </table:table-cell>
          <table:table-cell office:value-type="float" office:value="119512255.9" calcext:value-type="float">
            <text:p>119512255,9</text:p>
          </table:table-cell>
          <table:table-cell office:value-type="float" office:value="70900689.09" calcext:value-type="float">
            <text:p>70900689,09</text:p>
          </table:table-cell>
          <table:table-cell office:value-type="float" office:value="95575317.33" calcext:value-type="float">
            <text:p>95575317,33</text:p>
          </table:table-cell>
          <table:table-cell office:value-type="float" office:value="99011564.35" calcext:value-type="float">
            <text:p>99011564,35</text:p>
          </table:table-cell>
          <table:table-cell office:value-type="float" office:value="147789422.7" calcext:value-type="float">
            <text:p>147789422,7</text:p>
          </table:table-cell>
          <table:table-cell office:value-type="float" office:value="50803375.02" calcext:value-type="float">
            <text:p>50803375,02</text:p>
          </table:table-cell>
          <table:table-cell office:value-type="float" office:value="103617920.4" calcext:value-type="float">
            <text:p>103617920,4</text:p>
          </table:table-cell>
          <table:table-cell office:value-type="float" office:value="63796193.32" calcext:value-type="float">
            <text:p>63796193,32</text:p>
          </table:table-cell>
          <table:table-cell office:value-type="float" office:value="111386356.4" calcext:value-type="float">
            <text:p>111386356,4</text:p>
          </table:table-cell>
          <table:table-cell office:value-type="float" office:value="133221956.6" calcext:value-type="float">
            <text:p>133221956,6</text:p>
          </table:table-cell>
          <table:table-cell office:value-type="float" office:value="81159006.62" calcext:value-type="float">
            <text:p>81159006,62</text:p>
          </table:table-cell>
          <table:table-cell office:value-type="float" office:value="139686108.6" calcext:value-type="float">
            <text:p>139686108,6</text:p>
          </table:table-cell>
          <table:table-cell office:value-type="float" office:value="168120803.9" calcext:value-type="float">
            <text:p>168120803,9</text:p>
          </table:table-cell>
          <table:table-cell office:value-type="float" office:value="140159639.5" calcext:value-type="float">
            <text:p>140159639,5</text:p>
          </table:table-cell>
          <table:table-cell office:value-type="float" office:value="171160263.1" calcext:value-type="float">
            <text:p>171160263,1</text:p>
          </table:table-cell>
          <table:table-cell office:value-type="float" office:value="34114697.88" calcext:value-type="float">
            <text:p>34114697,88</text:p>
          </table:table-cell>
          <table:table-cell office:value-type="float" office:value="155702788.7" calcext:value-type="float">
            <text:p>155702788,7</text:p>
          </table:table-cell>
          <table:table-cell office:value-type="float" office:value="159608863.6" calcext:value-type="float">
            <text:p>159608863,6</text:p>
          </table:table-cell>
          <table:table-cell office:value-type="float" office:value="102764800.3" calcext:value-type="float">
            <text:p>102764800,3</text:p>
          </table:table-cell>
          <table:table-cell office:value-type="float" office:value="169832071.9" calcext:value-type="float">
            <text:p>169832071,9</text:p>
          </table:table-cell>
          <table:table-cell office:value-type="float" office:value="143813898.3" calcext:value-type="float">
            <text:p>143813898,3</text:p>
          </table:table-cell>
          <table:table-cell office:value-type="float" office:value="138109857.7" calcext:value-type="float">
            <text:p>138109857,7</text:p>
          </table:table-cell>
          <table:table-cell office:value-type="float" office:value="45575923.99" calcext:value-type="float">
            <text:p>45575923,99</text:p>
          </table:table-cell>
          <table:table-cell office:value-type="float" office:value="146947714.3" calcext:value-type="float">
            <text:p>146947714,3</text:p>
          </table:table-cell>
          <table:table-cell office:value-type="float" office:value="62489507.67" calcext:value-type="float">
            <text:p>62489507,67</text:p>
          </table:table-cell>
          <table:table-cell office:value-type="float" office:value="112934665.6" calcext:value-type="float">
            <text:p>112934665,6</text:p>
          </table:table-cell>
          <table:table-cell office:value-type="float" office:value="84872764.9" calcext:value-type="float">
            <text:p>84872764,9</text:p>
          </table:table-cell>
          <table:table-cell office:value-type="float" office:value="197852252.4" calcext:value-type="float">
            <text:p>197852252,4</text:p>
          </table:table-cell>
          <table:table-cell office:value-type="float" office:value="157283469" calcext:value-type="float">
            <text:p>157283469</text:p>
          </table:table-cell>
          <table:table-cell office:value-type="float" office:value="145008568.2" calcext:value-type="float">
            <text:p>145008568,2</text:p>
          </table:table-cell>
          <table:table-cell office:value-type="float" office:value="111701961.1" calcext:value-type="float">
            <text:p>111701961,1</text:p>
          </table:table-cell>
          <table:table-cell office:value-type="float" office:value="196309639.9" calcext:value-type="float">
            <text:p>196309639,9</text:p>
          </table:table-cell>
          <table:table-cell office:value-type="float" office:value="133951151.9" calcext:value-type="float">
            <text:p>133951151,9</text:p>
          </table:table-cell>
          <table:table-cell office:value-type="float" office:value="134719007.3" calcext:value-type="float">
            <text:p>134719007,3</text:p>
          </table:table-cell>
          <table:table-cell office:value-type="float" office:value="75902992.46" calcext:value-type="float">
            <text:p>75902992,46</text:p>
          </table:table-cell>
          <table:table-cell office:value-type="float" office:value="106096962.3" calcext:value-type="float">
            <text:p>106096962,3</text:p>
          </table:table-cell>
          <table:table-cell office:value-type="float" office:value="45713573.82" calcext:value-type="float">
            <text:p>45713573,82</text:p>
          </table:table-cell>
          <table:table-cell office:value-type="float" office:value="108034434.7" calcext:value-type="float">
            <text:p>108034434,7</text:p>
          </table:table-cell>
          <table:table-cell office:value-type="float" office:value="99341705.38" calcext:value-type="float">
            <text:p>99341705,38</text:p>
          </table:table-cell>
          <table:table-cell office:value-type="float" office:value="148878593.8" calcext:value-type="float">
            <text:p>148878593,8</text:p>
          </table:table-cell>
          <table:table-cell office:value-type="float" office:value="128603132.7" calcext:value-type="float">
            <text:p>128603132,7</text:p>
          </table:table-cell>
          <table:table-cell office:value-type="float" office:value="198882825.6" calcext:value-type="float">
            <text:p>198882825,6</text:p>
          </table:table-cell>
          <table:table-cell office:value-type="float" office:value="49305836.43" calcext:value-type="float">
            <text:p>49305836,43</text:p>
          </table:table-cell>
          <table:table-cell office:value-type="float" office:value="190621207.3" calcext:value-type="float">
            <text:p>190621207,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16663710.2" calcext:value-type="float">
            <text:p>516663710,2</text:p>
          </table:table-cell>
          <table:table-cell office:value-type="float" office:value="415033507.1" calcext:value-type="float">
            <text:p>415033507,1</text:p>
          </table:table-cell>
          <table:table-cell office:value-type="float" office:value="408880634.6" calcext:value-type="float">
            <text:p>408880634,6</text:p>
          </table:table-cell>
          <table:table-cell office:value-type="float" office:value="399640021.1" calcext:value-type="float">
            <text:p>399640021,1</text:p>
          </table:table-cell>
          <table:table-cell office:value-type="float" office:value="479744780" calcext:value-type="float">
            <text:p>479744780</text:p>
          </table:table-cell>
          <table:table-cell office:value-type="float" office:value="369790124.8" calcext:value-type="float">
            <text:p>369790124,8</text:p>
          </table:table-cell>
          <table:table-cell office:value-type="float" office:value="204954962.4" calcext:value-type="float">
            <text:p>204954962,4</text:p>
          </table:table-cell>
          <table:table-cell office:value-type="float" office:value="440547995.9" calcext:value-type="float">
            <text:p>440547995,9</text:p>
          </table:table-cell>
          <table:table-cell office:value-type="float" office:value="223905459.1" calcext:value-type="float">
            <text:p>223905459,1</text:p>
          </table:table-cell>
          <table:table-cell office:value-type="float" office:value="451503051.5" calcext:value-type="float">
            <text:p>451503051,5</text:p>
          </table:table-cell>
          <table:table-cell office:value-type="float" office:value="262597569.4" calcext:value-type="float">
            <text:p>262597569,4</text:p>
          </table:table-cell>
          <table:table-cell office:value-type="float" office:value="268839515" calcext:value-type="float">
            <text:p>268839515</text:p>
          </table:table-cell>
          <table:table-cell office:value-type="float" office:value="321515791.2" calcext:value-type="float">
            <text:p>321515791,2</text:p>
          </table:table-cell>
          <table:table-cell office:value-type="float" office:value="326487623.4" calcext:value-type="float">
            <text:p>326487623,4</text:p>
          </table:table-cell>
          <table:table-cell office:value-type="float" office:value="417374906.1" calcext:value-type="float">
            <text:p>417374906,1</text:p>
          </table:table-cell>
          <table:table-cell office:value-type="float" office:value="231707213" calcext:value-type="float">
            <text:p>231707213</text:p>
          </table:table-cell>
          <table:table-cell office:value-type="float" office:value="256139946.7" calcext:value-type="float">
            <text:p>256139946,7</text:p>
          </table:table-cell>
          <table:table-cell office:value-type="float" office:value="135769459.4" calcext:value-type="float">
            <text:p>135769459,4</text:p>
          </table:table-cell>
          <table:table-cell office:value-type="float" office:value="295129608.2" calcext:value-type="float">
            <text:p>295129608,2</text:p>
          </table:table-cell>
          <table:table-cell office:value-type="float" office:value="388082656.1" calcext:value-type="float">
            <text:p>388082656,1</text:p>
          </table:table-cell>
          <table:table-cell office:value-type="float" office:value="229703732.5" calcext:value-type="float">
            <text:p>229703732,5</text:p>
          </table:table-cell>
          <table:table-cell office:value-type="float" office:value="433874282.4" calcext:value-type="float">
            <text:p>433874282,4</text:p>
          </table:table-cell>
          <table:table-cell office:value-type="float" office:value="454972344.8" calcext:value-type="float">
            <text:p>454972344,8</text:p>
          </table:table-cell>
          <table:table-cell office:value-type="float" office:value="433904412.4" calcext:value-type="float">
            <text:p>433904412,4</text:p>
          </table:table-cell>
          <table:table-cell office:value-type="float" office:value="454015793.2" calcext:value-type="float">
            <text:p>454015793,2</text:p>
          </table:table-cell>
          <table:table-cell office:value-type="float" office:value="121244058.4" calcext:value-type="float">
            <text:p>121244058,4</text:p>
          </table:table-cell>
          <table:table-cell office:value-type="float" office:value="453893777.2" calcext:value-type="float">
            <text:p>453893777,2</text:p>
          </table:table-cell>
          <table:table-cell office:value-type="float" office:value="465627481.3" calcext:value-type="float">
            <text:p>465627481,3</text:p>
          </table:table-cell>
          <table:table-cell office:value-type="float" office:value="328370077" calcext:value-type="float">
            <text:p>328370077</text:p>
          </table:table-cell>
          <table:table-cell office:value-type="float" office:value="456657448.2" calcext:value-type="float">
            <text:p>456657448,2</text:p>
          </table:table-cell>
          <table:table-cell office:value-type="float" office:value="408247564.1" calcext:value-type="float">
            <text:p>408247564,1</text:p>
          </table:table-cell>
          <table:table-cell office:value-type="float" office:value="431772101.4" calcext:value-type="float">
            <text:p>431772101,4</text:p>
          </table:table-cell>
          <table:table-cell office:value-type="float" office:value="222472804.6" calcext:value-type="float">
            <text:p>222472804,6</text:p>
          </table:table-cell>
          <table:table-cell office:value-type="float" office:value="451315177.2" calcext:value-type="float">
            <text:p>451315177,2</text:p>
          </table:table-cell>
          <table:table-cell office:value-type="float" office:value="148563334.2" calcext:value-type="float">
            <text:p>148563334,2</text:p>
          </table:table-cell>
          <table:table-cell office:value-type="float" office:value="364623954.1" calcext:value-type="float">
            <text:p>364623954,1</text:p>
          </table:table-cell>
          <table:table-cell office:value-type="float" office:value="282704144.7" calcext:value-type="float">
            <text:p>282704144,7</text:p>
          </table:table-cell>
          <table:table-cell office:value-type="float" office:value="601214209.2" calcext:value-type="float">
            <text:p>601214209,2</text:p>
          </table:table-cell>
          <table:table-cell office:value-type="float" office:value="432613094.5" calcext:value-type="float">
            <text:p>432613094,5</text:p>
          </table:table-cell>
          <table:table-cell office:value-type="float" office:value="417765239.1" calcext:value-type="float">
            <text:p>417765239,1</text:p>
          </table:table-cell>
          <table:table-cell office:value-type="float" office:value="329456685.5" calcext:value-type="float">
            <text:p>329456685,5</text:p>
          </table:table-cell>
          <table:table-cell office:value-type="float" office:value="587151295.5" calcext:value-type="float">
            <text:p>587151295,5</text:p>
          </table:table-cell>
          <table:table-cell office:value-type="float" office:value="394208447.1" calcext:value-type="float">
            <text:p>394208447,1</text:p>
          </table:table-cell>
          <table:table-cell office:value-type="float" office:value="425129785.3" calcext:value-type="float">
            <text:p>425129785,3</text:p>
          </table:table-cell>
          <table:table-cell office:value-type="float" office:value="188524136.7" calcext:value-type="float">
            <text:p>188524136,7</text:p>
          </table:table-cell>
          <table:table-cell office:value-type="float" office:value="294339377.7" calcext:value-type="float">
            <text:p>294339377,7</text:p>
          </table:table-cell>
          <table:table-cell office:value-type="float" office:value="168997759.6" calcext:value-type="float">
            <text:p>168997759,6</text:p>
          </table:table-cell>
          <table:table-cell office:value-type="float" office:value="275838187.4" calcext:value-type="float">
            <text:p>275838187,4</text:p>
          </table:table-cell>
          <table:table-cell office:value-type="float" office:value="305375132.3" calcext:value-type="float">
            <text:p>305375132,3</text:p>
          </table:table-cell>
          <table:table-cell office:value-type="float" office:value="448541628" calcext:value-type="float">
            <text:p>448541628</text:p>
          </table:table-cell>
          <table:table-cell office:value-type="float" office:value="421845853" calcext:value-type="float">
            <text:p>421845853</text:p>
          </table:table-cell>
          <table:table-cell office:value-type="float" office:value="568430370.8" calcext:value-type="float">
            <text:p>568430370,8</text:p>
          </table:table-cell>
          <table:table-cell office:value-type="float" office:value="180338871.3" calcext:value-type="float">
            <text:p>180338871,3</text:p>
          </table:table-cell>
          <table:table-cell office:value-type="float" office:value="495703635.1" calcext:value-type="float">
            <text:p>495703635,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63873421.6" calcext:value-type="float">
            <text:p>563873421,6</text:p>
          </table:table-cell>
          <table:table-cell office:value-type="float" office:value="511413954.6" calcext:value-type="float">
            <text:p>511413954,6</text:p>
          </table:table-cell>
          <table:table-cell office:value-type="float" office:value="501355143.1" calcext:value-type="float">
            <text:p>501355143,1</text:p>
          </table:table-cell>
          <table:table-cell office:value-type="float" office:value="509083497.5" calcext:value-type="float">
            <text:p>509083497,5</text:p>
          </table:table-cell>
          <table:table-cell office:value-type="float" office:value="463046054.6" calcext:value-type="float">
            <text:p>463046054,6</text:p>
          </table:table-cell>
          <table:table-cell office:value-type="float" office:value="385018235" calcext:value-type="float">
            <text:p>385018235</text:p>
          </table:table-cell>
          <table:table-cell office:value-type="float" office:value="271014284.5" calcext:value-type="float">
            <text:p>271014284,5</text:p>
          </table:table-cell>
          <table:table-cell office:value-type="float" office:value="506150498.1" calcext:value-type="float">
            <text:p>506150498,1</text:p>
          </table:table-cell>
          <table:table-cell office:value-type="float" office:value="236696134" calcext:value-type="float">
            <text:p>236696134</text:p>
          </table:table-cell>
          <table:table-cell office:value-type="float" office:value="551911399.4" calcext:value-type="float">
            <text:p>551911399,4</text:p>
          </table:table-cell>
          <table:table-cell office:value-type="float" office:value="299008319.3" calcext:value-type="float">
            <text:p>299008319,3</text:p>
          </table:table-cell>
          <table:table-cell office:value-type="float" office:value="237761409.9" calcext:value-type="float">
            <text:p>237761409,9</text:p>
          </table:table-cell>
          <table:table-cell office:value-type="float" office:value="380596249.4" calcext:value-type="float">
            <text:p>380596249,4</text:p>
          </table:table-cell>
          <table:table-cell office:value-type="float" office:value="321170591.8" calcext:value-type="float">
            <text:p>321170591,8</text:p>
          </table:table-cell>
          <table:table-cell office:value-type="float" office:value="516431166.4" calcext:value-type="float">
            <text:p>516431166,4</text:p>
          </table:table-cell>
          <table:table-cell office:value-type="float" office:value="235659837.3" calcext:value-type="float">
            <text:p>235659837,3</text:p>
          </table:table-cell>
          <table:table-cell office:value-type="float" office:value="311452168.4" calcext:value-type="float">
            <text:p>311452168,4</text:p>
          </table:table-cell>
          <table:table-cell office:value-type="float" office:value="263673589.9" calcext:value-type="float">
            <text:p>263673589,9</text:p>
          </table:table-cell>
          <table:table-cell office:value-type="float" office:value="333598727" calcext:value-type="float">
            <text:p>333598727</text:p>
          </table:table-cell>
          <table:table-cell office:value-type="float" office:value="445313806.9" calcext:value-type="float">
            <text:p>445313806,9</text:p>
          </table:table-cell>
          <table:table-cell office:value-type="float" office:value="271740812" calcext:value-type="float">
            <text:p>271740812</text:p>
          </table:table-cell>
          <table:table-cell office:value-type="float" office:value="511697765.7" calcext:value-type="float">
            <text:p>511697765,7</text:p>
          </table:table-cell>
          <table:table-cell office:value-type="float" office:value="544744796.7" calcext:value-type="float">
            <text:p>544744796,7</text:p>
          </table:table-cell>
          <table:table-cell office:value-type="float" office:value="615365277.3" calcext:value-type="float">
            <text:p>615365277,3</text:p>
          </table:table-cell>
          <table:table-cell office:value-type="float" office:value="555275698.2" calcext:value-type="float">
            <text:p>555275698,2</text:p>
          </table:table-cell>
          <table:table-cell office:value-type="float" office:value="212950698" calcext:value-type="float">
            <text:p>212950698</text:p>
          </table:table-cell>
          <table:table-cell office:value-type="float" office:value="518980358.3" calcext:value-type="float">
            <text:p>518980358,3</text:p>
          </table:table-cell>
          <table:table-cell office:value-type="float" office:value="546915911.2" calcext:value-type="float">
            <text:p>546915911,2</text:p>
          </table:table-cell>
          <table:table-cell office:value-type="float" office:value="360343539.8" calcext:value-type="float">
            <text:p>360343539,8</text:p>
          </table:table-cell>
          <table:table-cell office:value-type="float" office:value="555089447.3" calcext:value-type="float">
            <text:p>555089447,3</text:p>
          </table:table-cell>
          <table:table-cell office:value-type="float" office:value="503413248.8" calcext:value-type="float">
            <text:p>503413248,8</text:p>
          </table:table-cell>
          <table:table-cell office:value-type="float" office:value="496045547.5" calcext:value-type="float">
            <text:p>496045547,5</text:p>
          </table:table-cell>
          <table:table-cell office:value-type="float" office:value="277554606.1" calcext:value-type="float">
            <text:p>277554606,1</text:p>
          </table:table-cell>
          <table:table-cell office:value-type="float" office:value="564599160.5" calcext:value-type="float">
            <text:p>564599160,5</text:p>
          </table:table-cell>
          <table:table-cell office:value-type="float" office:value="175717754" calcext:value-type="float">
            <text:p>175717754</text:p>
          </table:table-cell>
          <table:table-cell office:value-type="float" office:value="412087041.5" calcext:value-type="float">
            <text:p>412087041,5</text:p>
          </table:table-cell>
          <table:table-cell office:value-type="float" office:value="436651943.1" calcext:value-type="float">
            <text:p>436651943,1</text:p>
          </table:table-cell>
          <table:table-cell office:value-type="float" office:value="612863800.7" calcext:value-type="float">
            <text:p>612863800,7</text:p>
          </table:table-cell>
          <table:table-cell office:value-type="float" office:value="549499333.2" calcext:value-type="float">
            <text:p>549499333,2</text:p>
          </table:table-cell>
          <table:table-cell office:value-type="float" office:value="521612166.2" calcext:value-type="float">
            <text:p>521612166,2</text:p>
          </table:table-cell>
          <table:table-cell office:value-type="float" office:value="415749341.2" calcext:value-type="float">
            <text:p>415749341,2</text:p>
          </table:table-cell>
          <table:table-cell office:value-type="float" office:value="691611069.6" calcext:value-type="float">
            <text:p>691611069,6</text:p>
          </table:table-cell>
          <table:table-cell office:value-type="float" office:value="459340662.1" calcext:value-type="float">
            <text:p>459340662,1</text:p>
          </table:table-cell>
          <table:table-cell office:value-type="float" office:value="507661585.8" calcext:value-type="float">
            <text:p>507661585,8</text:p>
          </table:table-cell>
          <table:table-cell office:value-type="float" office:value="156268886.4" calcext:value-type="float">
            <text:p>156268886,4</text:p>
          </table:table-cell>
          <table:table-cell office:value-type="float" office:value="294576888.2" calcext:value-type="float">
            <text:p>294576888,2</text:p>
          </table:table-cell>
          <table:table-cell office:value-type="float" office:value="331560440.9" calcext:value-type="float">
            <text:p>331560440,9</text:p>
          </table:table-cell>
          <table:table-cell office:value-type="float" office:value="360377595.1" calcext:value-type="float">
            <text:p>360377595,1</text:p>
          </table:table-cell>
          <table:table-cell office:value-type="float" office:value="387505874.4" calcext:value-type="float">
            <text:p>387505874,4</text:p>
          </table:table-cell>
          <table:table-cell office:value-type="float" office:value="517500959.2" calcext:value-type="float">
            <text:p>517500959,2</text:p>
          </table:table-cell>
          <table:table-cell office:value-type="float" office:value="537770446.9" calcext:value-type="float">
            <text:p>537770446,9</text:p>
          </table:table-cell>
          <table:table-cell office:value-type="float" office:value="657270945.6" calcext:value-type="float">
            <text:p>657270945,6</text:p>
          </table:table-cell>
          <table:table-cell office:value-type="float" office:value="333786127.1" calcext:value-type="float">
            <text:p>333786127,1</text:p>
          </table:table-cell>
          <table:table-cell office:value-type="float" office:value="565904389" calcext:value-type="float">
            <text:p>56590438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088262812" calcext:value-type="float">
            <text:p>3088262812</text:p>
          </table:table-cell>
          <table:table-cell office:value-type="float" office:value="2859348774" calcext:value-type="float">
            <text:p>2859348774</text:p>
          </table:table-cell>
          <table:table-cell office:value-type="float" office:value="2815455779" calcext:value-type="float">
            <text:p>2815455779</text:p>
          </table:table-cell>
          <table:table-cell office:value-type="float" office:value="2849179507" calcext:value-type="float">
            <text:p>2849179507</text:p>
          </table:table-cell>
          <table:table-cell office:value-type="float" office:value="2648288847" calcext:value-type="float">
            <text:p>2648288847</text:p>
          </table:table-cell>
          <table:table-cell office:value-type="float" office:value="2307803816" calcext:value-type="float">
            <text:p>2307803816</text:p>
          </table:table-cell>
          <table:table-cell office:value-type="float" office:value="1810332032" calcext:value-type="float">
            <text:p>1810332032</text:p>
          </table:table-cell>
          <table:table-cell office:value-type="float" office:value="2836380964" calcext:value-type="float">
            <text:p>2836380964</text:p>
          </table:table-cell>
          <table:table-cell office:value-type="float" office:value="1660580103" calcext:value-type="float">
            <text:p>1660580103</text:p>
          </table:table-cell>
          <table:table-cell office:value-type="float" office:value="3036064897" calcext:value-type="float">
            <text:p>3036064897</text:p>
          </table:table-cell>
          <table:table-cell office:value-type="float" office:value="1932487821" calcext:value-type="float">
            <text:p>1932487821</text:p>
          </table:table-cell>
          <table:table-cell office:value-type="float" office:value="1665228579" calcext:value-type="float">
            <text:p>1665228579</text:p>
          </table:table-cell>
          <table:table-cell office:value-type="float" office:value="2288507879" calcext:value-type="float">
            <text:p>2288507879</text:p>
          </table:table-cell>
          <table:table-cell office:value-type="float" office:value="2029195918" calcext:value-type="float">
            <text:p>2029195918</text:p>
          </table:table-cell>
          <table:table-cell office:value-type="float" office:value="2881242062" calcext:value-type="float">
            <text:p>2881242062</text:p>
          </table:table-cell>
          <table:table-cell office:value-type="float" office:value="1656058081" calcext:value-type="float">
            <text:p>1656058081</text:p>
          </table:table-cell>
          <table:table-cell office:value-type="float" office:value="1986788253" calcext:value-type="float">
            <text:p>1986788253</text:p>
          </table:table-cell>
          <table:table-cell office:value-type="float" office:value="1778299910" calcext:value-type="float">
            <text:p>1778299910</text:p>
          </table:table-cell>
          <table:table-cell office:value-type="float" office:value="2083427781" calcext:value-type="float">
            <text:p>2083427781</text:p>
          </table:table-cell>
          <table:table-cell office:value-type="float" office:value="2570911766" calcext:value-type="float">
            <text:p>2570911766</text:p>
          </table:table-cell>
          <table:table-cell office:value-type="float" office:value="1813502334" calcext:value-type="float">
            <text:p>1813502334</text:p>
          </table:table-cell>
          <table:table-cell office:value-type="float" office:value="2860587223" calcext:value-type="float">
            <text:p>2860587223</text:p>
          </table:table-cell>
          <table:table-cell office:value-type="float" office:value="3004792449" calcext:value-type="float">
            <text:p>3004792449</text:p>
          </table:table-cell>
          <table:table-cell office:value-type="float" office:value="3312954546" calcext:value-type="float">
            <text:p>3312954546</text:p>
          </table:table-cell>
          <table:table-cell office:value-type="float" office:value="3050745474" calcext:value-type="float">
            <text:p>3050745474</text:p>
          </table:table-cell>
          <table:table-cell office:value-type="float" office:value="1556963655" calcext:value-type="float">
            <text:p>1556963655</text:p>
          </table:table-cell>
          <table:table-cell office:value-type="float" office:value="2892365809" calcext:value-type="float">
            <text:p>2892365809</text:p>
          </table:table-cell>
          <table:table-cell office:value-type="float" office:value="3014266403" calcext:value-type="float">
            <text:p>3014266403</text:p>
          </table:table-cell>
          <table:table-cell office:value-type="float" office:value="2200132419" calcext:value-type="float">
            <text:p>2200132419</text:p>
          </table:table-cell>
          <table:table-cell office:value-type="float" office:value="3049932743" calcext:value-type="float">
            <text:p>3049932743</text:p>
          </table:table-cell>
          <table:table-cell office:value-type="float" office:value="2824436604" calcext:value-type="float">
            <text:p>2824436604</text:p>
          </table:table-cell>
          <table:table-cell office:value-type="float" office:value="2792286634" calcext:value-type="float">
            <text:p>2792286634</text:p>
          </table:table-cell>
          <table:table-cell office:value-type="float" office:value="1838871617" calcext:value-type="float">
            <text:p>1838871617</text:p>
          </table:table-cell>
          <table:table-cell office:value-type="float" office:value="3091429673" calcext:value-type="float">
            <text:p>3091429673</text:p>
          </table:table-cell>
          <table:table-cell office:value-type="float" office:value="1394492627" calcext:value-type="float">
            <text:p>1394492627</text:p>
          </table:table-cell>
          <table:table-cell office:value-type="float" office:value="2425922244" calcext:value-type="float">
            <text:p>2425922244</text:p>
          </table:table-cell>
          <table:table-cell office:value-type="float" office:value="2533114542" calcext:value-type="float">
            <text:p>2533114542</text:p>
          </table:table-cell>
          <table:table-cell office:value-type="float" office:value="3302039012" calcext:value-type="float">
            <text:p>3302039012</text:p>
          </table:table-cell>
          <table:table-cell office:value-type="float" office:value="3025539517" calcext:value-type="float">
            <text:p>3025539517</text:p>
          </table:table-cell>
          <table:table-cell office:value-type="float" office:value="2903850061" calcext:value-type="float">
            <text:p>2903850061</text:p>
          </table:table-cell>
          <table:table-cell office:value-type="float" office:value="2441903189" calcext:value-type="float">
            <text:p>2441903189</text:p>
          </table:table-cell>
          <table:table-cell office:value-type="float" office:value="3645663458" calcext:value-type="float">
            <text:p>3645663458</text:p>
          </table:table-cell>
          <table:table-cell office:value-type="float" office:value="2632119862" calcext:value-type="float">
            <text:p>2632119862</text:p>
          </table:table-cell>
          <table:table-cell office:value-type="float" office:value="2842974801" calcext:value-type="float">
            <text:p>2842974801</text:p>
          </table:table-cell>
          <table:table-cell office:value-type="float" office:value="1309624840" calcext:value-type="float">
            <text:p>1309624840</text:p>
          </table:table-cell>
          <table:table-cell office:value-type="float" office:value="1913150667" calcext:value-type="float">
            <text:p>1913150667</text:p>
          </table:table-cell>
          <table:table-cell office:value-type="float" office:value="2074533442" calcext:value-type="float">
            <text:p>2074533442</text:p>
          </table:table-cell>
          <table:table-cell office:value-type="float" office:value="2200281024" calcext:value-type="float">
            <text:p>2200281024</text:p>
          </table:table-cell>
          <table:table-cell office:value-type="float" office:value="2318658970" calcext:value-type="float">
            <text:p>2318658970</text:p>
          </table:table-cell>
          <table:table-cell office:value-type="float" office:value="2885910249" calcext:value-type="float">
            <text:p>2885910249</text:p>
          </table:table-cell>
          <table:table-cell office:value-type="float" office:value="2974358923" calcext:value-type="float">
            <text:p>2974358923</text:p>
          </table:table-cell>
          <table:table-cell office:value-type="float" office:value="3495815644" calcext:value-type="float">
            <text:p>3495815644</text:p>
          </table:table-cell>
          <table:table-cell office:value-type="float" office:value="2084245527" calcext:value-type="float">
            <text:p>2084245527</text:p>
          </table:table-cell>
          <table:table-cell office:value-type="float" office:value="3097125215" calcext:value-type="float">
            <text:p>309712521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574097821" calcext:value-type="float">
            <text:p>13574097821</text:p>
          </table:table-cell>
          <table:table-cell office:value-type="float" office:value="12858741453" calcext:value-type="float">
            <text:p>12858741453</text:p>
          </table:table-cell>
          <table:table-cell office:value-type="float" office:value="12721575841" calcext:value-type="float">
            <text:p>12721575841</text:p>
          </table:table-cell>
          <table:table-cell office:value-type="float" office:value="12826962493" calcext:value-type="float">
            <text:p>12826962493</text:p>
          </table:table-cell>
          <table:table-cell office:value-type="float" office:value="12199179180" calcext:value-type="float">
            <text:p>12199179180</text:p>
          </table:table-cell>
          <table:table-cell office:value-type="float" office:value="11135163458" calcext:value-type="float">
            <text:p>11135163458</text:p>
          </table:table-cell>
          <table:table-cell office:value-type="float" office:value="9580564133" calcext:value-type="float">
            <text:p>9580564133</text:p>
          </table:table-cell>
          <table:table-cell office:value-type="float" office:value="12786967046" calcext:value-type="float">
            <text:p>12786967046</text:p>
          </table:table-cell>
          <table:table-cell office:value-type="float" office:value="9112589354" calcext:value-type="float">
            <text:p>9112589354</text:p>
          </table:table-cell>
          <table:table-cell office:value-type="float" office:value="13410979337" calcext:value-type="float">
            <text:p>13410979337</text:p>
          </table:table-cell>
          <table:table-cell office:value-type="float" office:value="9962300972" calcext:value-type="float">
            <text:p>9962300972</text:p>
          </table:table-cell>
          <table:table-cell office:value-type="float" office:value="9127115844" calcext:value-type="float">
            <text:p>9127115844</text:p>
          </table:table-cell>
          <table:table-cell office:value-type="float" office:value="11074863654" calcext:value-type="float">
            <text:p>11074863654</text:p>
          </table:table-cell>
          <table:table-cell office:value-type="float" office:value="10264513778" calcext:value-type="float">
            <text:p>10264513778</text:p>
          </table:table-cell>
          <table:table-cell office:value-type="float" office:value="12927157978" calcext:value-type="float">
            <text:p>12927157978</text:p>
          </table:table-cell>
          <table:table-cell office:value-type="float" office:value="9098458035" calcext:value-type="float">
            <text:p>9098458035</text:p>
          </table:table-cell>
          <table:table-cell office:value-type="float" office:value="10131989823" calcext:value-type="float">
            <text:p>10131989823</text:p>
          </table:table-cell>
          <table:table-cell office:value-type="float" office:value="9480463752" calcext:value-type="float">
            <text:p>9480463752</text:p>
          </table:table-cell>
          <table:table-cell office:value-type="float" office:value="10433988350" calcext:value-type="float">
            <text:p>10433988350</text:p>
          </table:table-cell>
          <table:table-cell office:value-type="float" office:value="11957375802" calcext:value-type="float">
            <text:p>11957375802</text:p>
          </table:table-cell>
          <table:table-cell office:value-type="float" office:value="9590471327" calcext:value-type="float">
            <text:p>9590471327</text:p>
          </table:table-cell>
          <table:table-cell office:value-type="float" office:value="12862611604" calcext:value-type="float">
            <text:p>12862611604</text:p>
          </table:table-cell>
          <table:table-cell office:value-type="float" office:value="13313252936" calcext:value-type="float">
            <text:p>13313252936</text:p>
          </table:table-cell>
          <table:table-cell office:value-type="float" office:value="14276259490" calcext:value-type="float">
            <text:p>14276259490</text:p>
          </table:table-cell>
          <table:table-cell office:value-type="float" office:value="13456856139" calcext:value-type="float">
            <text:p>13456856139</text:p>
          </table:table-cell>
          <table:table-cell office:value-type="float" office:value="8788787954" calcext:value-type="float">
            <text:p>8788787954</text:p>
          </table:table-cell>
          <table:table-cell office:value-type="float" office:value="12961919685" calcext:value-type="float">
            <text:p>12961919685</text:p>
          </table:table-cell>
          <table:table-cell office:value-type="float" office:value="13342859044" calcext:value-type="float">
            <text:p>13342859044</text:p>
          </table:table-cell>
          <table:table-cell office:value-type="float" office:value="10798690342" calcext:value-type="float">
            <text:p>10798690342</text:p>
          </table:table-cell>
          <table:table-cell office:value-type="float" office:value="13454316354" calcext:value-type="float">
            <text:p>13454316354</text:p>
          </table:table-cell>
          <table:table-cell office:value-type="float" office:value="12749640920" calcext:value-type="float">
            <text:p>12749640920</text:p>
          </table:table-cell>
          <table:table-cell office:value-type="float" office:value="12649172265" calcext:value-type="float">
            <text:p>12649172265</text:p>
          </table:table-cell>
          <table:table-cell office:value-type="float" office:value="9669750337" calcext:value-type="float">
            <text:p>9669750337</text:p>
          </table:table-cell>
          <table:table-cell office:value-type="float" office:value="13583994261" calcext:value-type="float">
            <text:p>13583994261</text:p>
          </table:table-cell>
          <table:table-cell office:value-type="float" office:value="8281065991" calcext:value-type="float">
            <text:p>8281065991</text:p>
          </table:table-cell>
          <table:table-cell office:value-type="float" office:value="11504283547" calcext:value-type="float">
            <text:p>11504283547</text:p>
          </table:table-cell>
          <table:table-cell office:value-type="float" office:value="11839259478" calcext:value-type="float">
            <text:p>11839259478</text:p>
          </table:table-cell>
          <table:table-cell office:value-type="float" office:value="14242148445" calcext:value-type="float">
            <text:p>14242148445</text:p>
          </table:table-cell>
          <table:table-cell office:value-type="float" office:value="13378087525" calcext:value-type="float">
            <text:p>13378087525</text:p>
          </table:table-cell>
          <table:table-cell office:value-type="float" office:value="12997807974" calcext:value-type="float">
            <text:p>12997807974</text:p>
          </table:table-cell>
          <table:table-cell office:value-type="float" office:value="11554223997" calcext:value-type="float">
            <text:p>11554223997</text:p>
          </table:table-cell>
          <table:table-cell office:value-type="float" office:value="15315974840" calcext:value-type="float">
            <text:p>15315974840</text:p>
          </table:table-cell>
          <table:table-cell office:value-type="float" office:value="12148651101" calcext:value-type="float">
            <text:p>12148651101</text:p>
          </table:table-cell>
          <table:table-cell office:value-type="float" office:value="12807572787" calcext:value-type="float">
            <text:p>12807572787</text:p>
          </table:table-cell>
          <table:table-cell office:value-type="float" office:value="8015854159" calcext:value-type="float">
            <text:p>8015854159</text:p>
          </table:table-cell>
          <table:table-cell office:value-type="float" office:value="9901872366" calcext:value-type="float">
            <text:p>9901872366</text:p>
          </table:table-cell>
          <table:table-cell office:value-type="float" office:value="10406193539" calcext:value-type="float">
            <text:p>10406193539</text:p>
          </table:table-cell>
          <table:table-cell office:value-type="float" office:value="10799154732" calcext:value-type="float">
            <text:p>10799154732</text:p>
          </table:table-cell>
          <table:table-cell office:value-type="float" office:value="11169085814" calcext:value-type="float">
            <text:p>11169085814</text:p>
          </table:table-cell>
          <table:table-cell office:value-type="float" office:value="12941746062" calcext:value-type="float">
            <text:p>12941746062</text:p>
          </table:table-cell>
          <table:table-cell office:value-type="float" office:value="13218148166" calcext:value-type="float">
            <text:p>13218148166</text:p>
          </table:table-cell>
          <table:table-cell office:value-type="float" office:value="14847700421" calcext:value-type="float">
            <text:p>14847700421</text:p>
          </table:table-cell>
          <table:table-cell office:value-type="float" office:value="10436543805" calcext:value-type="float">
            <text:p>10436543805</text:p>
          </table:table-cell>
          <table:table-cell office:value-type="float" office:value="13601792831" calcext:value-type="float">
            <text:p>13601792831</text:p>
          </table:table-cell>
        </table:table-row>
      </table:table>
      <table:table table:name="loam" table:style-name="ta1">
        <table:table-column table:style-name="co1" table:default-cell-style-name="Default"/>
        <table:table-column table:style-name="co5" table:default-cell-style-name="Default"/>
        <table:table-column table:style-name="co3" table:number-columns-repeated="23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5" table:number-columns-repeated="2" table:default-cell-style-name="Default"/>
        <table:table-column table:style-name="co3" table:number-columns-repeated="23" table:default-cell-style-name="Default"/>
        <table:table-row table:style-name="ro1">
          <table:table-cell office:value-type="string" calcext:value-type="string">
            <text:p>loam</text:p>
          </table:table-cell>
          <table:table-cell office:value-type="string" calcext:value-type="string">
            <text:p>Lake1</text:p>
          </table:table-cell>
          <table:table-cell office:value-type="string" calcext:value-type="string">
            <text:p>Lake2</text:p>
          </table:table-cell>
          <table:table-cell office:value-type="string" calcext:value-type="string">
            <text:p>Lake3</text:p>
          </table:table-cell>
          <table:table-cell office:value-type="string" calcext:value-type="string">
            <text:p>Lake4</text:p>
          </table:table-cell>
          <table:table-cell office:value-type="string" calcext:value-type="string">
            <text:p>Lake5</text:p>
          </table:table-cell>
          <table:table-cell office:value-type="string" calcext:value-type="string">
            <text:p>Lake6</text:p>
          </table:table-cell>
          <table:table-cell office:value-type="string" calcext:value-type="string">
            <text:p>Lake7</text:p>
          </table:table-cell>
          <table:table-cell office:value-type="string" calcext:value-type="string">
            <text:p>Lake8</text:p>
          </table:table-cell>
          <table:table-cell office:value-type="string" calcext:value-type="string">
            <text:p>Lake9</text:p>
          </table:table-cell>
          <table:table-cell office:value-type="string" calcext:value-type="string">
            <text:p>Lake10</text:p>
          </table:table-cell>
          <table:table-cell office:value-type="string" calcext:value-type="string">
            <text:p>Lake11</text:p>
          </table:table-cell>
          <table:table-cell office:value-type="string" calcext:value-type="string">
            <text:p>Lake12</text:p>
          </table:table-cell>
          <table:table-cell office:value-type="string" calcext:value-type="string">
            <text:p>Lake13</text:p>
          </table:table-cell>
          <table:table-cell office:value-type="string" calcext:value-type="string">
            <text:p>Lake14</text:p>
          </table:table-cell>
          <table:table-cell office:value-type="string" calcext:value-type="string">
            <text:p>Lake15</text:p>
          </table:table-cell>
          <table:table-cell office:value-type="string" calcext:value-type="string">
            <text:p>Lake16</text:p>
          </table:table-cell>
          <table:table-cell office:value-type="string" calcext:value-type="string">
            <text:p>Lake17</text:p>
          </table:table-cell>
          <table:table-cell office:value-type="string" calcext:value-type="string">
            <text:p>Lake18</text:p>
          </table:table-cell>
          <table:table-cell office:value-type="string" calcext:value-type="string">
            <text:p>Lake19</text:p>
          </table:table-cell>
          <table:table-cell office:value-type="string" calcext:value-type="string">
            <text:p>Lake20</text:p>
          </table:table-cell>
          <table:table-cell office:value-type="string" calcext:value-type="string">
            <text:p>Lake21</text:p>
          </table:table-cell>
          <table:table-cell office:value-type="string" calcext:value-type="string">
            <text:p>Lake22</text:p>
          </table:table-cell>
          <table:table-cell office:value-type="string" calcext:value-type="string">
            <text:p>Lake23</text:p>
          </table:table-cell>
          <table:table-cell office:value-type="string" calcext:value-type="string">
            <text:p>Lake24</text:p>
          </table:table-cell>
          <table:table-cell office:value-type="string" calcext:value-type="string">
            <text:p>Lake25</text:p>
          </table:table-cell>
          <table:table-cell office:value-type="string" calcext:value-type="string">
            <text:p>Lake26</text:p>
          </table:table-cell>
          <table:table-cell office:value-type="string" calcext:value-type="string">
            <text:p>Lake27</text:p>
          </table:table-cell>
          <table:table-cell office:value-type="string" calcext:value-type="string">
            <text:p>Lake28</text:p>
          </table:table-cell>
          <table:table-cell office:value-type="string" calcext:value-type="string">
            <text:p>Lake29</text:p>
          </table:table-cell>
          <table:table-cell office:value-type="string" calcext:value-type="string">
            <text:p>Lake30</text:p>
          </table:table-cell>
          <table:table-cell office:value-type="string" calcext:value-type="string">
            <text:p>Lake31</text:p>
          </table:table-cell>
          <table:table-cell office:value-type="string" calcext:value-type="string">
            <text:p>Lake32</text:p>
          </table:table-cell>
          <table:table-cell office:value-type="string" calcext:value-type="string">
            <text:p>Lake33</text:p>
          </table:table-cell>
          <table:table-cell office:value-type="string" calcext:value-type="string">
            <text:p>Lake34</text:p>
          </table:table-cell>
          <table:table-cell office:value-type="string" calcext:value-type="string">
            <text:p>Lake35</text:p>
          </table:table-cell>
          <table:table-cell office:value-type="string" calcext:value-type="string">
            <text:p>Lake36</text:p>
          </table:table-cell>
          <table:table-cell office:value-type="string" calcext:value-type="string">
            <text:p>Lake37</text:p>
          </table:table-cell>
          <table:table-cell office:value-type="string" calcext:value-type="string">
            <text:p>Lake38</text:p>
          </table:table-cell>
          <table:table-cell office:value-type="string" calcext:value-type="string">
            <text:p>Lake39</text:p>
          </table:table-cell>
          <table:table-cell office:value-type="string" calcext:value-type="string">
            <text:p>Lake40</text:p>
          </table:table-cell>
          <table:table-cell office:value-type="string" calcext:value-type="string">
            <text:p>Lake41</text:p>
          </table:table-cell>
          <table:table-cell office:value-type="string" calcext:value-type="string">
            <text:p>Lake42</text:p>
          </table:table-cell>
          <table:table-cell office:value-type="string" calcext:value-type="string">
            <text:p>Lake43</text:p>
          </table:table-cell>
          <table:table-cell office:value-type="string" calcext:value-type="string">
            <text:p>Lake44</text:p>
          </table:table-cell>
          <table:table-cell office:value-type="string" calcext:value-type="string">
            <text:p>Lake45</text:p>
          </table:table-cell>
          <table:table-cell office:value-type="string" calcext:value-type="string">
            <text:p>Lake46</text:p>
          </table:table-cell>
          <table:table-cell office:value-type="string" calcext:value-type="string">
            <text:p>Lake47</text:p>
          </table:table-cell>
          <table:table-cell office:value-type="string" calcext:value-type="string">
            <text:p>Lake48</text:p>
          </table:table-cell>
          <table:table-cell office:value-type="string" calcext:value-type="string">
            <text:p>Lake49</text:p>
          </table:table-cell>
          <table:table-cell office:value-type="string" calcext:value-type="string">
            <text:p>Lake50</text:p>
          </table:table-cell>
          <table:table-cell office:value-type="string" calcext:value-type="string">
            <text:p>Lake51</text:p>
          </table:table-cell>
          <table:table-cell office:value-type="string" calcext:value-type="string">
            <text:p>Lake52</text:p>
          </table:table-cell>
          <table:table-cell office:value-type="string" calcext:value-type="string">
            <text:p>Lake53</text:p>
          </table:table-cell>
          <table:table-cell office:value-type="string" calcext:value-type="string">
            <text:p>Lake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2745.56182" calcext:value-type="float">
            <text:p>12745,56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088.4911" calcext:value-type="float">
            <text:p>107088,4911</text:p>
          </table:table-cell>
          <table:table-cell office:value-type="float" office:value="0" calcext:value-type="float">
            <text:p>0</text:p>
          </table:table-cell>
          <table:table-cell office:value-type="float" office:value="3098.527588" calcext:value-type="float">
            <text:p>3098,527588</text:p>
          </table:table-cell>
          <table:table-cell office:value-type="float" office:value="114775.8522" calcext:value-type="float">
            <text:p>114775,8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78.45361" calcext:value-type="float">
            <text:p>35878,45361</text:p>
          </table:table-cell>
          <table:table-cell office:value-type="float" office:value="21896.89769" calcext:value-type="float">
            <text:p>21896,89769</text:p>
          </table:table-cell>
          <table:table-cell office:value-type="float" office:value="102199.4803" calcext:value-type="float">
            <text:p>102199,48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986.72286" calcext:value-type="float">
            <text:p>32986,72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09.46578" calcext:value-type="float">
            <text:p>20309,465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965.61286" calcext:value-type="float">
            <text:p>55965,612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114.50305" calcext:value-type="float">
            <text:p>34114,50305</text:p>
          </table:table-cell>
          <table:table-cell office:value-type="float" office:value="30523.77812" calcext:value-type="float">
            <text:p>30523,77812</text:p>
          </table:table-cell>
          <table:table-cell office:value-type="float" office:value="0" calcext:value-type="float">
            <text:p>0</text:p>
          </table:table-cell>
          <table:table-cell office:value-type="float" office:value="9581.769436" calcext:value-type="float">
            <text:p>9581,769436</text:p>
          </table:table-cell>
          <table:table-cell office:value-type="float" office:value="146607.6572" calcext:value-type="float">
            <text:p>146607,6572</text:p>
          </table:table-cell>
          <table:table-cell office:value-type="float" office:value="11851.6461" calcext:value-type="float">
            <text:p>11851,6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59.55506" calcext:value-type="float">
            <text:p>27459,55506</text:p>
          </table:table-cell>
          <table:table-cell office:value-type="float" office:value="0" calcext:value-type="float">
            <text:p>0</text:p>
          </table:table-cell>
          <table:table-cell office:value-type="float" office:value="162633.4579" calcext:value-type="float">
            <text:p>162633,4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86.72286" calcext:value-type="float">
            <text:p>32986,72286</text:p>
          </table:table-cell>
          <table:table-cell office:value-type="float" office:value="0" calcext:value-type="float">
            <text:p>0</text:p>
          </table:table-cell>
          <table:table-cell office:value-type="float" office:value="68010.93059" calcext:value-type="float">
            <text:p>68010,93059</text:p>
          </table:table-cell>
          <table:table-cell office:value-type="float" office:value="0" calcext:value-type="float">
            <text:p>0</text:p>
          </table:table-cell>
          <table:table-cell office:value-type="float" office:value="64795.2028" calcext:value-type="float">
            <text:p>64795,2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50.08013" calcext:value-type="float">
            <text:p>49550,08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8.963559" calcext:value-type="float">
            <text:p>3578,9635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7083.33586" calcext:value-type="float">
            <text:p>17083,33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375.5282" calcext:value-type="float">
            <text:p>116375,5282</text:p>
          </table:table-cell>
          <table:table-cell office:value-type="float" office:value="0" calcext:value-type="float">
            <text:p>0</text:p>
          </table:table-cell>
          <table:table-cell office:value-type="float" office:value="61095.45354" calcext:value-type="float">
            <text:p>61095,45354</text:p>
          </table:table-cell>
          <table:table-cell office:value-type="float" office:value="134491.6663" calcext:value-type="float">
            <text:p>134491,66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598.05313" calcext:value-type="float">
            <text:p>55598,05313</text:p>
          </table:table-cell>
          <table:table-cell office:value-type="float" office:value="28374.1346" calcext:value-type="float">
            <text:p>28374,1346</text:p>
          </table:table-cell>
          <table:table-cell office:value-type="float" office:value="127471.479" calcext:value-type="float">
            <text:p>127471,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186.05111" calcext:value-type="float">
            <text:p>59186,05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98.76638" calcext:value-type="float">
            <text:p>42098,766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074.26496" calcext:value-type="float">
            <text:p>81074,26496</text:p>
          </table:table-cell>
          <table:table-cell office:value-type="float" office:value="26.75061109" calcext:value-type="float">
            <text:p>26,75061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638.06994" calcext:value-type="float">
            <text:p>36638,06994</text:p>
          </table:table-cell>
          <table:table-cell office:value-type="float" office:value="31170.93046" calcext:value-type="float">
            <text:p>31170,93046</text:p>
          </table:table-cell>
          <table:table-cell office:value-type="float" office:value="0" calcext:value-type="float">
            <text:p>0</text:p>
          </table:table-cell>
          <table:table-cell office:value-type="float" office:value="13462.13033" calcext:value-type="float">
            <text:p>13462,13033</text:p>
          </table:table-cell>
          <table:table-cell office:value-type="float" office:value="188495.5592" calcext:value-type="float">
            <text:p>188495,5592</text:p>
          </table:table-cell>
          <table:table-cell office:value-type="float" office:value="48135.34875" calcext:value-type="float">
            <text:p>48135,34875</text:p>
          </table:table-cell>
          <table:table-cell office:value-type="float" office:value="1725.199337" calcext:value-type="float">
            <text:p>1725,199337</text:p>
          </table:table-cell>
          <table:table-cell office:value-type="float" office:value="0" calcext:value-type="float">
            <text:p>0</text:p>
          </table:table-cell>
          <table:table-cell office:value-type="float" office:value="47385.95336" calcext:value-type="float">
            <text:p>47385,95336</text:p>
          </table:table-cell>
          <table:table-cell office:value-type="float" office:value="0" calcext:value-type="float">
            <text:p>0</text:p>
          </table:table-cell>
          <table:table-cell office:value-type="float" office:value="208852.3687" calcext:value-type="float">
            <text:p>208852,3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38.38933" calcext:value-type="float">
            <text:p>55038,38933</text:p>
          </table:table-cell>
          <table:table-cell office:value-type="float" office:value="0" calcext:value-type="float">
            <text:p>0</text:p>
          </table:table-cell>
          <table:table-cell office:value-type="float" office:value="37125.49337" calcext:value-type="float">
            <text:p>37125,49337</text:p>
          </table:table-cell>
          <table:table-cell office:value-type="float" office:value="0" calcext:value-type="float">
            <text:p>0</text:p>
          </table:table-cell>
          <table:table-cell office:value-type="float" office:value="106628.9186" calcext:value-type="float">
            <text:p>106628,9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10.85954" calcext:value-type="float">
            <text:p>53210,85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48.858794" calcext:value-type="float">
            <text:p>8948,85879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2292.79896" calcext:value-type="float">
            <text:p>22292,79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650.4554" calcext:value-type="float">
            <text:p>133650,4554</text:p>
          </table:table-cell>
          <table:table-cell office:value-type="float" office:value="0" calcext:value-type="float">
            <text:p>0</text:p>
          </table:table-cell>
          <table:table-cell office:value-type="float" office:value="110122.8915" calcext:value-type="float">
            <text:p>110122,8915</text:p>
          </table:table-cell>
          <table:table-cell office:value-type="float" office:value="157764.6238" calcext:value-type="float">
            <text:p>157764,6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426.58203" calcext:value-type="float">
            <text:p>74426,58203</text:p>
          </table:table-cell>
          <table:table-cell office:value-type="float" office:value="37422.10007" calcext:value-type="float">
            <text:p>37422,10007</text:p>
          </table:table-cell>
          <table:table-cell office:value-type="float" office:value="160154.1624" calcext:value-type="float">
            <text:p>160154,1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283.4225" calcext:value-type="float">
            <text:p>116283,4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889.60944" calcext:value-type="float">
            <text:p>57889,609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430.783" calcext:value-type="float">
            <text:p>118430,783</text:p>
          </table:table-cell>
          <table:table-cell office:value-type="float" office:value="4330.24475" calcext:value-type="float">
            <text:p>4330,24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145.28671" calcext:value-type="float">
            <text:p>40145,28671</text:p>
          </table:table-cell>
          <table:table-cell office:value-type="float" office:value="33725.68222" calcext:value-type="float">
            <text:p>33725,68222</text:p>
          </table:table-cell>
          <table:table-cell office:value-type="float" office:value="87.74340899" calcext:value-type="float">
            <text:p>87,74340899</text:p>
          </table:table-cell>
          <table:table-cell office:value-type="float" office:value="18849.36672" calcext:value-type="float">
            <text:p>18849,36672</text:p>
          </table:table-cell>
          <table:table-cell office:value-type="float" office:value="230383.4613" calcext:value-type="float">
            <text:p>230383,4613</text:p>
          </table:table-cell>
          <table:table-cell office:value-type="float" office:value="66585.8725" calcext:value-type="float">
            <text:p>66585,8725</text:p>
          </table:table-cell>
          <table:table-cell office:value-type="float" office:value="34064.01189" calcext:value-type="float">
            <text:p>34064,01189</text:p>
          </table:table-cell>
          <table:table-cell office:value-type="float" office:value="0" calcext:value-type="float">
            <text:p>0</text:p>
          </table:table-cell>
          <table:table-cell office:value-type="float" office:value="68653.06526" calcext:value-type="float">
            <text:p>68653,06526</text:p>
          </table:table-cell>
          <table:table-cell office:value-type="float" office:value="599.8631204" calcext:value-type="float">
            <text:p>599,8631204</text:p>
          </table:table-cell>
          <table:table-cell office:value-type="float" office:value="255961.662" calcext:value-type="float">
            <text:p>255961,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51.26717" calcext:value-type="float">
            <text:p>82051,26717</text:p>
          </table:table-cell>
          <table:table-cell office:value-type="float" office:value="0" calcext:value-type="float">
            <text:p>0</text:p>
          </table:table-cell>
          <table:table-cell office:value-type="float" office:value="45139.88864" calcext:value-type="float">
            <text:p>45139,88864</text:p>
          </table:table-cell>
          <table:table-cell office:value-type="float" office:value="0" calcext:value-type="float">
            <text:p>0</text:p>
          </table:table-cell>
          <table:table-cell office:value-type="float" office:value="130969.4989" calcext:value-type="float">
            <text:p>130969,4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32.00611" calcext:value-type="float">
            <text:p>43732,00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36.32475" calcext:value-type="float">
            <text:p>12736,3247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8439.36007" calcext:value-type="float">
            <text:p>28439,36007</text:p>
          </table:table-cell>
          <table:table-cell office:value-type="float" office:value="2844.077654" calcext:value-type="float">
            <text:p>2844,077654</text:p>
          </table:table-cell>
          <table:table-cell office:value-type="float" office:value="0" calcext:value-type="float">
            <text:p>0</text:p>
          </table:table-cell>
          <table:table-cell office:value-type="float" office:value="150469.1978" calcext:value-type="float">
            <text:p>150469,1978</text:p>
          </table:table-cell>
          <table:table-cell office:value-type="float" office:value="0" calcext:value-type="float">
            <text:p>0</text:p>
          </table:table-cell>
          <table:table-cell office:value-type="float" office:value="150611.3631" calcext:value-type="float">
            <text:p>150611,3631</text:p>
          </table:table-cell>
          <table:table-cell office:value-type="float" office:value="184710.0652" calcext:value-type="float">
            <text:p>184710,0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491.7653" calcext:value-type="float">
            <text:p>89491,7653</text:p>
          </table:table-cell>
          <table:table-cell office:value-type="float" office:value="62857.42605" calcext:value-type="float">
            <text:p>62857,42605</text:p>
          </table:table-cell>
          <table:table-cell office:value-type="float" office:value="182034.1072" calcext:value-type="float">
            <text:p>182034,1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138.317" calcext:value-type="float">
            <text:p>164138,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34.29871" calcext:value-type="float">
            <text:p>79334,298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8801.592" calcext:value-type="float">
            <text:p>208801,592</text:p>
          </table:table-cell>
          <table:table-cell office:value-type="float" office:value="8496.309424" calcext:value-type="float">
            <text:p>8496,309424</text:p>
          </table:table-cell>
          <table:table-cell office:value-type="float" office:value="0" calcext:value-type="float">
            <text:p>0</text:p>
          </table:table-cell>
          <table:table-cell office:value-type="float" office:value="997.7466285" calcext:value-type="float">
            <text:p>997,7466285</text:p>
          </table:table-cell>
          <table:table-cell office:value-type="float" office:value="0" calcext:value-type="float">
            <text:p>0</text:p>
          </table:table-cell>
          <table:table-cell office:value-type="float" office:value="43698.4961" calcext:value-type="float">
            <text:p>43698,4961</text:p>
          </table:table-cell>
          <table:table-cell office:value-type="float" office:value="37357.53837" calcext:value-type="float">
            <text:p>37357,53837</text:p>
          </table:table-cell>
          <table:table-cell office:value-type="float" office:value="9373.924956" calcext:value-type="float">
            <text:p>9373,924956</text:p>
          </table:table-cell>
          <table:table-cell office:value-type="float" office:value="24098.99789" calcext:value-type="float">
            <text:p>24098,99789</text:p>
          </table:table-cell>
          <table:table-cell office:value-type="float" office:value="252084.7487" calcext:value-type="float">
            <text:p>252084,7487</text:p>
          </table:table-cell>
          <table:table-cell office:value-type="float" office:value="96683.70306" calcext:value-type="float">
            <text:p>96683,70306</text:p>
          </table:table-cell>
          <table:table-cell office:value-type="float" office:value="126380.3629" calcext:value-type="float">
            <text:p>126380,3629</text:p>
          </table:table-cell>
          <table:table-cell office:value-type="float" office:value="0" calcext:value-type="float">
            <text:p>0</text:p>
          </table:table-cell>
          <table:table-cell office:value-type="float" office:value="88427.1414" calcext:value-type="float">
            <text:p>88427,1414</text:p>
          </table:table-cell>
          <table:table-cell office:value-type="float" office:value="5860.253106" calcext:value-type="float">
            <text:p>5860,253106</text:p>
          </table:table-cell>
          <table:table-cell office:value-type="float" office:value="304297.3453" calcext:value-type="float">
            <text:p>304297,3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218.6869" calcext:value-type="float">
            <text:p>106218,6869</text:p>
          </table:table-cell>
          <table:table-cell office:value-type="float" office:value="0" calcext:value-type="float">
            <text:p>0</text:p>
          </table:table-cell>
          <table:table-cell office:value-type="float" office:value="49424.94555" calcext:value-type="float">
            <text:p>49424,94555</text:p>
          </table:table-cell>
          <table:table-cell office:value-type="float" office:value="0" calcext:value-type="float">
            <text:p>0</text:p>
          </table:table-cell>
          <table:table-cell office:value-type="float" office:value="112198.5567" calcext:value-type="float">
            <text:p>112198,5567</text:p>
          </table:table-cell>
          <table:table-cell office:value-type="float" office:value="4271.36742" calcext:value-type="float">
            <text:p>4271,36742</text:p>
          </table:table-cell>
          <table:table-cell office:value-type="float" office:value="0" calcext:value-type="float">
            <text:p>0</text:p>
          </table:table-cell>
          <table:table-cell office:value-type="float" office:value="42118.1478" calcext:value-type="float">
            <text:p>42118,1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23.55579" calcext:value-type="float">
            <text:p>16423,5557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2592.82008" calcext:value-type="float">
            <text:p>32592,82008</text:p>
          </table:table-cell>
          <table:table-cell office:value-type="float" office:value="15489.22266" calcext:value-type="float">
            <text:p>15489,22266</text:p>
          </table:table-cell>
          <table:table-cell office:value-type="float" office:value="0" calcext:value-type="float">
            <text:p>0</text:p>
          </table:table-cell>
          <table:table-cell office:value-type="float" office:value="140223.2049" calcext:value-type="float">
            <text:p>140223,2049</text:p>
          </table:table-cell>
          <table:table-cell office:value-type="float" office:value="0" calcext:value-type="float">
            <text:p>0</text:p>
          </table:table-cell>
          <table:table-cell office:value-type="float" office:value="186708.887" calcext:value-type="float">
            <text:p>186708,887</text:p>
          </table:table-cell>
          <table:table-cell office:value-type="float" office:value="208186.1921" calcext:value-type="float">
            <text:p>208186,1921</text:p>
          </table:table-cell>
          <table:table-cell office:value-type="float" office:value="4253.695907" calcext:value-type="float">
            <text:p>4253,695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94.7087" calcext:value-type="float">
            <text:p>102494,7087</text:p>
          </table:table-cell>
          <table:table-cell office:value-type="float" office:value="84510.84487" calcext:value-type="float">
            <text:p>84510,84487</text:p>
          </table:table-cell>
          <table:table-cell office:value-type="float" office:value="184914.8385" calcext:value-type="float">
            <text:p>184914,8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874.9449" calcext:value-type="float">
            <text:p>212874,9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999.27703" calcext:value-type="float">
            <text:p>84999,27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4.033647" calcext:value-type="float">
            <text:p>5654,033647</text:p>
          </table:table-cell>
          <table:table-cell office:value-type="float" office:value="0" calcext:value-type="float">
            <text:p>0</text:p>
          </table:table-cell>
          <table:table-cell office:value-type="float" office:value="317146.467" calcext:value-type="float">
            <text:p>317146,467</text:p>
          </table:table-cell>
          <table:table-cell office:value-type="float" office:value="10984.14269" calcext:value-type="float">
            <text:p>10984,14269</text:p>
          </table:table-cell>
          <table:table-cell office:value-type="float" office:value="0" calcext:value-type="float">
            <text:p>0</text:p>
          </table:table-cell>
          <table:table-cell office:value-type="float" office:value="9176.097797" calcext:value-type="float">
            <text:p>9176,097797</text:p>
          </table:table-cell>
          <table:table-cell office:value-type="float" office:value="0" calcext:value-type="float">
            <text:p>0</text:p>
          </table:table-cell>
          <table:table-cell office:value-type="float" office:value="46850.61282" calcext:value-type="float">
            <text:p>46850,61282</text:p>
          </table:table-cell>
          <table:table-cell office:value-type="float" office:value="41731.9516" calcext:value-type="float">
            <text:p>41731,9516</text:p>
          </table:table-cell>
          <table:table-cell office:value-type="float" office:value="28107.36957" calcext:value-type="float">
            <text:p>28107,36957</text:p>
          </table:table-cell>
          <table:table-cell office:value-type="float" office:value="29885.76854" calcext:value-type="float">
            <text:p>29885,76854</text:p>
          </table:table-cell>
          <table:table-cell office:value-type="float" office:value="254505.5547" calcext:value-type="float">
            <text:p>254505,5547</text:p>
          </table:table-cell>
          <table:table-cell office:value-type="float" office:value="132333.0361" calcext:value-type="float">
            <text:p>132333,0361</text:p>
          </table:table-cell>
          <table:table-cell office:value-type="float" office:value="233234.2217" calcext:value-type="float">
            <text:p>233234,2217</text:p>
          </table:table-cell>
          <table:table-cell office:value-type="float" office:value="0" calcext:value-type="float">
            <text:p>0</text:p>
          </table:table-cell>
          <table:table-cell office:value-type="float" office:value="88140.19472" calcext:value-type="float">
            <text:p>88140,19472</text:p>
          </table:table-cell>
          <table:table-cell office:value-type="float" office:value="9657.891977" calcext:value-type="float">
            <text:p>9657,891977</text:p>
          </table:table-cell>
          <table:table-cell office:value-type="float" office:value="350399.4818" calcext:value-type="float">
            <text:p>350399,4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117.4324" calcext:value-type="float">
            <text:p>130117,4324</text:p>
          </table:table-cell>
          <table:table-cell office:value-type="float" office:value="17170.94395" calcext:value-type="float">
            <text:p>17170,94395</text:p>
          </table:table-cell>
          <table:table-cell office:value-type="float" office:value="53271.51298" calcext:value-type="float">
            <text:p>53271,51298</text:p>
          </table:table-cell>
          <table:table-cell office:value-type="float" office:value="0" calcext:value-type="float">
            <text:p>0</text:p>
          </table:table-cell>
          <table:table-cell office:value-type="float" office:value="110177.0449" calcext:value-type="float">
            <text:p>110177,0449</text:p>
          </table:table-cell>
          <table:table-cell office:value-type="float" office:value="41065.42771" calcext:value-type="float">
            <text:p>41065,42771</text:p>
          </table:table-cell>
          <table:table-cell office:value-type="float" office:value="0" calcext:value-type="float">
            <text:p>0</text:p>
          </table:table-cell>
          <table:table-cell office:value-type="float" office:value="43034.85723" calcext:value-type="float">
            <text:p>43034,85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13.26315" calcext:value-type="float">
            <text:p>20013,263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36538.29608" calcext:value-type="float">
            <text:p>36538,29608</text:p>
          </table:table-cell>
          <table:table-cell office:value-type="float" office:value="27248.6844" calcext:value-type="float">
            <text:p>27248,6844</text:p>
          </table:table-cell>
          <table:table-cell office:value-type="float" office:value="0" calcext:value-type="float">
            <text:p>0</text:p>
          </table:table-cell>
          <table:table-cell office:value-type="float" office:value="138082.6152" calcext:value-type="float">
            <text:p>138082,6152</text:p>
          </table:table-cell>
          <table:table-cell office:value-type="float" office:value="0" calcext:value-type="float">
            <text:p>0</text:p>
          </table:table-cell>
          <table:table-cell office:value-type="float" office:value="225240.1521" calcext:value-type="float">
            <text:p>225240,1521</text:p>
          </table:table-cell>
          <table:table-cell office:value-type="float" office:value="220844.5131" calcext:value-type="float">
            <text:p>220844,5131</text:p>
          </table:table-cell>
          <table:table-cell office:value-type="float" office:value="39122.63736" calcext:value-type="float">
            <text:p>39122,6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803.6326" calcext:value-type="float">
            <text:p>118803,6326</text:p>
          </table:table-cell>
          <table:table-cell office:value-type="float" office:value="99641.10916" calcext:value-type="float">
            <text:p>99641,10916</text:p>
          </table:table-cell>
          <table:table-cell office:value-type="float" office:value="182094.7321" calcext:value-type="float">
            <text:p>182094,7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120.565" calcext:value-type="float">
            <text:p>267120,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20.73461" calcext:value-type="float">
            <text:p>80720,73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77.31247" calcext:value-type="float">
            <text:p>58277,31247</text:p>
          </table:table-cell>
          <table:table-cell office:value-type="float" office:value="0" calcext:value-type="float">
            <text:p>0</text:p>
          </table:table-cell>
          <table:table-cell office:value-type="float" office:value="442744.0466" calcext:value-type="float">
            <text:p>442744,0466</text:p>
          </table:table-cell>
          <table:table-cell office:value-type="float" office:value="12345.55835" calcext:value-type="float">
            <text:p>12345,55835</text:p>
          </table:table-cell>
          <table:table-cell office:value-type="float" office:value="0" calcext:value-type="float">
            <text:p>0</text:p>
          </table:table-cell>
          <table:table-cell office:value-type="float" office:value="32336.86425" calcext:value-type="float">
            <text:p>32336,86425</text:p>
          </table:table-cell>
          <table:table-cell office:value-type="float" office:value="0" calcext:value-type="float">
            <text:p>0</text:p>
          </table:table-cell>
          <table:table-cell office:value-type="float" office:value="53318.03246" calcext:value-type="float">
            <text:p>53318,03246</text:p>
          </table:table-cell>
          <table:table-cell office:value-type="float" office:value="40720.63819" calcext:value-type="float">
            <text:p>40720,63819</text:p>
          </table:table-cell>
          <table:table-cell office:value-type="float" office:value="92455.47833" calcext:value-type="float">
            <text:p>92455,47833</text:p>
          </table:table-cell>
          <table:table-cell office:value-type="float" office:value="34905.29359" calcext:value-type="float">
            <text:p>34905,29359</text:p>
          </table:table-cell>
          <table:table-cell office:value-type="float" office:value="264683.3766" calcext:value-type="float">
            <text:p>264683,3766</text:p>
          </table:table-cell>
          <table:table-cell office:value-type="float" office:value="148519.7811" calcext:value-type="float">
            <text:p>148519,7811</text:p>
          </table:table-cell>
          <table:table-cell office:value-type="float" office:value="304800.2933" calcext:value-type="float">
            <text:p>304800,2933</text:p>
          </table:table-cell>
          <table:table-cell office:value-type="float" office:value="0" calcext:value-type="float">
            <text:p>0</text:p>
          </table:table-cell>
          <table:table-cell office:value-type="float" office:value="85072.93818" calcext:value-type="float">
            <text:p>85072,93818</text:p>
          </table:table-cell>
          <table:table-cell office:value-type="float" office:value="14123.83748" calcext:value-type="float">
            <text:p>14123,83748</text:p>
          </table:table-cell>
          <table:table-cell office:value-type="float" office:value="401933.0604" calcext:value-type="float">
            <text:p>401933,0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751.7399" calcext:value-type="float">
            <text:p>148751,7399</text:p>
          </table:table-cell>
          <table:table-cell office:value-type="float" office:value="65947.85336" calcext:value-type="float">
            <text:p>65947,85336</text:p>
          </table:table-cell>
          <table:table-cell office:value-type="float" office:value="62713.64852" calcext:value-type="float">
            <text:p>62713,64852</text:p>
          </table:table-cell>
          <table:table-cell office:value-type="float" office:value="0" calcext:value-type="float">
            <text:p>0</text:p>
          </table:table-cell>
          <table:table-cell office:value-type="float" office:value="134321.7085" calcext:value-type="float">
            <text:p>134321,7085</text:p>
          </table:table-cell>
          <table:table-cell office:value-type="float" office:value="105162.0806" calcext:value-type="float">
            <text:p>105162,0806</text:p>
          </table:table-cell>
          <table:table-cell office:value-type="float" office:value="0" calcext:value-type="float">
            <text:p>0</text:p>
          </table:table-cell>
          <table:table-cell office:value-type="float" office:value="44485.57711" calcext:value-type="float">
            <text:p>44485,57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91.41492" calcext:value-type="float">
            <text:p>23591,414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0221.10147" calcext:value-type="float">
            <text:p>40221,10147</text:p>
          </table:table-cell>
          <table:table-cell office:value-type="float" office:value="37558.42007" calcext:value-type="float">
            <text:p>37558,42007</text:p>
          </table:table-cell>
          <table:table-cell office:value-type="float" office:value="0" calcext:value-type="float">
            <text:p>0</text:p>
          </table:table-cell>
          <table:table-cell office:value-type="float" office:value="158790.1325" calcext:value-type="float">
            <text:p>158790,1325</text:p>
          </table:table-cell>
          <table:table-cell office:value-type="float" office:value="0" calcext:value-type="float">
            <text:p>0</text:p>
          </table:table-cell>
          <table:table-cell office:value-type="float" office:value="275359.9944" calcext:value-type="float">
            <text:p>275359,9944</text:p>
          </table:table-cell>
          <table:table-cell office:value-type="float" office:value="218636.2744" calcext:value-type="float">
            <text:p>218636,2744</text:p>
          </table:table-cell>
          <table:table-cell office:value-type="float" office:value="57107.465" calcext:value-type="float">
            <text:p>57107,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074.369" calcext:value-type="float">
            <text:p>134074,369</text:p>
          </table:table-cell>
          <table:table-cell office:value-type="float" office:value="108809.4381" calcext:value-type="float">
            <text:p>108809,4381</text:p>
          </table:table-cell>
          <table:table-cell office:value-type="float" office:value="216147.2391" calcext:value-type="float">
            <text:p>216147,23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224.8648" calcext:value-type="float">
            <text:p>304224,8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728.02484" calcext:value-type="float">
            <text:p>85728,02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022.4219" calcext:value-type="float">
            <text:p>103022,4219</text:p>
          </table:table-cell>
          <table:table-cell office:value-type="float" office:value="0" calcext:value-type="float">
            <text:p>0</text:p>
          </table:table-cell>
          <table:table-cell office:value-type="float" office:value="561567.0871" calcext:value-type="float">
            <text:p>561567,0871</text:p>
          </table:table-cell>
          <table:table-cell office:value-type="float" office:value="13102.90786" calcext:value-type="float">
            <text:p>13102,90786</text:p>
          </table:table-cell>
          <table:table-cell office:value-type="float" office:value="0" calcext:value-type="float">
            <text:p>0</text:p>
          </table:table-cell>
          <table:table-cell office:value-type="float" office:value="50622.03521" calcext:value-type="float">
            <text:p>50622,03521</text:p>
          </table:table-cell>
          <table:table-cell office:value-type="float" office:value="0" calcext:value-type="float">
            <text:p>0</text:p>
          </table:table-cell>
          <table:table-cell office:value-type="float" office:value="55689.83263" calcext:value-type="float">
            <text:p>55689,83263</text:p>
          </table:table-cell>
          <table:table-cell office:value-type="float" office:value="51302.97166" calcext:value-type="float">
            <text:p>51302,97166</text:p>
          </table:table-cell>
          <table:table-cell office:value-type="float" office:value="149172.1829" calcext:value-type="float">
            <text:p>149172,1829</text:p>
          </table:table-cell>
          <table:table-cell office:value-type="float" office:value="34525.04011" calcext:value-type="float">
            <text:p>34525,04011</text:p>
          </table:table-cell>
          <table:table-cell office:value-type="float" office:value="278219.2151" calcext:value-type="float">
            <text:p>278219,2151</text:p>
          </table:table-cell>
          <table:table-cell office:value-type="float" office:value="162387.072" calcext:value-type="float">
            <text:p>162387,072</text:p>
          </table:table-cell>
          <table:table-cell office:value-type="float" office:value="369037.0208" calcext:value-type="float">
            <text:p>369037,0208</text:p>
          </table:table-cell>
          <table:table-cell office:value-type="float" office:value="0" calcext:value-type="float">
            <text:p>0</text:p>
          </table:table-cell>
          <table:table-cell office:value-type="float" office:value="87818.52013" calcext:value-type="float">
            <text:p>87818,52013</text:p>
          </table:table-cell>
          <table:table-cell office:value-type="float" office:value="17509.12929" calcext:value-type="float">
            <text:p>17509,12929</text:p>
          </table:table-cell>
          <table:table-cell office:value-type="float" office:value="454183.1402" calcext:value-type="float">
            <text:p>454183,1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755.6451" calcext:value-type="float">
            <text:p>172755,6451</text:p>
          </table:table-cell>
          <table:table-cell office:value-type="float" office:value="97701.1201" calcext:value-type="float">
            <text:p>97701,1201</text:p>
          </table:table-cell>
          <table:table-cell office:value-type="float" office:value="69326.48028" calcext:value-type="float">
            <text:p>69326,48028</text:p>
          </table:table-cell>
          <table:table-cell office:value-type="float" office:value="0" calcext:value-type="float">
            <text:p>0</text:p>
          </table:table-cell>
          <table:table-cell office:value-type="float" office:value="198485.7148" calcext:value-type="float">
            <text:p>198485,7148</text:p>
          </table:table-cell>
          <table:table-cell office:value-type="float" office:value="146437.1894" calcext:value-type="float">
            <text:p>146437,1894</text:p>
          </table:table-cell>
          <table:table-cell office:value-type="float" office:value="0" calcext:value-type="float">
            <text:p>0</text:p>
          </table:table-cell>
          <table:table-cell office:value-type="float" office:value="45207.35085" calcext:value-type="float">
            <text:p>45207,35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96.03823" calcext:value-type="float">
            <text:p>27296,0382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271717.1041" calcext:value-type="float">
            <text:p>271717,1041</text:p>
          </table:table-cell>
          <table:table-cell office:value-type="float" office:value="256133.1844" calcext:value-type="float">
            <text:p>256133,1844</text:p>
          </table:table-cell>
          <table:table-cell office:value-type="float" office:value="0" calcext:value-type="float">
            <text:p>0</text:p>
          </table:table-cell>
          <table:table-cell office:value-type="float" office:value="1094783.569" calcext:value-type="float">
            <text:p>1094783,569</text:p>
          </table:table-cell>
          <table:table-cell office:value-type="float" office:value="59433.17825" calcext:value-type="float">
            <text:p>59433,17825</text:p>
          </table:table-cell>
          <table:table-cell office:value-type="float" office:value="2153221.917" calcext:value-type="float">
            <text:p>2153221,917</text:p>
          </table:table-cell>
          <table:table-cell office:value-type="float" office:value="945115.8759" calcext:value-type="float">
            <text:p>945115,8759</text:p>
          </table:table-cell>
          <table:table-cell office:value-type="float" office:value="709654.7274" calcext:value-type="float">
            <text:p>709654,7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5171.9245" calcext:value-type="float">
            <text:p>845171,9245</text:p>
          </table:table-cell>
          <table:table-cell office:value-type="float" office:value="837958.2071" calcext:value-type="float">
            <text:p>837958,2071</text:p>
          </table:table-cell>
          <table:table-cell office:value-type="float" office:value="1216376.51" calcext:value-type="float">
            <text:p>1216376,51</text:p>
          </table:table-cell>
          <table:table-cell office:value-type="float" office:value="4647.334161" calcext:value-type="float">
            <text:p>4647,334161</text:p>
          </table:table-cell>
          <table:table-cell office:value-type="float" office:value="70205.09741" calcext:value-type="float">
            <text:p>70205,09741</text:p>
          </table:table-cell>
          <table:table-cell office:value-type="float" office:value="0" calcext:value-type="float">
            <text:p>0</text:p>
          </table:table-cell>
          <table:table-cell office:value-type="float" office:value="1440878.327" calcext:value-type="float">
            <text:p>1440878,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5004.15" calcext:value-type="float">
            <text:p>505004,15</text:p>
          </table:table-cell>
          <table:table-cell office:value-type="float" office:value="398828.15" calcext:value-type="float">
            <text:p>398828,15</text:p>
          </table:table-cell>
          <table:table-cell office:value-type="float" office:value="0" calcext:value-type="float">
            <text:p>0</text:p>
          </table:table-cell>
          <table:table-cell office:value-type="float" office:value="761916.5804" calcext:value-type="float">
            <text:p>761916,5804</text:p>
          </table:table-cell>
          <table:table-cell office:value-type="float" office:value="0" calcext:value-type="float">
            <text:p>0</text:p>
          </table:table-cell>
          <table:table-cell office:value-type="float" office:value="3486518.408" calcext:value-type="float">
            <text:p>3486518,408</text:p>
          </table:table-cell>
          <table:table-cell office:value-type="float" office:value="69673.50739" calcext:value-type="float">
            <text:p>69673,50739</text:p>
          </table:table-cell>
          <table:table-cell office:value-type="float" office:value="0" calcext:value-type="float">
            <text:p>0</text:p>
          </table:table-cell>
          <table:table-cell office:value-type="float" office:value="417060.7187" calcext:value-type="float">
            <text:p>417060,7187</text:p>
          </table:table-cell>
          <table:table-cell office:value-type="float" office:value="0" calcext:value-type="float">
            <text:p>0</text:p>
          </table:table-cell>
          <table:table-cell office:value-type="float" office:value="356886.4615" calcext:value-type="float">
            <text:p>356886,4615</text:p>
          </table:table-cell>
          <table:table-cell office:value-type="float" office:value="639692.267" calcext:value-type="float">
            <text:p>639692,267</text:p>
          </table:table-cell>
          <table:table-cell office:value-type="float" office:value="1651315.141" calcext:value-type="float">
            <text:p>1651315,141</text:p>
          </table:table-cell>
          <table:table-cell office:value-type="float" office:value="95584.18871" calcext:value-type="float">
            <text:p>95584,18871</text:p>
          </table:table-cell>
          <table:table-cell office:value-type="float" office:value="1637859.636" calcext:value-type="float">
            <text:p>1637859,636</text:p>
          </table:table-cell>
          <table:table-cell office:value-type="float" office:value="1473693.904" calcext:value-type="float">
            <text:p>1473693,904</text:p>
          </table:table-cell>
          <table:table-cell office:value-type="float" office:value="2816262.954" calcext:value-type="float">
            <text:p>2816262,954</text:p>
          </table:table-cell>
          <table:table-cell office:value-type="float" office:value="0" calcext:value-type="float">
            <text:p>0</text:p>
          </table:table-cell>
          <table:table-cell office:value-type="float" office:value="703850.3116" calcext:value-type="float">
            <text:p>703850,3116</text:p>
          </table:table-cell>
          <table:table-cell office:value-type="float" office:value="172022.6968" calcext:value-type="float">
            <text:p>172022,6968</text:p>
          </table:table-cell>
          <table:table-cell office:value-type="float" office:value="3089497.091" calcext:value-type="float">
            <text:p>3089497,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1077.1" calcext:value-type="float">
            <text:p>1231077,1</text:p>
          </table:table-cell>
          <table:table-cell office:value-type="float" office:value="1300470.507" calcext:value-type="float">
            <text:p>1300470,507</text:p>
          </table:table-cell>
          <table:table-cell office:value-type="float" office:value="471236.7799" calcext:value-type="float">
            <text:p>471236,7799</text:p>
          </table:table-cell>
          <table:table-cell office:value-type="float" office:value="571112.5965" calcext:value-type="float">
            <text:p>571112,5965</text:p>
          </table:table-cell>
          <table:table-cell office:value-type="float" office:value="1773228.511" calcext:value-type="float">
            <text:p>1773228,511</text:p>
          </table:table-cell>
          <table:table-cell office:value-type="float" office:value="1496074.124" calcext:value-type="float">
            <text:p>1496074,124</text:p>
          </table:table-cell>
          <table:table-cell office:value-type="float" office:value="0" calcext:value-type="float">
            <text:p>0</text:p>
          </table:table-cell>
          <table:table-cell office:value-type="float" office:value="203636.3234" calcext:value-type="float">
            <text:p>203636,3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144.968" calcext:value-type="float">
            <text:p>224144,9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691345.8483" calcext:value-type="float">
            <text:p>691345,8483</text:p>
          </table:table-cell>
          <table:table-cell office:value-type="float" office:value="442366.6231" calcext:value-type="float">
            <text:p>442366,6231</text:p>
          </table:table-cell>
          <table:table-cell office:value-type="float" office:value="0" calcext:value-type="float">
            <text:p>0</text:p>
          </table:table-cell>
          <table:table-cell office:value-type="float" office:value="1516316.631" calcext:value-type="float">
            <text:p>1516316,631</text:p>
          </table:table-cell>
          <table:table-cell office:value-type="float" office:value="601111.5301" calcext:value-type="float">
            <text:p>601111,5301</text:p>
          </table:table-cell>
          <table:table-cell office:value-type="float" office:value="2968092.585" calcext:value-type="float">
            <text:p>2968092,585</text:p>
          </table:table-cell>
          <table:table-cell office:value-type="float" office:value="1332311.29" calcext:value-type="float">
            <text:p>1332311,29</text:p>
          </table:table-cell>
          <table:table-cell office:value-type="float" office:value="1395083.763" calcext:value-type="float">
            <text:p>1395083,763</text:p>
          </table:table-cell>
          <table:table-cell office:value-type="float" office:value="174230.9164" calcext:value-type="float">
            <text:p>174230,9164</text:p>
          </table:table-cell>
          <table:table-cell office:value-type="float" office:value="104039.933" calcext:value-type="float">
            <text:p>104039,933</text:p>
          </table:table-cell>
          <table:table-cell office:value-type="float" office:value="1405647.821" calcext:value-type="float">
            <text:p>1405647,821</text:p>
          </table:table-cell>
          <table:table-cell office:value-type="float" office:value="1724748.022" calcext:value-type="float">
            <text:p>1724748,022</text:p>
          </table:table-cell>
          <table:table-cell office:value-type="float" office:value="1617781.989" calcext:value-type="float">
            <text:p>1617781,989</text:p>
          </table:table-cell>
          <table:table-cell office:value-type="float" office:value="103857.3677" calcext:value-type="float">
            <text:p>103857,3677</text:p>
          </table:table-cell>
          <table:table-cell office:value-type="float" office:value="956450.5882" calcext:value-type="float">
            <text:p>956450,5882</text:p>
          </table:table-cell>
          <table:table-cell office:value-type="float" office:value="0" calcext:value-type="float">
            <text:p>0</text:p>
          </table:table-cell>
          <table:table-cell office:value-type="float" office:value="1526358.651" calcext:value-type="float">
            <text:p>1526358,651</text:p>
          </table:table-cell>
          <table:table-cell office:value-type="float" office:value="0" calcext:value-type="float">
            <text:p>0</text:p>
          </table:table-cell>
          <table:table-cell office:value-type="float" office:value="2860.035293" calcext:value-type="float">
            <text:p>2860,035293</text:p>
          </table:table-cell>
          <table:table-cell office:value-type="float" office:value="689369.9734" calcext:value-type="float">
            <text:p>689369,9734</text:p>
          </table:table-cell>
          <table:table-cell office:value-type="float" office:value="1161080.045" calcext:value-type="float">
            <text:p>1161080,045</text:p>
          </table:table-cell>
          <table:table-cell office:value-type="float" office:value="18226.25241" calcext:value-type="float">
            <text:p>18226,25241</text:p>
          </table:table-cell>
          <table:table-cell office:value-type="float" office:value="1532970.863" calcext:value-type="float">
            <text:p>1532970,863</text:p>
          </table:table-cell>
          <table:table-cell office:value-type="float" office:value="271118.3133" calcext:value-type="float">
            <text:p>271118,3133</text:p>
          </table:table-cell>
          <table:table-cell office:value-type="float" office:value="3798440.268" calcext:value-type="float">
            <text:p>3798440,268</text:p>
          </table:table-cell>
          <table:table-cell office:value-type="float" office:value="66883.67837" calcext:value-type="float">
            <text:p>66883,67837</text:p>
          </table:table-cell>
          <table:table-cell office:value-type="float" office:value="147.4026591" calcext:value-type="float">
            <text:p>147,4026591</text:p>
          </table:table-cell>
          <table:table-cell office:value-type="float" office:value="721513.6623" calcext:value-type="float">
            <text:p>721513,6623</text:p>
          </table:table-cell>
          <table:table-cell office:value-type="float" office:value="360361.8298" calcext:value-type="float">
            <text:p>360361,8298</text:p>
          </table:table-cell>
          <table:table-cell office:value-type="float" office:value="379347.6281" calcext:value-type="float">
            <text:p>379347,6281</text:p>
          </table:table-cell>
          <table:table-cell office:value-type="float" office:value="809869.4895" calcext:value-type="float">
            <text:p>809869,4895</text:p>
          </table:table-cell>
          <table:table-cell office:value-type="float" office:value="2554379.57" calcext:value-type="float">
            <text:p>2554379,57</text:p>
          </table:table-cell>
          <table:table-cell office:value-type="float" office:value="35999.43076" calcext:value-type="float">
            <text:p>35999,43076</text:p>
          </table:table-cell>
          <table:table-cell office:value-type="float" office:value="2123562.487" calcext:value-type="float">
            <text:p>2123562,487</text:p>
          </table:table-cell>
          <table:table-cell office:value-type="float" office:value="3231989.94" calcext:value-type="float">
            <text:p>3231989,94</text:p>
          </table:table-cell>
          <table:table-cell office:value-type="float" office:value="4308819.91" calcext:value-type="float">
            <text:p>4308819,91</text:p>
          </table:table-cell>
          <table:table-cell office:value-type="float" office:value="0" calcext:value-type="float">
            <text:p>0</text:p>
          </table:table-cell>
          <table:table-cell office:value-type="float" office:value="672641.5182" calcext:value-type="float">
            <text:p>672641,5182</text:p>
          </table:table-cell>
          <table:table-cell office:value-type="float" office:value="395820.5058" calcext:value-type="float">
            <text:p>395820,5058</text:p>
          </table:table-cell>
          <table:table-cell office:value-type="float" office:value="4009104.597" calcext:value-type="float">
            <text:p>4009104,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4624.755" calcext:value-type="float">
            <text:p>1354624,755</text:p>
          </table:table-cell>
          <table:table-cell office:value-type="float" office:value="1876824.111" calcext:value-type="float">
            <text:p>1876824,111</text:p>
          </table:table-cell>
          <table:table-cell office:value-type="float" office:value="711466.702" calcext:value-type="float">
            <text:p>711466,702</text:p>
          </table:table-cell>
          <table:table-cell office:value-type="float" office:value="1837892.307" calcext:value-type="float">
            <text:p>1837892,307</text:p>
          </table:table-cell>
          <table:table-cell office:value-type="float" office:value="2694228.919" calcext:value-type="float">
            <text:p>2694228,919</text:p>
          </table:table-cell>
          <table:table-cell office:value-type="float" office:value="2933376.8" calcext:value-type="float">
            <text:p>2933376,8</text:p>
          </table:table-cell>
          <table:table-cell office:value-type="float" office:value="3448.869785" calcext:value-type="float">
            <text:p>3448,869785</text:p>
          </table:table-cell>
          <table:table-cell office:value-type="float" office:value="277968.6508" calcext:value-type="float">
            <text:p>277968,6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707.8713" calcext:value-type="float">
            <text:p>242707,871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862131.6027" calcext:value-type="float">
            <text:p>862131,6027</text:p>
          </table:table-cell>
          <table:table-cell office:value-type="float" office:value="939487.2077" calcext:value-type="float">
            <text:p>939487,2077</text:p>
          </table:table-cell>
          <table:table-cell office:value-type="float" office:value="0" calcext:value-type="float">
            <text:p>0</text:p>
          </table:table-cell>
          <table:table-cell office:value-type="float" office:value="1925978.518" calcext:value-type="float">
            <text:p>1925978,518</text:p>
          </table:table-cell>
          <table:table-cell office:value-type="float" office:value="1179318.742" calcext:value-type="float">
            <text:p>1179318,742</text:p>
          </table:table-cell>
          <table:table-cell office:value-type="float" office:value="3748910.927" calcext:value-type="float">
            <text:p>3748910,927</text:p>
          </table:table-cell>
          <table:table-cell office:value-type="float" office:value="1675579.547" calcext:value-type="float">
            <text:p>1675579,547</text:p>
          </table:table-cell>
          <table:table-cell office:value-type="float" office:value="2960337.113" calcext:value-type="float">
            <text:p>2960337,113</text:p>
          </table:table-cell>
          <table:table-cell office:value-type="float" office:value="570619.2197" calcext:value-type="float">
            <text:p>570619,2197</text:p>
          </table:table-cell>
          <table:table-cell office:value-type="float" office:value="177464.0678" calcext:value-type="float">
            <text:p>177464,0678</text:p>
          </table:table-cell>
          <table:table-cell office:value-type="float" office:value="1530480.818" calcext:value-type="float">
            <text:p>1530480,818</text:p>
          </table:table-cell>
          <table:table-cell office:value-type="float" office:value="2260618.981" calcext:value-type="float">
            <text:p>2260618,981</text:p>
          </table:table-cell>
          <table:table-cell office:value-type="float" office:value="1996760.066" calcext:value-type="float">
            <text:p>1996760,066</text:p>
          </table:table-cell>
          <table:table-cell office:value-type="float" office:value="257535.1063" calcext:value-type="float">
            <text:p>257535,1063</text:p>
          </table:table-cell>
          <table:table-cell office:value-type="float" office:value="2929573.263" calcext:value-type="float">
            <text:p>2929573,263</text:p>
          </table:table-cell>
          <table:table-cell office:value-type="float" office:value="0" calcext:value-type="float">
            <text:p>0</text:p>
          </table:table-cell>
          <table:table-cell office:value-type="float" office:value="1974770.489" calcext:value-type="float">
            <text:p>1974770,489</text:p>
          </table:table-cell>
          <table:table-cell office:value-type="float" office:value="0" calcext:value-type="float">
            <text:p>0</text:p>
          </table:table-cell>
          <table:table-cell office:value-type="float" office:value="31353.56761" calcext:value-type="float">
            <text:p>31353,56761</text:p>
          </table:table-cell>
          <table:table-cell office:value-type="float" office:value="867680.4834" calcext:value-type="float">
            <text:p>867680,4834</text:p>
          </table:table-cell>
          <table:table-cell office:value-type="float" office:value="1285469.895" calcext:value-type="float">
            <text:p>1285469,895</text:p>
          </table:table-cell>
          <table:table-cell office:value-type="float" office:value="358013.944" calcext:value-type="float">
            <text:p>358013,944</text:p>
          </table:table-cell>
          <table:table-cell office:value-type="float" office:value="1779814.63" calcext:value-type="float">
            <text:p>1779814,63</text:p>
          </table:table-cell>
          <table:table-cell office:value-type="float" office:value="606919.9875" calcext:value-type="float">
            <text:p>606919,9875</text:p>
          </table:table-cell>
          <table:table-cell office:value-type="float" office:value="3934802.141" calcext:value-type="float">
            <text:p>3934802,141</text:p>
          </table:table-cell>
          <table:table-cell office:value-type="float" office:value="34072.26434" calcext:value-type="float">
            <text:p>34072,26434</text:p>
          </table:table-cell>
          <table:table-cell office:value-type="float" office:value="242009.2754" calcext:value-type="float">
            <text:p>242009,2754</text:p>
          </table:table-cell>
          <table:table-cell office:value-type="float" office:value="894832.2292" calcext:value-type="float">
            <text:p>894832,2292</text:p>
          </table:table-cell>
          <table:table-cell office:value-type="float" office:value="545228.715" calcext:value-type="float">
            <text:p>545228,715</text:p>
          </table:table-cell>
          <table:table-cell office:value-type="float" office:value="186011.6539" calcext:value-type="float">
            <text:p>186011,6539</text:p>
          </table:table-cell>
          <table:table-cell office:value-type="float" office:value="891849.18" calcext:value-type="float">
            <text:p>891849,18</text:p>
          </table:table-cell>
          <table:table-cell office:value-type="float" office:value="3164520.575" calcext:value-type="float">
            <text:p>3164520,575</text:p>
          </table:table-cell>
          <table:table-cell office:value-type="float" office:value="29797.45782" calcext:value-type="float">
            <text:p>29797,45782</text:p>
          </table:table-cell>
          <table:table-cell office:value-type="float" office:value="2834004.712" calcext:value-type="float">
            <text:p>2834004,712</text:p>
          </table:table-cell>
          <table:table-cell office:value-type="float" office:value="4526947.158" calcext:value-type="float">
            <text:p>4526947,158</text:p>
          </table:table-cell>
          <table:table-cell office:value-type="float" office:value="5223750.177" calcext:value-type="float">
            <text:p>5223750,177</text:p>
          </table:table-cell>
          <table:table-cell office:value-type="float" office:value="0" calcext:value-type="float">
            <text:p>0</text:p>
          </table:table-cell>
          <table:table-cell office:value-type="float" office:value="344545.156" calcext:value-type="float">
            <text:p>344545,156</text:p>
          </table:table-cell>
          <table:table-cell office:value-type="float" office:value="375043.0779" calcext:value-type="float">
            <text:p>375043,0779</text:p>
          </table:table-cell>
          <table:table-cell office:value-type="float" office:value="1795675.087" calcext:value-type="float">
            <text:p>1795675,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0731.0637" calcext:value-type="float">
            <text:p>760731,0637</text:p>
          </table:table-cell>
          <table:table-cell office:value-type="float" office:value="2089772.079" calcext:value-type="float">
            <text:p>2089772,079</text:p>
          </table:table-cell>
          <table:table-cell office:value-type="float" office:value="841033.436" calcext:value-type="float">
            <text:p>841033,436</text:p>
          </table:table-cell>
          <table:table-cell office:value-type="float" office:value="2282097.869" calcext:value-type="float">
            <text:p>2282097,869</text:p>
          </table:table-cell>
          <table:table-cell office:value-type="float" office:value="3465821.494" calcext:value-type="float">
            <text:p>3465821,494</text:p>
          </table:table-cell>
          <table:table-cell office:value-type="float" office:value="4104162.725" calcext:value-type="float">
            <text:p>4104162,725</text:p>
          </table:table-cell>
          <table:table-cell office:value-type="float" office:value="276332.0771" calcext:value-type="float">
            <text:p>276332,0771</text:p>
          </table:table-cell>
          <table:table-cell office:value-type="float" office:value="639761.9767" calcext:value-type="float">
            <text:p>639761,9767</text:p>
          </table:table-cell>
          <table:table-cell office:value-type="float" office:value="0" calcext:value-type="float">
            <text:p>0</text:p>
          </table:table-cell>
          <table:table-cell office:value-type="float" office:value="68833.21532" calcext:value-type="float">
            <text:p>68833,21532</text:p>
          </table:table-cell>
          <table:table-cell office:value-type="float" office:value="212446.7395" calcext:value-type="float">
            <text:p>212446,739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2612.2517" calcext:value-type="float">
            <text:p>102612,2517</text:p>
          </table:table-cell>
          <table:table-cell office:value-type="float" office:value="1170090.67" calcext:value-type="float">
            <text:p>1170090,67</text:p>
          </table:table-cell>
          <table:table-cell office:value-type="float" office:value="1707006.025" calcext:value-type="float">
            <text:p>1707006,025</text:p>
          </table:table-cell>
          <table:table-cell office:value-type="float" office:value="0" calcext:value-type="float">
            <text:p>0</text:p>
          </table:table-cell>
          <table:table-cell office:value-type="float" office:value="2300276.437" calcext:value-type="float">
            <text:p>2300276,437</text:p>
          </table:table-cell>
          <table:table-cell office:value-type="float" office:value="104953.9356" calcext:value-type="float">
            <text:p>104953,9356</text:p>
          </table:table-cell>
          <table:table-cell office:value-type="float" office:value="5136168.183" calcext:value-type="float">
            <text:p>5136168,183</text:p>
          </table:table-cell>
          <table:table-cell office:value-type="float" office:value="772294.6103" calcext:value-type="float">
            <text:p>772294,6103</text:p>
          </table:table-cell>
          <table:table-cell office:value-type="float" office:value="4247250.081" calcext:value-type="float">
            <text:p>4247250,081</text:p>
          </table:table-cell>
          <table:table-cell office:value-type="float" office:value="773246.3704" calcext:value-type="float">
            <text:p>773246,3704</text:p>
          </table:table-cell>
          <table:table-cell office:value-type="float" office:value="280055.7492" calcext:value-type="float">
            <text:p>280055,7492</text:p>
          </table:table-cell>
          <table:table-cell office:value-type="float" office:value="1944188.001" calcext:value-type="float">
            <text:p>1944188,001</text:p>
          </table:table-cell>
          <table:table-cell office:value-type="float" office:value="2570501.934" calcext:value-type="float">
            <text:p>2570501,934</text:p>
          </table:table-cell>
          <table:table-cell office:value-type="float" office:value="2089326.54" calcext:value-type="float">
            <text:p>2089326,54</text:p>
          </table:table-cell>
          <table:table-cell office:value-type="float" office:value="606860.9605" calcext:value-type="float">
            <text:p>606860,9605</text:p>
          </table:table-cell>
          <table:table-cell office:value-type="float" office:value="4004883.788" calcext:value-type="float">
            <text:p>4004883,788</text:p>
          </table:table-cell>
          <table:table-cell office:value-type="float" office:value="18241.46736" calcext:value-type="float">
            <text:p>18241,46736</text:p>
          </table:table-cell>
          <table:table-cell office:value-type="float" office:value="2667177.748" calcext:value-type="float">
            <text:p>2667177,748</text:p>
          </table:table-cell>
          <table:table-cell office:value-type="float" office:value="0" calcext:value-type="float">
            <text:p>0</text:p>
          </table:table-cell>
          <table:table-cell office:value-type="float" office:value="24758.9603" calcext:value-type="float">
            <text:p>24758,9603</text:p>
          </table:table-cell>
          <table:table-cell office:value-type="float" office:value="876498.9941" calcext:value-type="float">
            <text:p>876498,9941</text:p>
          </table:table-cell>
          <table:table-cell office:value-type="float" office:value="851317.6875" calcext:value-type="float">
            <text:p>851317,6875</text:p>
          </table:table-cell>
          <table:table-cell office:value-type="float" office:value="505341.6629" calcext:value-type="float">
            <text:p>505341,6629</text:p>
          </table:table-cell>
          <table:table-cell office:value-type="float" office:value="1611615.082" calcext:value-type="float">
            <text:p>1611615,082</text:p>
          </table:table-cell>
          <table:table-cell office:value-type="float" office:value="609374.8263" calcext:value-type="float">
            <text:p>609374,8263</text:p>
          </table:table-cell>
          <table:table-cell office:value-type="float" office:value="3946493.26" calcext:value-type="float">
            <text:p>3946493,26</text:p>
          </table:table-cell>
          <table:table-cell office:value-type="float" office:value="4129.553965" calcext:value-type="float">
            <text:p>4129,553965</text:p>
          </table:table-cell>
          <table:table-cell office:value-type="float" office:value="301584.8116" calcext:value-type="float">
            <text:p>301584,8116</text:p>
          </table:table-cell>
          <table:table-cell office:value-type="float" office:value="1659211.377" calcext:value-type="float">
            <text:p>1659211,377</text:p>
          </table:table-cell>
          <table:table-cell office:value-type="float" office:value="503990.946" calcext:value-type="float">
            <text:p>503990,946</text:p>
          </table:table-cell>
          <table:table-cell office:value-type="float" office:value="-25914.94535" calcext:value-type="float">
            <text:p>-25914,94535</text:p>
          </table:table-cell>
          <table:table-cell office:value-type="float" office:value="1885340.615" calcext:value-type="float">
            <text:p>1885340,615</text:p>
          </table:table-cell>
          <table:table-cell office:value-type="float" office:value="3835878.752" calcext:value-type="float">
            <text:p>3835878,752</text:p>
          </table:table-cell>
          <table:table-cell office:value-type="float" office:value="22974.36511" calcext:value-type="float">
            <text:p>22974,36511</text:p>
          </table:table-cell>
          <table:table-cell office:value-type="float" office:value="2100709.577" calcext:value-type="float">
            <text:p>2100709,577</text:p>
          </table:table-cell>
          <table:table-cell office:value-type="float" office:value="6687954.454" calcext:value-type="float">
            <text:p>6687954,454</text:p>
          </table:table-cell>
          <table:table-cell office:value-type="float" office:value="6995344.433" calcext:value-type="float">
            <text:p>6995344,433</text:p>
          </table:table-cell>
          <table:table-cell office:value-type="float" office:value="0" calcext:value-type="float">
            <text:p>0</text:p>
          </table:table-cell>
          <table:table-cell office:value-type="float" office:value="617453.4034" calcext:value-type="float">
            <text:p>617453,4034</text:p>
          </table:table-cell>
          <table:table-cell office:value-type="float" office:value="716604.1979" calcext:value-type="float">
            <text:p>716604,1979</text:p>
          </table:table-cell>
          <table:table-cell office:value-type="float" office:value="2132674.982" calcext:value-type="float">
            <text:p>2132674,982</text:p>
          </table:table-cell>
          <table:table-cell office:value-type="float" office:value="0" calcext:value-type="float">
            <text:p>0</text:p>
          </table:table-cell>
          <table:table-cell office:value-type="float" office:value="119225.5625" calcext:value-type="float">
            <text:p>119225,5625</text:p>
          </table:table-cell>
          <table:table-cell office:value-type="float" office:value="786398.2257" calcext:value-type="float">
            <text:p>786398,2257</text:p>
          </table:table-cell>
          <table:table-cell office:value-type="float" office:value="2151814.633" calcext:value-type="float">
            <text:p>2151814,633</text:p>
          </table:table-cell>
          <table:table-cell office:value-type="float" office:value="1200196.247" calcext:value-type="float">
            <text:p>1200196,247</text:p>
          </table:table-cell>
          <table:table-cell office:value-type="float" office:value="3076521.692" calcext:value-type="float">
            <text:p>3076521,692</text:p>
          </table:table-cell>
          <table:table-cell office:value-type="float" office:value="3305181.053" calcext:value-type="float">
            <text:p>3305181,053</text:p>
          </table:table-cell>
          <table:table-cell office:value-type="float" office:value="5166662.341" calcext:value-type="float">
            <text:p>5166662,341</text:p>
          </table:table-cell>
          <table:table-cell office:value-type="float" office:value="152772.1119" calcext:value-type="float">
            <text:p>152772,1119</text:p>
          </table:table-cell>
          <table:table-cell office:value-type="float" office:value="802187.459" calcext:value-type="float">
            <text:p>802187,459</text:p>
          </table:table-cell>
          <table:table-cell office:value-type="float" office:value="0" calcext:value-type="float">
            <text:p>0</text:p>
          </table:table-cell>
          <table:table-cell office:value-type="float" office:value="82338.58006" calcext:value-type="float">
            <text:p>82338,58006</text:p>
          </table:table-cell>
          <table:table-cell office:value-type="float" office:value="55059.07455" calcext:value-type="float">
            <text:p>55059,0745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34393.3583" calcext:value-type="float">
            <text:p>134393,3583</text:p>
          </table:table-cell>
          <table:table-cell office:value-type="float" office:value="1608467.82" calcext:value-type="float">
            <text:p>1608467,82</text:p>
          </table:table-cell>
          <table:table-cell office:value-type="float" office:value="2363522.647" calcext:value-type="float">
            <text:p>2363522,647</text:p>
          </table:table-cell>
          <table:table-cell office:value-type="float" office:value="0" calcext:value-type="float">
            <text:p>0</text:p>
          </table:table-cell>
          <table:table-cell office:value-type="float" office:value="2310790.777" calcext:value-type="float">
            <text:p>2310790,777</text:p>
          </table:table-cell>
          <table:table-cell office:value-type="float" office:value="207523.2768" calcext:value-type="float">
            <text:p>207523,2768</text:p>
          </table:table-cell>
          <table:table-cell office:value-type="float" office:value="6569996.695" calcext:value-type="float">
            <text:p>6569996,695</text:p>
          </table:table-cell>
          <table:table-cell office:value-type="float" office:value="297299.9151" calcext:value-type="float">
            <text:p>297299,9151</text:p>
          </table:table-cell>
          <table:table-cell office:value-type="float" office:value="5682788.911" calcext:value-type="float">
            <text:p>5682788,911</text:p>
          </table:table-cell>
          <table:table-cell office:value-type="float" office:value="161688.7208" calcext:value-type="float">
            <text:p>161688,7208</text:p>
          </table:table-cell>
          <table:table-cell office:value-type="float" office:value="285709.5249" calcext:value-type="float">
            <text:p>285709,5249</text:p>
          </table:table-cell>
          <table:table-cell office:value-type="float" office:value="3347249.746" calcext:value-type="float">
            <text:p>3347249,746</text:p>
          </table:table-cell>
          <table:table-cell office:value-type="float" office:value="1781910.016" calcext:value-type="float">
            <text:p>1781910,016</text:p>
          </table:table-cell>
          <table:table-cell office:value-type="float" office:value="2255092.143" calcext:value-type="float">
            <text:p>2255092,143</text:p>
          </table:table-cell>
          <table:table-cell office:value-type="float" office:value="850635.6829" calcext:value-type="float">
            <text:p>850635,6829</text:p>
          </table:table-cell>
          <table:table-cell office:value-type="float" office:value="4157554.191" calcext:value-type="float">
            <text:p>4157554,191</text:p>
          </table:table-cell>
          <table:table-cell office:value-type="float" office:value="81896.47421" calcext:value-type="float">
            <text:p>81896,47421</text:p>
          </table:table-cell>
          <table:table-cell office:value-type="float" office:value="3092213.875" calcext:value-type="float">
            <text:p>3092213,875</text:p>
          </table:table-cell>
          <table:table-cell office:value-type="float" office:value="0" calcext:value-type="float">
            <text:p>0</text:p>
          </table:table-cell>
          <table:table-cell office:value-type="float" office:value="253557.8556" calcext:value-type="float">
            <text:p>253557,8556</text:p>
          </table:table-cell>
          <table:table-cell office:value-type="float" office:value="776043.8651" calcext:value-type="float">
            <text:p>776043,8651</text:p>
          </table:table-cell>
          <table:table-cell office:value-type="float" office:value="1659462.385" calcext:value-type="float">
            <text:p>1659462,385</text:p>
          </table:table-cell>
          <table:table-cell office:value-type="float" office:value="412443.3602" calcext:value-type="float">
            <text:p>412443,3602</text:p>
          </table:table-cell>
          <table:table-cell office:value-type="float" office:value="1784273.81" calcext:value-type="float">
            <text:p>1784273,81</text:p>
          </table:table-cell>
          <table:table-cell office:value-type="float" office:value="202766.2077" calcext:value-type="float">
            <text:p>202766,2077</text:p>
          </table:table-cell>
          <table:table-cell office:value-type="float" office:value="4268767.238" calcext:value-type="float">
            <text:p>4268767,238</text:p>
          </table:table-cell>
          <table:table-cell office:value-type="float" office:value="74920.25827" calcext:value-type="float">
            <text:p>74920,25827</text:p>
          </table:table-cell>
          <table:table-cell office:value-type="float" office:value="310809.0333" calcext:value-type="float">
            <text:p>310809,0333</text:p>
          </table:table-cell>
          <table:table-cell office:value-type="float" office:value="2115658.303" calcext:value-type="float">
            <text:p>2115658,303</text:p>
          </table:table-cell>
          <table:table-cell office:value-type="float" office:value="232421.4343" calcext:value-type="float">
            <text:p>232421,4343</text:p>
          </table:table-cell>
          <table:table-cell office:value-type="float" office:value="244821.0308" calcext:value-type="float">
            <text:p>244821,0308</text:p>
          </table:table-cell>
          <table:table-cell office:value-type="float" office:value="2140211.173" calcext:value-type="float">
            <text:p>2140211,173</text:p>
          </table:table-cell>
          <table:table-cell office:value-type="float" office:value="4268298.142" calcext:value-type="float">
            <text:p>4268298,142</text:p>
          </table:table-cell>
          <table:table-cell office:value-type="float" office:value="179608.7353" calcext:value-type="float">
            <text:p>179608,7353</text:p>
          </table:table-cell>
          <table:table-cell office:value-type="float" office:value="2098192.859" calcext:value-type="float">
            <text:p>2098192,859</text:p>
          </table:table-cell>
          <table:table-cell office:value-type="float" office:value="8050610.226" calcext:value-type="float">
            <text:p>8050610,226</text:p>
          </table:table-cell>
          <table:table-cell office:value-type="float" office:value="7460751.589" calcext:value-type="float">
            <text:p>7460751,589</text:p>
          </table:table-cell>
          <table:table-cell office:value-type="float" office:value="0" calcext:value-type="float">
            <text:p>0</text:p>
          </table:table-cell>
          <table:table-cell office:value-type="float" office:value="910638.544" calcext:value-type="float">
            <text:p>910638,544</text:p>
          </table:table-cell>
          <table:table-cell office:value-type="float" office:value="1083831.324" calcext:value-type="float">
            <text:p>1083831,324</text:p>
          </table:table-cell>
          <table:table-cell office:value-type="float" office:value="3385982.532" calcext:value-type="float">
            <text:p>3385982,532</text:p>
          </table:table-cell>
          <table:table-cell office:value-type="float" office:value="0" calcext:value-type="float">
            <text:p>0</text:p>
          </table:table-cell>
          <table:table-cell office:value-type="float" office:value="180896.4667" calcext:value-type="float">
            <text:p>180896,4667</text:p>
          </table:table-cell>
          <table:table-cell office:value-type="float" office:value="1194813.717" calcext:value-type="float">
            <text:p>1194813,717</text:p>
          </table:table-cell>
          <table:table-cell office:value-type="float" office:value="1572335.957" calcext:value-type="float">
            <text:p>1572335,957</text:p>
          </table:table-cell>
          <table:table-cell office:value-type="float" office:value="1733415.071" calcext:value-type="float">
            <text:p>1733415,071</text:p>
          </table:table-cell>
          <table:table-cell office:value-type="float" office:value="3769605.303" calcext:value-type="float">
            <text:p>3769605,303</text:p>
          </table:table-cell>
          <table:table-cell office:value-type="float" office:value="4436052.567" calcext:value-type="float">
            <text:p>4436052,567</text:p>
          </table:table-cell>
          <table:table-cell office:value-type="float" office:value="6434333.499" calcext:value-type="float">
            <text:p>6434333,499</text:p>
          </table:table-cell>
          <table:table-cell office:value-type="float" office:value="189755.7085" calcext:value-type="float">
            <text:p>189755,7085</text:p>
          </table:table-cell>
          <table:table-cell office:value-type="float" office:value="855862.302" calcext:value-type="float">
            <text:p>855862,302</text:p>
          </table:table-cell>
          <table:table-cell office:value-type="float" office:value="0" calcext:value-type="float">
            <text:p>0</text:p>
          </table:table-cell>
          <table:table-cell office:value-type="float" office:value="167105.5335" calcext:value-type="float">
            <text:p>167105,5335</text:p>
          </table:table-cell>
          <table:table-cell office:value-type="float" office:value="140395.3377" calcext:value-type="float">
            <text:p>140395,337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1487.7909" calcext:value-type="float">
            <text:p>141487,7909</text:p>
          </table:table-cell>
          <table:table-cell office:value-type="float" office:value="1713415.085" calcext:value-type="float">
            <text:p>1713415,085</text:p>
          </table:table-cell>
          <table:table-cell office:value-type="float" office:value="3509316.575" calcext:value-type="float">
            <text:p>3509316,575</text:p>
          </table:table-cell>
          <table:table-cell office:value-type="float" office:value="0" calcext:value-type="float">
            <text:p>0</text:p>
          </table:table-cell>
          <table:table-cell office:value-type="float" office:value="2737206.038" calcext:value-type="float">
            <text:p>2737206,038</text:p>
          </table:table-cell>
          <table:table-cell office:value-type="float" office:value="679185.2578" calcext:value-type="float">
            <text:p>679185,2578</text:p>
          </table:table-cell>
          <table:table-cell office:value-type="float" office:value="7216233.403" calcext:value-type="float">
            <text:p>7216233,403</text:p>
          </table:table-cell>
          <table:table-cell office:value-type="float" office:value="1152218.734" calcext:value-type="float">
            <text:p>1152218,734</text:p>
          </table:table-cell>
          <table:table-cell office:value-type="float" office:value="6648131.737" calcext:value-type="float">
            <text:p>6648131,737</text:p>
          </table:table-cell>
          <table:table-cell office:value-type="float" office:value="1271.034901" calcext:value-type="float">
            <text:p>1271,034901</text:p>
          </table:table-cell>
          <table:table-cell office:value-type="float" office:value="865705.0248" calcext:value-type="float">
            <text:p>865705,0248</text:p>
          </table:table-cell>
          <table:table-cell office:value-type="float" office:value="4045781.766" calcext:value-type="float">
            <text:p>4045781,766</text:p>
          </table:table-cell>
          <table:table-cell office:value-type="float" office:value="2631684.596" calcext:value-type="float">
            <text:p>2631684,596</text:p>
          </table:table-cell>
          <table:table-cell office:value-type="float" office:value="3048550.231" calcext:value-type="float">
            <text:p>3048550,231</text:p>
          </table:table-cell>
          <table:table-cell office:value-type="float" office:value="1479651.275" calcext:value-type="float">
            <text:p>1479651,275</text:p>
          </table:table-cell>
          <table:table-cell office:value-type="float" office:value="4452500.036" calcext:value-type="float">
            <text:p>4452500,036</text:p>
          </table:table-cell>
          <table:table-cell office:value-type="float" office:value="235773.961" calcext:value-type="float">
            <text:p>235773,961</text:p>
          </table:table-cell>
          <table:table-cell office:value-type="float" office:value="3164266.004" calcext:value-type="float">
            <text:p>3164266,004</text:p>
          </table:table-cell>
          <table:table-cell office:value-type="float" office:value="667.0534052" calcext:value-type="float">
            <text:p>667,0534052</text:p>
          </table:table-cell>
          <table:table-cell office:value-type="float" office:value="784385.3538" calcext:value-type="float">
            <text:p>784385,3538</text:p>
          </table:table-cell>
          <table:table-cell office:value-type="float" office:value="572713.7399" calcext:value-type="float">
            <text:p>572713,7399</text:p>
          </table:table-cell>
          <table:table-cell office:value-type="float" office:value="2206355.251" calcext:value-type="float">
            <text:p>2206355,251</text:p>
          </table:table-cell>
          <table:table-cell office:value-type="float" office:value="23018.85584" calcext:value-type="float">
            <text:p>23018,85584</text:p>
          </table:table-cell>
          <table:table-cell office:value-type="float" office:value="1955289.503" calcext:value-type="float">
            <text:p>1955289,503</text:p>
          </table:table-cell>
          <table:table-cell office:value-type="float" office:value="-79972.06076" calcext:value-type="float">
            <text:p>-79972,06076</text:p>
          </table:table-cell>
          <table:table-cell office:value-type="float" office:value="6176392.89" calcext:value-type="float">
            <text:p>6176392,89</text:p>
          </table:table-cell>
          <table:table-cell office:value-type="float" office:value="255762.1509" calcext:value-type="float">
            <text:p>255762,1509</text:p>
          </table:table-cell>
          <table:table-cell office:value-type="float" office:value="553828.2968" calcext:value-type="float">
            <text:p>553828,2968</text:p>
          </table:table-cell>
          <table:table-cell office:value-type="float" office:value="2392072.164" calcext:value-type="float">
            <text:p>2392072,164</text:p>
          </table:table-cell>
          <table:table-cell office:value-type="float" office:value="-21318.78398" calcext:value-type="float">
            <text:p>-21318,78398</text:p>
          </table:table-cell>
          <table:table-cell office:value-type="float" office:value="430438.4989" calcext:value-type="float">
            <text:p>430438,4989</text:p>
          </table:table-cell>
          <table:table-cell office:value-type="float" office:value="2217655.639" calcext:value-type="float">
            <text:p>2217655,639</text:p>
          </table:table-cell>
          <table:table-cell office:value-type="float" office:value="4747751.67" calcext:value-type="float">
            <text:p>4747751,67</text:p>
          </table:table-cell>
          <table:table-cell office:value-type="float" office:value="368453.3001" calcext:value-type="float">
            <text:p>368453,3001</text:p>
          </table:table-cell>
          <table:table-cell office:value-type="float" office:value="2395531.721" calcext:value-type="float">
            <text:p>2395531,721</text:p>
          </table:table-cell>
          <table:table-cell office:value-type="float" office:value="8756813.778" calcext:value-type="float">
            <text:p>8756813,778</text:p>
          </table:table-cell>
          <table:table-cell office:value-type="float" office:value="7557443.352" calcext:value-type="float">
            <text:p>7557443,352</text:p>
          </table:table-cell>
          <table:table-cell office:value-type="float" office:value="0" calcext:value-type="float">
            <text:p>0</text:p>
          </table:table-cell>
          <table:table-cell office:value-type="float" office:value="742942.1346" calcext:value-type="float">
            <text:p>742942,1346</text:p>
          </table:table-cell>
          <table:table-cell office:value-type="float" office:value="1271329.24" calcext:value-type="float">
            <text:p>1271329,24</text:p>
          </table:table-cell>
          <table:table-cell office:value-type="float" office:value="3935537.789" calcext:value-type="float">
            <text:p>3935537,789</text:p>
          </table:table-cell>
          <table:table-cell office:value-type="float" office:value="0" calcext:value-type="float">
            <text:p>0</text:p>
          </table:table-cell>
          <table:table-cell office:value-type="float" office:value="183652.9979" calcext:value-type="float">
            <text:p>183652,9979</text:p>
          </table:table-cell>
          <table:table-cell office:value-type="float" office:value="1941342.791" calcext:value-type="float">
            <text:p>1941342,791</text:p>
          </table:table-cell>
          <table:table-cell office:value-type="float" office:value="1706706.21" calcext:value-type="float">
            <text:p>1706706,21</text:p>
          </table:table-cell>
          <table:table-cell office:value-type="float" office:value="1958062.189" calcext:value-type="float">
            <text:p>1958062,189</text:p>
          </table:table-cell>
          <table:table-cell office:value-type="float" office:value="4579479.042" calcext:value-type="float">
            <text:p>4579479,042</text:p>
          </table:table-cell>
          <table:table-cell office:value-type="float" office:value="5590638.202" calcext:value-type="float">
            <text:p>5590638,202</text:p>
          </table:table-cell>
          <table:table-cell office:value-type="float" office:value="5723342.47" calcext:value-type="float">
            <text:p>5723342,47</text:p>
          </table:table-cell>
          <table:table-cell office:value-type="float" office:value="972757.266" calcext:value-type="float">
            <text:p>972757,266</text:p>
          </table:table-cell>
          <table:table-cell office:value-type="float" office:value="966161.3081" calcext:value-type="float">
            <text:p>966161,3081</text:p>
          </table:table-cell>
          <table:table-cell office:value-type="float" office:value="0" calcext:value-type="float">
            <text:p>0</text:p>
          </table:table-cell>
          <table:table-cell office:value-type="float" office:value="464911.2256" calcext:value-type="float">
            <text:p>464911,2256</text:p>
          </table:table-cell>
          <table:table-cell office:value-type="float" office:value="198375.5379" calcext:value-type="float">
            <text:p>198375,537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009.419752" calcext:value-type="float">
            <text:p>3009,419752</text:p>
          </table:table-cell>
          <table:table-cell office:value-type="float" office:value="2486220.555" calcext:value-type="float">
            <text:p>2486220,555</text:p>
          </table:table-cell>
          <table:table-cell office:value-type="float" office:value="3695838.504" calcext:value-type="float">
            <text:p>3695838,504</text:p>
          </table:table-cell>
          <table:table-cell office:value-type="float" office:value="0" calcext:value-type="float">
            <text:p>0</text:p>
          </table:table-cell>
          <table:table-cell office:value-type="float" office:value="3169215.415" calcext:value-type="float">
            <text:p>3169215,415</text:p>
          </table:table-cell>
          <table:table-cell office:value-type="float" office:value="672268.1925" calcext:value-type="float">
            <text:p>672268,1925</text:p>
          </table:table-cell>
          <table:table-cell office:value-type="float" office:value="7626232.626" calcext:value-type="float">
            <text:p>7626232,626</text:p>
          </table:table-cell>
          <table:table-cell office:value-type="float" office:value="1973938.604" calcext:value-type="float">
            <text:p>1973938,604</text:p>
          </table:table-cell>
          <table:table-cell office:value-type="float" office:value="5314297.251" calcext:value-type="float">
            <text:p>5314297,251</text:p>
          </table:table-cell>
          <table:table-cell office:value-type="float" office:value="233369.0714" calcext:value-type="float">
            <text:p>233369,0714</text:p>
          </table:table-cell>
          <table:table-cell office:value-type="float" office:value="1903950.37" calcext:value-type="float">
            <text:p>1903950,37</text:p>
          </table:table-cell>
          <table:table-cell office:value-type="float" office:value="3813766.969" calcext:value-type="float">
            <text:p>3813766,969</text:p>
          </table:table-cell>
          <table:table-cell office:value-type="float" office:value="4257091.109" calcext:value-type="float">
            <text:p>4257091,109</text:p>
          </table:table-cell>
          <table:table-cell office:value-type="float" office:value="3843633.882" calcext:value-type="float">
            <text:p>3843633,882</text:p>
          </table:table-cell>
          <table:table-cell office:value-type="float" office:value="2478152.768" calcext:value-type="float">
            <text:p>2478152,768</text:p>
          </table:table-cell>
          <table:table-cell office:value-type="float" office:value="4828500.235" calcext:value-type="float">
            <text:p>4828500,235</text:p>
          </table:table-cell>
          <table:table-cell office:value-type="float" office:value="472042.037" calcext:value-type="float">
            <text:p>472042,037</text:p>
          </table:table-cell>
          <table:table-cell office:value-type="float" office:value="3525574.745" calcext:value-type="float">
            <text:p>3525574,745</text:p>
          </table:table-cell>
          <table:table-cell office:value-type="float" office:value="71400.76074" calcext:value-type="float">
            <text:p>71400,76074</text:p>
          </table:table-cell>
          <table:table-cell office:value-type="float" office:value="1468762.932" calcext:value-type="float">
            <text:p>1468762,932</text:p>
          </table:table-cell>
          <table:table-cell office:value-type="float" office:value="534856.8074" calcext:value-type="float">
            <text:p>534856,8074</text:p>
          </table:table-cell>
          <table:table-cell office:value-type="float" office:value="3107153.657" calcext:value-type="float">
            <text:p>3107153,657</text:p>
          </table:table-cell>
          <table:table-cell office:value-type="float" office:value="233.0951067" calcext:value-type="float">
            <text:p>233,0951067</text:p>
          </table:table-cell>
          <table:table-cell office:value-type="float" office:value="1741607.248" calcext:value-type="float">
            <text:p>1741607,248</text:p>
          </table:table-cell>
          <table:table-cell office:value-type="float" office:value="6118.835247" calcext:value-type="float">
            <text:p>6118,835247</text:p>
          </table:table-cell>
          <table:table-cell office:value-type="float" office:value="7512147.628" calcext:value-type="float">
            <text:p>7512147,628</text:p>
          </table:table-cell>
          <table:table-cell office:value-type="float" office:value="834126.9379" calcext:value-type="float">
            <text:p>834126,9379</text:p>
          </table:table-cell>
          <table:table-cell office:value-type="float" office:value="644184.9032" calcext:value-type="float">
            <text:p>644184,9032</text:p>
          </table:table-cell>
          <table:table-cell office:value-type="float" office:value="2147781.796" calcext:value-type="float">
            <text:p>2147781,796</text:p>
          </table:table-cell>
          <table:table-cell office:value-type="float" office:value="-46161.66084" calcext:value-type="float">
            <text:p>-46161,66084</text:p>
          </table:table-cell>
          <table:table-cell office:value-type="float" office:value="392277.2729" calcext:value-type="float">
            <text:p>392277,2729</text:p>
          </table:table-cell>
          <table:table-cell office:value-type="float" office:value="2509952.196" calcext:value-type="float">
            <text:p>2509952,196</text:p>
          </table:table-cell>
          <table:table-cell office:value-type="float" office:value="5447198.613" calcext:value-type="float">
            <text:p>5447198,613</text:p>
          </table:table-cell>
          <table:table-cell office:value-type="float" office:value="487680.7393" calcext:value-type="float">
            <text:p>487680,7393</text:p>
          </table:table-cell>
          <table:table-cell office:value-type="float" office:value="2928772.251" calcext:value-type="float">
            <text:p>2928772,251</text:p>
          </table:table-cell>
          <table:table-cell office:value-type="float" office:value="10369672.7" calcext:value-type="float">
            <text:p>10369672,7</text:p>
          </table:table-cell>
          <table:table-cell office:value-type="float" office:value="7794612.019" calcext:value-type="float">
            <text:p>7794612,019</text:p>
          </table:table-cell>
          <table:table-cell office:value-type="float" office:value="0" calcext:value-type="float">
            <text:p>0</text:p>
          </table:table-cell>
          <table:table-cell office:value-type="float" office:value="911031.8272" calcext:value-type="float">
            <text:p>911031,8272</text:p>
          </table:table-cell>
          <table:table-cell office:value-type="float" office:value="2120702.249" calcext:value-type="float">
            <text:p>2120702,249</text:p>
          </table:table-cell>
          <table:table-cell office:value-type="float" office:value="3755663.249" calcext:value-type="float">
            <text:p>3755663,249</text:p>
          </table:table-cell>
          <table:table-cell office:value-type="float" office:value="0" calcext:value-type="float">
            <text:p>0</text:p>
          </table:table-cell>
          <table:table-cell office:value-type="float" office:value="393910.7014" calcext:value-type="float">
            <text:p>393910,7014</text:p>
          </table:table-cell>
          <table:table-cell office:value-type="float" office:value="1660827.421" calcext:value-type="float">
            <text:p>1660827,421</text:p>
          </table:table-cell>
          <table:table-cell office:value-type="float" office:value="2409961.141" calcext:value-type="float">
            <text:p>2409961,141</text:p>
          </table:table-cell>
          <table:table-cell office:value-type="float" office:value="2107556.933" calcext:value-type="float">
            <text:p>2107556,933</text:p>
          </table:table-cell>
          <table:table-cell office:value-type="float" office:value="5036842.122" calcext:value-type="float">
            <text:p>5036842,122</text:p>
          </table:table-cell>
          <table:table-cell office:value-type="float" office:value="5290543.511" calcext:value-type="float">
            <text:p>5290543,511</text:p>
          </table:table-cell>
          <table:table-cell office:value-type="float" office:value="7547661.88" calcext:value-type="float">
            <text:p>7547661,88</text:p>
          </table:table-cell>
          <table:table-cell office:value-type="float" office:value="1787820.117" calcext:value-type="float">
            <text:p>1787820,117</text:p>
          </table:table-cell>
          <table:table-cell office:value-type="float" office:value="563553.7198" calcext:value-type="float">
            <text:p>563553,7198</text:p>
          </table:table-cell>
          <table:table-cell office:value-type="float" office:value="0" calcext:value-type="float">
            <text:p>0</text:p>
          </table:table-cell>
          <table:table-cell office:value-type="float" office:value="1618075.006" calcext:value-type="float">
            <text:p>1618075,006</text:p>
          </table:table-cell>
          <table:table-cell office:value-type="float" office:value="177283.4037" calcext:value-type="float">
            <text:p>177283,403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34.1127026" calcext:value-type="float">
            <text:p>834,1127026</text:p>
          </table:table-cell>
          <table:table-cell office:value-type="float" office:value="3928721.372" calcext:value-type="float">
            <text:p>3928721,372</text:p>
          </table:table-cell>
          <table:table-cell office:value-type="float" office:value="3733321.491" calcext:value-type="float">
            <text:p>3733321,491</text:p>
          </table:table-cell>
          <table:table-cell office:value-type="float" office:value="0" calcext:value-type="float">
            <text:p>0</text:p>
          </table:table-cell>
          <table:table-cell office:value-type="float" office:value="3332076.148" calcext:value-type="float">
            <text:p>3332076,148</text:p>
          </table:table-cell>
          <table:table-cell office:value-type="float" office:value="385616.4935" calcext:value-type="float">
            <text:p>385616,4935</text:p>
          </table:table-cell>
          <table:table-cell office:value-type="float" office:value="7652554.885" calcext:value-type="float">
            <text:p>7652554,885</text:p>
          </table:table-cell>
          <table:table-cell office:value-type="float" office:value="2254382.003" calcext:value-type="float">
            <text:p>2254382,003</text:p>
          </table:table-cell>
          <table:table-cell office:value-type="float" office:value="4995772.202" calcext:value-type="float">
            <text:p>4995772,202</text:p>
          </table:table-cell>
          <table:table-cell office:value-type="float" office:value="699206.6817" calcext:value-type="float">
            <text:p>699206,6817</text:p>
          </table:table-cell>
          <table:table-cell office:value-type="float" office:value="1711650.018" calcext:value-type="float">
            <text:p>1711650,018</text:p>
          </table:table-cell>
          <table:table-cell office:value-type="float" office:value="3837334.383" calcext:value-type="float">
            <text:p>3837334,383</text:p>
          </table:table-cell>
          <table:table-cell office:value-type="float" office:value="5141204.553" calcext:value-type="float">
            <text:p>5141204,553</text:p>
          </table:table-cell>
          <table:table-cell office:value-type="float" office:value="4221991.672" calcext:value-type="float">
            <text:p>4221991,672</text:p>
          </table:table-cell>
          <table:table-cell office:value-type="float" office:value="3121012.9" calcext:value-type="float">
            <text:p>3121012,9</text:p>
          </table:table-cell>
          <table:table-cell office:value-type="float" office:value="4774578.959" calcext:value-type="float">
            <text:p>4774578,959</text:p>
          </table:table-cell>
          <table:table-cell office:value-type="float" office:value="527456.1723" calcext:value-type="float">
            <text:p>527456,1723</text:p>
          </table:table-cell>
          <table:table-cell office:value-type="float" office:value="4142648.074" calcext:value-type="float">
            <text:p>4142648,074</text:p>
          </table:table-cell>
          <table:table-cell office:value-type="float" office:value="174748.3634" calcext:value-type="float">
            <text:p>174748,3634</text:p>
          </table:table-cell>
          <table:table-cell office:value-type="float" office:value="1918336.792" calcext:value-type="float">
            <text:p>1918336,792</text:p>
          </table:table-cell>
          <table:table-cell office:value-type="float" office:value="1134930.989" calcext:value-type="float">
            <text:p>1134930,989</text:p>
          </table:table-cell>
          <table:table-cell office:value-type="float" office:value="4329951.971" calcext:value-type="float">
            <text:p>4329951,971</text:p>
          </table:table-cell>
          <table:table-cell office:value-type="float" office:value="4120.009436" calcext:value-type="float">
            <text:p>4120,009436</text:p>
          </table:table-cell>
          <table:table-cell office:value-type="float" office:value="1600840.698" calcext:value-type="float">
            <text:p>1600840,698</text:p>
          </table:table-cell>
          <table:table-cell office:value-type="float" office:value="403702.9872" calcext:value-type="float">
            <text:p>403702,9872</text:p>
          </table:table-cell>
          <table:table-cell office:value-type="float" office:value="9057249.198" calcext:value-type="float">
            <text:p>9057249,198</text:p>
          </table:table-cell>
          <table:table-cell office:value-type="float" office:value="1108704.696" calcext:value-type="float">
            <text:p>1108704,696</text:p>
          </table:table-cell>
          <table:table-cell office:value-type="float" office:value="649089.6833" calcext:value-type="float">
            <text:p>649089,6833</text:p>
          </table:table-cell>
          <table:table-cell office:value-type="float" office:value="3058274.033" calcext:value-type="float">
            <text:p>3058274,033</text:p>
          </table:table-cell>
          <table:table-cell office:value-type="float" office:value="264072.434" calcext:value-type="float">
            <text:p>264072,434</text:p>
          </table:table-cell>
          <table:table-cell office:value-type="float" office:value="380179.5053" calcext:value-type="float">
            <text:p>380179,5053</text:p>
          </table:table-cell>
          <table:table-cell office:value-type="float" office:value="3047271.707" calcext:value-type="float">
            <text:p>3047271,707</text:p>
          </table:table-cell>
          <table:table-cell office:value-type="float" office:value="6222126.717" calcext:value-type="float">
            <text:p>6222126,717</text:p>
          </table:table-cell>
          <table:table-cell office:value-type="float" office:value="507360.5795" calcext:value-type="float">
            <text:p>507360,5795</text:p>
          </table:table-cell>
          <table:table-cell office:value-type="float" office:value="3284941.302" calcext:value-type="float">
            <text:p>3284941,302</text:p>
          </table:table-cell>
          <table:table-cell office:value-type="float" office:value="11071264.22" calcext:value-type="float">
            <text:p>11071264,22</text:p>
          </table:table-cell>
          <table:table-cell office:value-type="float" office:value="8861858.48" calcext:value-type="float">
            <text:p>8861858,48</text:p>
          </table:table-cell>
          <table:table-cell office:value-type="float" office:value="0" calcext:value-type="float">
            <text:p>0</text:p>
          </table:table-cell>
          <table:table-cell office:value-type="float" office:value="953596.2023" calcext:value-type="float">
            <text:p>953596,2023</text:p>
          </table:table-cell>
          <table:table-cell office:value-type="float" office:value="2622335.771" calcext:value-type="float">
            <text:p>2622335,771</text:p>
          </table:table-cell>
          <table:table-cell office:value-type="float" office:value="3951756.223" calcext:value-type="float">
            <text:p>3951756,223</text:p>
          </table:table-cell>
          <table:table-cell office:value-type="float" office:value="0" calcext:value-type="float">
            <text:p>0</text:p>
          </table:table-cell>
          <table:table-cell office:value-type="float" office:value="1262348.623" calcext:value-type="float">
            <text:p>1262348,623</text:p>
          </table:table-cell>
          <table:table-cell office:value-type="float" office:value="2107758.707" calcext:value-type="float">
            <text:p>2107758,707</text:p>
          </table:table-cell>
          <table:table-cell office:value-type="float" office:value="2683327.938" calcext:value-type="float">
            <text:p>2683327,938</text:p>
          </table:table-cell>
          <table:table-cell office:value-type="float" office:value="2421964.471" calcext:value-type="float">
            <text:p>2421964,471</text:p>
          </table:table-cell>
          <table:table-cell office:value-type="float" office:value="5765091.375" calcext:value-type="float">
            <text:p>5765091,375</text:p>
          </table:table-cell>
          <table:table-cell office:value-type="float" office:value="5214618.551" calcext:value-type="float">
            <text:p>5214618,551</text:p>
          </table:table-cell>
          <table:table-cell office:value-type="float" office:value="8223904.478" calcext:value-type="float">
            <text:p>8223904,478</text:p>
          </table:table-cell>
          <table:table-cell office:value-type="float" office:value="1752044.237" calcext:value-type="float">
            <text:p>1752044,237</text:p>
          </table:table-cell>
          <table:table-cell office:value-type="float" office:value="267802.9645" calcext:value-type="float">
            <text:p>267802,9645</text:p>
          </table:table-cell>
          <table:table-cell office:value-type="float" office:value="0" calcext:value-type="float">
            <text:p>0</text:p>
          </table:table-cell>
          <table:table-cell office:value-type="float" office:value="3063310.123" calcext:value-type="float">
            <text:p>3063310,123</text:p>
          </table:table-cell>
          <table:table-cell office:value-type="float" office:value="120814.542" calcext:value-type="float">
            <text:p>120814,54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-283.8823204" calcext:value-type="float">
            <text:p>-283,8823204</text:p>
          </table:table-cell>
          <table:table-cell office:value-type="float" office:value="7774858.225" calcext:value-type="float">
            <text:p>7774858,225</text:p>
          </table:table-cell>
          <table:table-cell office:value-type="float" office:value="7889515.028" calcext:value-type="float">
            <text:p>7889515,028</text:p>
          </table:table-cell>
          <table:table-cell office:value-type="float" office:value="0" calcext:value-type="float">
            <text:p>0</text:p>
          </table:table-cell>
          <table:table-cell office:value-type="float" office:value="4860115.078" calcext:value-type="float">
            <text:p>4860115,078</text:p>
          </table:table-cell>
          <table:table-cell office:value-type="float" office:value="987017.4745" calcext:value-type="float">
            <text:p>987017,4745</text:p>
          </table:table-cell>
          <table:table-cell office:value-type="float" office:value="16610018.79" calcext:value-type="float">
            <text:p>16610018,79</text:p>
          </table:table-cell>
          <table:table-cell office:value-type="float" office:value="4008321.535" calcext:value-type="float">
            <text:p>4008321,535</text:p>
          </table:table-cell>
          <table:table-cell office:value-type="float" office:value="7949316.028" calcext:value-type="float">
            <text:p>7949316,028</text:p>
          </table:table-cell>
          <table:table-cell office:value-type="float" office:value="1421611.934" calcext:value-type="float">
            <text:p>1421611,934</text:p>
          </table:table-cell>
          <table:table-cell office:value-type="float" office:value="5923123.759" calcext:value-type="float">
            <text:p>5923123,759</text:p>
          </table:table-cell>
          <table:table-cell office:value-type="float" office:value="8571426.916" calcext:value-type="float">
            <text:p>8571426,916</text:p>
          </table:table-cell>
          <table:table-cell office:value-type="float" office:value="9529803.581" calcext:value-type="float">
            <text:p>9529803,581</text:p>
          </table:table-cell>
          <table:table-cell office:value-type="float" office:value="9975417.572" calcext:value-type="float">
            <text:p>9975417,572</text:p>
          </table:table-cell>
          <table:table-cell office:value-type="float" office:value="8271108.912" calcext:value-type="float">
            <text:p>8271108,912</text:p>
          </table:table-cell>
          <table:table-cell office:value-type="float" office:value="10108555.44" calcext:value-type="float">
            <text:p>10108555,44</text:p>
          </table:table-cell>
          <table:table-cell office:value-type="float" office:value="1016980.104" calcext:value-type="float">
            <text:p>1016980,104</text:p>
          </table:table-cell>
          <table:table-cell office:value-type="float" office:value="9810982.377" calcext:value-type="float">
            <text:p>9810982,377</text:p>
          </table:table-cell>
          <table:table-cell office:value-type="float" office:value="934913.539" calcext:value-type="float">
            <text:p>934913,539</text:p>
          </table:table-cell>
          <table:table-cell office:value-type="float" office:value="5557162.95" calcext:value-type="float">
            <text:p>5557162,95</text:p>
          </table:table-cell>
          <table:table-cell office:value-type="float" office:value="3948912.009" calcext:value-type="float">
            <text:p>3948912,009</text:p>
          </table:table-cell>
          <table:table-cell office:value-type="float" office:value="9395298.489" calcext:value-type="float">
            <text:p>9395298,489</text:p>
          </table:table-cell>
          <table:table-cell office:value-type="float" office:value="7181.445175" calcext:value-type="float">
            <text:p>7181,445175</text:p>
          </table:table-cell>
          <table:table-cell office:value-type="float" office:value="4696531.813" calcext:value-type="float">
            <text:p>4696531,813</text:p>
          </table:table-cell>
          <table:table-cell office:value-type="float" office:value="1258209.711" calcext:value-type="float">
            <text:p>1258209,711</text:p>
          </table:table-cell>
          <table:table-cell office:value-type="float" office:value="21115834.83" calcext:value-type="float">
            <text:p>21115834,83</text:p>
          </table:table-cell>
          <table:table-cell office:value-type="float" office:value="4377769.113" calcext:value-type="float">
            <text:p>4377769,113</text:p>
          </table:table-cell>
          <table:table-cell office:value-type="float" office:value="622834.0338" calcext:value-type="float">
            <text:p>622834,0338</text:p>
          </table:table-cell>
          <table:table-cell office:value-type="float" office:value="8374121.498" calcext:value-type="float">
            <text:p>8374121,498</text:p>
          </table:table-cell>
          <table:table-cell office:value-type="float" office:value="1209604.567" calcext:value-type="float">
            <text:p>1209604,567</text:p>
          </table:table-cell>
          <table:table-cell office:value-type="float" office:value="2363536.594" calcext:value-type="float">
            <text:p>2363536,594</text:p>
          </table:table-cell>
          <table:table-cell office:value-type="float" office:value="7050316.239" calcext:value-type="float">
            <text:p>7050316,239</text:p>
          </table:table-cell>
          <table:table-cell office:value-type="float" office:value="14560258.2" calcext:value-type="float">
            <text:p>14560258,2</text:p>
          </table:table-cell>
          <table:table-cell office:value-type="float" office:value="2400907.14" calcext:value-type="float">
            <text:p>2400907,14</text:p>
          </table:table-cell>
          <table:table-cell office:value-type="float" office:value="6881365.076" calcext:value-type="float">
            <text:p>6881365,076</text:p>
          </table:table-cell>
          <table:table-cell office:value-type="float" office:value="25801434.72" calcext:value-type="float">
            <text:p>25801434,72</text:p>
          </table:table-cell>
          <table:table-cell office:value-type="float" office:value="19196204.64" calcext:value-type="float">
            <text:p>19196204,64</text:p>
          </table:table-cell>
          <table:table-cell office:value-type="float" office:value="0" calcext:value-type="float">
            <text:p>0</text:p>
          </table:table-cell>
          <table:table-cell office:value-type="float" office:value="868434.0654" calcext:value-type="float">
            <text:p>868434,0654</text:p>
          </table:table-cell>
          <table:table-cell office:value-type="float" office:value="7541874.227" calcext:value-type="float">
            <text:p>7541874,227</text:p>
          </table:table-cell>
          <table:table-cell office:value-type="float" office:value="5697998.373" calcext:value-type="float">
            <text:p>5697998,373</text:p>
          </table:table-cell>
          <table:table-cell office:value-type="float" office:value="0" calcext:value-type="float">
            <text:p>0</text:p>
          </table:table-cell>
          <table:table-cell office:value-type="float" office:value="7175712.053" calcext:value-type="float">
            <text:p>7175712,053</text:p>
          </table:table-cell>
          <table:table-cell office:value-type="float" office:value="6661720.225" calcext:value-type="float">
            <text:p>6661720,225</text:p>
          </table:table-cell>
          <table:table-cell office:value-type="float" office:value="5913911.904" calcext:value-type="float">
            <text:p>5913911,904</text:p>
          </table:table-cell>
          <table:table-cell office:value-type="float" office:value="6857057.421" calcext:value-type="float">
            <text:p>6857057,421</text:p>
          </table:table-cell>
          <table:table-cell office:value-type="float" office:value="15267118.23" calcext:value-type="float">
            <text:p>15267118,23</text:p>
          </table:table-cell>
          <table:table-cell office:value-type="float" office:value="12156357.08" calcext:value-type="float">
            <text:p>12156357,08</text:p>
          </table:table-cell>
          <table:table-cell office:value-type="float" office:value="16488375.65" calcext:value-type="float">
            <text:p>16488375,65</text:p>
          </table:table-cell>
          <table:table-cell office:value-type="float" office:value="4859274.322" calcext:value-type="float">
            <text:p>4859274,322</text:p>
          </table:table-cell>
          <table:table-cell office:value-type="float" office:value="1310127.241" calcext:value-type="float">
            <text:p>1310127,241</text:p>
          </table:table-cell>
          <table:table-cell office:value-type="float" office:value="0" calcext:value-type="float">
            <text:p>0</text:p>
          </table:table-cell>
          <table:table-cell office:value-type="float" office:value="10457157.02" calcext:value-type="float">
            <text:p>10457157,02</text:p>
          </table:table-cell>
          <table:table-cell office:value-type="float" office:value="515135.9312" calcext:value-type="float">
            <text:p>515135,931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-3095.590945" calcext:value-type="float">
            <text:p>-3095,590945</text:p>
          </table:table-cell>
          <table:table-cell office:value-type="float" office:value="7916001.47" calcext:value-type="float">
            <text:p>7916001,47</text:p>
          </table:table-cell>
          <table:table-cell office:value-type="float" office:value="9594469.381" calcext:value-type="float">
            <text:p>9594469,381</text:p>
          </table:table-cell>
          <table:table-cell office:value-type="float" office:value="372055.9402" calcext:value-type="float">
            <text:p>372055,9402</text:p>
          </table:table-cell>
          <table:table-cell office:value-type="float" office:value="7556800.546" calcext:value-type="float">
            <text:p>7556800,546</text:p>
          </table:table-cell>
          <table:table-cell office:value-type="float" office:value="2810087.667" calcext:value-type="float">
            <text:p>2810087,667</text:p>
          </table:table-cell>
          <table:table-cell office:value-type="float" office:value="15315042.02" calcext:value-type="float">
            <text:p>15315042,02</text:p>
          </table:table-cell>
          <table:table-cell office:value-type="float" office:value="6236749.701" calcext:value-type="float">
            <text:p>6236749,701</text:p>
          </table:table-cell>
          <table:table-cell office:value-type="float" office:value="9650145.961" calcext:value-type="float">
            <text:p>9650145,961</text:p>
          </table:table-cell>
          <table:table-cell office:value-type="float" office:value="1773689.899" calcext:value-type="float">
            <text:p>1773689,899</text:p>
          </table:table-cell>
          <table:table-cell office:value-type="float" office:value="8079829.688" calcext:value-type="float">
            <text:p>8079829,688</text:p>
          </table:table-cell>
          <table:table-cell office:value-type="float" office:value="14733949.47" calcext:value-type="float">
            <text:p>14733949,47</text:p>
          </table:table-cell>
          <table:table-cell office:value-type="float" office:value="7169571.374" calcext:value-type="float">
            <text:p>7169571,374</text:p>
          </table:table-cell>
          <table:table-cell office:value-type="float" office:value="11090035.18" calcext:value-type="float">
            <text:p>11090035,18</text:p>
          </table:table-cell>
          <table:table-cell office:value-type="float" office:value="7533614.726" calcext:value-type="float">
            <text:p>7533614,726</text:p>
          </table:table-cell>
          <table:table-cell office:value-type="float" office:value="11159650.64" calcext:value-type="float">
            <text:p>11159650,64</text:p>
          </table:table-cell>
          <table:table-cell office:value-type="float" office:value="4019955.809" calcext:value-type="float">
            <text:p>4019955,809</text:p>
          </table:table-cell>
          <table:table-cell office:value-type="float" office:value="12881511.4" calcext:value-type="float">
            <text:p>12881511,4</text:p>
          </table:table-cell>
          <table:table-cell office:value-type="float" office:value="1030409.047" calcext:value-type="float">
            <text:p>1030409,047</text:p>
          </table:table-cell>
          <table:table-cell office:value-type="float" office:value="8845012.538" calcext:value-type="float">
            <text:p>8845012,538</text:p>
          </table:table-cell>
          <table:table-cell office:value-type="float" office:value="5274787.994" calcext:value-type="float">
            <text:p>5274787,994</text:p>
          </table:table-cell>
          <table:table-cell office:value-type="float" office:value="10084787.08" calcext:value-type="float">
            <text:p>10084787,08</text:p>
          </table:table-cell>
          <table:table-cell office:value-type="float" office:value="442671.0353" calcext:value-type="float">
            <text:p>442671,0353</text:p>
          </table:table-cell>
          <table:table-cell office:value-type="float" office:value="5081694.173" calcext:value-type="float">
            <text:p>5081694,173</text:p>
          </table:table-cell>
          <table:table-cell office:value-type="float" office:value="2144973.661" calcext:value-type="float">
            <text:p>2144973,661</text:p>
          </table:table-cell>
          <table:table-cell office:value-type="float" office:value="28883354" calcext:value-type="float">
            <text:p>28883354</text:p>
          </table:table-cell>
          <table:table-cell office:value-type="float" office:value="6114631.756" calcext:value-type="float">
            <text:p>6114631,756</text:p>
          </table:table-cell>
          <table:table-cell office:value-type="float" office:value="1307753.3" calcext:value-type="float">
            <text:p>1307753,3</text:p>
          </table:table-cell>
          <table:table-cell office:value-type="float" office:value="8127745.85" calcext:value-type="float">
            <text:p>8127745,85</text:p>
          </table:table-cell>
          <table:table-cell office:value-type="float" office:value="1906918.816" calcext:value-type="float">
            <text:p>1906918,816</text:p>
          </table:table-cell>
          <table:table-cell office:value-type="float" office:value="2360843.249" calcext:value-type="float">
            <text:p>2360843,249</text:p>
          </table:table-cell>
          <table:table-cell office:value-type="float" office:value="8839533.291" calcext:value-type="float">
            <text:p>8839533,291</text:p>
          </table:table-cell>
          <table:table-cell office:value-type="float" office:value="14058624.04" calcext:value-type="float">
            <text:p>14058624,04</text:p>
          </table:table-cell>
          <table:table-cell office:value-type="float" office:value="2734133.433" calcext:value-type="float">
            <text:p>2734133,433</text:p>
          </table:table-cell>
          <table:table-cell office:value-type="float" office:value="12282072.15" calcext:value-type="float">
            <text:p>12282072,15</text:p>
          </table:table-cell>
          <table:table-cell office:value-type="float" office:value="26544179.1" calcext:value-type="float">
            <text:p>26544179,1</text:p>
          </table:table-cell>
          <table:table-cell office:value-type="float" office:value="16317569.36" calcext:value-type="float">
            <text:p>16317569,36</text:p>
          </table:table-cell>
          <table:table-cell office:value-type="float" office:value="293418.0381" calcext:value-type="float">
            <text:p>293418,0381</text:p>
          </table:table-cell>
          <table:table-cell office:value-type="float" office:value="2085467.565" calcext:value-type="float">
            <text:p>2085467,565</text:p>
          </table:table-cell>
          <table:table-cell office:value-type="float" office:value="6846493.236" calcext:value-type="float">
            <text:p>6846493,236</text:p>
          </table:table-cell>
          <table:table-cell office:value-type="float" office:value="3925992.35" calcext:value-type="float">
            <text:p>3925992,35</text:p>
          </table:table-cell>
          <table:table-cell office:value-type="float" office:value="0" calcext:value-type="float">
            <text:p>0</text:p>
          </table:table-cell>
          <table:table-cell office:value-type="float" office:value="11321834.51" calcext:value-type="float">
            <text:p>11321834,51</text:p>
          </table:table-cell>
          <table:table-cell office:value-type="float" office:value="7320091.769" calcext:value-type="float">
            <text:p>7320091,769</text:p>
          </table:table-cell>
          <table:table-cell office:value-type="float" office:value="7790582.605" calcext:value-type="float">
            <text:p>7790582,605</text:p>
          </table:table-cell>
          <table:table-cell office:value-type="float" office:value="8116552.258" calcext:value-type="float">
            <text:p>8116552,258</text:p>
          </table:table-cell>
          <table:table-cell office:value-type="float" office:value="19482312.45" calcext:value-type="float">
            <text:p>19482312,45</text:p>
          </table:table-cell>
          <table:table-cell office:value-type="float" office:value="19235413.38" calcext:value-type="float">
            <text:p>19235413,38</text:p>
          </table:table-cell>
          <table:table-cell office:value-type="float" office:value="16828194.3" calcext:value-type="float">
            <text:p>16828194,3</text:p>
          </table:table-cell>
          <table:table-cell office:value-type="float" office:value="5836731.982" calcext:value-type="float">
            <text:p>5836731,982</text:p>
          </table:table-cell>
          <table:table-cell office:value-type="float" office:value="1883028.212" calcext:value-type="float">
            <text:p>1883028,212</text:p>
          </table:table-cell>
          <table:table-cell office:value-type="float" office:value="0" calcext:value-type="float">
            <text:p>0</text:p>
          </table:table-cell>
          <table:table-cell office:value-type="float" office:value="10573717.72" calcext:value-type="float">
            <text:p>10573717,72</text:p>
          </table:table-cell>
          <table:table-cell office:value-type="float" office:value="583200.5901" calcext:value-type="float">
            <text:p>583200,590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-3266.339151" calcext:value-type="float">
            <text:p>-3266,339151</text:p>
          </table:table-cell>
          <table:table-cell office:value-type="float" office:value="8075976.282" calcext:value-type="float">
            <text:p>8075976,282</text:p>
          </table:table-cell>
          <table:table-cell office:value-type="float" office:value="9311264.882" calcext:value-type="float">
            <text:p>9311264,882</text:p>
          </table:table-cell>
          <table:table-cell office:value-type="float" office:value="559099.7315" calcext:value-type="float">
            <text:p>559099,7315</text:p>
          </table:table-cell>
          <table:table-cell office:value-type="float" office:value="7424001.756" calcext:value-type="float">
            <text:p>7424001,756</text:p>
          </table:table-cell>
          <table:table-cell office:value-type="float" office:value="1806041.708" calcext:value-type="float">
            <text:p>1806041,708</text:p>
          </table:table-cell>
          <table:table-cell office:value-type="float" office:value="15994354.79" calcext:value-type="float">
            <text:p>15994354,79</text:p>
          </table:table-cell>
          <table:table-cell office:value-type="float" office:value="9508692.253" calcext:value-type="float">
            <text:p>9508692,253</text:p>
          </table:table-cell>
          <table:table-cell office:value-type="float" office:value="13345321.32" calcext:value-type="float">
            <text:p>13345321,32</text:p>
          </table:table-cell>
          <table:table-cell office:value-type="float" office:value="2016850.073" calcext:value-type="float">
            <text:p>2016850,073</text:p>
          </table:table-cell>
          <table:table-cell office:value-type="float" office:value="8181793.58" calcext:value-type="float">
            <text:p>8181793,58</text:p>
          </table:table-cell>
          <table:table-cell office:value-type="float" office:value="19482638.41" calcext:value-type="float">
            <text:p>19482638,41</text:p>
          </table:table-cell>
          <table:table-cell office:value-type="float" office:value="6979304.384" calcext:value-type="float">
            <text:p>6979304,384</text:p>
          </table:table-cell>
          <table:table-cell office:value-type="float" office:value="10113207.22" calcext:value-type="float">
            <text:p>10113207,22</text:p>
          </table:table-cell>
          <table:table-cell office:value-type="float" office:value="8717379.269" calcext:value-type="float">
            <text:p>8717379,269</text:p>
          </table:table-cell>
          <table:table-cell office:value-type="float" office:value="12075105.71" calcext:value-type="float">
            <text:p>12075105,71</text:p>
          </table:table-cell>
          <table:table-cell office:value-type="float" office:value="7067769.534" calcext:value-type="float">
            <text:p>7067769,534</text:p>
          </table:table-cell>
          <table:table-cell office:value-type="float" office:value="16645678.68" calcext:value-type="float">
            <text:p>16645678,68</text:p>
          </table:table-cell>
          <table:table-cell office:value-type="float" office:value="835019.3821" calcext:value-type="float">
            <text:p>835019,3821</text:p>
          </table:table-cell>
          <table:table-cell office:value-type="float" office:value="11113056.89" calcext:value-type="float">
            <text:p>11113056,89</text:p>
          </table:table-cell>
          <table:table-cell office:value-type="float" office:value="6802393.621" calcext:value-type="float">
            <text:p>6802393,621</text:p>
          </table:table-cell>
          <table:table-cell office:value-type="float" office:value="15071199.08" calcext:value-type="float">
            <text:p>15071199,08</text:p>
          </table:table-cell>
          <table:table-cell office:value-type="float" office:value="1328795.618" calcext:value-type="float">
            <text:p>1328795,618</text:p>
          </table:table-cell>
          <table:table-cell office:value-type="float" office:value="4563549.687" calcext:value-type="float">
            <text:p>4563549,687</text:p>
          </table:table-cell>
          <table:table-cell office:value-type="float" office:value="1717813.676" calcext:value-type="float">
            <text:p>1717813,676</text:p>
          </table:table-cell>
          <table:table-cell office:value-type="float" office:value="37185459.65" calcext:value-type="float">
            <text:p>37185459,65</text:p>
          </table:table-cell>
          <table:table-cell office:value-type="float" office:value="7550258.027" calcext:value-type="float">
            <text:p>7550258,027</text:p>
          </table:table-cell>
          <table:table-cell office:value-type="float" office:value="2511548.547" calcext:value-type="float">
            <text:p>2511548,547</text:p>
          </table:table-cell>
          <table:table-cell office:value-type="float" office:value="9698588.855" calcext:value-type="float">
            <text:p>9698588,855</text:p>
          </table:table-cell>
          <table:table-cell office:value-type="float" office:value="1846631.257" calcext:value-type="float">
            <text:p>1846631,257</text:p>
          </table:table-cell>
          <table:table-cell office:value-type="float" office:value="1616012.371" calcext:value-type="float">
            <text:p>1616012,371</text:p>
          </table:table-cell>
          <table:table-cell office:value-type="float" office:value="8144905.123" calcext:value-type="float">
            <text:p>8144905,123</text:p>
          </table:table-cell>
          <table:table-cell office:value-type="float" office:value="12503717.6" calcext:value-type="float">
            <text:p>12503717,6</text:p>
          </table:table-cell>
          <table:table-cell office:value-type="float" office:value="2899326.915" calcext:value-type="float">
            <text:p>2899326,915</text:p>
          </table:table-cell>
          <table:table-cell office:value-type="float" office:value="16977156.79" calcext:value-type="float">
            <text:p>16977156,79</text:p>
          </table:table-cell>
          <table:table-cell office:value-type="float" office:value="30903173.42" calcext:value-type="float">
            <text:p>30903173,42</text:p>
          </table:table-cell>
          <table:table-cell office:value-type="float" office:value="20247276.65" calcext:value-type="float">
            <text:p>20247276,65</text:p>
          </table:table-cell>
          <table:table-cell office:value-type="float" office:value="811283.6677" calcext:value-type="float">
            <text:p>811283,6677</text:p>
          </table:table-cell>
          <table:table-cell office:value-type="float" office:value="4910124.318" calcext:value-type="float">
            <text:p>4910124,318</text:p>
          </table:table-cell>
          <table:table-cell office:value-type="float" office:value="7093988.789" calcext:value-type="float">
            <text:p>7093988,789</text:p>
          </table:table-cell>
          <table:table-cell office:value-type="float" office:value="6258261.179" calcext:value-type="float">
            <text:p>6258261,179</text:p>
          </table:table-cell>
          <table:table-cell office:value-type="float" office:value="0" calcext:value-type="float">
            <text:p>0</text:p>
          </table:table-cell>
          <table:table-cell office:value-type="float" office:value="13177796.56" calcext:value-type="float">
            <text:p>13177796,56</text:p>
          </table:table-cell>
          <table:table-cell office:value-type="float" office:value="7992898.549" calcext:value-type="float">
            <text:p>7992898,549</text:p>
          </table:table-cell>
          <table:table-cell office:value-type="float" office:value="8326971.432" calcext:value-type="float">
            <text:p>8326971,432</text:p>
          </table:table-cell>
          <table:table-cell office:value-type="float" office:value="12608039.91" calcext:value-type="float">
            <text:p>12608039,91</text:p>
          </table:table-cell>
          <table:table-cell office:value-type="float" office:value="21708670.91" calcext:value-type="float">
            <text:p>21708670,91</text:p>
          </table:table-cell>
          <table:table-cell office:value-type="float" office:value="24900532.82" calcext:value-type="float">
            <text:p>24900532,82</text:p>
          </table:table-cell>
          <table:table-cell office:value-type="float" office:value="17541532.63" calcext:value-type="float">
            <text:p>17541532,63</text:p>
          </table:table-cell>
          <table:table-cell office:value-type="float" office:value="6857814.44" calcext:value-type="float">
            <text:p>6857814,44</text:p>
          </table:table-cell>
          <table:table-cell office:value-type="float" office:value="1213033.692" calcext:value-type="float">
            <text:p>1213033,692</text:p>
          </table:table-cell>
          <table:table-cell office:value-type="float" office:value="37094.71612" calcext:value-type="float">
            <text:p>37094,71612</text:p>
          </table:table-cell>
          <table:table-cell office:value-type="float" office:value="11328584.27" calcext:value-type="float">
            <text:p>11328584,27</text:p>
          </table:table-cell>
          <table:table-cell office:value-type="float" office:value="739080.6101" calcext:value-type="float">
            <text:p>739080,610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-2346.473125" calcext:value-type="float">
            <text:p>-2346,473125</text:p>
          </table:table-cell>
          <table:table-cell office:value-type="float" office:value="10260228.64" calcext:value-type="float">
            <text:p>10260228,64</text:p>
          </table:table-cell>
          <table:table-cell office:value-type="float" office:value="10380601.76" calcext:value-type="float">
            <text:p>10380601,76</text:p>
          </table:table-cell>
          <table:table-cell office:value-type="float" office:value="575867.9767" calcext:value-type="float">
            <text:p>575867,9767</text:p>
          </table:table-cell>
          <table:table-cell office:value-type="float" office:value="5062412.389" calcext:value-type="float">
            <text:p>5062412,389</text:p>
          </table:table-cell>
          <table:table-cell office:value-type="float" office:value="2227834.654" calcext:value-type="float">
            <text:p>2227834,654</text:p>
          </table:table-cell>
          <table:table-cell office:value-type="float" office:value="17079234.07" calcext:value-type="float">
            <text:p>17079234,07</text:p>
          </table:table-cell>
          <table:table-cell office:value-type="float" office:value="10974767.8" calcext:value-type="float">
            <text:p>10974767,8</text:p>
          </table:table-cell>
          <table:table-cell office:value-type="float" office:value="14988169.4" calcext:value-type="float">
            <text:p>14988169,4</text:p>
          </table:table-cell>
          <table:table-cell office:value-type="float" office:value="2999559.264" calcext:value-type="float">
            <text:p>2999559,264</text:p>
          </table:table-cell>
          <table:table-cell office:value-type="float" office:value="10850388.87" calcext:value-type="float">
            <text:p>10850388,87</text:p>
          </table:table-cell>
          <table:table-cell office:value-type="float" office:value="19697603.9" calcext:value-type="float">
            <text:p>19697603,9</text:p>
          </table:table-cell>
          <table:table-cell office:value-type="float" office:value="9690563.562" calcext:value-type="float">
            <text:p>9690563,562</text:p>
          </table:table-cell>
          <table:table-cell office:value-type="float" office:value="12474524.56" calcext:value-type="float">
            <text:p>12474524,56</text:p>
          </table:table-cell>
          <table:table-cell office:value-type="float" office:value="9621210.204" calcext:value-type="float">
            <text:p>9621210,204</text:p>
          </table:table-cell>
          <table:table-cell office:value-type="float" office:value="12922541.81" calcext:value-type="float">
            <text:p>12922541,81</text:p>
          </table:table-cell>
          <table:table-cell office:value-type="float" office:value="9598548.585" calcext:value-type="float">
            <text:p>9598548,585</text:p>
          </table:table-cell>
          <table:table-cell office:value-type="float" office:value="20186524.11" calcext:value-type="float">
            <text:p>20186524,11</text:p>
          </table:table-cell>
          <table:table-cell office:value-type="float" office:value="522764.1276" calcext:value-type="float">
            <text:p>522764,1276</text:p>
          </table:table-cell>
          <table:table-cell office:value-type="float" office:value="13154526.53" calcext:value-type="float">
            <text:p>13154526,53</text:p>
          </table:table-cell>
          <table:table-cell office:value-type="float" office:value="11673943.9" calcext:value-type="float">
            <text:p>11673943,9</text:p>
          </table:table-cell>
          <table:table-cell office:value-type="float" office:value="18582222.68" calcext:value-type="float">
            <text:p>18582222,68</text:p>
          </table:table-cell>
          <table:table-cell office:value-type="float" office:value="1195481.431" calcext:value-type="float">
            <text:p>1195481,431</text:p>
          </table:table-cell>
          <table:table-cell office:value-type="float" office:value="6078415.95" calcext:value-type="float">
            <text:p>6078415,95</text:p>
          </table:table-cell>
          <table:table-cell office:value-type="float" office:value="1728248.72" calcext:value-type="float">
            <text:p>1728248,72</text:p>
          </table:table-cell>
          <table:table-cell office:value-type="float" office:value="41755825.12" calcext:value-type="float">
            <text:p>41755825,12</text:p>
          </table:table-cell>
          <table:table-cell office:value-type="float" office:value="8778763.3" calcext:value-type="float">
            <text:p>8778763,3</text:p>
          </table:table-cell>
          <table:table-cell office:value-type="float" office:value="2003581.406" calcext:value-type="float">
            <text:p>2003581,406</text:p>
          </table:table-cell>
          <table:table-cell office:value-type="float" office:value="9394895.69" calcext:value-type="float">
            <text:p>9394895,69</text:p>
          </table:table-cell>
          <table:table-cell office:value-type="float" office:value="1437679.142" calcext:value-type="float">
            <text:p>1437679,142</text:p>
          </table:table-cell>
          <table:table-cell office:value-type="float" office:value="2813961.945" calcext:value-type="float">
            <text:p>2813961,945</text:p>
          </table:table-cell>
          <table:table-cell office:value-type="float" office:value="10344231.72" calcext:value-type="float">
            <text:p>10344231,72</text:p>
          </table:table-cell>
          <table:table-cell office:value-type="float" office:value="13611534.75" calcext:value-type="float">
            <text:p>13611534,75</text:p>
          </table:table-cell>
          <table:table-cell office:value-type="float" office:value="2906955.098" calcext:value-type="float">
            <text:p>2906955,098</text:p>
          </table:table-cell>
          <table:table-cell office:value-type="float" office:value="17510917.71" calcext:value-type="float">
            <text:p>17510917,71</text:p>
          </table:table-cell>
          <table:table-cell office:value-type="float" office:value="27697472.61" calcext:value-type="float">
            <text:p>27697472,61</text:p>
          </table:table-cell>
          <table:table-cell office:value-type="float" office:value="22048782.12" calcext:value-type="float">
            <text:p>22048782,12</text:p>
          </table:table-cell>
          <table:table-cell office:value-type="float" office:value="950999.4797" calcext:value-type="float">
            <text:p>950999,4797</text:p>
          </table:table-cell>
          <table:table-cell office:value-type="float" office:value="6020247.712" calcext:value-type="float">
            <text:p>6020247,712</text:p>
          </table:table-cell>
          <table:table-cell office:value-type="float" office:value="9595485.523" calcext:value-type="float">
            <text:p>9595485,523</text:p>
          </table:table-cell>
          <table:table-cell office:value-type="float" office:value="10411101.35" calcext:value-type="float">
            <text:p>10411101,35</text:p>
          </table:table-cell>
          <table:table-cell office:value-type="float" office:value="0" calcext:value-type="float">
            <text:p>0</text:p>
          </table:table-cell>
          <table:table-cell office:value-type="float" office:value="16831839.41" calcext:value-type="float">
            <text:p>16831839,41</text:p>
          </table:table-cell>
          <table:table-cell office:value-type="float" office:value="11592898.58" calcext:value-type="float">
            <text:p>11592898,58</text:p>
          </table:table-cell>
          <table:table-cell office:value-type="float" office:value="9884174.357" calcext:value-type="float">
            <text:p>9884174,357</text:p>
          </table:table-cell>
          <table:table-cell office:value-type="float" office:value="20393140.72" calcext:value-type="float">
            <text:p>20393140,72</text:p>
          </table:table-cell>
          <table:table-cell office:value-type="float" office:value="24556145.24" calcext:value-type="float">
            <text:p>24556145,24</text:p>
          </table:table-cell>
          <table:table-cell office:value-type="float" office:value="24113304.5" calcext:value-type="float">
            <text:p>24113304,5</text:p>
          </table:table-cell>
          <table:table-cell office:value-type="float" office:value="20709011.53" calcext:value-type="float">
            <text:p>20709011,53</text:p>
          </table:table-cell>
          <table:table-cell office:value-type="float" office:value="8192902.902" calcext:value-type="float">
            <text:p>8192902,902</text:p>
          </table:table-cell>
          <table:table-cell office:value-type="float" office:value="3486832.801" calcext:value-type="float">
            <text:p>3486832,801</text:p>
          </table:table-cell>
          <table:table-cell office:value-type="float" office:value="1384245.607" calcext:value-type="float">
            <text:p>1384245,607</text:p>
          </table:table-cell>
          <table:table-cell office:value-type="float" office:value="12423013.39" calcext:value-type="float">
            <text:p>12423013,39</text:p>
          </table:table-cell>
          <table:table-cell office:value-type="float" office:value="1115240.576" calcext:value-type="float">
            <text:p>1115240,57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-560.6591644" calcext:value-type="float">
            <text:p>-560,6591644</text:p>
          </table:table-cell>
          <table:table-cell office:value-type="float" office:value="12800914.74" calcext:value-type="float">
            <text:p>12800914,74</text:p>
          </table:table-cell>
          <table:table-cell office:value-type="float" office:value="13194896.56" calcext:value-type="float">
            <text:p>13194896,56</text:p>
          </table:table-cell>
          <table:table-cell office:value-type="float" office:value="880240.1289" calcext:value-type="float">
            <text:p>880240,1289</text:p>
          </table:table-cell>
          <table:table-cell office:value-type="float" office:value="8126300.093" calcext:value-type="float">
            <text:p>8126300,093</text:p>
          </table:table-cell>
          <table:table-cell office:value-type="float" office:value="2891850.506" calcext:value-type="float">
            <text:p>2891850,506</text:p>
          </table:table-cell>
          <table:table-cell office:value-type="float" office:value="23823540.73" calcext:value-type="float">
            <text:p>23823540,73</text:p>
          </table:table-cell>
          <table:table-cell office:value-type="float" office:value="12695560.18" calcext:value-type="float">
            <text:p>12695560,18</text:p>
          </table:table-cell>
          <table:table-cell office:value-type="float" office:value="19840315.98" calcext:value-type="float">
            <text:p>19840315,98</text:p>
          </table:table-cell>
          <table:table-cell office:value-type="float" office:value="5474157.56" calcext:value-type="float">
            <text:p>5474157,56</text:p>
          </table:table-cell>
          <table:table-cell office:value-type="float" office:value="12821641.94" calcext:value-type="float">
            <text:p>12821641,94</text:p>
          </table:table-cell>
          <table:table-cell office:value-type="float" office:value="20113243.79" calcext:value-type="float">
            <text:p>20113243,79</text:p>
          </table:table-cell>
          <table:table-cell office:value-type="float" office:value="10450266.85" calcext:value-type="float">
            <text:p>10450266,85</text:p>
          </table:table-cell>
          <table:table-cell office:value-type="float" office:value="17983872.23" calcext:value-type="float">
            <text:p>17983872,23</text:p>
          </table:table-cell>
          <table:table-cell office:value-type="float" office:value="8645792.217" calcext:value-type="float">
            <text:p>8645792,217</text:p>
          </table:table-cell>
          <table:table-cell office:value-type="float" office:value="16110580.96" calcext:value-type="float">
            <text:p>16110580,96</text:p>
          </table:table-cell>
          <table:table-cell office:value-type="float" office:value="8234407.043" calcext:value-type="float">
            <text:p>8234407,043</text:p>
          </table:table-cell>
          <table:table-cell office:value-type="float" office:value="18621808.48" calcext:value-type="float">
            <text:p>18621808,48</text:p>
          </table:table-cell>
          <table:table-cell office:value-type="float" office:value="1668844.013" calcext:value-type="float">
            <text:p>1668844,013</text:p>
          </table:table-cell>
          <table:table-cell office:value-type="float" office:value="17714998.52" calcext:value-type="float">
            <text:p>17714998,52</text:p>
          </table:table-cell>
          <table:table-cell office:value-type="float" office:value="16018106.63" calcext:value-type="float">
            <text:p>16018106,63</text:p>
          </table:table-cell>
          <table:table-cell office:value-type="float" office:value="19391579.66" calcext:value-type="float">
            <text:p>19391579,66</text:p>
          </table:table-cell>
          <table:table-cell office:value-type="float" office:value="1467831.346" calcext:value-type="float">
            <text:p>1467831,346</text:p>
          </table:table-cell>
          <table:table-cell office:value-type="float" office:value="6203059.801" calcext:value-type="float">
            <text:p>6203059,801</text:p>
          </table:table-cell>
          <table:table-cell office:value-type="float" office:value="3537923.372" calcext:value-type="float">
            <text:p>3537923,372</text:p>
          </table:table-cell>
          <table:table-cell office:value-type="float" office:value="49206653.94" calcext:value-type="float">
            <text:p>49206653,94</text:p>
          </table:table-cell>
          <table:table-cell office:value-type="float" office:value="8762930.682" calcext:value-type="float">
            <text:p>8762930,682</text:p>
          </table:table-cell>
          <table:table-cell office:value-type="float" office:value="2787366.799" calcext:value-type="float">
            <text:p>2787366,799</text:p>
          </table:table-cell>
          <table:table-cell office:value-type="float" office:value="9872657.318" calcext:value-type="float">
            <text:p>9872657,318</text:p>
          </table:table-cell>
          <table:table-cell office:value-type="float" office:value="2314274.711" calcext:value-type="float">
            <text:p>2314274,711</text:p>
          </table:table-cell>
          <table:table-cell office:value-type="float" office:value="3781778.077" calcext:value-type="float">
            <text:p>3781778,077</text:p>
          </table:table-cell>
          <table:table-cell office:value-type="float" office:value="12407683.06" calcext:value-type="float">
            <text:p>12407683,06</text:p>
          </table:table-cell>
          <table:table-cell office:value-type="float" office:value="14358665.39" calcext:value-type="float">
            <text:p>14358665,39</text:p>
          </table:table-cell>
          <table:table-cell office:value-type="float" office:value="2339187.425" calcext:value-type="float">
            <text:p>2339187,425</text:p>
          </table:table-cell>
          <table:table-cell office:value-type="float" office:value="19576703.27" calcext:value-type="float">
            <text:p>19576703,27</text:p>
          </table:table-cell>
          <table:table-cell office:value-type="float" office:value="31403167.55" calcext:value-type="float">
            <text:p>31403167,55</text:p>
          </table:table-cell>
          <table:table-cell office:value-type="float" office:value="29081943.73" calcext:value-type="float">
            <text:p>29081943,73</text:p>
          </table:table-cell>
          <table:table-cell office:value-type="float" office:value="692152.1814" calcext:value-type="float">
            <text:p>692152,1814</text:p>
          </table:table-cell>
          <table:table-cell office:value-type="float" office:value="8981413.374" calcext:value-type="float">
            <text:p>8981413,374</text:p>
          </table:table-cell>
          <table:table-cell office:value-type="float" office:value="10593581.99" calcext:value-type="float">
            <text:p>10593581,99</text:p>
          </table:table-cell>
          <table:table-cell office:value-type="float" office:value="15841131.84" calcext:value-type="float">
            <text:p>15841131,84</text:p>
          </table:table-cell>
          <table:table-cell office:value-type="float" office:value="0" calcext:value-type="float">
            <text:p>0</text:p>
          </table:table-cell>
          <table:table-cell office:value-type="float" office:value="19427824.31" calcext:value-type="float">
            <text:p>19427824,31</text:p>
          </table:table-cell>
          <table:table-cell office:value-type="float" office:value="12546493.92" calcext:value-type="float">
            <text:p>12546493,92</text:p>
          </table:table-cell>
          <table:table-cell office:value-type="float" office:value="10656477.11" calcext:value-type="float">
            <text:p>10656477,11</text:p>
          </table:table-cell>
          <table:table-cell office:value-type="float" office:value="23452536.63" calcext:value-type="float">
            <text:p>23452536,63</text:p>
          </table:table-cell>
          <table:table-cell office:value-type="float" office:value="30045403.75" calcext:value-type="float">
            <text:p>30045403,75</text:p>
          </table:table-cell>
          <table:table-cell office:value-type="float" office:value="20137451.16" calcext:value-type="float">
            <text:p>20137451,16</text:p>
          </table:table-cell>
          <table:table-cell office:value-type="float" office:value="26478546.26" calcext:value-type="float">
            <text:p>26478546,26</text:p>
          </table:table-cell>
          <table:table-cell office:value-type="float" office:value="6880325.214" calcext:value-type="float">
            <text:p>6880325,214</text:p>
          </table:table-cell>
          <table:table-cell office:value-type="float" office:value="5718873.677" calcext:value-type="float">
            <text:p>5718873,677</text:p>
          </table:table-cell>
          <table:table-cell office:value-type="float" office:value="3422109.85" calcext:value-type="float">
            <text:p>3422109,85</text:p>
          </table:table-cell>
          <table:table-cell office:value-type="float" office:value="13505695.13" calcext:value-type="float">
            <text:p>13505695,13</text:p>
          </table:table-cell>
          <table:table-cell office:value-type="float" office:value="799127.151" calcext:value-type="float">
            <text:p>799127,15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-467.2335417" calcext:value-type="float">
            <text:p>-467,2335417</text:p>
          </table:table-cell>
          <table:table-cell office:value-type="float" office:value="26647060.97" calcext:value-type="float">
            <text:p>26647060,97</text:p>
          </table:table-cell>
          <table:table-cell office:value-type="float" office:value="27399606.55" calcext:value-type="float">
            <text:p>27399606,55</text:p>
          </table:table-cell>
          <table:table-cell office:value-type="float" office:value="6605627.204" calcext:value-type="float">
            <text:p>6605627,204</text:p>
          </table:table-cell>
          <table:table-cell office:value-type="float" office:value="25772228.64" calcext:value-type="float">
            <text:p>25772228,64</text:p>
          </table:table-cell>
          <table:table-cell office:value-type="float" office:value="10621730.19" calcext:value-type="float">
            <text:p>10621730,19</text:p>
          </table:table-cell>
          <table:table-cell office:value-type="float" office:value="58474308.37" calcext:value-type="float">
            <text:p>58474308,37</text:p>
          </table:table-cell>
          <table:table-cell office:value-type="float" office:value="26581755.57" calcext:value-type="float">
            <text:p>26581755,57</text:p>
          </table:table-cell>
          <table:table-cell office:value-type="float" office:value="53975792.34" calcext:value-type="float">
            <text:p>53975792,34</text:p>
          </table:table-cell>
          <table:table-cell office:value-type="float" office:value="16652083.66" calcext:value-type="float">
            <text:p>16652083,66</text:p>
          </table:table-cell>
          <table:table-cell office:value-type="float" office:value="38556205.36" calcext:value-type="float">
            <text:p>38556205,36</text:p>
          </table:table-cell>
          <table:table-cell office:value-type="float" office:value="46366056.44" calcext:value-type="float">
            <text:p>46366056,44</text:p>
          </table:table-cell>
          <table:table-cell office:value-type="float" office:value="30505118.2" calcext:value-type="float">
            <text:p>30505118,2</text:p>
          </table:table-cell>
          <table:table-cell office:value-type="float" office:value="41728994.51" calcext:value-type="float">
            <text:p>41728994,51</text:p>
          </table:table-cell>
          <table:table-cell office:value-type="float" office:value="22454922.02" calcext:value-type="float">
            <text:p>22454922,02</text:p>
          </table:table-cell>
          <table:table-cell office:value-type="float" office:value="30158563.48" calcext:value-type="float">
            <text:p>30158563,48</text:p>
          </table:table-cell>
          <table:table-cell office:value-type="float" office:value="26111785.48" calcext:value-type="float">
            <text:p>26111785,48</text:p>
          </table:table-cell>
          <table:table-cell office:value-type="float" office:value="42236940.71" calcext:value-type="float">
            <text:p>42236940,71</text:p>
          </table:table-cell>
          <table:table-cell office:value-type="float" office:value="10929226.97" calcext:value-type="float">
            <text:p>10929226,97</text:p>
          </table:table-cell>
          <table:table-cell office:value-type="float" office:value="40179336.35" calcext:value-type="float">
            <text:p>40179336,35</text:p>
          </table:table-cell>
          <table:table-cell office:value-type="float" office:value="40458782.17" calcext:value-type="float">
            <text:p>40458782,17</text:p>
          </table:table-cell>
          <table:table-cell office:value-type="float" office:value="38212390.56" calcext:value-type="float">
            <text:p>38212390,56</text:p>
          </table:table-cell>
          <table:table-cell office:value-type="float" office:value="4648443.639" calcext:value-type="float">
            <text:p>4648443,639</text:p>
          </table:table-cell>
          <table:table-cell office:value-type="float" office:value="10609952.11" calcext:value-type="float">
            <text:p>10609952,11</text:p>
          </table:table-cell>
          <table:table-cell office:value-type="float" office:value="16013229.63" calcext:value-type="float">
            <text:p>16013229,63</text:p>
          </table:table-cell>
          <table:table-cell office:value-type="float" office:value="111095669.5" calcext:value-type="float">
            <text:p>111095669,5</text:p>
          </table:table-cell>
          <table:table-cell office:value-type="float" office:value="16063863.63" calcext:value-type="float">
            <text:p>16063863,63</text:p>
          </table:table-cell>
          <table:table-cell office:value-type="float" office:value="11625210.1" calcext:value-type="float">
            <text:p>11625210,1</text:p>
          </table:table-cell>
          <table:table-cell office:value-type="float" office:value="23249388.78" calcext:value-type="float">
            <text:p>23249388,78</text:p>
          </table:table-cell>
          <table:table-cell office:value-type="float" office:value="14984058.65" calcext:value-type="float">
            <text:p>14984058,65</text:p>
          </table:table-cell>
          <table:table-cell office:value-type="float" office:value="16991967.06" calcext:value-type="float">
            <text:p>16991967,06</text:p>
          </table:table-cell>
          <table:table-cell office:value-type="float" office:value="26143282.76" calcext:value-type="float">
            <text:p>26143282,76</text:p>
          </table:table-cell>
          <table:table-cell office:value-type="float" office:value="19864693.35" calcext:value-type="float">
            <text:p>19864693,35</text:p>
          </table:table-cell>
          <table:table-cell office:value-type="float" office:value="6373171.308" calcext:value-type="float">
            <text:p>6373171,308</text:p>
          </table:table-cell>
          <table:table-cell office:value-type="float" office:value="43667202.71" calcext:value-type="float">
            <text:p>43667202,71</text:p>
          </table:table-cell>
          <table:table-cell office:value-type="float" office:value="74408324.59" calcext:value-type="float">
            <text:p>74408324,59</text:p>
          </table:table-cell>
          <table:table-cell office:value-type="float" office:value="51013619.06" calcext:value-type="float">
            <text:p>51013619,06</text:p>
          </table:table-cell>
          <table:table-cell office:value-type="float" office:value="1492969.127" calcext:value-type="float">
            <text:p>1492969,127</text:p>
          </table:table-cell>
          <table:table-cell office:value-type="float" office:value="23284812.98" calcext:value-type="float">
            <text:p>23284812,98</text:p>
          </table:table-cell>
          <table:table-cell office:value-type="float" office:value="24332381.11" calcext:value-type="float">
            <text:p>24332381,11</text:p>
          </table:table-cell>
          <table:table-cell office:value-type="float" office:value="40309461.02" calcext:value-type="float">
            <text:p>40309461,02</text:p>
          </table:table-cell>
          <table:table-cell office:value-type="float" office:value="0" calcext:value-type="float">
            <text:p>0</text:p>
          </table:table-cell>
          <table:table-cell office:value-type="float" office:value="48702218.43" calcext:value-type="float">
            <text:p>48702218,43</text:p>
          </table:table-cell>
          <table:table-cell office:value-type="float" office:value="28313252.62" calcext:value-type="float">
            <text:p>28313252,62</text:p>
          </table:table-cell>
          <table:table-cell office:value-type="float" office:value="30344881.19" calcext:value-type="float">
            <text:p>30344881,19</text:p>
          </table:table-cell>
          <table:table-cell office:value-type="float" office:value="57727023.42" calcext:value-type="float">
            <text:p>57727023,42</text:p>
          </table:table-cell>
          <table:table-cell office:value-type="float" office:value="68112413.14" calcext:value-type="float">
            <text:p>68112413,14</text:p>
          </table:table-cell>
          <table:table-cell office:value-type="float" office:value="42488564.18" calcext:value-type="float">
            <text:p>42488564,18</text:p>
          </table:table-cell>
          <table:table-cell office:value-type="float" office:value="57483509.09" calcext:value-type="float">
            <text:p>57483509,09</text:p>
          </table:table-cell>
          <table:table-cell office:value-type="float" office:value="17069557.51" calcext:value-type="float">
            <text:p>17069557,51</text:p>
          </table:table-cell>
          <table:table-cell office:value-type="float" office:value="13287860.28" calcext:value-type="float">
            <text:p>13287860,28</text:p>
          </table:table-cell>
          <table:table-cell office:value-type="float" office:value="7656873.069" calcext:value-type="float">
            <text:p>7656873,069</text:p>
          </table:table-cell>
          <table:table-cell office:value-type="float" office:value="38569165.53" calcext:value-type="float">
            <text:p>38569165,53</text:p>
          </table:table-cell>
          <table:table-cell office:value-type="float" office:value="1647343.261" calcext:value-type="float">
            <text:p>1647343,26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53335.1775" calcext:value-type="float">
            <text:p>453335,1775</text:p>
          </table:table-cell>
          <table:table-cell office:value-type="float" office:value="28939837.31" calcext:value-type="float">
            <text:p>28939837,31</text:p>
          </table:table-cell>
          <table:table-cell office:value-type="float" office:value="31072829.06" calcext:value-type="float">
            <text:p>31072829,06</text:p>
          </table:table-cell>
          <table:table-cell office:value-type="float" office:value="24759266.44" calcext:value-type="float">
            <text:p>24759266,44</text:p>
          </table:table-cell>
          <table:table-cell office:value-type="float" office:value="30638108.27" calcext:value-type="float">
            <text:p>30638108,27</text:p>
          </table:table-cell>
          <table:table-cell office:value-type="float" office:value="21661355.86" calcext:value-type="float">
            <text:p>21661355,86</text:p>
          </table:table-cell>
          <table:table-cell office:value-type="float" office:value="72884883.7" calcext:value-type="float">
            <text:p>72884883,7</text:p>
          </table:table-cell>
          <table:table-cell office:value-type="float" office:value="27121548.52" calcext:value-type="float">
            <text:p>27121548,52</text:p>
          </table:table-cell>
          <table:table-cell office:value-type="float" office:value="69087640.87" calcext:value-type="float">
            <text:p>69087640,87</text:p>
          </table:table-cell>
          <table:table-cell office:value-type="float" office:value="25840089.7" calcext:value-type="float">
            <text:p>25840089,7</text:p>
          </table:table-cell>
          <table:table-cell office:value-type="float" office:value="47634825.79" calcext:value-type="float">
            <text:p>47634825,79</text:p>
          </table:table-cell>
          <table:table-cell office:value-type="float" office:value="57777570.28" calcext:value-type="float">
            <text:p>57777570,28</text:p>
          </table:table-cell>
          <table:table-cell office:value-type="float" office:value="51869893.01" calcext:value-type="float">
            <text:p>51869893,01</text:p>
          </table:table-cell>
          <table:table-cell office:value-type="float" office:value="57426246.23" calcext:value-type="float">
            <text:p>57426246,23</text:p>
          </table:table-cell>
          <table:table-cell office:value-type="float" office:value="30982957.98" calcext:value-type="float">
            <text:p>30982957,98</text:p>
          </table:table-cell>
          <table:table-cell office:value-type="float" office:value="30850963.03" calcext:value-type="float">
            <text:p>30850963,03</text:p>
          </table:table-cell>
          <table:table-cell office:value-type="float" office:value="38762016.48" calcext:value-type="float">
            <text:p>38762016,48</text:p>
          </table:table-cell>
          <table:table-cell office:value-type="float" office:value="55490959.23" calcext:value-type="float">
            <text:p>55490959,23</text:p>
          </table:table-cell>
          <table:table-cell office:value-type="float" office:value="27769098.45" calcext:value-type="float">
            <text:p>27769098,45</text:p>
          </table:table-cell>
          <table:table-cell office:value-type="float" office:value="36582595.15" calcext:value-type="float">
            <text:p>36582595,15</text:p>
          </table:table-cell>
          <table:table-cell office:value-type="float" office:value="47543301.06" calcext:value-type="float">
            <text:p>47543301,06</text:p>
          </table:table-cell>
          <table:table-cell office:value-type="float" office:value="48401088.37" calcext:value-type="float">
            <text:p>48401088,37</text:p>
          </table:table-cell>
          <table:table-cell office:value-type="float" office:value="8464985.685" calcext:value-type="float">
            <text:p>8464985,685</text:p>
          </table:table-cell>
          <table:table-cell office:value-type="float" office:value="19348884.8" calcext:value-type="float">
            <text:p>19348884,8</text:p>
          </table:table-cell>
          <table:table-cell office:value-type="float" office:value="23203060.57" calcext:value-type="float">
            <text:p>23203060,57</text:p>
          </table:table-cell>
          <table:table-cell office:value-type="float" office:value="115873794.7" calcext:value-type="float">
            <text:p>115873794,7</text:p>
          </table:table-cell>
          <table:table-cell office:value-type="float" office:value="27053538.62" calcext:value-type="float">
            <text:p>27053538,62</text:p>
          </table:table-cell>
          <table:table-cell office:value-type="float" office:value="14452578.58" calcext:value-type="float">
            <text:p>14452578,58</text:p>
          </table:table-cell>
          <table:table-cell office:value-type="float" office:value="33340743.44" calcext:value-type="float">
            <text:p>33340743,44</text:p>
          </table:table-cell>
          <table:table-cell office:value-type="float" office:value="21511796.23" calcext:value-type="float">
            <text:p>21511796,23</text:p>
          </table:table-cell>
          <table:table-cell office:value-type="float" office:value="16125026.06" calcext:value-type="float">
            <text:p>16125026,06</text:p>
          </table:table-cell>
          <table:table-cell office:value-type="float" office:value="35941514.65" calcext:value-type="float">
            <text:p>35941514,65</text:p>
          </table:table-cell>
          <table:table-cell office:value-type="float" office:value="32033500.17" calcext:value-type="float">
            <text:p>32033500,17</text:p>
          </table:table-cell>
          <table:table-cell office:value-type="float" office:value="7954940.271" calcext:value-type="float">
            <text:p>7954940,271</text:p>
          </table:table-cell>
          <table:table-cell office:value-type="float" office:value="46276677.8" calcext:value-type="float">
            <text:p>46276677,8</text:p>
          </table:table-cell>
          <table:table-cell office:value-type="float" office:value="85928726.49" calcext:value-type="float">
            <text:p>85928726,49</text:p>
          </table:table-cell>
          <table:table-cell office:value-type="float" office:value="68603979.85" calcext:value-type="float">
            <text:p>68603979,85</text:p>
          </table:table-cell>
          <table:table-cell office:value-type="float" office:value="800405.6704" calcext:value-type="float">
            <text:p>800405,6704</text:p>
          </table:table-cell>
          <table:table-cell office:value-type="float" office:value="25067803.65" calcext:value-type="float">
            <text:p>25067803,65</text:p>
          </table:table-cell>
          <table:table-cell office:value-type="float" office:value="29045081.42" calcext:value-type="float">
            <text:p>29045081,42</text:p>
          </table:table-cell>
          <table:table-cell office:value-type="float" office:value="44408868.84" calcext:value-type="float">
            <text:p>44408868,84</text:p>
          </table:table-cell>
          <table:table-cell office:value-type="float" office:value="0" calcext:value-type="float">
            <text:p>0</text:p>
          </table:table-cell>
          <table:table-cell office:value-type="float" office:value="59113291.63" calcext:value-type="float">
            <text:p>59113291,63</text:p>
          </table:table-cell>
          <table:table-cell office:value-type="float" office:value="27349604.79" calcext:value-type="float">
            <text:p>27349604,79</text:p>
          </table:table-cell>
          <table:table-cell office:value-type="float" office:value="42246857.36" calcext:value-type="float">
            <text:p>42246857,36</text:p>
          </table:table-cell>
          <table:table-cell office:value-type="float" office:value="63401675.35" calcext:value-type="float">
            <text:p>63401675,35</text:p>
          </table:table-cell>
          <table:table-cell office:value-type="float" office:value="88409066.06" calcext:value-type="float">
            <text:p>88409066,06</text:p>
          </table:table-cell>
          <table:table-cell office:value-type="float" office:value="53993108.67" calcext:value-type="float">
            <text:p>53993108,67</text:p>
          </table:table-cell>
          <table:table-cell office:value-type="float" office:value="66109276.93" calcext:value-type="float">
            <text:p>66109276,93</text:p>
          </table:table-cell>
          <table:table-cell office:value-type="float" office:value="29356962.33" calcext:value-type="float">
            <text:p>29356962,33</text:p>
          </table:table-cell>
          <table:table-cell office:value-type="float" office:value="22887491.27" calcext:value-type="float">
            <text:p>22887491,27</text:p>
          </table:table-cell>
          <table:table-cell office:value-type="float" office:value="8020059.682" calcext:value-type="float">
            <text:p>8020059,682</text:p>
          </table:table-cell>
          <table:table-cell office:value-type="float" office:value="44352173.79" calcext:value-type="float">
            <text:p>44352173,79</text:p>
          </table:table-cell>
          <table:table-cell office:value-type="float" office:value="3582064.917" calcext:value-type="float">
            <text:p>3582064,91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797994.462" calcext:value-type="float">
            <text:p>2797994,462</text:p>
          </table:table-cell>
          <table:table-cell office:value-type="float" office:value="33915416.74" calcext:value-type="float">
            <text:p>33915416,74</text:p>
          </table:table-cell>
          <table:table-cell office:value-type="float" office:value="36045052.87" calcext:value-type="float">
            <text:p>36045052,87</text:p>
          </table:table-cell>
          <table:table-cell office:value-type="float" office:value="44510437.64" calcext:value-type="float">
            <text:p>44510437,64</text:p>
          </table:table-cell>
          <table:table-cell office:value-type="float" office:value="35615356.29" calcext:value-type="float">
            <text:p>35615356,29</text:p>
          </table:table-cell>
          <table:table-cell office:value-type="float" office:value="32947242.73" calcext:value-type="float">
            <text:p>32947242,73</text:p>
          </table:table-cell>
          <table:table-cell office:value-type="float" office:value="75083612.15" calcext:value-type="float">
            <text:p>75083612,15</text:p>
          </table:table-cell>
          <table:table-cell office:value-type="float" office:value="35108001.95" calcext:value-type="float">
            <text:p>35108001,95</text:p>
          </table:table-cell>
          <table:table-cell office:value-type="float" office:value="61392253.64" calcext:value-type="float">
            <text:p>61392253,64</text:p>
          </table:table-cell>
          <table:table-cell office:value-type="float" office:value="23236890.92" calcext:value-type="float">
            <text:p>23236890,92</text:p>
          </table:table-cell>
          <table:table-cell office:value-type="float" office:value="46746473.39" calcext:value-type="float">
            <text:p>46746473,39</text:p>
          </table:table-cell>
          <table:table-cell office:value-type="float" office:value="66030645.86" calcext:value-type="float">
            <text:p>66030645,86</text:p>
          </table:table-cell>
          <table:table-cell office:value-type="float" office:value="68292885.66" calcext:value-type="float">
            <text:p>68292885,66</text:p>
          </table:table-cell>
          <table:table-cell office:value-type="float" office:value="72514786.89" calcext:value-type="float">
            <text:p>72514786,89</text:p>
          </table:table-cell>
          <table:table-cell office:value-type="float" office:value="38058122.41" calcext:value-type="float">
            <text:p>38058122,41</text:p>
          </table:table-cell>
          <table:table-cell office:value-type="float" office:value="46688217.09" calcext:value-type="float">
            <text:p>46688217,09</text:p>
          </table:table-cell>
          <table:table-cell office:value-type="float" office:value="50549065.25" calcext:value-type="float">
            <text:p>50549065,25</text:p>
          </table:table-cell>
          <table:table-cell office:value-type="float" office:value="74819601.56" calcext:value-type="float">
            <text:p>74819601,56</text:p>
          </table:table-cell>
          <table:table-cell office:value-type="float" office:value="31391762.23" calcext:value-type="float">
            <text:p>31391762,23</text:p>
          </table:table-cell>
          <table:table-cell office:value-type="float" office:value="41411685.48" calcext:value-type="float">
            <text:p>41411685,48</text:p>
          </table:table-cell>
          <table:table-cell office:value-type="float" office:value="58191366.86" calcext:value-type="float">
            <text:p>58191366,86</text:p>
          </table:table-cell>
          <table:table-cell office:value-type="float" office:value="55877211.91" calcext:value-type="float">
            <text:p>55877211,91</text:p>
          </table:table-cell>
          <table:table-cell office:value-type="float" office:value="14027544.21" calcext:value-type="float">
            <text:p>14027544,21</text:p>
          </table:table-cell>
          <table:table-cell office:value-type="float" office:value="25933851.27" calcext:value-type="float">
            <text:p>25933851,27</text:p>
          </table:table-cell>
          <table:table-cell office:value-type="float" office:value="23541903.28" calcext:value-type="float">
            <text:p>23541903,28</text:p>
          </table:table-cell>
          <table:table-cell office:value-type="float" office:value="138406244.7" calcext:value-type="float">
            <text:p>138406244,7</text:p>
          </table:table-cell>
          <table:table-cell office:value-type="float" office:value="34395635.33" calcext:value-type="float">
            <text:p>34395635,33</text:p>
          </table:table-cell>
          <table:table-cell office:value-type="float" office:value="19330599.2" calcext:value-type="float">
            <text:p>19330599,2</text:p>
          </table:table-cell>
          <table:table-cell office:value-type="float" office:value="35620680.3" calcext:value-type="float">
            <text:p>35620680,3</text:p>
          </table:table-cell>
          <table:table-cell office:value-type="float" office:value="24803770.14" calcext:value-type="float">
            <text:p>24803770,14</text:p>
          </table:table-cell>
          <table:table-cell office:value-type="float" office:value="24464605.06" calcext:value-type="float">
            <text:p>24464605,06</text:p>
          </table:table-cell>
          <table:table-cell office:value-type="float" office:value="42245198.1" calcext:value-type="float">
            <text:p>42245198,1</text:p>
          </table:table-cell>
          <table:table-cell office:value-type="float" office:value="39689250.96" calcext:value-type="float">
            <text:p>39689250,96</text:p>
          </table:table-cell>
          <table:table-cell office:value-type="float" office:value="8304332.058" calcext:value-type="float">
            <text:p>8304332,058</text:p>
          </table:table-cell>
          <table:table-cell office:value-type="float" office:value="35972018.45" calcext:value-type="float">
            <text:p>35972018,45</text:p>
          </table:table-cell>
          <table:table-cell office:value-type="float" office:value="88923621.97" calcext:value-type="float">
            <text:p>88923621,97</text:p>
          </table:table-cell>
          <table:table-cell office:value-type="float" office:value="86797998.26" calcext:value-type="float">
            <text:p>86797998,26</text:p>
          </table:table-cell>
          <table:table-cell office:value-type="float" office:value="1221310.042" calcext:value-type="float">
            <text:p>1221310,042</text:p>
          </table:table-cell>
          <table:table-cell office:value-type="float" office:value="25106802.71" calcext:value-type="float">
            <text:p>25106802,71</text:p>
          </table:table-cell>
          <table:table-cell office:value-type="float" office:value="32879589.03" calcext:value-type="float">
            <text:p>32879589,03</text:p>
          </table:table-cell>
          <table:table-cell office:value-type="float" office:value="60108069.92" calcext:value-type="float">
            <text:p>60108069,92</text:p>
          </table:table-cell>
          <table:table-cell office:value-type="float" office:value="611156.7919" calcext:value-type="float">
            <text:p>611156,7919</text:p>
          </table:table-cell>
          <table:table-cell office:value-type="float" office:value="36643379.41" calcext:value-type="float">
            <text:p>36643379,41</text:p>
          </table:table-cell>
          <table:table-cell office:value-type="float" office:value="31732237.39" calcext:value-type="float">
            <text:p>31732237,39</text:p>
          </table:table-cell>
          <table:table-cell office:value-type="float" office:value="46728153.83" calcext:value-type="float">
            <text:p>46728153,83</text:p>
          </table:table-cell>
          <table:table-cell office:value-type="float" office:value="70319894.61" calcext:value-type="float">
            <text:p>70319894,61</text:p>
          </table:table-cell>
          <table:table-cell office:value-type="float" office:value="107496591.1" calcext:value-type="float">
            <text:p>107496591,1</text:p>
          </table:table-cell>
          <table:table-cell office:value-type="float" office:value="66864950.83" calcext:value-type="float">
            <text:p>66864950,83</text:p>
          </table:table-cell>
          <table:table-cell office:value-type="float" office:value="73258122.56" calcext:value-type="float">
            <text:p>73258122,56</text:p>
          </table:table-cell>
          <table:table-cell office:value-type="float" office:value="36265759.42" calcext:value-type="float">
            <text:p>36265759,42</text:p>
          </table:table-cell>
          <table:table-cell office:value-type="float" office:value="41060948.41" calcext:value-type="float">
            <text:p>41060948,41</text:p>
          </table:table-cell>
          <table:table-cell office:value-type="float" office:value="7898135.19" calcext:value-type="float">
            <text:p>7898135,19</text:p>
          </table:table-cell>
          <table:table-cell office:value-type="float" office:value="67577002.74" calcext:value-type="float">
            <text:p>67577002,74</text:p>
          </table:table-cell>
          <table:table-cell office:value-type="float" office:value="5409083.102" calcext:value-type="float">
            <text:p>5409083,10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236194.237" calcext:value-type="float">
            <text:p>4236194,237</text:p>
          </table:table-cell>
          <table:table-cell office:value-type="float" office:value="44190380.58" calcext:value-type="float">
            <text:p>44190380,58</text:p>
          </table:table-cell>
          <table:table-cell office:value-type="float" office:value="47250345.47" calcext:value-type="float">
            <text:p>47250345,47</text:p>
          </table:table-cell>
          <table:table-cell office:value-type="float" office:value="43356076.03" calcext:value-type="float">
            <text:p>43356076,03</text:p>
          </table:table-cell>
          <table:table-cell office:value-type="float" office:value="28026610.38" calcext:value-type="float">
            <text:p>28026610,38</text:p>
          </table:table-cell>
          <table:table-cell office:value-type="float" office:value="55547630" calcext:value-type="float">
            <text:p>55547630</text:p>
          </table:table-cell>
          <table:table-cell office:value-type="float" office:value="88175134.39" calcext:value-type="float">
            <text:p>88175134,39</text:p>
          </table:table-cell>
          <table:table-cell office:value-type="float" office:value="41744136.14" calcext:value-type="float">
            <text:p>41744136,14</text:p>
          </table:table-cell>
          <table:table-cell office:value-type="float" office:value="58345338.71" calcext:value-type="float">
            <text:p>58345338,71</text:p>
          </table:table-cell>
          <table:table-cell office:value-type="float" office:value="26017477.48" calcext:value-type="float">
            <text:p>26017477,48</text:p>
          </table:table-cell>
          <table:table-cell office:value-type="float" office:value="46806477.76" calcext:value-type="float">
            <text:p>46806477,76</text:p>
          </table:table-cell>
          <table:table-cell office:value-type="float" office:value="50323425.62" calcext:value-type="float">
            <text:p>50323425,62</text:p>
          </table:table-cell>
          <table:table-cell office:value-type="float" office:value="72320678.07" calcext:value-type="float">
            <text:p>72320678,07</text:p>
          </table:table-cell>
          <table:table-cell office:value-type="float" office:value="66753997.27" calcext:value-type="float">
            <text:p>66753997,27</text:p>
          </table:table-cell>
          <table:table-cell office:value-type="float" office:value="39659910.57" calcext:value-type="float">
            <text:p>39659910,57</text:p>
          </table:table-cell>
          <table:table-cell office:value-type="float" office:value="57278971.57" calcext:value-type="float">
            <text:p>57278971,57</text:p>
          </table:table-cell>
          <table:table-cell office:value-type="float" office:value="53536665.07" calcext:value-type="float">
            <text:p>53536665,07</text:p>
          </table:table-cell>
          <table:table-cell office:value-type="float" office:value="75970153.79" calcext:value-type="float">
            <text:p>75970153,79</text:p>
          </table:table-cell>
          <table:table-cell office:value-type="float" office:value="39301741.68" calcext:value-type="float">
            <text:p>39301741,68</text:p>
          </table:table-cell>
          <table:table-cell office:value-type="float" office:value="45255806.59" calcext:value-type="float">
            <text:p>45255806,59</text:p>
          </table:table-cell>
          <table:table-cell office:value-type="float" office:value="74301927.46" calcext:value-type="float">
            <text:p>74301927,46</text:p>
          </table:table-cell>
          <table:table-cell office:value-type="float" office:value="52745196.04" calcext:value-type="float">
            <text:p>52745196,04</text:p>
          </table:table-cell>
          <table:table-cell office:value-type="float" office:value="32104080.72" calcext:value-type="float">
            <text:p>32104080,72</text:p>
          </table:table-cell>
          <table:table-cell office:value-type="float" office:value="28122323.43" calcext:value-type="float">
            <text:p>28122323,43</text:p>
          </table:table-cell>
          <table:table-cell office:value-type="float" office:value="23910135.5" calcext:value-type="float">
            <text:p>23910135,5</text:p>
          </table:table-cell>
          <table:table-cell office:value-type="float" office:value="157543252.4" calcext:value-type="float">
            <text:p>157543252,4</text:p>
          </table:table-cell>
          <table:table-cell office:value-type="float" office:value="42323813.22" calcext:value-type="float">
            <text:p>42323813,22</text:p>
          </table:table-cell>
          <table:table-cell office:value-type="float" office:value="31639127.42" calcext:value-type="float">
            <text:p>31639127,42</text:p>
          </table:table-cell>
          <table:table-cell office:value-type="float" office:value="29194564.91" calcext:value-type="float">
            <text:p>29194564,91</text:p>
          </table:table-cell>
          <table:table-cell office:value-type="float" office:value="22247780.61" calcext:value-type="float">
            <text:p>22247780,61</text:p>
          </table:table-cell>
          <table:table-cell office:value-type="float" office:value="29630497.36" calcext:value-type="float">
            <text:p>29630497,36</text:p>
          </table:table-cell>
          <table:table-cell office:value-type="float" office:value="37717981.59" calcext:value-type="float">
            <text:p>37717981,59</text:p>
          </table:table-cell>
          <table:table-cell office:value-type="float" office:value="60994939.24" calcext:value-type="float">
            <text:p>60994939,24</text:p>
          </table:table-cell>
          <table:table-cell office:value-type="float" office:value="24867669.72" calcext:value-type="float">
            <text:p>24867669,72</text:p>
          </table:table-cell>
          <table:table-cell office:value-type="float" office:value="50707438.07" calcext:value-type="float">
            <text:p>50707438,07</text:p>
          </table:table-cell>
          <table:table-cell office:value-type="float" office:value="84647429.96" calcext:value-type="float">
            <text:p>84647429,96</text:p>
          </table:table-cell>
          <table:table-cell office:value-type="float" office:value="80247830.4" calcext:value-type="float">
            <text:p>80247830,4</text:p>
          </table:table-cell>
          <table:table-cell office:value-type="float" office:value="4845013.793" calcext:value-type="float">
            <text:p>4845013,793</text:p>
          </table:table-cell>
          <table:table-cell office:value-type="float" office:value="36180673.64" calcext:value-type="float">
            <text:p>36180673,64</text:p>
          </table:table-cell>
          <table:table-cell office:value-type="float" office:value="40452016.4" calcext:value-type="float">
            <text:p>40452016,4</text:p>
          </table:table-cell>
          <table:table-cell office:value-type="float" office:value="69504397.32" calcext:value-type="float">
            <text:p>69504397,32</text:p>
          </table:table-cell>
          <table:table-cell office:value-type="float" office:value="1840292.696" calcext:value-type="float">
            <text:p>1840292,696</text:p>
          </table:table-cell>
          <table:table-cell office:value-type="float" office:value="34788729.58" calcext:value-type="float">
            <text:p>34788729,58</text:p>
          </table:table-cell>
          <table:table-cell office:value-type="float" office:value="42654035.36" calcext:value-type="float">
            <text:p>42654035,36</text:p>
          </table:table-cell>
          <table:table-cell office:value-type="float" office:value="49762583.86" calcext:value-type="float">
            <text:p>49762583,86</text:p>
          </table:table-cell>
          <table:table-cell office:value-type="float" office:value="60362712.59" calcext:value-type="float">
            <text:p>60362712,59</text:p>
          </table:table-cell>
          <table:table-cell office:value-type="float" office:value="108642894.9" calcext:value-type="float">
            <text:p>108642894,9</text:p>
          </table:table-cell>
          <table:table-cell office:value-type="float" office:value="81202489.92" calcext:value-type="float">
            <text:p>81202489,92</text:p>
          </table:table-cell>
          <table:table-cell office:value-type="float" office:value="67996013.48" calcext:value-type="float">
            <text:p>67996013,48</text:p>
          </table:table-cell>
          <table:table-cell office:value-type="float" office:value="38545429.93" calcext:value-type="float">
            <text:p>38545429,93</text:p>
          </table:table-cell>
          <table:table-cell office:value-type="float" office:value="43256979.76" calcext:value-type="float">
            <text:p>43256979,76</text:p>
          </table:table-cell>
          <table:table-cell office:value-type="float" office:value="9000185.766" calcext:value-type="float">
            <text:p>9000185,766</text:p>
          </table:table-cell>
          <table:table-cell office:value-type="float" office:value="95383092.3" calcext:value-type="float">
            <text:p>95383092,3</text:p>
          </table:table-cell>
          <table:table-cell office:value-type="float" office:value="4990575.832" calcext:value-type="float">
            <text:p>4990575,83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892655.57" calcext:value-type="float">
            <text:p>13892655,57</text:p>
          </table:table-cell>
          <table:table-cell office:value-type="float" office:value="56445843.29" calcext:value-type="float">
            <text:p>56445843,29</text:p>
          </table:table-cell>
          <table:table-cell office:value-type="float" office:value="57553602.08" calcext:value-type="float">
            <text:p>57553602,08</text:p>
          </table:table-cell>
          <table:table-cell office:value-type="float" office:value="45182404.96" calcext:value-type="float">
            <text:p>45182404,96</text:p>
          </table:table-cell>
          <table:table-cell office:value-type="float" office:value="26357174.1" calcext:value-type="float">
            <text:p>26357174,1</text:p>
          </table:table-cell>
          <table:table-cell office:value-type="float" office:value="61208509.69" calcext:value-type="float">
            <text:p>61208509,69</text:p>
          </table:table-cell>
          <table:table-cell office:value-type="float" office:value="82450989.72" calcext:value-type="float">
            <text:p>82450989,72</text:p>
          </table:table-cell>
          <table:table-cell office:value-type="float" office:value="48015433.48" calcext:value-type="float">
            <text:p>48015433,48</text:p>
          </table:table-cell>
          <table:table-cell office:value-type="float" office:value="54384013.23" calcext:value-type="float">
            <text:p>54384013,23</text:p>
          </table:table-cell>
          <table:table-cell office:value-type="float" office:value="33949552.89" calcext:value-type="float">
            <text:p>33949552,89</text:p>
          </table:table-cell>
          <table:table-cell office:value-type="float" office:value="61957181.93" calcext:value-type="float">
            <text:p>61957181,93</text:p>
          </table:table-cell>
          <table:table-cell office:value-type="float" office:value="57693859.76" calcext:value-type="float">
            <text:p>57693859,76</text:p>
          </table:table-cell>
          <table:table-cell office:value-type="float" office:value="80777132.84" calcext:value-type="float">
            <text:p>80777132,84</text:p>
          </table:table-cell>
          <table:table-cell office:value-type="float" office:value="68435598.53" calcext:value-type="float">
            <text:p>68435598,53</text:p>
          </table:table-cell>
          <table:table-cell office:value-type="float" office:value="49169122.38" calcext:value-type="float">
            <text:p>49169122,38</text:p>
          </table:table-cell>
          <table:table-cell office:value-type="float" office:value="77828550.87" calcext:value-type="float">
            <text:p>77828550,87</text:p>
          </table:table-cell>
          <table:table-cell office:value-type="float" office:value="56883356.21" calcext:value-type="float">
            <text:p>56883356,21</text:p>
          </table:table-cell>
          <table:table-cell office:value-type="float" office:value="81698223.19" calcext:value-type="float">
            <text:p>81698223,19</text:p>
          </table:table-cell>
          <table:table-cell office:value-type="float" office:value="50509698.6" calcext:value-type="float">
            <text:p>50509698,6</text:p>
          </table:table-cell>
          <table:table-cell office:value-type="float" office:value="45449267.73" calcext:value-type="float">
            <text:p>45449267,73</text:p>
          </table:table-cell>
          <table:table-cell office:value-type="float" office:value="60871948.08" calcext:value-type="float">
            <text:p>60871948,08</text:p>
          </table:table-cell>
          <table:table-cell office:value-type="float" office:value="40019311.91" calcext:value-type="float">
            <text:p>40019311,91</text:p>
          </table:table-cell>
          <table:table-cell office:value-type="float" office:value="36777824.4" calcext:value-type="float">
            <text:p>36777824,4</text:p>
          </table:table-cell>
          <table:table-cell office:value-type="float" office:value="34239308.84" calcext:value-type="float">
            <text:p>34239308,84</text:p>
          </table:table-cell>
          <table:table-cell office:value-type="float" office:value="31215404.72" calcext:value-type="float">
            <text:p>31215404,72</text:p>
          </table:table-cell>
          <table:table-cell office:value-type="float" office:value="163835827" calcext:value-type="float">
            <text:p>163835827</text:p>
          </table:table-cell>
          <table:table-cell office:value-type="float" office:value="39872123.08" calcext:value-type="float">
            <text:p>39872123,08</text:p>
          </table:table-cell>
          <table:table-cell office:value-type="float" office:value="32521441.34" calcext:value-type="float">
            <text:p>32521441,34</text:p>
          </table:table-cell>
          <table:table-cell office:value-type="float" office:value="33120189.84" calcext:value-type="float">
            <text:p>33120189,84</text:p>
          </table:table-cell>
          <table:table-cell office:value-type="float" office:value="29652604.16" calcext:value-type="float">
            <text:p>29652604,16</text:p>
          </table:table-cell>
          <table:table-cell office:value-type="float" office:value="38462494.42" calcext:value-type="float">
            <text:p>38462494,42</text:p>
          </table:table-cell>
          <table:table-cell office:value-type="float" office:value="43636540.44" calcext:value-type="float">
            <text:p>43636540,44</text:p>
          </table:table-cell>
          <table:table-cell office:value-type="float" office:value="87516995.62" calcext:value-type="float">
            <text:p>87516995,62</text:p>
          </table:table-cell>
          <table:table-cell office:value-type="float" office:value="34888738.75" calcext:value-type="float">
            <text:p>34888738,75</text:p>
          </table:table-cell>
          <table:table-cell office:value-type="float" office:value="67829110.65" calcext:value-type="float">
            <text:p>67829110,65</text:p>
          </table:table-cell>
          <table:table-cell office:value-type="float" office:value="95539447.81" calcext:value-type="float">
            <text:p>95539447,81</text:p>
          </table:table-cell>
          <table:table-cell office:value-type="float" office:value="87590050.57" calcext:value-type="float">
            <text:p>87590050,57</text:p>
          </table:table-cell>
          <table:table-cell office:value-type="float" office:value="5907437.694" calcext:value-type="float">
            <text:p>5907437,694</text:p>
          </table:table-cell>
          <table:table-cell office:value-type="float" office:value="38736287.42" calcext:value-type="float">
            <text:p>38736287,42</text:p>
          </table:table-cell>
          <table:table-cell office:value-type="float" office:value="52061495.78" calcext:value-type="float">
            <text:p>52061495,78</text:p>
          </table:table-cell>
          <table:table-cell office:value-type="float" office:value="72132271.32" calcext:value-type="float">
            <text:p>72132271,32</text:p>
          </table:table-cell>
          <table:table-cell office:value-type="float" office:value="1628518.792" calcext:value-type="float">
            <text:p>1628518,792</text:p>
          </table:table-cell>
          <table:table-cell office:value-type="float" office:value="44339368.4" calcext:value-type="float">
            <text:p>44339368,4</text:p>
          </table:table-cell>
          <table:table-cell office:value-type="float" office:value="57385648.57" calcext:value-type="float">
            <text:p>57385648,57</text:p>
          </table:table-cell>
          <table:table-cell office:value-type="float" office:value="56898391.08" calcext:value-type="float">
            <text:p>56898391,08</text:p>
          </table:table-cell>
          <table:table-cell office:value-type="float" office:value="63961235.67" calcext:value-type="float">
            <text:p>63961235,67</text:p>
          </table:table-cell>
          <table:table-cell office:value-type="float" office:value="121398433.3" calcext:value-type="float">
            <text:p>121398433,3</text:p>
          </table:table-cell>
          <table:table-cell office:value-type="float" office:value="82173835.39" calcext:value-type="float">
            <text:p>82173835,39</text:p>
          </table:table-cell>
          <table:table-cell office:value-type="float" office:value="51990582.49" calcext:value-type="float">
            <text:p>51990582,49</text:p>
          </table:table-cell>
          <table:table-cell office:value-type="float" office:value="40074788.78" calcext:value-type="float">
            <text:p>40074788,78</text:p>
          </table:table-cell>
          <table:table-cell office:value-type="float" office:value="42906350.28" calcext:value-type="float">
            <text:p>42906350,28</text:p>
          </table:table-cell>
          <table:table-cell office:value-type="float" office:value="8488456.418" calcext:value-type="float">
            <text:p>8488456,418</text:p>
          </table:table-cell>
          <table:table-cell office:value-type="float" office:value="107676534.2" calcext:value-type="float">
            <text:p>107676534,2</text:p>
          </table:table-cell>
          <table:table-cell office:value-type="float" office:value="12056833.52" calcext:value-type="float">
            <text:p>12056833,5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9213444.93" calcext:value-type="float">
            <text:p>49213444,93</text:p>
          </table:table-cell>
          <table:table-cell office:value-type="float" office:value="143325530.2" calcext:value-type="float">
            <text:p>143325530,2</text:p>
          </table:table-cell>
          <table:table-cell office:value-type="float" office:value="146893034.3" calcext:value-type="float">
            <text:p>146893034,3</text:p>
          </table:table-cell>
          <table:table-cell office:value-type="float" office:value="152980032.2" calcext:value-type="float">
            <text:p>152980032,2</text:p>
          </table:table-cell>
          <table:table-cell office:value-type="float" office:value="102032180.2" calcext:value-type="float">
            <text:p>102032180,2</text:p>
          </table:table-cell>
          <table:table-cell office:value-type="float" office:value="176089834.9" calcext:value-type="float">
            <text:p>176089834,9</text:p>
          </table:table-cell>
          <table:table-cell office:value-type="float" office:value="200042156.4" calcext:value-type="float">
            <text:p>200042156,4</text:p>
          </table:table-cell>
          <table:table-cell office:value-type="float" office:value="121577541" calcext:value-type="float">
            <text:p>121577541</text:p>
          </table:table-cell>
          <table:table-cell office:value-type="float" office:value="180113794.3" calcext:value-type="float">
            <text:p>180113794,3</text:p>
          </table:table-cell>
          <table:table-cell office:value-type="float" office:value="125640548.9" calcext:value-type="float">
            <text:p>125640548,9</text:p>
          </table:table-cell>
          <table:table-cell office:value-type="float" office:value="198992590.9" calcext:value-type="float">
            <text:p>198992590,9</text:p>
          </table:table-cell>
          <table:table-cell office:value-type="float" office:value="142535934.1" calcext:value-type="float">
            <text:p>142535934,1</text:p>
          </table:table-cell>
          <table:table-cell office:value-type="float" office:value="205129449.7" calcext:value-type="float">
            <text:p>205129449,7</text:p>
          </table:table-cell>
          <table:table-cell office:value-type="float" office:value="197474734.5" calcext:value-type="float">
            <text:p>197474734,5</text:p>
          </table:table-cell>
          <table:table-cell office:value-type="float" office:value="155643098.2" calcext:value-type="float">
            <text:p>155643098,2</text:p>
          </table:table-cell>
          <table:table-cell office:value-type="float" office:value="211509635.5" calcext:value-type="float">
            <text:p>211509635,5</text:p>
          </table:table-cell>
          <table:table-cell office:value-type="float" office:value="197613807.2" calcext:value-type="float">
            <text:p>197613807,2</text:p>
          </table:table-cell>
          <table:table-cell office:value-type="float" office:value="296512642.3" calcext:value-type="float">
            <text:p>296512642,3</text:p>
          </table:table-cell>
          <table:table-cell office:value-type="float" office:value="164003127.9" calcext:value-type="float">
            <text:p>164003127,9</text:p>
          </table:table-cell>
          <table:table-cell office:value-type="float" office:value="162729039" calcext:value-type="float">
            <text:p>162729039</text:p>
          </table:table-cell>
          <table:table-cell office:value-type="float" office:value="189627347.6" calcext:value-type="float">
            <text:p>189627347,6</text:p>
          </table:table-cell>
          <table:table-cell office:value-type="float" office:value="112374675.8" calcext:value-type="float">
            <text:p>112374675,8</text:p>
          </table:table-cell>
          <table:table-cell office:value-type="float" office:value="119587982.3" calcext:value-type="float">
            <text:p>119587982,3</text:p>
          </table:table-cell>
          <table:table-cell office:value-type="float" office:value="89540440.05" calcext:value-type="float">
            <text:p>89540440,05</text:p>
          </table:table-cell>
          <table:table-cell office:value-type="float" office:value="120585278.1" calcext:value-type="float">
            <text:p>120585278,1</text:p>
          </table:table-cell>
          <table:table-cell office:value-type="float" office:value="385094325.2" calcext:value-type="float">
            <text:p>385094325,2</text:p>
          </table:table-cell>
          <table:table-cell office:value-type="float" office:value="149993769.4" calcext:value-type="float">
            <text:p>149993769,4</text:p>
          </table:table-cell>
          <table:table-cell office:value-type="float" office:value="101360831.2" calcext:value-type="float">
            <text:p>101360831,2</text:p>
          </table:table-cell>
          <table:table-cell office:value-type="float" office:value="136714298.5" calcext:value-type="float">
            <text:p>136714298,5</text:p>
          </table:table-cell>
          <table:table-cell office:value-type="float" office:value="117210736.4" calcext:value-type="float">
            <text:p>117210736,4</text:p>
          </table:table-cell>
          <table:table-cell office:value-type="float" office:value="137871095.9" calcext:value-type="float">
            <text:p>137871095,9</text:p>
          </table:table-cell>
          <table:table-cell office:value-type="float" office:value="121246939.5" calcext:value-type="float">
            <text:p>121246939,5</text:p>
          </table:table-cell>
          <table:table-cell office:value-type="float" office:value="234037055.4" calcext:value-type="float">
            <text:p>234037055,4</text:p>
          </table:table-cell>
          <table:table-cell office:value-type="float" office:value="98971888.66" calcext:value-type="float">
            <text:p>98971888,66</text:p>
          </table:table-cell>
          <table:table-cell office:value-type="float" office:value="252796143.5" calcext:value-type="float">
            <text:p>252796143,5</text:p>
          </table:table-cell>
          <table:table-cell office:value-type="float" office:value="252875128.2" calcext:value-type="float">
            <text:p>252875128,2</text:p>
          </table:table-cell>
          <table:table-cell office:value-type="float" office:value="287080013.7" calcext:value-type="float">
            <text:p>287080013,7</text:p>
          </table:table-cell>
          <table:table-cell office:value-type="float" office:value="20015425.92" calcext:value-type="float">
            <text:p>20015425,92</text:p>
          </table:table-cell>
          <table:table-cell office:value-type="float" office:value="126314298.7" calcext:value-type="float">
            <text:p>126314298,7</text:p>
          </table:table-cell>
          <table:table-cell office:value-type="float" office:value="147072225.8" calcext:value-type="float">
            <text:p>147072225,8</text:p>
          </table:table-cell>
          <table:table-cell office:value-type="float" office:value="212223463.6" calcext:value-type="float">
            <text:p>212223463,6</text:p>
          </table:table-cell>
          <table:table-cell office:value-type="float" office:value="11839812.44" calcext:value-type="float">
            <text:p>11839812,44</text:p>
          </table:table-cell>
          <table:table-cell office:value-type="float" office:value="154343158.5" calcext:value-type="float">
            <text:p>154343158,5</text:p>
          </table:table-cell>
          <table:table-cell office:value-type="float" office:value="132804172.2" calcext:value-type="float">
            <text:p>132804172,2</text:p>
          </table:table-cell>
          <table:table-cell office:value-type="float" office:value="210499069.9" calcext:value-type="float">
            <text:p>210499069,9</text:p>
          </table:table-cell>
          <table:table-cell office:value-type="float" office:value="188755912.5" calcext:value-type="float">
            <text:p>188755912,5</text:p>
          </table:table-cell>
          <table:table-cell office:value-type="float" office:value="323133422" calcext:value-type="float">
            <text:p>323133422</text:p>
          </table:table-cell>
          <table:table-cell office:value-type="float" office:value="260725909.5" calcext:value-type="float">
            <text:p>260725909,5</text:p>
          </table:table-cell>
          <table:table-cell office:value-type="float" office:value="156814094.7" calcext:value-type="float">
            <text:p>156814094,7</text:p>
          </table:table-cell>
          <table:table-cell office:value-type="float" office:value="109007060.3" calcext:value-type="float">
            <text:p>109007060,3</text:p>
          </table:table-cell>
          <table:table-cell office:value-type="float" office:value="117140946.1" calcext:value-type="float">
            <text:p>117140946,1</text:p>
          </table:table-cell>
          <table:table-cell office:value-type="float" office:value="36921400.76" calcext:value-type="float">
            <text:p>36921400,76</text:p>
          </table:table-cell>
          <table:table-cell office:value-type="float" office:value="248389236" calcext:value-type="float">
            <text:p>248389236</text:p>
          </table:table-cell>
          <table:table-cell office:value-type="float" office:value="86903437.84" calcext:value-type="float">
            <text:p>86903437,8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2025674.52" calcext:value-type="float">
            <text:p>72025674,52</text:p>
          </table:table-cell>
          <table:table-cell office:value-type="float" office:value="170946670.8" calcext:value-type="float">
            <text:p>170946670,8</text:p>
          </table:table-cell>
          <table:table-cell office:value-type="float" office:value="179009085.8" calcext:value-type="float">
            <text:p>179009085,8</text:p>
          </table:table-cell>
          <table:table-cell office:value-type="float" office:value="189179363.4" calcext:value-type="float">
            <text:p>189179363,4</text:p>
          </table:table-cell>
          <table:table-cell office:value-type="float" office:value="173881268.4" calcext:value-type="float">
            <text:p>173881268,4</text:p>
          </table:table-cell>
          <table:table-cell office:value-type="float" office:value="274471128.3" calcext:value-type="float">
            <text:p>274471128,3</text:p>
          </table:table-cell>
          <table:table-cell office:value-type="float" office:value="166566447.6" calcext:value-type="float">
            <text:p>166566447,6</text:p>
          </table:table-cell>
          <table:table-cell office:value-type="float" office:value="169679920.3" calcext:value-type="float">
            <text:p>169679920,3</text:p>
          </table:table-cell>
          <table:table-cell office:value-type="float" office:value="263973080.7" calcext:value-type="float">
            <text:p>263973080,7</text:p>
          </table:table-cell>
          <table:table-cell office:value-type="float" office:value="145397373.4" calcext:value-type="float">
            <text:p>145397373,4</text:p>
          </table:table-cell>
          <table:table-cell office:value-type="float" office:value="250397245" calcext:value-type="float">
            <text:p>250397245</text:p>
          </table:table-cell>
          <table:table-cell office:value-type="float" office:value="289414738.4" calcext:value-type="float">
            <text:p>289414738,4</text:p>
          </table:table-cell>
          <table:table-cell office:value-type="float" office:value="262018383" calcext:value-type="float">
            <text:p>262018383</text:p>
          </table:table-cell>
          <table:table-cell office:value-type="float" office:value="267501631.8" calcext:value-type="float">
            <text:p>267501631,8</text:p>
          </table:table-cell>
          <table:table-cell office:value-type="float" office:value="169241630.4" calcext:value-type="float">
            <text:p>169241630,4</text:p>
          </table:table-cell>
          <table:table-cell office:value-type="float" office:value="297536457" calcext:value-type="float">
            <text:p>297536457</text:p>
          </table:table-cell>
          <table:table-cell office:value-type="float" office:value="252280035.5" calcext:value-type="float">
            <text:p>252280035,5</text:p>
          </table:table-cell>
          <table:table-cell office:value-type="float" office:value="290697507.5" calcext:value-type="float">
            <text:p>290697507,5</text:p>
          </table:table-cell>
          <table:table-cell office:value-type="float" office:value="238417397.2" calcext:value-type="float">
            <text:p>238417397,2</text:p>
          </table:table-cell>
          <table:table-cell office:value-type="float" office:value="238182649.4" calcext:value-type="float">
            <text:p>238182649,4</text:p>
          </table:table-cell>
          <table:table-cell office:value-type="float" office:value="253839874.8" calcext:value-type="float">
            <text:p>253839874,8</text:p>
          </table:table-cell>
          <table:table-cell office:value-type="float" office:value="161947387.8" calcext:value-type="float">
            <text:p>161947387,8</text:p>
          </table:table-cell>
          <table:table-cell office:value-type="float" office:value="144221932.9" calcext:value-type="float">
            <text:p>144221932,9</text:p>
          </table:table-cell>
          <table:table-cell office:value-type="float" office:value="104332237.9" calcext:value-type="float">
            <text:p>104332237,9</text:p>
          </table:table-cell>
          <table:table-cell office:value-type="float" office:value="143958333.6" calcext:value-type="float">
            <text:p>143958333,6</text:p>
          </table:table-cell>
          <table:table-cell office:value-type="float" office:value="455902643.1" calcext:value-type="float">
            <text:p>455902643,1</text:p>
          </table:table-cell>
          <table:table-cell office:value-type="float" office:value="175982758.7" calcext:value-type="float">
            <text:p>175982758,7</text:p>
          </table:table-cell>
          <table:table-cell office:value-type="float" office:value="137789948.5" calcext:value-type="float">
            <text:p>137789948,5</text:p>
          </table:table-cell>
          <table:table-cell office:value-type="float" office:value="222732607.4" calcext:value-type="float">
            <text:p>222732607,4</text:p>
          </table:table-cell>
          <table:table-cell office:value-type="float" office:value="143085230.4" calcext:value-type="float">
            <text:p>143085230,4</text:p>
          </table:table-cell>
          <table:table-cell office:value-type="float" office:value="172520303.7" calcext:value-type="float">
            <text:p>172520303,7</text:p>
          </table:table-cell>
          <table:table-cell office:value-type="float" office:value="174088777.3" calcext:value-type="float">
            <text:p>174088777,3</text:p>
          </table:table-cell>
          <table:table-cell office:value-type="float" office:value="291299601.3" calcext:value-type="float">
            <text:p>291299601,3</text:p>
          </table:table-cell>
          <table:table-cell office:value-type="float" office:value="169181659" calcext:value-type="float">
            <text:p>169181659</text:p>
          </table:table-cell>
          <table:table-cell office:value-type="float" office:value="352933754.7" calcext:value-type="float">
            <text:p>352933754,7</text:p>
          </table:table-cell>
          <table:table-cell office:value-type="float" office:value="308744198.9" calcext:value-type="float">
            <text:p>308744198,9</text:p>
          </table:table-cell>
          <table:table-cell office:value-type="float" office:value="248122233.7" calcext:value-type="float">
            <text:p>248122233,7</text:p>
          </table:table-cell>
          <table:table-cell office:value-type="float" office:value="81781608.17" calcext:value-type="float">
            <text:p>81781608,17</text:p>
          </table:table-cell>
          <table:table-cell office:value-type="float" office:value="147910826.7" calcext:value-type="float">
            <text:p>147910826,7</text:p>
          </table:table-cell>
          <table:table-cell office:value-type="float" office:value="162947596.6" calcext:value-type="float">
            <text:p>162947596,6</text:p>
          </table:table-cell>
          <table:table-cell office:value-type="float" office:value="218785681.5" calcext:value-type="float">
            <text:p>218785681,5</text:p>
          </table:table-cell>
          <table:table-cell office:value-type="float" office:value="37609495.54" calcext:value-type="float">
            <text:p>37609495,54</text:p>
          </table:table-cell>
          <table:table-cell office:value-type="float" office:value="235783616.8" calcext:value-type="float">
            <text:p>235783616,8</text:p>
          </table:table-cell>
          <table:table-cell office:value-type="float" office:value="169345568.2" calcext:value-type="float">
            <text:p>169345568,2</text:p>
          </table:table-cell>
          <table:table-cell office:value-type="float" office:value="328466502.4" calcext:value-type="float">
            <text:p>328466502,4</text:p>
          </table:table-cell>
          <table:table-cell office:value-type="float" office:value="268948659.9" calcext:value-type="float">
            <text:p>268948659,9</text:p>
          </table:table-cell>
          <table:table-cell office:value-type="float" office:value="325652363.1" calcext:value-type="float">
            <text:p>325652363,1</text:p>
          </table:table-cell>
          <table:table-cell office:value-type="float" office:value="278252041.7" calcext:value-type="float">
            <text:p>278252041,7</text:p>
          </table:table-cell>
          <table:table-cell office:value-type="float" office:value="221167423" calcext:value-type="float">
            <text:p>221167423</text:p>
          </table:table-cell>
          <table:table-cell office:value-type="float" office:value="161372103.9" calcext:value-type="float">
            <text:p>161372103,9</text:p>
          </table:table-cell>
          <table:table-cell office:value-type="float" office:value="143198093.9" calcext:value-type="float">
            <text:p>143198093,9</text:p>
          </table:table-cell>
          <table:table-cell office:value-type="float" office:value="74591072.62" calcext:value-type="float">
            <text:p>74591072,62</text:p>
          </table:table-cell>
          <table:table-cell office:value-type="float" office:value="293748154.8" calcext:value-type="float">
            <text:p>293748154,8</text:p>
          </table:table-cell>
          <table:table-cell office:value-type="float" office:value="147720760.2" calcext:value-type="float">
            <text:p>147720760,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19176889.2" calcext:value-type="float">
            <text:p>619176889,2</text:p>
          </table:table-cell>
          <table:table-cell office:value-type="float" office:value="1050832146" calcext:value-type="float">
            <text:p>1050832146</text:p>
          </table:table-cell>
          <table:table-cell office:value-type="float" office:value="1086013593" calcext:value-type="float">
            <text:p>1086013593</text:p>
          </table:table-cell>
          <table:table-cell office:value-type="float" office:value="1130392986" calcext:value-type="float">
            <text:p>1130392986</text:p>
          </table:table-cell>
          <table:table-cell office:value-type="float" office:value="1063637662" calcext:value-type="float">
            <text:p>1063637662</text:p>
          </table:table-cell>
          <table:table-cell office:value-type="float" office:value="1502575233" calcext:value-type="float">
            <text:p>1502575233</text:p>
          </table:table-cell>
          <table:table-cell office:value-type="float" office:value="1031718444" calcext:value-type="float">
            <text:p>1031718444</text:p>
          </table:table-cell>
          <table:table-cell office:value-type="float" office:value="1045304507" calcext:value-type="float">
            <text:p>1045304507</text:p>
          </table:table-cell>
          <table:table-cell office:value-type="float" office:value="1456765571" calcext:value-type="float">
            <text:p>1456765571</text:p>
          </table:table-cell>
          <table:table-cell office:value-type="float" office:value="939344302.5" calcext:value-type="float">
            <text:p>939344302,5</text:p>
          </table:table-cell>
          <table:table-cell office:value-type="float" office:value="1397525561" calcext:value-type="float">
            <text:p>1397525561</text:p>
          </table:table-cell>
          <table:table-cell office:value-type="float" office:value="1567783713" calcext:value-type="float">
            <text:p>1567783713</text:p>
          </table:table-cell>
          <table:table-cell office:value-type="float" office:value="1448235981" calcext:value-type="float">
            <text:p>1448235981</text:p>
          </table:table-cell>
          <table:table-cell office:value-type="float" office:value="1472162885" calcext:value-type="float">
            <text:p>1472162885</text:p>
          </table:table-cell>
          <table:table-cell office:value-type="float" office:value="1043391970" calcext:value-type="float">
            <text:p>1043391970</text:p>
          </table:table-cell>
          <table:table-cell office:value-type="float" office:value="1603223940" calcext:value-type="float">
            <text:p>1603223940</text:p>
          </table:table-cell>
          <table:table-cell office:value-type="float" office:value="1405741374" calcext:value-type="float">
            <text:p>1405741374</text:p>
          </table:table-cell>
          <table:table-cell office:value-type="float" office:value="1573381251" calcext:value-type="float">
            <text:p>1573381251</text:p>
          </table:table-cell>
          <table:table-cell office:value-type="float" office:value="1345249861" calcext:value-type="float">
            <text:p>1345249861</text:p>
          </table:table-cell>
          <table:table-cell office:value-type="float" office:value="1344225507" calcext:value-type="float">
            <text:p>1344225507</text:p>
          </table:table-cell>
          <table:table-cell office:value-type="float" office:value="1412547945" calcext:value-type="float">
            <text:p>1412547945</text:p>
          </table:table-cell>
          <table:table-cell office:value-type="float" office:value="1011562547" calcext:value-type="float">
            <text:p>1011562547</text:p>
          </table:table-cell>
          <table:table-cell office:value-type="float" office:value="934215107.8" calcext:value-type="float">
            <text:p>934215107,8</text:p>
          </table:table-cell>
          <table:table-cell office:value-type="float" office:value="760150984" calcext:value-type="float">
            <text:p>760150984</text:p>
          </table:table-cell>
          <table:table-cell office:value-type="float" office:value="933064855.9" calcext:value-type="float">
            <text:p>933064855,9</text:p>
          </table:table-cell>
          <table:table-cell office:value-type="float" office:value="2294276389" calcext:value-type="float">
            <text:p>2294276389</text:p>
          </table:table-cell>
          <table:table-cell office:value-type="float" office:value="1072807802" calcext:value-type="float">
            <text:p>1072807802</text:p>
          </table:table-cell>
          <table:table-cell office:value-type="float" office:value="906148266.6" calcext:value-type="float">
            <text:p>906148266,6</text:p>
          </table:table-cell>
          <table:table-cell office:value-type="float" office:value="1276807142" calcext:value-type="float">
            <text:p>1276807142</text:p>
          </table:table-cell>
          <table:table-cell office:value-type="float" office:value="929254951.4" calcext:value-type="float">
            <text:p>929254951,4</text:p>
          </table:table-cell>
          <table:table-cell office:value-type="float" office:value="1057698908" calcext:value-type="float">
            <text:p>1057698908</text:p>
          </table:table-cell>
          <table:table-cell office:value-type="float" office:value="1064543156" calcext:value-type="float">
            <text:p>1064543156</text:p>
          </table:table-cell>
          <table:table-cell office:value-type="float" office:value="1576008570" calcext:value-type="float">
            <text:p>1576008570</text:p>
          </table:table-cell>
          <table:table-cell office:value-type="float" office:value="1043130276" calcext:value-type="float">
            <text:p>1043130276</text:p>
          </table:table-cell>
          <table:table-cell office:value-type="float" office:value="1844957603" calcext:value-type="float">
            <text:p>1844957603</text:p>
          </table:table-cell>
          <table:table-cell office:value-type="float" office:value="1652130450" calcext:value-type="float">
            <text:p>1652130450</text:p>
          </table:table-cell>
          <table:table-cell office:value-type="float" office:value="1387598239" calcext:value-type="float">
            <text:p>1387598239</text:p>
          </table:table-cell>
          <table:table-cell office:value-type="float" office:value="661748236.1" calcext:value-type="float">
            <text:p>661748236,1</text:p>
          </table:table-cell>
          <table:table-cell office:value-type="float" office:value="950312098.9" calcext:value-type="float">
            <text:p>950312098,9</text:p>
          </table:table-cell>
          <table:table-cell office:value-type="float" office:value="1015927095" calcext:value-type="float">
            <text:p>1015927095</text:p>
          </table:table-cell>
          <table:table-cell office:value-type="float" office:value="1259584193" calcext:value-type="float">
            <text:p>1259584193</text:p>
          </table:table-cell>
          <table:table-cell office:value-type="float" office:value="468997199.2" calcext:value-type="float">
            <text:p>468997199,2</text:p>
          </table:table-cell>
          <table:table-cell office:value-type="float" office:value="1333757001" calcext:value-type="float">
            <text:p>1333757001</text:p>
          </table:table-cell>
          <table:table-cell office:value-type="float" office:value="1043845516" calcext:value-type="float">
            <text:p>1043845516</text:p>
          </table:table-cell>
          <table:table-cell office:value-type="float" office:value="1738191411" calcext:value-type="float">
            <text:p>1738191411</text:p>
          </table:table-cell>
          <table:table-cell office:value-type="float" office:value="1478477189" calcext:value-type="float">
            <text:p>1478477189</text:p>
          </table:table-cell>
          <table:table-cell office:value-type="float" office:value="1725911530" calcext:value-type="float">
            <text:p>1725911530</text:p>
          </table:table-cell>
          <table:table-cell office:value-type="float" office:value="1519073764" calcext:value-type="float">
            <text:p>1519073764</text:p>
          </table:table-cell>
          <table:table-cell office:value-type="float" office:value="1269977246" calcext:value-type="float">
            <text:p>1269977246</text:p>
          </table:table-cell>
          <table:table-cell office:value-type="float" office:value="1009052218" calcext:value-type="float">
            <text:p>1009052218</text:p>
          </table:table-cell>
          <table:table-cell office:value-type="float" office:value="929747446.7" calcext:value-type="float">
            <text:p>929747446,7</text:p>
          </table:table-cell>
          <table:table-cell office:value-type="float" office:value="630371353.7" calcext:value-type="float">
            <text:p>630371353,7</text:p>
          </table:table-cell>
          <table:table-cell office:value-type="float" office:value="1586693167" calcext:value-type="float">
            <text:p>1586693167</text:p>
          </table:table-cell>
          <table:table-cell office:value-type="float" office:value="949482717.9" calcext:value-type="float">
            <text:p>949482717,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840446759" calcext:value-type="float">
            <text:p>3840446759</text:p>
          </table:table-cell>
          <table:table-cell office:value-type="float" office:value="5189369436" calcext:value-type="float">
            <text:p>5189369436</text:p>
          </table:table-cell>
          <table:table-cell office:value-type="float" office:value="5299311458" calcext:value-type="float">
            <text:p>5299311458</text:p>
          </table:table-cell>
          <table:table-cell office:value-type="float" office:value="5437997061" calcext:value-type="float">
            <text:p>5437997061</text:p>
          </table:table-cell>
          <table:table-cell office:value-type="float" office:value="5229386675" calcext:value-type="float">
            <text:p>5229386675</text:p>
          </table:table-cell>
          <table:table-cell office:value-type="float" office:value="6601066583" calcext:value-type="float">
            <text:p>6601066583</text:p>
          </table:table-cell>
          <table:table-cell office:value-type="float" office:value="5129639119" calcext:value-type="float">
            <text:p>5129639119</text:p>
          </table:table-cell>
          <table:table-cell office:value-type="float" office:value="5172095565" calcext:value-type="float">
            <text:p>5172095565</text:p>
          </table:table-cell>
          <table:table-cell office:value-type="float" office:value="6457911389" calcext:value-type="float">
            <text:p>6457911389</text:p>
          </table:table-cell>
          <table:table-cell office:value-type="float" office:value="4840969925" calcext:value-type="float">
            <text:p>4840969925</text:p>
          </table:table-cell>
          <table:table-cell office:value-type="float" office:value="6272786357" calcext:value-type="float">
            <text:p>6272786357</text:p>
          </table:table-cell>
          <table:table-cell office:value-type="float" office:value="6804843084" calcext:value-type="float">
            <text:p>6804843084</text:p>
          </table:table-cell>
          <table:table-cell office:value-type="float" office:value="6431256420" calcext:value-type="float">
            <text:p>6431256420</text:p>
          </table:table-cell>
          <table:table-cell office:value-type="float" office:value="6506027995" calcext:value-type="float">
            <text:p>6506027995</text:p>
          </table:table-cell>
          <table:table-cell office:value-type="float" office:value="5166118885" calcext:value-type="float">
            <text:p>5166118885</text:p>
          </table:table-cell>
          <table:table-cell office:value-type="float" office:value="6915593792" calcext:value-type="float">
            <text:p>6915593792</text:p>
          </table:table-cell>
          <table:table-cell office:value-type="float" office:value="6298460773" calcext:value-type="float">
            <text:p>6298460773</text:p>
          </table:table-cell>
          <table:table-cell office:value-type="float" office:value="6822335391" calcext:value-type="float">
            <text:p>6822335391</text:p>
          </table:table-cell>
          <table:table-cell office:value-type="float" office:value="6109424796" calcext:value-type="float">
            <text:p>6109424796</text:p>
          </table:table-cell>
          <table:table-cell office:value-type="float" office:value="6106223689" calcext:value-type="float">
            <text:p>6106223689</text:p>
          </table:table-cell>
          <table:table-cell office:value-type="float" office:value="6319731308" calcext:value-type="float">
            <text:p>6319731308</text:p>
          </table:table-cell>
          <table:table-cell office:value-type="float" office:value="5066651939" calcext:value-type="float">
            <text:p>5066651939</text:p>
          </table:table-cell>
          <table:table-cell office:value-type="float" office:value="4824941192" calcext:value-type="float">
            <text:p>4824941192</text:p>
          </table:table-cell>
          <table:table-cell office:value-type="float" office:value="4280990805" calcext:value-type="float">
            <text:p>4280990805</text:p>
          </table:table-cell>
          <table:table-cell office:value-type="float" office:value="4821346655" calcext:value-type="float">
            <text:p>4821346655</text:p>
          </table:table-cell>
          <table:table-cell office:value-type="float" office:value="9075132695" calcext:value-type="float">
            <text:p>9075132695</text:p>
          </table:table-cell>
          <table:table-cell office:value-type="float" office:value="5258043362" calcext:value-type="float">
            <text:p>5258043362</text:p>
          </table:table-cell>
          <table:table-cell office:value-type="float" office:value="4737232313" calcext:value-type="float">
            <text:p>4737232313</text:p>
          </table:table-cell>
          <table:table-cell office:value-type="float" office:value="5895541298" calcext:value-type="float">
            <text:p>5895541298</text:p>
          </table:table-cell>
          <table:table-cell office:value-type="float" office:value="4809440703" calcext:value-type="float">
            <text:p>4809440703</text:p>
          </table:table-cell>
          <table:table-cell office:value-type="float" office:value="5210828067" calcext:value-type="float">
            <text:p>5210828067</text:p>
          </table:table-cell>
          <table:table-cell office:value-type="float" office:value="5232216342" calcext:value-type="float">
            <text:p>5232216342</text:p>
          </table:table-cell>
          <table:table-cell office:value-type="float" office:value="6830545760" calcext:value-type="float">
            <text:p>6830545760</text:p>
          </table:table-cell>
          <table:table-cell office:value-type="float" office:value="5165301093" calcext:value-type="float">
            <text:p>5165301093</text:p>
          </table:table-cell>
          <table:table-cell office:value-type="float" office:value="7671011489" calcext:value-type="float">
            <text:p>7671011489</text:p>
          </table:table-cell>
          <table:table-cell office:value-type="float" office:value="7068426636" calcext:value-type="float">
            <text:p>7068426636</text:p>
          </table:table-cell>
          <table:table-cell office:value-type="float" office:value="6241763475" calcext:value-type="float">
            <text:p>6241763475</text:p>
          </table:table-cell>
          <table:table-cell office:value-type="float" office:value="3973482218" calcext:value-type="float">
            <text:p>3973482218</text:p>
          </table:table-cell>
          <table:table-cell office:value-type="float" office:value="4875244289" calcext:value-type="float">
            <text:p>4875244289</text:p>
          </table:table-cell>
          <table:table-cell office:value-type="float" office:value="5080291151" calcext:value-type="float">
            <text:p>5080291151</text:p>
          </table:table-cell>
          <table:table-cell office:value-type="float" office:value="5841719582" calcext:value-type="float">
            <text:p>5841719582</text:p>
          </table:table-cell>
          <table:table-cell office:value-type="float" office:value="3371135227" calcext:value-type="float">
            <text:p>3371135227</text:p>
          </table:table-cell>
          <table:table-cell office:value-type="float" office:value="6073509608" calcext:value-type="float">
            <text:p>6073509608</text:p>
          </table:table-cell>
          <table:table-cell office:value-type="float" office:value="5167536219" calcext:value-type="float">
            <text:p>5167536219</text:p>
          </table:table-cell>
          <table:table-cell office:value-type="float" office:value="7337367139" calcext:value-type="float">
            <text:p>7337367139</text:p>
          </table:table-cell>
          <table:table-cell office:value-type="float" office:value="6525760196" calcext:value-type="float">
            <text:p>6525760196</text:p>
          </table:table-cell>
          <table:table-cell office:value-type="float" office:value="7298992512" calcext:value-type="float">
            <text:p>7298992512</text:p>
          </table:table-cell>
          <table:table-cell office:value-type="float" office:value="6652624494" calcext:value-type="float">
            <text:p>6652624494</text:p>
          </table:table-cell>
          <table:table-cell office:value-type="float" office:value="5874197875" calcext:value-type="float">
            <text:p>5874197875</text:p>
          </table:table-cell>
          <table:table-cell office:value-type="float" office:value="5058807160" calcext:value-type="float">
            <text:p>5058807160</text:p>
          </table:table-cell>
          <table:table-cell office:value-type="float" office:value="4810979751" calcext:value-type="float">
            <text:p>4810979751</text:p>
          </table:table-cell>
          <table:table-cell office:value-type="float" office:value="3875429460" calcext:value-type="float">
            <text:p>3875429460</text:p>
          </table:table-cell>
          <table:table-cell office:value-type="float" office:value="6863935127" calcext:value-type="float">
            <text:p>6863935127</text:p>
          </table:table-cell>
          <table:table-cell office:value-type="float" office:value="4872652473" calcext:value-type="float">
            <text:p>4872652473</text:p>
          </table:table-cell>
        </table:table-row>
      </table:table>
      <table:table table:name="sand_loam" table:style-name="ta1">
        <table:table-column table:style-name="co6" table:default-cell-style-name="Default"/>
        <table:table-column table:style-name="co3" table:number-columns-repeated="2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11" table:default-cell-style-name="Default"/>
        <table:table-column table:style-name="co5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and_loam</text:p>
          </table:table-cell>
          <table:table-cell office:value-type="string" calcext:value-type="string">
            <text:p>Lake1</text:p>
          </table:table-cell>
          <table:table-cell office:value-type="string" calcext:value-type="string">
            <text:p>Lake2</text:p>
          </table:table-cell>
          <table:table-cell office:value-type="string" calcext:value-type="string">
            <text:p>Lake3</text:p>
          </table:table-cell>
          <table:table-cell office:value-type="string" calcext:value-type="string">
            <text:p>Lake4</text:p>
          </table:table-cell>
          <table:table-cell office:value-type="string" calcext:value-type="string">
            <text:p>Lake5</text:p>
          </table:table-cell>
          <table:table-cell office:value-type="string" calcext:value-type="string">
            <text:p>Lake6</text:p>
          </table:table-cell>
          <table:table-cell office:value-type="string" calcext:value-type="string">
            <text:p>Lake7</text:p>
          </table:table-cell>
          <table:table-cell office:value-type="string" calcext:value-type="string">
            <text:p>Lake8</text:p>
          </table:table-cell>
          <table:table-cell office:value-type="string" calcext:value-type="string">
            <text:p>Lake9</text:p>
          </table:table-cell>
          <table:table-cell office:value-type="string" calcext:value-type="string">
            <text:p>Lake10</text:p>
          </table:table-cell>
          <table:table-cell office:value-type="string" calcext:value-type="string">
            <text:p>Lake11</text:p>
          </table:table-cell>
          <table:table-cell office:value-type="string" calcext:value-type="string">
            <text:p>Lake12</text:p>
          </table:table-cell>
          <table:table-cell office:value-type="string" calcext:value-type="string">
            <text:p>Lake13</text:p>
          </table:table-cell>
          <table:table-cell office:value-type="string" calcext:value-type="string">
            <text:p>Lake14</text:p>
          </table:table-cell>
          <table:table-cell office:value-type="string" calcext:value-type="string">
            <text:p>Lake15</text:p>
          </table:table-cell>
          <table:table-cell office:value-type="string" calcext:value-type="string">
            <text:p>Lake16</text:p>
          </table:table-cell>
          <table:table-cell office:value-type="string" calcext:value-type="string">
            <text:p>Lake17</text:p>
          </table:table-cell>
          <table:table-cell office:value-type="string" calcext:value-type="string">
            <text:p>Lake18</text:p>
          </table:table-cell>
          <table:table-cell office:value-type="string" calcext:value-type="string">
            <text:p>Lake19</text:p>
          </table:table-cell>
          <table:table-cell office:value-type="string" calcext:value-type="string">
            <text:p>Lake20</text:p>
          </table:table-cell>
          <table:table-cell office:value-type="string" calcext:value-type="string">
            <text:p>Lake21</text:p>
          </table:table-cell>
          <table:table-cell office:value-type="string" calcext:value-type="string">
            <text:p>Lake22</text:p>
          </table:table-cell>
          <table:table-cell office:value-type="string" calcext:value-type="string">
            <text:p>Lake23</text:p>
          </table:table-cell>
          <table:table-cell office:value-type="string" calcext:value-type="string">
            <text:p>Lake24</text:p>
          </table:table-cell>
          <table:table-cell office:value-type="string" calcext:value-type="string">
            <text:p>Lake25</text:p>
          </table:table-cell>
          <table:table-cell office:value-type="string" calcext:value-type="string">
            <text:p>Lake26</text:p>
          </table:table-cell>
          <table:table-cell office:value-type="string" calcext:value-type="string">
            <text:p>Lake27</text:p>
          </table:table-cell>
          <table:table-cell office:value-type="string" calcext:value-type="string">
            <text:p>Lake28</text:p>
          </table:table-cell>
          <table:table-cell office:value-type="string" calcext:value-type="string">
            <text:p>Lake29</text:p>
          </table:table-cell>
          <table:table-cell office:value-type="string" calcext:value-type="string">
            <text:p>Lake30</text:p>
          </table:table-cell>
          <table:table-cell office:value-type="string" calcext:value-type="string">
            <text:p>Lake31</text:p>
          </table:table-cell>
          <table:table-cell office:value-type="string" calcext:value-type="string">
            <text:p>Lake32</text:p>
          </table:table-cell>
          <table:table-cell office:value-type="string" calcext:value-type="string">
            <text:p>Lake33</text:p>
          </table:table-cell>
          <table:table-cell office:value-type="string" calcext:value-type="string">
            <text:p>Lake34</text:p>
          </table:table-cell>
          <table:table-cell office:value-type="string" calcext:value-type="string">
            <text:p>Lake35</text:p>
          </table:table-cell>
          <table:table-cell office:value-type="string" calcext:value-type="string">
            <text:p>Lake36</text:p>
          </table:table-cell>
          <table:table-cell office:value-type="string" calcext:value-type="string">
            <text:p>Lake37</text:p>
          </table:table-cell>
          <table:table-cell office:value-type="string" calcext:value-type="string">
            <text:p>Lake38</text:p>
          </table:table-cell>
          <table:table-cell office:value-type="string" calcext:value-type="string">
            <text:p>Lake39</text:p>
          </table:table-cell>
          <table:table-cell office:value-type="string" calcext:value-type="string">
            <text:p>Lake40</text:p>
          </table:table-cell>
          <table:table-cell office:value-type="string" calcext:value-type="string">
            <text:p>Lake41</text:p>
          </table:table-cell>
          <table:table-cell office:value-type="string" calcext:value-type="string">
            <text:p>Lake42</text:p>
          </table:table-cell>
          <table:table-cell office:value-type="string" calcext:value-type="string">
            <text:p>Lake43</text:p>
          </table:table-cell>
          <table:table-cell office:value-type="string" calcext:value-type="string">
            <text:p>Lake44</text:p>
          </table:table-cell>
          <table:table-cell office:value-type="string" calcext:value-type="string">
            <text:p>Lake45</text:p>
          </table:table-cell>
          <table:table-cell office:value-type="string" calcext:value-type="string">
            <text:p>Lake46</text:p>
          </table:table-cell>
          <table:table-cell office:value-type="string" calcext:value-type="string">
            <text:p>Lake47</text:p>
          </table:table-cell>
          <table:table-cell office:value-type="string" calcext:value-type="string">
            <text:p>Lake48</text:p>
          </table:table-cell>
          <table:table-cell office:value-type="string" calcext:value-type="string">
            <text:p>Lake49</text:p>
          </table:table-cell>
          <table:table-cell office:value-type="string" calcext:value-type="string">
            <text:p>Lake50</text:p>
          </table:table-cell>
          <table:table-cell office:value-type="string" calcext:value-type="string">
            <text:p>Lake51</text:p>
          </table:table-cell>
          <table:table-cell office:value-type="string" calcext:value-type="string">
            <text:p>Lake52</text:p>
          </table:table-cell>
          <table:table-cell office:value-type="string" calcext:value-type="string">
            <text:p>Lake53</text:p>
          </table:table-cell>
          <table:table-cell office:value-type="string" calcext:value-type="string">
            <text:p>Lake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6994.08242" calcext:value-type="float">
            <text:p>16994,08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411.90425" calcext:value-type="float">
            <text:p>58411,90425</text:p>
          </table:table-cell>
          <table:table-cell office:value-type="float" office:value="0" calcext:value-type="float">
            <text:p>0</text:p>
          </table:table-cell>
          <table:table-cell office:value-type="float" office:value="1032.842529" calcext:value-type="float">
            <text:p>1032,842529</text:p>
          </table:table-cell>
          <table:table-cell office:value-type="float" office:value="7324.080832" calcext:value-type="float">
            <text:p>7324,080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32.47423" calcext:value-type="float">
            <text:p>19932,47423</text:p>
          </table:table-cell>
          <table:table-cell office:value-type="float" office:value="22418.2524" calcext:value-type="float">
            <text:p>22418,2524</text:p>
          </table:table-cell>
          <table:table-cell office:value-type="float" office:value="23527.03526" calcext:value-type="float">
            <text:p>23527,035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986.72286" calcext:value-type="float">
            <text:p>32986,72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37.86312" calcext:value-type="float">
            <text:p>81237,863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875.788927" calcext:value-type="float">
            <text:p>2875,788927</text:p>
          </table:table-cell>
          <table:table-cell office:value-type="float" office:value="12775.69258" calcext:value-type="float">
            <text:p>12775,69258</text:p>
          </table:table-cell>
          <table:table-cell office:value-type="float" office:value="73303.82858" calcext:value-type="float">
            <text:p>73303,82858</text:p>
          </table:table-cell>
          <table:table-cell office:value-type="float" office:value="196790.7658" calcext:value-type="float">
            <text:p>196790,7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29.77753" calcext:value-type="float">
            <text:p>13729,77753</text:p>
          </table:table-cell>
          <table:table-cell office:value-type="float" office:value="0" calcext:value-type="float">
            <text:p>0</text:p>
          </table:table-cell>
          <table:table-cell office:value-type="float" office:value="51050.95654" calcext:value-type="float">
            <text:p>51050,95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82.29715" calcext:value-type="float">
            <text:p>43982,29715</text:p>
          </table:table-cell>
          <table:table-cell office:value-type="float" office:value="0" calcext:value-type="float">
            <text:p>0</text:p>
          </table:table-cell>
          <table:table-cell office:value-type="float" office:value="96848.21929" calcext:value-type="float">
            <text:p>96848,219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027.31644" calcext:value-type="float">
            <text:p>27027,31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71.951412" calcext:value-type="float">
            <text:p>4771,9514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2777.78115" calcext:value-type="float">
            <text:p>22777,78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77.56084" calcext:value-type="float">
            <text:p>63477,56084</text:p>
          </table:table-cell>
          <table:table-cell office:value-type="float" office:value="0" calcext:value-type="float">
            <text:p>0</text:p>
          </table:table-cell>
          <table:table-cell office:value-type="float" office:value="20365.15118" calcext:value-type="float">
            <text:p>20365,15118</text:p>
          </table:table-cell>
          <table:table-cell office:value-type="float" office:value="11317.10712" calcext:value-type="float">
            <text:p>11317,10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005.29259" calcext:value-type="float">
            <text:p>33005,29259</text:p>
          </table:table-cell>
          <table:table-cell office:value-type="float" office:value="29049.70924" calcext:value-type="float">
            <text:p>29049,70924</text:p>
          </table:table-cell>
          <table:table-cell office:value-type="float" office:value="30202.52472" calcext:value-type="float">
            <text:p>30202,52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61.67413" calcext:value-type="float">
            <text:p>49461,67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395.0655" calcext:value-type="float">
            <text:p>168395,06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.66748145" calcext:value-type="float">
            <text:p>35,667481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044.22806" calcext:value-type="float">
            <text:p>18044,22806</text:p>
          </table:table-cell>
          <table:table-cell office:value-type="float" office:value="17949.50711" calcext:value-type="float">
            <text:p>17949,50711</text:p>
          </table:table-cell>
          <table:table-cell office:value-type="float" office:value="94247.77961" calcext:value-type="float">
            <text:p>94247,77961</text:p>
          </table:table-cell>
          <table:table-cell office:value-type="float" office:value="219360.0074" calcext:value-type="float">
            <text:p>219360,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92.97668" calcext:value-type="float">
            <text:p>23692,97668</text:p>
          </table:table-cell>
          <table:table-cell office:value-type="float" office:value="0" calcext:value-type="float">
            <text:p>0</text:p>
          </table:table-cell>
          <table:table-cell office:value-type="float" office:value="65941.24936" calcext:value-type="float">
            <text:p>65941,24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00.90847" calcext:value-type="float">
            <text:p>57600,90847</text:p>
          </table:table-cell>
          <table:table-cell office:value-type="float" office:value="0" calcext:value-type="float">
            <text:p>0</text:p>
          </table:table-cell>
          <table:table-cell office:value-type="float" office:value="163878.3155" calcext:value-type="float">
            <text:p>163878,31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024.1052" calcext:value-type="float">
            <text:p>29024,1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31.81173" calcext:value-type="float">
            <text:p>11931,8117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9723.73195" calcext:value-type="float">
            <text:p>29723,73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900.24838" calcext:value-type="float">
            <text:p>72900,24838</text:p>
          </table:table-cell>
          <table:table-cell office:value-type="float" office:value="0" calcext:value-type="float">
            <text:p>0</text:p>
          </table:table-cell>
          <table:table-cell office:value-type="float" office:value="36707.63049" calcext:value-type="float">
            <text:p>36707,63049</text:p>
          </table:table-cell>
          <table:table-cell office:value-type="float" office:value="16731.14076" calcext:value-type="float">
            <text:p>16731,14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433.25281" calcext:value-type="float">
            <text:p>64433,25281</text:p>
          </table:table-cell>
          <table:table-cell office:value-type="float" office:value="35432.49082" calcext:value-type="float">
            <text:p>35432,49082</text:p>
          </table:table-cell>
          <table:table-cell office:value-type="float" office:value="38795.94449" calcext:value-type="float">
            <text:p>38795,944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22.75946" calcext:value-type="float">
            <text:p>78922,75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558.4378" calcext:value-type="float">
            <text:p>231558,43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73.659667" calcext:value-type="float">
            <text:p>5773,659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026.35348" calcext:value-type="float">
            <text:p>29026,35348</text:p>
          </table:table-cell>
          <table:table-cell office:value-type="float" office:value="25132.48896" calcext:value-type="float">
            <text:p>25132,48896</text:p>
          </table:table-cell>
          <table:table-cell office:value-type="float" office:value="115191.7306" calcext:value-type="float">
            <text:p>115191,7306</text:p>
          </table:table-cell>
          <table:table-cell office:value-type="float" office:value="260173.9627" calcext:value-type="float">
            <text:p>260173,9627</text:p>
          </table:table-cell>
          <table:table-cell office:value-type="float" office:value="3.261554839" calcext:value-type="float">
            <text:p>3,261554839</text:p>
          </table:table-cell>
          <table:table-cell office:value-type="float" office:value="0" calcext:value-type="float">
            <text:p>0</text:p>
          </table:table-cell>
          <table:table-cell office:value-type="float" office:value="34326.53263" calcext:value-type="float">
            <text:p>34326,53263</text:p>
          </table:table-cell>
          <table:table-cell office:value-type="float" office:value="799.8174938" calcext:value-type="float">
            <text:p>799,8174938</text:p>
          </table:table-cell>
          <table:table-cell office:value-type="float" office:value="79738.09001" calcext:value-type="float">
            <text:p>79738,0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32.95408" calcext:value-type="float">
            <text:p>71632,95408</text:p>
          </table:table-cell>
          <table:table-cell office:value-type="float" office:value="0" calcext:value-type="float">
            <text:p>0</text:p>
          </table:table-cell>
          <table:table-cell office:value-type="float" office:value="200505.98" calcext:value-type="float">
            <text:p>200505,98</text:p>
          </table:table-cell>
          <table:table-cell office:value-type="float" office:value="0" calcext:value-type="float">
            <text:p>0</text:p>
          </table:table-cell>
          <table:table-cell office:value-type="float" office:value="9690.545721" calcext:value-type="float">
            <text:p>9690,545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53.82151" calcext:value-type="float">
            <text:p>23853,82151</text:p>
          </table:table-cell>
          <table:table-cell office:value-type="float" office:value="0" calcext:value-type="float">
            <text:p>0</text:p>
          </table:table-cell>
          <table:table-cell office:value-type="float" office:value="194.1808683" calcext:value-type="float">
            <text:p>194,1808683</text:p>
          </table:table-cell>
          <table:table-cell office:value-type="float" office:value="16981.76633" calcext:value-type="float">
            <text:p>16981,7663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7919.14676" calcext:value-type="float">
            <text:p>37919,14676</text:p>
          </table:table-cell>
          <table:table-cell office:value-type="float" office:value="3792.103539" calcext:value-type="float">
            <text:p>3792,103539</text:p>
          </table:table-cell>
          <table:table-cell office:value-type="float" office:value="0" calcext:value-type="float">
            <text:p>0</text:p>
          </table:table-cell>
          <table:table-cell office:value-type="float" office:value="82641.03344" calcext:value-type="float">
            <text:p>82641,03344</text:p>
          </table:table-cell>
          <table:table-cell office:value-type="float" office:value="0" calcext:value-type="float">
            <text:p>0</text:p>
          </table:table-cell>
          <table:table-cell office:value-type="float" office:value="51381.4525" calcext:value-type="float">
            <text:p>51381,4525</text:p>
          </table:table-cell>
          <table:table-cell office:value-type="float" office:value="23035.39301" calcext:value-type="float">
            <text:p>23035,39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781.34234" calcext:value-type="float">
            <text:p>85781,34234</text:p>
          </table:table-cell>
          <table:table-cell office:value-type="float" office:value="48054.38487" calcext:value-type="float">
            <text:p>48054,38487</text:p>
          </table:table-cell>
          <table:table-cell office:value-type="float" office:value="43439.33707" calcext:value-type="float">
            <text:p>43439,337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499.3255" calcext:value-type="float">
            <text:p>104499,3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337.1949" calcext:value-type="float">
            <text:p>317337,19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328.41257" calcext:value-type="float">
            <text:p>11328,41257</text:p>
          </table:table-cell>
          <table:table-cell office:value-type="float" office:value="0" calcext:value-type="float">
            <text:p>0</text:p>
          </table:table-cell>
          <table:table-cell office:value-type="float" office:value="997.7466285" calcext:value-type="float">
            <text:p>997,7466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875.24354" calcext:value-type="float">
            <text:p>73875,24354</text:p>
          </table:table-cell>
          <table:table-cell office:value-type="float" office:value="32131.99719" calcext:value-type="float">
            <text:p>32131,99719</text:p>
          </table:table-cell>
          <table:table-cell office:value-type="float" office:value="126042.3743" calcext:value-type="float">
            <text:p>126042,3743</text:p>
          </table:table-cell>
          <table:table-cell office:value-type="float" office:value="289071.8273" calcext:value-type="float">
            <text:p>289071,8273</text:p>
          </table:table-cell>
          <table:table-cell office:value-type="float" office:value="7594.865598" calcext:value-type="float">
            <text:p>7594,865598</text:p>
          </table:table-cell>
          <table:table-cell office:value-type="float" office:value="0" calcext:value-type="float">
            <text:p>0</text:p>
          </table:table-cell>
          <table:table-cell office:value-type="float" office:value="44213.5707" calcext:value-type="float">
            <text:p>44213,5707</text:p>
          </table:table-cell>
          <table:table-cell office:value-type="float" office:value="7813.670808" calcext:value-type="float">
            <text:p>7813,670808</text:p>
          </table:table-cell>
          <table:table-cell office:value-type="float" office:value="92028.83776" calcext:value-type="float">
            <text:p>92028,83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427.87818" calcext:value-type="float">
            <text:p>85427,87818</text:p>
          </table:table-cell>
          <table:table-cell office:value-type="float" office:value="0" calcext:value-type="float">
            <text:p>0</text:p>
          </table:table-cell>
          <table:table-cell office:value-type="float" office:value="238744.8134" calcext:value-type="float">
            <text:p>238744,8134</text:p>
          </table:table-cell>
          <table:table-cell office:value-type="float" office:value="0" calcext:value-type="float">
            <text:p>0</text:p>
          </table:table-cell>
          <table:table-cell office:value-type="float" office:value="46037.05074" calcext:value-type="float">
            <text:p>46037,05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73.53517" calcext:value-type="float">
            <text:p>22973,53517</text:p>
          </table:table-cell>
          <table:table-cell office:value-type="float" office:value="0" calcext:value-type="float">
            <text:p>0</text:p>
          </table:table-cell>
          <table:table-cell office:value-type="float" office:value="55300.9496" calcext:value-type="float">
            <text:p>55300,9496</text:p>
          </table:table-cell>
          <table:table-cell office:value-type="float" office:value="21898.07438" calcext:value-type="float">
            <text:p>21898,074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3457.09345" calcext:value-type="float">
            <text:p>43457,09345</text:p>
          </table:table-cell>
          <table:table-cell office:value-type="float" office:value="22218.45116" calcext:value-type="float">
            <text:p>22218,45116</text:p>
          </table:table-cell>
          <table:table-cell office:value-type="float" office:value="0" calcext:value-type="float">
            <text:p>0</text:p>
          </table:table-cell>
          <table:table-cell office:value-type="float" office:value="81260.69756" calcext:value-type="float">
            <text:p>81260,69756</text:p>
          </table:table-cell>
          <table:table-cell office:value-type="float" office:value="0" calcext:value-type="float">
            <text:p>0</text:p>
          </table:table-cell>
          <table:table-cell office:value-type="float" office:value="66182.02512" calcext:value-type="float">
            <text:p>66182,02512</text:p>
          </table:table-cell>
          <table:table-cell office:value-type="float" office:value="29818.30365" calcext:value-type="float">
            <text:p>29818,30365</text:p>
          </table:table-cell>
          <table:table-cell office:value-type="float" office:value="2363.164393" calcext:value-type="float">
            <text:p>2363,164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101.9488" calcext:value-type="float">
            <text:p>103101,9488</text:p>
          </table:table-cell>
          <table:table-cell office:value-type="float" office:value="73548.11564" calcext:value-type="float">
            <text:p>73548,11564</text:p>
          </table:table-cell>
          <table:table-cell office:value-type="float" office:value="41028.81341" calcext:value-type="float">
            <text:p>41028,8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446.4752" calcext:value-type="float">
            <text:p>130446,4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997.1081" calcext:value-type="float">
            <text:p>339997,10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645.52358" calcext:value-type="float">
            <text:p>14645,52358</text:p>
          </table:table-cell>
          <table:table-cell office:value-type="float" office:value="0" calcext:value-type="float">
            <text:p>0</text:p>
          </table:table-cell>
          <table:table-cell office:value-type="float" office:value="9176.097797" calcext:value-type="float">
            <text:p>9176,0977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380.974" calcext:value-type="float">
            <text:p>121380,974</text:p>
          </table:table-cell>
          <table:table-cell office:value-type="float" office:value="39847.69139" calcext:value-type="float">
            <text:p>39847,69139</text:p>
          </table:table-cell>
          <table:table-cell office:value-type="float" office:value="127252.7773" calcext:value-type="float">
            <text:p>127252,7773</text:p>
          </table:table-cell>
          <table:table-cell office:value-type="float" office:value="288323.7938" calcext:value-type="float">
            <text:p>288323,7938</text:p>
          </table:table-cell>
          <table:table-cell office:value-type="float" office:value="15504.36344" calcext:value-type="float">
            <text:p>15504,36344</text:p>
          </table:table-cell>
          <table:table-cell office:value-type="float" office:value="0" calcext:value-type="float">
            <text:p>0</text:p>
          </table:table-cell>
          <table:table-cell office:value-type="float" office:value="54974.85522" calcext:value-type="float">
            <text:p>54974,85522</text:p>
          </table:table-cell>
          <table:table-cell office:value-type="float" office:value="12877.1893" calcext:value-type="float">
            <text:p>12877,1893</text:p>
          </table:table-cell>
          <table:table-cell office:value-type="float" office:value="107062.5377" calcext:value-type="float">
            <text:p>107062,5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200.41275" calcext:value-type="float">
            <text:p>99200,41275</text:p>
          </table:table-cell>
          <table:table-cell office:value-type="float" office:value="17386.54634" calcext:value-type="float">
            <text:p>17386,54634</text:p>
          </table:table-cell>
          <table:table-cell office:value-type="float" office:value="276710.6894" calcext:value-type="float">
            <text:p>276710,6894</text:p>
          </table:table-cell>
          <table:table-cell office:value-type="float" office:value="0" calcext:value-type="float">
            <text:p>0</text:p>
          </table:table-cell>
          <table:table-cell office:value-type="float" office:value="73019.00696" calcext:value-type="float">
            <text:p>73019,00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73.55849" calcext:value-type="float">
            <text:p>23473,55849</text:p>
          </table:table-cell>
          <table:table-cell office:value-type="float" office:value="0" calcext:value-type="float">
            <text:p>0</text:p>
          </table:table-cell>
          <table:table-cell office:value-type="float" office:value="103701.6414" calcext:value-type="float">
            <text:p>103701,6414</text:p>
          </table:table-cell>
          <table:table-cell office:value-type="float" office:value="26684.35087" calcext:value-type="float">
            <text:p>26684,3508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48717.72811" calcext:value-type="float">
            <text:p>48717,72811</text:p>
          </table:table-cell>
          <table:table-cell office:value-type="float" office:value="39573.58376" calcext:value-type="float">
            <text:p>39573,58376</text:p>
          </table:table-cell>
          <table:table-cell office:value-type="float" office:value="0" calcext:value-type="float">
            <text:p>0</text:p>
          </table:table-cell>
          <table:table-cell office:value-type="float" office:value="82966.52525" calcext:value-type="float">
            <text:p>82966,52525</text:p>
          </table:table-cell>
          <table:table-cell office:value-type="float" office:value="0" calcext:value-type="float">
            <text:p>0</text:p>
          </table:table-cell>
          <table:table-cell office:value-type="float" office:value="82137.52984" calcext:value-type="float">
            <text:p>82137,52984</text:p>
          </table:table-cell>
          <table:table-cell office:value-type="float" office:value="35878.22812" calcext:value-type="float">
            <text:p>35878,22812</text:p>
          </table:table-cell>
          <table:table-cell office:value-type="float" office:value="21734.79853" calcext:value-type="float">
            <text:p>21734,79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390.1039" calcext:value-type="float">
            <text:p>120390,1039</text:p>
          </table:table-cell>
          <table:table-cell office:value-type="float" office:value="138706.9669" calcext:value-type="float">
            <text:p>138706,9669</text:p>
          </table:table-cell>
          <table:table-cell office:value-type="float" office:value="35162.22186" calcext:value-type="float">
            <text:p>35162,22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708.9984" calcext:value-type="float">
            <text:p>158708,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882.9385" calcext:value-type="float">
            <text:p>322882,93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460.74447" calcext:value-type="float">
            <text:p>16460,74447</text:p>
          </table:table-cell>
          <table:table-cell office:value-type="float" office:value="0" calcext:value-type="float">
            <text:p>0</text:p>
          </table:table-cell>
          <table:table-cell office:value-type="float" office:value="59145.2023" calcext:value-type="float">
            <text:p>59145,2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038.061" calcext:value-type="float">
            <text:p>147038,061</text:p>
          </table:table-cell>
          <table:table-cell office:value-type="float" office:value="46540.39145" calcext:value-type="float">
            <text:p>46540,39145</text:p>
          </table:table-cell>
          <table:table-cell office:value-type="float" office:value="132341.6883" calcext:value-type="float">
            <text:p>132341,6883</text:p>
          </table:table-cell>
          <table:table-cell office:value-type="float" office:value="279808.8603" calcext:value-type="float">
            <text:p>279808,8603</text:p>
          </table:table-cell>
          <table:table-cell office:value-type="float" office:value="21451.40347" calcext:value-type="float">
            <text:p>21451,40347</text:p>
          </table:table-cell>
          <table:table-cell office:value-type="float" office:value="0" calcext:value-type="float">
            <text:p>0</text:p>
          </table:table-cell>
          <table:table-cell office:value-type="float" office:value="66436.75763" calcext:value-type="float">
            <text:p>66436,75763</text:p>
          </table:table-cell>
          <table:table-cell office:value-type="float" office:value="18831.78331" calcext:value-type="float">
            <text:p>18831,78331</text:p>
          </table:table-cell>
          <table:table-cell office:value-type="float" office:value="115426.0456" calcext:value-type="float">
            <text:p>115426,0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033.6721" calcext:value-type="float">
            <text:p>109033,6721</text:p>
          </table:table-cell>
          <table:table-cell office:value-type="float" office:value="63518.42607" calcext:value-type="float">
            <text:p>63518,42607</text:p>
          </table:table-cell>
          <table:table-cell office:value-type="float" office:value="292401.582" calcext:value-type="float">
            <text:p>292401,582</text:p>
          </table:table-cell>
          <table:table-cell office:value-type="float" office:value="0" calcext:value-type="float">
            <text:p>0</text:p>
          </table:table-cell>
          <table:table-cell office:value-type="float" office:value="89826.23069" calcext:value-type="float">
            <text:p>89826,23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64.86024" calcext:value-type="float">
            <text:p>24264,86024</text:p>
          </table:table-cell>
          <table:table-cell office:value-type="float" office:value="0" calcext:value-type="float">
            <text:p>0</text:p>
          </table:table-cell>
          <table:table-cell office:value-type="float" office:value="153383.6087" calcext:value-type="float">
            <text:p>153383,6087</text:p>
          </table:table-cell>
          <table:table-cell office:value-type="float" office:value="31455.21989" calcext:value-type="float">
            <text:p>31455,2198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0.4647531" calcext:value-type="float">
            <text:p>430,4647531</text:p>
          </table:table-cell>
          <table:table-cell office:value-type="float" office:value="53628.13529" calcext:value-type="float">
            <text:p>53628,13529</text:p>
          </table:table-cell>
          <table:table-cell office:value-type="float" office:value="51754.49753" calcext:value-type="float">
            <text:p>51754,49753</text:p>
          </table:table-cell>
          <table:table-cell office:value-type="float" office:value="0" calcext:value-type="float">
            <text:p>0</text:p>
          </table:table-cell>
          <table:table-cell office:value-type="float" office:value="96011.54543" calcext:value-type="float">
            <text:p>96011,54543</text:p>
          </table:table-cell>
          <table:table-cell office:value-type="float" office:value="0" calcext:value-type="float">
            <text:p>0</text:p>
          </table:table-cell>
          <table:table-cell office:value-type="float" office:value="107638.3677" calcext:value-type="float">
            <text:p>107638,3677</text:p>
          </table:table-cell>
          <table:table-cell office:value-type="float" office:value="36455.85992" calcext:value-type="float">
            <text:p>36455,85992</text:p>
          </table:table-cell>
          <table:table-cell office:value-type="float" office:value="31726.36944" calcext:value-type="float">
            <text:p>31726,36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053.0874" calcext:value-type="float">
            <text:p>136053,0874</text:p>
          </table:table-cell>
          <table:table-cell office:value-type="float" office:value="174622.4209" calcext:value-type="float">
            <text:p>174622,4209</text:p>
          </table:table-cell>
          <table:table-cell office:value-type="float" office:value="42166.32565" calcext:value-type="float">
            <text:p>42166,32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605.5183" calcext:value-type="float">
            <text:p>186605,5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912.0993" calcext:value-type="float">
            <text:p>342912,09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470.54382" calcext:value-type="float">
            <text:p>17470,54382</text:p>
          </table:table-cell>
          <table:table-cell office:value-type="float" office:value="0" calcext:value-type="float">
            <text:p>0</text:p>
          </table:table-cell>
          <table:table-cell office:value-type="float" office:value="105874.9945" calcext:value-type="float">
            <text:p>105874,99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354.5123" calcext:value-type="float">
            <text:p>190354,5123</text:p>
          </table:table-cell>
          <table:table-cell office:value-type="float" office:value="46033.38681" calcext:value-type="float">
            <text:p>46033,38681</text:p>
          </table:table-cell>
          <table:table-cell office:value-type="float" office:value="139109.6075" calcext:value-type="float">
            <text:p>139109,6075</text:p>
          </table:table-cell>
          <table:table-cell office:value-type="float" office:value="298351.5849" calcext:value-type="float">
            <text:p>298351,5849</text:p>
          </table:table-cell>
          <table:table-cell office:value-type="float" office:value="26963.58005" calcext:value-type="float">
            <text:p>26963,58005</text:p>
          </table:table-cell>
          <table:table-cell office:value-type="float" office:value="0" calcext:value-type="float">
            <text:p>0</text:p>
          </table:table-cell>
          <table:table-cell office:value-type="float" office:value="77104.48098" calcext:value-type="float">
            <text:p>77104,48098</text:p>
          </table:table-cell>
          <table:table-cell office:value-type="float" office:value="23345.50572" calcext:value-type="float">
            <text:p>23345,50572</text:p>
          </table:table-cell>
          <table:table-cell office:value-type="float" office:value="122909.6397" calcext:value-type="float">
            <text:p>122909,6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150.3796" calcext:value-type="float">
            <text:p>112150,3796</text:p>
          </table:table-cell>
          <table:table-cell office:value-type="float" office:value="91523.11265" calcext:value-type="float">
            <text:p>91523,11265</text:p>
          </table:table-cell>
          <table:table-cell office:value-type="float" office:value="306801.1631" calcext:value-type="float">
            <text:p>306801,1631</text:p>
          </table:table-cell>
          <table:table-cell office:value-type="float" office:value="0" calcext:value-type="float">
            <text:p>0</text:p>
          </table:table-cell>
          <table:table-cell office:value-type="float" office:value="103273.1004" calcext:value-type="float">
            <text:p>103273,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58.55501" calcext:value-type="float">
            <text:p>24658,55501</text:p>
          </table:table-cell>
          <table:table-cell office:value-type="float" office:value="0" calcext:value-type="float">
            <text:p>0</text:p>
          </table:table-cell>
          <table:table-cell office:value-type="float" office:value="207246.394" calcext:value-type="float">
            <text:p>207246,394</text:p>
          </table:table-cell>
          <table:table-cell office:value-type="float" office:value="36394.71764" calcext:value-type="float">
            <text:p>36394,7176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3593.18155" calcext:value-type="float">
            <text:p>53593,18155</text:p>
          </table:table-cell>
          <table:table-cell office:value-type="float" office:value="342667.574" calcext:value-type="float">
            <text:p>342667,574</text:p>
          </table:table-cell>
          <table:table-cell office:value-type="float" office:value="363946.1561" calcext:value-type="float">
            <text:p>363946,1561</text:p>
          </table:table-cell>
          <table:table-cell office:value-type="float" office:value="0" calcext:value-type="float">
            <text:p>0</text:p>
          </table:table-cell>
          <table:table-cell office:value-type="float" office:value="658781.1646" calcext:value-type="float">
            <text:p>658781,1646</text:p>
          </table:table-cell>
          <table:table-cell office:value-type="float" office:value="21612.06482" calcext:value-type="float">
            <text:p>21612,06482</text:p>
          </table:table-cell>
          <table:table-cell office:value-type="float" office:value="889002.0089" calcext:value-type="float">
            <text:p>889002,0089</text:p>
          </table:table-cell>
          <table:table-cell office:value-type="float" office:value="158378.8764" calcext:value-type="float">
            <text:p>158378,8764</text:p>
          </table:table-cell>
          <table:table-cell office:value-type="float" office:value="379938.3724" calcext:value-type="float">
            <text:p>379938,3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5618.261" calcext:value-type="float">
            <text:p>1055618,261</text:p>
          </table:table-cell>
          <table:table-cell office:value-type="float" office:value="955129.3639" calcext:value-type="float">
            <text:p>955129,3639</text:p>
          </table:table-cell>
          <table:table-cell office:value-type="float" office:value="1023594.96" calcext:value-type="float">
            <text:p>1023594,96</text:p>
          </table:table-cell>
          <table:table-cell office:value-type="float" office:value="6196.445548" calcext:value-type="float">
            <text:p>6196,445548</text:p>
          </table:table-cell>
          <table:table-cell office:value-type="float" office:value="44872.814" calcext:value-type="float">
            <text:p>44872,814</text:p>
          </table:table-cell>
          <table:table-cell office:value-type="float" office:value="0" calcext:value-type="float">
            <text:p>0</text:p>
          </table:table-cell>
          <table:table-cell office:value-type="float" office:value="1340667.173" calcext:value-type="float">
            <text:p>1340667,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2967.876" calcext:value-type="float">
            <text:p>2022967,876</text:p>
          </table:table-cell>
          <table:table-cell office:value-type="float" office:value="118803.0141" calcext:value-type="float">
            <text:p>118803,0141</text:p>
          </table:table-cell>
          <table:table-cell office:value-type="float" office:value="0" calcext:value-type="float">
            <text:p>0</text:p>
          </table:table-cell>
          <table:table-cell office:value-type="float" office:value="233438.7549" calcext:value-type="float">
            <text:p>233438,7549</text:p>
          </table:table-cell>
          <table:table-cell office:value-type="float" office:value="0" calcext:value-type="float">
            <text:p>0</text:p>
          </table:table-cell>
          <table:table-cell office:value-type="float" office:value="30575.38432" calcext:value-type="float">
            <text:p>30575,38432</text:p>
          </table:table-cell>
          <table:table-cell office:value-type="float" office:value="92898.00986" calcext:value-type="float">
            <text:p>92898,00986</text:p>
          </table:table-cell>
          <table:table-cell office:value-type="float" office:value="3117.514132" calcext:value-type="float">
            <text:p>3117,514132</text:p>
          </table:table-cell>
          <table:table-cell office:value-type="float" office:value="873204.9672" calcext:value-type="float">
            <text:p>873204,9672</text:p>
          </table:table-cell>
          <table:table-cell office:value-type="float" office:value="163446.0484" calcext:value-type="float">
            <text:p>163446,0484</text:p>
          </table:table-cell>
          <table:table-cell office:value-type="float" office:value="0" calcext:value-type="float">
            <text:p>0</text:p>
          </table:table-cell>
          <table:table-cell office:value-type="float" office:value="8193.502262" calcext:value-type="float">
            <text:p>8193,502262</text:p>
          </table:table-cell>
          <table:table-cell office:value-type="float" office:value="985961.8708" calcext:value-type="float">
            <text:p>985961,8708</text:p>
          </table:table-cell>
          <table:table-cell office:value-type="float" office:value="127445.585" calcext:value-type="float">
            <text:p>127445,585</text:p>
          </table:table-cell>
          <table:table-cell office:value-type="float" office:value="995069.4524" calcext:value-type="float">
            <text:p>995069,4524</text:p>
          </table:table-cell>
          <table:table-cell office:value-type="float" office:value="1415782.611" calcext:value-type="float">
            <text:p>1415782,611</text:p>
          </table:table-cell>
          <table:table-cell office:value-type="float" office:value="212491.4129" calcext:value-type="float">
            <text:p>212491,4129</text:p>
          </table:table-cell>
          <table:table-cell office:value-type="float" office:value="0" calcext:value-type="float">
            <text:p>0</text:p>
          </table:table-cell>
          <table:table-cell office:value-type="float" office:value="702091.0352" calcext:value-type="float">
            <text:p>702091,0352</text:p>
          </table:table-cell>
          <table:table-cell office:value-type="float" office:value="189342.8311" calcext:value-type="float">
            <text:p>189342,8311</text:p>
          </table:table-cell>
          <table:table-cell office:value-type="float" office:value="684028.1883" calcext:value-type="float">
            <text:p>684028,1883</text:p>
          </table:table-cell>
          <table:table-cell office:value-type="float" office:value="51.98617261" calcext:value-type="float">
            <text:p>51,98617261</text:p>
          </table:table-cell>
          <table:table-cell office:value-type="float" office:value="0" calcext:value-type="float">
            <text:p>0</text:p>
          </table:table-cell>
          <table:table-cell office:value-type="float" office:value="505717.0437" calcext:value-type="float">
            <text:p>505717,0437</text:p>
          </table:table-cell>
          <table:table-cell office:value-type="float" office:value="1447350.97" calcext:value-type="float">
            <text:p>1447350,97</text:p>
          </table:table-cell>
          <table:table-cell office:value-type="float" office:value="1771998.994" calcext:value-type="float">
            <text:p>1771998,994</text:p>
          </table:table-cell>
          <table:table-cell office:value-type="float" office:value="0" calcext:value-type="float">
            <text:p>0</text:p>
          </table:table-cell>
          <table:table-cell office:value-type="float" office:value="731310.5279" calcext:value-type="float">
            <text:p>731310,5279</text:p>
          </table:table-cell>
          <table:table-cell office:value-type="float" office:value="145900.0515" calcext:value-type="float">
            <text:p>145900,0515</text:p>
          </table:table-cell>
          <table:table-cell office:value-type="float" office:value="0" calcext:value-type="float">
            <text:p>0</text:p>
          </table:table-cell>
          <table:table-cell office:value-type="float" office:value="111074.3582" calcext:value-type="float">
            <text:p>111074,3582</text:p>
          </table:table-cell>
          <table:table-cell office:value-type="float" office:value="56432.68778" calcext:value-type="float">
            <text:p>56432,68778</text:p>
          </table:table-cell>
          <table:table-cell office:value-type="float" office:value="1860208.889" calcext:value-type="float">
            <text:p>1860208,889</text:p>
          </table:table-cell>
          <table:table-cell office:value-type="float" office:value="298859.9573" calcext:value-type="float">
            <text:p>298859,95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5184.3244" calcext:value-type="float">
            <text:p>155184,3244</text:p>
          </table:table-cell>
          <table:table-cell office:value-type="float" office:value="418788.2224" calcext:value-type="float">
            <text:p>418788,2224</text:p>
          </table:table-cell>
          <table:table-cell office:value-type="float" office:value="493023.3337" calcext:value-type="float">
            <text:p>493023,3337</text:p>
          </table:table-cell>
          <table:table-cell office:value-type="float" office:value="0" calcext:value-type="float">
            <text:p>0</text:p>
          </table:table-cell>
          <table:table-cell office:value-type="float" office:value="1331747.682" calcext:value-type="float">
            <text:p>1331747,682</text:p>
          </table:table-cell>
          <table:table-cell office:value-type="float" office:value="218586.011" calcext:value-type="float">
            <text:p>218586,011</text:p>
          </table:table-cell>
          <table:table-cell office:value-type="float" office:value="1237874.328" calcext:value-type="float">
            <text:p>1237874,328</text:p>
          </table:table-cell>
          <table:table-cell office:value-type="float" office:value="433446.9076" calcext:value-type="float">
            <text:p>433446,9076</text:p>
          </table:table-cell>
          <table:table-cell office:value-type="float" office:value="1122609.223" calcext:value-type="float">
            <text:p>1122609,223</text:p>
          </table:table-cell>
          <table:table-cell office:value-type="float" office:value="156751.5212" calcext:value-type="float">
            <text:p>156751,5212</text:p>
          </table:table-cell>
          <table:table-cell office:value-type="float" office:value="104039.933" calcext:value-type="float">
            <text:p>104039,933</text:p>
          </table:table-cell>
          <table:table-cell office:value-type="float" office:value="2057731.891" calcext:value-type="float">
            <text:p>2057731,891</text:p>
          </table:table-cell>
          <table:table-cell office:value-type="float" office:value="1132687.33" calcext:value-type="float">
            <text:p>1132687,33</text:p>
          </table:table-cell>
          <table:table-cell office:value-type="float" office:value="1724238.727" calcext:value-type="float">
            <text:p>1724238,727</text:p>
          </table:table-cell>
          <table:table-cell office:value-type="float" office:value="138476.4903" calcext:value-type="float">
            <text:p>138476,4903</text:p>
          </table:table-cell>
          <table:table-cell office:value-type="float" office:value="695676.0442" calcext:value-type="float">
            <text:p>695676,0442</text:p>
          </table:table-cell>
          <table:table-cell office:value-type="float" office:value="0" calcext:value-type="float">
            <text:p>0</text:p>
          </table:table-cell>
          <table:table-cell office:value-type="float" office:value="1825684.693" calcext:value-type="float">
            <text:p>1825684,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7935.704" calcext:value-type="float">
            <text:p>3067935,704</text:p>
          </table:table-cell>
          <table:table-cell office:value-type="float" office:value="210314.0889" calcext:value-type="float">
            <text:p>210314,0889</text:p>
          </table:table-cell>
          <table:table-cell office:value-type="float" office:value="52433.37266" calcext:value-type="float">
            <text:p>52433,37266</text:p>
          </table:table-cell>
          <table:table-cell office:value-type="float" office:value="837717.5429" calcext:value-type="float">
            <text:p>837717,5429</text:p>
          </table:table-cell>
          <table:table-cell office:value-type="float" office:value="315460.3809" calcext:value-type="float">
            <text:p>315460,3809</text:p>
          </table:table-cell>
          <table:table-cell office:value-type="float" office:value="105673.788" calcext:value-type="float">
            <text:p>105673,788</text:p>
          </table:table-cell>
          <table:table-cell office:value-type="float" office:value="89178.23783" calcext:value-type="float">
            <text:p>89178,23783</text:p>
          </table:table-cell>
          <table:table-cell office:value-type="float" office:value="135428.3832" calcext:value-type="float">
            <text:p>135428,3832</text:p>
          </table:table-cell>
          <table:table-cell office:value-type="float" office:value="1697200.393" calcext:value-type="float">
            <text:p>1697200,393</text:p>
          </table:table-cell>
          <table:table-cell office:value-type="float" office:value="688291.1766" calcext:value-type="float">
            <text:p>688291,1766</text:p>
          </table:table-cell>
          <table:table-cell office:value-type="float" office:value="0" calcext:value-type="float">
            <text:p>0</text:p>
          </table:table-cell>
          <table:table-cell office:value-type="float" office:value="32544.3309" calcext:value-type="float">
            <text:p>32544,3309</text:p>
          </table:table-cell>
          <table:table-cell office:value-type="float" office:value="1303078.95" calcext:value-type="float">
            <text:p>1303078,95</text:p>
          </table:table-cell>
          <table:table-cell office:value-type="float" office:value="47999.24101" calcext:value-type="float">
            <text:p>47999,24101</text:p>
          </table:table-cell>
          <table:table-cell office:value-type="float" office:value="1563349.604" calcext:value-type="float">
            <text:p>1563349,604</text:p>
          </table:table-cell>
          <table:table-cell office:value-type="float" office:value="803893.1597" calcext:value-type="float">
            <text:p>803893,1597</text:p>
          </table:table-cell>
          <table:table-cell office:value-type="float" office:value="375695.8571" calcext:value-type="float">
            <text:p>375695,8571</text:p>
          </table:table-cell>
          <table:table-cell office:value-type="float" office:value="0" calcext:value-type="float">
            <text:p>0</text:p>
          </table:table-cell>
          <table:table-cell office:value-type="float" office:value="512804.249" calcext:value-type="float">
            <text:p>512804,249</text:p>
          </table:table-cell>
          <table:table-cell office:value-type="float" office:value="285796.0962" calcext:value-type="float">
            <text:p>285796,0962</text:p>
          </table:table-cell>
          <table:table-cell office:value-type="float" office:value="991861.5864" calcext:value-type="float">
            <text:p>991861,5864</text:p>
          </table:table-cell>
          <table:table-cell office:value-type="float" office:value="53554.16794" calcext:value-type="float">
            <text:p>53554,16794</text:p>
          </table:table-cell>
          <table:table-cell office:value-type="float" office:value="0" calcext:value-type="float">
            <text:p>0</text:p>
          </table:table-cell>
          <table:table-cell office:value-type="float" office:value="177243.8269" calcext:value-type="float">
            <text:p>177243,8269</text:p>
          </table:table-cell>
          <table:table-cell office:value-type="float" office:value="2872143.735" calcext:value-type="float">
            <text:p>2872143,735</text:p>
          </table:table-cell>
          <table:table-cell office:value-type="float" office:value="1978570.85" calcext:value-type="float">
            <text:p>1978570,85</text:p>
          </table:table-cell>
          <table:table-cell office:value-type="float" office:value="99591.53603" calcext:value-type="float">
            <text:p>99591,53603</text:p>
          </table:table-cell>
          <table:table-cell office:value-type="float" office:value="1267605.636" calcext:value-type="float">
            <text:p>1267605,636</text:p>
          </table:table-cell>
          <table:table-cell office:value-type="float" office:value="439839.4377" calcext:value-type="float">
            <text:p>439839,4377</text:p>
          </table:table-cell>
          <table:table-cell office:value-type="float" office:value="3879.978509" calcext:value-type="float">
            <text:p>3879,978509</text:p>
          </table:table-cell>
          <table:table-cell office:value-type="float" office:value="563920.2461" calcext:value-type="float">
            <text:p>563920,2461</text:p>
          </table:table-cell>
          <table:table-cell office:value-type="float" office:value="429517.8411" calcext:value-type="float">
            <text:p>429517,8411</text:p>
          </table:table-cell>
          <table:table-cell office:value-type="float" office:value="2899641.407" calcext:value-type="float">
            <text:p>2899641,407</text:p>
          </table:table-cell>
          <table:table-cell office:value-type="float" office:value="323610.4951" calcext:value-type="float">
            <text:p>323610,495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74535.8403" calcext:value-type="float">
            <text:p>374535,8403</text:p>
          </table:table-cell>
          <table:table-cell office:value-type="float" office:value="331441.1105" calcext:value-type="float">
            <text:p>331441,1105</text:p>
          </table:table-cell>
          <table:table-cell office:value-type="float" office:value="633861.254" calcext:value-type="float">
            <text:p>633861,254</text:p>
          </table:table-cell>
          <table:table-cell office:value-type="float" office:value="0" calcext:value-type="float">
            <text:p>0</text:p>
          </table:table-cell>
          <table:table-cell office:value-type="float" office:value="1865493.271" calcext:value-type="float">
            <text:p>1865493,271</text:p>
          </table:table-cell>
          <table:table-cell office:value-type="float" office:value="428975.444" calcext:value-type="float">
            <text:p>428975,444</text:p>
          </table:table-cell>
          <table:table-cell office:value-type="float" office:value="1571259.775" calcext:value-type="float">
            <text:p>1571259,775</text:p>
          </table:table-cell>
          <table:table-cell office:value-type="float" office:value="654359.1745" calcext:value-type="float">
            <text:p>654359,1745</text:p>
          </table:table-cell>
          <table:table-cell office:value-type="float" office:value="2344332.166" calcext:value-type="float">
            <text:p>2344332,166</text:p>
          </table:table-cell>
          <table:table-cell office:value-type="float" office:value="536471.0478" calcext:value-type="float">
            <text:p>536471,0478</text:p>
          </table:table-cell>
          <table:table-cell office:value-type="float" office:value="178250.3619" calcext:value-type="float">
            <text:p>178250,3619</text:p>
          </table:table-cell>
          <table:table-cell office:value-type="float" office:value="2269304.637" calcext:value-type="float">
            <text:p>2269304,637</text:p>
          </table:table-cell>
          <table:table-cell office:value-type="float" office:value="1316752.175" calcext:value-type="float">
            <text:p>1316752,175</text:p>
          </table:table-cell>
          <table:table-cell office:value-type="float" office:value="1896156.367" calcext:value-type="float">
            <text:p>1896156,367</text:p>
          </table:table-cell>
          <table:table-cell office:value-type="float" office:value="284647.0716" calcext:value-type="float">
            <text:p>284647,0716</text:p>
          </table:table-cell>
          <table:table-cell office:value-type="float" office:value="2160056.64" calcext:value-type="float">
            <text:p>2160056,64</text:p>
          </table:table-cell>
          <table:table-cell office:value-type="float" office:value="0" calcext:value-type="float">
            <text:p>0</text:p>
          </table:table-cell>
          <table:table-cell office:value-type="float" office:value="2208672.853" calcext:value-type="float">
            <text:p>2208672,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4409.101" calcext:value-type="float">
            <text:p>3984409,101</text:p>
          </table:table-cell>
          <table:table-cell office:value-type="float" office:value="237890.5171" calcext:value-type="float">
            <text:p>237890,5171</text:p>
          </table:table-cell>
          <table:table-cell office:value-type="float" office:value="688954.0894" calcext:value-type="float">
            <text:p>688954,0894</text:p>
          </table:table-cell>
          <table:table-cell office:value-type="float" office:value="700825.6931" calcext:value-type="float">
            <text:p>700825,6931</text:p>
          </table:table-cell>
          <table:table-cell office:value-type="float" office:value="885891.2159" calcext:value-type="float">
            <text:p>885891,2159</text:p>
          </table:table-cell>
          <table:table-cell office:value-type="float" office:value="170150.125" calcext:value-type="float">
            <text:p>170150,125</text:p>
          </table:table-cell>
          <table:table-cell office:value-type="float" office:value="45429.68578" calcext:value-type="float">
            <text:p>45429,68578</text:p>
          </table:table-cell>
          <table:table-cell office:value-type="float" office:value="447543.3559" calcext:value-type="float">
            <text:p>447543,3559</text:p>
          </table:table-cell>
          <table:table-cell office:value-type="float" office:value="2766375.197" calcext:value-type="float">
            <text:p>2766375,197</text:p>
          </table:table-cell>
          <table:table-cell office:value-type="float" office:value="525482.0855" calcext:value-type="float">
            <text:p>525482,0855</text:p>
          </table:table-cell>
          <table:table-cell office:value-type="float" office:value="0" calcext:value-type="float">
            <text:p>0</text:p>
          </table:table-cell>
          <table:table-cell office:value-type="float" office:value="176024.604" calcext:value-type="float">
            <text:p>176024,604</text:p>
          </table:table-cell>
          <table:table-cell office:value-type="float" office:value="1121869.527" calcext:value-type="float">
            <text:p>1121869,527</text:p>
          </table:table-cell>
          <table:table-cell office:value-type="float" office:value="39729.94376" calcext:value-type="float">
            <text:p>39729,94376</text:p>
          </table:table-cell>
          <table:table-cell office:value-type="float" office:value="1574800.486" calcext:value-type="float">
            <text:p>1574800,486</text:p>
          </table:table-cell>
          <table:table-cell office:value-type="float" office:value="791637.4448" calcext:value-type="float">
            <text:p>791637,4448</text:p>
          </table:table-cell>
          <table:table-cell office:value-type="float" office:value="427324.7144" calcext:value-type="float">
            <text:p>427324,7144</text:p>
          </table:table-cell>
          <table:table-cell office:value-type="float" office:value="0" calcext:value-type="float">
            <text:p>0</text:p>
          </table:table-cell>
          <table:table-cell office:value-type="float" office:value="118092.7435" calcext:value-type="float">
            <text:p>118092,7435</text:p>
          </table:table-cell>
          <table:table-cell office:value-type="float" office:value="304246.4929" calcext:value-type="float">
            <text:p>304246,4929</text:p>
          </table:table-cell>
          <table:table-cell office:value-type="float" office:value="794121.3247" calcext:value-type="float">
            <text:p>794121,3247</text:p>
          </table:table-cell>
          <table:table-cell office:value-type="float" office:value="121523.442" calcext:value-type="float">
            <text:p>121523,442</text:p>
          </table:table-cell>
          <table:table-cell office:value-type="float" office:value="0" calcext:value-type="float">
            <text:p>0</text:p>
          </table:table-cell>
          <table:table-cell office:value-type="float" office:value="153296.5168" calcext:value-type="float">
            <text:p>153296,5168</text:p>
          </table:table-cell>
          <table:table-cell office:value-type="float" office:value="3591567.981" calcext:value-type="float">
            <text:p>3591567,981</text:p>
          </table:table-cell>
          <table:table-cell office:value-type="float" office:value="2265845.448" calcext:value-type="float">
            <text:p>2265845,448</text:p>
          </table:table-cell>
          <table:table-cell office:value-type="float" office:value="730681.3625" calcext:value-type="float">
            <text:p>730681,3625</text:p>
          </table:table-cell>
          <table:table-cell office:value-type="float" office:value="1316238.573" calcext:value-type="float">
            <text:p>1316238,573</text:p>
          </table:table-cell>
          <table:table-cell office:value-type="float" office:value="742238.6985" calcext:value-type="float">
            <text:p>742238,6985</text:p>
          </table:table-cell>
          <table:table-cell office:value-type="float" office:value="310873.5867" calcext:value-type="float">
            <text:p>310873,5867</text:p>
          </table:table-cell>
          <table:table-cell office:value-type="float" office:value="1064155.22" calcext:value-type="float">
            <text:p>1064155,22</text:p>
          </table:table-cell>
          <table:table-cell office:value-type="float" office:value="554420.8755" calcext:value-type="float">
            <text:p>554420,8755</text:p>
          </table:table-cell>
          <table:table-cell office:value-type="float" office:value="3592564.777" calcext:value-type="float">
            <text:p>3592564,777</text:p>
          </table:table-cell>
          <table:table-cell office:value-type="float" office:value="365942.9684" calcext:value-type="float">
            <text:p>365942,96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0925.4646" calcext:value-type="float">
            <text:p>490925,4646</text:p>
          </table:table-cell>
          <table:table-cell office:value-type="float" office:value="379628.7136" calcext:value-type="float">
            <text:p>379628,7136</text:p>
          </table:table-cell>
          <table:table-cell office:value-type="float" office:value="817539.5103" calcext:value-type="float">
            <text:p>817539,5103</text:p>
          </table:table-cell>
          <table:table-cell office:value-type="float" office:value="0" calcext:value-type="float">
            <text:p>0</text:p>
          </table:table-cell>
          <table:table-cell office:value-type="float" office:value="2342132.418" calcext:value-type="float">
            <text:p>2342132,418</text:p>
          </table:table-cell>
          <table:table-cell office:value-type="float" office:value="388973.2906" calcext:value-type="float">
            <text:p>388973,2906</text:p>
          </table:table-cell>
          <table:table-cell office:value-type="float" office:value="1599101.817" calcext:value-type="float">
            <text:p>1599101,817</text:p>
          </table:table-cell>
          <table:table-cell office:value-type="float" office:value="680319.7447" calcext:value-type="float">
            <text:p>680319,7447</text:p>
          </table:table-cell>
          <table:table-cell office:value-type="float" office:value="2691518.67" calcext:value-type="float">
            <text:p>2691518,67</text:p>
          </table:table-cell>
          <table:table-cell office:value-type="float" office:value="853400.7744" calcext:value-type="float">
            <text:p>853400,7744</text:p>
          </table:table-cell>
          <table:table-cell office:value-type="float" office:value="316576.0593" calcext:value-type="float">
            <text:p>316576,0593</text:p>
          </table:table-cell>
          <table:table-cell office:value-type="float" office:value="2079096.88" calcext:value-type="float">
            <text:p>2079096,88</text:p>
          </table:table-cell>
          <table:table-cell office:value-type="float" office:value="1994905.952" calcext:value-type="float">
            <text:p>1994905,952</text:p>
          </table:table-cell>
          <table:table-cell office:value-type="float" office:value="1761736.255" calcext:value-type="float">
            <text:p>1761736,255</text:p>
          </table:table-cell>
          <table:table-cell office:value-type="float" office:value="547666.6507" calcext:value-type="float">
            <text:p>547666,6507</text:p>
          </table:table-cell>
          <table:table-cell office:value-type="float" office:value="2559966.789" calcext:value-type="float">
            <text:p>2559966,789</text:p>
          </table:table-cell>
          <table:table-cell office:value-type="float" office:value="72965.86943" calcext:value-type="float">
            <text:p>72965,86943</text:p>
          </table:table-cell>
          <table:table-cell office:value-type="float" office:value="2362517.542" calcext:value-type="float">
            <text:p>2362517,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3621.942" calcext:value-type="float">
            <text:p>4013621,942</text:p>
          </table:table-cell>
          <table:table-cell office:value-type="float" office:value="195469.0573" calcext:value-type="float">
            <text:p>195469,0573</text:p>
          </table:table-cell>
          <table:table-cell office:value-type="float" office:value="884062.0558" calcext:value-type="float">
            <text:p>884062,0558</text:p>
          </table:table-cell>
          <table:table-cell office:value-type="float" office:value="209179.6712" calcext:value-type="float">
            <text:p>209179,6712</text:p>
          </table:table-cell>
          <table:table-cell office:value-type="float" office:value="642048.2588" calcext:value-type="float">
            <text:p>642048,2588</text:p>
          </table:table-cell>
          <table:table-cell office:value-type="float" office:value="516058.3971" calcext:value-type="float">
            <text:p>516058,3971</text:p>
          </table:table-cell>
          <table:table-cell office:value-type="float" office:value="6639.025764" calcext:value-type="float">
            <text:p>6639,025764</text:p>
          </table:table-cell>
          <table:table-cell office:value-type="float" office:value="553942.3744" calcext:value-type="float">
            <text:p>553942,3744</text:p>
          </table:table-cell>
          <table:table-cell office:value-type="float" office:value="3480346.11" calcext:value-type="float">
            <text:p>3480346,11</text:p>
          </table:table-cell>
          <table:table-cell office:value-type="float" office:value="333402.0747" calcext:value-type="float">
            <text:p>333402,0747</text:p>
          </table:table-cell>
          <table:table-cell office:value-type="float" office:value="864909.0046" calcext:value-type="float">
            <text:p>864909,0046</text:p>
          </table:table-cell>
          <table:table-cell office:value-type="float" office:value="502228.9094" calcext:value-type="float">
            <text:p>502228,9094</text:p>
          </table:table-cell>
          <table:table-cell office:value-type="float" office:value="1854796.916" calcext:value-type="float">
            <text:p>1854796,916</text:p>
          </table:table-cell>
          <table:table-cell office:value-type="float" office:value="30632.48681" calcext:value-type="float">
            <text:p>30632,48681</text:p>
          </table:table-cell>
          <table:table-cell office:value-type="float" office:value="1352018.071" calcext:value-type="float">
            <text:p>1352018,071</text:p>
          </table:table-cell>
          <table:table-cell office:value-type="float" office:value="1308575.567" calcext:value-type="float">
            <text:p>1308575,567</text:p>
          </table:table-cell>
          <table:table-cell office:value-type="float" office:value="552746.2215" calcext:value-type="float">
            <text:p>552746,2215</text:p>
          </table:table-cell>
          <table:table-cell office:value-type="float" office:value="0" calcext:value-type="float">
            <text:p>0</text:p>
          </table:table-cell>
          <table:table-cell office:value-type="float" office:value="194018.3805" calcext:value-type="float">
            <text:p>194018,3805</text:p>
          </table:table-cell>
          <table:table-cell office:value-type="float" office:value="295368.6767" calcext:value-type="float">
            <text:p>295368,6767</text:p>
          </table:table-cell>
          <table:table-cell office:value-type="float" office:value="281202.7798" calcext:value-type="float">
            <text:p>281202,7798</text:p>
          </table:table-cell>
          <table:table-cell office:value-type="float" office:value="87672.70646" calcext:value-type="float">
            <text:p>87672,70646</text:p>
          </table:table-cell>
          <table:table-cell office:value-type="float" office:value="0" calcext:value-type="float">
            <text:p>0</text:p>
          </table:table-cell>
          <table:table-cell office:value-type="float" office:value="358638.4327" calcext:value-type="float">
            <text:p>358638,4327</text:p>
          </table:table-cell>
          <table:table-cell office:value-type="float" office:value="4283196.252" calcext:value-type="float">
            <text:p>4283196,252</text:p>
          </table:table-cell>
          <table:table-cell office:value-type="float" office:value="2197102.935" calcext:value-type="float">
            <text:p>2197102,935</text:p>
          </table:table-cell>
          <table:table-cell office:value-type="float" office:value="1391142.661" calcext:value-type="float">
            <text:p>1391142,661</text:p>
          </table:table-cell>
          <table:table-cell office:value-type="float" office:value="929048.5335" calcext:value-type="float">
            <text:p>929048,5335</text:p>
          </table:table-cell>
          <table:table-cell office:value-type="float" office:value="736756.7076" calcext:value-type="float">
            <text:p>736756,7076</text:p>
          </table:table-cell>
          <table:table-cell office:value-type="float" office:value="164013.3221" calcext:value-type="float">
            <text:p>164013,3221</text:p>
          </table:table-cell>
          <table:table-cell office:value-type="float" office:value="1130028.242" calcext:value-type="float">
            <text:p>1130028,242</text:p>
          </table:table-cell>
          <table:table-cell office:value-type="float" office:value="200777.8466" calcext:value-type="float">
            <text:p>200777,8466</text:p>
          </table:table-cell>
          <table:table-cell office:value-type="float" office:value="4683611.558" calcext:value-type="float">
            <text:p>4683611,558</text:p>
          </table:table-cell>
          <table:table-cell office:value-type="float" office:value="360777.151" calcext:value-type="float">
            <text:p>360777,15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585795.1101" calcext:value-type="float">
            <text:p>585795,1101</text:p>
          </table:table-cell>
          <table:table-cell office:value-type="float" office:value="608265.4158" calcext:value-type="float">
            <text:p>608265,4158</text:p>
          </table:table-cell>
          <table:table-cell office:value-type="float" office:value="1048169.242" calcext:value-type="float">
            <text:p>1048169,242</text:p>
          </table:table-cell>
          <table:table-cell office:value-type="float" office:value="0" calcext:value-type="float">
            <text:p>0</text:p>
          </table:table-cell>
          <table:table-cell office:value-type="float" office:value="3027551.987" calcext:value-type="float">
            <text:p>3027551,987</text:p>
          </table:table-cell>
          <table:table-cell office:value-type="float" office:value="724644.8939" calcext:value-type="float">
            <text:p>724644,8939</text:p>
          </table:table-cell>
          <table:table-cell office:value-type="float" office:value="1735771.606" calcext:value-type="float">
            <text:p>1735771,606</text:p>
          </table:table-cell>
          <table:table-cell office:value-type="float" office:value="537680.5412" calcext:value-type="float">
            <text:p>537680,5412</text:p>
          </table:table-cell>
          <table:table-cell office:value-type="float" office:value="2902421.199" calcext:value-type="float">
            <text:p>2902421,199</text:p>
          </table:table-cell>
          <table:table-cell office:value-type="float" office:value="331731.7679" calcext:value-type="float">
            <text:p>331731,7679</text:p>
          </table:table-cell>
          <table:table-cell office:value-type="float" office:value="182983.496" calcext:value-type="float">
            <text:p>182983,496</text:p>
          </table:table-cell>
          <table:table-cell office:value-type="float" office:value="2769527.686" calcext:value-type="float">
            <text:p>2769527,686</text:p>
          </table:table-cell>
          <table:table-cell office:value-type="float" office:value="2668634.978" calcext:value-type="float">
            <text:p>2668634,978</text:p>
          </table:table-cell>
          <table:table-cell office:value-type="float" office:value="1866402.166" calcext:value-type="float">
            <text:p>1866402,166</text:p>
          </table:table-cell>
          <table:table-cell office:value-type="float" office:value="757238.8349" calcext:value-type="float">
            <text:p>757238,8349</text:p>
          </table:table-cell>
          <table:table-cell office:value-type="float" office:value="2555693.385" calcext:value-type="float">
            <text:p>2555693,385</text:p>
          </table:table-cell>
          <table:table-cell office:value-type="float" office:value="327585.8968" calcext:value-type="float">
            <text:p>327585,8968</text:p>
          </table:table-cell>
          <table:table-cell office:value-type="float" office:value="2533809.901" calcext:value-type="float">
            <text:p>2533809,901</text:p>
          </table:table-cell>
          <table:table-cell office:value-type="float" office:value="0" calcext:value-type="float">
            <text:p>0</text:p>
          </table:table-cell>
          <table:table-cell office:value-type="float" office:value="33915.21373" calcext:value-type="float">
            <text:p>33915,21373</text:p>
          </table:table-cell>
          <table:table-cell office:value-type="float" office:value="3360960.821" calcext:value-type="float">
            <text:p>3360960,821</text:p>
          </table:table-cell>
          <table:table-cell office:value-type="float" office:value="89743.37783" calcext:value-type="float">
            <text:p>89743,37783</text:p>
          </table:table-cell>
          <table:table-cell office:value-type="float" office:value="726931.2201" calcext:value-type="float">
            <text:p>726931,2201</text:p>
          </table:table-cell>
          <table:table-cell office:value-type="float" office:value="179435.5561" calcext:value-type="float">
            <text:p>179435,5561</text:p>
          </table:table-cell>
          <table:table-cell office:value-type="float" office:value="135135.6027" calcext:value-type="float">
            <text:p>135135,6027</text:p>
          </table:table-cell>
          <table:table-cell office:value-type="float" office:value="713422.5044" calcext:value-type="float">
            <text:p>713422,5044</text:p>
          </table:table-cell>
          <table:table-cell office:value-type="float" office:value="105983.6305" calcext:value-type="float">
            <text:p>105983,6305</text:p>
          </table:table-cell>
          <table:table-cell office:value-type="float" office:value="764507.9881" calcext:value-type="float">
            <text:p>764507,9881</text:p>
          </table:table-cell>
          <table:table-cell office:value-type="float" office:value="3180276.103" calcext:value-type="float">
            <text:p>3180276,103</text:p>
          </table:table-cell>
          <table:table-cell office:value-type="float" office:value="198932.5968" calcext:value-type="float">
            <text:p>198932,5968</text:p>
          </table:table-cell>
          <table:table-cell office:value-type="float" office:value="1649614.885" calcext:value-type="float">
            <text:p>1649614,885</text:p>
          </table:table-cell>
          <table:table-cell office:value-type="float" office:value="881408.2042" calcext:value-type="float">
            <text:p>881408,2042</text:p>
          </table:table-cell>
          <table:table-cell office:value-type="float" office:value="2537045.601" calcext:value-type="float">
            <text:p>2537045,601</text:p>
          </table:table-cell>
          <table:table-cell office:value-type="float" office:value="239478.3137" calcext:value-type="float">
            <text:p>239478,3137</text:p>
          </table:table-cell>
          <table:table-cell office:value-type="float" office:value="2719428.051" calcext:value-type="float">
            <text:p>2719428,051</text:p>
          </table:table-cell>
          <table:table-cell office:value-type="float" office:value="1497250.076" calcext:value-type="float">
            <text:p>1497250,076</text:p>
          </table:table-cell>
          <table:table-cell office:value-type="float" office:value="977665.2887" calcext:value-type="float">
            <text:p>977665,2887</text:p>
          </table:table-cell>
          <table:table-cell office:value-type="float" office:value="0" calcext:value-type="float">
            <text:p>0</text:p>
          </table:table-cell>
          <table:table-cell office:value-type="float" office:value="403707.113" calcext:value-type="float">
            <text:p>403707,113</text:p>
          </table:table-cell>
          <table:table-cell office:value-type="float" office:value="505606.135" calcext:value-type="float">
            <text:p>505606,135</text:p>
          </table:table-cell>
          <table:table-cell office:value-type="float" office:value="249662.4719" calcext:value-type="float">
            <text:p>249662,4719</text:p>
          </table:table-cell>
          <table:table-cell office:value-type="float" office:value="79362.52531" calcext:value-type="float">
            <text:p>79362,52531</text:p>
          </table:table-cell>
          <table:table-cell office:value-type="float" office:value="0" calcext:value-type="float">
            <text:p>0</text:p>
          </table:table-cell>
          <table:table-cell office:value-type="float" office:value="801132.0888" calcext:value-type="float">
            <text:p>801132,0888</text:p>
          </table:table-cell>
          <table:table-cell office:value-type="float" office:value="4264902.312" calcext:value-type="float">
            <text:p>4264902,312</text:p>
          </table:table-cell>
          <table:table-cell office:value-type="float" office:value="2406691.893" calcext:value-type="float">
            <text:p>2406691,893</text:p>
          </table:table-cell>
          <table:table-cell office:value-type="float" office:value="2197035.255" calcext:value-type="float">
            <text:p>2197035,255</text:p>
          </table:table-cell>
          <table:table-cell office:value-type="float" office:value="1104938.795" calcext:value-type="float">
            <text:p>1104938,795</text:p>
          </table:table-cell>
          <table:table-cell office:value-type="float" office:value="805090.046" calcext:value-type="float">
            <text:p>805090,046</text:p>
          </table:table-cell>
          <table:table-cell office:value-type="float" office:value="144959.2696" calcext:value-type="float">
            <text:p>144959,2696</text:p>
          </table:table-cell>
          <table:table-cell office:value-type="float" office:value="751108.0687" calcext:value-type="float">
            <text:p>751108,0687</text:p>
          </table:table-cell>
          <table:table-cell office:value-type="float" office:value="76982.14184" calcext:value-type="float">
            <text:p>76982,14184</text:p>
          </table:table-cell>
          <table:table-cell office:value-type="float" office:value="6273205.389" calcext:value-type="float">
            <text:p>6273205,389</text:p>
          </table:table-cell>
          <table:table-cell office:value-type="float" office:value="342743.4088" calcext:value-type="float">
            <text:p>342743,408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91643.0269" calcext:value-type="float">
            <text:p>791643,0269</text:p>
          </table:table-cell>
          <table:table-cell office:value-type="float" office:value="1000339.33" calcext:value-type="float">
            <text:p>1000339,33</text:p>
          </table:table-cell>
          <table:table-cell office:value-type="float" office:value="1137429.144" calcext:value-type="float">
            <text:p>1137429,144</text:p>
          </table:table-cell>
          <table:table-cell office:value-type="float" office:value="0" calcext:value-type="float">
            <text:p>0</text:p>
          </table:table-cell>
          <table:table-cell office:value-type="float" office:value="3955166.87" calcext:value-type="float">
            <text:p>3955166,87</text:p>
          </table:table-cell>
          <table:table-cell office:value-type="float" office:value="1094836.112" calcext:value-type="float">
            <text:p>1094836,112</text:p>
          </table:table-cell>
          <table:table-cell office:value-type="float" office:value="2024463.915" calcext:value-type="float">
            <text:p>2024463,915</text:p>
          </table:table-cell>
          <table:table-cell office:value-type="float" office:value="787277.6702" calcext:value-type="float">
            <text:p>787277,6702</text:p>
          </table:table-cell>
          <table:table-cell office:value-type="float" office:value="3301223.389" calcext:value-type="float">
            <text:p>3301223,389</text:p>
          </table:table-cell>
          <table:table-cell office:value-type="float" office:value="39512.06388" calcext:value-type="float">
            <text:p>39512,06388</text:p>
          </table:table-cell>
          <table:table-cell office:value-type="float" office:value="360334.0142" calcext:value-type="float">
            <text:p>360334,0142</text:p>
          </table:table-cell>
          <table:table-cell office:value-type="float" office:value="3156046.396" calcext:value-type="float">
            <text:p>3156046,396</text:p>
          </table:table-cell>
          <table:table-cell office:value-type="float" office:value="3819162.632" calcext:value-type="float">
            <text:p>3819162,632</text:p>
          </table:table-cell>
          <table:table-cell office:value-type="float" office:value="1597403.898" calcext:value-type="float">
            <text:p>1597403,898</text:p>
          </table:table-cell>
          <table:table-cell office:value-type="float" office:value="820070.0525" calcext:value-type="float">
            <text:p>820070,0525</text:p>
          </table:table-cell>
          <table:table-cell office:value-type="float" office:value="2883409.355" calcext:value-type="float">
            <text:p>2883409,355</text:p>
          </table:table-cell>
          <table:table-cell office:value-type="float" office:value="658273.3515" calcext:value-type="float">
            <text:p>658273,3515</text:p>
          </table:table-cell>
          <table:table-cell office:value-type="float" office:value="2454937.508" calcext:value-type="float">
            <text:p>2454937,508</text:p>
          </table:table-cell>
          <table:table-cell office:value-type="float" office:value="667.0534052" calcext:value-type="float">
            <text:p>667,0534052</text:p>
          </table:table-cell>
          <table:table-cell office:value-type="float" office:value="462293.3543" calcext:value-type="float">
            <text:p>462293,3543</text:p>
          </table:table-cell>
          <table:table-cell office:value-type="float" office:value="2629870.367" calcext:value-type="float">
            <text:p>2629870,367</text:p>
          </table:table-cell>
          <table:table-cell office:value-type="float" office:value="270980.4754" calcext:value-type="float">
            <text:p>270980,4754</text:p>
          </table:table-cell>
          <table:table-cell office:value-type="float" office:value="620790.7206" calcext:value-type="float">
            <text:p>620790,7206</text:p>
          </table:table-cell>
          <table:table-cell office:value-type="float" office:value="171242.9325" calcext:value-type="float">
            <text:p>171242,9325</text:p>
          </table:table-cell>
          <table:table-cell office:value-type="float" office:value="-93615.83983" calcext:value-type="float">
            <text:p>-93615,83983</text:p>
          </table:table-cell>
          <table:table-cell office:value-type="float" office:value="625609.5335" calcext:value-type="float">
            <text:p>625609,5335</text:p>
          </table:table-cell>
          <table:table-cell office:value-type="float" office:value="291911.0485" calcext:value-type="float">
            <text:p>291911,0485</text:p>
          </table:table-cell>
          <table:table-cell office:value-type="float" office:value="1134880.152" calcext:value-type="float">
            <text:p>1134880,152</text:p>
          </table:table-cell>
          <table:table-cell office:value-type="float" office:value="2489694.062" calcext:value-type="float">
            <text:p>2489694,062</text:p>
          </table:table-cell>
          <table:table-cell office:value-type="float" office:value="-12370.07135" calcext:value-type="float">
            <text:p>-12370,07135</text:p>
          </table:table-cell>
          <table:table-cell office:value-type="float" office:value="1253904.661" calcext:value-type="float">
            <text:p>1253904,661</text:p>
          </table:table-cell>
          <table:table-cell office:value-type="float" office:value="1200936.337" calcext:value-type="float">
            <text:p>1200936,337</text:p>
          </table:table-cell>
          <table:table-cell office:value-type="float" office:value="3593220.494" calcext:value-type="float">
            <text:p>3593220,494</text:p>
          </table:table-cell>
          <table:table-cell office:value-type="float" office:value="491271.0668" calcext:value-type="float">
            <text:p>491271,0668</text:p>
          </table:table-cell>
          <table:table-cell office:value-type="float" office:value="3483871.563" calcext:value-type="float">
            <text:p>3483871,563</text:p>
          </table:table-cell>
          <table:table-cell office:value-type="float" office:value="2010364.53" calcext:value-type="float">
            <text:p>2010364,53</text:p>
          </table:table-cell>
          <table:table-cell office:value-type="float" office:value="1727302.408" calcext:value-type="float">
            <text:p>1727302,408</text:p>
          </table:table-cell>
          <table:table-cell office:value-type="float" office:value="0" calcext:value-type="float">
            <text:p>0</text:p>
          </table:table-cell>
          <table:table-cell office:value-type="float" office:value="440968.3095" calcext:value-type="float">
            <text:p>440968,3095</text:p>
          </table:table-cell>
          <table:table-cell office:value-type="float" office:value="711844.9708" calcext:value-type="float">
            <text:p>711844,9708</text:p>
          </table:table-cell>
          <table:table-cell office:value-type="float" office:value="585797.2326" calcext:value-type="float">
            <text:p>585797,2326</text:p>
          </table:table-cell>
          <table:table-cell office:value-type="float" office:value="-5844.242037" calcext:value-type="float">
            <text:p>-5844,242037</text:p>
          </table:table-cell>
          <table:table-cell office:value-type="float" office:value="0" calcext:value-type="float">
            <text:p>0</text:p>
          </table:table-cell>
          <table:table-cell office:value-type="float" office:value="1310542.333" calcext:value-type="float">
            <text:p>1310542,333</text:p>
          </table:table-cell>
          <table:table-cell office:value-type="float" office:value="3827937.824" calcext:value-type="float">
            <text:p>3827937,824</text:p>
          </table:table-cell>
          <table:table-cell office:value-type="float" office:value="2753132.73" calcext:value-type="float">
            <text:p>2753132,73</text:p>
          </table:table-cell>
          <table:table-cell office:value-type="float" office:value="2996988.339" calcext:value-type="float">
            <text:p>2996988,339</text:p>
          </table:table-cell>
          <table:table-cell office:value-type="float" office:value="1448049.077" calcext:value-type="float">
            <text:p>1448049,077</text:p>
          </table:table-cell>
          <table:table-cell office:value-type="float" office:value="737701.2359" calcext:value-type="float">
            <text:p>737701,2359</text:p>
          </table:table-cell>
          <table:table-cell office:value-type="float" office:value="642394.216" calcext:value-type="float">
            <text:p>642394,216</text:p>
          </table:table-cell>
          <table:table-cell office:value-type="float" office:value="1178035.48" calcext:value-type="float">
            <text:p>1178035,48</text:p>
          </table:table-cell>
          <table:table-cell office:value-type="float" office:value="174440.217" calcext:value-type="float">
            <text:p>174440,217</text:p>
          </table:table-cell>
          <table:table-cell office:value-type="float" office:value="6711936.828" calcext:value-type="float">
            <text:p>6711936,828</text:p>
          </table:table-cell>
          <table:table-cell office:value-type="float" office:value="321129.1885" calcext:value-type="float">
            <text:p>321129,188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00865.898" calcext:value-type="float">
            <text:p>1000865,898</text:p>
          </table:table-cell>
          <table:table-cell office:value-type="float" office:value="1412145.402" calcext:value-type="float">
            <text:p>1412145,402</text:p>
          </table:table-cell>
          <table:table-cell office:value-type="float" office:value="1355360.497" calcext:value-type="float">
            <text:p>1355360,497</text:p>
          </table:table-cell>
          <table:table-cell office:value-type="float" office:value="0" calcext:value-type="float">
            <text:p>0</text:p>
          </table:table-cell>
          <table:table-cell office:value-type="float" office:value="4188382.51" calcext:value-type="float">
            <text:p>4188382,51</text:p>
          </table:table-cell>
          <table:table-cell office:value-type="float" office:value="1021165.856" calcext:value-type="float">
            <text:p>1021165,856</text:p>
          </table:table-cell>
          <table:table-cell office:value-type="float" office:value="2704681.174" calcext:value-type="float">
            <text:p>2704681,174</text:p>
          </table:table-cell>
          <table:table-cell office:value-type="float" office:value="1019248.794" calcext:value-type="float">
            <text:p>1019248,794</text:p>
          </table:table-cell>
          <table:table-cell office:value-type="float" office:value="4181016.627" calcext:value-type="float">
            <text:p>4181016,627</text:p>
          </table:table-cell>
          <table:table-cell office:value-type="float" office:value="106603.2008" calcext:value-type="float">
            <text:p>106603,2008</text:p>
          </table:table-cell>
          <table:table-cell office:value-type="float" office:value="726518.2258" calcext:value-type="float">
            <text:p>726518,2258</text:p>
          </table:table-cell>
          <table:table-cell office:value-type="float" office:value="3834004.481" calcext:value-type="float">
            <text:p>3834004,481</text:p>
          </table:table-cell>
          <table:table-cell office:value-type="float" office:value="4459325.848" calcext:value-type="float">
            <text:p>4459325,848</text:p>
          </table:table-cell>
          <table:table-cell office:value-type="float" office:value="853465.1331" calcext:value-type="float">
            <text:p>853465,1331</text:p>
          </table:table-cell>
          <table:table-cell office:value-type="float" office:value="1024504.952" calcext:value-type="float">
            <text:p>1024504,952</text:p>
          </table:table-cell>
          <table:table-cell office:value-type="float" office:value="4159132.307" calcext:value-type="float">
            <text:p>4159132,307</text:p>
          </table:table-cell>
          <table:table-cell office:value-type="float" office:value="1010956.538" calcext:value-type="float">
            <text:p>1010956,538</text:p>
          </table:table-cell>
          <table:table-cell office:value-type="float" office:value="2824530.257" calcext:value-type="float">
            <text:p>2824530,257</text:p>
          </table:table-cell>
          <table:table-cell office:value-type="float" office:value="71400.76074" calcext:value-type="float">
            <text:p>71400,76074</text:p>
          </table:table-cell>
          <table:table-cell office:value-type="float" office:value="1007051.22" calcext:value-type="float">
            <text:p>1007051,22</text:p>
          </table:table-cell>
          <table:table-cell office:value-type="float" office:value="3381991.147" calcext:value-type="float">
            <text:p>3381991,147</text:p>
          </table:table-cell>
          <table:table-cell office:value-type="float" office:value="1913679.904" calcext:value-type="float">
            <text:p>1913679,904</text:p>
          </table:table-cell>
          <table:table-cell office:value-type="float" office:value="975397.8984" calcext:value-type="float">
            <text:p>975397,8984</text:p>
          </table:table-cell>
          <table:table-cell office:value-type="float" office:value="113022.0691" calcext:value-type="float">
            <text:p>113022,0691</text:p>
          </table:table-cell>
          <table:table-cell office:value-type="float" office:value="-18261.7796" calcext:value-type="float">
            <text:p>-18261,7796</text:p>
          </table:table-cell>
          <table:table-cell office:value-type="float" office:value="508135.309" calcext:value-type="float">
            <text:p>508135,309</text:p>
          </table:table-cell>
          <table:table-cell office:value-type="float" office:value="544921.451" calcext:value-type="float">
            <text:p>544921,451</text:p>
          </table:table-cell>
          <table:table-cell office:value-type="float" office:value="1396231.681" calcext:value-type="float">
            <text:p>1396231,681</text:p>
          </table:table-cell>
          <table:table-cell office:value-type="float" office:value="2897626.327" calcext:value-type="float">
            <text:p>2897626,327</text:p>
          </table:table-cell>
          <table:table-cell office:value-type="float" office:value="-54238.56903" calcext:value-type="float">
            <text:p>-54238,56903</text:p>
          </table:table-cell>
          <table:table-cell office:value-type="float" office:value="1125033.512" calcext:value-type="float">
            <text:p>1125033,512</text:p>
          </table:table-cell>
          <table:table-cell office:value-type="float" office:value="1621022.114" calcext:value-type="float">
            <text:p>1621022,114</text:p>
          </table:table-cell>
          <table:table-cell office:value-type="float" office:value="4381858.761" calcext:value-type="float">
            <text:p>4381858,761</text:p>
          </table:table-cell>
          <table:table-cell office:value-type="float" office:value="650240.9858" calcext:value-type="float">
            <text:p>650240,9858</text:p>
          </table:table-cell>
          <table:table-cell office:value-type="float" office:value="4776843.951" calcext:value-type="float">
            <text:p>4776843,951</text:p>
          </table:table-cell>
          <table:table-cell office:value-type="float" office:value="2051225.086" calcext:value-type="float">
            <text:p>2051225,086</text:p>
          </table:table-cell>
          <table:table-cell office:value-type="float" office:value="2003904.141" calcext:value-type="float">
            <text:p>2003904,141</text:p>
          </table:table-cell>
          <table:table-cell office:value-type="float" office:value="0" calcext:value-type="float">
            <text:p>0</text:p>
          </table:table-cell>
          <table:table-cell office:value-type="float" office:value="375184.7204" calcext:value-type="float">
            <text:p>375184,7204</text:p>
          </table:table-cell>
          <table:table-cell office:value-type="float" office:value="1113367.059" calcext:value-type="float">
            <text:p>1113367,059</text:p>
          </table:table-cell>
          <table:table-cell office:value-type="float" office:value="724383.9867" calcext:value-type="float">
            <text:p>724383,9867</text:p>
          </table:table-cell>
          <table:table-cell office:value-type="float" office:value="12900.02834" calcext:value-type="float">
            <text:p>12900,02834</text:p>
          </table:table-cell>
          <table:table-cell office:value-type="float" office:value="63349.83098" calcext:value-type="float">
            <text:p>63349,83098</text:p>
          </table:table-cell>
          <table:table-cell office:value-type="float" office:value="1166828.044" calcext:value-type="float">
            <text:p>1166828,044</text:p>
          </table:table-cell>
          <table:table-cell office:value-type="float" office:value="5033858.792" calcext:value-type="float">
            <text:p>5033858,792</text:p>
          </table:table-cell>
          <table:table-cell office:value-type="float" office:value="2665698.964" calcext:value-type="float">
            <text:p>2665698,964</text:p>
          </table:table-cell>
          <table:table-cell office:value-type="float" office:value="3117082.42" calcext:value-type="float">
            <text:p>3117082,42</text:p>
          </table:table-cell>
          <table:table-cell office:value-type="float" office:value="2538639.75" calcext:value-type="float">
            <text:p>2538639,75</text:p>
          </table:table-cell>
          <table:table-cell office:value-type="float" office:value="840489.1096" calcext:value-type="float">
            <text:p>840489,1096</text:p>
          </table:table-cell>
          <table:table-cell office:value-type="float" office:value="1159891.873" calcext:value-type="float">
            <text:p>1159891,873</text:p>
          </table:table-cell>
          <table:table-cell office:value-type="float" office:value="1346511.502" calcext:value-type="float">
            <text:p>1346511,502</text:p>
          </table:table-cell>
          <table:table-cell office:value-type="float" office:value="498385.8165" calcext:value-type="float">
            <text:p>498385,8165</text:p>
          </table:table-cell>
          <table:table-cell office:value-type="float" office:value="6516376.226" calcext:value-type="float">
            <text:p>6516376,226</text:p>
          </table:table-cell>
          <table:table-cell office:value-type="float" office:value="278634.3123" calcext:value-type="float">
            <text:p>278634,312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06657.007" calcext:value-type="float">
            <text:p>1106657,007</text:p>
          </table:table-cell>
          <table:table-cell office:value-type="float" office:value="1928750.888" calcext:value-type="float">
            <text:p>1928750,888</text:p>
          </table:table-cell>
          <table:table-cell office:value-type="float" office:value="1519499.456" calcext:value-type="float">
            <text:p>1519499,456</text:p>
          </table:table-cell>
          <table:table-cell office:value-type="float" office:value="0" calcext:value-type="float">
            <text:p>0</text:p>
          </table:table-cell>
          <table:table-cell office:value-type="float" office:value="3560032.714" calcext:value-type="float">
            <text:p>3560032,714</text:p>
          </table:table-cell>
          <table:table-cell office:value-type="float" office:value="1423817.471" calcext:value-type="float">
            <text:p>1423817,471</text:p>
          </table:table-cell>
          <table:table-cell office:value-type="float" office:value="3484634.6" calcext:value-type="float">
            <text:p>3484634,6</text:p>
          </table:table-cell>
          <table:table-cell office:value-type="float" office:value="1169119.229" calcext:value-type="float">
            <text:p>1169119,229</text:p>
          </table:table-cell>
          <table:table-cell office:value-type="float" office:value="4657116.722" calcext:value-type="float">
            <text:p>4657116,722</text:p>
          </table:table-cell>
          <table:table-cell office:value-type="float" office:value="482895.1892" calcext:value-type="float">
            <text:p>482895,1892</text:p>
          </table:table-cell>
          <table:table-cell office:value-type="float" office:value="745317.2749" calcext:value-type="float">
            <text:p>745317,2749</text:p>
          </table:table-cell>
          <table:table-cell office:value-type="float" office:value="4257462.184" calcext:value-type="float">
            <text:p>4257462,184</text:p>
          </table:table-cell>
          <table:table-cell office:value-type="float" office:value="4313457.015" calcext:value-type="float">
            <text:p>4313457,015</text:p>
          </table:table-cell>
          <table:table-cell office:value-type="float" office:value="872382.7347" calcext:value-type="float">
            <text:p>872382,7347</text:p>
          </table:table-cell>
          <table:table-cell office:value-type="float" office:value="1383099.305" calcext:value-type="float">
            <text:p>1383099,305</text:p>
          </table:table-cell>
          <table:table-cell office:value-type="float" office:value="4571539.49" calcext:value-type="float">
            <text:p>4571539,49</text:p>
          </table:table-cell>
          <table:table-cell office:value-type="float" office:value="993200.6112" calcext:value-type="float">
            <text:p>993200,6112</text:p>
          </table:table-cell>
          <table:table-cell office:value-type="float" office:value="3701768.116" calcext:value-type="float">
            <text:p>3701768,116</text:p>
          </table:table-cell>
          <table:table-cell office:value-type="float" office:value="374651.0659" calcext:value-type="float">
            <text:p>374651,0659</text:p>
          </table:table-cell>
          <table:table-cell office:value-type="float" office:value="1101610.762" calcext:value-type="float">
            <text:p>1101610,762</text:p>
          </table:table-cell>
          <table:table-cell office:value-type="float" office:value="3923495.065" calcext:value-type="float">
            <text:p>3923495,065</text:p>
          </table:table-cell>
          <table:table-cell office:value-type="float" office:value="2848937.457" calcext:value-type="float">
            <text:p>2848937,457</text:p>
          </table:table-cell>
          <table:table-cell office:value-type="float" office:value="1514971.287" calcext:value-type="float">
            <text:p>1514971,287</text:p>
          </table:table-cell>
          <table:table-cell office:value-type="float" office:value="163950.0265" calcext:value-type="float">
            <text:p>163950,0265</text:p>
          </table:table-cell>
          <table:table-cell office:value-type="float" office:value="312113.1384" calcext:value-type="float">
            <text:p>312113,1384</text:p>
          </table:table-cell>
          <table:table-cell office:value-type="float" office:value="434622.8271" calcext:value-type="float">
            <text:p>434622,8271</text:p>
          </table:table-cell>
          <table:table-cell office:value-type="float" office:value="933456.213" calcext:value-type="float">
            <text:p>933456,213</text:p>
          </table:table-cell>
          <table:table-cell office:value-type="float" office:value="1657797.327" calcext:value-type="float">
            <text:p>1657797,327</text:p>
          </table:table-cell>
          <table:table-cell office:value-type="float" office:value="3172637.093" calcext:value-type="float">
            <text:p>3172637,093</text:p>
          </table:table-cell>
          <table:table-cell office:value-type="float" office:value="245343.1495" calcext:value-type="float">
            <text:p>245343,1495</text:p>
          </table:table-cell>
          <table:table-cell office:value-type="float" office:value="1376066.439" calcext:value-type="float">
            <text:p>1376066,439</text:p>
          </table:table-cell>
          <table:table-cell office:value-type="float" office:value="2178588.346" calcext:value-type="float">
            <text:p>2178588,346</text:p>
          </table:table-cell>
          <table:table-cell office:value-type="float" office:value="4466551.889" calcext:value-type="float">
            <text:p>4466551,889</text:p>
          </table:table-cell>
          <table:table-cell office:value-type="float" office:value="676480.7726" calcext:value-type="float">
            <text:p>676480,7726</text:p>
          </table:table-cell>
          <table:table-cell office:value-type="float" office:value="6066271.244" calcext:value-type="float">
            <text:p>6066271,244</text:p>
          </table:table-cell>
          <table:table-cell office:value-type="float" office:value="1950063.361" calcext:value-type="float">
            <text:p>1950063,361</text:p>
          </table:table-cell>
          <table:table-cell office:value-type="float" office:value="1601883.993" calcext:value-type="float">
            <text:p>1601883,993</text:p>
          </table:table-cell>
          <table:table-cell office:value-type="float" office:value="0" calcext:value-type="float">
            <text:p>0</text:p>
          </table:table-cell>
          <table:table-cell office:value-type="float" office:value="303703.7256" calcext:value-type="float">
            <text:p>303703,7256</text:p>
          </table:table-cell>
          <table:table-cell office:value-type="float" office:value="1628079.037" calcext:value-type="float">
            <text:p>1628079,037</text:p>
          </table:table-cell>
          <table:table-cell office:value-type="float" office:value="845257.144" calcext:value-type="float">
            <text:p>845257,144</text:p>
          </table:table-cell>
          <table:table-cell office:value-type="float" office:value="118573.7924" calcext:value-type="float">
            <text:p>118573,7924</text:p>
          </table:table-cell>
          <table:table-cell office:value-type="float" office:value="569808.8963" calcext:value-type="float">
            <text:p>569808,8963</text:p>
          </table:table-cell>
          <table:table-cell office:value-type="float" office:value="1138000.826" calcext:value-type="float">
            <text:p>1138000,826</text:p>
          </table:table-cell>
          <table:table-cell office:value-type="float" office:value="5582497.331" calcext:value-type="float">
            <text:p>5582497,331</text:p>
          </table:table-cell>
          <table:table-cell office:value-type="float" office:value="2665650.47" calcext:value-type="float">
            <text:p>2665650,47</text:p>
          </table:table-cell>
          <table:table-cell office:value-type="float" office:value="3326992.328" calcext:value-type="float">
            <text:p>3326992,328</text:p>
          </table:table-cell>
          <table:table-cell office:value-type="float" office:value="2453719.727" calcext:value-type="float">
            <text:p>2453719,727</text:p>
          </table:table-cell>
          <table:table-cell office:value-type="float" office:value="1350284.668" calcext:value-type="float">
            <text:p>1350284,668</text:p>
          </table:table-cell>
          <table:table-cell office:value-type="float" office:value="1315197.509" calcext:value-type="float">
            <text:p>1315197,509</text:p>
          </table:table-cell>
          <table:table-cell office:value-type="float" office:value="1108165.722" calcext:value-type="float">
            <text:p>1108165,722</text:p>
          </table:table-cell>
          <table:table-cell office:value-type="float" office:value="630562.9562" calcext:value-type="float">
            <text:p>630562,9562</text:p>
          </table:table-cell>
          <table:table-cell office:value-type="float" office:value="6580868.461" calcext:value-type="float">
            <text:p>6580868,461</text:p>
          </table:table-cell>
          <table:table-cell office:value-type="float" office:value="163489.3932" calcext:value-type="float">
            <text:p>163489,393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867517.071" calcext:value-type="float">
            <text:p>1867517,071</text:p>
          </table:table-cell>
          <table:table-cell office:value-type="float" office:value="3221442.753" calcext:value-type="float">
            <text:p>3221442,753</text:p>
          </table:table-cell>
          <table:table-cell office:value-type="float" office:value="3815898.937" calcext:value-type="float">
            <text:p>3815898,937</text:p>
          </table:table-cell>
          <table:table-cell office:value-type="float" office:value="94706.98942" calcext:value-type="float">
            <text:p>94706,98942</text:p>
          </table:table-cell>
          <table:table-cell office:value-type="float" office:value="7086736.233" calcext:value-type="float">
            <text:p>7086736,233</text:p>
          </table:table-cell>
          <table:table-cell office:value-type="float" office:value="2839151.265" calcext:value-type="float">
            <text:p>2839151,265</text:p>
          </table:table-cell>
          <table:table-cell office:value-type="float" office:value="10310861.64" calcext:value-type="float">
            <text:p>10310861,64</text:p>
          </table:table-cell>
          <table:table-cell office:value-type="float" office:value="2680266.443" calcext:value-type="float">
            <text:p>2680266,443</text:p>
          </table:table-cell>
          <table:table-cell office:value-type="float" office:value="10642431.89" calcext:value-type="float">
            <text:p>10642431,89</text:p>
          </table:table-cell>
          <table:table-cell office:value-type="float" office:value="852622.6689" calcext:value-type="float">
            <text:p>852622,6689</text:p>
          </table:table-cell>
          <table:table-cell office:value-type="float" office:value="3167691.634" calcext:value-type="float">
            <text:p>3167691,634</text:p>
          </table:table-cell>
          <table:table-cell office:value-type="float" office:value="8266631.157" calcext:value-type="float">
            <text:p>8266631,157</text:p>
          </table:table-cell>
          <table:table-cell office:value-type="float" office:value="7374451.594" calcext:value-type="float">
            <text:p>7374451,594</text:p>
          </table:table-cell>
          <table:table-cell office:value-type="float" office:value="1401350.482" calcext:value-type="float">
            <text:p>1401350,482</text:p>
          </table:table-cell>
          <table:table-cell office:value-type="float" office:value="3302226.191" calcext:value-type="float">
            <text:p>3302226,191</text:p>
          </table:table-cell>
          <table:table-cell office:value-type="float" office:value="8848009.663" calcext:value-type="float">
            <text:p>8848009,663</text:p>
          </table:table-cell>
          <table:table-cell office:value-type="float" office:value="1102346.514" calcext:value-type="float">
            <text:p>1102346,514</text:p>
          </table:table-cell>
          <table:table-cell office:value-type="float" office:value="10895949.4" calcext:value-type="float">
            <text:p>10895949,4</text:p>
          </table:table-cell>
          <table:table-cell office:value-type="float" office:value="2991230.523" calcext:value-type="float">
            <text:p>2991230,523</text:p>
          </table:table-cell>
          <table:table-cell office:value-type="float" office:value="2396655.314" calcext:value-type="float">
            <text:p>2396655,314</text:p>
          </table:table-cell>
          <table:table-cell office:value-type="float" office:value="8241345.559" calcext:value-type="float">
            <text:p>8241345,559</text:p>
          </table:table-cell>
          <table:table-cell office:value-type="float" office:value="4239687.839" calcext:value-type="float">
            <text:p>4239687,839</text:p>
          </table:table-cell>
          <table:table-cell office:value-type="float" office:value="4620903.658" calcext:value-type="float">
            <text:p>4620903,658</text:p>
          </table:table-cell>
          <table:table-cell office:value-type="float" office:value="1670308.631" calcext:value-type="float">
            <text:p>1670308,631</text:p>
          </table:table-cell>
          <table:table-cell office:value-type="float" office:value="679758.9048" calcext:value-type="float">
            <text:p>679758,9048</text:p>
          </table:table-cell>
          <table:table-cell office:value-type="float" office:value="754327.2218" calcext:value-type="float">
            <text:p>754327,2218</text:p>
          </table:table-cell>
          <table:table-cell office:value-type="float" office:value="2351668.53" calcext:value-type="float">
            <text:p>2351668,53</text:p>
          </table:table-cell>
          <table:table-cell office:value-type="float" office:value="3150546.222" calcext:value-type="float">
            <text:p>3150546,222</text:p>
          </table:table-cell>
          <table:table-cell office:value-type="float" office:value="8272704.796" calcext:value-type="float">
            <text:p>8272704,796</text:p>
          </table:table-cell>
          <table:table-cell office:value-type="float" office:value="745825.9294" calcext:value-type="float">
            <text:p>745825,9294</text:p>
          </table:table-cell>
          <table:table-cell office:value-type="float" office:value="2548768.862" calcext:value-type="float">
            <text:p>2548768,862</text:p>
          </table:table-cell>
          <table:table-cell office:value-type="float" office:value="4449665.599" calcext:value-type="float">
            <text:p>4449665,599</text:p>
          </table:table-cell>
          <table:table-cell office:value-type="float" office:value="9571653.975" calcext:value-type="float">
            <text:p>9571653,975</text:p>
          </table:table-cell>
          <table:table-cell office:value-type="float" office:value="2127362.368" calcext:value-type="float">
            <text:p>2127362,368</text:p>
          </table:table-cell>
          <table:table-cell office:value-type="float" office:value="14551996.22" calcext:value-type="float">
            <text:p>14551996,22</text:p>
          </table:table-cell>
          <table:table-cell office:value-type="float" office:value="4094293.058" calcext:value-type="float">
            <text:p>4094293,058</text:p>
          </table:table-cell>
          <table:table-cell office:value-type="float" office:value="3174561.323" calcext:value-type="float">
            <text:p>3174561,323</text:p>
          </table:table-cell>
          <table:table-cell office:value-type="float" office:value="0" calcext:value-type="float">
            <text:p>0</text:p>
          </table:table-cell>
          <table:table-cell office:value-type="float" office:value="496412.4637" calcext:value-type="float">
            <text:p>496412,4637</text:p>
          </table:table-cell>
          <table:table-cell office:value-type="float" office:value="3236071.647" calcext:value-type="float">
            <text:p>3236071,647</text:p>
          </table:table-cell>
          <table:table-cell office:value-type="float" office:value="3206043.498" calcext:value-type="float">
            <text:p>3206043,498</text:p>
          </table:table-cell>
          <table:table-cell office:value-type="float" office:value="130878.6194" calcext:value-type="float">
            <text:p>130878,6194</text:p>
          </table:table-cell>
          <table:table-cell office:value-type="float" office:value="3698905.406" calcext:value-type="float">
            <text:p>3698905,406</text:p>
          </table:table-cell>
          <table:table-cell office:value-type="float" office:value="3037830.608" calcext:value-type="float">
            <text:p>3037830,608</text:p>
          </table:table-cell>
          <table:table-cell office:value-type="float" office:value="9874112.198" calcext:value-type="float">
            <text:p>9874112,198</text:p>
          </table:table-cell>
          <table:table-cell office:value-type="float" office:value="6624578.73" calcext:value-type="float">
            <text:p>6624578,73</text:p>
          </table:table-cell>
          <table:table-cell office:value-type="float" office:value="8456733.752" calcext:value-type="float">
            <text:p>8456733,752</text:p>
          </table:table-cell>
          <table:table-cell office:value-type="float" office:value="5539817.3" calcext:value-type="float">
            <text:p>5539817,3</text:p>
          </table:table-cell>
          <table:table-cell office:value-type="float" office:value="3497925.338" calcext:value-type="float">
            <text:p>3497925,338</text:p>
          </table:table-cell>
          <table:table-cell office:value-type="float" office:value="4666705.227" calcext:value-type="float">
            <text:p>4666705,227</text:p>
          </table:table-cell>
          <table:table-cell office:value-type="float" office:value="983428.0987" calcext:value-type="float">
            <text:p>983428,0987</text:p>
          </table:table-cell>
          <table:table-cell office:value-type="float" office:value="669387.372" calcext:value-type="float">
            <text:p>669387,372</text:p>
          </table:table-cell>
          <table:table-cell office:value-type="float" office:value="13137239.73" calcext:value-type="float">
            <text:p>13137239,73</text:p>
          </table:table-cell>
          <table:table-cell office:value-type="float" office:value="691844.505" calcext:value-type="float">
            <text:p>691844,50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710173.293" calcext:value-type="float">
            <text:p>2710173,293</text:p>
          </table:table-cell>
          <table:table-cell office:value-type="float" office:value="3253510.03" calcext:value-type="float">
            <text:p>3253510,03</text:p>
          </table:table-cell>
          <table:table-cell office:value-type="float" office:value="4177120.706" calcext:value-type="float">
            <text:p>4177120,706</text:p>
          </table:table-cell>
          <table:table-cell office:value-type="float" office:value="980583.0749" calcext:value-type="float">
            <text:p>980583,0749</text:p>
          </table:table-cell>
          <table:table-cell office:value-type="float" office:value="6234677.714" calcext:value-type="float">
            <text:p>6234677,714</text:p>
          </table:table-cell>
          <table:table-cell office:value-type="float" office:value="3061939.162" calcext:value-type="float">
            <text:p>3061939,162</text:p>
          </table:table-cell>
          <table:table-cell office:value-type="float" office:value="13408931.93" calcext:value-type="float">
            <text:p>13408931,93</text:p>
          </table:table-cell>
          <table:table-cell office:value-type="float" office:value="3773326.827" calcext:value-type="float">
            <text:p>3773326,827</text:p>
          </table:table-cell>
          <table:table-cell office:value-type="float" office:value="9983737.349" calcext:value-type="float">
            <text:p>9983737,349</text:p>
          </table:table-cell>
          <table:table-cell office:value-type="float" office:value="517090.0527" calcext:value-type="float">
            <text:p>517090,0527</text:p>
          </table:table-cell>
          <table:table-cell office:value-type="float" office:value="4911637.55" calcext:value-type="float">
            <text:p>4911637,55</text:p>
          </table:table-cell>
          <table:table-cell office:value-type="float" office:value="10115881.23" calcext:value-type="float">
            <text:p>10115881,23</text:p>
          </table:table-cell>
          <table:table-cell office:value-type="float" office:value="4724893.753" calcext:value-type="float">
            <text:p>4724893,753</text:p>
          </table:table-cell>
          <table:table-cell office:value-type="float" office:value="2177957.607" calcext:value-type="float">
            <text:p>2177957,607</text:p>
          </table:table-cell>
          <table:table-cell office:value-type="float" office:value="2545291.614" calcext:value-type="float">
            <text:p>2545291,614</text:p>
          </table:table-cell>
          <table:table-cell office:value-type="float" office:value="13064290.85" calcext:value-type="float">
            <text:p>13064290,85</text:p>
          </table:table-cell>
          <table:table-cell office:value-type="float" office:value="3487283.09" calcext:value-type="float">
            <text:p>3487283,09</text:p>
          </table:table-cell>
          <table:table-cell office:value-type="float" office:value="13045961.87" calcext:value-type="float">
            <text:p>13045961,87</text:p>
          </table:table-cell>
          <table:table-cell office:value-type="float" office:value="3914025.618" calcext:value-type="float">
            <text:p>3914025,618</text:p>
          </table:table-cell>
          <table:table-cell office:value-type="float" office:value="1660183.425" calcext:value-type="float">
            <text:p>1660183,425</text:p>
          </table:table-cell>
          <table:table-cell office:value-type="float" office:value="15665786.12" calcext:value-type="float">
            <text:p>15665786,12</text:p>
          </table:table-cell>
          <table:table-cell office:value-type="float" office:value="5079221.896" calcext:value-type="float">
            <text:p>5079221,896</text:p>
          </table:table-cell>
          <table:table-cell office:value-type="float" office:value="7225993.881" calcext:value-type="float">
            <text:p>7225993,881</text:p>
          </table:table-cell>
          <table:table-cell office:value-type="float" office:value="2048625.066" calcext:value-type="float">
            <text:p>2048625,066</text:p>
          </table:table-cell>
          <table:table-cell office:value-type="float" office:value="1430819.733" calcext:value-type="float">
            <text:p>1430819,733</text:p>
          </table:table-cell>
          <table:table-cell office:value-type="float" office:value="370200.3544" calcext:value-type="float">
            <text:p>370200,3544</text:p>
          </table:table-cell>
          <table:table-cell office:value-type="float" office:value="2147912.437" calcext:value-type="float">
            <text:p>2147912,437</text:p>
          </table:table-cell>
          <table:table-cell office:value-type="float" office:value="2256929.216" calcext:value-type="float">
            <text:p>2256929,216</text:p>
          </table:table-cell>
          <table:table-cell office:value-type="float" office:value="5533328.403" calcext:value-type="float">
            <text:p>5533328,403</text:p>
          </table:table-cell>
          <table:table-cell office:value-type="float" office:value="1666098.869" calcext:value-type="float">
            <text:p>1666098,869</text:p>
          </table:table-cell>
          <table:table-cell office:value-type="float" office:value="5006706.848" calcext:value-type="float">
            <text:p>5006706,848</text:p>
          </table:table-cell>
          <table:table-cell office:value-type="float" office:value="5064511.679" calcext:value-type="float">
            <text:p>5064511,679</text:p>
          </table:table-cell>
          <table:table-cell office:value-type="float" office:value="14076851.71" calcext:value-type="float">
            <text:p>14076851,71</text:p>
          </table:table-cell>
          <table:table-cell office:value-type="float" office:value="2800445.036" calcext:value-type="float">
            <text:p>2800445,036</text:p>
          </table:table-cell>
          <table:table-cell office:value-type="float" office:value="13808401.55" calcext:value-type="float">
            <text:p>13808401,55</text:p>
          </table:table-cell>
          <table:table-cell office:value-type="float" office:value="5579254.518" calcext:value-type="float">
            <text:p>5579254,518</text:p>
          </table:table-cell>
          <table:table-cell office:value-type="float" office:value="4365709.944" calcext:value-type="float">
            <text:p>4365709,944</text:p>
          </table:table-cell>
          <table:table-cell office:value-type="float" office:value="471617.5382" calcext:value-type="float">
            <text:p>471617,5382</text:p>
          </table:table-cell>
          <table:table-cell office:value-type="float" office:value="2068317.985" calcext:value-type="float">
            <text:p>2068317,985</text:p>
          </table:table-cell>
          <table:table-cell office:value-type="float" office:value="2650858.686" calcext:value-type="float">
            <text:p>2650858,686</text:p>
          </table:table-cell>
          <table:table-cell office:value-type="float" office:value="4592421.194" calcext:value-type="float">
            <text:p>4592421,194</text:p>
          </table:table-cell>
          <table:table-cell office:value-type="float" office:value="65723.79428" calcext:value-type="float">
            <text:p>65723,79428</text:p>
          </table:table-cell>
          <table:table-cell office:value-type="float" office:value="2166382.64" calcext:value-type="float">
            <text:p>2166382,64</text:p>
          </table:table-cell>
          <table:table-cell office:value-type="float" office:value="3532575.708" calcext:value-type="float">
            <text:p>3532575,708</text:p>
          </table:table-cell>
          <table:table-cell office:value-type="float" office:value="10709726.87" calcext:value-type="float">
            <text:p>10709726,87</text:p>
          </table:table-cell>
          <table:table-cell office:value-type="float" office:value="8653915.733" calcext:value-type="float">
            <text:p>8653915,733</text:p>
          </table:table-cell>
          <table:table-cell office:value-type="float" office:value="9297624.869" calcext:value-type="float">
            <text:p>9297624,869</text:p>
          </table:table-cell>
          <table:table-cell office:value-type="float" office:value="7701361.677" calcext:value-type="float">
            <text:p>7701361,677</text:p>
          </table:table-cell>
          <table:table-cell office:value-type="float" office:value="4922894.055" calcext:value-type="float">
            <text:p>4922894,055</text:p>
          </table:table-cell>
          <table:table-cell office:value-type="float" office:value="6442001.36" calcext:value-type="float">
            <text:p>6442001,36</text:p>
          </table:table-cell>
          <table:table-cell office:value-type="float" office:value="1215111.124" calcext:value-type="float">
            <text:p>1215111,124</text:p>
          </table:table-cell>
          <table:table-cell office:value-type="float" office:value="821968.1052" calcext:value-type="float">
            <text:p>821968,1052</text:p>
          </table:table-cell>
          <table:table-cell office:value-type="float" office:value="15049069.44" calcext:value-type="float">
            <text:p>15049069,44</text:p>
          </table:table-cell>
          <table:table-cell office:value-type="float" office:value="785624.638" calcext:value-type="float">
            <text:p>785624,63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672342.821" calcext:value-type="float">
            <text:p>2672342,821</text:p>
          </table:table-cell>
          <table:table-cell office:value-type="float" office:value="3888456.516" calcext:value-type="float">
            <text:p>3888456,516</text:p>
          </table:table-cell>
          <table:table-cell office:value-type="float" office:value="3500379.247" calcext:value-type="float">
            <text:p>3500379,247</text:p>
          </table:table-cell>
          <table:table-cell office:value-type="float" office:value="942463.2851" calcext:value-type="float">
            <text:p>942463,2851</text:p>
          </table:table-cell>
          <table:table-cell office:value-type="float" office:value="5620396.045" calcext:value-type="float">
            <text:p>5620396,045</text:p>
          </table:table-cell>
          <table:table-cell office:value-type="float" office:value="2002447.624" calcext:value-type="float">
            <text:p>2002447,624</text:p>
          </table:table-cell>
          <table:table-cell office:value-type="float" office:value="13230859.02" calcext:value-type="float">
            <text:p>13230859,02</text:p>
          </table:table-cell>
          <table:table-cell office:value-type="float" office:value="5111943.917" calcext:value-type="float">
            <text:p>5111943,917</text:p>
          </table:table-cell>
          <table:table-cell office:value-type="float" office:value="14048950.67" calcext:value-type="float">
            <text:p>14048950,67</text:p>
          </table:table-cell>
          <table:table-cell office:value-type="float" office:value="1572193.953" calcext:value-type="float">
            <text:p>1572193,953</text:p>
          </table:table-cell>
          <table:table-cell office:value-type="float" office:value="5093389.685" calcext:value-type="float">
            <text:p>5093389,685</text:p>
          </table:table-cell>
          <table:table-cell office:value-type="float" office:value="10911131.37" calcext:value-type="float">
            <text:p>10911131,37</text:p>
          </table:table-cell>
          <table:table-cell office:value-type="float" office:value="4629917.995" calcext:value-type="float">
            <text:p>4629917,995</text:p>
          </table:table-cell>
          <table:table-cell office:value-type="float" office:value="3783651.626" calcext:value-type="float">
            <text:p>3783651,626</text:p>
          </table:table-cell>
          <table:table-cell office:value-type="float" office:value="3457774.255" calcext:value-type="float">
            <text:p>3457774,255</text:p>
          </table:table-cell>
          <table:table-cell office:value-type="float" office:value="20184510.23" calcext:value-type="float">
            <text:p>20184510,23</text:p>
          </table:table-cell>
          <table:table-cell office:value-type="float" office:value="5401205.812" calcext:value-type="float">
            <text:p>5401205,812</text:p>
          </table:table-cell>
          <table:table-cell office:value-type="float" office:value="14461958.2" calcext:value-type="float">
            <text:p>14461958,2</text:p>
          </table:table-cell>
          <table:table-cell office:value-type="float" office:value="3397446.12" calcext:value-type="float">
            <text:p>3397446,12</text:p>
          </table:table-cell>
          <table:table-cell office:value-type="float" office:value="3234515.96" calcext:value-type="float">
            <text:p>3234515,96</text:p>
          </table:table-cell>
          <table:table-cell office:value-type="float" office:value="20383150.38" calcext:value-type="float">
            <text:p>20383150,38</text:p>
          </table:table-cell>
          <table:table-cell office:value-type="float" office:value="6464962.657" calcext:value-type="float">
            <text:p>6464962,657</text:p>
          </table:table-cell>
          <table:table-cell office:value-type="float" office:value="8849053.794" calcext:value-type="float">
            <text:p>8849053,794</text:p>
          </table:table-cell>
          <table:table-cell office:value-type="float" office:value="2699084.469" calcext:value-type="float">
            <text:p>2699084,469</text:p>
          </table:table-cell>
          <table:table-cell office:value-type="float" office:value="1118797.461" calcext:value-type="float">
            <text:p>1118797,461</text:p>
          </table:table-cell>
          <table:table-cell office:value-type="float" office:value="451916.8385" calcext:value-type="float">
            <text:p>451916,8385</text:p>
          </table:table-cell>
          <table:table-cell office:value-type="float" office:value="4163304.592" calcext:value-type="float">
            <text:p>4163304,592</text:p>
          </table:table-cell>
          <table:table-cell office:value-type="float" office:value="3503107.338" calcext:value-type="float">
            <text:p>3503107,338</text:p>
          </table:table-cell>
          <table:table-cell office:value-type="float" office:value="4018065.565" calcext:value-type="float">
            <text:p>4018065,565</text:p>
          </table:table-cell>
          <table:table-cell office:value-type="float" office:value="1328701.083" calcext:value-type="float">
            <text:p>1328701,083</text:p>
          </table:table-cell>
          <table:table-cell office:value-type="float" office:value="7710997.732" calcext:value-type="float">
            <text:p>7710997,732</text:p>
          </table:table-cell>
          <table:table-cell office:value-type="float" office:value="6451341.082" calcext:value-type="float">
            <text:p>6451341,082</text:p>
          </table:table-cell>
          <table:table-cell office:value-type="float" office:value="13942473.1" calcext:value-type="float">
            <text:p>13942473,1</text:p>
          </table:table-cell>
          <table:table-cell office:value-type="float" office:value="3614117.281" calcext:value-type="float">
            <text:p>3614117,281</text:p>
          </table:table-cell>
          <table:table-cell office:value-type="float" office:value="14390752.59" calcext:value-type="float">
            <text:p>14390752,59</text:p>
          </table:table-cell>
          <table:table-cell office:value-type="float" office:value="6638105.67" calcext:value-type="float">
            <text:p>6638105,67</text:p>
          </table:table-cell>
          <table:table-cell office:value-type="float" office:value="8486888.982" calcext:value-type="float">
            <text:p>8486888,982</text:p>
          </table:table-cell>
          <table:table-cell office:value-type="float" office:value="1239355.164" calcext:value-type="float">
            <text:p>1239355,164</text:p>
          </table:table-cell>
          <table:table-cell office:value-type="float" office:value="4782572.329" calcext:value-type="float">
            <text:p>4782572,329</text:p>
          </table:table-cell>
          <table:table-cell office:value-type="float" office:value="3024779.16" calcext:value-type="float">
            <text:p>3024779,16</text:p>
          </table:table-cell>
          <table:table-cell office:value-type="float" office:value="5504180.81" calcext:value-type="float">
            <text:p>5504180,81</text:p>
          </table:table-cell>
          <table:table-cell office:value-type="float" office:value="431133.2601" calcext:value-type="float">
            <text:p>431133,2601</text:p>
          </table:table-cell>
          <table:table-cell office:value-type="float" office:value="1608458.075" calcext:value-type="float">
            <text:p>1608458,075</text:p>
          </table:table-cell>
          <table:table-cell office:value-type="float" office:value="4195007.707" calcext:value-type="float">
            <text:p>4195007,707</text:p>
          </table:table-cell>
          <table:table-cell office:value-type="float" office:value="13598945.44" calcext:value-type="float">
            <text:p>13598945,44</text:p>
          </table:table-cell>
          <table:table-cell office:value-type="float" office:value="9196790.338" calcext:value-type="float">
            <text:p>9196790,338</text:p>
          </table:table-cell>
          <table:table-cell office:value-type="float" office:value="9824615.05" calcext:value-type="float">
            <text:p>9824615,05</text:p>
          </table:table-cell>
          <table:table-cell office:value-type="float" office:value="9478286.034" calcext:value-type="float">
            <text:p>9478286,034</text:p>
          </table:table-cell>
          <table:table-cell office:value-type="float" office:value="7005440.779" calcext:value-type="float">
            <text:p>7005440,779</text:p>
          </table:table-cell>
          <table:table-cell office:value-type="float" office:value="7083416.093" calcext:value-type="float">
            <text:p>7083416,093</text:p>
          </table:table-cell>
          <table:table-cell office:value-type="float" office:value="3782330.522" calcext:value-type="float">
            <text:p>3782330,522</text:p>
          </table:table-cell>
          <table:table-cell office:value-type="float" office:value="2626334.671" calcext:value-type="float">
            <text:p>2626334,671</text:p>
          </table:table-cell>
          <table:table-cell office:value-type="float" office:value="18962412.6" calcext:value-type="float">
            <text:p>18962412,6</text:p>
          </table:table-cell>
          <table:table-cell office:value-type="float" office:value="995450.3363" calcext:value-type="float">
            <text:p>995450,336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26342.112" calcext:value-type="float">
            <text:p>4026342,112</text:p>
          </table:table-cell>
          <table:table-cell office:value-type="float" office:value="4065148.495" calcext:value-type="float">
            <text:p>4065148,495</text:p>
          </table:table-cell>
          <table:table-cell office:value-type="float" office:value="4573856.344" calcext:value-type="float">
            <text:p>4573856,344</text:p>
          </table:table-cell>
          <table:table-cell office:value-type="float" office:value="766143.219" calcext:value-type="float">
            <text:p>766143,219</text:p>
          </table:table-cell>
          <table:table-cell office:value-type="float" office:value="6484733.254" calcext:value-type="float">
            <text:p>6484733,254</text:p>
          </table:table-cell>
          <table:table-cell office:value-type="float" office:value="2441796.021" calcext:value-type="float">
            <text:p>2441796,021</text:p>
          </table:table-cell>
          <table:table-cell office:value-type="float" office:value="14047886.51" calcext:value-type="float">
            <text:p>14047886,51</text:p>
          </table:table-cell>
          <table:table-cell office:value-type="float" office:value="6031725.282" calcext:value-type="float">
            <text:p>6031725,282</text:p>
          </table:table-cell>
          <table:table-cell office:value-type="float" office:value="16905292.01" calcext:value-type="float">
            <text:p>16905292,01</text:p>
          </table:table-cell>
          <table:table-cell office:value-type="float" office:value="2747620.638" calcext:value-type="float">
            <text:p>2747620,638</text:p>
          </table:table-cell>
          <table:table-cell office:value-type="float" office:value="6672564.188" calcext:value-type="float">
            <text:p>6672564,188</text:p>
          </table:table-cell>
          <table:table-cell office:value-type="float" office:value="13372013.58" calcext:value-type="float">
            <text:p>13372013,58</text:p>
          </table:table-cell>
          <table:table-cell office:value-type="float" office:value="5373936.593" calcext:value-type="float">
            <text:p>5373936,593</text:p>
          </table:table-cell>
          <table:table-cell office:value-type="float" office:value="3401816.978" calcext:value-type="float">
            <text:p>3401816,978</text:p>
          </table:table-cell>
          <table:table-cell office:value-type="float" office:value="5424755.41" calcext:value-type="float">
            <text:p>5424755,41</text:p>
          </table:table-cell>
          <table:table-cell office:value-type="float" office:value="22320550.13" calcext:value-type="float">
            <text:p>22320550,13</text:p>
          </table:table-cell>
          <table:table-cell office:value-type="float" office:value="6722793.341" calcext:value-type="float">
            <text:p>6722793,341</text:p>
          </table:table-cell>
          <table:table-cell office:value-type="float" office:value="14552534.25" calcext:value-type="float">
            <text:p>14552534,25</text:p>
          </table:table-cell>
          <table:table-cell office:value-type="float" office:value="2629376.863" calcext:value-type="float">
            <text:p>2629376,863</text:p>
          </table:table-cell>
          <table:table-cell office:value-type="float" office:value="3016630.073" calcext:value-type="float">
            <text:p>3016630,073</text:p>
          </table:table-cell>
          <table:table-cell office:value-type="float" office:value="19348107.17" calcext:value-type="float">
            <text:p>19348107,17</text:p>
          </table:table-cell>
          <table:table-cell office:value-type="float" office:value="9491485.786" calcext:value-type="float">
            <text:p>9491485,786</text:p>
          </table:table-cell>
          <table:table-cell office:value-type="float" office:value="8148793.87" calcext:value-type="float">
            <text:p>8148793,87</text:p>
          </table:table-cell>
          <table:table-cell office:value-type="float" office:value="3718992.135" calcext:value-type="float">
            <text:p>3718992,135</text:p>
          </table:table-cell>
          <table:table-cell office:value-type="float" office:value="2337870.51" calcext:value-type="float">
            <text:p>2337870,51</text:p>
          </table:table-cell>
          <table:table-cell office:value-type="float" office:value="697511.0911" calcext:value-type="float">
            <text:p>697511,0911</text:p>
          </table:table-cell>
          <table:table-cell office:value-type="float" office:value="2939003.465" calcext:value-type="float">
            <text:p>2939003,465</text:p>
          </table:table-cell>
          <table:table-cell office:value-type="float" office:value="2293768.772" calcext:value-type="float">
            <text:p>2293768,772</text:p>
          </table:table-cell>
          <table:table-cell office:value-type="float" office:value="7105831.424" calcext:value-type="float">
            <text:p>7105831,424</text:p>
          </table:table-cell>
          <table:table-cell office:value-type="float" office:value="2019600.732" calcext:value-type="float">
            <text:p>2019600,732</text:p>
          </table:table-cell>
          <table:table-cell office:value-type="float" office:value="9856328.77" calcext:value-type="float">
            <text:p>9856328,77</text:p>
          </table:table-cell>
          <table:table-cell office:value-type="float" office:value="6920945.381" calcext:value-type="float">
            <text:p>6920945,381</text:p>
          </table:table-cell>
          <table:table-cell office:value-type="float" office:value="16997798.75" calcext:value-type="float">
            <text:p>16997798,75</text:p>
          </table:table-cell>
          <table:table-cell office:value-type="float" office:value="5814829.187" calcext:value-type="float">
            <text:p>5814829,187</text:p>
          </table:table-cell>
          <table:table-cell office:value-type="float" office:value="15565337.89" calcext:value-type="float">
            <text:p>15565337,89</text:p>
          </table:table-cell>
          <table:table-cell office:value-type="float" office:value="9650416.164" calcext:value-type="float">
            <text:p>9650416,164</text:p>
          </table:table-cell>
          <table:table-cell office:value-type="float" office:value="11383341.44" calcext:value-type="float">
            <text:p>11383341,44</text:p>
          </table:table-cell>
          <table:table-cell office:value-type="float" office:value="1593544.122" calcext:value-type="float">
            <text:p>1593544,122</text:p>
          </table:table-cell>
          <table:table-cell office:value-type="float" office:value="6896626.638" calcext:value-type="float">
            <text:p>6896626,638</text:p>
          </table:table-cell>
          <table:table-cell office:value-type="float" office:value="3892125.822" calcext:value-type="float">
            <text:p>3892125,822</text:p>
          </table:table-cell>
          <table:table-cell office:value-type="float" office:value="4501028.294" calcext:value-type="float">
            <text:p>4501028,294</text:p>
          </table:table-cell>
          <table:table-cell office:value-type="float" office:value="577348.629" calcext:value-type="float">
            <text:p>577348,629</text:p>
          </table:table-cell>
          <table:table-cell office:value-type="float" office:value="2792423.501" calcext:value-type="float">
            <text:p>2792423,501</text:p>
          </table:table-cell>
          <table:table-cell office:value-type="float" office:value="4400602.802" calcext:value-type="float">
            <text:p>4400602,802</text:p>
          </table:table-cell>
          <table:table-cell office:value-type="float" office:value="17786406.12" calcext:value-type="float">
            <text:p>17786406,12</text:p>
          </table:table-cell>
          <table:table-cell office:value-type="float" office:value="13443465.76" calcext:value-type="float">
            <text:p>13443465,76</text:p>
          </table:table-cell>
          <table:table-cell office:value-type="float" office:value="12203135.81" calcext:value-type="float">
            <text:p>12203135,81</text:p>
          </table:table-cell>
          <table:table-cell office:value-type="float" office:value="8672747.047" calcext:value-type="float">
            <text:p>8672747,047</text:p>
          </table:table-cell>
          <table:table-cell office:value-type="float" office:value="8049693.882" calcext:value-type="float">
            <text:p>8049693,882</text:p>
          </table:table-cell>
          <table:table-cell office:value-type="float" office:value="5736996.613" calcext:value-type="float">
            <text:p>5736996,613</text:p>
          </table:table-cell>
          <table:table-cell office:value-type="float" office:value="6187312.781" calcext:value-type="float">
            <text:p>6187312,781</text:p>
          </table:table-cell>
          <table:table-cell office:value-type="float" office:value="5031413.366" calcext:value-type="float">
            <text:p>5031413,366</text:p>
          </table:table-cell>
          <table:table-cell office:value-type="float" office:value="23139038.18" calcext:value-type="float">
            <text:p>23139038,18</text:p>
          </table:table-cell>
          <table:table-cell office:value-type="float" office:value="1492144.119" calcext:value-type="float">
            <text:p>1492144,11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590762.187" calcext:value-type="float">
            <text:p>4590762,187</text:p>
          </table:table-cell>
          <table:table-cell office:value-type="float" office:value="5504329.337" calcext:value-type="float">
            <text:p>5504329,337</text:p>
          </table:table-cell>
          <table:table-cell office:value-type="float" office:value="6602650.607" calcext:value-type="float">
            <text:p>6602650,607</text:p>
          </table:table-cell>
          <table:table-cell office:value-type="float" office:value="1176989.212" calcext:value-type="float">
            <text:p>1176989,212</text:p>
          </table:table-cell>
          <table:table-cell office:value-type="float" office:value="7179100.206" calcext:value-type="float">
            <text:p>7179100,206</text:p>
          </table:table-cell>
          <table:table-cell office:value-type="float" office:value="2741407.194" calcext:value-type="float">
            <text:p>2741407,194</text:p>
          </table:table-cell>
          <table:table-cell office:value-type="float" office:value="16008219.68" calcext:value-type="float">
            <text:p>16008219,68</text:p>
          </table:table-cell>
          <table:table-cell office:value-type="float" office:value="9307846.356" calcext:value-type="float">
            <text:p>9307846,356</text:p>
          </table:table-cell>
          <table:table-cell office:value-type="float" office:value="14895741.63" calcext:value-type="float">
            <text:p>14895741,63</text:p>
          </table:table-cell>
          <table:table-cell office:value-type="float" office:value="4540707.867" calcext:value-type="float">
            <text:p>4540707,867</text:p>
          </table:table-cell>
          <table:table-cell office:value-type="float" office:value="7490117.98" calcext:value-type="float">
            <text:p>7490117,98</text:p>
          </table:table-cell>
          <table:table-cell office:value-type="float" office:value="15639720.39" calcext:value-type="float">
            <text:p>15639720,39</text:p>
          </table:table-cell>
          <table:table-cell office:value-type="float" office:value="7140468.577" calcext:value-type="float">
            <text:p>7140468,577</text:p>
          </table:table-cell>
          <table:table-cell office:value-type="float" office:value="2380983.866" calcext:value-type="float">
            <text:p>2380983,866</text:p>
          </table:table-cell>
          <table:table-cell office:value-type="float" office:value="4318266.61" calcext:value-type="float">
            <text:p>4318266,61</text:p>
          </table:table-cell>
          <table:table-cell office:value-type="float" office:value="22575887.26" calcext:value-type="float">
            <text:p>22575887,26</text:p>
          </table:table-cell>
          <table:table-cell office:value-type="float" office:value="7990208.208" calcext:value-type="float">
            <text:p>7990208,208</text:p>
          </table:table-cell>
          <table:table-cell office:value-type="float" office:value="17197619.96" calcext:value-type="float">
            <text:p>17197619,96</text:p>
          </table:table-cell>
          <table:table-cell office:value-type="float" office:value="2811242.107" calcext:value-type="float">
            <text:p>2811242,107</text:p>
          </table:table-cell>
          <table:table-cell office:value-type="float" office:value="4655860.514" calcext:value-type="float">
            <text:p>4655860,514</text:p>
          </table:table-cell>
          <table:table-cell office:value-type="float" office:value="19618465.38" calcext:value-type="float">
            <text:p>19618465,38</text:p>
          </table:table-cell>
          <table:table-cell office:value-type="float" office:value="8197166.439" calcext:value-type="float">
            <text:p>8197166,439</text:p>
          </table:table-cell>
          <table:table-cell office:value-type="float" office:value="3383167.566" calcext:value-type="float">
            <text:p>3383167,566</text:p>
          </table:table-cell>
          <table:table-cell office:value-type="float" office:value="7543149.879" calcext:value-type="float">
            <text:p>7543149,879</text:p>
          </table:table-cell>
          <table:table-cell office:value-type="float" office:value="4258831.65" calcext:value-type="float">
            <text:p>4258831,65</text:p>
          </table:table-cell>
          <table:table-cell office:value-type="float" office:value="283745.7908" calcext:value-type="float">
            <text:p>283745,7908</text:p>
          </table:table-cell>
          <table:table-cell office:value-type="float" office:value="2626578.3" calcext:value-type="float">
            <text:p>2626578,3</text:p>
          </table:table-cell>
          <table:table-cell office:value-type="float" office:value="1154074.896" calcext:value-type="float">
            <text:p>1154074,896</text:p>
          </table:table-cell>
          <table:table-cell office:value-type="float" office:value="10582302.22" calcext:value-type="float">
            <text:p>10582302,22</text:p>
          </table:table-cell>
          <table:table-cell office:value-type="float" office:value="3851261.01" calcext:value-type="float">
            <text:p>3851261,01</text:p>
          </table:table-cell>
          <table:table-cell office:value-type="float" office:value="9906158.604" calcext:value-type="float">
            <text:p>9906158,604</text:p>
          </table:table-cell>
          <table:table-cell office:value-type="float" office:value="7130182.975" calcext:value-type="float">
            <text:p>7130182,975</text:p>
          </table:table-cell>
          <table:table-cell office:value-type="float" office:value="23238206.26" calcext:value-type="float">
            <text:p>23238206,26</text:p>
          </table:table-cell>
          <table:table-cell office:value-type="float" office:value="3644961.261" calcext:value-type="float">
            <text:p>3644961,261</text:p>
          </table:table-cell>
          <table:table-cell office:value-type="float" office:value="16172703.59" calcext:value-type="float">
            <text:p>16172703,59</text:p>
          </table:table-cell>
          <table:table-cell office:value-type="float" office:value="11735696.49" calcext:value-type="float">
            <text:p>11735696,49</text:p>
          </table:table-cell>
          <table:table-cell office:value-type="float" office:value="13168586.21" calcext:value-type="float">
            <text:p>13168586,21</text:p>
          </table:table-cell>
          <table:table-cell office:value-type="float" office:value="1752506.72" calcext:value-type="float">
            <text:p>1752506,72</text:p>
          </table:table-cell>
          <table:table-cell office:value-type="float" office:value="7147397.338" calcext:value-type="float">
            <text:p>7147397,338</text:p>
          </table:table-cell>
          <table:table-cell office:value-type="float" office:value="5569148.938" calcext:value-type="float">
            <text:p>5569148,938</text:p>
          </table:table-cell>
          <table:table-cell office:value-type="float" office:value="3471301.749" calcext:value-type="float">
            <text:p>3471301,749</text:p>
          </table:table-cell>
          <table:table-cell office:value-type="float" office:value="785864.7994" calcext:value-type="float">
            <text:p>785864,7994</text:p>
          </table:table-cell>
          <table:table-cell office:value-type="float" office:value="5037997.237" calcext:value-type="float">
            <text:p>5037997,237</text:p>
          </table:table-cell>
          <table:table-cell office:value-type="float" office:value="5204836.141" calcext:value-type="float">
            <text:p>5204836,141</text:p>
          </table:table-cell>
          <table:table-cell office:value-type="float" office:value="22280441" calcext:value-type="float">
            <text:p>22280441</text:p>
          </table:table-cell>
          <table:table-cell office:value-type="float" office:value="15114615.11" calcext:value-type="float">
            <text:p>15114615,11</text:p>
          </table:table-cell>
          <table:table-cell office:value-type="float" office:value="12191382.38" calcext:value-type="float">
            <text:p>12191382,38</text:p>
          </table:table-cell>
          <table:table-cell office:value-type="float" office:value="4916851.604" calcext:value-type="float">
            <text:p>4916851,604</text:p>
          </table:table-cell>
          <table:table-cell office:value-type="float" office:value="8563814.234" calcext:value-type="float">
            <text:p>8563814,234</text:p>
          </table:table-cell>
          <table:table-cell office:value-type="float" office:value="4112887.848" calcext:value-type="float">
            <text:p>4112887,848</text:p>
          </table:table-cell>
          <table:table-cell office:value-type="float" office:value="6138419.041" calcext:value-type="float">
            <text:p>6138419,041</text:p>
          </table:table-cell>
          <table:table-cell office:value-type="float" office:value="6683037.977" calcext:value-type="float">
            <text:p>6683037,977</text:p>
          </table:table-cell>
          <table:table-cell office:value-type="float" office:value="19057061.8" calcext:value-type="float">
            <text:p>19057061,8</text:p>
          </table:table-cell>
          <table:table-cell office:value-type="float" office:value="1082058.032" calcext:value-type="float">
            <text:p>1082058,032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1611151.14" calcext:value-type="float">
            <text:p>11611151,14</text:p>
          </table:table-cell>
          <table:table-cell office:value-type="float" office:value="14265407.63" calcext:value-type="float">
            <text:p>14265407,63</text:p>
          </table:table-cell>
          <table:table-cell office:value-type="float" office:value="12109077.12" calcext:value-type="float">
            <text:p>12109077,12</text:p>
          </table:table-cell>
          <table:table-cell office:value-type="float" office:value="7132263.446" calcext:value-type="float">
            <text:p>7132263,446</text:p>
          </table:table-cell>
          <table:table-cell office:value-type="float" office:value="24102071.7" calcext:value-type="float">
            <text:p>24102071,7</text:p>
          </table:table-cell>
          <table:table-cell office:value-type="float" office:value="7282483.719" calcext:value-type="float">
            <text:p>7282483,719</text:p>
          </table:table-cell>
          <table:table-cell office:value-type="float" office:value="37047791.73" calcext:value-type="float">
            <text:p>37047791,73</text:p>
          </table:table-cell>
          <table:table-cell office:value-type="float" office:value="12824311.8" calcext:value-type="float">
            <text:p>12824311,8</text:p>
          </table:table-cell>
          <table:table-cell office:value-type="float" office:value="38859131.05" calcext:value-type="float">
            <text:p>38859131,05</text:p>
          </table:table-cell>
          <table:table-cell office:value-type="float" office:value="12972712.37" calcext:value-type="float">
            <text:p>12972712,37</text:p>
          </table:table-cell>
          <table:table-cell office:value-type="float" office:value="19828012.23" calcext:value-type="float">
            <text:p>19828012,23</text:p>
          </table:table-cell>
          <table:table-cell office:value-type="float" office:value="41452246.24" calcext:value-type="float">
            <text:p>41452246,24</text:p>
          </table:table-cell>
          <table:table-cell office:value-type="float" office:value="15952634.07" calcext:value-type="float">
            <text:p>15952634,07</text:p>
          </table:table-cell>
          <table:table-cell office:value-type="float" office:value="8080913.273" calcext:value-type="float">
            <text:p>8080913,273</text:p>
          </table:table-cell>
          <table:table-cell office:value-type="float" office:value="12695521.85" calcext:value-type="float">
            <text:p>12695521,85</text:p>
          </table:table-cell>
          <table:table-cell office:value-type="float" office:value="57456548.77" calcext:value-type="float">
            <text:p>57456548,77</text:p>
          </table:table-cell>
          <table:table-cell office:value-type="float" office:value="22145479.7" calcext:value-type="float">
            <text:p>22145479,7</text:p>
          </table:table-cell>
          <table:table-cell office:value-type="float" office:value="41282225.53" calcext:value-type="float">
            <text:p>41282225,53</text:p>
          </table:table-cell>
          <table:table-cell office:value-type="float" office:value="6358271.376" calcext:value-type="float">
            <text:p>6358271,376</text:p>
          </table:table-cell>
          <table:table-cell office:value-type="float" office:value="14430347.41" calcext:value-type="float">
            <text:p>14430347,41</text:p>
          </table:table-cell>
          <table:table-cell office:value-type="float" office:value="45227624.79" calcext:value-type="float">
            <text:p>45227624,79</text:p>
          </table:table-cell>
          <table:table-cell office:value-type="float" office:value="22711292.99" calcext:value-type="float">
            <text:p>22711292,99</text:p>
          </table:table-cell>
          <table:table-cell office:value-type="float" office:value="3696776.376" calcext:value-type="float">
            <text:p>3696776,376</text:p>
          </table:table-cell>
          <table:table-cell office:value-type="float" office:value="17185994.07" calcext:value-type="float">
            <text:p>17185994,07</text:p>
          </table:table-cell>
          <table:table-cell office:value-type="float" office:value="11903990.11" calcext:value-type="float">
            <text:p>11903990,11</text:p>
          </table:table-cell>
          <table:table-cell office:value-type="float" office:value="6334600.696" calcext:value-type="float">
            <text:p>6334600,696</text:p>
          </table:table-cell>
          <table:table-cell office:value-type="float" office:value="11856461.03" calcext:value-type="float">
            <text:p>11856461,03</text:p>
          </table:table-cell>
          <table:table-cell office:value-type="float" office:value="7240477.863" calcext:value-type="float">
            <text:p>7240477,863</text:p>
          </table:table-cell>
          <table:table-cell office:value-type="float" office:value="30913369.17" calcext:value-type="float">
            <text:p>30913369,17</text:p>
          </table:table-cell>
          <table:table-cell office:value-type="float" office:value="11690590.08" calcext:value-type="float">
            <text:p>11690590,08</text:p>
          </table:table-cell>
          <table:table-cell office:value-type="float" office:value="19588070.61" calcext:value-type="float">
            <text:p>19588070,61</text:p>
          </table:table-cell>
          <table:table-cell office:value-type="float" office:value="11942396.49" calcext:value-type="float">
            <text:p>11942396,49</text:p>
          </table:table-cell>
          <table:table-cell office:value-type="float" office:value="67878528.06" calcext:value-type="float">
            <text:p>67878528,06</text:p>
          </table:table-cell>
          <table:table-cell office:value-type="float" office:value="5837029.817" calcext:value-type="float">
            <text:p>5837029,817</text:p>
          </table:table-cell>
          <table:table-cell office:value-type="float" office:value="40538480.98" calcext:value-type="float">
            <text:p>40538480,98</text:p>
          </table:table-cell>
          <table:table-cell office:value-type="float" office:value="27541057.07" calcext:value-type="float">
            <text:p>27541057,07</text:p>
          </table:table-cell>
          <table:table-cell office:value-type="float" office:value="27502321.84" calcext:value-type="float">
            <text:p>27502321,84</text:p>
          </table:table-cell>
          <table:table-cell office:value-type="float" office:value="4570859.2" calcext:value-type="float">
            <text:p>4570859,2</text:p>
          </table:table-cell>
          <table:table-cell office:value-type="float" office:value="13113791.24" calcext:value-type="float">
            <text:p>13113791,24</text:p>
          </table:table-cell>
          <table:table-cell office:value-type="float" office:value="13182527.82" calcext:value-type="float">
            <text:p>13182527,82</text:p>
          </table:table-cell>
          <table:table-cell office:value-type="float" office:value="8072026.271" calcext:value-type="float">
            <text:p>8072026,271</text:p>
          </table:table-cell>
          <table:table-cell office:value-type="float" office:value="2882512.178" calcext:value-type="float">
            <text:p>2882512,178</text:p>
          </table:table-cell>
          <table:table-cell office:value-type="float" office:value="12355954.14" calcext:value-type="float">
            <text:p>12355954,14</text:p>
          </table:table-cell>
          <table:table-cell office:value-type="float" office:value="18302388.88" calcext:value-type="float">
            <text:p>18302388,88</text:p>
          </table:table-cell>
          <table:table-cell office:value-type="float" office:value="56753923.92" calcext:value-type="float">
            <text:p>56753923,92</text:p>
          </table:table-cell>
          <table:table-cell office:value-type="float" office:value="30412725.22" calcext:value-type="float">
            <text:p>30412725,22</text:p>
          </table:table-cell>
          <table:table-cell office:value-type="float" office:value="26174447.06" calcext:value-type="float">
            <text:p>26174447,06</text:p>
          </table:table-cell>
          <table:table-cell office:value-type="float" office:value="16122455.66" calcext:value-type="float">
            <text:p>16122455,66</text:p>
          </table:table-cell>
          <table:table-cell office:value-type="float" office:value="23842022.71" calcext:value-type="float">
            <text:p>23842022,71</text:p>
          </table:table-cell>
          <table:table-cell office:value-type="float" office:value="8079246.371" calcext:value-type="float">
            <text:p>8079246,371</text:p>
          </table:table-cell>
          <table:table-cell office:value-type="float" office:value="17420930.34" calcext:value-type="float">
            <text:p>17420930,34</text:p>
          </table:table-cell>
          <table:table-cell office:value-type="float" office:value="15823570.43" calcext:value-type="float">
            <text:p>15823570,43</text:p>
          </table:table-cell>
          <table:table-cell office:value-type="float" office:value="45068691.81" calcext:value-type="float">
            <text:p>45068691,81</text:p>
          </table:table-cell>
          <table:table-cell office:value-type="float" office:value="2395326.332" calcext:value-type="float">
            <text:p>2395326,33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0060246.23" calcext:value-type="float">
            <text:p>10060246,23</text:p>
          </table:table-cell>
          <table:table-cell office:value-type="float" office:value="18750809.13" calcext:value-type="float">
            <text:p>18750809,13</text:p>
          </table:table-cell>
          <table:table-cell office:value-type="float" office:value="19456418.39" calcext:value-type="float">
            <text:p>19456418,39</text:p>
          </table:table-cell>
          <table:table-cell office:value-type="float" office:value="12490431.8" calcext:value-type="float">
            <text:p>12490431,8</text:p>
          </table:table-cell>
          <table:table-cell office:value-type="float" office:value="20006205.7" calcext:value-type="float">
            <text:p>20006205,7</text:p>
          </table:table-cell>
          <table:table-cell office:value-type="float" office:value="19676313.12" calcext:value-type="float">
            <text:p>19676313,12</text:p>
          </table:table-cell>
          <table:table-cell office:value-type="float" office:value="44716596.43" calcext:value-type="float">
            <text:p>44716596,43</text:p>
          </table:table-cell>
          <table:table-cell office:value-type="float" office:value="12184840.18" calcext:value-type="float">
            <text:p>12184840,18</text:p>
          </table:table-cell>
          <table:table-cell office:value-type="float" office:value="48404888.14" calcext:value-type="float">
            <text:p>48404888,14</text:p>
          </table:table-cell>
          <table:table-cell office:value-type="float" office:value="15364587.35" calcext:value-type="float">
            <text:p>15364587,35</text:p>
          </table:table-cell>
          <table:table-cell office:value-type="float" office:value="21939135.21" calcext:value-type="float">
            <text:p>21939135,21</text:p>
          </table:table-cell>
          <table:table-cell office:value-type="float" office:value="49701755.06" calcext:value-type="float">
            <text:p>49701755,06</text:p>
          </table:table-cell>
          <table:table-cell office:value-type="float" office:value="15257645.56" calcext:value-type="float">
            <text:p>15257645,56</text:p>
          </table:table-cell>
          <table:table-cell office:value-type="float" office:value="11671891.97" calcext:value-type="float">
            <text:p>11671891,97</text:p>
          </table:table-cell>
          <table:table-cell office:value-type="float" office:value="21568942.86" calcext:value-type="float">
            <text:p>21568942,86</text:p>
          </table:table-cell>
          <table:table-cell office:value-type="float" office:value="60720658.95" calcext:value-type="float">
            <text:p>60720658,95</text:p>
          </table:table-cell>
          <table:table-cell office:value-type="float" office:value="19642523.61" calcext:value-type="float">
            <text:p>19642523,61</text:p>
          </table:table-cell>
          <table:table-cell office:value-type="float" office:value="52772614.14" calcext:value-type="float">
            <text:p>52772614,14</text:p>
          </table:table-cell>
          <table:table-cell office:value-type="float" office:value="15945460.01" calcext:value-type="float">
            <text:p>15945460,01</text:p>
          </table:table-cell>
          <table:table-cell office:value-type="float" office:value="22283730.71" calcext:value-type="float">
            <text:p>22283730,71</text:p>
          </table:table-cell>
          <table:table-cell office:value-type="float" office:value="64713054.41" calcext:value-type="float">
            <text:p>64713054,41</text:p>
          </table:table-cell>
          <table:table-cell office:value-type="float" office:value="27288186.29" calcext:value-type="float">
            <text:p>27288186,29</text:p>
          </table:table-cell>
          <table:table-cell office:value-type="float" office:value="6453805.55" calcext:value-type="float">
            <text:p>6453805,55</text:p>
          </table:table-cell>
          <table:table-cell office:value-type="float" office:value="23986190.32" calcext:value-type="float">
            <text:p>23986190,32</text:p>
          </table:table-cell>
          <table:table-cell office:value-type="float" office:value="15282244.73" calcext:value-type="float">
            <text:p>15282244,73</text:p>
          </table:table-cell>
          <table:table-cell office:value-type="float" office:value="14127081.92" calcext:value-type="float">
            <text:p>14127081,92</text:p>
          </table:table-cell>
          <table:table-cell office:value-type="float" office:value="22296564.08" calcext:value-type="float">
            <text:p>22296564,08</text:p>
          </table:table-cell>
          <table:table-cell office:value-type="float" office:value="8416748.529" calcext:value-type="float">
            <text:p>8416748,529</text:p>
          </table:table-cell>
          <table:table-cell office:value-type="float" office:value="34230462.89" calcext:value-type="float">
            <text:p>34230462,89</text:p>
          </table:table-cell>
          <table:table-cell office:value-type="float" office:value="14396130.04" calcext:value-type="float">
            <text:p>14396130,04</text:p>
          </table:table-cell>
          <table:table-cell office:value-type="float" office:value="24168006.5" calcext:value-type="float">
            <text:p>24168006,5</text:p>
          </table:table-cell>
          <table:table-cell office:value-type="float" office:value="10730668.82" calcext:value-type="float">
            <text:p>10730668,82</text:p>
          </table:table-cell>
          <table:table-cell office:value-type="float" office:value="69001788.53" calcext:value-type="float">
            <text:p>69001788,53</text:p>
          </table:table-cell>
          <table:table-cell office:value-type="float" office:value="7739095.801" calcext:value-type="float">
            <text:p>7739095,801</text:p>
          </table:table-cell>
          <table:table-cell office:value-type="float" office:value="43256970.11" calcext:value-type="float">
            <text:p>43256970,11</text:p>
          </table:table-cell>
          <table:table-cell office:value-type="float" office:value="24837726.61" calcext:value-type="float">
            <text:p>24837726,61</text:p>
          </table:table-cell>
          <table:table-cell office:value-type="float" office:value="31075288.19" calcext:value-type="float">
            <text:p>31075288,19</text:p>
          </table:table-cell>
          <table:table-cell office:value-type="float" office:value="4631280.586" calcext:value-type="float">
            <text:p>4631280,586</text:p>
          </table:table-cell>
          <table:table-cell office:value-type="float" office:value="9406255.932" calcext:value-type="float">
            <text:p>9406255,932</text:p>
          </table:table-cell>
          <table:table-cell office:value-type="float" office:value="20840554.61" calcext:value-type="float">
            <text:p>20840554,61</text:p>
          </table:table-cell>
          <table:table-cell office:value-type="float" office:value="18932798.56" calcext:value-type="float">
            <text:p>18932798,56</text:p>
          </table:table-cell>
          <table:table-cell office:value-type="float" office:value="3403088.13" calcext:value-type="float">
            <text:p>3403088,13</text:p>
          </table:table-cell>
          <table:table-cell office:value-type="float" office:value="18543590.83" calcext:value-type="float">
            <text:p>18543590,83</text:p>
          </table:table-cell>
          <table:table-cell office:value-type="float" office:value="13951255.29" calcext:value-type="float">
            <text:p>13951255,29</text:p>
          </table:table-cell>
          <table:table-cell office:value-type="float" office:value="69235658.77" calcext:value-type="float">
            <text:p>69235658,77</text:p>
          </table:table-cell>
          <table:table-cell office:value-type="float" office:value="35100690.34" calcext:value-type="float">
            <text:p>35100690,34</text:p>
          </table:table-cell>
          <table:table-cell office:value-type="float" office:value="37779182.11" calcext:value-type="float">
            <text:p>37779182,11</text:p>
          </table:table-cell>
          <table:table-cell office:value-type="float" office:value="13365804.09" calcext:value-type="float">
            <text:p>13365804,09</text:p>
          </table:table-cell>
          <table:table-cell office:value-type="float" office:value="26025492.28" calcext:value-type="float">
            <text:p>26025492,28</text:p>
          </table:table-cell>
          <table:table-cell office:value-type="float" office:value="10708603.02" calcext:value-type="float">
            <text:p>10708603,02</text:p>
          </table:table-cell>
          <table:table-cell office:value-type="float" office:value="20251177.68" calcext:value-type="float">
            <text:p>20251177,68</text:p>
          </table:table-cell>
          <table:table-cell office:value-type="float" office:value="17193715.93" calcext:value-type="float">
            <text:p>17193715,93</text:p>
          </table:table-cell>
          <table:table-cell office:value-type="float" office:value="40492637.76" calcext:value-type="float">
            <text:p>40492637,76</text:p>
          </table:table-cell>
          <table:table-cell office:value-type="float" office:value="5669135.367" calcext:value-type="float">
            <text:p>5669135,36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9760925.877" calcext:value-type="float">
            <text:p>9760925,877</text:p>
          </table:table-cell>
          <table:table-cell office:value-type="float" office:value="19065568.84" calcext:value-type="float">
            <text:p>19065568,84</text:p>
          </table:table-cell>
          <table:table-cell office:value-type="float" office:value="20403868.24" calcext:value-type="float">
            <text:p>20403868,24</text:p>
          </table:table-cell>
          <table:table-cell office:value-type="float" office:value="13417768.2" calcext:value-type="float">
            <text:p>13417768,2</text:p>
          </table:table-cell>
          <table:table-cell office:value-type="float" office:value="10959945.92" calcext:value-type="float">
            <text:p>10959945,92</text:p>
          </table:table-cell>
          <table:table-cell office:value-type="float" office:value="21298593.89" calcext:value-type="float">
            <text:p>21298593,89</text:p>
          </table:table-cell>
          <table:table-cell office:value-type="float" office:value="54584359.97" calcext:value-type="float">
            <text:p>54584359,97</text:p>
          </table:table-cell>
          <table:table-cell office:value-type="float" office:value="11387103.41" calcext:value-type="float">
            <text:p>11387103,41</text:p>
          </table:table-cell>
          <table:table-cell office:value-type="float" office:value="60205062.95" calcext:value-type="float">
            <text:p>60205062,95</text:p>
          </table:table-cell>
          <table:table-cell office:value-type="float" office:value="12805998.38" calcext:value-type="float">
            <text:p>12805998,38</text:p>
          </table:table-cell>
          <table:table-cell office:value-type="float" office:value="28501209.65" calcext:value-type="float">
            <text:p>28501209,65</text:p>
          </table:table-cell>
          <table:table-cell office:value-type="float" office:value="59897645.46" calcext:value-type="float">
            <text:p>59897645,46</text:p>
          </table:table-cell>
          <table:table-cell office:value-type="float" office:value="12212798.74" calcext:value-type="float">
            <text:p>12212798,74</text:p>
          </table:table-cell>
          <table:table-cell office:value-type="float" office:value="14996831.77" calcext:value-type="float">
            <text:p>14996831,77</text:p>
          </table:table-cell>
          <table:table-cell office:value-type="float" office:value="20476780.66" calcext:value-type="float">
            <text:p>20476780,66</text:p>
          </table:table-cell>
          <table:table-cell office:value-type="float" office:value="74335948.24" calcext:value-type="float">
            <text:p>74335948,24</text:p>
          </table:table-cell>
          <table:table-cell office:value-type="float" office:value="22090745.61" calcext:value-type="float">
            <text:p>22090745,61</text:p>
          </table:table-cell>
          <table:table-cell office:value-type="float" office:value="48439685.63" calcext:value-type="float">
            <text:p>48439685,63</text:p>
          </table:table-cell>
          <table:table-cell office:value-type="float" office:value="13718199.64" calcext:value-type="float">
            <text:p>13718199,64</text:p>
          </table:table-cell>
          <table:table-cell office:value-type="float" office:value="29257288.42" calcext:value-type="float">
            <text:p>29257288,42</text:p>
          </table:table-cell>
          <table:table-cell office:value-type="float" office:value="71906389.08" calcext:value-type="float">
            <text:p>71906389,08</text:p>
          </table:table-cell>
          <table:table-cell office:value-type="float" office:value="27085122.51" calcext:value-type="float">
            <text:p>27085122,51</text:p>
          </table:table-cell>
          <table:table-cell office:value-type="float" office:value="9744765.019" calcext:value-type="float">
            <text:p>9744765,019</text:p>
          </table:table-cell>
          <table:table-cell office:value-type="float" office:value="38335926.16" calcext:value-type="float">
            <text:p>38335926,16</text:p>
          </table:table-cell>
          <table:table-cell office:value-type="float" office:value="11312117.1" calcext:value-type="float">
            <text:p>11312117,1</text:p>
          </table:table-cell>
          <table:table-cell office:value-type="float" office:value="10386575.76" calcext:value-type="float">
            <text:p>10386575,76</text:p>
          </table:table-cell>
          <table:table-cell office:value-type="float" office:value="21403637.68" calcext:value-type="float">
            <text:p>21403637,68</text:p>
          </table:table-cell>
          <table:table-cell office:value-type="float" office:value="10309682.47" calcext:value-type="float">
            <text:p>10309682,47</text:p>
          </table:table-cell>
          <table:table-cell office:value-type="float" office:value="40367323.32" calcext:value-type="float">
            <text:p>40367323,32</text:p>
          </table:table-cell>
          <table:table-cell office:value-type="float" office:value="10606254.81" calcext:value-type="float">
            <text:p>10606254,81</text:p>
          </table:table-cell>
          <table:table-cell office:value-type="float" office:value="19470349.77" calcext:value-type="float">
            <text:p>19470349,77</text:p>
          </table:table-cell>
          <table:table-cell office:value-type="float" office:value="15280430.52" calcext:value-type="float">
            <text:p>15280430,52</text:p>
          </table:table-cell>
          <table:table-cell office:value-type="float" office:value="81929516.57" calcext:value-type="float">
            <text:p>81929516,57</text:p>
          </table:table-cell>
          <table:table-cell office:value-type="float" office:value="9823570.829" calcext:value-type="float">
            <text:p>9823570,829</text:p>
          </table:table-cell>
          <table:table-cell office:value-type="float" office:value="58366926.02" calcext:value-type="float">
            <text:p>58366926,02</text:p>
          </table:table-cell>
          <table:table-cell office:value-type="float" office:value="22593337.48" calcext:value-type="float">
            <text:p>22593337,48</text:p>
          </table:table-cell>
          <table:table-cell office:value-type="float" office:value="39049245.16" calcext:value-type="float">
            <text:p>39049245,16</text:p>
          </table:table-cell>
          <table:table-cell office:value-type="float" office:value="6865113.522" calcext:value-type="float">
            <text:p>6865113,522</text:p>
          </table:table-cell>
          <table:table-cell office:value-type="float" office:value="11203494.81" calcext:value-type="float">
            <text:p>11203494,81</text:p>
          </table:table-cell>
          <table:table-cell office:value-type="float" office:value="18965305.85" calcext:value-type="float">
            <text:p>18965305,85</text:p>
          </table:table-cell>
          <table:table-cell office:value-type="float" office:value="20578822.68" calcext:value-type="float">
            <text:p>20578822,68</text:p>
          </table:table-cell>
          <table:table-cell office:value-type="float" office:value="7089328.19" calcext:value-type="float">
            <text:p>7089328,19</text:p>
          </table:table-cell>
          <table:table-cell office:value-type="float" office:value="34998318.06" calcext:value-type="float">
            <text:p>34998318,06</text:p>
          </table:table-cell>
          <table:table-cell office:value-type="float" office:value="14887879.64" calcext:value-type="float">
            <text:p>14887879,64</text:p>
          </table:table-cell>
          <table:table-cell office:value-type="float" office:value="67563973.18" calcext:value-type="float">
            <text:p>67563973,18</text:p>
          </table:table-cell>
          <table:table-cell office:value-type="float" office:value="42032361.74" calcext:value-type="float">
            <text:p>42032361,74</text:p>
          </table:table-cell>
          <table:table-cell office:value-type="float" office:value="41104392.92" calcext:value-type="float">
            <text:p>41104392,92</text:p>
          </table:table-cell>
          <table:table-cell office:value-type="float" office:value="13016292.3" calcext:value-type="float">
            <text:p>13016292,3</text:p>
          </table:table-cell>
          <table:table-cell office:value-type="float" office:value="28572068.55" calcext:value-type="float">
            <text:p>28572068,55</text:p>
          </table:table-cell>
          <table:table-cell office:value-type="float" office:value="16351651.45" calcext:value-type="float">
            <text:p>16351651,45</text:p>
          </table:table-cell>
          <table:table-cell office:value-type="float" office:value="33749724.31" calcext:value-type="float">
            <text:p>33749724,31</text:p>
          </table:table-cell>
          <table:table-cell office:value-type="float" office:value="16110548.67" calcext:value-type="float">
            <text:p>16110548,67</text:p>
          </table:table-cell>
          <table:table-cell office:value-type="float" office:value="31163340.64" calcext:value-type="float">
            <text:p>31163340,64</text:p>
          </table:table-cell>
          <table:table-cell office:value-type="float" office:value="8061045.04" calcext:value-type="float">
            <text:p>8061045,04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2426033.71" calcext:value-type="float">
            <text:p>12426033,71</text:p>
          </table:table-cell>
          <table:table-cell office:value-type="float" office:value="15475950.07" calcext:value-type="float">
            <text:p>15475950,07</text:p>
          </table:table-cell>
          <table:table-cell office:value-type="float" office:value="17348501.64" calcext:value-type="float">
            <text:p>17348501,64</text:p>
          </table:table-cell>
          <table:table-cell office:value-type="float" office:value="28768896.03" calcext:value-type="float">
            <text:p>28768896,03</text:p>
          </table:table-cell>
          <table:table-cell office:value-type="float" office:value="7484647.629" calcext:value-type="float">
            <text:p>7484647,629</text:p>
          </table:table-cell>
          <table:table-cell office:value-type="float" office:value="31026670.99" calcext:value-type="float">
            <text:p>31026670,99</text:p>
          </table:table-cell>
          <table:table-cell office:value-type="float" office:value="47953201.48" calcext:value-type="float">
            <text:p>47953201,48</text:p>
          </table:table-cell>
          <table:table-cell office:value-type="float" office:value="19475207.18" calcext:value-type="float">
            <text:p>19475207,18</text:p>
          </table:table-cell>
          <table:table-cell office:value-type="float" office:value="53218704.53" calcext:value-type="float">
            <text:p>53218704,53</text:p>
          </table:table-cell>
          <table:table-cell office:value-type="float" office:value="14363717.08" calcext:value-type="float">
            <text:p>14363717,08</text:p>
          </table:table-cell>
          <table:table-cell office:value-type="float" office:value="31119129.95" calcext:value-type="float">
            <text:p>31119129,95</text:p>
          </table:table-cell>
          <table:table-cell office:value-type="float" office:value="70306954.28" calcext:value-type="float">
            <text:p>70306954,28</text:p>
          </table:table-cell>
          <table:table-cell office:value-type="float" office:value="13728845.23" calcext:value-type="float">
            <text:p>13728845,23</text:p>
          </table:table-cell>
          <table:table-cell office:value-type="float" office:value="22809483.81" calcext:value-type="float">
            <text:p>22809483,81</text:p>
          </table:table-cell>
          <table:table-cell office:value-type="float" office:value="17079271.9" calcext:value-type="float">
            <text:p>17079271,9</text:p>
          </table:table-cell>
          <table:table-cell office:value-type="float" office:value="83578196.14" calcext:value-type="float">
            <text:p>83578196,14</text:p>
          </table:table-cell>
          <table:table-cell office:value-type="float" office:value="27266938.61" calcext:value-type="float">
            <text:p>27266938,61</text:p>
          </table:table-cell>
          <table:table-cell office:value-type="float" office:value="50248495.99" calcext:value-type="float">
            <text:p>50248495,99</text:p>
          </table:table-cell>
          <table:table-cell office:value-type="float" office:value="20916023.01" calcext:value-type="float">
            <text:p>20916023,01</text:p>
          </table:table-cell>
          <table:table-cell office:value-type="float" office:value="28179551.19" calcext:value-type="float">
            <text:p>28179551,19</text:p>
          </table:table-cell>
          <table:table-cell office:value-type="float" office:value="72397757.96" calcext:value-type="float">
            <text:p>72397757,96</text:p>
          </table:table-cell>
          <table:table-cell office:value-type="float" office:value="27941128.19" calcext:value-type="float">
            <text:p>27941128,19</text:p>
          </table:table-cell>
          <table:table-cell office:value-type="float" office:value="17415528.45" calcext:value-type="float">
            <text:p>17415528,45</text:p>
          </table:table-cell>
          <table:table-cell office:value-type="float" office:value="45969090.9" calcext:value-type="float">
            <text:p>45969090,9</text:p>
          </table:table-cell>
          <table:table-cell office:value-type="float" office:value="12778226.03" calcext:value-type="float">
            <text:p>12778226,03</text:p>
          </table:table-cell>
          <table:table-cell office:value-type="float" office:value="13160412.89" calcext:value-type="float">
            <text:p>13160412,89</text:p>
          </table:table-cell>
          <table:table-cell office:value-type="float" office:value="17783616.16" calcext:value-type="float">
            <text:p>17783616,16</text:p>
          </table:table-cell>
          <table:table-cell office:value-type="float" office:value="18676611" calcext:value-type="float">
            <text:p>18676611</text:p>
          </table:table-cell>
          <table:table-cell office:value-type="float" office:value="42462080.3" calcext:value-type="float">
            <text:p>42462080,3</text:p>
          </table:table-cell>
          <table:table-cell office:value-type="float" office:value="11350118.69" calcext:value-type="float">
            <text:p>11350118,69</text:p>
          </table:table-cell>
          <table:table-cell office:value-type="float" office:value="20308728.62" calcext:value-type="float">
            <text:p>20308728,62</text:p>
          </table:table-cell>
          <table:table-cell office:value-type="float" office:value="25291796.17" calcext:value-type="float">
            <text:p>25291796,17</text:p>
          </table:table-cell>
          <table:table-cell office:value-type="float" office:value="72972614.37" calcext:value-type="float">
            <text:p>72972614,37</text:p>
          </table:table-cell>
          <table:table-cell office:value-type="float" office:value="18730427.05" calcext:value-type="float">
            <text:p>18730427,05</text:p>
          </table:table-cell>
          <table:table-cell office:value-type="float" office:value="64534813.36" calcext:value-type="float">
            <text:p>64534813,36</text:p>
          </table:table-cell>
          <table:table-cell office:value-type="float" office:value="12778223.33" calcext:value-type="float">
            <text:p>12778223,33</text:p>
          </table:table-cell>
          <table:table-cell office:value-type="float" office:value="40865280.68" calcext:value-type="float">
            <text:p>40865280,68</text:p>
          </table:table-cell>
          <table:table-cell office:value-type="float" office:value="7536615.405" calcext:value-type="float">
            <text:p>7536615,405</text:p>
          </table:table-cell>
          <table:table-cell office:value-type="float" office:value="14154882.08" calcext:value-type="float">
            <text:p>14154882,08</text:p>
          </table:table-cell>
          <table:table-cell office:value-type="float" office:value="14134658.95" calcext:value-type="float">
            <text:p>14134658,95</text:p>
          </table:table-cell>
          <table:table-cell office:value-type="float" office:value="25089047.83" calcext:value-type="float">
            <text:p>25089047,83</text:p>
          </table:table-cell>
          <table:table-cell office:value-type="float" office:value="12644007.49" calcext:value-type="float">
            <text:p>12644007,49</text:p>
          </table:table-cell>
          <table:table-cell office:value-type="float" office:value="28916245.95" calcext:value-type="float">
            <text:p>28916245,95</text:p>
          </table:table-cell>
          <table:table-cell office:value-type="float" office:value="18847974.95" calcext:value-type="float">
            <text:p>18847974,95</text:p>
          </table:table-cell>
          <table:table-cell office:value-type="float" office:value="63366240.31" calcext:value-type="float">
            <text:p>63366240,31</text:p>
          </table:table-cell>
          <table:table-cell office:value-type="float" office:value="42120736.36" calcext:value-type="float">
            <text:p>42120736,36</text:p>
          </table:table-cell>
          <table:table-cell office:value-type="float" office:value="56442718.39" calcext:value-type="float">
            <text:p>56442718,39</text:p>
          </table:table-cell>
          <table:table-cell office:value-type="float" office:value="11602787.49" calcext:value-type="float">
            <text:p>11602787,49</text:p>
          </table:table-cell>
          <table:table-cell office:value-type="float" office:value="31842296.97" calcext:value-type="float">
            <text:p>31842296,97</text:p>
          </table:table-cell>
          <table:table-cell office:value-type="float" office:value="22963342.48" calcext:value-type="float">
            <text:p>22963342,48</text:p>
          </table:table-cell>
          <table:table-cell office:value-type="float" office:value="41864169.4" calcext:value-type="float">
            <text:p>41864169,4</text:p>
          </table:table-cell>
          <table:table-cell office:value-type="float" office:value="15517741.34" calcext:value-type="float">
            <text:p>15517741,34</text:p>
          </table:table-cell>
          <table:table-cell office:value-type="float" office:value="43876471.32" calcext:value-type="float">
            <text:p>43876471,32</text:p>
          </table:table-cell>
          <table:table-cell office:value-type="float" office:value="6390802.773" calcext:value-type="float">
            <text:p>6390802,77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4592181.95" calcext:value-type="float">
            <text:p>14592181,95</text:p>
          </table:table-cell>
          <table:table-cell office:value-type="float" office:value="23859479.59" calcext:value-type="float">
            <text:p>23859479,59</text:p>
          </table:table-cell>
          <table:table-cell office:value-type="float" office:value="25213289.69" calcext:value-type="float">
            <text:p>25213289,69</text:p>
          </table:table-cell>
          <table:table-cell office:value-type="float" office:value="23541796.33" calcext:value-type="float">
            <text:p>23541796,33</text:p>
          </table:table-cell>
          <table:table-cell office:value-type="float" office:value="13521602.07" calcext:value-type="float">
            <text:p>13521602,07</text:p>
          </table:table-cell>
          <table:table-cell office:value-type="float" office:value="29674000.58" calcext:value-type="float">
            <text:p>29674000,58</text:p>
          </table:table-cell>
          <table:table-cell office:value-type="float" office:value="59090784.74" calcext:value-type="float">
            <text:p>59090784,74</text:p>
          </table:table-cell>
          <table:table-cell office:value-type="float" office:value="31166227.84" calcext:value-type="float">
            <text:p>31166227,84</text:p>
          </table:table-cell>
          <table:table-cell office:value-type="float" office:value="55601749.21" calcext:value-type="float">
            <text:p>55601749,21</text:p>
          </table:table-cell>
          <table:table-cell office:value-type="float" office:value="15068973.93" calcext:value-type="float">
            <text:p>15068973,93</text:p>
          </table:table-cell>
          <table:table-cell office:value-type="float" office:value="35653715.16" calcext:value-type="float">
            <text:p>35653715,16</text:p>
          </table:table-cell>
          <table:table-cell office:value-type="float" office:value="70774463.89" calcext:value-type="float">
            <text:p>70774463,89</text:p>
          </table:table-cell>
          <table:table-cell office:value-type="float" office:value="28041055.46" calcext:value-type="float">
            <text:p>28041055,46</text:p>
          </table:table-cell>
          <table:table-cell office:value-type="float" office:value="28599017.33" calcext:value-type="float">
            <text:p>28599017,33</text:p>
          </table:table-cell>
          <table:table-cell office:value-type="float" office:value="16744276.07" calcext:value-type="float">
            <text:p>16744276,07</text:p>
          </table:table-cell>
          <table:table-cell office:value-type="float" office:value="86653680.63" calcext:value-type="float">
            <text:p>86653680,63</text:p>
          </table:table-cell>
          <table:table-cell office:value-type="float" office:value="35085055.9" calcext:value-type="float">
            <text:p>35085055,9</text:p>
          </table:table-cell>
          <table:table-cell office:value-type="float" office:value="48554096.73" calcext:value-type="float">
            <text:p>48554096,73</text:p>
          </table:table-cell>
          <table:table-cell office:value-type="float" office:value="29647544.18" calcext:value-type="float">
            <text:p>29647544,18</text:p>
          </table:table-cell>
          <table:table-cell office:value-type="float" office:value="35295833.89" calcext:value-type="float">
            <text:p>35295833,89</text:p>
          </table:table-cell>
          <table:table-cell office:value-type="float" office:value="72818062.92" calcext:value-type="float">
            <text:p>72818062,92</text:p>
          </table:table-cell>
          <table:table-cell office:value-type="float" office:value="30022312.19" calcext:value-type="float">
            <text:p>30022312,19</text:p>
          </table:table-cell>
          <table:table-cell office:value-type="float" office:value="19096260.28" calcext:value-type="float">
            <text:p>19096260,28</text:p>
          </table:table-cell>
          <table:table-cell office:value-type="float" office:value="46041137.55" calcext:value-type="float">
            <text:p>46041137,55</text:p>
          </table:table-cell>
          <table:table-cell office:value-type="float" office:value="16033297.02" calcext:value-type="float">
            <text:p>16033297,02</text:p>
          </table:table-cell>
          <table:table-cell office:value-type="float" office:value="23563088.17" calcext:value-type="float">
            <text:p>23563088,17</text:p>
          </table:table-cell>
          <table:table-cell office:value-type="float" office:value="12007997.25" calcext:value-type="float">
            <text:p>12007997,25</text:p>
          </table:table-cell>
          <table:table-cell office:value-type="float" office:value="24529695.88" calcext:value-type="float">
            <text:p>24529695,88</text:p>
          </table:table-cell>
          <table:table-cell office:value-type="float" office:value="46870386.11" calcext:value-type="float">
            <text:p>46870386,11</text:p>
          </table:table-cell>
          <table:table-cell office:value-type="float" office:value="17522897.32" calcext:value-type="float">
            <text:p>17522897,32</text:p>
          </table:table-cell>
          <table:table-cell office:value-type="float" office:value="30036536.7" calcext:value-type="float">
            <text:p>30036536,7</text:p>
          </table:table-cell>
          <table:table-cell office:value-type="float" office:value="31396181.26" calcext:value-type="float">
            <text:p>31396181,26</text:p>
          </table:table-cell>
          <table:table-cell office:value-type="float" office:value="74829599.09" calcext:value-type="float">
            <text:p>74829599,09</text:p>
          </table:table-cell>
          <table:table-cell office:value-type="float" office:value="20318616.78" calcext:value-type="float">
            <text:p>20318616,78</text:p>
          </table:table-cell>
          <table:table-cell office:value-type="float" office:value="66287115.8" calcext:value-type="float">
            <text:p>66287115,8</text:p>
          </table:table-cell>
          <table:table-cell office:value-type="float" office:value="13600135.76" calcext:value-type="float">
            <text:p>13600135,76</text:p>
          </table:table-cell>
          <table:table-cell office:value-type="float" office:value="46988848.34" calcext:value-type="float">
            <text:p>46988848,34</text:p>
          </table:table-cell>
          <table:table-cell office:value-type="float" office:value="9789941.218" calcext:value-type="float">
            <text:p>9789941,218</text:p>
          </table:table-cell>
          <table:table-cell office:value-type="float" office:value="25371145.57" calcext:value-type="float">
            <text:p>25371145,57</text:p>
          </table:table-cell>
          <table:table-cell office:value-type="float" office:value="20950805" calcext:value-type="float">
            <text:p>20950805</text:p>
          </table:table-cell>
          <table:table-cell office:value-type="float" office:value="23320978.55" calcext:value-type="float">
            <text:p>23320978,55</text:p>
          </table:table-cell>
          <table:table-cell office:value-type="float" office:value="14819258.92" calcext:value-type="float">
            <text:p>14819258,92</text:p>
          </table:table-cell>
          <table:table-cell office:value-type="float" office:value="42984060.73" calcext:value-type="float">
            <text:p>42984060,73</text:p>
          </table:table-cell>
          <table:table-cell office:value-type="float" office:value="22513046.48" calcext:value-type="float">
            <text:p>22513046,48</text:p>
          </table:table-cell>
          <table:table-cell office:value-type="float" office:value="67552785.13" calcext:value-type="float">
            <text:p>67552785,13</text:p>
          </table:table-cell>
          <table:table-cell office:value-type="float" office:value="36251909.85" calcext:value-type="float">
            <text:p>36251909,85</text:p>
          </table:table-cell>
          <table:table-cell office:value-type="float" office:value="58505932.32" calcext:value-type="float">
            <text:p>58505932,32</text:p>
          </table:table-cell>
          <table:table-cell office:value-type="float" office:value="18294866.26" calcext:value-type="float">
            <text:p>18294866,26</text:p>
          </table:table-cell>
          <table:table-cell office:value-type="float" office:value="44322798.55" calcext:value-type="float">
            <text:p>44322798,55</text:p>
          </table:table-cell>
          <table:table-cell office:value-type="float" office:value="23942579.06" calcext:value-type="float">
            <text:p>23942579,06</text:p>
          </table:table-cell>
          <table:table-cell office:value-type="float" office:value="46690107.8" calcext:value-type="float">
            <text:p>46690107,8</text:p>
          </table:table-cell>
          <table:table-cell office:value-type="float" office:value="12154514.58" calcext:value-type="float">
            <text:p>12154514,58</text:p>
          </table:table-cell>
          <table:table-cell office:value-type="float" office:value="44541850.47" calcext:value-type="float">
            <text:p>44541850,47</text:p>
          </table:table-cell>
          <table:table-cell office:value-type="float" office:value="14023359.71" calcext:value-type="float">
            <text:p>14023359,7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1129921.58" calcext:value-type="float">
            <text:p>61129921,58</text:p>
          </table:table-cell>
          <table:table-cell office:value-type="float" office:value="74884330.73" calcext:value-type="float">
            <text:p>74884330,73</text:p>
          </table:table-cell>
          <table:table-cell office:value-type="float" office:value="71480793.13" calcext:value-type="float">
            <text:p>71480793,13</text:p>
          </table:table-cell>
          <table:table-cell office:value-type="float" office:value="60482882.01" calcext:value-type="float">
            <text:p>60482882,01</text:p>
          </table:table-cell>
          <table:table-cell office:value-type="float" office:value="76440428.07" calcext:value-type="float">
            <text:p>76440428,07</text:p>
          </table:table-cell>
          <table:table-cell office:value-type="float" office:value="90749696.05" calcext:value-type="float">
            <text:p>90749696,05</text:p>
          </table:table-cell>
          <table:table-cell office:value-type="float" office:value="167139610.2" calcext:value-type="float">
            <text:p>167139610,2</text:p>
          </table:table-cell>
          <table:table-cell office:value-type="float" office:value="78366211.64" calcext:value-type="float">
            <text:p>78366211,64</text:p>
          </table:table-cell>
          <table:table-cell office:value-type="float" office:value="204580220.4" calcext:value-type="float">
            <text:p>204580220,4</text:p>
          </table:table-cell>
          <table:table-cell office:value-type="float" office:value="65666272.62" calcext:value-type="float">
            <text:p>65666272,62</text:p>
          </table:table-cell>
          <table:table-cell office:value-type="float" office:value="107987112.1" calcext:value-type="float">
            <text:p>107987112,1</text:p>
          </table:table-cell>
          <table:table-cell office:value-type="float" office:value="176790130.3" calcext:value-type="float">
            <text:p>176790130,3</text:p>
          </table:table-cell>
          <table:table-cell office:value-type="float" office:value="114346222" calcext:value-type="float">
            <text:p>114346222</text:p>
          </table:table-cell>
          <table:table-cell office:value-type="float" office:value="78889318.07" calcext:value-type="float">
            <text:p>78889318,07</text:p>
          </table:table-cell>
          <table:table-cell office:value-type="float" office:value="68647731.64" calcext:value-type="float">
            <text:p>68647731,64</text:p>
          </table:table-cell>
          <table:table-cell office:value-type="float" office:value="185352562.7" calcext:value-type="float">
            <text:p>185352562,7</text:p>
          </table:table-cell>
          <table:table-cell office:value-type="float" office:value="114638355.7" calcext:value-type="float">
            <text:p>114638355,7</text:p>
          </table:table-cell>
          <table:table-cell office:value-type="float" office:value="155849476.4" calcext:value-type="float">
            <text:p>155849476,4</text:p>
          </table:table-cell>
          <table:table-cell office:value-type="float" office:value="115593108.2" calcext:value-type="float">
            <text:p>115593108,2</text:p>
          </table:table-cell>
          <table:table-cell office:value-type="float" office:value="71160170.89" calcext:value-type="float">
            <text:p>71160170,89</text:p>
          </table:table-cell>
          <table:table-cell office:value-type="float" office:value="190363639.1" calcext:value-type="float">
            <text:p>190363639,1</text:p>
          </table:table-cell>
          <table:table-cell office:value-type="float" office:value="91856581.08" calcext:value-type="float">
            <text:p>91856581,08</text:p>
          </table:table-cell>
          <table:table-cell office:value-type="float" office:value="68150649.97" calcext:value-type="float">
            <text:p>68150649,97</text:p>
          </table:table-cell>
          <table:table-cell office:value-type="float" office:value="105650705.6" calcext:value-type="float">
            <text:p>105650705,6</text:p>
          </table:table-cell>
          <table:table-cell office:value-type="float" office:value="65841138.77" calcext:value-type="float">
            <text:p>65841138,77</text:p>
          </table:table-cell>
          <table:table-cell office:value-type="float" office:value="134407091.6" calcext:value-type="float">
            <text:p>134407091,6</text:p>
          </table:table-cell>
          <table:table-cell office:value-type="float" office:value="54148174.15" calcext:value-type="float">
            <text:p>54148174,15</text:p>
          </table:table-cell>
          <table:table-cell office:value-type="float" office:value="76647865.1" calcext:value-type="float">
            <text:p>76647865,1</text:p>
          </table:table-cell>
          <table:table-cell office:value-type="float" office:value="128803525.7" calcext:value-type="float">
            <text:p>128803525,7</text:p>
          </table:table-cell>
          <table:table-cell office:value-type="float" office:value="66116325.23" calcext:value-type="float">
            <text:p>66116325,23</text:p>
          </table:table-cell>
          <table:table-cell office:value-type="float" office:value="92087963.35" calcext:value-type="float">
            <text:p>92087963,35</text:p>
          </table:table-cell>
          <table:table-cell office:value-type="float" office:value="88153495.81" calcext:value-type="float">
            <text:p>88153495,81</text:p>
          </table:table-cell>
          <table:table-cell office:value-type="float" office:value="162146379.4" calcext:value-type="float">
            <text:p>162146379,4</text:p>
          </table:table-cell>
          <table:table-cell office:value-type="float" office:value="76230051.16" calcext:value-type="float">
            <text:p>76230051,16</text:p>
          </table:table-cell>
          <table:table-cell office:value-type="float" office:value="208383121.2" calcext:value-type="float">
            <text:p>208383121,2</text:p>
          </table:table-cell>
          <table:table-cell office:value-type="float" office:value="35083952.73" calcext:value-type="float">
            <text:p>35083952,73</text:p>
          </table:table-cell>
          <table:table-cell office:value-type="float" office:value="88670335.76" calcext:value-type="float">
            <text:p>88670335,76</text:p>
          </table:table-cell>
          <table:table-cell office:value-type="float" office:value="33553397.42" calcext:value-type="float">
            <text:p>33553397,42</text:p>
          </table:table-cell>
          <table:table-cell office:value-type="float" office:value="77082086.07" calcext:value-type="float">
            <text:p>77082086,07</text:p>
          </table:table-cell>
          <table:table-cell office:value-type="float" office:value="73828636.27" calcext:value-type="float">
            <text:p>73828636,27</text:p>
          </table:table-cell>
          <table:table-cell office:value-type="float" office:value="77635932.73" calcext:value-type="float">
            <text:p>77635932,73</text:p>
          </table:table-cell>
          <table:table-cell office:value-type="float" office:value="28280774.34" calcext:value-type="float">
            <text:p>28280774,34</text:p>
          </table:table-cell>
          <table:table-cell office:value-type="float" office:value="67413124.75" calcext:value-type="float">
            <text:p>67413124,75</text:p>
          </table:table-cell>
          <table:table-cell office:value-type="float" office:value="77985586.72" calcext:value-type="float">
            <text:p>77985586,72</text:p>
          </table:table-cell>
          <table:table-cell office:value-type="float" office:value="199874589.9" calcext:value-type="float">
            <text:p>199874589,9</text:p>
          </table:table-cell>
          <table:table-cell office:value-type="float" office:value="115104704.4" calcext:value-type="float">
            <text:p>115104704,4</text:p>
          </table:table-cell>
          <table:table-cell office:value-type="float" office:value="161125431" calcext:value-type="float">
            <text:p>161125431</text:p>
          </table:table-cell>
          <table:table-cell office:value-type="float" office:value="80908540.95" calcext:value-type="float">
            <text:p>80908540,95</text:p>
          </table:table-cell>
          <table:table-cell office:value-type="float" office:value="150813309" calcext:value-type="float">
            <text:p>150813309</text:p>
          </table:table-cell>
          <table:table-cell office:value-type="float" office:value="88856507.32" calcext:value-type="float">
            <text:p>88856507,32</text:p>
          </table:table-cell>
          <table:table-cell office:value-type="float" office:value="112440110.1" calcext:value-type="float">
            <text:p>112440110,1</text:p>
          </table:table-cell>
          <table:table-cell office:value-type="float" office:value="48066744.01" calcext:value-type="float">
            <text:p>48066744,01</text:p>
          </table:table-cell>
          <table:table-cell office:value-type="float" office:value="159816914.6" calcext:value-type="float">
            <text:p>159816914,6</text:p>
          </table:table-cell>
          <table:table-cell office:value-type="float" office:value="68289776.73" calcext:value-type="float">
            <text:p>68289776,7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1692040.32" calcext:value-type="float">
            <text:p>61692040,32</text:p>
          </table:table-cell>
          <table:table-cell office:value-type="float" office:value="90194352.2" calcext:value-type="float">
            <text:p>90194352,2</text:p>
          </table:table-cell>
          <table:table-cell office:value-type="float" office:value="95506873.48" calcext:value-type="float">
            <text:p>95506873,48</text:p>
          </table:table-cell>
          <table:table-cell office:value-type="float" office:value="88888932.88" calcext:value-type="float">
            <text:p>88888932,88</text:p>
          </table:table-cell>
          <table:table-cell office:value-type="float" office:value="148447859.9" calcext:value-type="float">
            <text:p>148447859,9</text:p>
          </table:table-cell>
          <table:table-cell office:value-type="float" office:value="114903721.6" calcext:value-type="float">
            <text:p>114903721,6</text:p>
          </table:table-cell>
          <table:table-cell office:value-type="float" office:value="276508563.2" calcext:value-type="float">
            <text:p>276508563,2</text:p>
          </table:table-cell>
          <table:table-cell office:value-type="float" office:value="99533836.29" calcext:value-type="float">
            <text:p>99533836,29</text:p>
          </table:table-cell>
          <table:table-cell office:value-type="float" office:value="262016474.9" calcext:value-type="float">
            <text:p>262016474,9</text:p>
          </table:table-cell>
          <table:table-cell office:value-type="float" office:value="90539801.03" calcext:value-type="float">
            <text:p>90539801,03</text:p>
          </table:table-cell>
          <table:table-cell office:value-type="float" office:value="144325348.6" calcext:value-type="float">
            <text:p>144325348,6</text:p>
          </table:table-cell>
          <table:table-cell office:value-type="float" office:value="257276444.2" calcext:value-type="float">
            <text:p>257276444,2</text:p>
          </table:table-cell>
          <table:table-cell office:value-type="float" office:value="132542786.8" calcext:value-type="float">
            <text:p>132542786,8</text:p>
          </table:table-cell>
          <table:table-cell office:value-type="float" office:value="167719752.3" calcext:value-type="float">
            <text:p>167719752,3</text:p>
          </table:table-cell>
          <table:table-cell office:value-type="float" office:value="84301201.7" calcext:value-type="float">
            <text:p>84301201,7</text:p>
          </table:table-cell>
          <table:table-cell office:value-type="float" office:value="142992120.7" calcext:value-type="float">
            <text:p>142992120,7</text:p>
          </table:table-cell>
          <table:table-cell office:value-type="float" office:value="150304809" calcext:value-type="float">
            <text:p>150304809</text:p>
          </table:table-cell>
          <table:table-cell office:value-type="float" office:value="157571500.7" calcext:value-type="float">
            <text:p>157571500,7</text:p>
          </table:table-cell>
          <table:table-cell office:value-type="float" office:value="139455156.4" calcext:value-type="float">
            <text:p>139455156,4</text:p>
          </table:table-cell>
          <table:table-cell office:value-type="float" office:value="69689814.06" calcext:value-type="float">
            <text:p>69689814,06</text:p>
          </table:table-cell>
          <table:table-cell office:value-type="float" office:value="216655735.5" calcext:value-type="float">
            <text:p>216655735,5</text:p>
          </table:table-cell>
          <table:table-cell office:value-type="float" office:value="109883503.1" calcext:value-type="float">
            <text:p>109883503,1</text:p>
          </table:table-cell>
          <table:table-cell office:value-type="float" office:value="103744520.4" calcext:value-type="float">
            <text:p>103744520,4</text:p>
          </table:table-cell>
          <table:table-cell office:value-type="float" office:value="73768049.92" calcext:value-type="float">
            <text:p>73768049,92</text:p>
          </table:table-cell>
          <table:table-cell office:value-type="float" office:value="92318863.78" calcext:value-type="float">
            <text:p>92318863,78</text:p>
          </table:table-cell>
          <table:table-cell office:value-type="float" office:value="116692751" calcext:value-type="float">
            <text:p>116692751</text:p>
          </table:table-cell>
          <table:table-cell office:value-type="float" office:value="81034703.77" calcext:value-type="float">
            <text:p>81034703,77</text:p>
          </table:table-cell>
          <table:table-cell office:value-type="float" office:value="84604520.81" calcext:value-type="float">
            <text:p>84604520,81</text:p>
          </table:table-cell>
          <table:table-cell office:value-type="float" office:value="162410245.7" calcext:value-type="float">
            <text:p>162410245,7</text:p>
          </table:table-cell>
          <table:table-cell office:value-type="float" office:value="94218480.17" calcext:value-type="float">
            <text:p>94218480,17</text:p>
          </table:table-cell>
          <table:table-cell office:value-type="float" office:value="117904642.9" calcext:value-type="float">
            <text:p>117904642,9</text:p>
          </table:table-cell>
          <table:table-cell office:value-type="float" office:value="95111923.66" calcext:value-type="float">
            <text:p>95111923,66</text:p>
          </table:table-cell>
          <table:table-cell office:value-type="float" office:value="154564797" calcext:value-type="float">
            <text:p>154564797</text:p>
          </table:table-cell>
          <table:table-cell office:value-type="float" office:value="60892370.99" calcext:value-type="float">
            <text:p>60892370,99</text:p>
          </table:table-cell>
          <table:table-cell office:value-type="float" office:value="211410872.8" calcext:value-type="float">
            <text:p>211410872,8</text:p>
          </table:table-cell>
          <table:table-cell office:value-type="float" office:value="76398241" calcext:value-type="float">
            <text:p>76398241</text:p>
          </table:table-cell>
          <table:table-cell office:value-type="float" office:value="107220788.8" calcext:value-type="float">
            <text:p>107220788,8</text:p>
          </table:table-cell>
          <table:table-cell office:value-type="float" office:value="88377421.5" calcext:value-type="float">
            <text:p>88377421,5</text:p>
          </table:table-cell>
          <table:table-cell office:value-type="float" office:value="92700711.59" calcext:value-type="float">
            <text:p>92700711,59</text:p>
          </table:table-cell>
          <table:table-cell office:value-type="float" office:value="84031662.92" calcext:value-type="float">
            <text:p>84031662,92</text:p>
          </table:table-cell>
          <table:table-cell office:value-type="float" office:value="115798162.4" calcext:value-type="float">
            <text:p>115798162,4</text:p>
          </table:table-cell>
          <table:table-cell office:value-type="float" office:value="59583485.67" calcext:value-type="float">
            <text:p>59583485,67</text:p>
          </table:table-cell>
          <table:table-cell office:value-type="float" office:value="71269583.44" calcext:value-type="float">
            <text:p>71269583,44</text:p>
          </table:table-cell>
          <table:table-cell office:value-type="float" office:value="96841098.15" calcext:value-type="float">
            <text:p>96841098,15</text:p>
          </table:table-cell>
          <table:table-cell office:value-type="float" office:value="246614679.7" calcext:value-type="float">
            <text:p>246614679,7</text:p>
          </table:table-cell>
          <table:table-cell office:value-type="float" office:value="172783926.3" calcext:value-type="float">
            <text:p>172783926,3</text:p>
          </table:table-cell>
          <table:table-cell office:value-type="float" office:value="131741627.1" calcext:value-type="float">
            <text:p>131741627,1</text:p>
          </table:table-cell>
          <table:table-cell office:value-type="float" office:value="137454854.9" calcext:value-type="float">
            <text:p>137454854,9</text:p>
          </table:table-cell>
          <table:table-cell office:value-type="float" office:value="153279055.8" calcext:value-type="float">
            <text:p>153279055,8</text:p>
          </table:table-cell>
          <table:table-cell office:value-type="float" office:value="90330324.32" calcext:value-type="float">
            <text:p>90330324,32</text:p>
          </table:table-cell>
          <table:table-cell office:value-type="float" office:value="112095682.7" calcext:value-type="float">
            <text:p>112095682,7</text:p>
          </table:table-cell>
          <table:table-cell office:value-type="float" office:value="73862527.76" calcext:value-type="float">
            <text:p>73862527,76</text:p>
          </table:table-cell>
          <table:table-cell office:value-type="float" office:value="155540242.7" calcext:value-type="float">
            <text:p>155540242,7</text:p>
          </table:table-cell>
          <table:table-cell office:value-type="float" office:value="77669364.17" calcext:value-type="float">
            <text:p>77669364,1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49490406.6" calcext:value-type="float">
            <text:p>449490406,6</text:p>
          </table:table-cell>
          <table:table-cell office:value-type="float" office:value="573864131.1" calcext:value-type="float">
            <text:p>573864131,1</text:p>
          </table:table-cell>
          <table:table-cell office:value-type="float" office:value="597046042.2" calcext:value-type="float">
            <text:p>597046042,2</text:p>
          </table:table-cell>
          <table:table-cell office:value-type="float" office:value="568167755.9" calcext:value-type="float">
            <text:p>568167755,9</text:p>
          </table:table-cell>
          <table:table-cell office:value-type="float" office:value="828061255.7" calcext:value-type="float">
            <text:p>828061255,7</text:p>
          </table:table-cell>
          <table:table-cell office:value-type="float" office:value="681686833.9" calcext:value-type="float">
            <text:p>681686833,9</text:p>
          </table:table-cell>
          <table:table-cell office:value-type="float" office:value="1386871597" calcext:value-type="float">
            <text:p>1386871597</text:p>
          </table:table-cell>
          <table:table-cell office:value-type="float" office:value="614618243.6" calcext:value-type="float">
            <text:p>614618243,6</text:p>
          </table:table-cell>
          <table:table-cell office:value-type="float" office:value="1323633394" calcext:value-type="float">
            <text:p>1323633394</text:p>
          </table:table-cell>
          <table:table-cell office:value-type="float" office:value="575371544.2" calcext:value-type="float">
            <text:p>575371544,2</text:p>
          </table:table-cell>
          <table:table-cell office:value-type="float" office:value="810072115.5" calcext:value-type="float">
            <text:p>810072115,5</text:p>
          </table:table-cell>
          <table:table-cell office:value-type="float" office:value="1302949623" calcext:value-type="float">
            <text:p>1302949623</text:p>
          </table:table-cell>
          <table:table-cell office:value-type="float" office:value="758657300.3" calcext:value-type="float">
            <text:p>758657300,3</text:p>
          </table:table-cell>
          <table:table-cell office:value-type="float" office:value="912156786" calcext:value-type="float">
            <text:p>912156786</text:p>
          </table:table-cell>
          <table:table-cell office:value-type="float" office:value="548148565.3" calcext:value-type="float">
            <text:p>548148565,3</text:p>
          </table:table-cell>
          <table:table-cell office:value-type="float" office:value="804254393.9" calcext:value-type="float">
            <text:p>804254393,9</text:p>
          </table:table-cell>
          <table:table-cell office:value-type="float" office:value="836164306.2" calcext:value-type="float">
            <text:p>836164306,2</text:p>
          </table:table-cell>
          <table:table-cell office:value-type="float" office:value="867873506.2" calcext:value-type="float">
            <text:p>867873506,2</text:p>
          </table:table-cell>
          <table:table-cell office:value-type="float" office:value="788820367.6" calcext:value-type="float">
            <text:p>788820367,6</text:p>
          </table:table-cell>
          <table:table-cell office:value-type="float" office:value="484389782.9" calcext:value-type="float">
            <text:p>484389782,9</text:p>
          </table:table-cell>
          <table:table-cell office:value-type="float" office:value="1125695622" calcext:value-type="float">
            <text:p>1125695622</text:p>
          </table:table-cell>
          <table:table-cell office:value-type="float" office:value="659780426.2" calcext:value-type="float">
            <text:p>659780426,2</text:p>
          </table:table-cell>
          <table:table-cell office:value-type="float" office:value="632992138" calcext:value-type="float">
            <text:p>632992138</text:p>
          </table:table-cell>
          <table:table-cell office:value-type="float" office:value="502185721.2" calcext:value-type="float">
            <text:p>502185721,2</text:p>
          </table:table-cell>
          <table:table-cell office:value-type="float" office:value="583134727.1" calcext:value-type="float">
            <text:p>583134727,1</text:p>
          </table:table-cell>
          <table:table-cell office:value-type="float" office:value="689493507.7" calcext:value-type="float">
            <text:p>689493507,7</text:p>
          </table:table-cell>
          <table:table-cell office:value-type="float" office:value="533894756.2" calcext:value-type="float">
            <text:p>533894756,2</text:p>
          </table:table-cell>
          <table:table-cell office:value-type="float" office:value="549472139.6" calcext:value-type="float">
            <text:p>549472139,6</text:p>
          </table:table-cell>
          <table:table-cell office:value-type="float" office:value="888988030.2" calcext:value-type="float">
            <text:p>888988030,2</text:p>
          </table:table-cell>
          <table:table-cell office:value-type="float" office:value="591423962.3" calcext:value-type="float">
            <text:p>591423962,3</text:p>
          </table:table-cell>
          <table:table-cell office:value-type="float" office:value="694781763.3" calcext:value-type="float">
            <text:p>694781763,3</text:p>
          </table:table-cell>
          <table:table-cell office:value-type="float" office:value="595322624.8" calcext:value-type="float">
            <text:p>595322624,8</text:p>
          </table:table-cell>
          <table:table-cell office:value-type="float" office:value="854753344.8" calcext:value-type="float">
            <text:p>854753344,8</text:p>
          </table:table-cell>
          <table:table-cell office:value-type="float" office:value="446000940.4" calcext:value-type="float">
            <text:p>446000940,4</text:p>
          </table:table-cell>
          <table:table-cell office:value-type="float" office:value="1102808948" calcext:value-type="float">
            <text:p>1102808948</text:p>
          </table:table-cell>
          <table:table-cell office:value-type="float" office:value="513662918.7" calcext:value-type="float">
            <text:p>513662918,7</text:p>
          </table:table-cell>
          <table:table-cell office:value-type="float" office:value="648161309.2" calcext:value-type="float">
            <text:p>648161309,2</text:p>
          </table:table-cell>
          <table:table-cell office:value-type="float" office:value="565935706.3" calcext:value-type="float">
            <text:p>565935706,3</text:p>
          </table:table-cell>
          <table:table-cell office:value-type="float" office:value="584800972.1" calcext:value-type="float">
            <text:p>584800972,1</text:p>
          </table:table-cell>
          <table:table-cell office:value-type="float" office:value="546972396.1" calcext:value-type="float">
            <text:p>546972396,1</text:p>
          </table:table-cell>
          <table:table-cell office:value-type="float" office:value="685589848.4" calcext:value-type="float">
            <text:p>685589848,4</text:p>
          </table:table-cell>
          <table:table-cell office:value-type="float" office:value="440289440.9" calcext:value-type="float">
            <text:p>440289440,9</text:p>
          </table:table-cell>
          <table:table-cell office:value-type="float" office:value="491283322" calcext:value-type="float">
            <text:p>491283322</text:p>
          </table:table-cell>
          <table:table-cell office:value-type="float" office:value="602868113.5" calcext:value-type="float">
            <text:p>602868113,5</text:p>
          </table:table-cell>
          <table:table-cell office:value-type="float" office:value="1256425560" calcext:value-type="float">
            <text:p>1256425560</text:p>
          </table:table-cell>
          <table:table-cell office:value-type="float" office:value="934254999.9" calcext:value-type="float">
            <text:p>934254999,9</text:p>
          </table:table-cell>
          <table:table-cell office:value-type="float" office:value="755161330.7" calcext:value-type="float">
            <text:p>755161330,7</text:p>
          </table:table-cell>
          <table:table-cell office:value-type="float" office:value="780091779.5" calcext:value-type="float">
            <text:p>780091779,5</text:p>
          </table:table-cell>
          <table:table-cell office:value-type="float" office:value="849142837.6" calcext:value-type="float">
            <text:p>849142837,6</text:p>
          </table:table-cell>
          <table:table-cell office:value-type="float" office:value="574457464.1" calcext:value-type="float">
            <text:p>574457464,1</text:p>
          </table:table-cell>
          <table:table-cell office:value-type="float" office:value="669433573.3" calcext:value-type="float">
            <text:p>669433573,3</text:p>
          </table:table-cell>
          <table:table-cell office:value-type="float" office:value="502597988.1" calcext:value-type="float">
            <text:p>502597988,1</text:p>
          </table:table-cell>
          <table:table-cell office:value-type="float" office:value="859009835.3" calcext:value-type="float">
            <text:p>859009835,3</text:p>
          </table:table-cell>
          <table:table-cell office:value-type="float" office:value="519209637.9" calcext:value-type="float">
            <text:p>519209637,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531462371" calcext:value-type="float">
            <text:p>2531462371</text:p>
          </table:table-cell>
          <table:table-cell office:value-type="float" office:value="2920130260" calcext:value-type="float">
            <text:p>2920130260</text:p>
          </table:table-cell>
          <table:table-cell office:value-type="float" office:value="2992573732" calcext:value-type="float">
            <text:p>2992573732</text:p>
          </table:table-cell>
          <table:table-cell office:value-type="float" office:value="2902329088" calcext:value-type="float">
            <text:p>2902329088</text:p>
          </table:table-cell>
          <table:table-cell office:value-type="float" office:value="3714496275" calcext:value-type="float">
            <text:p>3714496275</text:p>
          </table:table-cell>
          <table:table-cell office:value-type="float" office:value="3257076207" calcext:value-type="float">
            <text:p>3257076207</text:p>
          </table:table-cell>
          <table:table-cell office:value-type="float" office:value="5460778593" calcext:value-type="float">
            <text:p>5460778593</text:p>
          </table:table-cell>
          <table:table-cell office:value-type="float" office:value="3047486862" calcext:value-type="float">
            <text:p>3047486862</text:p>
          </table:table-cell>
          <table:table-cell office:value-type="float" office:value="5263159206" calcext:value-type="float">
            <text:p>5263159206</text:p>
          </table:table-cell>
          <table:table-cell office:value-type="float" office:value="2924840926" calcext:value-type="float">
            <text:p>2924840926</text:p>
          </table:table-cell>
          <table:table-cell office:value-type="float" office:value="3658280211" calcext:value-type="float">
            <text:p>3658280211</text:p>
          </table:table-cell>
          <table:table-cell office:value-type="float" office:value="5198522423" calcext:value-type="float">
            <text:p>5198522423</text:p>
          </table:table-cell>
          <table:table-cell office:value-type="float" office:value="3497608914" calcext:value-type="float">
            <text:p>3497608914</text:p>
          </table:table-cell>
          <table:table-cell office:value-type="float" office:value="3977294807" calcext:value-type="float">
            <text:p>3977294807</text:p>
          </table:table-cell>
          <table:table-cell office:value-type="float" office:value="2839769117" calcext:value-type="float">
            <text:p>2839769117</text:p>
          </table:table-cell>
          <table:table-cell office:value-type="float" office:value="3640099832" calcext:value-type="float">
            <text:p>3640099832</text:p>
          </table:table-cell>
          <table:table-cell office:value-type="float" office:value="3739818307" calcext:value-type="float">
            <text:p>3739818307</text:p>
          </table:table-cell>
          <table:table-cell office:value-type="float" office:value="3838909558" calcext:value-type="float">
            <text:p>3838909558</text:p>
          </table:table-cell>
          <table:table-cell office:value-type="float" office:value="3591868499" calcext:value-type="float">
            <text:p>3591868499</text:p>
          </table:table-cell>
          <table:table-cell office:value-type="float" office:value="2640522922" calcext:value-type="float">
            <text:p>2640522922</text:p>
          </table:table-cell>
          <table:table-cell office:value-type="float" office:value="4644603669" calcext:value-type="float">
            <text:p>4644603669</text:p>
          </table:table-cell>
          <table:table-cell office:value-type="float" office:value="3188618682" calcext:value-type="float">
            <text:p>3188618682</text:p>
          </table:table-cell>
          <table:table-cell office:value-type="float" office:value="3104905282" calcext:value-type="float">
            <text:p>3104905282</text:p>
          </table:table-cell>
          <table:table-cell office:value-type="float" office:value="2696135229" calcext:value-type="float">
            <text:p>2696135229</text:p>
          </table:table-cell>
          <table:table-cell office:value-type="float" office:value="2949100873" calcext:value-type="float">
            <text:p>2949100873</text:p>
          </table:table-cell>
          <table:table-cell office:value-type="float" office:value="3281472062" calcext:value-type="float">
            <text:p>3281472062</text:p>
          </table:table-cell>
          <table:table-cell office:value-type="float" office:value="2795225964" calcext:value-type="float">
            <text:p>2795225964</text:p>
          </table:table-cell>
          <table:table-cell office:value-type="float" office:value="2843905287" calcext:value-type="float">
            <text:p>2843905287</text:p>
          </table:table-cell>
          <table:table-cell office:value-type="float" office:value="3904892445" calcext:value-type="float">
            <text:p>3904892445</text:p>
          </table:table-cell>
          <table:table-cell office:value-type="float" office:value="2975004733" calcext:value-type="float">
            <text:p>2975004733</text:p>
          </table:table-cell>
          <table:table-cell office:value-type="float" office:value="3297997861" calcext:value-type="float">
            <text:p>3297997861</text:p>
          </table:table-cell>
          <table:table-cell office:value-type="float" office:value="2987188053" calcext:value-type="float">
            <text:p>2987188053</text:p>
          </table:table-cell>
          <table:table-cell office:value-type="float" office:value="3797909053" calcext:value-type="float">
            <text:p>3797909053</text:p>
          </table:table-cell>
          <table:table-cell office:value-type="float" office:value="2520557789" calcext:value-type="float">
            <text:p>2520557789</text:p>
          </table:table-cell>
          <table:table-cell office:value-type="float" office:value="4573082814" calcext:value-type="float">
            <text:p>4573082814</text:p>
          </table:table-cell>
          <table:table-cell office:value-type="float" office:value="2732001471" calcext:value-type="float">
            <text:p>2732001471</text:p>
          </table:table-cell>
          <table:table-cell office:value-type="float" office:value="3152308942" calcext:value-type="float">
            <text:p>3152308942</text:p>
          </table:table-cell>
          <table:table-cell office:value-type="float" office:value="2895353933" calcext:value-type="float">
            <text:p>2895353933</text:p>
          </table:table-cell>
          <table:table-cell office:value-type="float" office:value="2954307888" calcext:value-type="float">
            <text:p>2954307888</text:p>
          </table:table-cell>
          <table:table-cell office:value-type="float" office:value="2836093589" calcext:value-type="float">
            <text:p>2836093589</text:p>
          </table:table-cell>
          <table:table-cell office:value-type="float" office:value="3269273127" calcext:value-type="float">
            <text:p>3269273127</text:p>
          </table:table-cell>
          <table:table-cell office:value-type="float" office:value="2502709353" calcext:value-type="float">
            <text:p>2502709353</text:p>
          </table:table-cell>
          <table:table-cell office:value-type="float" office:value="2662065232" calcext:value-type="float">
            <text:p>2662065232</text:p>
          </table:table-cell>
          <table:table-cell office:value-type="float" office:value="3010767705" calcext:value-type="float">
            <text:p>3010767705</text:p>
          </table:table-cell>
          <table:table-cell office:value-type="float" office:value="5053134726" calcext:value-type="float">
            <text:p>5053134726</text:p>
          </table:table-cell>
          <table:table-cell office:value-type="float" office:value="4046351725" calcext:value-type="float">
            <text:p>4046351725</text:p>
          </table:table-cell>
          <table:table-cell office:value-type="float" office:value="3486684009" calcext:value-type="float">
            <text:p>3486684009</text:p>
          </table:table-cell>
          <table:table-cell office:value-type="float" office:value="3564591662" calcext:value-type="float">
            <text:p>3564591662</text:p>
          </table:table-cell>
          <table:table-cell office:value-type="float" office:value="3780376218" calcext:value-type="float">
            <text:p>3780376218</text:p>
          </table:table-cell>
          <table:table-cell office:value-type="float" office:value="2921984426" calcext:value-type="float">
            <text:p>2921984426</text:p>
          </table:table-cell>
          <table:table-cell office:value-type="float" office:value="3218784767" calcext:value-type="float">
            <text:p>3218784767</text:p>
          </table:table-cell>
          <table:table-cell office:value-type="float" office:value="2697423564" calcext:value-type="float">
            <text:p>2697423564</text:p>
          </table:table-cell>
          <table:table-cell office:value-type="float" office:value="3811210586" calcext:value-type="float">
            <text:p>3811210586</text:p>
          </table:table-cell>
          <table:table-cell office:value-type="float" office:value="2749334969" calcext:value-type="float">
            <text:p>2749334969</text:p>
          </table:table-cell>
        </table:table-row>
      </table:table>
      <table:table table:name="peat" table:style-name="ta1">
        <table:table-column table:style-name="co1" table:default-cell-style-name="Default"/>
        <table:table-column table:style-name="co3" table:number-columns-repeated="25" table:default-cell-style-name="Default"/>
        <table:table-column table:style-name="co5" table:default-cell-style-name="Default"/>
        <table:table-column table:style-name="co3" table:number-columns-repeated="28" table:default-cell-style-name="Default"/>
        <table:table-row table:style-name="ro1">
          <table:table-cell office:value-type="string" calcext:value-type="string">
            <text:p>peat</text:p>
          </table:table-cell>
          <table:table-cell office:value-type="string" calcext:value-type="string">
            <text:p>Lake1</text:p>
          </table:table-cell>
          <table:table-cell office:value-type="string" calcext:value-type="string">
            <text:p>Lake2</text:p>
          </table:table-cell>
          <table:table-cell office:value-type="string" calcext:value-type="string">
            <text:p>Lake3</text:p>
          </table:table-cell>
          <table:table-cell office:value-type="string" calcext:value-type="string">
            <text:p>Lake4</text:p>
          </table:table-cell>
          <table:table-cell office:value-type="string" calcext:value-type="string">
            <text:p>Lake5</text:p>
          </table:table-cell>
          <table:table-cell office:value-type="string" calcext:value-type="string">
            <text:p>Lake6</text:p>
          </table:table-cell>
          <table:table-cell office:value-type="string" calcext:value-type="string">
            <text:p>Lake7</text:p>
          </table:table-cell>
          <table:table-cell office:value-type="string" calcext:value-type="string">
            <text:p>Lake8</text:p>
          </table:table-cell>
          <table:table-cell office:value-type="string" calcext:value-type="string">
            <text:p>Lake9</text:p>
          </table:table-cell>
          <table:table-cell office:value-type="string" calcext:value-type="string">
            <text:p>Lake10</text:p>
          </table:table-cell>
          <table:table-cell office:value-type="string" calcext:value-type="string">
            <text:p>Lake11</text:p>
          </table:table-cell>
          <table:table-cell office:value-type="string" calcext:value-type="string">
            <text:p>Lake12</text:p>
          </table:table-cell>
          <table:table-cell office:value-type="string" calcext:value-type="string">
            <text:p>Lake13</text:p>
          </table:table-cell>
          <table:table-cell office:value-type="string" calcext:value-type="string">
            <text:p>Lake14</text:p>
          </table:table-cell>
          <table:table-cell office:value-type="string" calcext:value-type="string">
            <text:p>Lake15</text:p>
          </table:table-cell>
          <table:table-cell office:value-type="string" calcext:value-type="string">
            <text:p>Lake16</text:p>
          </table:table-cell>
          <table:table-cell office:value-type="string" calcext:value-type="string">
            <text:p>Lake17</text:p>
          </table:table-cell>
          <table:table-cell office:value-type="string" calcext:value-type="string">
            <text:p>Lake18</text:p>
          </table:table-cell>
          <table:table-cell office:value-type="string" calcext:value-type="string">
            <text:p>Lake19</text:p>
          </table:table-cell>
          <table:table-cell office:value-type="string" calcext:value-type="string">
            <text:p>Lake20</text:p>
          </table:table-cell>
          <table:table-cell office:value-type="string" calcext:value-type="string">
            <text:p>Lake21</text:p>
          </table:table-cell>
          <table:table-cell office:value-type="string" calcext:value-type="string">
            <text:p>Lake22</text:p>
          </table:table-cell>
          <table:table-cell office:value-type="string" calcext:value-type="string">
            <text:p>Lake23</text:p>
          </table:table-cell>
          <table:table-cell office:value-type="string" calcext:value-type="string">
            <text:p>Lake24</text:p>
          </table:table-cell>
          <table:table-cell office:value-type="string" calcext:value-type="string">
            <text:p>Lake25</text:p>
          </table:table-cell>
          <table:table-cell office:value-type="string" calcext:value-type="string">
            <text:p>Lake26</text:p>
          </table:table-cell>
          <table:table-cell office:value-type="string" calcext:value-type="string">
            <text:p>Lake27</text:p>
          </table:table-cell>
          <table:table-cell office:value-type="string" calcext:value-type="string">
            <text:p>Lake28</text:p>
          </table:table-cell>
          <table:table-cell office:value-type="string" calcext:value-type="string">
            <text:p>Lake29</text:p>
          </table:table-cell>
          <table:table-cell office:value-type="string" calcext:value-type="string">
            <text:p>Lake30</text:p>
          </table:table-cell>
          <table:table-cell office:value-type="string" calcext:value-type="string">
            <text:p>Lake31</text:p>
          </table:table-cell>
          <table:table-cell office:value-type="string" calcext:value-type="string">
            <text:p>Lake32</text:p>
          </table:table-cell>
          <table:table-cell office:value-type="string" calcext:value-type="string">
            <text:p>Lake33</text:p>
          </table:table-cell>
          <table:table-cell office:value-type="string" calcext:value-type="string">
            <text:p>Lake34</text:p>
          </table:table-cell>
          <table:table-cell office:value-type="string" calcext:value-type="string">
            <text:p>Lake35</text:p>
          </table:table-cell>
          <table:table-cell office:value-type="string" calcext:value-type="string">
            <text:p>Lake36</text:p>
          </table:table-cell>
          <table:table-cell office:value-type="string" calcext:value-type="string">
            <text:p>Lake37</text:p>
          </table:table-cell>
          <table:table-cell office:value-type="string" calcext:value-type="string">
            <text:p>Lake38</text:p>
          </table:table-cell>
          <table:table-cell office:value-type="string" calcext:value-type="string">
            <text:p>Lake39</text:p>
          </table:table-cell>
          <table:table-cell office:value-type="string" calcext:value-type="string">
            <text:p>Lake40</text:p>
          </table:table-cell>
          <table:table-cell office:value-type="string" calcext:value-type="string">
            <text:p>Lake41</text:p>
          </table:table-cell>
          <table:table-cell office:value-type="string" calcext:value-type="string">
            <text:p>Lake42</text:p>
          </table:table-cell>
          <table:table-cell office:value-type="string" calcext:value-type="string">
            <text:p>Lake43</text:p>
          </table:table-cell>
          <table:table-cell office:value-type="string" calcext:value-type="string">
            <text:p>Lake44</text:p>
          </table:table-cell>
          <table:table-cell office:value-type="string" calcext:value-type="string">
            <text:p>Lake45</text:p>
          </table:table-cell>
          <table:table-cell office:value-type="string" calcext:value-type="string">
            <text:p>Lake46</text:p>
          </table:table-cell>
          <table:table-cell office:value-type="string" calcext:value-type="string">
            <text:p>Lake47</text:p>
          </table:table-cell>
          <table:table-cell office:value-type="string" calcext:value-type="string">
            <text:p>Lake48</text:p>
          </table:table-cell>
          <table:table-cell office:value-type="string" calcext:value-type="string">
            <text:p>Lake49</text:p>
          </table:table-cell>
          <table:table-cell office:value-type="string" calcext:value-type="string">
            <text:p>Lake50</text:p>
          </table:table-cell>
          <table:table-cell office:value-type="string" calcext:value-type="string">
            <text:p>Lake51</text:p>
          </table:table-cell>
          <table:table-cell office:value-type="string" calcext:value-type="string">
            <text:p>Lake52</text:p>
          </table:table-cell>
          <table:table-cell office:value-type="string" calcext:value-type="string">
            <text:p>Lake53</text:p>
          </table:table-cell>
          <table:table-cell office:value-type="string" calcext:value-type="string">
            <text:p>Lake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.1177724" calcext:value-type="float">
            <text:p>115,1177724</text:p>
          </table:table-cell>
          <table:table-cell office:value-type="float" office:value="0" calcext:value-type="float">
            <text:p>0</text:p>
          </table:table-cell>
          <table:table-cell office:value-type="float" office:value="215780.1156" calcext:value-type="float">
            <text:p>215780,1156</text:p>
          </table:table-cell>
          <table:table-cell office:value-type="float" office:value="0" calcext:value-type="float">
            <text:p>0</text:p>
          </table:table-cell>
          <table:table-cell office:value-type="float" office:value="196049.435" calcext:value-type="float">
            <text:p>196049,435</text:p>
          </table:table-cell>
          <table:table-cell office:value-type="float" office:value="0" calcext:value-type="float">
            <text:p>0</text:p>
          </table:table-cell>
          <table:table-cell office:value-type="float" office:value="219911.4858" calcext:value-type="float">
            <text:p>219911,4858</text:p>
          </table:table-cell>
          <table:table-cell office:value-type="float" office:value="8205.027896" calcext:value-type="float">
            <text:p>8205,027896</text:p>
          </table:table-cell>
          <table:table-cell office:value-type="float" office:value="0" calcext:value-type="float">
            <text:p>0</text:p>
          </table:table-cell>
          <table:table-cell office:value-type="float" office:value="10064.63188" calcext:value-type="float">
            <text:p>10064,63188</text:p>
          </table:table-cell>
          <table:table-cell office:value-type="float" office:value="169498.732" calcext:value-type="float">
            <text:p>169498,732</text:p>
          </table:table-cell>
          <table:table-cell table:number-columns-repeated="2" office:value-type="float" office:value="219911.4858" calcext:value-type="float">
            <text:p>219911,4858</text:p>
          </table:table-cell>
          <table:table-cell office:value-type="float" office:value="0" calcext:value-type="float">
            <text:p>0</text:p>
          </table:table-cell>
          <table:table-cell office:value-type="float" office:value="219911.4858" calcext:value-type="float">
            <text:p>219911,4858</text:p>
          </table:table-cell>
          <table:table-cell office:value-type="float" office:value="0" calcext:value-type="float">
            <text:p>0</text:p>
          </table:table-cell>
          <table:table-cell office:value-type="float" office:value="118364.1569" calcext:value-type="float">
            <text:p>118364,1569</text:p>
          </table:table-cell>
          <table:table-cell office:value-type="float" office:value="133047.8086" calcext:value-type="float">
            <text:p>133047,8086</text:p>
          </table:table-cell>
          <table:table-cell office:value-type="float" office:value="100472.2987" calcext:value-type="float">
            <text:p>100472,2987</text:p>
          </table:table-cell>
          <table:table-cell office:value-type="float" office:value="219911.4858" calcext:value-type="float">
            <text:p>219911,4858</text:p>
          </table:table-cell>
          <table:table-cell office:value-type="float" office:value="0" calcext:value-type="float">
            <text:p>0</text:p>
          </table:table-cell>
          <table:table-cell office:value-type="float" office:value="137417.5601" calcext:value-type="float">
            <text:p>137417,5601</text:p>
          </table:table-cell>
          <table:table-cell office:value-type="float" office:value="34799.07561" calcext:value-type="float">
            <text:p>34799,07561</text:p>
          </table:table-cell>
          <table:table-cell office:value-type="float" office:value="0" calcext:value-type="float">
            <text:p>0</text:p>
          </table:table-cell>
          <table:table-cell office:value-type="float" office:value="70973.42201" calcext:value-type="float">
            <text:p>70973,42201</text:p>
          </table:table-cell>
          <table:table-cell office:value-type="float" office:value="0" calcext:value-type="float">
            <text:p>0</text:p>
          </table:table-cell>
          <table:table-cell office:value-type="float" office:value="4172.673678" calcext:value-type="float">
            <text:p>4172,673678</text:p>
          </table:table-cell>
          <table:table-cell office:value-type="float" office:value="0" calcext:value-type="float">
            <text:p>0</text:p>
          </table:table-cell>
          <table:table-cell office:value-type="float" office:value="208528.1546" calcext:value-type="float">
            <text:p>208528,1546</text:p>
          </table:table-cell>
          <table:table-cell office:value-type="float" office:value="59194.91663" calcext:value-type="float">
            <text:p>59194,91663</text:p>
          </table:table-cell>
          <table:table-cell office:value-type="float" office:value="0" calcext:value-type="float">
            <text:p>0</text:p>
          </table:table-cell>
          <table:table-cell office:value-type="float" office:value="11269.07381" calcext:value-type="float">
            <text:p>11269,07381</text:p>
          </table:table-cell>
          <table:table-cell office:value-type="float" office:value="219911.4858" calcext:value-type="float">
            <text:p>219911,4858</text:p>
          </table:table-cell>
          <table:table-cell office:value-type="float" office:value="0" calcext:value-type="float">
            <text:p>0</text:p>
          </table:table-cell>
          <table:table-cell office:value-type="float" office:value="178722.1532" calcext:value-type="float">
            <text:p>178722,1532</text:p>
          </table:table-cell>
          <table:table-cell office:value-type="float" office:value="53441.38922" calcext:value-type="float">
            <text:p>53441,38922</text:p>
          </table:table-cell>
          <table:table-cell office:value-type="float" office:value="6227.071339" calcext:value-type="float">
            <text:p>6227,071339</text:p>
          </table:table-cell>
          <table:table-cell office:value-type="float" office:value="0" calcext:value-type="float">
            <text:p>0</text:p>
          </table:table-cell>
          <table:table-cell office:value-type="float" office:value="10995.57429" calcext:value-type="float">
            <text:p>10995,57429</text:p>
          </table:table-cell>
          <table:table-cell office:value-type="float" office:value="0" calcext:value-type="float">
            <text:p>0</text:p>
          </table:table-cell>
          <table:table-cell office:value-type="float" office:value="219911.4858" calcext:value-type="float">
            <text:p>219911,4858</text:p>
          </table:table-cell>
          <table:table-cell office:value-type="float" office:value="802.4100072" calcext:value-type="float">
            <text:p>802,4100072</text:p>
          </table:table-cell>
          <table:table-cell office:value-type="float" office:value="175152.4072" calcext:value-type="float">
            <text:p>175152,4072</text:p>
          </table:table-cell>
          <table:table-cell office:value-type="float" office:value="16549.44881" calcext:value-type="float">
            <text:p>16549,44881</text:p>
          </table:table-cell>
          <table:table-cell office:value-type="float" office:value="182526.5332" calcext:value-type="float">
            <text:p>182526,5332</text:p>
          </table:table-cell>
          <table:table-cell office:value-type="float" office:value="0" calcext:value-type="float">
            <text:p>0</text:p>
          </table:table-cell>
          <table:table-cell office:value-type="float" office:value="116138.0879" calcext:value-type="float">
            <text:p>116138,0879</text:p>
          </table:table-cell>
          <table:table-cell office:value-type="float" office:value="0" calcext:value-type="float">
            <text:p>0</text:p>
          </table:table-cell>
          <table:table-cell office:value-type="float" office:value="219911.4858" calcext:value-type="float">
            <text:p>219911,4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21.49348" calcext:value-type="float">
            <text:p>12421,49348</text:p>
          </table:table-cell>
          <table:table-cell office:value-type="float" office:value="0" calcext:value-type="float">
            <text:p>0</text:p>
          </table:table-cell>
          <table:table-cell office:value-type="float" office:value="201282.7341" calcext:value-type="float">
            <text:p>201282,7341</text:p>
          </table:table-cell>
          <table:table-cell office:value-type="float" office:value="0" calcext:value-type="float">
            <text:p>0</text:p>
          </table:table-cell>
          <table:table-cell office:value-type="float" office:value="206559.7604" calcext:value-type="float">
            <text:p>206559,7604</text:p>
          </table:table-cell>
          <table:table-cell office:value-type="float" office:value="0" calcext:value-type="float">
            <text:p>0</text:p>
          </table:table-cell>
          <table:table-cell office:value-type="float" office:value="282743.3388" calcext:value-type="float">
            <text:p>282743,3388</text:p>
          </table:table-cell>
          <table:table-cell office:value-type="float" office:value="9812.87392" calcext:value-type="float">
            <text:p>9812,87392</text:p>
          </table:table-cell>
          <table:table-cell office:value-type="float" office:value="0" calcext:value-type="float">
            <text:p>0</text:p>
          </table:table-cell>
          <table:table-cell office:value-type="float" office:value="12622.72995" calcext:value-type="float">
            <text:p>12622,72995</text:p>
          </table:table-cell>
          <table:table-cell office:value-type="float" office:value="153347.341" calcext:value-type="float">
            <text:p>153347,341</text:p>
          </table:table-cell>
          <table:table-cell table:number-columns-repeated="2" office:value-type="float" office:value="282743.3388" calcext:value-type="float">
            <text:p>282743,3388</text:p>
          </table:table-cell>
          <table:table-cell office:value-type="float" office:value="0" calcext:value-type="float">
            <text:p>0</text:p>
          </table:table-cell>
          <table:table-cell office:value-type="float" office:value="282743.3388" calcext:value-type="float">
            <text:p>282743,3388</text:p>
          </table:table-cell>
          <table:table-cell office:value-type="float" office:value="0" calcext:value-type="float">
            <text:p>0</text:p>
          </table:table-cell>
          <table:table-cell office:value-type="float" office:value="72249.50692" calcext:value-type="float">
            <text:p>72249,50692</text:p>
          </table:table-cell>
          <table:table-cell office:value-type="float" office:value="134970.8961" calcext:value-type="float">
            <text:p>134970,8961</text:p>
          </table:table-cell>
          <table:table-cell office:value-type="float" office:value="90305.58968" calcext:value-type="float">
            <text:p>90305,58968</text:p>
          </table:table-cell>
          <table:table-cell office:value-type="float" office:value="225992.3391" calcext:value-type="float">
            <text:p>225992,3391</text:p>
          </table:table-cell>
          <table:table-cell office:value-type="float" office:value="0" calcext:value-type="float">
            <text:p>0</text:p>
          </table:table-cell>
          <table:table-cell office:value-type="float" office:value="168866.7102" calcext:value-type="float">
            <text:p>168866,7102</text:p>
          </table:table-cell>
          <table:table-cell office:value-type="float" office:value="38551.47589" calcext:value-type="float">
            <text:p>38551,47589</text:p>
          </table:table-cell>
          <table:table-cell office:value-type="float" office:value="0" calcext:value-type="float">
            <text:p>0</text:p>
          </table:table-cell>
          <table:table-cell office:value-type="float" office:value="101597.6739" calcext:value-type="float">
            <text:p>101597,6739</text:p>
          </table:table-cell>
          <table:table-cell office:value-type="float" office:value="0" calcext:value-type="float">
            <text:p>0</text:p>
          </table:table-cell>
          <table:table-cell office:value-type="float" office:value="6809.552954" calcext:value-type="float">
            <text:p>6809,552954</text:p>
          </table:table-cell>
          <table:table-cell office:value-type="float" office:value="0" calcext:value-type="float">
            <text:p>0</text:p>
          </table:table-cell>
          <table:table-cell office:value-type="float" office:value="211318.2694" calcext:value-type="float">
            <text:p>211318,2694</text:p>
          </table:table-cell>
          <table:table-cell office:value-type="float" office:value="56743.00015" calcext:value-type="float">
            <text:p>56743,00015</text:p>
          </table:table-cell>
          <table:table-cell office:value-type="float" office:value="0" calcext:value-type="float">
            <text:p>0</text:p>
          </table:table-cell>
          <table:table-cell office:value-type="float" office:value="15247.98268" calcext:value-type="float">
            <text:p>15247,98268</text:p>
          </table:table-cell>
          <table:table-cell office:value-type="float" office:value="280558.0863" calcext:value-type="float">
            <text:p>280558,0863</text:p>
          </table:table-cell>
          <table:table-cell office:value-type="float" office:value="0" calcext:value-type="float">
            <text:p>0</text:p>
          </table:table-cell>
          <table:table-cell office:value-type="float" office:value="211664.4088" calcext:value-type="float">
            <text:p>211664,4088</text:p>
          </table:table-cell>
          <table:table-cell office:value-type="float" office:value="72809.94872" calcext:value-type="float">
            <text:p>72809,94872</text:p>
          </table:table-cell>
          <table:table-cell office:value-type="float" office:value="7949.720748" calcext:value-type="float">
            <text:p>7949,720748</text:p>
          </table:table-cell>
          <table:table-cell office:value-type="float" office:value="0" calcext:value-type="float">
            <text:p>0</text:p>
          </table:table-cell>
          <table:table-cell office:value-type="float" office:value="32413.05055" calcext:value-type="float">
            <text:p>32413,05055</text:p>
          </table:table-cell>
          <table:table-cell office:value-type="float" office:value="0" calcext:value-type="float">
            <text:p>0</text:p>
          </table:table-cell>
          <table:table-cell office:value-type="float" office:value="282743.3388" calcext:value-type="float">
            <text:p>282743,3388</text:p>
          </table:table-cell>
          <table:table-cell office:value-type="float" office:value="2652.691305" calcext:value-type="float">
            <text:p>2652,691305</text:p>
          </table:table-cell>
          <table:table-cell office:value-type="float" office:value="188789.8211" calcext:value-type="float">
            <text:p>188789,8211</text:p>
          </table:table-cell>
          <table:table-cell office:value-type="float" office:value="23276.78853" calcext:value-type="float">
            <text:p>23276,78853</text:p>
          </table:table-cell>
          <table:table-cell office:value-type="float" office:value="234676.9712" calcext:value-type="float">
            <text:p>234676,9712</text:p>
          </table:table-cell>
          <table:table-cell office:value-type="float" office:value="0" calcext:value-type="float">
            <text:p>0</text:p>
          </table:table-cell>
          <table:table-cell office:value-type="float" office:value="144509.1004" calcext:value-type="float">
            <text:p>144509,1004</text:p>
          </table:table-cell>
          <table:table-cell office:value-type="float" office:value="0" calcext:value-type="float">
            <text:p>0</text:p>
          </table:table-cell>
          <table:table-cell office:value-type="float" office:value="282743.3388" calcext:value-type="float">
            <text:p>282743,3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25.90632" calcext:value-type="float">
            <text:p>19225,90632</text:p>
          </table:table-cell>
          <table:table-cell office:value-type="float" office:value="0" calcext:value-type="float">
            <text:p>0</text:p>
          </table:table-cell>
          <table:table-cell office:value-type="float" office:value="198744.6699" calcext:value-type="float">
            <text:p>198744,6699</text:p>
          </table:table-cell>
          <table:table-cell office:value-type="float" office:value="0" calcext:value-type="float">
            <text:p>0</text:p>
          </table:table-cell>
          <table:table-cell office:value-type="float" office:value="159426.6964" calcext:value-type="float">
            <text:p>159426,6964</text:p>
          </table:table-cell>
          <table:table-cell office:value-type="float" office:value="0" calcext:value-type="float">
            <text:p>0</text:p>
          </table:table-cell>
          <table:table-cell office:value-type="float" office:value="345575.1919" calcext:value-type="float">
            <text:p>345575,1919</text:p>
          </table:table-cell>
          <table:table-cell office:value-type="float" office:value="11490.02544" calcext:value-type="float">
            <text:p>11490,02544</text:p>
          </table:table-cell>
          <table:table-cell office:value-type="float" office:value="0" calcext:value-type="float">
            <text:p>0</text:p>
          </table:table-cell>
          <table:table-cell office:value-type="float" office:value="15026.02495" calcext:value-type="float">
            <text:p>15026,02495</text:p>
          </table:table-cell>
          <table:table-cell office:value-type="float" office:value="118630.5801" calcext:value-type="float">
            <text:p>118630,5801</text:p>
          </table:table-cell>
          <table:table-cell table:number-columns-repeated="2" office:value-type="float" office:value="345575.1919" calcext:value-type="float">
            <text:p>345575,1919</text:p>
          </table:table-cell>
          <table:table-cell office:value-type="float" office:value="0" calcext:value-type="float">
            <text:p>0</text:p>
          </table:table-cell>
          <table:table-cell office:value-type="float" office:value="324579.3287" calcext:value-type="float">
            <text:p>324579,3287</text:p>
          </table:table-cell>
          <table:table-cell office:value-type="float" office:value="0" calcext:value-type="float">
            <text:p>0</text:p>
          </table:table-cell>
          <table:table-cell office:value-type="float" office:value="56127.14469" calcext:value-type="float">
            <text:p>56127,14469</text:p>
          </table:table-cell>
          <table:table-cell office:value-type="float" office:value="50232.26217" calcext:value-type="float">
            <text:p>50232,26217</text:p>
          </table:table-cell>
          <table:table-cell office:value-type="float" office:value="62314.82686" calcext:value-type="float">
            <text:p>62314,82686</text:p>
          </table:table-cell>
          <table:table-cell office:value-type="float" office:value="225900.5125" calcext:value-type="float">
            <text:p>225900,5125</text:p>
          </table:table-cell>
          <table:table-cell office:value-type="float" office:value="0" calcext:value-type="float">
            <text:p>0</text:p>
          </table:table-cell>
          <table:table-cell office:value-type="float" office:value="200136.2996" calcext:value-type="float">
            <text:p>200136,2996</text:p>
          </table:table-cell>
          <table:table-cell office:value-type="float" office:value="42480.77257" calcext:value-type="float">
            <text:p>42480,77257</text:p>
          </table:table-cell>
          <table:table-cell office:value-type="float" office:value="0" calcext:value-type="float">
            <text:p>0</text:p>
          </table:table-cell>
          <table:table-cell office:value-type="float" office:value="134047.5347" calcext:value-type="float">
            <text:p>134047,5347</text:p>
          </table:table-cell>
          <table:table-cell office:value-type="float" office:value="0" calcext:value-type="float">
            <text:p>0</text:p>
          </table:table-cell>
          <table:table-cell office:value-type="float" office:value="9249.702252" calcext:value-type="float">
            <text:p>9249,702252</text:p>
          </table:table-cell>
          <table:table-cell office:value-type="float" office:value="0" calcext:value-type="float">
            <text:p>0</text:p>
          </table:table-cell>
          <table:table-cell office:value-type="float" office:value="231629.763" calcext:value-type="float">
            <text:p>231629,763</text:p>
          </table:table-cell>
          <table:table-cell office:value-type="float" office:value="51832.23838" calcext:value-type="float">
            <text:p>51832,23838</text:p>
          </table:table-cell>
          <table:table-cell office:value-type="float" office:value="0" calcext:value-type="float">
            <text:p>0</text:p>
          </table:table-cell>
          <table:table-cell office:value-type="float" office:value="18815.35665" calcext:value-type="float">
            <text:p>18815,35665</text:p>
          </table:table-cell>
          <table:table-cell office:value-type="float" office:value="303614.0535" calcext:value-type="float">
            <text:p>303614,0535</text:p>
          </table:table-cell>
          <table:table-cell office:value-type="float" office:value="0" calcext:value-type="float">
            <text:p>0</text:p>
          </table:table-cell>
          <table:table-cell office:value-type="float" office:value="221089.0961" calcext:value-type="float">
            <text:p>221089,0961</text:p>
          </table:table-cell>
          <table:table-cell office:value-type="float" office:value="95745.24011" calcext:value-type="float">
            <text:p>95745,24011</text:p>
          </table:table-cell>
          <table:table-cell office:value-type="float" office:value="9875.439848" calcext:value-type="float">
            <text:p>9875,439848</text:p>
          </table:table-cell>
          <table:table-cell office:value-type="float" office:value="0" calcext:value-type="float">
            <text:p>0</text:p>
          </table:table-cell>
          <table:table-cell office:value-type="float" office:value="57289.78987" calcext:value-type="float">
            <text:p>57289,78987</text:p>
          </table:table-cell>
          <table:table-cell office:value-type="float" office:value="0" calcext:value-type="float">
            <text:p>0</text:p>
          </table:table-cell>
          <table:table-cell office:value-type="float" office:value="345575.1919" calcext:value-type="float">
            <text:p>345575,1919</text:p>
          </table:table-cell>
          <table:table-cell office:value-type="float" office:value="3274.080749" calcext:value-type="float">
            <text:p>3274,080749</text:p>
          </table:table-cell>
          <table:table-cell office:value-type="float" office:value="213904.1333" calcext:value-type="float">
            <text:p>213904,1333</text:p>
          </table:table-cell>
          <table:table-cell office:value-type="float" office:value="25583.99462" calcext:value-type="float">
            <text:p>25583,99462</text:p>
          </table:table-cell>
          <table:table-cell office:value-type="float" office:value="286827.4093" calcext:value-type="float">
            <text:p>286827,4093</text:p>
          </table:table-cell>
          <table:table-cell office:value-type="float" office:value="0" calcext:value-type="float">
            <text:p>0</text:p>
          </table:table-cell>
          <table:table-cell office:value-type="float" office:value="171223.0629" calcext:value-type="float">
            <text:p>171223,0629</text:p>
          </table:table-cell>
          <table:table-cell office:value-type="float" office:value="0" calcext:value-type="float">
            <text:p>0</text:p>
          </table:table-cell>
          <table:table-cell office:value-type="float" office:value="345381.011" calcext:value-type="float">
            <text:p>345381,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2.971109" calcext:value-type="float">
            <text:p>1192,971109</text:p>
          </table:table-cell>
          <table:table-cell office:value-type="float" office:value="0" calcext:value-type="float">
            <text:p>0</text:p>
          </table:table-cell>
          <table:table-cell office:value-type="float" office:value="26107.61195" calcext:value-type="float">
            <text:p>26107,61195</text:p>
          </table:table-cell>
          <table:table-cell office:value-type="float" office:value="0" calcext:value-type="float">
            <text:p>0</text:p>
          </table:table-cell>
          <table:table-cell office:value-type="float" office:value="206414.2294" calcext:value-type="float">
            <text:p>206414,2294</text:p>
          </table:table-cell>
          <table:table-cell office:value-type="float" office:value="0" calcext:value-type="float">
            <text:p>0</text:p>
          </table:table-cell>
          <table:table-cell office:value-type="float" office:value="180464.9802" calcext:value-type="float">
            <text:p>180464,9802</text:p>
          </table:table-cell>
          <table:table-cell office:value-type="float" office:value="0" calcext:value-type="float">
            <text:p>0</text:p>
          </table:table-cell>
          <table:table-cell office:value-type="float" office:value="408407.045" calcext:value-type="float">
            <text:p>408407,045</text:p>
          </table:table-cell>
          <table:table-cell office:value-type="float" office:value="13459.88161" calcext:value-type="float">
            <text:p>13459,88161</text:p>
          </table:table-cell>
          <table:table-cell office:value-type="float" office:value="0" calcext:value-type="float">
            <text:p>0</text:p>
          </table:table-cell>
          <table:table-cell office:value-type="float" office:value="18130.40593" calcext:value-type="float">
            <text:p>18130,40593</text:p>
          </table:table-cell>
          <table:table-cell office:value-type="float" office:value="135136.424" calcext:value-type="float">
            <text:p>135136,424</text:p>
          </table:table-cell>
          <table:table-cell table:number-columns-repeated="2" office:value-type="float" office:value="408407.045" calcext:value-type="float">
            <text:p>408407,045</text:p>
          </table:table-cell>
          <table:table-cell office:value-type="float" office:value="0" calcext:value-type="float">
            <text:p>0</text:p>
          </table:table-cell>
          <table:table-cell office:value-type="float" office:value="345179.159" calcext:value-type="float">
            <text:p>345179,159</text:p>
          </table:table-cell>
          <table:table-cell office:value-type="float" office:value="0" calcext:value-type="float">
            <text:p>0</text:p>
          </table:table-cell>
          <table:table-cell office:value-type="float" office:value="11735.5514" calcext:value-type="float">
            <text:p>11735,5514</text:p>
          </table:table-cell>
          <table:table-cell office:value-type="float" office:value="32947.58784" calcext:value-type="float">
            <text:p>32947,58784</text:p>
          </table:table-cell>
          <table:table-cell office:value-type="float" office:value="87708.80623" calcext:value-type="float">
            <text:p>87708,80623</text:p>
          </table:table-cell>
          <table:table-cell office:value-type="float" office:value="223098.4338" calcext:value-type="float">
            <text:p>223098,4338</text:p>
          </table:table-cell>
          <table:table-cell office:value-type="float" office:value="0" calcext:value-type="float">
            <text:p>0</text:p>
          </table:table-cell>
          <table:table-cell office:value-type="float" office:value="177281.6901" calcext:value-type="float">
            <text:p>177281,6901</text:p>
          </table:table-cell>
          <table:table-cell office:value-type="float" office:value="45177.41315" calcext:value-type="float">
            <text:p>45177,41315</text:p>
          </table:table-cell>
          <table:table-cell office:value-type="float" office:value="4520.126916" calcext:value-type="float">
            <text:p>4520,126916</text:p>
          </table:table-cell>
          <table:table-cell office:value-type="float" office:value="168199.2617" calcext:value-type="float">
            <text:p>168199,2617</text:p>
          </table:table-cell>
          <table:table-cell office:value-type="float" office:value="0" calcext:value-type="float">
            <text:p>0</text:p>
          </table:table-cell>
          <table:table-cell office:value-type="float" office:value="11680.65303" calcext:value-type="float">
            <text:p>11680,65303</text:p>
          </table:table-cell>
          <table:table-cell office:value-type="float" office:value="32.76205893" calcext:value-type="float">
            <text:p>32,76205893</text:p>
          </table:table-cell>
          <table:table-cell office:value-type="float" office:value="217535.0596" calcext:value-type="float">
            <text:p>217535,0596</text:p>
          </table:table-cell>
          <table:table-cell office:value-type="float" office:value="51668.32317" calcext:value-type="float">
            <text:p>51668,32317</text:p>
          </table:table-cell>
          <table:table-cell office:value-type="float" office:value="30279.92193" calcext:value-type="float">
            <text:p>30279,92193</text:p>
          </table:table-cell>
          <table:table-cell office:value-type="float" office:value="22651.51463" calcext:value-type="float">
            <text:p>22651,51463</text:p>
          </table:table-cell>
          <table:table-cell office:value-type="float" office:value="259774.0284" calcext:value-type="float">
            <text:p>259774,0284</text:p>
          </table:table-cell>
          <table:table-cell office:value-type="float" office:value="0" calcext:value-type="float">
            <text:p>0</text:p>
          </table:table-cell>
          <table:table-cell office:value-type="float" office:value="202021.1279" calcext:value-type="float">
            <text:p>202021,1279</text:p>
          </table:table-cell>
          <table:table-cell office:value-type="float" office:value="91441.12059" calcext:value-type="float">
            <text:p>91441,12059</text:p>
          </table:table-cell>
          <table:table-cell office:value-type="float" office:value="12080.86191" calcext:value-type="float">
            <text:p>12080,86191</text:p>
          </table:table-cell>
          <table:table-cell office:value-type="float" office:value="0" calcext:value-type="float">
            <text:p>0</text:p>
          </table:table-cell>
          <table:table-cell office:value-type="float" office:value="75636.59715" calcext:value-type="float">
            <text:p>75636,59715</text:p>
          </table:table-cell>
          <table:table-cell office:value-type="float" office:value="0" calcext:value-type="float">
            <text:p>0</text:p>
          </table:table-cell>
          <table:table-cell office:value-type="float" office:value="408407.045" calcext:value-type="float">
            <text:p>408407,045</text:p>
          </table:table-cell>
          <table:table-cell office:value-type="float" office:value="3791.312418" calcext:value-type="float">
            <text:p>3791,312418</text:p>
          </table:table-cell>
          <table:table-cell office:value-type="float" office:value="245693.3736" calcext:value-type="float">
            <text:p>245693,3736</text:p>
          </table:table-cell>
          <table:table-cell office:value-type="float" office:value="21586.07763" calcext:value-type="float">
            <text:p>21586,07763</text:p>
          </table:table-cell>
          <table:table-cell office:value-type="float" office:value="335432.6124" calcext:value-type="float">
            <text:p>335432,6124</text:p>
          </table:table-cell>
          <table:table-cell office:value-type="float" office:value="0" calcext:value-type="float">
            <text:p>0</text:p>
          </table:table-cell>
          <table:table-cell office:value-type="float" office:value="141176.4813" calcext:value-type="float">
            <text:p>141176,4813</text:p>
          </table:table-cell>
          <table:table-cell office:value-type="float" office:value="0" calcext:value-type="float">
            <text:p>0</text:p>
          </table:table-cell>
          <table:table-cell office:value-type="float" office:value="353106.0954" calcext:value-type="float">
            <text:p>353106,0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6.03821" calcext:value-type="float">
            <text:p>2546,03821</text:p>
          </table:table-cell>
          <table:table-cell office:value-type="float" office:value="0" calcext:value-type="float">
            <text:p>0</text:p>
          </table:table-cell>
          <table:table-cell office:value-type="float" office:value="49088.36353" calcext:value-type="float">
            <text:p>49088,36353</text:p>
          </table:table-cell>
          <table:table-cell office:value-type="float" office:value="0" calcext:value-type="float">
            <text:p>0</text:p>
          </table:table-cell>
          <table:table-cell office:value-type="float" office:value="218347.9859" calcext:value-type="float">
            <text:p>218347,9859</text:p>
          </table:table-cell>
          <table:table-cell office:value-type="float" office:value="0" calcext:value-type="float">
            <text:p>0</text:p>
          </table:table-cell>
          <table:table-cell office:value-type="float" office:value="181641.6055" calcext:value-type="float">
            <text:p>181641,6055</text:p>
          </table:table-cell>
          <table:table-cell office:value-type="float" office:value="0" calcext:value-type="float">
            <text:p>0</text:p>
          </table:table-cell>
          <table:table-cell office:value-type="float" office:value="471238.898" calcext:value-type="float">
            <text:p>471238,898</text:p>
          </table:table-cell>
          <table:table-cell office:value-type="float" office:value="15590.13422" calcext:value-type="float">
            <text:p>15590,13422</text:p>
          </table:table-cell>
          <table:table-cell office:value-type="float" office:value="600.0092116" calcext:value-type="float">
            <text:p>600,0092116</text:p>
          </table:table-cell>
          <table:table-cell office:value-type="float" office:value="21453.98085" calcext:value-type="float">
            <text:p>21453,98085</text:p>
          </table:table-cell>
          <table:table-cell office:value-type="float" office:value="134511.9846" calcext:value-type="float">
            <text:p>134511,9846</text:p>
          </table:table-cell>
          <table:table-cell table:number-columns-repeated="2" office:value-type="float" office:value="471238.898" calcext:value-type="float">
            <text:p>471238,898</text:p>
          </table:table-cell>
          <table:table-cell office:value-type="float" office:value="0" calcext:value-type="float">
            <text:p>0</text:p>
          </table:table-cell>
          <table:table-cell office:value-type="float" office:value="382661.9431" calcext:value-type="float">
            <text:p>382661,9431</text:p>
          </table:table-cell>
          <table:table-cell office:value-type="float" office:value="0" calcext:value-type="float">
            <text:p>0</text:p>
          </table:table-cell>
          <table:table-cell office:value-type="float" office:value="37069.14334" calcext:value-type="float">
            <text:p>37069,14334</text:p>
          </table:table-cell>
          <table:table-cell office:value-type="float" office:value="21117.04634" calcext:value-type="float">
            <text:p>21117,04634</text:p>
          </table:table-cell>
          <table:table-cell office:value-type="float" office:value="143331.2313" calcext:value-type="float">
            <text:p>143331,2313</text:p>
          </table:table-cell>
          <table:table-cell office:value-type="float" office:value="173446.6108" calcext:value-type="float">
            <text:p>173446,6108</text:p>
          </table:table-cell>
          <table:table-cell office:value-type="float" office:value="0" calcext:value-type="float">
            <text:p>0</text:p>
          </table:table-cell>
          <table:table-cell office:value-type="float" office:value="132326.2356" calcext:value-type="float">
            <text:p>132326,2356</text:p>
          </table:table-cell>
          <table:table-cell office:value-type="float" office:value="46212.67099" calcext:value-type="float">
            <text:p>46212,67099</text:p>
          </table:table-cell>
          <table:table-cell office:value-type="float" office:value="21144.62759" calcext:value-type="float">
            <text:p>21144,62759</text:p>
          </table:table-cell>
          <table:table-cell office:value-type="float" office:value="203961.7553" calcext:value-type="float">
            <text:p>203961,7553</text:p>
          </table:table-cell>
          <table:table-cell office:value-type="float" office:value="0" calcext:value-type="float">
            <text:p>0</text:p>
          </table:table-cell>
          <table:table-cell office:value-type="float" office:value="14191.82234" calcext:value-type="float">
            <text:p>14191,82234</text:p>
          </table:table-cell>
          <table:table-cell office:value-type="float" office:value="796.4394018" calcext:value-type="float">
            <text:p>796,4394018</text:p>
          </table:table-cell>
          <table:table-cell office:value-type="float" office:value="198332.696" calcext:value-type="float">
            <text:p>198332,696</text:p>
          </table:table-cell>
          <table:table-cell office:value-type="float" office:value="52585.48237" calcext:value-type="float">
            <text:p>52585,48237</text:p>
          </table:table-cell>
          <table:table-cell office:value-type="float" office:value="89480.56606" calcext:value-type="float">
            <text:p>89480,56606</text:p>
          </table:table-cell>
          <table:table-cell office:value-type="float" office:value="24628.42479" calcext:value-type="float">
            <text:p>24628,42479</text:p>
          </table:table-cell>
          <table:table-cell office:value-type="float" office:value="202078.1595" calcext:value-type="float">
            <text:p>202078,1595</text:p>
          </table:table-cell>
          <table:table-cell office:value-type="float" office:value="10693.02542" calcext:value-type="float">
            <text:p>10693,02542</text:p>
          </table:table-cell>
          <table:table-cell office:value-type="float" office:value="204598.0048" calcext:value-type="float">
            <text:p>204598,0048</text:p>
          </table:table-cell>
          <table:table-cell office:value-type="float" office:value="80595.30346" calcext:value-type="float">
            <text:p>80595,30346</text:p>
          </table:table-cell>
          <table:table-cell office:value-type="float" office:value="13776.87858" calcext:value-type="float">
            <text:p>13776,87858</text:p>
          </table:table-cell>
          <table:table-cell office:value-type="float" office:value="0" calcext:value-type="float">
            <text:p>0</text:p>
          </table:table-cell>
          <table:table-cell office:value-type="float" office:value="80593.30386" calcext:value-type="float">
            <text:p>80593,30386</text:p>
          </table:table-cell>
          <table:table-cell office:value-type="float" office:value="0" calcext:value-type="float">
            <text:p>0</text:p>
          </table:table-cell>
          <table:table-cell office:value-type="float" office:value="436681.4078" calcext:value-type="float">
            <text:p>436681,4078</text:p>
          </table:table-cell>
          <table:table-cell office:value-type="float" office:value="4265.484159" calcext:value-type="float">
            <text:p>4265,484159</text:p>
          </table:table-cell>
          <table:table-cell office:value-type="float" office:value="279178.1357" calcext:value-type="float">
            <text:p>279178,1357</text:p>
          </table:table-cell>
          <table:table-cell office:value-type="float" office:value="21566.70495" calcext:value-type="float">
            <text:p>21566,70495</text:p>
          </table:table-cell>
          <table:table-cell office:value-type="float" office:value="357043.9804" calcext:value-type="float">
            <text:p>357043,9804</text:p>
          </table:table-cell>
          <table:table-cell office:value-type="float" office:value="0" calcext:value-type="float">
            <text:p>0</text:p>
          </table:table-cell>
          <table:table-cell office:value-type="float" office:value="134895.311" calcext:value-type="float">
            <text:p>134895,311</text:p>
          </table:table-cell>
          <table:table-cell office:value-type="float" office:value="0" calcext:value-type="float">
            <text:p>0</text:p>
          </table:table-cell>
          <table:table-cell office:value-type="float" office:value="367537.2566" calcext:value-type="float">
            <text:p>367537,2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1.190434" calcext:value-type="float">
            <text:p>2841,190434</text:p>
          </table:table-cell>
          <table:table-cell office:value-type="float" office:value="0" calcext:value-type="float">
            <text:p>0</text:p>
          </table:table-cell>
          <table:table-cell office:value-type="float" office:value="64514.66426" calcext:value-type="float">
            <text:p>64514,66426</text:p>
          </table:table-cell>
          <table:table-cell office:value-type="float" office:value="0" calcext:value-type="float">
            <text:p>0</text:p>
          </table:table-cell>
          <table:table-cell office:value-type="float" office:value="226693.0692" calcext:value-type="float">
            <text:p>226693,0692</text:p>
          </table:table-cell>
          <table:table-cell office:value-type="float" office:value="0" calcext:value-type="float">
            <text:p>0</text:p>
          </table:table-cell>
          <table:table-cell office:value-type="float" office:value="175467.131" calcext:value-type="float">
            <text:p>175467,131</text:p>
          </table:table-cell>
          <table:table-cell office:value-type="float" office:value="0" calcext:value-type="float">
            <text:p>0</text:p>
          </table:table-cell>
          <table:table-cell office:value-type="float" office:value="455179.121" calcext:value-type="float">
            <text:p>455179,121</text:p>
          </table:table-cell>
          <table:table-cell office:value-type="float" office:value="17463.25502" calcext:value-type="float">
            <text:p>17463,25502</text:p>
          </table:table-cell>
          <table:table-cell office:value-type="float" office:value="3531.401571" calcext:value-type="float">
            <text:p>3531,401571</text:p>
          </table:table-cell>
          <table:table-cell office:value-type="float" office:value="23253.64873" calcext:value-type="float">
            <text:p>23253,64873</text:p>
          </table:table-cell>
          <table:table-cell office:value-type="float" office:value="129192.3679" calcext:value-type="float">
            <text:p>129192,3679</text:p>
          </table:table-cell>
          <table:table-cell table:number-columns-repeated="2" office:value-type="float" office:value="534070.7511" calcext:value-type="float">
            <text:p>534070,7511</text:p>
          </table:table-cell>
          <table:table-cell office:value-type="float" office:value="0" calcext:value-type="float">
            <text:p>0</text:p>
          </table:table-cell>
          <table:table-cell office:value-type="float" office:value="427690.8016" calcext:value-type="float">
            <text:p>427690,8016</text:p>
          </table:table-cell>
          <table:table-cell office:value-type="float" office:value="0" calcext:value-type="float">
            <text:p>0</text:p>
          </table:table-cell>
          <table:table-cell office:value-type="float" office:value="62158.36937" calcext:value-type="float">
            <text:p>62158,36937</text:p>
          </table:table-cell>
          <table:table-cell office:value-type="float" office:value="13579.74542" calcext:value-type="float">
            <text:p>13579,74542</text:p>
          </table:table-cell>
          <table:table-cell office:value-type="float" office:value="174827.9638" calcext:value-type="float">
            <text:p>174827,9638</text:p>
          </table:table-cell>
          <table:table-cell office:value-type="float" office:value="95692.77499" calcext:value-type="float">
            <text:p>95692,77499</text:p>
          </table:table-cell>
          <table:table-cell office:value-type="float" office:value="0" calcext:value-type="float">
            <text:p>0</text:p>
          </table:table-cell>
          <table:table-cell office:value-type="float" office:value="68385.28346" calcext:value-type="float">
            <text:p>68385,28346</text:p>
          </table:table-cell>
          <table:table-cell office:value-type="float" office:value="45909.8089" calcext:value-type="float">
            <text:p>45909,8089</text:p>
          </table:table-cell>
          <table:table-cell office:value-type="float" office:value="25554.12968" calcext:value-type="float">
            <text:p>25554,12968</text:p>
          </table:table-cell>
          <table:table-cell office:value-type="float" office:value="239921.4109" calcext:value-type="float">
            <text:p>239921,4109</text:p>
          </table:table-cell>
          <table:table-cell office:value-type="float" office:value="0" calcext:value-type="float">
            <text:p>0</text:p>
          </table:table-cell>
          <table:table-cell office:value-type="float" office:value="16039.93106" calcext:value-type="float">
            <text:p>16039,93106</text:p>
          </table:table-cell>
          <table:table-cell office:value-type="float" office:value="1938.316196" calcext:value-type="float">
            <text:p>1938,316196</text:p>
          </table:table-cell>
          <table:table-cell office:value-type="float" office:value="171304.4201" calcext:value-type="float">
            <text:p>171304,4201</text:p>
          </table:table-cell>
          <table:table-cell office:value-type="float" office:value="60391.8001" calcext:value-type="float">
            <text:p>60391,8001</text:p>
          </table:table-cell>
          <table:table-cell office:value-type="float" office:value="137045.6861" calcext:value-type="float">
            <text:p>137045,6861</text:p>
          </table:table-cell>
          <table:table-cell office:value-type="float" office:value="24047.63151" calcext:value-type="float">
            <text:p>24047,63151</text:p>
          </table:table-cell>
          <table:table-cell office:value-type="float" office:value="181844.1895" calcext:value-type="float">
            <text:p>181844,1895</text:p>
          </table:table-cell>
          <table:table-cell office:value-type="float" office:value="36496.67034" calcext:value-type="float">
            <text:p>36496,67034</text:p>
          </table:table-cell>
          <table:table-cell office:value-type="float" office:value="201987.8353" calcext:value-type="float">
            <text:p>201987,8353</text:p>
          </table:table-cell>
          <table:table-cell office:value-type="float" office:value="82831.29621" calcext:value-type="float">
            <text:p>82831,29621</text:p>
          </table:table-cell>
          <table:table-cell office:value-type="float" office:value="16711.64519" calcext:value-type="float">
            <text:p>16711,64519</text:p>
          </table:table-cell>
          <table:table-cell office:value-type="float" office:value="566.4428621" calcext:value-type="float">
            <text:p>566,4428621</text:p>
          </table:table-cell>
          <table:table-cell office:value-type="float" office:value="81735.43944" calcext:value-type="float">
            <text:p>81735,43944</text:p>
          </table:table-cell>
          <table:table-cell office:value-type="float" office:value="0" calcext:value-type="float">
            <text:p>0</text:p>
          </table:table-cell>
          <table:table-cell office:value-type="float" office:value="404604.4717" calcext:value-type="float">
            <text:p>404604,4717</text:p>
          </table:table-cell>
          <table:table-cell office:value-type="float" office:value="23551.49205" calcext:value-type="float">
            <text:p>23551,49205</text:p>
          </table:table-cell>
          <table:table-cell office:value-type="float" office:value="311956.3718" calcext:value-type="float">
            <text:p>311956,3718</text:p>
          </table:table-cell>
          <table:table-cell office:value-type="float" office:value="19846.63282" calcext:value-type="float">
            <text:p>19846,63282</text:p>
          </table:table-cell>
          <table:table-cell office:value-type="float" office:value="355994.1965" calcext:value-type="float">
            <text:p>355994,1965</text:p>
          </table:table-cell>
          <table:table-cell office:value-type="float" office:value="0" calcext:value-type="float">
            <text:p>0</text:p>
          </table:table-cell>
          <table:table-cell office:value-type="float" office:value="142402.8599" calcext:value-type="float">
            <text:p>142402,8599</text:p>
          </table:table-cell>
          <table:table-cell office:value-type="float" office:value="0" calcext:value-type="float">
            <text:p>0</text:p>
          </table:table-cell>
          <table:table-cell office:value-type="float" office:value="353760.6547" calcext:value-type="float">
            <text:p>353760,6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4.515477" calcext:value-type="float">
            <text:p>3184,515477</text:p>
          </table:table-cell>
          <table:table-cell office:value-type="float" office:value="0" calcext:value-type="float">
            <text:p>0</text:p>
          </table:table-cell>
          <table:table-cell office:value-type="float" office:value="50628.67527" calcext:value-type="float">
            <text:p>50628,67527</text:p>
          </table:table-cell>
          <table:table-cell office:value-type="float" office:value="0" calcext:value-type="float">
            <text:p>0</text:p>
          </table:table-cell>
          <table:table-cell office:value-type="float" office:value="213904.242" calcext:value-type="float">
            <text:p>213904,242</text:p>
          </table:table-cell>
          <table:table-cell office:value-type="float" office:value="0" calcext:value-type="float">
            <text:p>0</text:p>
          </table:table-cell>
          <table:table-cell office:value-type="float" office:value="209930.3442" calcext:value-type="float">
            <text:p>209930,3442</text:p>
          </table:table-cell>
          <table:table-cell office:value-type="float" office:value="0" calcext:value-type="float">
            <text:p>0</text:p>
          </table:table-cell>
          <table:table-cell office:value-type="float" office:value="367553.5883" calcext:value-type="float">
            <text:p>367553,5883</text:p>
          </table:table-cell>
          <table:table-cell office:value-type="float" office:value="19417.12373" calcext:value-type="float">
            <text:p>19417,12373</text:p>
          </table:table-cell>
          <table:table-cell office:value-type="float" office:value="5191.766527" calcext:value-type="float">
            <text:p>5191,766527</text:p>
          </table:table-cell>
          <table:table-cell office:value-type="float" office:value="24491.07664" calcext:value-type="float">
            <text:p>24491,07664</text:p>
          </table:table-cell>
          <table:table-cell office:value-type="float" office:value="118750.3666" calcext:value-type="float">
            <text:p>118750,3666</text:p>
          </table:table-cell>
          <table:table-cell table:number-columns-repeated="2" office:value-type="float" office:value="596902.6042" calcext:value-type="float">
            <text:p>596902,6042</text:p>
          </table:table-cell>
          <table:table-cell office:value-type="float" office:value="0" calcext:value-type="float">
            <text:p>0</text:p>
          </table:table-cell>
          <table:table-cell office:value-type="float" office:value="502092.9692" calcext:value-type="float">
            <text:p>502092,9692</text:p>
          </table:table-cell>
          <table:table-cell office:value-type="float" office:value="0" calcext:value-type="float">
            <text:p>0</text:p>
          </table:table-cell>
          <table:table-cell office:value-type="float" office:value="70127.95566" calcext:value-type="float">
            <text:p>70127,95566</text:p>
          </table:table-cell>
          <table:table-cell office:value-type="float" office:value="15104.04736" calcext:value-type="float">
            <text:p>15104,04736</text:p>
          </table:table-cell>
          <table:table-cell office:value-type="float" office:value="200800.6379" calcext:value-type="float">
            <text:p>200800,6379</text:p>
          </table:table-cell>
          <table:table-cell office:value-type="float" office:value="36821.70807" calcext:value-type="float">
            <text:p>36821,70807</text:p>
          </table:table-cell>
          <table:table-cell office:value-type="float" office:value="0" calcext:value-type="float">
            <text:p>0</text:p>
          </table:table-cell>
          <table:table-cell office:value-type="float" office:value="9913.094826" calcext:value-type="float">
            <text:p>9913,094826</text:p>
          </table:table-cell>
          <table:table-cell office:value-type="float" office:value="42584.98918" calcext:value-type="float">
            <text:p>42584,98918</text:p>
          </table:table-cell>
          <table:table-cell office:value-type="float" office:value="27229.70121" calcext:value-type="float">
            <text:p>27229,70121</text:p>
          </table:table-cell>
          <table:table-cell office:value-type="float" office:value="263698.4743" calcext:value-type="float">
            <text:p>263698,4743</text:p>
          </table:table-cell>
          <table:table-cell office:value-type="float" office:value="0" calcext:value-type="float">
            <text:p>0</text:p>
          </table:table-cell>
          <table:table-cell office:value-type="float" office:value="65265.8806" calcext:value-type="float">
            <text:p>65265,8806</text:p>
          </table:table-cell>
          <table:table-cell office:value-type="float" office:value="2988.263334" calcext:value-type="float">
            <text:p>2988,263334</text:p>
          </table:table-cell>
          <table:table-cell office:value-type="float" office:value="114787.9388" calcext:value-type="float">
            <text:p>114787,9388</text:p>
          </table:table-cell>
          <table:table-cell office:value-type="float" office:value="76115.16652" calcext:value-type="float">
            <text:p>76115,16652</text:p>
          </table:table-cell>
          <table:table-cell office:value-type="float" office:value="179573.7815" calcext:value-type="float">
            <text:p>179573,7815</text:p>
          </table:table-cell>
          <table:table-cell office:value-type="float" office:value="26236.28074" calcext:value-type="float">
            <text:p>26236,28074</text:p>
          </table:table-cell>
          <table:table-cell office:value-type="float" office:value="170263.5967" calcext:value-type="float">
            <text:p>170263,5967</text:p>
          </table:table-cell>
          <table:table-cell office:value-type="float" office:value="46196.64838" calcext:value-type="float">
            <text:p>46196,64838</text:p>
          </table:table-cell>
          <table:table-cell office:value-type="float" office:value="180534.3835" calcext:value-type="float">
            <text:p>180534,3835</text:p>
          </table:table-cell>
          <table:table-cell office:value-type="float" office:value="90441.9346" calcext:value-type="float">
            <text:p>90441,9346</text:p>
          </table:table-cell>
          <table:table-cell office:value-type="float" office:value="19809.82436" calcext:value-type="float">
            <text:p>19809,82436</text:p>
          </table:table-cell>
          <table:table-cell office:value-type="float" office:value="72329.1126" calcext:value-type="float">
            <text:p>72329,1126</text:p>
          </table:table-cell>
          <table:table-cell office:value-type="float" office:value="93319.5045" calcext:value-type="float">
            <text:p>93319,5045</text:p>
          </table:table-cell>
          <table:table-cell office:value-type="float" office:value="0" calcext:value-type="float">
            <text:p>0</text:p>
          </table:table-cell>
          <table:table-cell office:value-type="float" office:value="407678.3714" calcext:value-type="float">
            <text:p>407678,3714</text:p>
          </table:table-cell>
          <table:table-cell office:value-type="float" office:value="46441.14301" calcext:value-type="float">
            <text:p>46441,14301</text:p>
          </table:table-cell>
          <table:table-cell office:value-type="float" office:value="338332.4768" calcext:value-type="float">
            <text:p>338332,4768</text:p>
          </table:table-cell>
          <table:table-cell office:value-type="float" office:value="19546.63846" calcext:value-type="float">
            <text:p>19546,63846</text:p>
          </table:table-cell>
          <table:table-cell office:value-type="float" office:value="373886.2943" calcext:value-type="float">
            <text:p>373886,2943</text:p>
          </table:table-cell>
          <table:table-cell office:value-type="float" office:value="0" calcext:value-type="float">
            <text:p>0</text:p>
          </table:table-cell>
          <table:table-cell office:value-type="float" office:value="142044.6893" calcext:value-type="float">
            <text:p>142044,6893</text:p>
          </table:table-cell>
          <table:table-cell office:value-type="float" office:value="0" calcext:value-type="float">
            <text:p>0</text:p>
          </table:table-cell>
          <table:table-cell office:value-type="float" office:value="318929.046" calcext:value-type="float">
            <text:p>318929,046</text:p>
          </table:table-cell>
          <table:table-cell office:value-type="float" office:value="18852.3629" calcext:value-type="float">
            <text:p>18852,362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567760.7652" calcext:value-type="float">
            <text:p>567760,7652</text:p>
          </table:table-cell>
          <table:table-cell office:value-type="float" office:value="364961.3499" calcext:value-type="float">
            <text:p>364961,3499</text:p>
          </table:table-cell>
          <table:table-cell office:value-type="float" office:value="80718.0814" calcext:value-type="float">
            <text:p>80718,0814</text:p>
          </table:table-cell>
          <table:table-cell office:value-type="float" office:value="233705.7894" calcext:value-type="float">
            <text:p>233705,7894</text:p>
          </table:table-cell>
          <table:table-cell office:value-type="float" office:value="70706.88912" calcext:value-type="float">
            <text:p>70706,88912</text:p>
          </table:table-cell>
          <table:table-cell office:value-type="float" office:value="691462.7396" calcext:value-type="float">
            <text:p>691462,7396</text:p>
          </table:table-cell>
          <table:table-cell office:value-type="float" office:value="0" calcext:value-type="float">
            <text:p>0</text:p>
          </table:table-cell>
          <table:table-cell office:value-type="float" office:value="1280903.563" calcext:value-type="float">
            <text:p>1280903,563</text:p>
          </table:table-cell>
          <table:table-cell office:value-type="float" office:value="0" calcext:value-type="float">
            <text:p>0</text:p>
          </table:table-cell>
          <table:table-cell office:value-type="float" office:value="1932694.745" calcext:value-type="float">
            <text:p>1932694,745</text:p>
          </table:table-cell>
          <table:table-cell office:value-type="float" office:value="130452.701" calcext:value-type="float">
            <text:p>130452,701</text:p>
          </table:table-cell>
          <table:table-cell office:value-type="float" office:value="61855.89043" calcext:value-type="float">
            <text:p>61855,89043</text:p>
          </table:table-cell>
          <table:table-cell office:value-type="float" office:value="127683.6399" calcext:value-type="float">
            <text:p>127683,6399</text:p>
          </table:table-cell>
          <table:table-cell office:value-type="float" office:value="176123.3275" calcext:value-type="float">
            <text:p>176123,3275</text:p>
          </table:table-cell>
          <table:table-cell office:value-type="float" office:value="3495559.211" calcext:value-type="float">
            <text:p>3495559,211</text:p>
          </table:table-cell>
          <table:table-cell office:value-type="float" office:value="3926990.817" calcext:value-type="float">
            <text:p>3926990,817</text:p>
          </table:table-cell>
          <table:table-cell office:value-type="float" office:value="442191.8356" calcext:value-type="float">
            <text:p>442191,8356</text:p>
          </table:table-cell>
          <table:table-cell office:value-type="float" office:value="3376659.421" calcext:value-type="float">
            <text:p>3376659,421</text:p>
          </table:table-cell>
          <table:table-cell office:value-type="float" office:value="51133.0845" calcext:value-type="float">
            <text:p>51133,0845</text:p>
          </table:table-cell>
          <table:table-cell office:value-type="float" office:value="448566.5761" calcext:value-type="float">
            <text:p>448566,5761</text:p>
          </table:table-cell>
          <table:table-cell office:value-type="float" office:value="180347.0231" calcext:value-type="float">
            <text:p>180347,0231</text:p>
          </table:table-cell>
          <table:table-cell office:value-type="float" office:value="1167170.064" calcext:value-type="float">
            <text:p>1167170,064</text:p>
          </table:table-cell>
          <table:table-cell office:value-type="float" office:value="40035.33045" calcext:value-type="float">
            <text:p>40035,33045</text:p>
          </table:table-cell>
          <table:table-cell office:value-type="float" office:value="0" calcext:value-type="float">
            <text:p>0</text:p>
          </table:table-cell>
          <table:table-cell office:value-type="float" office:value="19954.937" calcext:value-type="float">
            <text:p>19954,937</text:p>
          </table:table-cell>
          <table:table-cell office:value-type="float" office:value="54424.79039" calcext:value-type="float">
            <text:p>54424,79039</text:p>
          </table:table-cell>
          <table:table-cell office:value-type="float" office:value="312530.171" calcext:value-type="float">
            <text:p>312530,171</text:p>
          </table:table-cell>
          <table:table-cell office:value-type="float" office:value="1377463.945" calcext:value-type="float">
            <text:p>1377463,945</text:p>
          </table:table-cell>
          <table:table-cell office:value-type="float" office:value="0" calcext:value-type="float">
            <text:p>0</text:p>
          </table:table-cell>
          <table:table-cell office:value-type="float" office:value="891383.689" calcext:value-type="float">
            <text:p>891383,689</text:p>
          </table:table-cell>
          <table:table-cell office:value-type="float" office:value="25470.5139" calcext:value-type="float">
            <text:p>25470,5139</text:p>
          </table:table-cell>
          <table:table-cell office:value-type="float" office:value="615987.8699" calcext:value-type="float">
            <text:p>615987,8699</text:p>
          </table:table-cell>
          <table:table-cell office:value-type="float" office:value="579838.8541" calcext:value-type="float">
            <text:p>579838,8541</text:p>
          </table:table-cell>
          <table:table-cell office:value-type="float" office:value="1098351.024" calcext:value-type="float">
            <text:p>1098351,024</text:p>
          </table:table-cell>
          <table:table-cell office:value-type="float" office:value="190491.3284" calcext:value-type="float">
            <text:p>190491,3284</text:p>
          </table:table-cell>
          <table:table-cell office:value-type="float" office:value="717967.3518" calcext:value-type="float">
            <text:p>717967,3518</text:p>
          </table:table-cell>
          <table:table-cell office:value-type="float" office:value="302272.6363" calcext:value-type="float">
            <text:p>302272,6363</text:p>
          </table:table-cell>
          <table:table-cell office:value-type="float" office:value="204313.2549" calcext:value-type="float">
            <text:p>204313,2549</text:p>
          </table:table-cell>
          <table:table-cell office:value-type="float" office:value="405993.2378" calcext:value-type="float">
            <text:p>405993,2378</text:p>
          </table:table-cell>
          <table:table-cell office:value-type="float" office:value="153465.5377" calcext:value-type="float">
            <text:p>153465,5377</text:p>
          </table:table-cell>
          <table:table-cell office:value-type="float" office:value="313362.5304" calcext:value-type="float">
            <text:p>313362,5304</text:p>
          </table:table-cell>
          <table:table-cell office:value-type="float" office:value="257131.9941" calcext:value-type="float">
            <text:p>257131,9941</text:p>
          </table:table-cell>
          <table:table-cell office:value-type="float" office:value="0" calcext:value-type="float">
            <text:p>0</text:p>
          </table:table-cell>
          <table:table-cell office:value-type="float" office:value="1143101.767" calcext:value-type="float">
            <text:p>1143101,767</text:p>
          </table:table-cell>
          <table:table-cell office:value-type="float" office:value="455943.2167" calcext:value-type="float">
            <text:p>455943,2167</text:p>
          </table:table-cell>
          <table:table-cell office:value-type="float" office:value="2107739.059" calcext:value-type="float">
            <text:p>2107739,059</text:p>
          </table:table-cell>
          <table:table-cell office:value-type="float" office:value="100593.9412" calcext:value-type="float">
            <text:p>100593,9412</text:p>
          </table:table-cell>
          <table:table-cell office:value-type="float" office:value="1805097.038" calcext:value-type="float">
            <text:p>1805097,038</text:p>
          </table:table-cell>
          <table:table-cell office:value-type="float" office:value="16989.96754" calcext:value-type="float">
            <text:p>16989,96754</text:p>
          </table:table-cell>
          <table:table-cell office:value-type="float" office:value="734236.5157" calcext:value-type="float">
            <text:p>734236,5157</text:p>
          </table:table-cell>
          <table:table-cell office:value-type="float" office:value="24025.61089" calcext:value-type="float">
            <text:p>24025,61089</text:p>
          </table:table-cell>
          <table:table-cell office:value-type="float" office:value="1579167.5" calcext:value-type="float">
            <text:p>1579167,5</text:p>
          </table:table-cell>
          <table:table-cell office:value-type="float" office:value="209167.7435" calcext:value-type="float">
            <text:p>209167,74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654927.6285" calcext:value-type="float">
            <text:p>654927,6285</text:p>
          </table:table-cell>
          <table:table-cell office:value-type="float" office:value="563722.6906" calcext:value-type="float">
            <text:p>563722,6906</text:p>
          </table:table-cell>
          <table:table-cell office:value-type="float" office:value="205851.1468" calcext:value-type="float">
            <text:p>205851,1468</text:p>
          </table:table-cell>
          <table:table-cell office:value-type="float" office:value="110901.914" calcext:value-type="float">
            <text:p>110901,914</text:p>
          </table:table-cell>
          <table:table-cell office:value-type="float" office:value="693331.8476" calcext:value-type="float">
            <text:p>693331,8476</text:p>
          </table:table-cell>
          <table:table-cell office:value-type="float" office:value="721037.0744" calcext:value-type="float">
            <text:p>721037,0744</text:p>
          </table:table-cell>
          <table:table-cell office:value-type="float" office:value="1690.536723" calcext:value-type="float">
            <text:p>1690,536723</text:p>
          </table:table-cell>
          <table:table-cell office:value-type="float" office:value="1406192.042" calcext:value-type="float">
            <text:p>1406192,042</text:p>
          </table:table-cell>
          <table:table-cell office:value-type="float" office:value="0" calcext:value-type="float">
            <text:p>0</text:p>
          </table:table-cell>
          <table:table-cell office:value-type="float" office:value="2792430.88" calcext:value-type="float">
            <text:p>2792430,88</text:p>
          </table:table-cell>
          <table:table-cell office:value-type="float" office:value="166504.1629" calcext:value-type="float">
            <text:p>166504,1629</text:p>
          </table:table-cell>
          <table:table-cell office:value-type="float" office:value="198799.9299" calcext:value-type="float">
            <text:p>198799,9299</text:p>
          </table:table-cell>
          <table:table-cell office:value-type="float" office:value="162646.9558" calcext:value-type="float">
            <text:p>162646,9558</text:p>
          </table:table-cell>
          <table:table-cell office:value-type="float" office:value="26016.88371" calcext:value-type="float">
            <text:p>26016,88371</text:p>
          </table:table-cell>
          <table:table-cell office:value-type="float" office:value="2282445.961" calcext:value-type="float">
            <text:p>2282445,961</text:p>
          </table:table-cell>
          <table:table-cell office:value-type="float" office:value="5463981.233" calcext:value-type="float">
            <text:p>5463981,233</text:p>
          </table:table-cell>
          <table:table-cell office:value-type="float" office:value="1104612.71" calcext:value-type="float">
            <text:p>1104612,71</text:p>
          </table:table-cell>
          <table:table-cell office:value-type="float" office:value="4433551.948" calcext:value-type="float">
            <text:p>4433551,948</text:p>
          </table:table-cell>
          <table:table-cell office:value-type="float" office:value="760539.2398" calcext:value-type="float">
            <text:p>760539,2398</text:p>
          </table:table-cell>
          <table:table-cell office:value-type="float" office:value="600580.0027" calcext:value-type="float">
            <text:p>600580,0027</text:p>
          </table:table-cell>
          <table:table-cell office:value-type="float" office:value="825498.2713" calcext:value-type="float">
            <text:p>825498,2713</text:p>
          </table:table-cell>
          <table:table-cell office:value-type="float" office:value="1367161.168" calcext:value-type="float">
            <text:p>1367161,168</text:p>
          </table:table-cell>
          <table:table-cell office:value-type="float" office:value="294463.6837" calcext:value-type="float">
            <text:p>294463,6837</text:p>
          </table:table-cell>
          <table:table-cell office:value-type="float" office:value="0" calcext:value-type="float">
            <text:p>0</text:p>
          </table:table-cell>
          <table:table-cell office:value-type="float" office:value="-2764.403095" calcext:value-type="float">
            <text:p>-2764,403095</text:p>
          </table:table-cell>
          <table:table-cell office:value-type="float" office:value="24671.50126" calcext:value-type="float">
            <text:p>24671,50126</text:p>
          </table:table-cell>
          <table:table-cell office:value-type="float" office:value="594206.6084" calcext:value-type="float">
            <text:p>594206,6084</text:p>
          </table:table-cell>
          <table:table-cell office:value-type="float" office:value="838995.247" calcext:value-type="float">
            <text:p>838995,247</text:p>
          </table:table-cell>
          <table:table-cell office:value-type="float" office:value="919.3391701" calcext:value-type="float">
            <text:p>919,3391701</text:p>
          </table:table-cell>
          <table:table-cell office:value-type="float" office:value="568717.2172" calcext:value-type="float">
            <text:p>568717,2172</text:p>
          </table:table-cell>
          <table:table-cell office:value-type="float" office:value="49831.1904" calcext:value-type="float">
            <text:p>49831,1904</text:p>
          </table:table-cell>
          <table:table-cell office:value-type="float" office:value="1223303.13" calcext:value-type="float">
            <text:p>1223303,13</text:p>
          </table:table-cell>
          <table:table-cell office:value-type="float" office:value="994972.2953" calcext:value-type="float">
            <text:p>994972,2953</text:p>
          </table:table-cell>
          <table:table-cell office:value-type="float" office:value="1253576.875" calcext:value-type="float">
            <text:p>1253576,875</text:p>
          </table:table-cell>
          <table:table-cell office:value-type="float" office:value="277886.7721" calcext:value-type="float">
            <text:p>277886,7721</text:p>
          </table:table-cell>
          <table:table-cell office:value-type="float" office:value="591797.8242" calcext:value-type="float">
            <text:p>591797,8242</text:p>
          </table:table-cell>
          <table:table-cell office:value-type="float" office:value="219799.5741" calcext:value-type="float">
            <text:p>219799,5741</text:p>
          </table:table-cell>
          <table:table-cell office:value-type="float" office:value="231929.6622" calcext:value-type="float">
            <text:p>231929,6622</text:p>
          </table:table-cell>
          <table:table-cell office:value-type="float" office:value="415300.6054" calcext:value-type="float">
            <text:p>415300,6054</text:p>
          </table:table-cell>
          <table:table-cell office:value-type="float" office:value="270317.6305" calcext:value-type="float">
            <text:p>270317,6305</text:p>
          </table:table-cell>
          <table:table-cell office:value-type="float" office:value="151224.0196" calcext:value-type="float">
            <text:p>151224,0196</text:p>
          </table:table-cell>
          <table:table-cell office:value-type="float" office:value="425237.2749" calcext:value-type="float">
            <text:p>425237,2749</text:p>
          </table:table-cell>
          <table:table-cell office:value-type="float" office:value="0" calcext:value-type="float">
            <text:p>0</text:p>
          </table:table-cell>
          <table:table-cell office:value-type="float" office:value="410685.3007" calcext:value-type="float">
            <text:p>410685,3007</text:p>
          </table:table-cell>
          <table:table-cell office:value-type="float" office:value="316621.5569" calcext:value-type="float">
            <text:p>316621,5569</text:p>
          </table:table-cell>
          <table:table-cell office:value-type="float" office:value="2521356.164" calcext:value-type="float">
            <text:p>2521356,164</text:p>
          </table:table-cell>
          <table:table-cell office:value-type="float" office:value="108057.8548" calcext:value-type="float">
            <text:p>108057,8548</text:p>
          </table:table-cell>
          <table:table-cell office:value-type="float" office:value="1505215.847" calcext:value-type="float">
            <text:p>1505215,847</text:p>
          </table:table-cell>
          <table:table-cell office:value-type="float" office:value="227949.4993" calcext:value-type="float">
            <text:p>227949,4993</text:p>
          </table:table-cell>
          <table:table-cell office:value-type="float" office:value="863738.1277" calcext:value-type="float">
            <text:p>863738,1277</text:p>
          </table:table-cell>
          <table:table-cell office:value-type="float" office:value="176436.1874" calcext:value-type="float">
            <text:p>176436,1874</text:p>
          </table:table-cell>
          <table:table-cell office:value-type="float" office:value="1764937.547" calcext:value-type="float">
            <text:p>1764937,547</text:p>
          </table:table-cell>
          <table:table-cell office:value-type="float" office:value="361845.1283" calcext:value-type="float">
            <text:p>361845,128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895.889675" calcext:value-type="float">
            <text:p>1895,889675</text:p>
          </table:table-cell>
          <table:table-cell office:value-type="float" office:value="401885.5772" calcext:value-type="float">
            <text:p>401885,5772</text:p>
          </table:table-cell>
          <table:table-cell office:value-type="float" office:value="754707.1" calcext:value-type="float">
            <text:p>754707,1</text:p>
          </table:table-cell>
          <table:table-cell office:value-type="float" office:value="630805.2993" calcext:value-type="float">
            <text:p>630805,2993</text:p>
          </table:table-cell>
          <table:table-cell office:value-type="float" office:value="65200.15262" calcext:value-type="float">
            <text:p>65200,15262</text:p>
          </table:table-cell>
          <table:table-cell office:value-type="float" office:value="83596.4103" calcext:value-type="float">
            <text:p>83596,4103</text:p>
          </table:table-cell>
          <table:table-cell office:value-type="float" office:value="926364.5819" calcext:value-type="float">
            <text:p>926364,5819</text:p>
          </table:table-cell>
          <table:table-cell office:value-type="float" office:value="577108.4026" calcext:value-type="float">
            <text:p>577108,4026</text:p>
          </table:table-cell>
          <table:table-cell office:value-type="float" office:value="734945.0247" calcext:value-type="float">
            <text:p>734945,0247</text:p>
          </table:table-cell>
          <table:table-cell office:value-type="float" office:value="167629.6453" calcext:value-type="float">
            <text:p>167629,6453</text:p>
          </table:table-cell>
          <table:table-cell office:value-type="float" office:value="3827427.426" calcext:value-type="float">
            <text:p>3827427,426</text:p>
          </table:table-cell>
          <table:table-cell office:value-type="float" office:value="361779.1371" calcext:value-type="float">
            <text:p>361779,1371</text:p>
          </table:table-cell>
          <table:table-cell office:value-type="float" office:value="789021.5369" calcext:value-type="float">
            <text:p>789021,5369</text:p>
          </table:table-cell>
          <table:table-cell office:value-type="float" office:value="353670.7074" calcext:value-type="float">
            <text:p>353670,7074</text:p>
          </table:table-cell>
          <table:table-cell office:value-type="float" office:value="267972.9727" calcext:value-type="float">
            <text:p>267972,9727</text:p>
          </table:table-cell>
          <table:table-cell office:value-type="float" office:value="811074.8018" calcext:value-type="float">
            <text:p>811074,8018</text:p>
          </table:table-cell>
          <table:table-cell office:value-type="float" office:value="6701777.516" calcext:value-type="float">
            <text:p>6701777,516</text:p>
          </table:table-cell>
          <table:table-cell office:value-type="float" office:value="1076576.504" calcext:value-type="float">
            <text:p>1076576,504</text:p>
          </table:table-cell>
          <table:table-cell office:value-type="float" office:value="4072566.86" calcext:value-type="float">
            <text:p>4072566,86</text:p>
          </table:table-cell>
          <table:table-cell office:value-type="float" office:value="1144440.318" calcext:value-type="float">
            <text:p>1144440,318</text:p>
          </table:table-cell>
          <table:table-cell office:value-type="float" office:value="656808.1897" calcext:value-type="float">
            <text:p>656808,1897</text:p>
          </table:table-cell>
          <table:table-cell office:value-type="float" office:value="1132406.292" calcext:value-type="float">
            <text:p>1132406,292</text:p>
          </table:table-cell>
          <table:table-cell office:value-type="float" office:value="871447.8393" calcext:value-type="float">
            <text:p>871447,8393</text:p>
          </table:table-cell>
          <table:table-cell office:value-type="float" office:value="93712.5282" calcext:value-type="float">
            <text:p>93712,5282</text:p>
          </table:table-cell>
          <table:table-cell office:value-type="float" office:value="195023.2444" calcext:value-type="float">
            <text:p>195023,2444</text:p>
          </table:table-cell>
          <table:table-cell office:value-type="float" office:value="-6826.551368" calcext:value-type="float">
            <text:p>-6826,551368</text:p>
          </table:table-cell>
          <table:table-cell office:value-type="float" office:value="713067.7706" calcext:value-type="float">
            <text:p>713067,7706</text:p>
          </table:table-cell>
          <table:table-cell office:value-type="float" office:value="577759.3603" calcext:value-type="float">
            <text:p>577759,3603</text:p>
          </table:table-cell>
          <table:table-cell office:value-type="float" office:value="836069.4464" calcext:value-type="float">
            <text:p>836069,4464</text:p>
          </table:table-cell>
          <table:table-cell office:value-type="float" office:value="74768.31525" calcext:value-type="float">
            <text:p>74768,31525</text:p>
          </table:table-cell>
          <table:table-cell office:value-type="float" office:value="1004631.435" calcext:value-type="float">
            <text:p>1004631,435</text:p>
          </table:table-cell>
          <table:table-cell office:value-type="float" office:value="69376.51537" calcext:value-type="float">
            <text:p>69376,51537</text:p>
          </table:table-cell>
          <table:table-cell office:value-type="float" office:value="2771383.446" calcext:value-type="float">
            <text:p>2771383,446</text:p>
          </table:table-cell>
          <table:table-cell office:value-type="float" office:value="1956331.976" calcext:value-type="float">
            <text:p>1956331,976</text:p>
          </table:table-cell>
          <table:table-cell office:value-type="float" office:value="2383390.416" calcext:value-type="float">
            <text:p>2383390,416</text:p>
          </table:table-cell>
          <table:table-cell office:value-type="float" office:value="857086.5403" calcext:value-type="float">
            <text:p>857086,5403</text:p>
          </table:table-cell>
          <table:table-cell office:value-type="float" office:value="947916.9302" calcext:value-type="float">
            <text:p>947916,9302</text:p>
          </table:table-cell>
          <table:table-cell office:value-type="float" office:value="136163.7022" calcext:value-type="float">
            <text:p>136163,7022</text:p>
          </table:table-cell>
          <table:table-cell office:value-type="float" office:value="241833.5222" calcext:value-type="float">
            <text:p>241833,5222</text:p>
          </table:table-cell>
          <table:table-cell office:value-type="float" office:value="87445.53507" calcext:value-type="float">
            <text:p>87445,53507</text:p>
          </table:table-cell>
          <table:table-cell office:value-type="float" office:value="440225.911" calcext:value-type="float">
            <text:p>440225,911</text:p>
          </table:table-cell>
          <table:table-cell office:value-type="float" office:value="192133.1459" calcext:value-type="float">
            <text:p>192133,1459</text:p>
          </table:table-cell>
          <table:table-cell office:value-type="float" office:value="534894.0498" calcext:value-type="float">
            <text:p>534894,0498</text:p>
          </table:table-cell>
          <table:table-cell office:value-type="float" office:value="527279.5713" calcext:value-type="float">
            <text:p>527279,5713</text:p>
          </table:table-cell>
          <table:table-cell office:value-type="float" office:value="507689.2111" calcext:value-type="float">
            <text:p>507689,2111</text:p>
          </table:table-cell>
          <table:table-cell office:value-type="float" office:value="539089.2635" calcext:value-type="float">
            <text:p>539089,2635</text:p>
          </table:table-cell>
          <table:table-cell office:value-type="float" office:value="2867471.517" calcext:value-type="float">
            <text:p>2867471,517</text:p>
          </table:table-cell>
          <table:table-cell office:value-type="float" office:value="567613.1169" calcext:value-type="float">
            <text:p>567613,1169</text:p>
          </table:table-cell>
          <table:table-cell office:value-type="float" office:value="1480740.126" calcext:value-type="float">
            <text:p>1480740,126</text:p>
          </table:table-cell>
          <table:table-cell office:value-type="float" office:value="614726.7482" calcext:value-type="float">
            <text:p>614726,7482</text:p>
          </table:table-cell>
          <table:table-cell office:value-type="float" office:value="1130193.499" calcext:value-type="float">
            <text:p>1130193,499</text:p>
          </table:table-cell>
          <table:table-cell office:value-type="float" office:value="850853.5299" calcext:value-type="float">
            <text:p>850853,5299</text:p>
          </table:table-cell>
          <table:table-cell office:value-type="float" office:value="1919486.338" calcext:value-type="float">
            <text:p>1919486,338</text:p>
          </table:table-cell>
          <table:table-cell office:value-type="float" office:value="263440.4459" calcext:value-type="float">
            <text:p>263440,445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13160.7563" calcext:value-type="float">
            <text:p>613160,7563</text:p>
          </table:table-cell>
          <table:table-cell office:value-type="float" office:value="93682.32687" calcext:value-type="float">
            <text:p>93682,32687</text:p>
          </table:table-cell>
          <table:table-cell office:value-type="float" office:value="181138.2932" calcext:value-type="float">
            <text:p>181138,2932</text:p>
          </table:table-cell>
          <table:table-cell office:value-type="float" office:value="1208299.447" calcext:value-type="float">
            <text:p>1208299,447</text:p>
          </table:table-cell>
          <table:table-cell office:value-type="float" office:value="279185.5316" calcext:value-type="float">
            <text:p>279185,5316</text:p>
          </table:table-cell>
          <table:table-cell office:value-type="float" office:value="132207.4402" calcext:value-type="float">
            <text:p>132207,4402</text:p>
          </table:table-cell>
          <table:table-cell office:value-type="float" office:value="972074.4266" calcext:value-type="float">
            <text:p>972074,4266</text:p>
          </table:table-cell>
          <table:table-cell office:value-type="float" office:value="872715.9177" calcext:value-type="float">
            <text:p>872715,9177</text:p>
          </table:table-cell>
          <table:table-cell office:value-type="float" office:value="543352.8418" calcext:value-type="float">
            <text:p>543352,8418</text:p>
          </table:table-cell>
          <table:table-cell office:value-type="float" office:value="382320.7579" calcext:value-type="float">
            <text:p>382320,7579</text:p>
          </table:table-cell>
          <table:table-cell office:value-type="float" office:value="4044366.033" calcext:value-type="float">
            <text:p>4044366,033</text:p>
          </table:table-cell>
          <table:table-cell office:value-type="float" office:value="644142.4419" calcext:value-type="float">
            <text:p>644142,4419</text:p>
          </table:table-cell>
          <table:table-cell office:value-type="float" office:value="1196902.847" calcext:value-type="float">
            <text:p>1196902,847</text:p>
          </table:table-cell>
          <table:table-cell office:value-type="float" office:value="627119.1877" calcext:value-type="float">
            <text:p>627119,1877</text:p>
          </table:table-cell>
          <table:table-cell office:value-type="float" office:value="356675.1683" calcext:value-type="float">
            <text:p>356675,1683</text:p>
          </table:table-cell>
          <table:table-cell office:value-type="float" office:value="609535.1566" calcext:value-type="float">
            <text:p>609535,1566</text:p>
          </table:table-cell>
          <table:table-cell office:value-type="float" office:value="7372043.02" calcext:value-type="float">
            <text:p>7372043,02</text:p>
          </table:table-cell>
          <table:table-cell office:value-type="float" office:value="1626375.552" calcext:value-type="float">
            <text:p>1626375,552</text:p>
          </table:table-cell>
          <table:table-cell office:value-type="float" office:value="4804471.482" calcext:value-type="float">
            <text:p>4804471,482</text:p>
          </table:table-cell>
          <table:table-cell office:value-type="float" office:value="207893.6084" calcext:value-type="float">
            <text:p>207893,6084</text:p>
          </table:table-cell>
          <table:table-cell office:value-type="float" office:value="855089.5847" calcext:value-type="float">
            <text:p>855089,5847</text:p>
          </table:table-cell>
          <table:table-cell office:value-type="float" office:value="798361.3184" calcext:value-type="float">
            <text:p>798361,3184</text:p>
          </table:table-cell>
          <table:table-cell office:value-type="float" office:value="519378.4241" calcext:value-type="float">
            <text:p>519378,4241</text:p>
          </table:table-cell>
          <table:table-cell office:value-type="float" office:value="145814.8387" calcext:value-type="float">
            <text:p>145814,8387</text:p>
          </table:table-cell>
          <table:table-cell office:value-type="float" office:value="297669.7414" calcext:value-type="float">
            <text:p>297669,7414</text:p>
          </table:table-cell>
          <table:table-cell office:value-type="float" office:value="5324.373144" calcext:value-type="float">
            <text:p>5324,373144</text:p>
          </table:table-cell>
          <table:table-cell office:value-type="float" office:value="557876.1221" calcext:value-type="float">
            <text:p>557876,1221</text:p>
          </table:table-cell>
          <table:table-cell office:value-type="float" office:value="1039020.656" calcext:value-type="float">
            <text:p>1039020,656</text:p>
          </table:table-cell>
          <table:table-cell office:value-type="float" office:value="939503.0006" calcext:value-type="float">
            <text:p>939503,0006</text:p>
          </table:table-cell>
          <table:table-cell office:value-type="float" office:value="522578.7654" calcext:value-type="float">
            <text:p>522578,7654</text:p>
          </table:table-cell>
          <table:table-cell office:value-type="float" office:value="1101695.786" calcext:value-type="float">
            <text:p>1101695,786</text:p>
          </table:table-cell>
          <table:table-cell office:value-type="float" office:value="29106.72472" calcext:value-type="float">
            <text:p>29106,72472</text:p>
          </table:table-cell>
          <table:table-cell office:value-type="float" office:value="2941434.969" calcext:value-type="float">
            <text:p>2941434,969</text:p>
          </table:table-cell>
          <table:table-cell office:value-type="float" office:value="1828048.102" calcext:value-type="float">
            <text:p>1828048,102</text:p>
          </table:table-cell>
          <table:table-cell office:value-type="float" office:value="4993031.809" calcext:value-type="float">
            <text:p>4993031,809</text:p>
          </table:table-cell>
          <table:table-cell office:value-type="float" office:value="574842.245" calcext:value-type="float">
            <text:p>574842,245</text:p>
          </table:table-cell>
          <table:table-cell office:value-type="float" office:value="584982.7764" calcext:value-type="float">
            <text:p>584982,7764</text:p>
          </table:table-cell>
          <table:table-cell office:value-type="float" office:value="447830.2802" calcext:value-type="float">
            <text:p>447830,2802</text:p>
          </table:table-cell>
          <table:table-cell office:value-type="float" office:value="822798.0476" calcext:value-type="float">
            <text:p>822798,0476</text:p>
          </table:table-cell>
          <table:table-cell office:value-type="float" office:value="284064.0209" calcext:value-type="float">
            <text:p>284064,0209</text:p>
          </table:table-cell>
          <table:table-cell office:value-type="float" office:value="1061752.444" calcext:value-type="float">
            <text:p>1061752,444</text:p>
          </table:table-cell>
          <table:table-cell office:value-type="float" office:value="208802.0737" calcext:value-type="float">
            <text:p>208802,0737</text:p>
          </table:table-cell>
          <table:table-cell office:value-type="float" office:value="720947.0455" calcext:value-type="float">
            <text:p>720947,0455</text:p>
          </table:table-cell>
          <table:table-cell office:value-type="float" office:value="812578.595" calcext:value-type="float">
            <text:p>812578,595</text:p>
          </table:table-cell>
          <table:table-cell office:value-type="float" office:value="422952.7919" calcext:value-type="float">
            <text:p>422952,7919</text:p>
          </table:table-cell>
          <table:table-cell office:value-type="float" office:value="636556.4209" calcext:value-type="float">
            <text:p>636556,4209</text:p>
          </table:table-cell>
          <table:table-cell office:value-type="float" office:value="1998991.315" calcext:value-type="float">
            <text:p>1998991,315</text:p>
          </table:table-cell>
          <table:table-cell office:value-type="float" office:value="1301980.467" calcext:value-type="float">
            <text:p>1301980,467</text:p>
          </table:table-cell>
          <table:table-cell office:value-type="float" office:value="1590242.47" calcext:value-type="float">
            <text:p>1590242,47</text:p>
          </table:table-cell>
          <table:table-cell office:value-type="float" office:value="451741.8491" calcext:value-type="float">
            <text:p>451741,8491</text:p>
          </table:table-cell>
          <table:table-cell office:value-type="float" office:value="587352.651" calcext:value-type="float">
            <text:p>587352,651</text:p>
          </table:table-cell>
          <table:table-cell office:value-type="float" office:value="711495.9464" calcext:value-type="float">
            <text:p>711495,9464</text:p>
          </table:table-cell>
          <table:table-cell office:value-type="float" office:value="2033310.202" calcext:value-type="float">
            <text:p>2033310,202</text:p>
          </table:table-cell>
          <table:table-cell office:value-type="float" office:value="828030.9583" calcext:value-type="float">
            <text:p>828030,958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515108.2454" calcext:value-type="float">
            <text:p>515108,2454</text:p>
          </table:table-cell>
          <table:table-cell office:value-type="float" office:value="80143.5191" calcext:value-type="float">
            <text:p>80143,5191</text:p>
          </table:table-cell>
          <table:table-cell office:value-type="float" office:value="133353.7937" calcext:value-type="float">
            <text:p>133353,7937</text:p>
          </table:table-cell>
          <table:table-cell office:value-type="float" office:value="3058330.789" calcext:value-type="float">
            <text:p>3058330,789</text:p>
          </table:table-cell>
          <table:table-cell office:value-type="float" office:value="592168.2831" calcext:value-type="float">
            <text:p>592168,2831</text:p>
          </table:table-cell>
          <table:table-cell office:value-type="float" office:value="169657.7368" calcext:value-type="float">
            <text:p>169657,7368</text:p>
          </table:table-cell>
          <table:table-cell office:value-type="float" office:value="711545.6743" calcext:value-type="float">
            <text:p>711545,6743</text:p>
          </table:table-cell>
          <table:table-cell office:value-type="float" office:value="590186.0612" calcext:value-type="float">
            <text:p>590186,0612</text:p>
          </table:table-cell>
          <table:table-cell office:value-type="float" office:value="325206.0839" calcext:value-type="float">
            <text:p>325206,0839</text:p>
          </table:table-cell>
          <table:table-cell office:value-type="float" office:value="1548841.388" calcext:value-type="float">
            <text:p>1548841,388</text:p>
          </table:table-cell>
          <table:table-cell office:value-type="float" office:value="4455904.448" calcext:value-type="float">
            <text:p>4455904,448</text:p>
          </table:table-cell>
          <table:table-cell office:value-type="float" office:value="867271.862" calcext:value-type="float">
            <text:p>867271,862</text:p>
          </table:table-cell>
          <table:table-cell office:value-type="float" office:value="1650376.562" calcext:value-type="float">
            <text:p>1650376,562</text:p>
          </table:table-cell>
          <table:table-cell office:value-type="float" office:value="961828.5195" calcext:value-type="float">
            <text:p>961828,5195</text:p>
          </table:table-cell>
          <table:table-cell office:value-type="float" office:value="275757.4031" calcext:value-type="float">
            <text:p>275757,4031</text:p>
          </table:table-cell>
          <table:table-cell office:value-type="float" office:value="1568730.72" calcext:value-type="float">
            <text:p>1568730,72</text:p>
          </table:table-cell>
          <table:table-cell office:value-type="float" office:value="6745655.149" calcext:value-type="float">
            <text:p>6745655,149</text:p>
          </table:table-cell>
          <table:table-cell office:value-type="float" office:value="1491025.694" calcext:value-type="float">
            <text:p>1491025,694</text:p>
          </table:table-cell>
          <table:table-cell office:value-type="float" office:value="5732563.483" calcext:value-type="float">
            <text:p>5732563,483</text:p>
          </table:table-cell>
          <table:table-cell office:value-type="float" office:value="642152.2669" calcext:value-type="float">
            <text:p>642152,2669</text:p>
          </table:table-cell>
          <table:table-cell office:value-type="float" office:value="2869495.984" calcext:value-type="float">
            <text:p>2869495,984</text:p>
          </table:table-cell>
          <table:table-cell office:value-type="float" office:value="1237845.57" calcext:value-type="float">
            <text:p>1237845,57</text:p>
          </table:table-cell>
          <table:table-cell office:value-type="float" office:value="484409.3079" calcext:value-type="float">
            <text:p>484409,3079</text:p>
          </table:table-cell>
          <table:table-cell office:value-type="float" office:value="105679.9015" calcext:value-type="float">
            <text:p>105679,9015</text:p>
          </table:table-cell>
          <table:table-cell office:value-type="float" office:value="1181865.166" calcext:value-type="float">
            <text:p>1181865,166</text:p>
          </table:table-cell>
          <table:table-cell office:value-type="float" office:value="118030.5511" calcext:value-type="float">
            <text:p>118030,5511</text:p>
          </table:table-cell>
          <table:table-cell office:value-type="float" office:value="253366.0762" calcext:value-type="float">
            <text:p>253366,0762</text:p>
          </table:table-cell>
          <table:table-cell office:value-type="float" office:value="1383778.214" calcext:value-type="float">
            <text:p>1383778,214</text:p>
          </table:table-cell>
          <table:table-cell office:value-type="float" office:value="1466236.096" calcext:value-type="float">
            <text:p>1466236,096</text:p>
          </table:table-cell>
          <table:table-cell office:value-type="float" office:value="1216401.124" calcext:value-type="float">
            <text:p>1216401,124</text:p>
          </table:table-cell>
          <table:table-cell office:value-type="float" office:value="92947.62779" calcext:value-type="float">
            <text:p>92947,62779</text:p>
          </table:table-cell>
          <table:table-cell office:value-type="float" office:value="82855.31819" calcext:value-type="float">
            <text:p>82855,31819</text:p>
          </table:table-cell>
          <table:table-cell office:value-type="float" office:value="3286295.644" calcext:value-type="float">
            <text:p>3286295,644</text:p>
          </table:table-cell>
          <table:table-cell office:value-type="float" office:value="1433787.454" calcext:value-type="float">
            <text:p>1433787,454</text:p>
          </table:table-cell>
          <table:table-cell office:value-type="float" office:value="4617626.665" calcext:value-type="float">
            <text:p>4617626,665</text:p>
          </table:table-cell>
          <table:table-cell office:value-type="float" office:value="613242.7079" calcext:value-type="float">
            <text:p>613242,7079</text:p>
          </table:table-cell>
          <table:table-cell office:value-type="float" office:value="823336.5413" calcext:value-type="float">
            <text:p>823336,5413</text:p>
          </table:table-cell>
          <table:table-cell office:value-type="float" office:value="1127559.51" calcext:value-type="float">
            <text:p>1127559,51</text:p>
          </table:table-cell>
          <table:table-cell office:value-type="float" office:value="514536.1882" calcext:value-type="float">
            <text:p>514536,1882</text:p>
          </table:table-cell>
          <table:table-cell office:value-type="float" office:value="473667.8625" calcext:value-type="float">
            <text:p>473667,8625</text:p>
          </table:table-cell>
          <table:table-cell office:value-type="float" office:value="1242356.15" calcext:value-type="float">
            <text:p>1242356,15</text:p>
          </table:table-cell>
          <table:table-cell office:value-type="float" office:value="463265.937" calcext:value-type="float">
            <text:p>463265,937</text:p>
          </table:table-cell>
          <table:table-cell office:value-type="float" office:value="625568.3268" calcext:value-type="float">
            <text:p>625568,3268</text:p>
          </table:table-cell>
          <table:table-cell office:value-type="float" office:value="901210.9609" calcext:value-type="float">
            <text:p>901210,9609</text:p>
          </table:table-cell>
          <table:table-cell office:value-type="float" office:value="1044329.93" calcext:value-type="float">
            <text:p>1044329,93</text:p>
          </table:table-cell>
          <table:table-cell office:value-type="float" office:value="939614.8214" calcext:value-type="float">
            <text:p>939614,8214</text:p>
          </table:table-cell>
          <table:table-cell office:value-type="float" office:value="1434203.351" calcext:value-type="float">
            <text:p>1434203,351</text:p>
          </table:table-cell>
          <table:table-cell office:value-type="float" office:value="1297358.443" calcext:value-type="float">
            <text:p>1297358,443</text:p>
          </table:table-cell>
          <table:table-cell office:value-type="float" office:value="1543926.99" calcext:value-type="float">
            <text:p>1543926,99</text:p>
          </table:table-cell>
          <table:table-cell office:value-type="float" office:value="1035192.277" calcext:value-type="float">
            <text:p>1035192,277</text:p>
          </table:table-cell>
          <table:table-cell office:value-type="float" office:value="1340051.429" calcext:value-type="float">
            <text:p>1340051,429</text:p>
          </table:table-cell>
          <table:table-cell office:value-type="float" office:value="787740.8474" calcext:value-type="float">
            <text:p>787740,8474</text:p>
          </table:table-cell>
          <table:table-cell office:value-type="float" office:value="1728881.696" calcext:value-type="float">
            <text:p>1728881,696</text:p>
          </table:table-cell>
          <table:table-cell office:value-type="float" office:value="1333589.209" calcext:value-type="float">
            <text:p>1333589,20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13849.8058" calcext:value-type="float">
            <text:p>413849,8058</text:p>
          </table:table-cell>
          <table:table-cell office:value-type="float" office:value="568929.0404" calcext:value-type="float">
            <text:p>568929,0404</text:p>
          </table:table-cell>
          <table:table-cell office:value-type="float" office:value="91953.76463" calcext:value-type="float">
            <text:p>91953,76463</text:p>
          </table:table-cell>
          <table:table-cell office:value-type="float" office:value="3687371.001" calcext:value-type="float">
            <text:p>3687371,001</text:p>
          </table:table-cell>
          <table:table-cell office:value-type="float" office:value="554314.8941" calcext:value-type="float">
            <text:p>554314,8941</text:p>
          </table:table-cell>
          <table:table-cell office:value-type="float" office:value="161872.1605" calcext:value-type="float">
            <text:p>161872,1605</text:p>
          </table:table-cell>
          <table:table-cell office:value-type="float" office:value="1208591.137" calcext:value-type="float">
            <text:p>1208591,137</text:p>
          </table:table-cell>
          <table:table-cell office:value-type="float" office:value="489685.2878" calcext:value-type="float">
            <text:p>489685,2878</text:p>
          </table:table-cell>
          <table:table-cell office:value-type="float" office:value="318726.716" calcext:value-type="float">
            <text:p>318726,716</text:p>
          </table:table-cell>
          <table:table-cell office:value-type="float" office:value="2120637.206" calcext:value-type="float">
            <text:p>2120637,206</text:p>
          </table:table-cell>
          <table:table-cell office:value-type="float" office:value="4096830.37" calcext:value-type="float">
            <text:p>4096830,37</text:p>
          </table:table-cell>
          <table:table-cell office:value-type="float" office:value="913125.5204" calcext:value-type="float">
            <text:p>913125,5204</text:p>
          </table:table-cell>
          <table:table-cell office:value-type="float" office:value="1142738.196" calcext:value-type="float">
            <text:p>1142738,196</text:p>
          </table:table-cell>
          <table:table-cell office:value-type="float" office:value="890581.0859" calcext:value-type="float">
            <text:p>890581,0859</text:p>
          </table:table-cell>
          <table:table-cell office:value-type="float" office:value="99441.65649" calcext:value-type="float">
            <text:p>99441,65649</text:p>
          </table:table-cell>
          <table:table-cell office:value-type="float" office:value="1321207.951" calcext:value-type="float">
            <text:p>1321207,951</text:p>
          </table:table-cell>
          <table:table-cell office:value-type="float" office:value="4847296.754" calcext:value-type="float">
            <text:p>4847296,754</text:p>
          </table:table-cell>
          <table:table-cell office:value-type="float" office:value="2296537.271" calcext:value-type="float">
            <text:p>2296537,271</text:p>
          </table:table-cell>
          <table:table-cell office:value-type="float" office:value="5589879.873" calcext:value-type="float">
            <text:p>5589879,873</text:p>
          </table:table-cell>
          <table:table-cell office:value-type="float" office:value="1558863.698" calcext:value-type="float">
            <text:p>1558863,698</text:p>
          </table:table-cell>
          <table:table-cell office:value-type="float" office:value="5246228.41" calcext:value-type="float">
            <text:p>5246228,41</text:p>
          </table:table-cell>
          <table:table-cell office:value-type="float" office:value="1278911.555" calcext:value-type="float">
            <text:p>1278911,555</text:p>
          </table:table-cell>
          <table:table-cell office:value-type="float" office:value="1429291.69" calcext:value-type="float">
            <text:p>1429291,69</text:p>
          </table:table-cell>
          <table:table-cell office:value-type="float" office:value="165264.1124" calcext:value-type="float">
            <text:p>165264,1124</text:p>
          </table:table-cell>
          <table:table-cell office:value-type="float" office:value="2597053.349" calcext:value-type="float">
            <text:p>2597053,349</text:p>
          </table:table-cell>
          <table:table-cell office:value-type="float" office:value="383245.748" calcext:value-type="float">
            <text:p>383245,748</text:p>
          </table:table-cell>
          <table:table-cell office:value-type="float" office:value="1385892.981" calcext:value-type="float">
            <text:p>1385892,981</text:p>
          </table:table-cell>
          <table:table-cell office:value-type="float" office:value="836059.12" calcext:value-type="float">
            <text:p>836059,12</text:p>
          </table:table-cell>
          <table:table-cell office:value-type="float" office:value="2119551.615" calcext:value-type="float">
            <text:p>2119551,615</text:p>
          </table:table-cell>
          <table:table-cell office:value-type="float" office:value="2333633.727" calcext:value-type="float">
            <text:p>2333633,727</text:p>
          </table:table-cell>
          <table:table-cell office:value-type="float" office:value="409356.7642" calcext:value-type="float">
            <text:p>409356,7642</text:p>
          </table:table-cell>
          <table:table-cell office:value-type="float" office:value="851392.3072" calcext:value-type="float">
            <text:p>851392,3072</text:p>
          </table:table-cell>
          <table:table-cell office:value-type="float" office:value="2564783.691" calcext:value-type="float">
            <text:p>2564783,691</text:p>
          </table:table-cell>
          <table:table-cell office:value-type="float" office:value="1879105.562" calcext:value-type="float">
            <text:p>1879105,562</text:p>
          </table:table-cell>
          <table:table-cell office:value-type="float" office:value="3897566.19" calcext:value-type="float">
            <text:p>3897566,19</text:p>
          </table:table-cell>
          <table:table-cell office:value-type="float" office:value="694361.9918" calcext:value-type="float">
            <text:p>694361,9918</text:p>
          </table:table-cell>
          <table:table-cell office:value-type="float" office:value="1322066.5" calcext:value-type="float">
            <text:p>1322066,5</text:p>
          </table:table-cell>
          <table:table-cell office:value-type="float" office:value="709168.8036" calcext:value-type="float">
            <text:p>709168,8036</text:p>
          </table:table-cell>
          <table:table-cell office:value-type="float" office:value="143771.0848" calcext:value-type="float">
            <text:p>143771,0848</text:p>
          </table:table-cell>
          <table:table-cell office:value-type="float" office:value="580637.9868" calcext:value-type="float">
            <text:p>580637,9868</text:p>
          </table:table-cell>
          <table:table-cell office:value-type="float" office:value="731183.2853" calcext:value-type="float">
            <text:p>731183,2853</text:p>
          </table:table-cell>
          <table:table-cell office:value-type="float" office:value="624773.7533" calcext:value-type="float">
            <text:p>624773,7533</text:p>
          </table:table-cell>
          <table:table-cell office:value-type="float" office:value="841172.6049" calcext:value-type="float">
            <text:p>841172,6049</text:p>
          </table:table-cell>
          <table:table-cell office:value-type="float" office:value="950635.0795" calcext:value-type="float">
            <text:p>950635,0795</text:p>
          </table:table-cell>
          <table:table-cell office:value-type="float" office:value="1344873.526" calcext:value-type="float">
            <text:p>1344873,526</text:p>
          </table:table-cell>
          <table:table-cell office:value-type="float" office:value="2055628.978" calcext:value-type="float">
            <text:p>2055628,978</text:p>
          </table:table-cell>
          <table:table-cell office:value-type="float" office:value="1442434.271" calcext:value-type="float">
            <text:p>1442434,271</text:p>
          </table:table-cell>
          <table:table-cell office:value-type="float" office:value="975734.5257" calcext:value-type="float">
            <text:p>975734,5257</text:p>
          </table:table-cell>
          <table:table-cell office:value-type="float" office:value="1862813.363" calcext:value-type="float">
            <text:p>1862813,363</text:p>
          </table:table-cell>
          <table:table-cell office:value-type="float" office:value="1382718.925" calcext:value-type="float">
            <text:p>1382718,925</text:p>
          </table:table-cell>
          <table:table-cell office:value-type="float" office:value="2033679.225" calcext:value-type="float">
            <text:p>2033679,225</text:p>
          </table:table-cell>
          <table:table-cell office:value-type="float" office:value="1401725.573" calcext:value-type="float">
            <text:p>1401725,573</text:p>
          </table:table-cell>
          <table:table-cell office:value-type="float" office:value="2489282.298" calcext:value-type="float">
            <text:p>2489282,298</text:p>
          </table:table-cell>
          <table:table-cell office:value-type="float" office:value="3048644.226" calcext:value-type="float">
            <text:p>3048644,22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4871.66227" calcext:value-type="float">
            <text:p>54871,66227</text:p>
          </table:table-cell>
          <table:table-cell office:value-type="float" office:value="822287.4373" calcext:value-type="float">
            <text:p>822287,4373</text:p>
          </table:table-cell>
          <table:table-cell office:value-type="float" office:value="358020.8292" calcext:value-type="float">
            <text:p>358020,8292</text:p>
          </table:table-cell>
          <table:table-cell office:value-type="float" office:value="3826912.199" calcext:value-type="float">
            <text:p>3826912,199</text:p>
          </table:table-cell>
          <table:table-cell office:value-type="float" office:value="1083911.227" calcext:value-type="float">
            <text:p>1083911,227</text:p>
          </table:table-cell>
          <table:table-cell office:value-type="float" office:value="218925.0409" calcext:value-type="float">
            <text:p>218925,0409</text:p>
          </table:table-cell>
          <table:table-cell office:value-type="float" office:value="1127930.703" calcext:value-type="float">
            <text:p>1127930,703</text:p>
          </table:table-cell>
          <table:table-cell office:value-type="float" office:value="1080037.636" calcext:value-type="float">
            <text:p>1080037,636</text:p>
          </table:table-cell>
          <table:table-cell office:value-type="float" office:value="406483.9152" calcext:value-type="float">
            <text:p>406483,9152</text:p>
          </table:table-cell>
          <table:table-cell office:value-type="float" office:value="2585721.671" calcext:value-type="float">
            <text:p>2585721,671</text:p>
          </table:table-cell>
          <table:table-cell office:value-type="float" office:value="4348633.379" calcext:value-type="float">
            <text:p>4348633,379</text:p>
          </table:table-cell>
          <table:table-cell office:value-type="float" office:value="939546.0244" calcext:value-type="float">
            <text:p>939546,0244</text:p>
          </table:table-cell>
          <table:table-cell office:value-type="float" office:value="457893.0539" calcext:value-type="float">
            <text:p>457893,0539</text:p>
          </table:table-cell>
          <table:table-cell office:value-type="float" office:value="1959556.22" calcext:value-type="float">
            <text:p>1959556,22</text:p>
          </table:table-cell>
          <table:table-cell office:value-type="float" office:value="428816.528" calcext:value-type="float">
            <text:p>428816,528</text:p>
          </table:table-cell>
          <table:table-cell office:value-type="float" office:value="1003970.403" calcext:value-type="float">
            <text:p>1003970,403</text:p>
          </table:table-cell>
          <table:table-cell office:value-type="float" office:value="4001579.619" calcext:value-type="float">
            <text:p>4001579,619</text:p>
          </table:table-cell>
          <table:table-cell office:value-type="float" office:value="2467288.266" calcext:value-type="float">
            <text:p>2467288,266</text:p>
          </table:table-cell>
          <table:table-cell office:value-type="float" office:value="5113401.708" calcext:value-type="float">
            <text:p>5113401,708</text:p>
          </table:table-cell>
          <table:table-cell office:value-type="float" office:value="2193409.244" calcext:value-type="float">
            <text:p>2193409,244</text:p>
          </table:table-cell>
          <table:table-cell office:value-type="float" office:value="6020736.668" calcext:value-type="float">
            <text:p>6020736,668</text:p>
          </table:table-cell>
          <table:table-cell office:value-type="float" office:value="1822508.183" calcext:value-type="float">
            <text:p>1822508,183</text:p>
          </table:table-cell>
          <table:table-cell office:value-type="float" office:value="1987366.471" calcext:value-type="float">
            <text:p>1987366,471</text:p>
          </table:table-cell>
          <table:table-cell office:value-type="float" office:value="1513171.3" calcext:value-type="float">
            <text:p>1513171,3</text:p>
          </table:table-cell>
          <table:table-cell office:value-type="float" office:value="2841872.795" calcext:value-type="float">
            <text:p>2841872,795</text:p>
          </table:table-cell>
          <table:table-cell office:value-type="float" office:value="488144.9283" calcext:value-type="float">
            <text:p>488144,9283</text:p>
          </table:table-cell>
          <table:table-cell office:value-type="float" office:value="2323082.877" calcext:value-type="float">
            <text:p>2323082,877</text:p>
          </table:table-cell>
          <table:table-cell office:value-type="float" office:value="1151955.112" calcext:value-type="float">
            <text:p>1151955,112</text:p>
          </table:table-cell>
          <table:table-cell office:value-type="float" office:value="1879932.761" calcext:value-type="float">
            <text:p>1879932,761</text:p>
          </table:table-cell>
          <table:table-cell office:value-type="float" office:value="2507309.68" calcext:value-type="float">
            <text:p>2507309,68</text:p>
          </table:table-cell>
          <table:table-cell office:value-type="float" office:value="551218.7766" calcext:value-type="float">
            <text:p>551218,7766</text:p>
          </table:table-cell>
          <table:table-cell office:value-type="float" office:value="1491940.723" calcext:value-type="float">
            <text:p>1491940,723</text:p>
          </table:table-cell>
          <table:table-cell office:value-type="float" office:value="2289179.68" calcext:value-type="float">
            <text:p>2289179,68</text:p>
          </table:table-cell>
          <table:table-cell office:value-type="float" office:value="2675212.396" calcext:value-type="float">
            <text:p>2675212,396</text:p>
          </table:table-cell>
          <table:table-cell office:value-type="float" office:value="3086372.363" calcext:value-type="float">
            <text:p>3086372,363</text:p>
          </table:table-cell>
          <table:table-cell office:value-type="float" office:value="588961.7314" calcext:value-type="float">
            <text:p>588961,7314</text:p>
          </table:table-cell>
          <table:table-cell office:value-type="float" office:value="2096468.503" calcext:value-type="float">
            <text:p>2096468,503</text:p>
          </table:table-cell>
          <table:table-cell office:value-type="float" office:value="1036320.79" calcext:value-type="float">
            <text:p>1036320,79</text:p>
          </table:table-cell>
          <table:table-cell office:value-type="float" office:value="261485.9566" calcext:value-type="float">
            <text:p>261485,9566</text:p>
          </table:table-cell>
          <table:table-cell office:value-type="float" office:value="669833.0119" calcext:value-type="float">
            <text:p>669833,0119</text:p>
          </table:table-cell>
          <table:table-cell office:value-type="float" office:value="790229.7624" calcext:value-type="float">
            <text:p>790229,7624</text:p>
          </table:table-cell>
          <table:table-cell office:value-type="float" office:value="449216.3088" calcext:value-type="float">
            <text:p>449216,3088</text:p>
          </table:table-cell>
          <table:table-cell office:value-type="float" office:value="2421167.785" calcext:value-type="float">
            <text:p>2421167,785</text:p>
          </table:table-cell>
          <table:table-cell office:value-type="float" office:value="566107.4485" calcext:value-type="float">
            <text:p>566107,4485</text:p>
          </table:table-cell>
          <table:table-cell office:value-type="float" office:value="888336.0285" calcext:value-type="float">
            <text:p>888336,0285</text:p>
          </table:table-cell>
          <table:table-cell office:value-type="float" office:value="2075979.439" calcext:value-type="float">
            <text:p>2075979,439</text:p>
          </table:table-cell>
          <table:table-cell office:value-type="float" office:value="2381935.725" calcext:value-type="float">
            <text:p>2381935,725</text:p>
          </table:table-cell>
          <table:table-cell office:value-type="float" office:value="1147052.63" calcext:value-type="float">
            <text:p>1147052,63</text:p>
          </table:table-cell>
          <table:table-cell office:value-type="float" office:value="1888837.467" calcext:value-type="float">
            <text:p>1888837,467</text:p>
          </table:table-cell>
          <table:table-cell office:value-type="float" office:value="664220.646" calcext:value-type="float">
            <text:p>664220,646</text:p>
          </table:table-cell>
          <table:table-cell office:value-type="float" office:value="961862.7628" calcext:value-type="float">
            <text:p>961862,7628</text:p>
          </table:table-cell>
          <table:table-cell office:value-type="float" office:value="1700137.688" calcext:value-type="float">
            <text:p>1700137,688</text:p>
          </table:table-cell>
          <table:table-cell office:value-type="float" office:value="2631042.026" calcext:value-type="float">
            <text:p>2631042,026</text:p>
          </table:table-cell>
          <table:table-cell office:value-type="float" office:value="3580182.822" calcext:value-type="float">
            <text:p>3580182,82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2887.8996" calcext:value-type="float">
            <text:p>122887,8996</text:p>
          </table:table-cell>
          <table:table-cell office:value-type="float" office:value="965984.1354" calcext:value-type="float">
            <text:p>965984,1354</text:p>
          </table:table-cell>
          <table:table-cell office:value-type="float" office:value="1124065.462" calcext:value-type="float">
            <text:p>1124065,462</text:p>
          </table:table-cell>
          <table:table-cell office:value-type="float" office:value="4314349.696" calcext:value-type="float">
            <text:p>4314349,696</text:p>
          </table:table-cell>
          <table:table-cell office:value-type="float" office:value="726650.4631" calcext:value-type="float">
            <text:p>726650,4631</text:p>
          </table:table-cell>
          <table:table-cell office:value-type="float" office:value="518758.1609" calcext:value-type="float">
            <text:p>518758,1609</text:p>
          </table:table-cell>
          <table:table-cell office:value-type="float" office:value="576523.0918" calcext:value-type="float">
            <text:p>576523,0918</text:p>
          </table:table-cell>
          <table:table-cell office:value-type="float" office:value="1029626.269" calcext:value-type="float">
            <text:p>1029626,269</text:p>
          </table:table-cell>
          <table:table-cell office:value-type="float" office:value="858793.2265" calcext:value-type="float">
            <text:p>858793,2265</text:p>
          </table:table-cell>
          <table:table-cell office:value-type="float" office:value="3165758.161" calcext:value-type="float">
            <text:p>3165758,161</text:p>
          </table:table-cell>
          <table:table-cell office:value-type="float" office:value="4256962.08" calcext:value-type="float">
            <text:p>4256962,08</text:p>
          </table:table-cell>
          <table:table-cell office:value-type="float" office:value="1286784.934" calcext:value-type="float">
            <text:p>1286784,934</text:p>
          </table:table-cell>
          <table:table-cell office:value-type="float" office:value="555081.6441" calcext:value-type="float">
            <text:p>555081,6441</text:p>
          </table:table-cell>
          <table:table-cell office:value-type="float" office:value="1702116.979" calcext:value-type="float">
            <text:p>1702116,979</text:p>
          </table:table-cell>
          <table:table-cell office:value-type="float" office:value="763519.0092" calcext:value-type="float">
            <text:p>763519,0092</text:p>
          </table:table-cell>
          <table:table-cell office:value-type="float" office:value="3230109.603" calcext:value-type="float">
            <text:p>3230109,603</text:p>
          </table:table-cell>
          <table:table-cell office:value-type="float" office:value="3702373.076" calcext:value-type="float">
            <text:p>3702373,076</text:p>
          </table:table-cell>
          <table:table-cell office:value-type="float" office:value="2550205.356" calcext:value-type="float">
            <text:p>2550205,356</text:p>
          </table:table-cell>
          <table:table-cell office:value-type="float" office:value="4161462.206" calcext:value-type="float">
            <text:p>4161462,206</text:p>
          </table:table-cell>
          <table:table-cell office:value-type="float" office:value="3066167.071" calcext:value-type="float">
            <text:p>3066167,071</text:p>
          </table:table-cell>
          <table:table-cell office:value-type="float" office:value="6518859.879" calcext:value-type="float">
            <text:p>6518859,879</text:p>
          </table:table-cell>
          <table:table-cell office:value-type="float" office:value="1274944.07" calcext:value-type="float">
            <text:p>1274944,07</text:p>
          </table:table-cell>
          <table:table-cell office:value-type="float" office:value="2811438.607" calcext:value-type="float">
            <text:p>2811438,607</text:p>
          </table:table-cell>
          <table:table-cell office:value-type="float" office:value="1683089.852" calcext:value-type="float">
            <text:p>1683089,852</text:p>
          </table:table-cell>
          <table:table-cell office:value-type="float" office:value="2315464.204" calcext:value-type="float">
            <text:p>2315464,204</text:p>
          </table:table-cell>
          <table:table-cell office:value-type="float" office:value="587867.1072" calcext:value-type="float">
            <text:p>587867,1072</text:p>
          </table:table-cell>
          <table:table-cell office:value-type="float" office:value="2167013.677" calcext:value-type="float">
            <text:p>2167013,677</text:p>
          </table:table-cell>
          <table:table-cell office:value-type="float" office:value="1681291.555" calcext:value-type="float">
            <text:p>1681291,555</text:p>
          </table:table-cell>
          <table:table-cell office:value-type="float" office:value="1599366.324" calcext:value-type="float">
            <text:p>1599366,324</text:p>
          </table:table-cell>
          <table:table-cell office:value-type="float" office:value="1825800.407" calcext:value-type="float">
            <text:p>1825800,407</text:p>
          </table:table-cell>
          <table:table-cell office:value-type="float" office:value="1151648.289" calcext:value-type="float">
            <text:p>1151648,289</text:p>
          </table:table-cell>
          <table:table-cell office:value-type="float" office:value="774186.9721" calcext:value-type="float">
            <text:p>774186,9721</text:p>
          </table:table-cell>
          <table:table-cell office:value-type="float" office:value="2045024.999" calcext:value-type="float">
            <text:p>2045024,999</text:p>
          </table:table-cell>
          <table:table-cell office:value-type="float" office:value="3507863.741" calcext:value-type="float">
            <text:p>3507863,741</text:p>
          </table:table-cell>
          <table:table-cell office:value-type="float" office:value="2977967.764" calcext:value-type="float">
            <text:p>2977967,764</text:p>
          </table:table-cell>
          <table:table-cell office:value-type="float" office:value="1276634.258" calcext:value-type="float">
            <text:p>1276634,258</text:p>
          </table:table-cell>
          <table:table-cell office:value-type="float" office:value="2244057.406" calcext:value-type="float">
            <text:p>2244057,406</text:p>
          </table:table-cell>
          <table:table-cell office:value-type="float" office:value="1531320.261" calcext:value-type="float">
            <text:p>1531320,261</text:p>
          </table:table-cell>
          <table:table-cell office:value-type="float" office:value="359044.7379" calcext:value-type="float">
            <text:p>359044,7379</text:p>
          </table:table-cell>
          <table:table-cell office:value-type="float" office:value="827347.6273" calcext:value-type="float">
            <text:p>827347,6273</text:p>
          </table:table-cell>
          <table:table-cell office:value-type="float" office:value="699968.8972" calcext:value-type="float">
            <text:p>699968,8972</text:p>
          </table:table-cell>
          <table:table-cell office:value-type="float" office:value="609245.7977" calcext:value-type="float">
            <text:p>609245,7977</text:p>
          </table:table-cell>
          <table:table-cell office:value-type="float" office:value="1947676.482" calcext:value-type="float">
            <text:p>1947676,482</text:p>
          </table:table-cell>
          <table:table-cell office:value-type="float" office:value="681582.1366" calcext:value-type="float">
            <text:p>681582,1366</text:p>
          </table:table-cell>
          <table:table-cell office:value-type="float" office:value="1569650.945" calcext:value-type="float">
            <text:p>1569650,945</text:p>
          </table:table-cell>
          <table:table-cell office:value-type="float" office:value="2578800.042" calcext:value-type="float">
            <text:p>2578800,042</text:p>
          </table:table-cell>
          <table:table-cell office:value-type="float" office:value="3559070.517" calcext:value-type="float">
            <text:p>3559070,517</text:p>
          </table:table-cell>
          <table:table-cell office:value-type="float" office:value="1238785.078" calcext:value-type="float">
            <text:p>1238785,078</text:p>
          </table:table-cell>
          <table:table-cell office:value-type="float" office:value="1793846.583" calcext:value-type="float">
            <text:p>1793846,583</text:p>
          </table:table-cell>
          <table:table-cell office:value-type="float" office:value="333338.27" calcext:value-type="float">
            <text:p>333338,27</text:p>
          </table:table-cell>
          <table:table-cell office:value-type="float" office:value="1142177.625" calcext:value-type="float">
            <text:p>1142177,625</text:p>
          </table:table-cell>
          <table:table-cell office:value-type="float" office:value="1576256.512" calcext:value-type="float">
            <text:p>1576256,512</text:p>
          </table:table-cell>
          <table:table-cell office:value-type="float" office:value="2058705.772" calcext:value-type="float">
            <text:p>2058705,772</text:p>
          </table:table-cell>
          <table:table-cell office:value-type="float" office:value="3972353.907" calcext:value-type="float">
            <text:p>3972353,90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0584.8635" calcext:value-type="float">
            <text:p>490584,8635</text:p>
          </table:table-cell>
          <table:table-cell office:value-type="float" office:value="1661536.896" calcext:value-type="float">
            <text:p>1661536,896</text:p>
          </table:table-cell>
          <table:table-cell office:value-type="float" office:value="2181803.539" calcext:value-type="float">
            <text:p>2181803,539</text:p>
          </table:table-cell>
          <table:table-cell office:value-type="float" office:value="9589806.991" calcext:value-type="float">
            <text:p>9589806,991</text:p>
          </table:table-cell>
          <table:table-cell office:value-type="float" office:value="3512319.349" calcext:value-type="float">
            <text:p>3512319,349</text:p>
          </table:table-cell>
          <table:table-cell office:value-type="float" office:value="1480892.737" calcext:value-type="float">
            <text:p>1480892,737</text:p>
          </table:table-cell>
          <table:table-cell office:value-type="float" office:value="1455080.531" calcext:value-type="float">
            <text:p>1455080,531</text:p>
          </table:table-cell>
          <table:table-cell office:value-type="float" office:value="1166921.159" calcext:value-type="float">
            <text:p>1166921,159</text:p>
          </table:table-cell>
          <table:table-cell office:value-type="float" office:value="4588205.134" calcext:value-type="float">
            <text:p>4588205,134</text:p>
          </table:table-cell>
          <table:table-cell office:value-type="float" office:value="5663650.821" calcext:value-type="float">
            <text:p>5663650,821</text:p>
          </table:table-cell>
          <table:table-cell office:value-type="float" office:value="7798099.715" calcext:value-type="float">
            <text:p>7798099,715</text:p>
          </table:table-cell>
          <table:table-cell office:value-type="float" office:value="5140402.885" calcext:value-type="float">
            <text:p>5140402,885</text:p>
          </table:table-cell>
          <table:table-cell office:value-type="float" office:value="974309.6361" calcext:value-type="float">
            <text:p>974309,6361</text:p>
          </table:table-cell>
          <table:table-cell office:value-type="float" office:value="4075757.206" calcext:value-type="float">
            <text:p>4075757,206</text:p>
          </table:table-cell>
          <table:table-cell office:value-type="float" office:value="2389078.63" calcext:value-type="float">
            <text:p>2389078,63</text:p>
          </table:table-cell>
          <table:table-cell office:value-type="float" office:value="9557775.658" calcext:value-type="float">
            <text:p>9557775,658</text:p>
          </table:table-cell>
          <table:table-cell office:value-type="float" office:value="8726545.224" calcext:value-type="float">
            <text:p>8726545,224</text:p>
          </table:table-cell>
          <table:table-cell office:value-type="float" office:value="6241870.654" calcext:value-type="float">
            <text:p>6241870,654</text:p>
          </table:table-cell>
          <table:table-cell office:value-type="float" office:value="9478413.403" calcext:value-type="float">
            <text:p>9478413,403</text:p>
          </table:table-cell>
          <table:table-cell office:value-type="float" office:value="5291089.421" calcext:value-type="float">
            <text:p>5291089,421</text:p>
          </table:table-cell>
          <table:table-cell office:value-type="float" office:value="12710907.69" calcext:value-type="float">
            <text:p>12710907,69</text:p>
          </table:table-cell>
          <table:table-cell office:value-type="float" office:value="3434211.92" calcext:value-type="float">
            <text:p>3434211,92</text:p>
          </table:table-cell>
          <table:table-cell office:value-type="float" office:value="5365794.188" calcext:value-type="float">
            <text:p>5365794,188</text:p>
          </table:table-cell>
          <table:table-cell office:value-type="float" office:value="2044159.177" calcext:value-type="float">
            <text:p>2044159,177</text:p>
          </table:table-cell>
          <table:table-cell office:value-type="float" office:value="5339701.157" calcext:value-type="float">
            <text:p>5339701,157</text:p>
          </table:table-cell>
          <table:table-cell office:value-type="float" office:value="1282691.28" calcext:value-type="float">
            <text:p>1282691,28</text:p>
          </table:table-cell>
          <table:table-cell office:value-type="float" office:value="5393583.544" calcext:value-type="float">
            <text:p>5393583,544</text:p>
          </table:table-cell>
          <table:table-cell office:value-type="float" office:value="2270484.2" calcext:value-type="float">
            <text:p>2270484,2</text:p>
          </table:table-cell>
          <table:table-cell office:value-type="float" office:value="6261560.513" calcext:value-type="float">
            <text:p>6261560,513</text:p>
          </table:table-cell>
          <table:table-cell office:value-type="float" office:value="5689704.172" calcext:value-type="float">
            <text:p>5689704,172</text:p>
          </table:table-cell>
          <table:table-cell office:value-type="float" office:value="3187466.507" calcext:value-type="float">
            <text:p>3187466,507</text:p>
          </table:table-cell>
          <table:table-cell office:value-type="float" office:value="949227.4311" calcext:value-type="float">
            <text:p>949227,4311</text:p>
          </table:table-cell>
          <table:table-cell office:value-type="float" office:value="4613474.205" calcext:value-type="float">
            <text:p>4613474,205</text:p>
          </table:table-cell>
          <table:table-cell office:value-type="float" office:value="5196913.309" calcext:value-type="float">
            <text:p>5196913,309</text:p>
          </table:table-cell>
          <table:table-cell office:value-type="float" office:value="7690055.914" calcext:value-type="float">
            <text:p>7690055,914</text:p>
          </table:table-cell>
          <table:table-cell office:value-type="float" office:value="3042476.976" calcext:value-type="float">
            <text:p>3042476,976</text:p>
          </table:table-cell>
          <table:table-cell office:value-type="float" office:value="4910899.548" calcext:value-type="float">
            <text:p>4910899,548</text:p>
          </table:table-cell>
          <table:table-cell office:value-type="float" office:value="1994934.792" calcext:value-type="float">
            <text:p>1994934,792</text:p>
          </table:table-cell>
          <table:table-cell office:value-type="float" office:value="2760539.65" calcext:value-type="float">
            <text:p>2760539,65</text:p>
          </table:table-cell>
          <table:table-cell office:value-type="float" office:value="1348896.656" calcext:value-type="float">
            <text:p>1348896,656</text:p>
          </table:table-cell>
          <table:table-cell office:value-type="float" office:value="615288.1166" calcext:value-type="float">
            <text:p>615288,1166</text:p>
          </table:table-cell>
          <table:table-cell office:value-type="float" office:value="2040428.206" calcext:value-type="float">
            <text:p>2040428,206</text:p>
          </table:table-cell>
          <table:table-cell office:value-type="float" office:value="2978230.8" calcext:value-type="float">
            <text:p>2978230,8</text:p>
          </table:table-cell>
          <table:table-cell office:value-type="float" office:value="1179733.281" calcext:value-type="float">
            <text:p>1179733,281</text:p>
          </table:table-cell>
          <table:table-cell office:value-type="float" office:value="7812334.903" calcext:value-type="float">
            <text:p>7812334,903</text:p>
          </table:table-cell>
          <table:table-cell office:value-type="float" office:value="6267236.22" calcext:value-type="float">
            <text:p>6267236,22</text:p>
          </table:table-cell>
          <table:table-cell office:value-type="float" office:value="7294149.095" calcext:value-type="float">
            <text:p>7294149,095</text:p>
          </table:table-cell>
          <table:table-cell office:value-type="float" office:value="3249299.126" calcext:value-type="float">
            <text:p>3249299,126</text:p>
          </table:table-cell>
          <table:table-cell office:value-type="float" office:value="4780332.648" calcext:value-type="float">
            <text:p>4780332,648</text:p>
          </table:table-cell>
          <table:table-cell office:value-type="float" office:value="828470.0651" calcext:value-type="float">
            <text:p>828470,0651</text:p>
          </table:table-cell>
          <table:table-cell office:value-type="float" office:value="2456285.28" calcext:value-type="float">
            <text:p>2456285,28</text:p>
          </table:table-cell>
          <table:table-cell office:value-type="float" office:value="3253166.679" calcext:value-type="float">
            <text:p>3253166,679</text:p>
          </table:table-cell>
          <table:table-cell office:value-type="float" office:value="4232537.674" calcext:value-type="float">
            <text:p>4232537,674</text:p>
          </table:table-cell>
          <table:table-cell office:value-type="float" office:value="4815881.894" calcext:value-type="float">
            <text:p>4815881,89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547678.035" calcext:value-type="float">
            <text:p>1547678,035</text:p>
          </table:table-cell>
          <table:table-cell office:value-type="float" office:value="1049963.414" calcext:value-type="float">
            <text:p>1049963,414</text:p>
          </table:table-cell>
          <table:table-cell office:value-type="float" office:value="666080.4439" calcext:value-type="float">
            <text:p>666080,4439</text:p>
          </table:table-cell>
          <table:table-cell office:value-type="float" office:value="7722425.642" calcext:value-type="float">
            <text:p>7722425,642</text:p>
          </table:table-cell>
          <table:table-cell office:value-type="float" office:value="3645608.174" calcext:value-type="float">
            <text:p>3645608,174</text:p>
          </table:table-cell>
          <table:table-cell office:value-type="float" office:value="2556193.485" calcext:value-type="float">
            <text:p>2556193,485</text:p>
          </table:table-cell>
          <table:table-cell office:value-type="float" office:value="4271303.44" calcext:value-type="float">
            <text:p>4271303,44</text:p>
          </table:table-cell>
          <table:table-cell office:value-type="float" office:value="1147600.762" calcext:value-type="float">
            <text:p>1147600,762</text:p>
          </table:table-cell>
          <table:table-cell office:value-type="float" office:value="6241383.774" calcext:value-type="float">
            <text:p>6241383,774</text:p>
          </table:table-cell>
          <table:table-cell office:value-type="float" office:value="4455009.694" calcext:value-type="float">
            <text:p>4455009,694</text:p>
          </table:table-cell>
          <table:table-cell office:value-type="float" office:value="7059685.537" calcext:value-type="float">
            <text:p>7059685,537</text:p>
          </table:table-cell>
          <table:table-cell office:value-type="float" office:value="4135164.254" calcext:value-type="float">
            <text:p>4135164,254</text:p>
          </table:table-cell>
          <table:table-cell office:value-type="float" office:value="4297597.021" calcext:value-type="float">
            <text:p>4297597,021</text:p>
          </table:table-cell>
          <table:table-cell office:value-type="float" office:value="3509365.778" calcext:value-type="float">
            <text:p>3509365,778</text:p>
          </table:table-cell>
          <table:table-cell office:value-type="float" office:value="5379139.841" calcext:value-type="float">
            <text:p>5379139,841</text:p>
          </table:table-cell>
          <table:table-cell office:value-type="float" office:value="10912402.74" calcext:value-type="float">
            <text:p>10912402,74</text:p>
          </table:table-cell>
          <table:table-cell office:value-type="float" office:value="11951701.19" calcext:value-type="float">
            <text:p>11951701,19</text:p>
          </table:table-cell>
          <table:table-cell office:value-type="float" office:value="3527487.488" calcext:value-type="float">
            <text:p>3527487,488</text:p>
          </table:table-cell>
          <table:table-cell office:value-type="float" office:value="9072867.677" calcext:value-type="float">
            <text:p>9072867,677</text:p>
          </table:table-cell>
          <table:table-cell office:value-type="float" office:value="3472996.579" calcext:value-type="float">
            <text:p>3472996,579</text:p>
          </table:table-cell>
          <table:table-cell office:value-type="float" office:value="7026441.429" calcext:value-type="float">
            <text:p>7026441,429</text:p>
          </table:table-cell>
          <table:table-cell office:value-type="float" office:value="4761030.289" calcext:value-type="float">
            <text:p>4761030,289</text:p>
          </table:table-cell>
          <table:table-cell office:value-type="float" office:value="6248265.289" calcext:value-type="float">
            <text:p>6248265,289</text:p>
          </table:table-cell>
          <table:table-cell office:value-type="float" office:value="3396117.924" calcext:value-type="float">
            <text:p>3396117,924</text:p>
          </table:table-cell>
          <table:table-cell office:value-type="float" office:value="5831235.531" calcext:value-type="float">
            <text:p>5831235,531</text:p>
          </table:table-cell>
          <table:table-cell office:value-type="float" office:value="816503.2683" calcext:value-type="float">
            <text:p>816503,2683</text:p>
          </table:table-cell>
          <table:table-cell office:value-type="float" office:value="5784694.197" calcext:value-type="float">
            <text:p>5784694,197</text:p>
          </table:table-cell>
          <table:table-cell office:value-type="float" office:value="1025983.221" calcext:value-type="float">
            <text:p>1025983,221</text:p>
          </table:table-cell>
          <table:table-cell office:value-type="float" office:value="17926575.71" calcext:value-type="float">
            <text:p>17926575,71</text:p>
          </table:table-cell>
          <table:table-cell office:value-type="float" office:value="5548960.621" calcext:value-type="float">
            <text:p>5548960,621</text:p>
          </table:table-cell>
          <table:table-cell office:value-type="float" office:value="4354552.866" calcext:value-type="float">
            <text:p>4354552,866</text:p>
          </table:table-cell>
          <table:table-cell office:value-type="float" office:value="2225040.205" calcext:value-type="float">
            <text:p>2225040,205</text:p>
          </table:table-cell>
          <table:table-cell office:value-type="float" office:value="7278941.419" calcext:value-type="float">
            <text:p>7278941,419</text:p>
          </table:table-cell>
          <table:table-cell office:value-type="float" office:value="7996882.383" calcext:value-type="float">
            <text:p>7996882,383</text:p>
          </table:table-cell>
          <table:table-cell office:value-type="float" office:value="7580482.35" calcext:value-type="float">
            <text:p>7580482,35</text:p>
          </table:table-cell>
          <table:table-cell office:value-type="float" office:value="5119827.335" calcext:value-type="float">
            <text:p>5119827,335</text:p>
          </table:table-cell>
          <table:table-cell office:value-type="float" office:value="5727321.98" calcext:value-type="float">
            <text:p>5727321,98</text:p>
          </table:table-cell>
          <table:table-cell office:value-type="float" office:value="2823103.77" calcext:value-type="float">
            <text:p>2823103,77</text:p>
          </table:table-cell>
          <table:table-cell office:value-type="float" office:value="3570818.474" calcext:value-type="float">
            <text:p>3570818,474</text:p>
          </table:table-cell>
          <table:table-cell office:value-type="float" office:value="5942274.394" calcext:value-type="float">
            <text:p>5942274,394</text:p>
          </table:table-cell>
          <table:table-cell office:value-type="float" office:value="2217057.445" calcext:value-type="float">
            <text:p>2217057,445</text:p>
          </table:table-cell>
          <table:table-cell office:value-type="float" office:value="2735393.547" calcext:value-type="float">
            <text:p>2735393,547</text:p>
          </table:table-cell>
          <table:table-cell office:value-type="float" office:value="6725141.051" calcext:value-type="float">
            <text:p>6725141,051</text:p>
          </table:table-cell>
          <table:table-cell office:value-type="float" office:value="1822965.498" calcext:value-type="float">
            <text:p>1822965,498</text:p>
          </table:table-cell>
          <table:table-cell office:value-type="float" office:value="8194647.102" calcext:value-type="float">
            <text:p>8194647,102</text:p>
          </table:table-cell>
          <table:table-cell office:value-type="float" office:value="5969916.214" calcext:value-type="float">
            <text:p>5969916,214</text:p>
          </table:table-cell>
          <table:table-cell office:value-type="float" office:value="6573084.706" calcext:value-type="float">
            <text:p>6573084,706</text:p>
          </table:table-cell>
          <table:table-cell office:value-type="float" office:value="3184104.48" calcext:value-type="float">
            <text:p>3184104,48</text:p>
          </table:table-cell>
          <table:table-cell office:value-type="float" office:value="5516324.985" calcext:value-type="float">
            <text:p>5516324,985</text:p>
          </table:table-cell>
          <table:table-cell office:value-type="float" office:value="738702.9326" calcext:value-type="float">
            <text:p>738702,9326</text:p>
          </table:table-cell>
          <table:table-cell office:value-type="float" office:value="2426554.527" calcext:value-type="float">
            <text:p>2426554,527</text:p>
          </table:table-cell>
          <table:table-cell office:value-type="float" office:value="5310282.44" calcext:value-type="float">
            <text:p>5310282,44</text:p>
          </table:table-cell>
          <table:table-cell office:value-type="float" office:value="3785723.752" calcext:value-type="float">
            <text:p>3785723,752</text:p>
          </table:table-cell>
          <table:table-cell office:value-type="float" office:value="3276903.946" calcext:value-type="float">
            <text:p>3276903,94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031668.845" calcext:value-type="float">
            <text:p>2031668,845</text:p>
          </table:table-cell>
          <table:table-cell office:value-type="float" office:value="5931571.188" calcext:value-type="float">
            <text:p>5931571,188</text:p>
          </table:table-cell>
          <table:table-cell office:value-type="float" office:value="3156139.369" calcext:value-type="float">
            <text:p>3156139,369</text:p>
          </table:table-cell>
          <table:table-cell office:value-type="float" office:value="5232214.209" calcext:value-type="float">
            <text:p>5232214,209</text:p>
          </table:table-cell>
          <table:table-cell office:value-type="float" office:value="6784704.344" calcext:value-type="float">
            <text:p>6784704,344</text:p>
          </table:table-cell>
          <table:table-cell office:value-type="float" office:value="5803118.358" calcext:value-type="float">
            <text:p>5803118,358</text:p>
          </table:table-cell>
          <table:table-cell office:value-type="float" office:value="3588934.26" calcext:value-type="float">
            <text:p>3588934,26</text:p>
          </table:table-cell>
          <table:table-cell office:value-type="float" office:value="1705010.01" calcext:value-type="float">
            <text:p>1705010,01</text:p>
          </table:table-cell>
          <table:table-cell office:value-type="float" office:value="4548107.16" calcext:value-type="float">
            <text:p>4548107,16</text:p>
          </table:table-cell>
          <table:table-cell office:value-type="float" office:value="4778338.599" calcext:value-type="float">
            <text:p>4778338,599</text:p>
          </table:table-cell>
          <table:table-cell office:value-type="float" office:value="8240321.518" calcext:value-type="float">
            <text:p>8240321,518</text:p>
          </table:table-cell>
          <table:table-cell office:value-type="float" office:value="2446450.684" calcext:value-type="float">
            <text:p>2446450,684</text:p>
          </table:table-cell>
          <table:table-cell office:value-type="float" office:value="4748756.185" calcext:value-type="float">
            <text:p>4748756,185</text:p>
          </table:table-cell>
          <table:table-cell office:value-type="float" office:value="1978548.592" calcext:value-type="float">
            <text:p>1978548,592</text:p>
          </table:table-cell>
          <table:table-cell office:value-type="float" office:value="4587435.054" calcext:value-type="float">
            <text:p>4587435,054</text:p>
          </table:table-cell>
          <table:table-cell office:value-type="float" office:value="9330844.187" calcext:value-type="float">
            <text:p>9330844,187</text:p>
          </table:table-cell>
          <table:table-cell office:value-type="float" office:value="10637545.45" calcext:value-type="float">
            <text:p>10637545,45</text:p>
          </table:table-cell>
          <table:table-cell office:value-type="float" office:value="5336200.111" calcext:value-type="float">
            <text:p>5336200,111</text:p>
          </table:table-cell>
          <table:table-cell office:value-type="float" office:value="13021512.93" calcext:value-type="float">
            <text:p>13021512,93</text:p>
          </table:table-cell>
          <table:table-cell office:value-type="float" office:value="1735688.115" calcext:value-type="float">
            <text:p>1735688,115</text:p>
          </table:table-cell>
          <table:table-cell office:value-type="float" office:value="6648820.683" calcext:value-type="float">
            <text:p>6648820,683</text:p>
          </table:table-cell>
          <table:table-cell office:value-type="float" office:value="6029648.518" calcext:value-type="float">
            <text:p>6029648,518</text:p>
          </table:table-cell>
          <table:table-cell office:value-type="float" office:value="6909386.132" calcext:value-type="float">
            <text:p>6909386,132</text:p>
          </table:table-cell>
          <table:table-cell office:value-type="float" office:value="4854732.978" calcext:value-type="float">
            <text:p>4854732,978</text:p>
          </table:table-cell>
          <table:table-cell office:value-type="float" office:value="5601595.404" calcext:value-type="float">
            <text:p>5601595,404</text:p>
          </table:table-cell>
          <table:table-cell office:value-type="float" office:value="1128712.421" calcext:value-type="float">
            <text:p>1128712,421</text:p>
          </table:table-cell>
          <table:table-cell office:value-type="float" office:value="3564513.967" calcext:value-type="float">
            <text:p>3564513,967</text:p>
          </table:table-cell>
          <table:table-cell office:value-type="float" office:value="994761.0768" calcext:value-type="float">
            <text:p>994761,0768</text:p>
          </table:table-cell>
          <table:table-cell office:value-type="float" office:value="20131831.95" calcext:value-type="float">
            <text:p>20131831,95</text:p>
          </table:table-cell>
          <table:table-cell office:value-type="float" office:value="6894766.121" calcext:value-type="float">
            <text:p>6894766,121</text:p>
          </table:table-cell>
          <table:table-cell office:value-type="float" office:value="1872750.11" calcext:value-type="float">
            <text:p>1872750,11</text:p>
          </table:table-cell>
          <table:table-cell office:value-type="float" office:value="1026470.255" calcext:value-type="float">
            <text:p>1026470,255</text:p>
          </table:table-cell>
          <table:table-cell office:value-type="float" office:value="10081704.84" calcext:value-type="float">
            <text:p>10081704,84</text:p>
          </table:table-cell>
          <table:table-cell office:value-type="float" office:value="7873092.303" calcext:value-type="float">
            <text:p>7873092,303</text:p>
          </table:table-cell>
          <table:table-cell office:value-type="float" office:value="6349619.652" calcext:value-type="float">
            <text:p>6349619,652</text:p>
          </table:table-cell>
          <table:table-cell office:value-type="float" office:value="4417242.425" calcext:value-type="float">
            <text:p>4417242,425</text:p>
          </table:table-cell>
          <table:table-cell office:value-type="float" office:value="2096331.935" calcext:value-type="float">
            <text:p>2096331,935</text:p>
          </table:table-cell>
          <table:table-cell office:value-type="float" office:value="2442761.288" calcext:value-type="float">
            <text:p>2442761,288</text:p>
          </table:table-cell>
          <table:table-cell office:value-type="float" office:value="4419012.109" calcext:value-type="float">
            <text:p>4419012,109</text:p>
          </table:table-cell>
          <table:table-cell office:value-type="float" office:value="4366570.06" calcext:value-type="float">
            <text:p>4366570,06</text:p>
          </table:table-cell>
          <table:table-cell office:value-type="float" office:value="4581842.043" calcext:value-type="float">
            <text:p>4581842,043</text:p>
          </table:table-cell>
          <table:table-cell office:value-type="float" office:value="2954057.871" calcext:value-type="float">
            <text:p>2954057,871</text:p>
          </table:table-cell>
          <table:table-cell office:value-type="float" office:value="5144573.168" calcext:value-type="float">
            <text:p>5144573,168</text:p>
          </table:table-cell>
          <table:table-cell office:value-type="float" office:value="2826492.264" calcext:value-type="float">
            <text:p>2826492,264</text:p>
          </table:table-cell>
          <table:table-cell office:value-type="float" office:value="9904783.42" calcext:value-type="float">
            <text:p>9904783,42</text:p>
          </table:table-cell>
          <table:table-cell office:value-type="float" office:value="7336480.29" calcext:value-type="float">
            <text:p>7336480,29</text:p>
          </table:table-cell>
          <table:table-cell office:value-type="float" office:value="6492273.034" calcext:value-type="float">
            <text:p>6492273,034</text:p>
          </table:table-cell>
          <table:table-cell office:value-type="float" office:value="1978504.186" calcext:value-type="float">
            <text:p>1978504,186</text:p>
          </table:table-cell>
          <table:table-cell office:value-type="float" office:value="6868907.749" calcext:value-type="float">
            <text:p>6868907,749</text:p>
          </table:table-cell>
          <table:table-cell office:value-type="float" office:value="2053286.375" calcext:value-type="float">
            <text:p>2053286,375</text:p>
          </table:table-cell>
          <table:table-cell office:value-type="float" office:value="1437237.138" calcext:value-type="float">
            <text:p>1437237,138</text:p>
          </table:table-cell>
          <table:table-cell office:value-type="float" office:value="4545080.081" calcext:value-type="float">
            <text:p>4545080,081</text:p>
          </table:table-cell>
          <table:table-cell office:value-type="float" office:value="4531642.16" calcext:value-type="float">
            <text:p>4531642,16</text:p>
          </table:table-cell>
          <table:table-cell office:value-type="float" office:value="6228589.074" calcext:value-type="float">
            <text:p>6228589,07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615561.299" calcext:value-type="float">
            <text:p>2615561,299</text:p>
          </table:table-cell>
          <table:table-cell office:value-type="float" office:value="4317699.531" calcext:value-type="float">
            <text:p>4317699,531</text:p>
          </table:table-cell>
          <table:table-cell office:value-type="float" office:value="6294343.764" calcext:value-type="float">
            <text:p>6294343,764</text:p>
          </table:table-cell>
          <table:table-cell office:value-type="float" office:value="4492284.595" calcext:value-type="float">
            <text:p>4492284,595</text:p>
          </table:table-cell>
          <table:table-cell office:value-type="float" office:value="8906720.145" calcext:value-type="float">
            <text:p>8906720,145</text:p>
          </table:table-cell>
          <table:table-cell office:value-type="float" office:value="6074037.032" calcext:value-type="float">
            <text:p>6074037,032</text:p>
          </table:table-cell>
          <table:table-cell office:value-type="float" office:value="3552095.653" calcext:value-type="float">
            <text:p>3552095,653</text:p>
          </table:table-cell>
          <table:table-cell office:value-type="float" office:value="3834172.399" calcext:value-type="float">
            <text:p>3834172,399</text:p>
          </table:table-cell>
          <table:table-cell office:value-type="float" office:value="2842967.015" calcext:value-type="float">
            <text:p>2842967,015</text:p>
          </table:table-cell>
          <table:table-cell office:value-type="float" office:value="8076506.296" calcext:value-type="float">
            <text:p>8076506,296</text:p>
          </table:table-cell>
          <table:table-cell office:value-type="float" office:value="11400517.17" calcext:value-type="float">
            <text:p>11400517,17</text:p>
          </table:table-cell>
          <table:table-cell office:value-type="float" office:value="4281251.328" calcext:value-type="float">
            <text:p>4281251,328</text:p>
          </table:table-cell>
          <table:table-cell office:value-type="float" office:value="5501802.61" calcext:value-type="float">
            <text:p>5501802,61</text:p>
          </table:table-cell>
          <table:table-cell office:value-type="float" office:value="1360618.841" calcext:value-type="float">
            <text:p>1360618,841</text:p>
          </table:table-cell>
          <table:table-cell office:value-type="float" office:value="5440589.453" calcext:value-type="float">
            <text:p>5440589,453</text:p>
          </table:table-cell>
          <table:table-cell office:value-type="float" office:value="7017507.755" calcext:value-type="float">
            <text:p>7017507,755</text:p>
          </table:table-cell>
          <table:table-cell office:value-type="float" office:value="9974749.016" calcext:value-type="float">
            <text:p>9974749,016</text:p>
          </table:table-cell>
          <table:table-cell office:value-type="float" office:value="7017413.902" calcext:value-type="float">
            <text:p>7017413,902</text:p>
          </table:table-cell>
          <table:table-cell office:value-type="float" office:value="12043155.69" calcext:value-type="float">
            <text:p>12043155,69</text:p>
          </table:table-cell>
          <table:table-cell office:value-type="float" office:value="4621958.029" calcext:value-type="float">
            <text:p>4621958,029</text:p>
          </table:table-cell>
          <table:table-cell office:value-type="float" office:value="4593199.401" calcext:value-type="float">
            <text:p>4593199,401</text:p>
          </table:table-cell>
          <table:table-cell office:value-type="float" office:value="3455527.392" calcext:value-type="float">
            <text:p>3455527,392</text:p>
          </table:table-cell>
          <table:table-cell office:value-type="float" office:value="3603288.121" calcext:value-type="float">
            <text:p>3603288,121</text:p>
          </table:table-cell>
          <table:table-cell office:value-type="float" office:value="4763759.668" calcext:value-type="float">
            <text:p>4763759,668</text:p>
          </table:table-cell>
          <table:table-cell office:value-type="float" office:value="7384490.602" calcext:value-type="float">
            <text:p>7384490,602</text:p>
          </table:table-cell>
          <table:table-cell office:value-type="float" office:value="2775850.743" calcext:value-type="float">
            <text:p>2775850,743</text:p>
          </table:table-cell>
          <table:table-cell office:value-type="float" office:value="6857120.929" calcext:value-type="float">
            <text:p>6857120,929</text:p>
          </table:table-cell>
          <table:table-cell office:value-type="float" office:value="3800264.766" calcext:value-type="float">
            <text:p>3800264,766</text:p>
          </table:table-cell>
          <table:table-cell office:value-type="float" office:value="18542117.2" calcext:value-type="float">
            <text:p>18542117,2</text:p>
          </table:table-cell>
          <table:table-cell office:value-type="float" office:value="7255782.934" calcext:value-type="float">
            <text:p>7255782,934</text:p>
          </table:table-cell>
          <table:table-cell office:value-type="float" office:value="5120889.855" calcext:value-type="float">
            <text:p>5120889,855</text:p>
          </table:table-cell>
          <table:table-cell office:value-type="float" office:value="1702050.925" calcext:value-type="float">
            <text:p>1702050,925</text:p>
          </table:table-cell>
          <table:table-cell office:value-type="float" office:value="9126590.26" calcext:value-type="float">
            <text:p>9126590,26</text:p>
          </table:table-cell>
          <table:table-cell office:value-type="float" office:value="7170071.773" calcext:value-type="float">
            <text:p>7170071,773</text:p>
          </table:table-cell>
          <table:table-cell office:value-type="float" office:value="8618428.009" calcext:value-type="float">
            <text:p>8618428,009</text:p>
          </table:table-cell>
          <table:table-cell office:value-type="float" office:value="3171597.5" calcext:value-type="float">
            <text:p>3171597,5</text:p>
          </table:table-cell>
          <table:table-cell office:value-type="float" office:value="3835208.095" calcext:value-type="float">
            <text:p>3835208,095</text:p>
          </table:table-cell>
          <table:table-cell office:value-type="float" office:value="7189917.845" calcext:value-type="float">
            <text:p>7189917,845</text:p>
          </table:table-cell>
          <table:table-cell office:value-type="float" office:value="5371574.531" calcext:value-type="float">
            <text:p>5371574,531</text:p>
          </table:table-cell>
          <table:table-cell office:value-type="float" office:value="4666432.842" calcext:value-type="float">
            <text:p>4666432,842</text:p>
          </table:table-cell>
          <table:table-cell office:value-type="float" office:value="7236599.982" calcext:value-type="float">
            <text:p>7236599,982</text:p>
          </table:table-cell>
          <table:table-cell office:value-type="float" office:value="4431972.592" calcext:value-type="float">
            <text:p>4431972,592</text:p>
          </table:table-cell>
          <table:table-cell office:value-type="float" office:value="5243193.319" calcext:value-type="float">
            <text:p>5243193,319</text:p>
          </table:table-cell>
          <table:table-cell office:value-type="float" office:value="5599158.192" calcext:value-type="float">
            <text:p>5599158,192</text:p>
          </table:table-cell>
          <table:table-cell office:value-type="float" office:value="10224061.6" calcext:value-type="float">
            <text:p>10224061,6</text:p>
          </table:table-cell>
          <table:table-cell office:value-type="float" office:value="6924137.367" calcext:value-type="float">
            <text:p>6924137,367</text:p>
          </table:table-cell>
          <table:table-cell office:value-type="float" office:value="4694434.411" calcext:value-type="float">
            <text:p>4694434,411</text:p>
          </table:table-cell>
          <table:table-cell office:value-type="float" office:value="3570184.553" calcext:value-type="float">
            <text:p>3570184,553</text:p>
          </table:table-cell>
          <table:table-cell office:value-type="float" office:value="8271833.501" calcext:value-type="float">
            <text:p>8271833,501</text:p>
          </table:table-cell>
          <table:table-cell office:value-type="float" office:value="2319672.269" calcext:value-type="float">
            <text:p>2319672,269</text:p>
          </table:table-cell>
          <table:table-cell office:value-type="float" office:value="2268668.648" calcext:value-type="float">
            <text:p>2268668,648</text:p>
          </table:table-cell>
          <table:table-cell office:value-type="float" office:value="3497032.979" calcext:value-type="float">
            <text:p>3497032,979</text:p>
          </table:table-cell>
          <table:table-cell office:value-type="float" office:value="5568223.003" calcext:value-type="float">
            <text:p>5568223,003</text:p>
          </table:table-cell>
          <table:table-cell office:value-type="float" office:value="6395966.405" calcext:value-type="float">
            <text:p>6395966,4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972403.719" calcext:value-type="float">
            <text:p>2972403,719</text:p>
          </table:table-cell>
          <table:table-cell office:value-type="float" office:value="5801128.044" calcext:value-type="float">
            <text:p>5801128,044</text:p>
          </table:table-cell>
          <table:table-cell office:value-type="float" office:value="4915826.448" calcext:value-type="float">
            <text:p>4915826,448</text:p>
          </table:table-cell>
          <table:table-cell office:value-type="float" office:value="5005807.351" calcext:value-type="float">
            <text:p>5005807,351</text:p>
          </table:table-cell>
          <table:table-cell office:value-type="float" office:value="7414209.571" calcext:value-type="float">
            <text:p>7414209,571</text:p>
          </table:table-cell>
          <table:table-cell office:value-type="float" office:value="4125025.906" calcext:value-type="float">
            <text:p>4125025,906</text:p>
          </table:table-cell>
          <table:table-cell office:value-type="float" office:value="2284234.951" calcext:value-type="float">
            <text:p>2284234,951</text:p>
          </table:table-cell>
          <table:table-cell office:value-type="float" office:value="7088279.382" calcext:value-type="float">
            <text:p>7088279,382</text:p>
          </table:table-cell>
          <table:table-cell office:value-type="float" office:value="5397205.667" calcext:value-type="float">
            <text:p>5397205,667</text:p>
          </table:table-cell>
          <table:table-cell office:value-type="float" office:value="6061504.748" calcext:value-type="float">
            <text:p>6061504,748</text:p>
          </table:table-cell>
          <table:table-cell office:value-type="float" office:value="14561923.08" calcext:value-type="float">
            <text:p>14561923,08</text:p>
          </table:table-cell>
          <table:table-cell office:value-type="float" office:value="6234874.646" calcext:value-type="float">
            <text:p>6234874,646</text:p>
          </table:table-cell>
          <table:table-cell office:value-type="float" office:value="7537845.944" calcext:value-type="float">
            <text:p>7537845,944</text:p>
          </table:table-cell>
          <table:table-cell office:value-type="float" office:value="3265539.981" calcext:value-type="float">
            <text:p>3265539,981</text:p>
          </table:table-cell>
          <table:table-cell office:value-type="float" office:value="4511016.366" calcext:value-type="float">
            <text:p>4511016,366</text:p>
          </table:table-cell>
          <table:table-cell office:value-type="float" office:value="6825859.175" calcext:value-type="float">
            <text:p>6825859,175</text:p>
          </table:table-cell>
          <table:table-cell office:value-type="float" office:value="8537190.89" calcext:value-type="float">
            <text:p>8537190,89</text:p>
          </table:table-cell>
          <table:table-cell office:value-type="float" office:value="7187779.619" calcext:value-type="float">
            <text:p>7187779,619</text:p>
          </table:table-cell>
          <table:table-cell office:value-type="float" office:value="9765590.947" calcext:value-type="float">
            <text:p>9765590,947</text:p>
          </table:table-cell>
          <table:table-cell office:value-type="float" office:value="4931840.798" calcext:value-type="float">
            <text:p>4931840,798</text:p>
          </table:table-cell>
          <table:table-cell office:value-type="float" office:value="3917857.666" calcext:value-type="float">
            <text:p>3917857,666</text:p>
          </table:table-cell>
          <table:table-cell office:value-type="float" office:value="3958700.4" calcext:value-type="float">
            <text:p>3958700,4</text:p>
          </table:table-cell>
          <table:table-cell office:value-type="float" office:value="5500934.261" calcext:value-type="float">
            <text:p>5500934,261</text:p>
          </table:table-cell>
          <table:table-cell office:value-type="float" office:value="2894535.885" calcext:value-type="float">
            <text:p>2894535,885</text:p>
          </table:table-cell>
          <table:table-cell office:value-type="float" office:value="6319915.522" calcext:value-type="float">
            <text:p>6319915,522</text:p>
          </table:table-cell>
          <table:table-cell office:value-type="float" office:value="2954833.109" calcext:value-type="float">
            <text:p>2954833,109</text:p>
          </table:table-cell>
          <table:table-cell office:value-type="float" office:value="5524137.948" calcext:value-type="float">
            <text:p>5524137,948</text:p>
          </table:table-cell>
          <table:table-cell office:value-type="float" office:value="6259474.63" calcext:value-type="float">
            <text:p>6259474,63</text:p>
          </table:table-cell>
          <table:table-cell office:value-type="float" office:value="16663151.22" calcext:value-type="float">
            <text:p>16663151,22</text:p>
          </table:table-cell>
          <table:table-cell office:value-type="float" office:value="6095801.196" calcext:value-type="float">
            <text:p>6095801,196</text:p>
          </table:table-cell>
          <table:table-cell office:value-type="float" office:value="5784507.619" calcext:value-type="float">
            <text:p>5784507,619</text:p>
          </table:table-cell>
          <table:table-cell office:value-type="float" office:value="2082276.027" calcext:value-type="float">
            <text:p>2082276,027</text:p>
          </table:table-cell>
          <table:table-cell office:value-type="float" office:value="8230240.05" calcext:value-type="float">
            <text:p>8230240,05</text:p>
          </table:table-cell>
          <table:table-cell office:value-type="float" office:value="11455091.61" calcext:value-type="float">
            <text:p>11455091,61</text:p>
          </table:table-cell>
          <table:table-cell office:value-type="float" office:value="8857720.966" calcext:value-type="float">
            <text:p>8857720,966</text:p>
          </table:table-cell>
          <table:table-cell office:value-type="float" office:value="2454125.094" calcext:value-type="float">
            <text:p>2454125,094</text:p>
          </table:table-cell>
          <table:table-cell office:value-type="float" office:value="4751976.451" calcext:value-type="float">
            <text:p>4751976,451</text:p>
          </table:table-cell>
          <table:table-cell office:value-type="float" office:value="11844321.51" calcext:value-type="float">
            <text:p>11844321,51</text:p>
          </table:table-cell>
          <table:table-cell office:value-type="float" office:value="5021074.072" calcext:value-type="float">
            <text:p>5021074,072</text:p>
          </table:table-cell>
          <table:table-cell office:value-type="float" office:value="4973349.319" calcext:value-type="float">
            <text:p>4973349,319</text:p>
          </table:table-cell>
          <table:table-cell office:value-type="float" office:value="6227238.871" calcext:value-type="float">
            <text:p>6227238,871</text:p>
          </table:table-cell>
          <table:table-cell office:value-type="float" office:value="7213092.956" calcext:value-type="float">
            <text:p>7213092,956</text:p>
          </table:table-cell>
          <table:table-cell office:value-type="float" office:value="5383557.849" calcext:value-type="float">
            <text:p>5383557,849</text:p>
          </table:table-cell>
          <table:table-cell office:value-type="float" office:value="5703823.03" calcext:value-type="float">
            <text:p>5703823,03</text:p>
          </table:table-cell>
          <table:table-cell office:value-type="float" office:value="10718338.16" calcext:value-type="float">
            <text:p>10718338,16</text:p>
          </table:table-cell>
          <table:table-cell office:value-type="float" office:value="8454245.521" calcext:value-type="float">
            <text:p>8454245,521</text:p>
          </table:table-cell>
          <table:table-cell office:value-type="float" office:value="4194017.171" calcext:value-type="float">
            <text:p>4194017,171</text:p>
          </table:table-cell>
          <table:table-cell office:value-type="float" office:value="5147521.435" calcext:value-type="float">
            <text:p>5147521,435</text:p>
          </table:table-cell>
          <table:table-cell office:value-type="float" office:value="7630982.533" calcext:value-type="float">
            <text:p>7630982,533</text:p>
          </table:table-cell>
          <table:table-cell office:value-type="float" office:value="5606096.959" calcext:value-type="float">
            <text:p>5606096,959</text:p>
          </table:table-cell>
          <table:table-cell office:value-type="float" office:value="3803434.943" calcext:value-type="float">
            <text:p>3803434,943</text:p>
          </table:table-cell>
          <table:table-cell office:value-type="float" office:value="3751408.327" calcext:value-type="float">
            <text:p>3751408,327</text:p>
          </table:table-cell>
          <table:table-cell office:value-type="float" office:value="7138526.883" calcext:value-type="float">
            <text:p>7138526,883</text:p>
          </table:table-cell>
          <table:table-cell office:value-type="float" office:value="11341866" calcext:value-type="float">
            <text:p>1134186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0699065.5" calcext:value-type="float">
            <text:p>10699065,5</text:p>
          </table:table-cell>
          <table:table-cell office:value-type="float" office:value="11141160.25" calcext:value-type="float">
            <text:p>11141160,25</text:p>
          </table:table-cell>
          <table:table-cell office:value-type="float" office:value="11931749.29" calcext:value-type="float">
            <text:p>11931749,29</text:p>
          </table:table-cell>
          <table:table-cell office:value-type="float" office:value="14182500.34" calcext:value-type="float">
            <text:p>14182500,34</text:p>
          </table:table-cell>
          <table:table-cell office:value-type="float" office:value="6585627.862" calcext:value-type="float">
            <text:p>6585627,862</text:p>
          </table:table-cell>
          <table:table-cell office:value-type="float" office:value="10527507.26" calcext:value-type="float">
            <text:p>10527507,26</text:p>
          </table:table-cell>
          <table:table-cell office:value-type="float" office:value="9728478.33" calcext:value-type="float">
            <text:p>9728478,33</text:p>
          </table:table-cell>
          <table:table-cell office:value-type="float" office:value="9976299.859" calcext:value-type="float">
            <text:p>9976299,859</text:p>
          </table:table-cell>
          <table:table-cell office:value-type="float" office:value="10876358.6" calcext:value-type="float">
            <text:p>10876358,6</text:p>
          </table:table-cell>
          <table:table-cell office:value-type="float" office:value="12954130.83" calcext:value-type="float">
            <text:p>12954130,83</text:p>
          </table:table-cell>
          <table:table-cell office:value-type="float" office:value="23922902.35" calcext:value-type="float">
            <text:p>23922902,35</text:p>
          </table:table-cell>
          <table:table-cell office:value-type="float" office:value="14461237.88" calcext:value-type="float">
            <text:p>14461237,88</text:p>
          </table:table-cell>
          <table:table-cell office:value-type="float" office:value="12495556.56" calcext:value-type="float">
            <text:p>12495556,56</text:p>
          </table:table-cell>
          <table:table-cell office:value-type="float" office:value="8767280.424" calcext:value-type="float">
            <text:p>8767280,424</text:p>
          </table:table-cell>
          <table:table-cell office:value-type="float" office:value="15930125.32" calcext:value-type="float">
            <text:p>15930125,32</text:p>
          </table:table-cell>
          <table:table-cell office:value-type="float" office:value="17097485.22" calcext:value-type="float">
            <text:p>17097485,22</text:p>
          </table:table-cell>
          <table:table-cell office:value-type="float" office:value="16090968.79" calcext:value-type="float">
            <text:p>16090968,79</text:p>
          </table:table-cell>
          <table:table-cell office:value-type="float" office:value="16944726.2" calcext:value-type="float">
            <text:p>16944726,2</text:p>
          </table:table-cell>
          <table:table-cell office:value-type="float" office:value="15323630.58" calcext:value-type="float">
            <text:p>15323630,58</text:p>
          </table:table-cell>
          <table:table-cell office:value-type="float" office:value="8779185.177" calcext:value-type="float">
            <text:p>8779185,177</text:p>
          </table:table-cell>
          <table:table-cell office:value-type="float" office:value="16337764.2" calcext:value-type="float">
            <text:p>16337764,2</text:p>
          </table:table-cell>
          <table:table-cell office:value-type="float" office:value="9429772.827" calcext:value-type="float">
            <text:p>9429772,827</text:p>
          </table:table-cell>
          <table:table-cell office:value-type="float" office:value="16009973.84" calcext:value-type="float">
            <text:p>16009973,84</text:p>
          </table:table-cell>
          <table:table-cell office:value-type="float" office:value="6634022.106" calcext:value-type="float">
            <text:p>6634022,106</text:p>
          </table:table-cell>
          <table:table-cell office:value-type="float" office:value="13486930.43" calcext:value-type="float">
            <text:p>13486930,43</text:p>
          </table:table-cell>
          <table:table-cell office:value-type="float" office:value="7187305.558" calcext:value-type="float">
            <text:p>7187305,558</text:p>
          </table:table-cell>
          <table:table-cell office:value-type="float" office:value="16355160.33" calcext:value-type="float">
            <text:p>16355160,33</text:p>
          </table:table-cell>
          <table:table-cell office:value-type="float" office:value="19765561.17" calcext:value-type="float">
            <text:p>19765561,17</text:p>
          </table:table-cell>
          <table:table-cell office:value-type="float" office:value="38578176.76" calcext:value-type="float">
            <text:p>38578176,76</text:p>
          </table:table-cell>
          <table:table-cell office:value-type="float" office:value="13391223.08" calcext:value-type="float">
            <text:p>13391223,08</text:p>
          </table:table-cell>
          <table:table-cell office:value-type="float" office:value="8519957.444" calcext:value-type="float">
            <text:p>8519957,444</text:p>
          </table:table-cell>
          <table:table-cell office:value-type="float" office:value="12944900.23" calcext:value-type="float">
            <text:p>12944900,23</text:p>
          </table:table-cell>
          <table:table-cell office:value-type="float" office:value="23826635.13" calcext:value-type="float">
            <text:p>23826635,13</text:p>
          </table:table-cell>
          <table:table-cell office:value-type="float" office:value="16197227.71" calcext:value-type="float">
            <text:p>16197227,71</text:p>
          </table:table-cell>
          <table:table-cell office:value-type="float" office:value="19068285.59" calcext:value-type="float">
            <text:p>19068285,59</text:p>
          </table:table-cell>
          <table:table-cell office:value-type="float" office:value="7102578.609" calcext:value-type="float">
            <text:p>7102578,609</text:p>
          </table:table-cell>
          <table:table-cell office:value-type="float" office:value="9723190.6" calcext:value-type="float">
            <text:p>9723190,6</text:p>
          </table:table-cell>
          <table:table-cell office:value-type="float" office:value="18771991.47" calcext:value-type="float">
            <text:p>18771991,47</text:p>
          </table:table-cell>
          <table:table-cell office:value-type="float" office:value="14352651.12" calcext:value-type="float">
            <text:p>14352651,12</text:p>
          </table:table-cell>
          <table:table-cell office:value-type="float" office:value="13918302.57" calcext:value-type="float">
            <text:p>13918302,57</text:p>
          </table:table-cell>
          <table:table-cell office:value-type="float" office:value="11132838.24" calcext:value-type="float">
            <text:p>11132838,24</text:p>
          </table:table-cell>
          <table:table-cell office:value-type="float" office:value="16897481.64" calcext:value-type="float">
            <text:p>16897481,64</text:p>
          </table:table-cell>
          <table:table-cell office:value-type="float" office:value="13994390.04" calcext:value-type="float">
            <text:p>13994390,04</text:p>
          </table:table-cell>
          <table:table-cell office:value-type="float" office:value="10840144.78" calcext:value-type="float">
            <text:p>10840144,78</text:p>
          </table:table-cell>
          <table:table-cell office:value-type="float" office:value="11841745.66" calcext:value-type="float">
            <text:p>11841745,66</text:p>
          </table:table-cell>
          <table:table-cell office:value-type="float" office:value="24886704.91" calcext:value-type="float">
            <text:p>24886704,91</text:p>
          </table:table-cell>
          <table:table-cell office:value-type="float" office:value="16653114.08" calcext:value-type="float">
            <text:p>16653114,08</text:p>
          </table:table-cell>
          <table:table-cell office:value-type="float" office:value="14627702.98" calcext:value-type="float">
            <text:p>14627702,98</text:p>
          </table:table-cell>
          <table:table-cell office:value-type="float" office:value="18437538.06" calcext:value-type="float">
            <text:p>18437538,06</text:p>
          </table:table-cell>
          <table:table-cell office:value-type="float" office:value="10735864.19" calcext:value-type="float">
            <text:p>10735864,19</text:p>
          </table:table-cell>
          <table:table-cell office:value-type="float" office:value="11245271.65" calcext:value-type="float">
            <text:p>11245271,65</text:p>
          </table:table-cell>
          <table:table-cell office:value-type="float" office:value="10521347.4" calcext:value-type="float">
            <text:p>10521347,4</text:p>
          </table:table-cell>
          <table:table-cell office:value-type="float" office:value="16828546.96" calcext:value-type="float">
            <text:p>16828546,96</text:p>
          </table:table-cell>
          <table:table-cell office:value-type="float" office:value="23593439.55" calcext:value-type="float">
            <text:p>23593439,5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0505666.97" calcext:value-type="float">
            <text:p>10505666,97</text:p>
          </table:table-cell>
          <table:table-cell office:value-type="float" office:value="21435198.55" calcext:value-type="float">
            <text:p>21435198,55</text:p>
          </table:table-cell>
          <table:table-cell office:value-type="float" office:value="19953526.98" calcext:value-type="float">
            <text:p>19953526,98</text:p>
          </table:table-cell>
          <table:table-cell office:value-type="float" office:value="17047061.66" calcext:value-type="float">
            <text:p>17047061,66</text:p>
          </table:table-cell>
          <table:table-cell office:value-type="float" office:value="14342474.4" calcext:value-type="float">
            <text:p>14342474,4</text:p>
          </table:table-cell>
          <table:table-cell office:value-type="float" office:value="14222021.46" calcext:value-type="float">
            <text:p>14222021,46</text:p>
          </table:table-cell>
          <table:table-cell office:value-type="float" office:value="13333226.28" calcext:value-type="float">
            <text:p>13333226,28</text:p>
          </table:table-cell>
          <table:table-cell office:value-type="float" office:value="16083439.96" calcext:value-type="float">
            <text:p>16083439,96</text:p>
          </table:table-cell>
          <table:table-cell office:value-type="float" office:value="11518633.55" calcext:value-type="float">
            <text:p>11518633,55</text:p>
          </table:table-cell>
          <table:table-cell office:value-type="float" office:value="16511898.43" calcext:value-type="float">
            <text:p>16511898,43</text:p>
          </table:table-cell>
          <table:table-cell office:value-type="float" office:value="22135155.41" calcext:value-type="float">
            <text:p>22135155,41</text:p>
          </table:table-cell>
          <table:table-cell office:value-type="float" office:value="17726206.17" calcext:value-type="float">
            <text:p>17726206,17</text:p>
          </table:table-cell>
          <table:table-cell office:value-type="float" office:value="15224980.64" calcext:value-type="float">
            <text:p>15224980,64</text:p>
          </table:table-cell>
          <table:table-cell office:value-type="float" office:value="12430583.34" calcext:value-type="float">
            <text:p>12430583,34</text:p>
          </table:table-cell>
          <table:table-cell office:value-type="float" office:value="18376509.68" calcext:value-type="float">
            <text:p>18376509,68</text:p>
          </table:table-cell>
          <table:table-cell office:value-type="float" office:value="26911819.08" calcext:value-type="float">
            <text:p>26911819,08</text:p>
          </table:table-cell>
          <table:table-cell office:value-type="float" office:value="22368316.65" calcext:value-type="float">
            <text:p>22368316,65</text:p>
          </table:table-cell>
          <table:table-cell office:value-type="float" office:value="22854323.95" calcext:value-type="float">
            <text:p>22854323,95</text:p>
          </table:table-cell>
          <table:table-cell office:value-type="float" office:value="21560358.04" calcext:value-type="float">
            <text:p>21560358,04</text:p>
          </table:table-cell>
          <table:table-cell office:value-type="float" office:value="13609719.58" calcext:value-type="float">
            <text:p>13609719,58</text:p>
          </table:table-cell>
          <table:table-cell office:value-type="float" office:value="12046724.89" calcext:value-type="float">
            <text:p>12046724,89</text:p>
          </table:table-cell>
          <table:table-cell office:value-type="float" office:value="15644757.44" calcext:value-type="float">
            <text:p>15644757,44</text:p>
          </table:table-cell>
          <table:table-cell office:value-type="float" office:value="21967661.43" calcext:value-type="float">
            <text:p>21967661,43</text:p>
          </table:table-cell>
          <table:table-cell office:value-type="float" office:value="9874154.846" calcext:value-type="float">
            <text:p>9874154,846</text:p>
          </table:table-cell>
          <table:table-cell office:value-type="float" office:value="19089739.14" calcext:value-type="float">
            <text:p>19089739,14</text:p>
          </table:table-cell>
          <table:table-cell office:value-type="float" office:value="9448883.669" calcext:value-type="float">
            <text:p>9448883,669</text:p>
          </table:table-cell>
          <table:table-cell office:value-type="float" office:value="17405771.84" calcext:value-type="float">
            <text:p>17405771,84</text:p>
          </table:table-cell>
          <table:table-cell office:value-type="float" office:value="15931670.23" calcext:value-type="float">
            <text:p>15931670,23</text:p>
          </table:table-cell>
          <table:table-cell office:value-type="float" office:value="36724994.68" calcext:value-type="float">
            <text:p>36724994,68</text:p>
          </table:table-cell>
          <table:table-cell office:value-type="float" office:value="21403677.98" calcext:value-type="float">
            <text:p>21403677,98</text:p>
          </table:table-cell>
          <table:table-cell office:value-type="float" office:value="11866267.43" calcext:value-type="float">
            <text:p>11866267,43</text:p>
          </table:table-cell>
          <table:table-cell office:value-type="float" office:value="17967371.16" calcext:value-type="float">
            <text:p>17967371,16</text:p>
          </table:table-cell>
          <table:table-cell office:value-type="float" office:value="20418500.61" calcext:value-type="float">
            <text:p>20418500,61</text:p>
          </table:table-cell>
          <table:table-cell office:value-type="float" office:value="11956937.88" calcext:value-type="float">
            <text:p>11956937,88</text:p>
          </table:table-cell>
          <table:table-cell office:value-type="float" office:value="36893739.43" calcext:value-type="float">
            <text:p>36893739,43</text:p>
          </table:table-cell>
          <table:table-cell office:value-type="float" office:value="12134314.69" calcext:value-type="float">
            <text:p>12134314,69</text:p>
          </table:table-cell>
          <table:table-cell office:value-type="float" office:value="5540365.69" calcext:value-type="float">
            <text:p>5540365,69</text:p>
          </table:table-cell>
          <table:table-cell office:value-type="float" office:value="28895394.09" calcext:value-type="float">
            <text:p>28895394,09</text:p>
          </table:table-cell>
          <table:table-cell office:value-type="float" office:value="16691659.78" calcext:value-type="float">
            <text:p>16691659,78</text:p>
          </table:table-cell>
          <table:table-cell office:value-type="float" office:value="19440741.98" calcext:value-type="float">
            <text:p>19440741,98</text:p>
          </table:table-cell>
          <table:table-cell office:value-type="float" office:value="10634405.68" calcext:value-type="float">
            <text:p>10634405,68</text:p>
          </table:table-cell>
          <table:table-cell office:value-type="float" office:value="22411301.46" calcext:value-type="float">
            <text:p>22411301,46</text:p>
          </table:table-cell>
          <table:table-cell office:value-type="float" office:value="12026069.64" calcext:value-type="float">
            <text:p>12026069,64</text:p>
          </table:table-cell>
          <table:table-cell office:value-type="float" office:value="16813817.52" calcext:value-type="float">
            <text:p>16813817,52</text:p>
          </table:table-cell>
          <table:table-cell office:value-type="float" office:value="13380718.34" calcext:value-type="float">
            <text:p>13380718,34</text:p>
          </table:table-cell>
          <table:table-cell office:value-type="float" office:value="23581524.36" calcext:value-type="float">
            <text:p>23581524,36</text:p>
          </table:table-cell>
          <table:table-cell office:value-type="float" office:value="17617845.04" calcext:value-type="float">
            <text:p>17617845,04</text:p>
          </table:table-cell>
          <table:table-cell office:value-type="float" office:value="21430887.6" calcext:value-type="float">
            <text:p>21430887,6</text:p>
          </table:table-cell>
          <table:table-cell office:value-type="float" office:value="26043526.45" calcext:value-type="float">
            <text:p>26043526,45</text:p>
          </table:table-cell>
          <table:table-cell office:value-type="float" office:value="15359026.26" calcext:value-type="float">
            <text:p>15359026,26</text:p>
          </table:table-cell>
          <table:table-cell office:value-type="float" office:value="16510960.36" calcext:value-type="float">
            <text:p>16510960,36</text:p>
          </table:table-cell>
          <table:table-cell office:value-type="float" office:value="12655446.08" calcext:value-type="float">
            <text:p>12655446,08</text:p>
          </table:table-cell>
          <table:table-cell office:value-type="float" office:value="34650442.64" calcext:value-type="float">
            <text:p>34650442,64</text:p>
          </table:table-cell>
          <table:table-cell office:value-type="float" office:value="30713259.51" calcext:value-type="float">
            <text:p>30713259,5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6918276.3" calcext:value-type="float">
            <text:p>16918276,3</text:p>
          </table:table-cell>
          <table:table-cell office:value-type="float" office:value="15940123.64" calcext:value-type="float">
            <text:p>15940123,64</text:p>
          </table:table-cell>
          <table:table-cell office:value-type="float" office:value="16614261.55" calcext:value-type="float">
            <text:p>16614261,55</text:p>
          </table:table-cell>
          <table:table-cell office:value-type="float" office:value="11986574.74" calcext:value-type="float">
            <text:p>11986574,74</text:p>
          </table:table-cell>
          <table:table-cell office:value-type="float" office:value="16933601.56" calcext:value-type="float">
            <text:p>16933601,56</text:p>
          </table:table-cell>
          <table:table-cell office:value-type="float" office:value="17253591.66" calcext:value-type="float">
            <text:p>17253591,66</text:p>
          </table:table-cell>
          <table:table-cell office:value-type="float" office:value="10791092.3" calcext:value-type="float">
            <text:p>10791092,3</text:p>
          </table:table-cell>
          <table:table-cell office:value-type="float" office:value="22997291.39" calcext:value-type="float">
            <text:p>22997291,39</text:p>
          </table:table-cell>
          <table:table-cell office:value-type="float" office:value="14280831.09" calcext:value-type="float">
            <text:p>14280831,09</text:p>
          </table:table-cell>
          <table:table-cell office:value-type="float" office:value="20830759.31" calcext:value-type="float">
            <text:p>20830759,31</text:p>
          </table:table-cell>
          <table:table-cell office:value-type="float" office:value="23915972.79" calcext:value-type="float">
            <text:p>23915972,79</text:p>
          </table:table-cell>
          <table:table-cell office:value-type="float" office:value="15122445.19" calcext:value-type="float">
            <text:p>15122445,19</text:p>
          </table:table-cell>
          <table:table-cell office:value-type="float" office:value="25409228.03" calcext:value-type="float">
            <text:p>25409228,03</text:p>
          </table:table-cell>
          <table:table-cell office:value-type="float" office:value="15785524.64" calcext:value-type="float">
            <text:p>15785524,64</text:p>
          </table:table-cell>
          <table:table-cell office:value-type="float" office:value="16524537.84" calcext:value-type="float">
            <text:p>16524537,84</text:p>
          </table:table-cell>
          <table:table-cell office:value-type="float" office:value="19934146.46" calcext:value-type="float">
            <text:p>19934146,46</text:p>
          </table:table-cell>
          <table:table-cell office:value-type="float" office:value="17338003.81" calcext:value-type="float">
            <text:p>17338003,81</text:p>
          </table:table-cell>
          <table:table-cell office:value-type="float" office:value="24189621.74" calcext:value-type="float">
            <text:p>24189621,74</text:p>
          </table:table-cell>
          <table:table-cell office:value-type="float" office:value="48409244.95" calcext:value-type="float">
            <text:p>48409244,95</text:p>
          </table:table-cell>
          <table:table-cell office:value-type="float" office:value="13941163.8" calcext:value-type="float">
            <text:p>13941163,8</text:p>
          </table:table-cell>
          <table:table-cell office:value-type="float" office:value="12531319.5" calcext:value-type="float">
            <text:p>12531319,5</text:p>
          </table:table-cell>
          <table:table-cell office:value-type="float" office:value="19066846.12" calcext:value-type="float">
            <text:p>19066846,12</text:p>
          </table:table-cell>
          <table:table-cell office:value-type="float" office:value="18165727.13" calcext:value-type="float">
            <text:p>18165727,13</text:p>
          </table:table-cell>
          <table:table-cell office:value-type="float" office:value="13996277.39" calcext:value-type="float">
            <text:p>13996277,39</text:p>
          </table:table-cell>
          <table:table-cell office:value-type="float" office:value="17049412.48" calcext:value-type="float">
            <text:p>17049412,48</text:p>
          </table:table-cell>
          <table:table-cell office:value-type="float" office:value="9902124.695" calcext:value-type="float">
            <text:p>9902124,695</text:p>
          </table:table-cell>
          <table:table-cell office:value-type="float" office:value="17104442.45" calcext:value-type="float">
            <text:p>17104442,45</text:p>
          </table:table-cell>
          <table:table-cell office:value-type="float" office:value="14740693.98" calcext:value-type="float">
            <text:p>14740693,98</text:p>
          </table:table-cell>
          <table:table-cell office:value-type="float" office:value="38247703.43" calcext:value-type="float">
            <text:p>38247703,43</text:p>
          </table:table-cell>
          <table:table-cell office:value-type="float" office:value="14144384.75" calcext:value-type="float">
            <text:p>14144384,75</text:p>
          </table:table-cell>
          <table:table-cell office:value-type="float" office:value="17015894.95" calcext:value-type="float">
            <text:p>17015894,95</text:p>
          </table:table-cell>
          <table:table-cell office:value-type="float" office:value="18113343.88" calcext:value-type="float">
            <text:p>18113343,88</text:p>
          </table:table-cell>
          <table:table-cell office:value-type="float" office:value="22011332.82" calcext:value-type="float">
            <text:p>22011332,82</text:p>
          </table:table-cell>
          <table:table-cell office:value-type="float" office:value="22073318.52" calcext:value-type="float">
            <text:p>22073318,52</text:p>
          </table:table-cell>
          <table:table-cell office:value-type="float" office:value="30818759.18" calcext:value-type="float">
            <text:p>30818759,18</text:p>
          </table:table-cell>
          <table:table-cell office:value-type="float" office:value="20987666.43" calcext:value-type="float">
            <text:p>20987666,43</text:p>
          </table:table-cell>
          <table:table-cell office:value-type="float" office:value="14113100.53" calcext:value-type="float">
            <text:p>14113100,53</text:p>
          </table:table-cell>
          <table:table-cell office:value-type="float" office:value="28936046.76" calcext:value-type="float">
            <text:p>28936046,76</text:p>
          </table:table-cell>
          <table:table-cell office:value-type="float" office:value="19131661.3" calcext:value-type="float">
            <text:p>19131661,3</text:p>
          </table:table-cell>
          <table:table-cell office:value-type="float" office:value="17129579.36" calcext:value-type="float">
            <text:p>17129579,36</text:p>
          </table:table-cell>
          <table:table-cell office:value-type="float" office:value="12362737.85" calcext:value-type="float">
            <text:p>12362737,85</text:p>
          </table:table-cell>
          <table:table-cell office:value-type="float" office:value="17113177.99" calcext:value-type="float">
            <text:p>17113177,99</text:p>
          </table:table-cell>
          <table:table-cell office:value-type="float" office:value="18912731.95" calcext:value-type="float">
            <text:p>18912731,95</text:p>
          </table:table-cell>
          <table:table-cell office:value-type="float" office:value="23003326.85" calcext:value-type="float">
            <text:p>23003326,85</text:p>
          </table:table-cell>
          <table:table-cell office:value-type="float" office:value="24486439.06" calcext:value-type="float">
            <text:p>24486439,06</text:p>
          </table:table-cell>
          <table:table-cell office:value-type="float" office:value="20291123.8" calcext:value-type="float">
            <text:p>20291123,8</text:p>
          </table:table-cell>
          <table:table-cell office:value-type="float" office:value="20729486.9" calcext:value-type="float">
            <text:p>20729486,9</text:p>
          </table:table-cell>
          <table:table-cell office:value-type="float" office:value="21758231.49" calcext:value-type="float">
            <text:p>21758231,49</text:p>
          </table:table-cell>
          <table:table-cell office:value-type="float" office:value="35515469.43" calcext:value-type="float">
            <text:p>35515469,43</text:p>
          </table:table-cell>
          <table:table-cell office:value-type="float" office:value="23236155.43" calcext:value-type="float">
            <text:p>23236155,43</text:p>
          </table:table-cell>
          <table:table-cell office:value-type="float" office:value="8536098.358" calcext:value-type="float">
            <text:p>8536098,358</text:p>
          </table:table-cell>
          <table:table-cell office:value-type="float" office:value="13074944.79" calcext:value-type="float">
            <text:p>13074944,79</text:p>
          </table:table-cell>
          <table:table-cell office:value-type="float" office:value="41529812.12" calcext:value-type="float">
            <text:p>41529812,12</text:p>
          </table:table-cell>
          <table:table-cell office:value-type="float" office:value="25703504.08" calcext:value-type="float">
            <text:p>25703504,08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7174922.4" calcext:value-type="float">
            <text:p>17174922,4</text:p>
          </table:table-cell>
          <table:table-cell office:value-type="float" office:value="23928699.46" calcext:value-type="float">
            <text:p>23928699,46</text:p>
          </table:table-cell>
          <table:table-cell office:value-type="float" office:value="23324495.05" calcext:value-type="float">
            <text:p>23324495,05</text:p>
          </table:table-cell>
          <table:table-cell office:value-type="float" office:value="27093423.45" calcext:value-type="float">
            <text:p>27093423,45</text:p>
          </table:table-cell>
          <table:table-cell office:value-type="float" office:value="15810205.98" calcext:value-type="float">
            <text:p>15810205,98</text:p>
          </table:table-cell>
          <table:table-cell office:value-type="float" office:value="19071041.26" calcext:value-type="float">
            <text:p>19071041,26</text:p>
          </table:table-cell>
          <table:table-cell office:value-type="float" office:value="27165405.58" calcext:value-type="float">
            <text:p>27165405,58</text:p>
          </table:table-cell>
          <table:table-cell office:value-type="float" office:value="24805755.02" calcext:value-type="float">
            <text:p>24805755,02</text:p>
          </table:table-cell>
          <table:table-cell office:value-type="float" office:value="29306058.37" calcext:value-type="float">
            <text:p>29306058,37</text:p>
          </table:table-cell>
          <table:table-cell office:value-type="float" office:value="13741573.6" calcext:value-type="float">
            <text:p>13741573,6</text:p>
          </table:table-cell>
          <table:table-cell office:value-type="float" office:value="21965451.09" calcext:value-type="float">
            <text:p>21965451,09</text:p>
          </table:table-cell>
          <table:table-cell office:value-type="float" office:value="28503673.3" calcext:value-type="float">
            <text:p>28503673,3</text:p>
          </table:table-cell>
          <table:table-cell office:value-type="float" office:value="27861991.26" calcext:value-type="float">
            <text:p>27861991,26</text:p>
          </table:table-cell>
          <table:table-cell office:value-type="float" office:value="28312796.84" calcext:value-type="float">
            <text:p>28312796,84</text:p>
          </table:table-cell>
          <table:table-cell office:value-type="float" office:value="21075463.46" calcext:value-type="float">
            <text:p>21075463,46</text:p>
          </table:table-cell>
          <table:table-cell office:value-type="float" office:value="29447318.04" calcext:value-type="float">
            <text:p>29447318,04</text:p>
          </table:table-cell>
          <table:table-cell office:value-type="float" office:value="24036005.75" calcext:value-type="float">
            <text:p>24036005,75</text:p>
          </table:table-cell>
          <table:table-cell office:value-type="float" office:value="34078725.07" calcext:value-type="float">
            <text:p>34078725,07</text:p>
          </table:table-cell>
          <table:table-cell office:value-type="float" office:value="45511132.85" calcext:value-type="float">
            <text:p>45511132,85</text:p>
          </table:table-cell>
          <table:table-cell office:value-type="float" office:value="20263426.8" calcext:value-type="float">
            <text:p>20263426,8</text:p>
          </table:table-cell>
          <table:table-cell office:value-type="float" office:value="14648187.44" calcext:value-type="float">
            <text:p>14648187,44</text:p>
          </table:table-cell>
          <table:table-cell office:value-type="float" office:value="28491260.18" calcext:value-type="float">
            <text:p>28491260,18</text:p>
          </table:table-cell>
          <table:table-cell office:value-type="float" office:value="7231200.83" calcext:value-type="float">
            <text:p>7231200,83</text:p>
          </table:table-cell>
          <table:table-cell office:value-type="float" office:value="15683100.78" calcext:value-type="float">
            <text:p>15683100,78</text:p>
          </table:table-cell>
          <table:table-cell office:value-type="float" office:value="11974856.91" calcext:value-type="float">
            <text:p>11974856,91</text:p>
          </table:table-cell>
          <table:table-cell office:value-type="float" office:value="13167067.55" calcext:value-type="float">
            <text:p>13167067,55</text:p>
          </table:table-cell>
          <table:table-cell office:value-type="float" office:value="18401927.27" calcext:value-type="float">
            <text:p>18401927,27</text:p>
          </table:table-cell>
          <table:table-cell office:value-type="float" office:value="26177084.39" calcext:value-type="float">
            <text:p>26177084,39</text:p>
          </table:table-cell>
          <table:table-cell office:value-type="float" office:value="45610529.7" calcext:value-type="float">
            <text:p>45610529,7</text:p>
          </table:table-cell>
          <table:table-cell office:value-type="float" office:value="10934157.32" calcext:value-type="float">
            <text:p>10934157,32</text:p>
          </table:table-cell>
          <table:table-cell office:value-type="float" office:value="19963504.73" calcext:value-type="float">
            <text:p>19963504,73</text:p>
          </table:table-cell>
          <table:table-cell office:value-type="float" office:value="26831716.22" calcext:value-type="float">
            <text:p>26831716,22</text:p>
          </table:table-cell>
          <table:table-cell office:value-type="float" office:value="23486930.91" calcext:value-type="float">
            <text:p>23486930,91</text:p>
          </table:table-cell>
          <table:table-cell office:value-type="float" office:value="27655092.75" calcext:value-type="float">
            <text:p>27655092,75</text:p>
          </table:table-cell>
          <table:table-cell office:value-type="float" office:value="35283727.79" calcext:value-type="float">
            <text:p>35283727,79</text:p>
          </table:table-cell>
          <table:table-cell office:value-type="float" office:value="20735363.35" calcext:value-type="float">
            <text:p>20735363,35</text:p>
          </table:table-cell>
          <table:table-cell office:value-type="float" office:value="26909399.52" calcext:value-type="float">
            <text:p>26909399,52</text:p>
          </table:table-cell>
          <table:table-cell office:value-type="float" office:value="26531986.91" calcext:value-type="float">
            <text:p>26531986,91</text:p>
          </table:table-cell>
          <table:table-cell office:value-type="float" office:value="25527864.89" calcext:value-type="float">
            <text:p>25527864,89</text:p>
          </table:table-cell>
          <table:table-cell office:value-type="float" office:value="22035616.58" calcext:value-type="float">
            <text:p>22035616,58</text:p>
          </table:table-cell>
          <table:table-cell office:value-type="float" office:value="23392814.89" calcext:value-type="float">
            <text:p>23392814,89</text:p>
          </table:table-cell>
          <table:table-cell office:value-type="float" office:value="22776158.19" calcext:value-type="float">
            <text:p>22776158,19</text:p>
          </table:table-cell>
          <table:table-cell office:value-type="float" office:value="18958562.14" calcext:value-type="float">
            <text:p>18958562,14</text:p>
          </table:table-cell>
          <table:table-cell office:value-type="float" office:value="21695074.53" calcext:value-type="float">
            <text:p>21695074,53</text:p>
          </table:table-cell>
          <table:table-cell office:value-type="float" office:value="38012810.06" calcext:value-type="float">
            <text:p>38012810,06</text:p>
          </table:table-cell>
          <table:table-cell office:value-type="float" office:value="24771095.08" calcext:value-type="float">
            <text:p>24771095,08</text:p>
          </table:table-cell>
          <table:table-cell office:value-type="float" office:value="15289937.23" calcext:value-type="float">
            <text:p>15289937,23</text:p>
          </table:table-cell>
          <table:table-cell office:value-type="float" office:value="27515334.16" calcext:value-type="float">
            <text:p>27515334,16</text:p>
          </table:table-cell>
          <table:table-cell office:value-type="float" office:value="41843024.69" calcext:value-type="float">
            <text:p>41843024,69</text:p>
          </table:table-cell>
          <table:table-cell office:value-type="float" office:value="25856171.87" calcext:value-type="float">
            <text:p>25856171,87</text:p>
          </table:table-cell>
          <table:table-cell office:value-type="float" office:value="17508324.8" calcext:value-type="float">
            <text:p>17508324,8</text:p>
          </table:table-cell>
          <table:table-cell office:value-type="float" office:value="15844072.83" calcext:value-type="float">
            <text:p>15844072,83</text:p>
          </table:table-cell>
          <table:table-cell office:value-type="float" office:value="28816547.03" calcext:value-type="float">
            <text:p>28816547,03</text:p>
          </table:table-cell>
          <table:table-cell office:value-type="float" office:value="24836686.06" calcext:value-type="float">
            <text:p>24836686,0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180253.98" calcext:value-type="float">
            <text:p>25180253,98</text:p>
          </table:table-cell>
          <table:table-cell office:value-type="float" office:value="21869332.79" calcext:value-type="float">
            <text:p>21869332,79</text:p>
          </table:table-cell>
          <table:table-cell office:value-type="float" office:value="21840669.9" calcext:value-type="float">
            <text:p>21840669,9</text:p>
          </table:table-cell>
          <table:table-cell office:value-type="float" office:value="37544746.15" calcext:value-type="float">
            <text:p>37544746,15</text:p>
          </table:table-cell>
          <table:table-cell office:value-type="float" office:value="21227569.31" calcext:value-type="float">
            <text:p>21227569,31</text:p>
          </table:table-cell>
          <table:table-cell office:value-type="float" office:value="24190911.45" calcext:value-type="float">
            <text:p>24190911,45</text:p>
          </table:table-cell>
          <table:table-cell office:value-type="float" office:value="34858721.58" calcext:value-type="float">
            <text:p>34858721,58</text:p>
          </table:table-cell>
          <table:table-cell office:value-type="float" office:value="26285491.61" calcext:value-type="float">
            <text:p>26285491,61</text:p>
          </table:table-cell>
          <table:table-cell office:value-type="float" office:value="41590367.93" calcext:value-type="float">
            <text:p>41590367,93</text:p>
          </table:table-cell>
          <table:table-cell office:value-type="float" office:value="20279921.31" calcext:value-type="float">
            <text:p>20279921,31</text:p>
          </table:table-cell>
          <table:table-cell office:value-type="float" office:value="21637888.67" calcext:value-type="float">
            <text:p>21637888,67</text:p>
          </table:table-cell>
          <table:table-cell office:value-type="float" office:value="39392028.93" calcext:value-type="float">
            <text:p>39392028,93</text:p>
          </table:table-cell>
          <table:table-cell office:value-type="float" office:value="34367536.04" calcext:value-type="float">
            <text:p>34367536,04</text:p>
          </table:table-cell>
          <table:table-cell office:value-type="float" office:value="42714861.46" calcext:value-type="float">
            <text:p>42714861,46</text:p>
          </table:table-cell>
          <table:table-cell office:value-type="float" office:value="25058220.52" calcext:value-type="float">
            <text:p>25058220,52</text:p>
          </table:table-cell>
          <table:table-cell office:value-type="float" office:value="23475435.16" calcext:value-type="float">
            <text:p>23475435,16</text:p>
          </table:table-cell>
          <table:table-cell office:value-type="float" office:value="43174709.2" calcext:value-type="float">
            <text:p>43174709,2</text:p>
          </table:table-cell>
          <table:table-cell office:value-type="float" office:value="44712528.43" calcext:value-type="float">
            <text:p>44712528,43</text:p>
          </table:table-cell>
          <table:table-cell office:value-type="float" office:value="47217442.45" calcext:value-type="float">
            <text:p>47217442,45</text:p>
          </table:table-cell>
          <table:table-cell office:value-type="float" office:value="24793983.41" calcext:value-type="float">
            <text:p>24793983,41</text:p>
          </table:table-cell>
          <table:table-cell office:value-type="float" office:value="23912024.05" calcext:value-type="float">
            <text:p>23912024,05</text:p>
          </table:table-cell>
          <table:table-cell office:value-type="float" office:value="29033309.01" calcext:value-type="float">
            <text:p>29033309,01</text:p>
          </table:table-cell>
          <table:table-cell office:value-type="float" office:value="14766153.04" calcext:value-type="float">
            <text:p>14766153,04</text:p>
          </table:table-cell>
          <table:table-cell office:value-type="float" office:value="18320955.83" calcext:value-type="float">
            <text:p>18320955,83</text:p>
          </table:table-cell>
          <table:table-cell office:value-type="float" office:value="20352076.83" calcext:value-type="float">
            <text:p>20352076,83</text:p>
          </table:table-cell>
          <table:table-cell office:value-type="float" office:value="17247428.66" calcext:value-type="float">
            <text:p>17247428,66</text:p>
          </table:table-cell>
          <table:table-cell office:value-type="float" office:value="31178132.67" calcext:value-type="float">
            <text:p>31178132,67</text:p>
          </table:table-cell>
          <table:table-cell office:value-type="float" office:value="22101040.83" calcext:value-type="float">
            <text:p>22101040,83</text:p>
          </table:table-cell>
          <table:table-cell office:value-type="float" office:value="56005665.37" calcext:value-type="float">
            <text:p>56005665,37</text:p>
          </table:table-cell>
          <table:table-cell office:value-type="float" office:value="21753468.3" calcext:value-type="float">
            <text:p>21753468,3</text:p>
          </table:table-cell>
          <table:table-cell office:value-type="float" office:value="26448112.26" calcext:value-type="float">
            <text:p>26448112,26</text:p>
          </table:table-cell>
          <table:table-cell office:value-type="float" office:value="25618462.22" calcext:value-type="float">
            <text:p>25618462,22</text:p>
          </table:table-cell>
          <table:table-cell office:value-type="float" office:value="30838522.98" calcext:value-type="float">
            <text:p>30838522,98</text:p>
          </table:table-cell>
          <table:table-cell office:value-type="float" office:value="36605971.83" calcext:value-type="float">
            <text:p>36605971,83</text:p>
          </table:table-cell>
          <table:table-cell office:value-type="float" office:value="42155307.56" calcext:value-type="float">
            <text:p>42155307,56</text:p>
          </table:table-cell>
          <table:table-cell office:value-type="float" office:value="16686792.54" calcext:value-type="float">
            <text:p>16686792,54</text:p>
          </table:table-cell>
          <table:table-cell office:value-type="float" office:value="19309377.86" calcext:value-type="float">
            <text:p>19309377,86</text:p>
          </table:table-cell>
          <table:table-cell office:value-type="float" office:value="25211410.38" calcext:value-type="float">
            <text:p>25211410,38</text:p>
          </table:table-cell>
          <table:table-cell office:value-type="float" office:value="17370139.68" calcext:value-type="float">
            <text:p>17370139,68</text:p>
          </table:table-cell>
          <table:table-cell office:value-type="float" office:value="20740172.68" calcext:value-type="float">
            <text:p>20740172,68</text:p>
          </table:table-cell>
          <table:table-cell office:value-type="float" office:value="31605830.67" calcext:value-type="float">
            <text:p>31605830,67</text:p>
          </table:table-cell>
          <table:table-cell office:value-type="float" office:value="26003624.05" calcext:value-type="float">
            <text:p>26003624,05</text:p>
          </table:table-cell>
          <table:table-cell office:value-type="float" office:value="17486460.67" calcext:value-type="float">
            <text:p>17486460,67</text:p>
          </table:table-cell>
          <table:table-cell office:value-type="float" office:value="24143339.3" calcext:value-type="float">
            <text:p>24143339,3</text:p>
          </table:table-cell>
          <table:table-cell office:value-type="float" office:value="38406873.01" calcext:value-type="float">
            <text:p>38406873,01</text:p>
          </table:table-cell>
          <table:table-cell office:value-type="float" office:value="32450933.86" calcext:value-type="float">
            <text:p>32450933,86</text:p>
          </table:table-cell>
          <table:table-cell office:value-type="float" office:value="13143102.24" calcext:value-type="float">
            <text:p>13143102,24</text:p>
          </table:table-cell>
          <table:table-cell office:value-type="float" office:value="30257905.32" calcext:value-type="float">
            <text:p>30257905,32</text:p>
          </table:table-cell>
          <table:table-cell office:value-type="float" office:value="43105955.26" calcext:value-type="float">
            <text:p>43105955,26</text:p>
          </table:table-cell>
          <table:table-cell office:value-type="float" office:value="25865080.06" calcext:value-type="float">
            <text:p>25865080,06</text:p>
          </table:table-cell>
          <table:table-cell office:value-type="float" office:value="20561450.93" calcext:value-type="float">
            <text:p>20561450,93</text:p>
          </table:table-cell>
          <table:table-cell office:value-type="float" office:value="19235245.12" calcext:value-type="float">
            <text:p>19235245,12</text:p>
          </table:table-cell>
          <table:table-cell office:value-type="float" office:value="37236820.53" calcext:value-type="float">
            <text:p>37236820,53</text:p>
          </table:table-cell>
          <table:table-cell office:value-type="float" office:value="22059641.12" calcext:value-type="float">
            <text:p>22059641,1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79851270.35" calcext:value-type="float">
            <text:p>79851270,35</text:p>
          </table:table-cell>
          <table:table-cell office:value-type="float" office:value="73614979.08" calcext:value-type="float">
            <text:p>73614979,08</text:p>
          </table:table-cell>
          <table:table-cell office:value-type="float" office:value="79603885.04" calcext:value-type="float">
            <text:p>79603885,04</text:p>
          </table:table-cell>
          <table:table-cell office:value-type="float" office:value="93755411.74" calcext:value-type="float">
            <text:p>93755411,74</text:p>
          </table:table-cell>
          <table:table-cell office:value-type="float" office:value="48640958.81" calcext:value-type="float">
            <text:p>48640958,81</text:p>
          </table:table-cell>
          <table:table-cell office:value-type="float" office:value="70228691.25" calcext:value-type="float">
            <text:p>70228691,25</text:p>
          </table:table-cell>
          <table:table-cell office:value-type="float" office:value="134721618" calcext:value-type="float">
            <text:p>134721618</text:p>
          </table:table-cell>
          <table:table-cell office:value-type="float" office:value="66366598.53" calcext:value-type="float">
            <text:p>66366598,53</text:p>
          </table:table-cell>
          <table:table-cell office:value-type="float" office:value="98258873.26" calcext:value-type="float">
            <text:p>98258873,26</text:p>
          </table:table-cell>
          <table:table-cell office:value-type="float" office:value="64048474.09" calcext:value-type="float">
            <text:p>64048474,09</text:p>
          </table:table-cell>
          <table:table-cell office:value-type="float" office:value="137281074.7" calcext:value-type="float">
            <text:p>137281074,7</text:p>
          </table:table-cell>
          <table:table-cell office:value-type="float" office:value="118692767.6" calcext:value-type="float">
            <text:p>118692767,6</text:p>
          </table:table-cell>
          <table:table-cell office:value-type="float" office:value="65866884.15" calcext:value-type="float">
            <text:p>65866884,15</text:p>
          </table:table-cell>
          <table:table-cell office:value-type="float" office:value="104006671.1" calcext:value-type="float">
            <text:p>104006671,1</text:p>
          </table:table-cell>
          <table:table-cell office:value-type="float" office:value="65192611.16" calcext:value-type="float">
            <text:p>65192611,16</text:p>
          </table:table-cell>
          <table:table-cell office:value-type="float" office:value="78288935.86" calcext:value-type="float">
            <text:p>78288935,86</text:p>
          </table:table-cell>
          <table:table-cell office:value-type="float" office:value="138466237.4" calcext:value-type="float">
            <text:p>138466237,4</text:p>
          </table:table-cell>
          <table:table-cell office:value-type="float" office:value="118726769" calcext:value-type="float">
            <text:p>118726769</text:p>
          </table:table-cell>
          <table:table-cell office:value-type="float" office:value="132132502.7" calcext:value-type="float">
            <text:p>132132502,7</text:p>
          </table:table-cell>
          <table:table-cell office:value-type="float" office:value="84886481.06" calcext:value-type="float">
            <text:p>84886481,06</text:p>
          </table:table-cell>
          <table:table-cell office:value-type="float" office:value="97163627.76" calcext:value-type="float">
            <text:p>97163627,76</text:p>
          </table:table-cell>
          <table:table-cell office:value-type="float" office:value="68752807.77" calcext:value-type="float">
            <text:p>68752807,77</text:p>
          </table:table-cell>
          <table:table-cell office:value-type="float" office:value="64147369.99" calcext:value-type="float">
            <text:p>64147369,99</text:p>
          </table:table-cell>
          <table:table-cell office:value-type="float" office:value="77762789" calcext:value-type="float">
            <text:p>77762789</text:p>
          </table:table-cell>
          <table:table-cell office:value-type="float" office:value="66416137.01" calcext:value-type="float">
            <text:p>66416137,01</text:p>
          </table:table-cell>
          <table:table-cell office:value-type="float" office:value="66112871.86" calcext:value-type="float">
            <text:p>66112871,86</text:p>
          </table:table-cell>
          <table:table-cell office:value-type="float" office:value="48822626.26" calcext:value-type="float">
            <text:p>48822626,26</text:p>
          </table:table-cell>
          <table:table-cell office:value-type="float" office:value="63222169.42" calcext:value-type="float">
            <text:p>63222169,42</text:p>
          </table:table-cell>
          <table:table-cell office:value-type="float" office:value="112970445.8" calcext:value-type="float">
            <text:p>112970445,8</text:p>
          </table:table-cell>
          <table:table-cell office:value-type="float" office:value="66873837.23" calcext:value-type="float">
            <text:p>66873837,23</text:p>
          </table:table-cell>
          <table:table-cell office:value-type="float" office:value="68651723.62" calcext:value-type="float">
            <text:p>68651723,62</text:p>
          </table:table-cell>
          <table:table-cell office:value-type="float" office:value="65685810.32" calcext:value-type="float">
            <text:p>65685810,32</text:p>
          </table:table-cell>
          <table:table-cell office:value-type="float" office:value="88202107.64" calcext:value-type="float">
            <text:p>88202107,64</text:p>
          </table:table-cell>
          <table:table-cell office:value-type="float" office:value="80341230.01" calcext:value-type="float">
            <text:p>80341230,01</text:p>
          </table:table-cell>
          <table:table-cell office:value-type="float" office:value="97115748.15" calcext:value-type="float">
            <text:p>97115748,15</text:p>
          </table:table-cell>
          <table:table-cell office:value-type="float" office:value="54275312.01" calcext:value-type="float">
            <text:p>54275312,01</text:p>
          </table:table-cell>
          <table:table-cell office:value-type="float" office:value="48403852.89" calcext:value-type="float">
            <text:p>48403852,89</text:p>
          </table:table-cell>
          <table:table-cell office:value-type="float" office:value="52075314.55" calcext:value-type="float">
            <text:p>52075314,55</text:p>
          </table:table-cell>
          <table:table-cell office:value-type="float" office:value="70848867.79" calcext:value-type="float">
            <text:p>70848867,79</text:p>
          </table:table-cell>
          <table:table-cell office:value-type="float" office:value="68192245.9" calcext:value-type="float">
            <text:p>68192245,9</text:p>
          </table:table-cell>
          <table:table-cell office:value-type="float" office:value="87542265.19" calcext:value-type="float">
            <text:p>87542265,19</text:p>
          </table:table-cell>
          <table:table-cell office:value-type="float" office:value="79586464.76" calcext:value-type="float">
            <text:p>79586464,76</text:p>
          </table:table-cell>
          <table:table-cell office:value-type="float" office:value="90893616.64" calcext:value-type="float">
            <text:p>90893616,64</text:p>
          </table:table-cell>
          <table:table-cell office:value-type="float" office:value="70938802.8" calcext:value-type="float">
            <text:p>70938802,8</text:p>
          </table:table-cell>
          <table:table-cell office:value-type="float" office:value="107960550.6" calcext:value-type="float">
            <text:p>107960550,6</text:p>
          </table:table-cell>
          <table:table-cell office:value-type="float" office:value="108658352.4" calcext:value-type="float">
            <text:p>108658352,4</text:p>
          </table:table-cell>
          <table:table-cell office:value-type="float" office:value="53601734.44" calcext:value-type="float">
            <text:p>53601734,44</text:p>
          </table:table-cell>
          <table:table-cell office:value-type="float" office:value="89385709.12" calcext:value-type="float">
            <text:p>89385709,12</text:p>
          </table:table-cell>
          <table:table-cell office:value-type="float" office:value="93855811.06" calcext:value-type="float">
            <text:p>93855811,06</text:p>
          </table:table-cell>
          <table:table-cell office:value-type="float" office:value="60453151.45" calcext:value-type="float">
            <text:p>60453151,45</text:p>
          </table:table-cell>
          <table:table-cell office:value-type="float" office:value="55431437.81" calcext:value-type="float">
            <text:p>55431437,81</text:p>
          </table:table-cell>
          <table:table-cell office:value-type="float" office:value="53439831.45" calcext:value-type="float">
            <text:p>53439831,45</text:p>
          </table:table-cell>
          <table:table-cell office:value-type="float" office:value="118313325.1" calcext:value-type="float">
            <text:p>118313325,1</text:p>
          </table:table-cell>
          <table:table-cell office:value-type="float" office:value="55961497.35" calcext:value-type="float">
            <text:p>55961497,3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66346843.3" calcext:value-type="float">
            <text:p>166346843,3</text:p>
          </table:table-cell>
          <table:table-cell office:value-type="float" office:value="91383002.15" calcext:value-type="float">
            <text:p>91383002,15</text:p>
          </table:table-cell>
          <table:table-cell office:value-type="float" office:value="88066877.43" calcext:value-type="float">
            <text:p>88066877,43</text:p>
          </table:table-cell>
          <table:table-cell office:value-type="float" office:value="76786185.95" calcext:value-type="float">
            <text:p>76786185,95</text:p>
          </table:table-cell>
          <table:table-cell office:value-type="float" office:value="78562796.89" calcext:value-type="float">
            <text:p>78562796,89</text:p>
          </table:table-cell>
          <table:table-cell office:value-type="float" office:value="89544894.9" calcext:value-type="float">
            <text:p>89544894,9</text:p>
          </table:table-cell>
          <table:table-cell office:value-type="float" office:value="149848684.4" calcext:value-type="float">
            <text:p>149848684,4</text:p>
          </table:table-cell>
          <table:table-cell office:value-type="float" office:value="88573725.07" calcext:value-type="float">
            <text:p>88573725,07</text:p>
          </table:table-cell>
          <table:table-cell office:value-type="float" office:value="101252290.1" calcext:value-type="float">
            <text:p>101252290,1</text:p>
          </table:table-cell>
          <table:table-cell office:value-type="float" office:value="76089405.91" calcext:value-type="float">
            <text:p>76089405,91</text:p>
          </table:table-cell>
          <table:table-cell office:value-type="float" office:value="170207066.8" calcext:value-type="float">
            <text:p>170207066,8</text:p>
          </table:table-cell>
          <table:table-cell office:value-type="float" office:value="79485387.31" calcext:value-type="float">
            <text:p>79485387,31</text:p>
          </table:table-cell>
          <table:table-cell office:value-type="float" office:value="88780560.55" calcext:value-type="float">
            <text:p>88780560,55</text:p>
          </table:table-cell>
          <table:table-cell office:value-type="float" office:value="107546003.9" calcext:value-type="float">
            <text:p>107546003,9</text:p>
          </table:table-cell>
          <table:table-cell office:value-type="float" office:value="93963981.22" calcext:value-type="float">
            <text:p>93963981,22</text:p>
          </table:table-cell>
          <table:table-cell office:value-type="float" office:value="187749564.7" calcext:value-type="float">
            <text:p>187749564,7</text:p>
          </table:table-cell>
          <table:table-cell office:value-type="float" office:value="149900966.9" calcext:value-type="float">
            <text:p>149900966,9</text:p>
          </table:table-cell>
          <table:table-cell office:value-type="float" office:value="151995381.7" calcext:value-type="float">
            <text:p>151995381,7</text:p>
          </table:table-cell>
          <table:table-cell office:value-type="float" office:value="152466699.1" calcext:value-type="float">
            <text:p>152466699,1</text:p>
          </table:table-cell>
          <table:table-cell office:value-type="float" office:value="110751709.4" calcext:value-type="float">
            <text:p>110751709,4</text:p>
          </table:table-cell>
          <table:table-cell office:value-type="float" office:value="121701557.4" calcext:value-type="float">
            <text:p>121701557,4</text:p>
          </table:table-cell>
          <table:table-cell office:value-type="float" office:value="80409323.18" calcext:value-type="float">
            <text:p>80409323,18</text:p>
          </table:table-cell>
          <table:table-cell office:value-type="float" office:value="71226729.72" calcext:value-type="float">
            <text:p>71226729,72</text:p>
          </table:table-cell>
          <table:table-cell office:value-type="float" office:value="70472414.63" calcext:value-type="float">
            <text:p>70472414,63</text:p>
          </table:table-cell>
          <table:table-cell office:value-type="float" office:value="72385084.16" calcext:value-type="float">
            <text:p>72385084,16</text:p>
          </table:table-cell>
          <table:table-cell office:value-type="float" office:value="78391887.61" calcext:value-type="float">
            <text:p>78391887,61</text:p>
          </table:table-cell>
          <table:table-cell office:value-type="float" office:value="87940158.95" calcext:value-type="float">
            <text:p>87940158,95</text:p>
          </table:table-cell>
          <table:table-cell office:value-type="float" office:value="94627599.19" calcext:value-type="float">
            <text:p>94627599,19</text:p>
          </table:table-cell>
          <table:table-cell office:value-type="float" office:value="118451586.8" calcext:value-type="float">
            <text:p>118451586,8</text:p>
          </table:table-cell>
          <table:table-cell office:value-type="float" office:value="71544821.8" calcext:value-type="float">
            <text:p>71544821,8</text:p>
          </table:table-cell>
          <table:table-cell office:value-type="float" office:value="70099784.25" calcext:value-type="float">
            <text:p>70099784,25</text:p>
          </table:table-cell>
          <table:table-cell office:value-type="float" office:value="98691731.35" calcext:value-type="float">
            <text:p>98691731,35</text:p>
          </table:table-cell>
          <table:table-cell office:value-type="float" office:value="140518975.4" calcext:value-type="float">
            <text:p>140518975,4</text:p>
          </table:table-cell>
          <table:table-cell office:value-type="float" office:value="69264789.2" calcext:value-type="float">
            <text:p>69264789,2</text:p>
          </table:table-cell>
          <table:table-cell office:value-type="float" office:value="123875598.2" calcext:value-type="float">
            <text:p>123875598,2</text:p>
          </table:table-cell>
          <table:table-cell office:value-type="float" office:value="66708498.39" calcext:value-type="float">
            <text:p>66708498,39</text:p>
          </table:table-cell>
          <table:table-cell office:value-type="float" office:value="71943014.12" calcext:value-type="float">
            <text:p>71943014,12</text:p>
          </table:table-cell>
          <table:table-cell office:value-type="float" office:value="80915149.41" calcext:value-type="float">
            <text:p>80915149,41</text:p>
          </table:table-cell>
          <table:table-cell office:value-type="float" office:value="73827108.22" calcext:value-type="float">
            <text:p>73827108,22</text:p>
          </table:table-cell>
          <table:table-cell office:value-type="float" office:value="95346554.05" calcext:value-type="float">
            <text:p>95346554,05</text:p>
          </table:table-cell>
          <table:table-cell office:value-type="float" office:value="113604794.6" calcext:value-type="float">
            <text:p>113604794,6</text:p>
          </table:table-cell>
          <table:table-cell office:value-type="float" office:value="75133928.9" calcext:value-type="float">
            <text:p>75133928,9</text:p>
          </table:table-cell>
          <table:table-cell office:value-type="float" office:value="97544117.42" calcext:value-type="float">
            <text:p>97544117,42</text:p>
          </table:table-cell>
          <table:table-cell office:value-type="float" office:value="90089727.57" calcext:value-type="float">
            <text:p>90089727,57</text:p>
          </table:table-cell>
          <table:table-cell office:value-type="float" office:value="132587911.3" calcext:value-type="float">
            <text:p>132587911,3</text:p>
          </table:table-cell>
          <table:table-cell office:value-type="float" office:value="127628505.3" calcext:value-type="float">
            <text:p>127628505,3</text:p>
          </table:table-cell>
          <table:table-cell office:value-type="float" office:value="74983548.62" calcext:value-type="float">
            <text:p>74983548,62</text:p>
          </table:table-cell>
          <table:table-cell office:value-type="float" office:value="87853487.97" calcext:value-type="float">
            <text:p>87853487,97</text:p>
          </table:table-cell>
          <table:table-cell office:value-type="float" office:value="101985626.5" calcext:value-type="float">
            <text:p>101985626,5</text:p>
          </table:table-cell>
          <table:table-cell office:value-type="float" office:value="94734592.23" calcext:value-type="float">
            <text:p>94734592,23</text:p>
          </table:table-cell>
          <table:table-cell office:value-type="float" office:value="70873756.23" calcext:value-type="float">
            <text:p>70873756,23</text:p>
          </table:table-cell>
          <table:table-cell office:value-type="float" office:value="58213433.81" calcext:value-type="float">
            <text:p>58213433,81</text:p>
          </table:table-cell>
          <table:table-cell office:value-type="float" office:value="80863455.12" calcext:value-type="float">
            <text:p>80863455,12</text:p>
          </table:table-cell>
          <table:table-cell office:value-type="float" office:value="72643466.32" calcext:value-type="float">
            <text:p>72643466,3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69618137.6" calcext:value-type="float">
            <text:p>869618137,6</text:p>
          </table:table-cell>
          <table:table-cell office:value-type="float" office:value="542503194.4" calcext:value-type="float">
            <text:p>542503194,4</text:p>
          </table:table-cell>
          <table:table-cell office:value-type="float" office:value="528032832" calcext:value-type="float">
            <text:p>528032832</text:p>
          </table:table-cell>
          <table:table-cell office:value-type="float" office:value="478807996.5" calcext:value-type="float">
            <text:p>478807996,5</text:p>
          </table:table-cell>
          <table:table-cell office:value-type="float" office:value="486560480.6" calcext:value-type="float">
            <text:p>486560480,6</text:p>
          </table:table-cell>
          <table:table-cell office:value-type="float" office:value="534482362.8" calcext:value-type="float">
            <text:p>534482362,8</text:p>
          </table:table-cell>
          <table:table-cell office:value-type="float" office:value="797626171.7" calcext:value-type="float">
            <text:p>797626171,7</text:p>
          </table:table-cell>
          <table:table-cell office:value-type="float" office:value="530244530.8" calcext:value-type="float">
            <text:p>530244530,8</text:p>
          </table:table-cell>
          <table:table-cell office:value-type="float" office:value="585569178.2" calcext:value-type="float">
            <text:p>585569178,2</text:p>
          </table:table-cell>
          <table:table-cell office:value-type="float" office:value="475767501.8" calcext:value-type="float">
            <text:p>475767501,8</text:p>
          </table:table-cell>
          <table:table-cell office:value-type="float" office:value="886462749.2" calcext:value-type="float">
            <text:p>886462749,2</text:p>
          </table:table-cell>
          <table:table-cell office:value-type="float" office:value="490586329.7" calcext:value-type="float">
            <text:p>490586329,7</text:p>
          </table:table-cell>
          <table:table-cell office:value-type="float" office:value="531147085.7" calcext:value-type="float">
            <text:p>531147085,7</text:p>
          </table:table-cell>
          <table:table-cell office:value-type="float" office:value="613032656.5" calcext:value-type="float">
            <text:p>613032656,5</text:p>
          </table:table-cell>
          <table:table-cell office:value-type="float" office:value="553765648.6" calcext:value-type="float">
            <text:p>553765648,6</text:p>
          </table:table-cell>
          <table:table-cell office:value-type="float" office:value="963011831.1" calcext:value-type="float">
            <text:p>963011831,1</text:p>
          </table:table-cell>
          <table:table-cell office:value-type="float" office:value="797854313.2" calcext:value-type="float">
            <text:p>797854313,2</text:p>
          </table:table-cell>
          <table:table-cell office:value-type="float" office:value="806993578" calcext:value-type="float">
            <text:p>806993578</text:p>
          </table:table-cell>
          <table:table-cell office:value-type="float" office:value="809050235.7" calcext:value-type="float">
            <text:p>809050235,7</text:p>
          </table:table-cell>
          <table:table-cell office:value-type="float" office:value="627021189.6" calcext:value-type="float">
            <text:p>627021189,6</text:p>
          </table:table-cell>
          <table:table-cell office:value-type="float" office:value="674802344.6" calcext:value-type="float">
            <text:p>674802344,6</text:p>
          </table:table-cell>
          <table:table-cell office:value-type="float" office:value="494618049.9" calcext:value-type="float">
            <text:p>494618049,9</text:p>
          </table:table-cell>
          <table:table-cell office:value-type="float" office:value="454548551.1" calcext:value-type="float">
            <text:p>454548551,1</text:p>
          </table:table-cell>
          <table:table-cell office:value-type="float" office:value="451256994.4" calcext:value-type="float">
            <text:p>451256994,4</text:p>
          </table:table-cell>
          <table:table-cell office:value-type="float" office:value="459603188.7" calcext:value-type="float">
            <text:p>459603188,7</text:p>
          </table:table-cell>
          <table:table-cell office:value-type="float" office:value="485814694.6" calcext:value-type="float">
            <text:p>485814694,6</text:p>
          </table:table-cell>
          <table:table-cell office:value-type="float" office:value="527479878.7" calcext:value-type="float">
            <text:p>527479878,7</text:p>
          </table:table-cell>
          <table:table-cell office:value-type="float" office:value="556661436.1" calcext:value-type="float">
            <text:p>556661436,1</text:p>
          </table:table-cell>
          <table:table-cell office:value-type="float" office:value="660620654.9" calcext:value-type="float">
            <text:p>660620654,9</text:p>
          </table:table-cell>
          <table:table-cell office:value-type="float" office:value="455936589.3" calcext:value-type="float">
            <text:p>455936589,3</text:p>
          </table:table-cell>
          <table:table-cell office:value-type="float" office:value="449630970.9" calcext:value-type="float">
            <text:p>449630970,9</text:p>
          </table:table-cell>
          <table:table-cell office:value-type="float" office:value="574395831" calcext:value-type="float">
            <text:p>574395831</text:p>
          </table:table-cell>
          <table:table-cell office:value-type="float" office:value="756914714" calcext:value-type="float">
            <text:p>756914714</text:p>
          </table:table-cell>
          <table:table-cell office:value-type="float" office:value="445987356.1" calcext:value-type="float">
            <text:p>445987356,1</text:p>
          </table:table-cell>
          <table:table-cell office:value-type="float" office:value="684289068.3" calcext:value-type="float">
            <text:p>684289068,3</text:p>
          </table:table-cell>
          <table:table-cell office:value-type="float" office:value="434832632.6" calcext:value-type="float">
            <text:p>434832632,6</text:p>
          </table:table-cell>
          <table:table-cell office:value-type="float" office:value="457674155.8" calcext:value-type="float">
            <text:p>457674155,8</text:p>
          </table:table-cell>
          <table:table-cell office:value-type="float" office:value="496825291.6" calcext:value-type="float">
            <text:p>496825291,6</text:p>
          </table:table-cell>
          <table:table-cell office:value-type="float" office:value="465895657.3" calcext:value-type="float">
            <text:p>465895657,3</text:p>
          </table:table-cell>
          <table:table-cell office:value-type="float" office:value="559798693.6" calcext:value-type="float">
            <text:p>559798693,6</text:p>
          </table:table-cell>
          <table:table-cell office:value-type="float" office:value="639471016.2" calcext:value-type="float">
            <text:p>639471016,2</text:p>
          </table:table-cell>
          <table:table-cell office:value-type="float" office:value="471598147.5" calcext:value-type="float">
            <text:p>471598147,5</text:p>
          </table:table-cell>
          <table:table-cell office:value-type="float" office:value="569388061.1" calcext:value-type="float">
            <text:p>569388061,1</text:p>
          </table:table-cell>
          <table:table-cell office:value-type="float" office:value="536859814.5" calcext:value-type="float">
            <text:p>536859814,5</text:p>
          </table:table-cell>
          <table:table-cell office:value-type="float" office:value="722306434.3" calcext:value-type="float">
            <text:p>722306434,3</text:p>
          </table:table-cell>
          <table:table-cell office:value-type="float" office:value="700665389.9" calcext:value-type="float">
            <text:p>700665389,9</text:p>
          </table:table-cell>
          <table:table-cell office:value-type="float" office:value="470941942.7" calcext:value-type="float">
            <text:p>470941942,7</text:p>
          </table:table-cell>
          <table:table-cell office:value-type="float" office:value="527101678" calcext:value-type="float">
            <text:p>527101678</text:p>
          </table:table-cell>
          <table:table-cell office:value-type="float" office:value="588769191.8" calcext:value-type="float">
            <text:p>588769191,8</text:p>
          </table:table-cell>
          <table:table-cell office:value-type="float" office:value="557128314.8" calcext:value-type="float">
            <text:p>557128314,8</text:p>
          </table:table-cell>
          <table:table-cell office:value-type="float" office:value="453008303.2" calcext:value-type="float">
            <text:p>453008303,2</text:p>
          </table:table-cell>
          <table:table-cell office:value-type="float" office:value="397763259.9" calcext:value-type="float">
            <text:p>397763259,9</text:p>
          </table:table-cell>
          <table:table-cell office:value-type="float" office:value="496599716.5" calcext:value-type="float">
            <text:p>496599716,5</text:p>
          </table:table-cell>
          <table:table-cell office:value-type="float" office:value="460730674.5" calcext:value-type="float">
            <text:p>460730674,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615937950" calcext:value-type="float">
            <text:p>3615937950</text:p>
          </table:table-cell>
          <table:table-cell office:value-type="float" office:value="2593703753" calcext:value-type="float">
            <text:p>2593703753</text:p>
          </table:table-cell>
          <table:table-cell office:value-type="float" office:value="2548483870" calcext:value-type="float">
            <text:p>2548483870</text:p>
          </table:table-cell>
          <table:table-cell office:value-type="float" office:value="2394656259" calcext:value-type="float">
            <text:p>2394656259</text:p>
          </table:table-cell>
          <table:table-cell office:value-type="float" office:value="2418882772" calcext:value-type="float">
            <text:p>2418882772</text:p>
          </table:table-cell>
          <table:table-cell office:value-type="float" office:value="2568638654" calcext:value-type="float">
            <text:p>2568638654</text:p>
          </table:table-cell>
          <table:table-cell office:value-type="float" office:value="3390963057" calcext:value-type="float">
            <text:p>3390963057</text:p>
          </table:table-cell>
          <table:table-cell office:value-type="float" office:value="2555395429" calcext:value-type="float">
            <text:p>2555395429</text:p>
          </table:table-cell>
          <table:table-cell office:value-type="float" office:value="2728284952" calcext:value-type="float">
            <text:p>2728284952</text:p>
          </table:table-cell>
          <table:table-cell office:value-type="float" office:value="2385154713" calcext:value-type="float">
            <text:p>2385154713</text:p>
          </table:table-cell>
          <table:table-cell office:value-type="float" office:value="3668577362" calcext:value-type="float">
            <text:p>3668577362</text:p>
          </table:table-cell>
          <table:table-cell office:value-type="float" office:value="2431463551" calcext:value-type="float">
            <text:p>2431463551</text:p>
          </table:table-cell>
          <table:table-cell office:value-type="float" office:value="2558215913" calcext:value-type="float">
            <text:p>2558215913</text:p>
          </table:table-cell>
          <table:table-cell office:value-type="float" office:value="2814108322" calcext:value-type="float">
            <text:p>2814108322</text:p>
          </table:table-cell>
          <table:table-cell office:value-type="float" office:value="2628898922" calcext:value-type="float">
            <text:p>2628898922</text:p>
          </table:table-cell>
          <table:table-cell office:value-type="float" office:value="3907793243" calcext:value-type="float">
            <text:p>3907793243</text:p>
          </table:table-cell>
          <table:table-cell office:value-type="float" office:value="3391675999" calcext:value-type="float">
            <text:p>3391675999</text:p>
          </table:table-cell>
          <table:table-cell office:value-type="float" office:value="3420236202" calcext:value-type="float">
            <text:p>3420236202</text:p>
          </table:table-cell>
          <table:table-cell office:value-type="float" office:value="3426663257" calcext:value-type="float">
            <text:p>3426663257</text:p>
          </table:table-cell>
          <table:table-cell office:value-type="float" office:value="2857822488" calcext:value-type="float">
            <text:p>2857822488</text:p>
          </table:table-cell>
          <table:table-cell office:value-type="float" office:value="3007138597" calcext:value-type="float">
            <text:p>3007138597</text:p>
          </table:table-cell>
          <table:table-cell office:value-type="float" office:value="2444062676" calcext:value-type="float">
            <text:p>2444062676</text:p>
          </table:table-cell>
          <table:table-cell office:value-type="float" office:value="2318845493" calcext:value-type="float">
            <text:p>2318845493</text:p>
          </table:table-cell>
          <table:table-cell office:value-type="float" office:value="2308559378" calcext:value-type="float">
            <text:p>2308559378</text:p>
          </table:table-cell>
          <table:table-cell office:value-type="float" office:value="2334641235" calcext:value-type="float">
            <text:p>2334641235</text:p>
          </table:table-cell>
          <table:table-cell office:value-type="float" office:value="2416552191" calcext:value-type="float">
            <text:p>2416552191</text:p>
          </table:table-cell>
          <table:table-cell office:value-type="float" office:value="2546755891" calcext:value-type="float">
            <text:p>2546755891</text:p>
          </table:table-cell>
          <table:table-cell office:value-type="float" office:value="2637948258" calcext:value-type="float">
            <text:p>2637948258</text:p>
          </table:table-cell>
          <table:table-cell office:value-type="float" office:value="2962820817" calcext:value-type="float">
            <text:p>2962820817</text:p>
          </table:table-cell>
          <table:table-cell office:value-type="float" office:value="2323183112" calcext:value-type="float">
            <text:p>2323183112</text:p>
          </table:table-cell>
          <table:table-cell office:value-type="float" office:value="2303478054" calcext:value-type="float">
            <text:p>2303478054</text:p>
          </table:table-cell>
          <table:table-cell office:value-type="float" office:value="2693368242" calcext:value-type="float">
            <text:p>2693368242</text:p>
          </table:table-cell>
          <table:table-cell office:value-type="float" office:value="3263739752" calcext:value-type="float">
            <text:p>3263739752</text:p>
          </table:table-cell>
          <table:table-cell office:value-type="float" office:value="2292091758" calcext:value-type="float">
            <text:p>2292091758</text:p>
          </table:table-cell>
          <table:table-cell office:value-type="float" office:value="3036784609" calcext:value-type="float">
            <text:p>3036784609</text:p>
          </table:table-cell>
          <table:table-cell office:value-type="float" office:value="2257233247" calcext:value-type="float">
            <text:p>2257233247</text:p>
          </table:table-cell>
          <table:table-cell office:value-type="float" office:value="2328613007" calcext:value-type="float">
            <text:p>2328613007</text:p>
          </table:table-cell>
          <table:table-cell office:value-type="float" office:value="2450960306" calcext:value-type="float">
            <text:p>2450960306</text:p>
          </table:table-cell>
          <table:table-cell office:value-type="float" office:value="2354305199" calcext:value-type="float">
            <text:p>2354305199</text:p>
          </table:table-cell>
          <table:table-cell office:value-type="float" office:value="2647752188" calcext:value-type="float">
            <text:p>2647752188</text:p>
          </table:table-cell>
          <table:table-cell office:value-type="float" office:value="2896728196" calcext:value-type="float">
            <text:p>2896728196</text:p>
          </table:table-cell>
          <table:table-cell office:value-type="float" office:value="2372125481" calcext:value-type="float">
            <text:p>2372125481</text:p>
          </table:table-cell>
          <table:table-cell office:value-type="float" office:value="2677718961" calcext:value-type="float">
            <text:p>2677718961</text:p>
          </table:table-cell>
          <table:table-cell office:value-type="float" office:value="2576068191" calcext:value-type="float">
            <text:p>2576068191</text:p>
          </table:table-cell>
          <table:table-cell office:value-type="float" office:value="3155588878" calcext:value-type="float">
            <text:p>3155588878</text:p>
          </table:table-cell>
          <table:table-cell office:value-type="float" office:value="3087960614" calcext:value-type="float">
            <text:p>3087960614</text:p>
          </table:table-cell>
          <table:table-cell office:value-type="float" office:value="2370074841" calcext:value-type="float">
            <text:p>2370074841</text:p>
          </table:table-cell>
          <table:table-cell office:value-type="float" office:value="2545574014" calcext:value-type="float">
            <text:p>2545574014</text:p>
          </table:table-cell>
          <table:table-cell office:value-type="float" office:value="2738284995" calcext:value-type="float">
            <text:p>2738284995</text:p>
          </table:table-cell>
          <table:table-cell office:value-type="float" office:value="2639407254" calcext:value-type="float">
            <text:p>2639407254</text:p>
          </table:table-cell>
          <table:table-cell office:value-type="float" office:value="2314032218" calcext:value-type="float">
            <text:p>2314032218</text:p>
          </table:table-cell>
          <table:table-cell office:value-type="float" office:value="2141391457" calcext:value-type="float">
            <text:p>2141391457</text:p>
          </table:table-cell>
          <table:table-cell office:value-type="float" office:value="2450255384" calcext:value-type="float">
            <text:p>2450255384</text:p>
          </table:table-cell>
          <table:table-cell office:value-type="float" office:value="2338164628" calcext:value-type="float">
            <text:p>23381646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.00.0000</text:date>, <text:time style:data-style-name="N2" text:time-value="23:48:46.04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3T23:51:57.875000000</dc:date>
    <meta:editing-duration>PT4M53S</meta:editing-duration>
    <meta:editing-cycles>2</meta:editing-cycles>
    <meta:generator>LibreOffice/5.2.6.2$Windows_x86 LibreOffice_project/a3100ed2409ebf1c212f5048fbe377c281438fdc</meta:generator>
    <meta:document-statistic meta:table-count="4" meta:cell-count="7260" meta:object-count="0"/>
  </office:meta>
</office:document-meta>
</file>